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log_jaringan">
        <table:table-row>
          <table:table-cell office:value-type="string">
            <text:p>aset_id</text:p>
          </table:table-cell>
          <table:table-cell office:value-type="string">
            <text:p>NilaiPerolehan</text:p>
          </table:table-cell>
          <table:table-cell office:value-type="string">
            <text:p>UmurEkonomisSkrg</text:p>
          </table:table-cell>
          <table:table-cell office:value-type="string">
            <text:p>UmurEkonomisLama</text:p>
          </table:table-cell>
          <table:table-cell office:value-type="string">
            <text:p>selisihUmur</text:p>
          </table:table-cell>
          <table:table-cell office:value-type="string">
            <text:p>AkumulasiPenyusutanSkrg</text:p>
          </table:table-cell>
          <table:table-cell office:value-type="string">
            <text:p>AkumulasiPenyusutanLama</text:p>
          </table:table-cell>
          <table:table-cell office:value-type="string">
            <text:p>selisihAkm</text:p>
          </table:table-cell>
          <table:table-cell office:value-type="string">
            <text:p>PenyusutanPerTahunSkrg</text:p>
          </table:table-cell>
          <table:table-cell office:value-type="string">
            <text:p>PenyusutanPerTahunLama</text:p>
          </table:table-cell>
          <table:table-cell office:value-type="string">
            <text:p>SelisihPenyusutanPerTahun</text:p>
          </table:table-cell>
        </table:table-row>
        <table:table-row>
          <table:table-cell office:value-type="float" office:value="204093">
            <text:p>204093</text:p>
          </table:table-cell>
          <table:table-cell office:value-type="float" office:value="3975400.0000">
            <text:p>39754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397540.0000">
            <text:p>397540.0000</text:p>
          </table:table-cell>
          <table:table-cell office:value-type="float" office:value="298155.0000">
            <text:p>298155.0000</text:p>
          </table:table-cell>
          <table:table-cell office:value-type="float" office:value="99385.0000">
            <text:p>99385.0000</text:p>
          </table:table-cell>
          <table:table-cell office:value-type="float" office:value="99385.0000">
            <text:p>99385.0000</text:p>
          </table:table-cell>
          <table:table-cell office:value-type="float" office:value="99385.0000">
            <text:p>9938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94">
            <text:p>204094</text:p>
          </table:table-cell>
          <table:table-cell office:value-type="float" office:value="3992760.0000">
            <text:p>399276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399276.0000">
            <text:p>399276.0000</text:p>
          </table:table-cell>
          <table:table-cell office:value-type="float" office:value="299457.0000">
            <text:p>299457.0000</text:p>
          </table:table-cell>
          <table:table-cell office:value-type="float" office:value="99819.0000">
            <text:p>99819.0000</text:p>
          </table:table-cell>
          <table:table-cell office:value-type="float" office:value="99819.0000">
            <text:p>99819.0000</text:p>
          </table:table-cell>
          <table:table-cell office:value-type="float" office:value="99819.0000">
            <text:p>99819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713863">
            <text:p>1713863</text:p>
          </table:table-cell>
          <table:table-cell office:value-type="float" office:value="6500800.0000">
            <text:p>6500800.000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650079.0000">
            <text:p>650079.0000</text:p>
          </table:table-cell>
          <table:table-cell office:value-type="float" office:value="433386.0000">
            <text:p>433386.0000</text:p>
          </table:table-cell>
          <table:table-cell office:value-type="float" office:value="216693.0000">
            <text:p>216693.0000</text:p>
          </table:table-cell>
          <table:table-cell office:value-type="float" office:value="216693.0000">
            <text:p>216693.0000</text:p>
          </table:table-cell>
          <table:table-cell office:value-type="float" office:value="216693.0000">
            <text:p>21669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25">
            <text:p>204125</text:p>
          </table:table-cell>
          <table:table-cell office:value-type="float" office:value="35000000.0000">
            <text:p>35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000000.0000">
            <text:p>35000000.0000</text:p>
          </table:table-cell>
          <table:table-cell office:value-type="float" office:value="35000000.0000">
            <text:p>35000000.0000</text:p>
          </table:table-cell>
          <table:table-cell office:value-type="float" office:value="0.0000">
            <text:p>0.0000</text:p>
          </table:table-cell>
          <table:table-cell office:value-type="float" office:value="3500000.0000">
            <text:p>3500000.0000</text:p>
          </table:table-cell>
          <table:table-cell office:value-type="float" office:value="3500000.0000">
            <text:p>35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26">
            <text:p>204126</text:p>
          </table:table-cell>
          <table:table-cell office:value-type="float" office:value="30000000.0000">
            <text:p>30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000000.0000">
            <text:p>30000000.0000</text:p>
          </table:table-cell>
          <table:table-cell office:value-type="float" office:value="30000000.0000">
            <text:p>30000000.0000</text:p>
          </table:table-cell>
          <table:table-cell office:value-type="float" office:value="0.0000">
            <text:p>0.0000</text:p>
          </table:table-cell>
          <table:table-cell office:value-type="float" office:value="3000000.0000">
            <text:p>3000000.0000</text:p>
          </table:table-cell>
          <table:table-cell office:value-type="float" office:value="3000000.0000">
            <text:p>3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27">
            <text:p>204127</text:p>
          </table:table-cell>
          <table:table-cell office:value-type="float" office:value="10000000.0000">
            <text:p>10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00000.0000">
            <text:p>10000000.0000</text:p>
          </table:table-cell>
          <table:table-cell office:value-type="float" office:value="10000000.0000">
            <text:p>10000000.0000</text:p>
          </table:table-cell>
          <table:table-cell office:value-type="float" office:value="0.0000">
            <text:p>0.0000</text:p>
          </table:table-cell>
          <table:table-cell office:value-type="float" office:value="1000000.0000">
            <text:p>1000000.0000</text:p>
          </table:table-cell>
          <table:table-cell office:value-type="float" office:value="1000000.0000">
            <text:p>1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28">
            <text:p>204128</text:p>
          </table:table-cell>
          <table:table-cell office:value-type="float" office:value="30000000.0000">
            <text:p>30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000000.0000">
            <text:p>30000000.0000</text:p>
          </table:table-cell>
          <table:table-cell office:value-type="float" office:value="30000000.0000">
            <text:p>30000000.0000</text:p>
          </table:table-cell>
          <table:table-cell office:value-type="float" office:value="0.0000">
            <text:p>0.0000</text:p>
          </table:table-cell>
          <table:table-cell office:value-type="float" office:value="3000000.0000">
            <text:p>3000000.0000</text:p>
          </table:table-cell>
          <table:table-cell office:value-type="float" office:value="3000000.0000">
            <text:p>3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29">
            <text:p>204129</text:p>
          </table:table-cell>
          <table:table-cell office:value-type="float" office:value="9000000.0000">
            <text:p>9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000000.0000">
            <text:p>9000000.0000</text:p>
          </table:table-cell>
          <table:table-cell office:value-type="float" office:value="9000000.0000">
            <text:p>9000000.0000</text:p>
          </table:table-cell>
          <table:table-cell office:value-type="float" office:value="0.0000">
            <text:p>0.0000</text:p>
          </table:table-cell>
          <table:table-cell office:value-type="float" office:value="900000.0000">
            <text:p>900000.0000</text:p>
          </table:table-cell>
          <table:table-cell office:value-type="float" office:value="900000.0000">
            <text:p>9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30">
            <text:p>204130</text:p>
          </table:table-cell>
          <table:table-cell office:value-type="float" office:value="50000000.0000">
            <text:p>50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000000.0000">
            <text:p>50000000.0000</text:p>
          </table:table-cell>
          <table:table-cell office:value-type="float" office:value="50000000.0000">
            <text:p>50000000.0000</text:p>
          </table:table-cell>
          <table:table-cell office:value-type="float" office:value="0.0000">
            <text:p>0.0000</text:p>
          </table:table-cell>
          <table:table-cell office:value-type="float" office:value="5000000.0000">
            <text:p>5000000.0000</text:p>
          </table:table-cell>
          <table:table-cell office:value-type="float" office:value="5000000.0000">
            <text:p>5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31">
            <text:p>204131</text:p>
          </table:table-cell>
          <table:table-cell office:value-type="float" office:value="22500000.0000">
            <text:p>22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500000.0000">
            <text:p>22500000.0000</text:p>
          </table:table-cell>
          <table:table-cell office:value-type="float" office:value="22500000.0000">
            <text:p>22500000.0000</text:p>
          </table:table-cell>
          <table:table-cell office:value-type="float" office:value="0.0000">
            <text:p>0.0000</text:p>
          </table:table-cell>
          <table:table-cell office:value-type="float" office:value="2250000.0000">
            <text:p>2250000.0000</text:p>
          </table:table-cell>
          <table:table-cell office:value-type="float" office:value="2250000.0000">
            <text:p>22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32">
            <text:p>204132</text:p>
          </table:table-cell>
          <table:table-cell office:value-type="float" office:value="9000000.0000">
            <text:p>9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000000.0000">
            <text:p>9000000.0000</text:p>
          </table:table-cell>
          <table:table-cell office:value-type="float" office:value="9000000.0000">
            <text:p>9000000.0000</text:p>
          </table:table-cell>
          <table:table-cell office:value-type="float" office:value="0.0000">
            <text:p>0.0000</text:p>
          </table:table-cell>
          <table:table-cell office:value-type="float" office:value="900000.0000">
            <text:p>900000.0000</text:p>
          </table:table-cell>
          <table:table-cell office:value-type="float" office:value="900000.0000">
            <text:p>9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33">
            <text:p>204133</text:p>
          </table:table-cell>
          <table:table-cell office:value-type="float" office:value="10200000.0000">
            <text:p>102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200000.0000">
            <text:p>10200000.0000</text:p>
          </table:table-cell>
          <table:table-cell office:value-type="float" office:value="10200000.0000">
            <text:p>10200000.0000</text:p>
          </table:table-cell>
          <table:table-cell office:value-type="float" office:value="0.0000">
            <text:p>0.0000</text:p>
          </table:table-cell>
          <table:table-cell office:value-type="float" office:value="1020000.0000">
            <text:p>1020000.0000</text:p>
          </table:table-cell>
          <table:table-cell office:value-type="float" office:value="1020000.0000">
            <text:p>102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34">
            <text:p>204134</text:p>
          </table:table-cell>
          <table:table-cell office:value-type="float" office:value="17000000.0000">
            <text:p>17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000000.0000">
            <text:p>17000000.0000</text:p>
          </table:table-cell>
          <table:table-cell office:value-type="float" office:value="17000000.0000">
            <text:p>17000000.0000</text:p>
          </table:table-cell>
          <table:table-cell office:value-type="float" office:value="0.0000">
            <text:p>0.0000</text:p>
          </table:table-cell>
          <table:table-cell office:value-type="float" office:value="1700000.0000">
            <text:p>1700000.0000</text:p>
          </table:table-cell>
          <table:table-cell office:value-type="float" office:value="1700000.0000">
            <text:p>17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35">
            <text:p>204135</text:p>
          </table:table-cell>
          <table:table-cell office:value-type="float" office:value="10800000.0000">
            <text:p>108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800000.0000">
            <text:p>10800000.0000</text:p>
          </table:table-cell>
          <table:table-cell office:value-type="float" office:value="10800000.0000">
            <text:p>10800000.0000</text:p>
          </table:table-cell>
          <table:table-cell office:value-type="float" office:value="0.0000">
            <text:p>0.0000</text:p>
          </table:table-cell>
          <table:table-cell office:value-type="float" office:value="1080000.0000">
            <text:p>1080000.0000</text:p>
          </table:table-cell>
          <table:table-cell office:value-type="float" office:value="1080000.0000">
            <text:p>108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36">
            <text:p>204136</text:p>
          </table:table-cell>
          <table:table-cell office:value-type="float" office:value="10800000.0000">
            <text:p>108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800000.0000">
            <text:p>10800000.0000</text:p>
          </table:table-cell>
          <table:table-cell office:value-type="float" office:value="10800000.0000">
            <text:p>10800000.0000</text:p>
          </table:table-cell>
          <table:table-cell office:value-type="float" office:value="0.0000">
            <text:p>0.0000</text:p>
          </table:table-cell>
          <table:table-cell office:value-type="float" office:value="1080000.0000">
            <text:p>1080000.0000</text:p>
          </table:table-cell>
          <table:table-cell office:value-type="float" office:value="1080000.0000">
            <text:p>108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37">
            <text:p>204137</text:p>
          </table:table-cell>
          <table:table-cell office:value-type="float" office:value="15000000.0000">
            <text:p>15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000000.0000">
            <text:p>15000000.0000</text:p>
          </table:table-cell>
          <table:table-cell office:value-type="float" office:value="15000000.0000">
            <text:p>15000000.0000</text:p>
          </table:table-cell>
          <table:table-cell office:value-type="float" office:value="0.0000">
            <text:p>0.0000</text:p>
          </table:table-cell>
          <table:table-cell office:value-type="float" office:value="1500000.0000">
            <text:p>1500000.0000</text:p>
          </table:table-cell>
          <table:table-cell office:value-type="float" office:value="1500000.0000">
            <text:p>15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38">
            <text:p>204138</text:p>
          </table:table-cell>
          <table:table-cell office:value-type="float" office:value="15000000.0000">
            <text:p>15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000000.0000">
            <text:p>15000000.0000</text:p>
          </table:table-cell>
          <table:table-cell office:value-type="float" office:value="15000000.0000">
            <text:p>15000000.0000</text:p>
          </table:table-cell>
          <table:table-cell office:value-type="float" office:value="0.0000">
            <text:p>0.0000</text:p>
          </table:table-cell>
          <table:table-cell office:value-type="float" office:value="1500000.0000">
            <text:p>1500000.0000</text:p>
          </table:table-cell>
          <table:table-cell office:value-type="float" office:value="1500000.0000">
            <text:p>15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39">
            <text:p>204139</text:p>
          </table:table-cell>
          <table:table-cell office:value-type="float" office:value="10000000.0000">
            <text:p>10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00000.0000">
            <text:p>10000000.0000</text:p>
          </table:table-cell>
          <table:table-cell office:value-type="float" office:value="10000000.0000">
            <text:p>10000000.0000</text:p>
          </table:table-cell>
          <table:table-cell office:value-type="float" office:value="0.0000">
            <text:p>0.0000</text:p>
          </table:table-cell>
          <table:table-cell office:value-type="float" office:value="1000000.0000">
            <text:p>1000000.0000</text:p>
          </table:table-cell>
          <table:table-cell office:value-type="float" office:value="1000000.0000">
            <text:p>1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40">
            <text:p>204140</text:p>
          </table:table-cell>
          <table:table-cell office:value-type="float" office:value="10000000.0000">
            <text:p>10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00000.0000">
            <text:p>10000000.0000</text:p>
          </table:table-cell>
          <table:table-cell office:value-type="float" office:value="10000000.0000">
            <text:p>10000000.0000</text:p>
          </table:table-cell>
          <table:table-cell office:value-type="float" office:value="0.0000">
            <text:p>0.0000</text:p>
          </table:table-cell>
          <table:table-cell office:value-type="float" office:value="1000000.0000">
            <text:p>1000000.0000</text:p>
          </table:table-cell>
          <table:table-cell office:value-type="float" office:value="1000000.0000">
            <text:p>1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41">
            <text:p>204141</text:p>
          </table:table-cell>
          <table:table-cell office:value-type="float" office:value="20000000.0000">
            <text:p>20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00000.0000">
            <text:p>20000000.0000</text:p>
          </table:table-cell>
          <table:table-cell office:value-type="float" office:value="20000000.0000">
            <text:p>20000000.0000</text:p>
          </table:table-cell>
          <table:table-cell office:value-type="float" office:value="0.0000">
            <text:p>0.0000</text:p>
          </table:table-cell>
          <table:table-cell office:value-type="float" office:value="2000000.0000">
            <text:p>2000000.0000</text:p>
          </table:table-cell>
          <table:table-cell office:value-type="float" office:value="2000000.0000">
            <text:p>2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42">
            <text:p>204142</text:p>
          </table:table-cell>
          <table:table-cell office:value-type="float" office:value="3000000.0000">
            <text:p>3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00000.0000">
            <text:p>3000000.0000</text:p>
          </table:table-cell>
          <table:table-cell office:value-type="float" office:value="3000000.0000">
            <text:p>3000000.0000</text:p>
          </table:table-cell>
          <table:table-cell office:value-type="float" office:value="0.0000">
            <text:p>0.0000</text:p>
          </table:table-cell>
          <table:table-cell office:value-type="float" office:value="300000.0000">
            <text:p>300000.0000</text:p>
          </table:table-cell>
          <table:table-cell office:value-type="float" office:value="300000.0000">
            <text:p>3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43">
            <text:p>204143</text:p>
          </table:table-cell>
          <table:table-cell office:value-type="float" office:value="10000000.0000">
            <text:p>10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00000.0000">
            <text:p>10000000.0000</text:p>
          </table:table-cell>
          <table:table-cell office:value-type="float" office:value="10000000.0000">
            <text:p>10000000.0000</text:p>
          </table:table-cell>
          <table:table-cell office:value-type="float" office:value="0.0000">
            <text:p>0.0000</text:p>
          </table:table-cell>
          <table:table-cell office:value-type="float" office:value="1000000.0000">
            <text:p>1000000.0000</text:p>
          </table:table-cell>
          <table:table-cell office:value-type="float" office:value="1000000.0000">
            <text:p>1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44">
            <text:p>204144</text:p>
          </table:table-cell>
          <table:table-cell office:value-type="float" office:value="10000000.0000">
            <text:p>10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00000.0000">
            <text:p>10000000.0000</text:p>
          </table:table-cell>
          <table:table-cell office:value-type="float" office:value="10000000.0000">
            <text:p>10000000.0000</text:p>
          </table:table-cell>
          <table:table-cell office:value-type="float" office:value="0.0000">
            <text:p>0.0000</text:p>
          </table:table-cell>
          <table:table-cell office:value-type="float" office:value="1000000.0000">
            <text:p>1000000.0000</text:p>
          </table:table-cell>
          <table:table-cell office:value-type="float" office:value="1000000.0000">
            <text:p>1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45">
            <text:p>204145</text:p>
          </table:table-cell>
          <table:table-cell office:value-type="float" office:value="15000000.0000">
            <text:p>15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000000.0000">
            <text:p>15000000.0000</text:p>
          </table:table-cell>
          <table:table-cell office:value-type="float" office:value="15000000.0000">
            <text:p>15000000.0000</text:p>
          </table:table-cell>
          <table:table-cell office:value-type="float" office:value="0.0000">
            <text:p>0.0000</text:p>
          </table:table-cell>
          <table:table-cell office:value-type="float" office:value="1500000.0000">
            <text:p>1500000.0000</text:p>
          </table:table-cell>
          <table:table-cell office:value-type="float" office:value="1500000.0000">
            <text:p>15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46">
            <text:p>204146</text:p>
          </table:table-cell>
          <table:table-cell office:value-type="float" office:value="15000000.0000">
            <text:p>15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000000.0000">
            <text:p>15000000.0000</text:p>
          </table:table-cell>
          <table:table-cell office:value-type="float" office:value="15000000.0000">
            <text:p>15000000.0000</text:p>
          </table:table-cell>
          <table:table-cell office:value-type="float" office:value="0.0000">
            <text:p>0.0000</text:p>
          </table:table-cell>
          <table:table-cell office:value-type="float" office:value="1500000.0000">
            <text:p>1500000.0000</text:p>
          </table:table-cell>
          <table:table-cell office:value-type="float" office:value="1500000.0000">
            <text:p>15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47">
            <text:p>204147</text:p>
          </table:table-cell>
          <table:table-cell office:value-type="float" office:value="7500000.0000">
            <text:p>7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500000.0000">
            <text:p>7500000.0000</text:p>
          </table:table-cell>
          <table:table-cell office:value-type="float" office:value="7500000.0000">
            <text:p>7500000.0000</text:p>
          </table:table-cell>
          <table:table-cell office:value-type="float" office:value="0.0000">
            <text:p>0.0000</text:p>
          </table:table-cell>
          <table:table-cell office:value-type="float" office:value="750000.0000">
            <text:p>750000.0000</text:p>
          </table:table-cell>
          <table:table-cell office:value-type="float" office:value="750000.0000">
            <text:p>7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48">
            <text:p>204148</text:p>
          </table:table-cell>
          <table:table-cell office:value-type="float" office:value="20000000.0000">
            <text:p>20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00000.0000">
            <text:p>20000000.0000</text:p>
          </table:table-cell>
          <table:table-cell office:value-type="float" office:value="20000000.0000">
            <text:p>20000000.0000</text:p>
          </table:table-cell>
          <table:table-cell office:value-type="float" office:value="0.0000">
            <text:p>0.0000</text:p>
          </table:table-cell>
          <table:table-cell office:value-type="float" office:value="2000000.0000">
            <text:p>2000000.0000</text:p>
          </table:table-cell>
          <table:table-cell office:value-type="float" office:value="2000000.0000">
            <text:p>2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49">
            <text:p>204149</text:p>
          </table:table-cell>
          <table:table-cell office:value-type="float" office:value="69067000.0000">
            <text:p>69067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9067000.0000">
            <text:p>69067000.0000</text:p>
          </table:table-cell>
          <table:table-cell office:value-type="float" office:value="69067000.0000">
            <text:p>69067000.0000</text:p>
          </table:table-cell>
          <table:table-cell office:value-type="float" office:value="0.0000">
            <text:p>0.0000</text:p>
          </table:table-cell>
          <table:table-cell office:value-type="float" office:value="6906700.0000">
            <text:p>6906700.0000</text:p>
          </table:table-cell>
          <table:table-cell office:value-type="float" office:value="6906700.0000">
            <text:p>6906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50">
            <text:p>204150</text:p>
          </table:table-cell>
          <table:table-cell office:value-type="float" office:value="4500000.0000">
            <text:p>4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00000.0000">
            <text:p>4500000.0000</text:p>
          </table:table-cell>
          <table:table-cell office:value-type="float" office:value="4500000.0000">
            <text:p>4500000.0000</text:p>
          </table:table-cell>
          <table:table-cell office:value-type="float" office:value="0.0000">
            <text:p>0.0000</text:p>
          </table:table-cell>
          <table:table-cell office:value-type="float" office:value="450000.0000">
            <text:p>450000.0000</text:p>
          </table:table-cell>
          <table:table-cell office:value-type="float" office:value="450000.0000">
            <text:p>4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51">
            <text:p>204151</text:p>
          </table:table-cell>
          <table:table-cell office:value-type="float" office:value="6825000.0000">
            <text:p>682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825000.0000">
            <text:p>6825000.0000</text:p>
          </table:table-cell>
          <table:table-cell office:value-type="float" office:value="6825000.0000">
            <text:p>6825000.0000</text:p>
          </table:table-cell>
          <table:table-cell office:value-type="float" office:value="0.0000">
            <text:p>0.0000</text:p>
          </table:table-cell>
          <table:table-cell office:value-type="float" office:value="682500.0000">
            <text:p>682500.0000</text:p>
          </table:table-cell>
          <table:table-cell office:value-type="float" office:value="682500.0000">
            <text:p>68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52">
            <text:p>204152</text:p>
          </table:table-cell>
          <table:table-cell office:value-type="float" office:value="2500000.0000">
            <text:p>2500000.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500000.0000">
            <text:p>2500000.0000</text:p>
          </table:table-cell>
          <table:table-cell office:value-type="float" office:value="2250000.0000">
            <text:p>2250000.0000</text:p>
          </table:table-cell>
          <table:table-cell office:value-type="float" office:value="250000.0000">
            <text:p>250000.0000</text:p>
          </table:table-cell>
          <table:table-cell office:value-type="float" office:value="250000.0000">
            <text:p>250000.0000</text:p>
          </table:table-cell>
          <table:table-cell office:value-type="float" office:value="250000.0000">
            <text:p>2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53">
            <text:p>204153</text:p>
          </table:table-cell>
          <table:table-cell office:value-type="float" office:value="3250000.0000">
            <text:p>3250000.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3250000.0000">
            <text:p>3250000.0000</text:p>
          </table:table-cell>
          <table:table-cell office:value-type="float" office:value="2925000.0000">
            <text:p>2925000.0000</text:p>
          </table:table-cell>
          <table:table-cell office:value-type="float" office:value="325000.0000">
            <text:p>325000.0000</text:p>
          </table:table-cell>
          <table:table-cell office:value-type="float" office:value="325000.0000">
            <text:p>325000.0000</text:p>
          </table:table-cell>
          <table:table-cell office:value-type="float" office:value="325000.0000">
            <text:p>3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54">
            <text:p>204154</text:p>
          </table:table-cell>
          <table:table-cell office:value-type="float" office:value="6500000.0000">
            <text:p>6500000.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6500000.0000">
            <text:p>6500000.0000</text:p>
          </table:table-cell>
          <table:table-cell office:value-type="float" office:value="5850000.0000">
            <text:p>5850000.0000</text:p>
          </table:table-cell>
          <table:table-cell office:value-type="float" office:value="650000.0000">
            <text:p>650000.0000</text:p>
          </table:table-cell>
          <table:table-cell office:value-type="float" office:value="650000.0000">
            <text:p>650000.0000</text:p>
          </table:table-cell>
          <table:table-cell office:value-type="float" office:value="650000.0000">
            <text:p>6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55">
            <text:p>204155</text:p>
          </table:table-cell>
          <table:table-cell office:value-type="float" office:value="6000000.0000">
            <text:p>6000000.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6000000.0000">
            <text:p>6000000.0000</text:p>
          </table:table-cell>
          <table:table-cell office:value-type="float" office:value="5400000.0000">
            <text:p>5400000.0000</text:p>
          </table:table-cell>
          <table:table-cell office:value-type="float" office:value="600000.0000">
            <text:p>600000.0000</text:p>
          </table:table-cell>
          <table:table-cell office:value-type="float" office:value="600000.0000">
            <text:p>600000.0000</text:p>
          </table:table-cell>
          <table:table-cell office:value-type="float" office:value="600000.0000">
            <text:p>6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56">
            <text:p>204156</text:p>
          </table:table-cell>
          <table:table-cell office:value-type="float" office:value="1950000.0000">
            <text:p>1950000.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950000.0000">
            <text:p>1950000.0000</text:p>
          </table:table-cell>
          <table:table-cell office:value-type="float" office:value="1755000.0000">
            <text:p>1755000.0000</text:p>
          </table:table-cell>
          <table:table-cell office:value-type="float" office:value="195000.0000">
            <text:p>195000.0000</text:p>
          </table:table-cell>
          <table:table-cell office:value-type="float" office:value="195000.0000">
            <text:p>195000.0000</text:p>
          </table:table-cell>
          <table:table-cell office:value-type="float" office:value="195000.0000">
            <text:p>19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57">
            <text:p>204157</text:p>
          </table:table-cell>
          <table:table-cell office:value-type="float" office:value="2250000.0000">
            <text:p>2250000.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250000.0000">
            <text:p>2250000.0000</text:p>
          </table:table-cell>
          <table:table-cell office:value-type="float" office:value="2025000.0000">
            <text:p>2025000.0000</text:p>
          </table:table-cell>
          <table:table-cell office:value-type="float" office:value="225000.0000">
            <text:p>225000.0000</text:p>
          </table:table-cell>
          <table:table-cell office:value-type="float" office:value="225000.0000">
            <text:p>225000.0000</text:p>
          </table:table-cell>
          <table:table-cell office:value-type="float" office:value="225000.0000">
            <text:p>2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58">
            <text:p>204158</text:p>
          </table:table-cell>
          <table:table-cell office:value-type="float" office:value="6000000.0000">
            <text:p>6000000.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6000000.0000">
            <text:p>6000000.0000</text:p>
          </table:table-cell>
          <table:table-cell office:value-type="float" office:value="5400000.0000">
            <text:p>5400000.0000</text:p>
          </table:table-cell>
          <table:table-cell office:value-type="float" office:value="600000.0000">
            <text:p>600000.0000</text:p>
          </table:table-cell>
          <table:table-cell office:value-type="float" office:value="600000.0000">
            <text:p>600000.0000</text:p>
          </table:table-cell>
          <table:table-cell office:value-type="float" office:value="600000.0000">
            <text:p>6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59">
            <text:p>204159</text:p>
          </table:table-cell>
          <table:table-cell office:value-type="float" office:value="4500000.0000">
            <text:p>4500000.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4500000.0000">
            <text:p>4500000.0000</text:p>
          </table:table-cell>
          <table:table-cell office:value-type="float" office:value="4050000.0000">
            <text:p>4050000.0000</text:p>
          </table:table-cell>
          <table:table-cell office:value-type="float" office:value="450000.0000">
            <text:p>450000.0000</text:p>
          </table:table-cell>
          <table:table-cell office:value-type="float" office:value="450000.0000">
            <text:p>450000.0000</text:p>
          </table:table-cell>
          <table:table-cell office:value-type="float" office:value="450000.0000">
            <text:p>4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60">
            <text:p>204160</text:p>
          </table:table-cell>
          <table:table-cell office:value-type="float" office:value="16000000.0000">
            <text:p>16000000.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6000000.0000">
            <text:p>16000000.0000</text:p>
          </table:table-cell>
          <table:table-cell office:value-type="float" office:value="14400000.0000">
            <text:p>14400000.0000</text:p>
          </table:table-cell>
          <table:table-cell office:value-type="float" office:value="1600000.0000">
            <text:p>1600000.0000</text:p>
          </table:table-cell>
          <table:table-cell office:value-type="float" office:value="1600000.0000">
            <text:p>1600000.0000</text:p>
          </table:table-cell>
          <table:table-cell office:value-type="float" office:value="1600000.0000">
            <text:p>16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61">
            <text:p>204161</text:p>
          </table:table-cell>
          <table:table-cell office:value-type="float" office:value="5000000.0000">
            <text:p>5000000.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5000000.0000">
            <text:p>5000000.0000</text:p>
          </table:table-cell>
          <table:table-cell office:value-type="float" office:value="4500000.0000">
            <text:p>4500000.0000</text:p>
          </table:table-cell>
          <table:table-cell office:value-type="float" office:value="500000.0000">
            <text:p>500000.0000</text:p>
          </table:table-cell>
          <table:table-cell office:value-type="float" office:value="500000.0000">
            <text:p>500000.0000</text:p>
          </table:table-cell>
          <table:table-cell office:value-type="float" office:value="500000.0000">
            <text:p>5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62">
            <text:p>204162</text:p>
          </table:table-cell>
          <table:table-cell office:value-type="float" office:value="9000000.0000">
            <text:p>9000000.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9000000.0000">
            <text:p>9000000.0000</text:p>
          </table:table-cell>
          <table:table-cell office:value-type="float" office:value="8100000.0000">
            <text:p>8100000.0000</text:p>
          </table:table-cell>
          <table:table-cell office:value-type="float" office:value="900000.0000">
            <text:p>900000.0000</text:p>
          </table:table-cell>
          <table:table-cell office:value-type="float" office:value="900000.0000">
            <text:p>900000.0000</text:p>
          </table:table-cell>
          <table:table-cell office:value-type="float" office:value="900000.0000">
            <text:p>9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63">
            <text:p>204163</text:p>
          </table:table-cell>
          <table:table-cell office:value-type="float" office:value="26400000.0000">
            <text:p>26400000.0000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float" office:value="14256000.0000">
            <text:p>14256000.0000</text:p>
          </table:table-cell>
          <table:table-cell office:value-type="float" office:value="13728000.0000">
            <text:p>13728000.0000</text:p>
          </table:table-cell>
          <table:table-cell office:value-type="float" office:value="528000.0000">
            <text:p>528000.0000</text:p>
          </table:table-cell>
          <table:table-cell office:value-type="float" office:value="528000.0000">
            <text:p>528000.0000</text:p>
          </table:table-cell>
          <table:table-cell office:value-type="float" office:value="528000.0000">
            <text:p>528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64">
            <text:p>204164</text:p>
          </table:table-cell>
          <table:table-cell office:value-type="float" office:value="6400000.0000">
            <text:p>6400000.0000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float" office:value="3456000.0000">
            <text:p>3456000.0000</text:p>
          </table:table-cell>
          <table:table-cell office:value-type="float" office:value="3328000.0000">
            <text:p>3328000.0000</text:p>
          </table:table-cell>
          <table:table-cell office:value-type="float" office:value="128000.0000">
            <text:p>128000.0000</text:p>
          </table:table-cell>
          <table:table-cell office:value-type="float" office:value="128000.0000">
            <text:p>128000.0000</text:p>
          </table:table-cell>
          <table:table-cell office:value-type="float" office:value="128000.0000">
            <text:p>128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65">
            <text:p>204165</text:p>
          </table:table-cell>
          <table:table-cell office:value-type="float" office:value="4500000.0000">
            <text:p>4500000.0000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float" office:value="2430000.0000">
            <text:p>2430000.0000</text:p>
          </table:table-cell>
          <table:table-cell office:value-type="float" office:value="2340000.0000">
            <text:p>2340000.0000</text:p>
          </table:table-cell>
          <table:table-cell office:value-type="float" office:value="90000.0000">
            <text:p>90000.0000</text:p>
          </table:table-cell>
          <table:table-cell office:value-type="float" office:value="90000.0000">
            <text:p>90000.0000</text:p>
          </table:table-cell>
          <table:table-cell office:value-type="float" office:value="90000.0000">
            <text:p>9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66">
            <text:p>204166</text:p>
          </table:table-cell>
          <table:table-cell office:value-type="float" office:value="3750000.0000">
            <text:p>3750000.0000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float" office:value="2025000.0000">
            <text:p>2025000.0000</text:p>
          </table:table-cell>
          <table:table-cell office:value-type="float" office:value="1950000.0000">
            <text:p>1950000.0000</text:p>
          </table:table-cell>
          <table:table-cell office:value-type="float" office:value="75000.0000">
            <text:p>75000.0000</text:p>
          </table:table-cell>
          <table:table-cell office:value-type="float" office:value="75000.0000">
            <text:p>75000.0000</text:p>
          </table:table-cell>
          <table:table-cell office:value-type="float" office:value="75000.0000">
            <text:p>7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67">
            <text:p>204167</text:p>
          </table:table-cell>
          <table:table-cell office:value-type="float" office:value="3000000.0000">
            <text:p>3000000.0000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float" office:value="1620000.0000">
            <text:p>1620000.0000</text:p>
          </table:table-cell>
          <table:table-cell office:value-type="float" office:value="1560000.0000">
            <text:p>1560000.0000</text:p>
          </table:table-cell>
          <table:table-cell office:value-type="float" office:value="60000.0000">
            <text:p>60000.0000</text:p>
          </table:table-cell>
          <table:table-cell office:value-type="float" office:value="60000.0000">
            <text:p>60000.0000</text:p>
          </table:table-cell>
          <table:table-cell office:value-type="float" office:value="60000.0000">
            <text:p>6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68">
            <text:p>204168</text:p>
          </table:table-cell>
          <table:table-cell office:value-type="float" office:value="2250000.0000">
            <text:p>2250000.0000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float" office:value="1215000.0000">
            <text:p>1215000.0000</text:p>
          </table:table-cell>
          <table:table-cell office:value-type="float" office:value="1170000.0000">
            <text:p>1170000.0000</text:p>
          </table:table-cell>
          <table:table-cell office:value-type="float" office:value="45000.0000">
            <text:p>45000.0000</text:p>
          </table:table-cell>
          <table:table-cell office:value-type="float" office:value="45000.0000">
            <text:p>45000.0000</text:p>
          </table:table-cell>
          <table:table-cell office:value-type="float" office:value="45000.0000">
            <text:p>4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69">
            <text:p>204169</text:p>
          </table:table-cell>
          <table:table-cell office:value-type="float" office:value="3750000.0000">
            <text:p>3750000.0000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float" office:value="2025000.0000">
            <text:p>2025000.0000</text:p>
          </table:table-cell>
          <table:table-cell office:value-type="float" office:value="1950000.0000">
            <text:p>1950000.0000</text:p>
          </table:table-cell>
          <table:table-cell office:value-type="float" office:value="75000.0000">
            <text:p>75000.0000</text:p>
          </table:table-cell>
          <table:table-cell office:value-type="float" office:value="75000.0000">
            <text:p>75000.0000</text:p>
          </table:table-cell>
          <table:table-cell office:value-type="float" office:value="75000.0000">
            <text:p>7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70">
            <text:p>204170</text:p>
          </table:table-cell>
          <table:table-cell office:value-type="float" office:value="3000000.0000">
            <text:p>3000000.0000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float" office:value="1620000.0000">
            <text:p>1620000.0000</text:p>
          </table:table-cell>
          <table:table-cell office:value-type="float" office:value="1560000.0000">
            <text:p>1560000.0000</text:p>
          </table:table-cell>
          <table:table-cell office:value-type="float" office:value="60000.0000">
            <text:p>60000.0000</text:p>
          </table:table-cell>
          <table:table-cell office:value-type="float" office:value="60000.0000">
            <text:p>60000.0000</text:p>
          </table:table-cell>
          <table:table-cell office:value-type="float" office:value="60000.0000">
            <text:p>6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71">
            <text:p>204171</text:p>
          </table:table-cell>
          <table:table-cell office:value-type="float" office:value="2250000.0000">
            <text:p>2250000.0000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float" office:value="1215000.0000">
            <text:p>1215000.0000</text:p>
          </table:table-cell>
          <table:table-cell office:value-type="float" office:value="1170000.0000">
            <text:p>1170000.0000</text:p>
          </table:table-cell>
          <table:table-cell office:value-type="float" office:value="45000.0000">
            <text:p>45000.0000</text:p>
          </table:table-cell>
          <table:table-cell office:value-type="float" office:value="45000.0000">
            <text:p>45000.0000</text:p>
          </table:table-cell>
          <table:table-cell office:value-type="float" office:value="45000.0000">
            <text:p>4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72">
            <text:p>204172</text:p>
          </table:table-cell>
          <table:table-cell office:value-type="float" office:value="96000000.0000">
            <text:p>96000000.0000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-1">
            <text:p>-1</text:p>
          </table:table-cell>
          <table:table-cell office:value-type="float" office:value="19200000.0000">
            <text:p>19200000.0000</text:p>
          </table:table-cell>
          <table:table-cell office:value-type="float" office:value="17280000.0000">
            <text:p>17280000.0000</text:p>
          </table:table-cell>
          <table:table-cell office:value-type="float" office:value="1920000.0000">
            <text:p>1920000.0000</text:p>
          </table:table-cell>
          <table:table-cell office:value-type="float" office:value="1920000.0000">
            <text:p>1920000.0000</text:p>
          </table:table-cell>
          <table:table-cell office:value-type="float" office:value="1920000.0000">
            <text:p>192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73">
            <text:p>204173</text:p>
          </table:table-cell>
          <table:table-cell office:value-type="float" office:value="12000000.0000">
            <text:p>12000000.0000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-1">
            <text:p>-1</text:p>
          </table:table-cell>
          <table:table-cell office:value-type="float" office:value="2400000.0000">
            <text:p>2400000.0000</text:p>
          </table:table-cell>
          <table:table-cell office:value-type="float" office:value="2160000.0000">
            <text:p>2160000.0000</text:p>
          </table:table-cell>
          <table:table-cell office:value-type="float" office:value="240000.0000">
            <text:p>240000.0000</text:p>
          </table:table-cell>
          <table:table-cell office:value-type="float" office:value="240000.0000">
            <text:p>240000.0000</text:p>
          </table:table-cell>
          <table:table-cell office:value-type="float" office:value="240000.0000">
            <text:p>24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74">
            <text:p>204174</text:p>
          </table:table-cell>
          <table:table-cell office:value-type="float" office:value="3000000.0000">
            <text:p>3000000.0000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-1">
            <text:p>-1</text:p>
          </table:table-cell>
          <table:table-cell office:value-type="float" office:value="600000.0000">
            <text:p>600000.0000</text:p>
          </table:table-cell>
          <table:table-cell office:value-type="float" office:value="540000.0000">
            <text:p>540000.0000</text:p>
          </table:table-cell>
          <table:table-cell office:value-type="float" office:value="60000.0000">
            <text:p>60000.0000</text:p>
          </table:table-cell>
          <table:table-cell office:value-type="float" office:value="60000.0000">
            <text:p>60000.0000</text:p>
          </table:table-cell>
          <table:table-cell office:value-type="float" office:value="60000.0000">
            <text:p>6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75">
            <text:p>204175</text:p>
          </table:table-cell>
          <table:table-cell office:value-type="float" office:value="12000000.0000">
            <text:p>12000000.0000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-1">
            <text:p>-1</text:p>
          </table:table-cell>
          <table:table-cell office:value-type="float" office:value="2400000.0000">
            <text:p>2400000.0000</text:p>
          </table:table-cell>
          <table:table-cell office:value-type="float" office:value="2160000.0000">
            <text:p>2160000.0000</text:p>
          </table:table-cell>
          <table:table-cell office:value-type="float" office:value="240000.0000">
            <text:p>240000.0000</text:p>
          </table:table-cell>
          <table:table-cell office:value-type="float" office:value="240000.0000">
            <text:p>240000.0000</text:p>
          </table:table-cell>
          <table:table-cell office:value-type="float" office:value="240000.0000">
            <text:p>24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76">
            <text:p>204176</text:p>
          </table:table-cell>
          <table:table-cell office:value-type="float" office:value="12000000.0000">
            <text:p>12000000.0000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-1">
            <text:p>-1</text:p>
          </table:table-cell>
          <table:table-cell office:value-type="float" office:value="2400000.0000">
            <text:p>2400000.0000</text:p>
          </table:table-cell>
          <table:table-cell office:value-type="float" office:value="2160000.0000">
            <text:p>2160000.0000</text:p>
          </table:table-cell>
          <table:table-cell office:value-type="float" office:value="240000.0000">
            <text:p>240000.0000</text:p>
          </table:table-cell>
          <table:table-cell office:value-type="float" office:value="240000.0000">
            <text:p>240000.0000</text:p>
          </table:table-cell>
          <table:table-cell office:value-type="float" office:value="240000.0000">
            <text:p>24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77">
            <text:p>204177</text:p>
          </table:table-cell>
          <table:table-cell office:value-type="float" office:value="63000000.0000">
            <text:p>63000000.000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office:value-type="float" office:value="42525000.0000">
            <text:p>42525000.0000</text:p>
          </table:table-cell>
          <table:table-cell office:value-type="float" office:value="40950000.0000">
            <text:p>40950000.0000</text:p>
          </table:table-cell>
          <table:table-cell office:value-type="float" office:value="1575000.0000">
            <text:p>1575000.0000</text:p>
          </table:table-cell>
          <table:table-cell office:value-type="float" office:value="1575000.0000">
            <text:p>1575000.0000</text:p>
          </table:table-cell>
          <table:table-cell office:value-type="float" office:value="1575000.0000">
            <text:p>157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78">
            <text:p>204178</text:p>
          </table:table-cell>
          <table:table-cell office:value-type="float" office:value="6000000.0000">
            <text:p>6000000.000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office:value-type="float" office:value="4050000.0000">
            <text:p>4050000.0000</text:p>
          </table:table-cell>
          <table:table-cell office:value-type="float" office:value="3900000.0000">
            <text:p>3900000.0000</text:p>
          </table:table-cell>
          <table:table-cell office:value-type="float" office:value="150000.0000">
            <text:p>150000.0000</text:p>
          </table:table-cell>
          <table:table-cell office:value-type="float" office:value="150000.0000">
            <text:p>150000.0000</text:p>
          </table:table-cell>
          <table:table-cell office:value-type="float" office:value="150000.0000">
            <text:p>1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79">
            <text:p>204179</text:p>
          </table:table-cell>
          <table:table-cell office:value-type="float" office:value="12000000.0000">
            <text:p>12000000.000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office:value-type="float" office:value="8100000.0000">
            <text:p>8100000.0000</text:p>
          </table:table-cell>
          <table:table-cell office:value-type="float" office:value="7800000.0000">
            <text:p>7800000.0000</text:p>
          </table:table-cell>
          <table:table-cell office:value-type="float" office:value="300000.0000">
            <text:p>300000.0000</text:p>
          </table:table-cell>
          <table:table-cell office:value-type="float" office:value="300000.0000">
            <text:p>300000.0000</text:p>
          </table:table-cell>
          <table:table-cell office:value-type="float" office:value="300000.0000">
            <text:p>3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80">
            <text:p>204180</text:p>
          </table:table-cell>
          <table:table-cell office:value-type="float" office:value="6000000.0000">
            <text:p>6000000.000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office:value-type="float" office:value="4050000.0000">
            <text:p>4050000.0000</text:p>
          </table:table-cell>
          <table:table-cell office:value-type="float" office:value="3900000.0000">
            <text:p>3900000.0000</text:p>
          </table:table-cell>
          <table:table-cell office:value-type="float" office:value="150000.0000">
            <text:p>150000.0000</text:p>
          </table:table-cell>
          <table:table-cell office:value-type="float" office:value="150000.0000">
            <text:p>150000.0000</text:p>
          </table:table-cell>
          <table:table-cell office:value-type="float" office:value="150000.0000">
            <text:p>1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81">
            <text:p>204181</text:p>
          </table:table-cell>
          <table:table-cell office:value-type="float" office:value="1600000.0000">
            <text:p>1600000.000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office:value-type="float" office:value="1080000.0000">
            <text:p>1080000.0000</text:p>
          </table:table-cell>
          <table:table-cell office:value-type="float" office:value="1040000.0000">
            <text:p>1040000.0000</text:p>
          </table:table-cell>
          <table:table-cell office:value-type="float" office:value="40000.0000">
            <text:p>40000.0000</text:p>
          </table:table-cell>
          <table:table-cell office:value-type="float" office:value="40000.0000">
            <text:p>40000.0000</text:p>
          </table:table-cell>
          <table:table-cell office:value-type="float" office:value="40000.0000">
            <text:p>4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82">
            <text:p>204182</text:p>
          </table:table-cell>
          <table:table-cell office:value-type="float" office:value="5000000.0000">
            <text:p>5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00000.0000">
            <text:p>5000000.0000</text:p>
          </table:table-cell>
          <table:table-cell office:value-type="float" office:value="5000000.0000">
            <text:p>5000000.0000</text:p>
          </table:table-cell>
          <table:table-cell office:value-type="float" office:value="0.0000">
            <text:p>0.0000</text:p>
          </table:table-cell>
          <table:table-cell office:value-type="float" office:value="500000.0000">
            <text:p>500000.0000</text:p>
          </table:table-cell>
          <table:table-cell office:value-type="float" office:value="500000.0000">
            <text:p>5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83">
            <text:p>204183</text:p>
          </table:table-cell>
          <table:table-cell office:value-type="float" office:value="4500000.0000">
            <text:p>4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00000.0000">
            <text:p>4500000.0000</text:p>
          </table:table-cell>
          <table:table-cell office:value-type="float" office:value="4500000.0000">
            <text:p>4500000.0000</text:p>
          </table:table-cell>
          <table:table-cell office:value-type="float" office:value="0.0000">
            <text:p>0.0000</text:p>
          </table:table-cell>
          <table:table-cell office:value-type="float" office:value="450000.0000">
            <text:p>450000.0000</text:p>
          </table:table-cell>
          <table:table-cell office:value-type="float" office:value="450000.0000">
            <text:p>4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84">
            <text:p>204184</text:p>
          </table:table-cell>
          <table:table-cell office:value-type="float" office:value="21250000.0000">
            <text:p>2125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250000.0000">
            <text:p>21250000.0000</text:p>
          </table:table-cell>
          <table:table-cell office:value-type="float" office:value="21250000.0000">
            <text:p>21250000.0000</text:p>
          </table:table-cell>
          <table:table-cell office:value-type="float" office:value="0.0000">
            <text:p>0.0000</text:p>
          </table:table-cell>
          <table:table-cell office:value-type="float" office:value="2125000.0000">
            <text:p>2125000.0000</text:p>
          </table:table-cell>
          <table:table-cell office:value-type="float" office:value="2125000.0000">
            <text:p>21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85">
            <text:p>204185</text:p>
          </table:table-cell>
          <table:table-cell office:value-type="float" office:value="27000000.0000">
            <text:p>27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000000.0000">
            <text:p>27000000.0000</text:p>
          </table:table-cell>
          <table:table-cell office:value-type="float" office:value="27000000.0000">
            <text:p>27000000.0000</text:p>
          </table:table-cell>
          <table:table-cell office:value-type="float" office:value="0.0000">
            <text:p>0.0000</text:p>
          </table:table-cell>
          <table:table-cell office:value-type="float" office:value="2700000.0000">
            <text:p>2700000.0000</text:p>
          </table:table-cell>
          <table:table-cell office:value-type="float" office:value="2700000.0000">
            <text:p>27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86">
            <text:p>204186</text:p>
          </table:table-cell>
          <table:table-cell office:value-type="float" office:value="20250000.0000">
            <text:p>2025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250000.0000">
            <text:p>20250000.0000</text:p>
          </table:table-cell>
          <table:table-cell office:value-type="float" office:value="20250000.0000">
            <text:p>20250000.0000</text:p>
          </table:table-cell>
          <table:table-cell office:value-type="float" office:value="0.0000">
            <text:p>0.0000</text:p>
          </table:table-cell>
          <table:table-cell office:value-type="float" office:value="2025000.0000">
            <text:p>2025000.0000</text:p>
          </table:table-cell>
          <table:table-cell office:value-type="float" office:value="2025000.0000">
            <text:p>20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87">
            <text:p>204187</text:p>
          </table:table-cell>
          <table:table-cell office:value-type="float" office:value="40500000.0000">
            <text:p>40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500000.0000">
            <text:p>40500000.0000</text:p>
          </table:table-cell>
          <table:table-cell office:value-type="float" office:value="40500000.0000">
            <text:p>40500000.0000</text:p>
          </table:table-cell>
          <table:table-cell office:value-type="float" office:value="0.0000">
            <text:p>0.0000</text:p>
          </table:table-cell>
          <table:table-cell office:value-type="float" office:value="4050000.0000">
            <text:p>4050000.0000</text:p>
          </table:table-cell>
          <table:table-cell office:value-type="float" office:value="4050000.0000">
            <text:p>40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88">
            <text:p>204188</text:p>
          </table:table-cell>
          <table:table-cell office:value-type="float" office:value="36250000.0000">
            <text:p>3625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6250000.0000">
            <text:p>36250000.0000</text:p>
          </table:table-cell>
          <table:table-cell office:value-type="float" office:value="36250000.0000">
            <text:p>36250000.0000</text:p>
          </table:table-cell>
          <table:table-cell office:value-type="float" office:value="0.0000">
            <text:p>0.0000</text:p>
          </table:table-cell>
          <table:table-cell office:value-type="float" office:value="3625000.0000">
            <text:p>3625000.0000</text:p>
          </table:table-cell>
          <table:table-cell office:value-type="float" office:value="3625000.0000">
            <text:p>36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89">
            <text:p>204189</text:p>
          </table:table-cell>
          <table:table-cell office:value-type="float" office:value="40500000.0000">
            <text:p>40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500000.0000">
            <text:p>40500000.0000</text:p>
          </table:table-cell>
          <table:table-cell office:value-type="float" office:value="40500000.0000">
            <text:p>40500000.0000</text:p>
          </table:table-cell>
          <table:table-cell office:value-type="float" office:value="0.0000">
            <text:p>0.0000</text:p>
          </table:table-cell>
          <table:table-cell office:value-type="float" office:value="4050000.0000">
            <text:p>4050000.0000</text:p>
          </table:table-cell>
          <table:table-cell office:value-type="float" office:value="4050000.0000">
            <text:p>40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90">
            <text:p>204190</text:p>
          </table:table-cell>
          <table:table-cell office:value-type="float" office:value="9000000.0000">
            <text:p>9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000000.0000">
            <text:p>9000000.0000</text:p>
          </table:table-cell>
          <table:table-cell office:value-type="float" office:value="9000000.0000">
            <text:p>9000000.0000</text:p>
          </table:table-cell>
          <table:table-cell office:value-type="float" office:value="0.0000">
            <text:p>0.0000</text:p>
          </table:table-cell>
          <table:table-cell office:value-type="float" office:value="900000.0000">
            <text:p>900000.0000</text:p>
          </table:table-cell>
          <table:table-cell office:value-type="float" office:value="900000.0000">
            <text:p>9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91">
            <text:p>204191</text:p>
          </table:table-cell>
          <table:table-cell office:value-type="float" office:value="2000000.0000">
            <text:p>2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0000.0000">
            <text:p>2000000.0000</text:p>
          </table:table-cell>
          <table:table-cell office:value-type="float" office:value="2000000.0000">
            <text:p>2000000.0000</text:p>
          </table:table-cell>
          <table:table-cell office:value-type="float" office:value="0.0000">
            <text:p>0.0000</text:p>
          </table:table-cell>
          <table:table-cell office:value-type="float" office:value="200000.0000">
            <text:p>200000.0000</text:p>
          </table:table-cell>
          <table:table-cell office:value-type="float" office:value="200000.0000">
            <text:p>2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92">
            <text:p>204192</text:p>
          </table:table-cell>
          <table:table-cell office:value-type="float" office:value="16000000.0000">
            <text:p>16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6000000.0000">
            <text:p>16000000.0000</text:p>
          </table:table-cell>
          <table:table-cell office:value-type="float" office:value="16000000.0000">
            <text:p>16000000.0000</text:p>
          </table:table-cell>
          <table:table-cell office:value-type="float" office:value="0.0000">
            <text:p>0.0000</text:p>
          </table:table-cell>
          <table:table-cell office:value-type="float" office:value="1600000.0000">
            <text:p>1600000.0000</text:p>
          </table:table-cell>
          <table:table-cell office:value-type="float" office:value="1600000.0000">
            <text:p>16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93">
            <text:p>204193</text:p>
          </table:table-cell>
          <table:table-cell office:value-type="float" office:value="30000000.0000">
            <text:p>30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000000.0000">
            <text:p>30000000.0000</text:p>
          </table:table-cell>
          <table:table-cell office:value-type="float" office:value="30000000.0000">
            <text:p>30000000.0000</text:p>
          </table:table-cell>
          <table:table-cell office:value-type="float" office:value="0.0000">
            <text:p>0.0000</text:p>
          </table:table-cell>
          <table:table-cell office:value-type="float" office:value="3000000.0000">
            <text:p>3000000.0000</text:p>
          </table:table-cell>
          <table:table-cell office:value-type="float" office:value="3000000.0000">
            <text:p>3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94">
            <text:p>204194</text:p>
          </table:table-cell>
          <table:table-cell office:value-type="float" office:value="37800000.0000">
            <text:p>378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7800000.0000">
            <text:p>37800000.0000</text:p>
          </table:table-cell>
          <table:table-cell office:value-type="float" office:value="37800000.0000">
            <text:p>37800000.0000</text:p>
          </table:table-cell>
          <table:table-cell office:value-type="float" office:value="0.0000">
            <text:p>0.0000</text:p>
          </table:table-cell>
          <table:table-cell office:value-type="float" office:value="3780000.0000">
            <text:p>3780000.0000</text:p>
          </table:table-cell>
          <table:table-cell office:value-type="float" office:value="3780000.0000">
            <text:p>378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95">
            <text:p>204195</text:p>
          </table:table-cell>
          <table:table-cell office:value-type="float" office:value="7500000.0000">
            <text:p>7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500000.0000">
            <text:p>7500000.0000</text:p>
          </table:table-cell>
          <table:table-cell office:value-type="float" office:value="7500000.0000">
            <text:p>7500000.0000</text:p>
          </table:table-cell>
          <table:table-cell office:value-type="float" office:value="0.0000">
            <text:p>0.0000</text:p>
          </table:table-cell>
          <table:table-cell office:value-type="float" office:value="750000.0000">
            <text:p>750000.0000</text:p>
          </table:table-cell>
          <table:table-cell office:value-type="float" office:value="750000.0000">
            <text:p>7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96">
            <text:p>204196</text:p>
          </table:table-cell>
          <table:table-cell office:value-type="float" office:value="35000000.0000">
            <text:p>35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000000.0000">
            <text:p>35000000.0000</text:p>
          </table:table-cell>
          <table:table-cell office:value-type="float" office:value="35000000.0000">
            <text:p>35000000.0000</text:p>
          </table:table-cell>
          <table:table-cell office:value-type="float" office:value="0.0000">
            <text:p>0.0000</text:p>
          </table:table-cell>
          <table:table-cell office:value-type="float" office:value="3500000.0000">
            <text:p>3500000.0000</text:p>
          </table:table-cell>
          <table:table-cell office:value-type="float" office:value="3500000.0000">
            <text:p>35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97">
            <text:p>204197</text:p>
          </table:table-cell>
          <table:table-cell office:value-type="float" office:value="12000000.0000">
            <text:p>12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000000.0000">
            <text:p>12000000.0000</text:p>
          </table:table-cell>
          <table:table-cell office:value-type="float" office:value="12000000.0000">
            <text:p>12000000.0000</text:p>
          </table:table-cell>
          <table:table-cell office:value-type="float" office:value="0.0000">
            <text:p>0.0000</text:p>
          </table:table-cell>
          <table:table-cell office:value-type="float" office:value="1200000.0000">
            <text:p>1200000.0000</text:p>
          </table:table-cell>
          <table:table-cell office:value-type="float" office:value="1200000.0000">
            <text:p>12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98">
            <text:p>204198</text:p>
          </table:table-cell>
          <table:table-cell office:value-type="float" office:value="9000000.0000">
            <text:p>9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000000.0000">
            <text:p>9000000.0000</text:p>
          </table:table-cell>
          <table:table-cell office:value-type="float" office:value="9000000.0000">
            <text:p>9000000.0000</text:p>
          </table:table-cell>
          <table:table-cell office:value-type="float" office:value="0.0000">
            <text:p>0.0000</text:p>
          </table:table-cell>
          <table:table-cell office:value-type="float" office:value="900000.0000">
            <text:p>900000.0000</text:p>
          </table:table-cell>
          <table:table-cell office:value-type="float" office:value="900000.0000">
            <text:p>9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99">
            <text:p>204199</text:p>
          </table:table-cell>
          <table:table-cell office:value-type="float" office:value="19000000.0000">
            <text:p>19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000000.0000">
            <text:p>19000000.0000</text:p>
          </table:table-cell>
          <table:table-cell office:value-type="float" office:value="19000000.0000">
            <text:p>19000000.0000</text:p>
          </table:table-cell>
          <table:table-cell office:value-type="float" office:value="0.0000">
            <text:p>0.0000</text:p>
          </table:table-cell>
          <table:table-cell office:value-type="float" office:value="1900000.0000">
            <text:p>1900000.0000</text:p>
          </table:table-cell>
          <table:table-cell office:value-type="float" office:value="1900000.0000">
            <text:p>19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200">
            <text:p>204200</text:p>
          </table:table-cell>
          <table:table-cell office:value-type="float" office:value="12500000.0000">
            <text:p>12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500000.0000">
            <text:p>12500000.0000</text:p>
          </table:table-cell>
          <table:table-cell office:value-type="float" office:value="12500000.0000">
            <text:p>12500000.0000</text:p>
          </table:table-cell>
          <table:table-cell office:value-type="float" office:value="0.0000">
            <text:p>0.0000</text:p>
          </table:table-cell>
          <table:table-cell office:value-type="float" office:value="1250000.0000">
            <text:p>1250000.0000</text:p>
          </table:table-cell>
          <table:table-cell office:value-type="float" office:value="1250000.0000">
            <text:p>12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201">
            <text:p>204201</text:p>
          </table:table-cell>
          <table:table-cell office:value-type="float" office:value="17000000.0000">
            <text:p>17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000000.0000">
            <text:p>17000000.0000</text:p>
          </table:table-cell>
          <table:table-cell office:value-type="float" office:value="17000000.0000">
            <text:p>17000000.0000</text:p>
          </table:table-cell>
          <table:table-cell office:value-type="float" office:value="0.0000">
            <text:p>0.0000</text:p>
          </table:table-cell>
          <table:table-cell office:value-type="float" office:value="1700000.0000">
            <text:p>1700000.0000</text:p>
          </table:table-cell>
          <table:table-cell office:value-type="float" office:value="1700000.0000">
            <text:p>17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202">
            <text:p>204202</text:p>
          </table:table-cell>
          <table:table-cell office:value-type="float" office:value="78025000.0000">
            <text:p>7802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8025000.0000">
            <text:p>78025000.0000</text:p>
          </table:table-cell>
          <table:table-cell office:value-type="float" office:value="78025000.0000">
            <text:p>78025000.0000</text:p>
          </table:table-cell>
          <table:table-cell office:value-type="float" office:value="0.0000">
            <text:p>0.0000</text:p>
          </table:table-cell>
          <table:table-cell office:value-type="float" office:value="7802500.0000">
            <text:p>7802500.0000</text:p>
          </table:table-cell>
          <table:table-cell office:value-type="float" office:value="7802500.0000">
            <text:p>780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203">
            <text:p>204203</text:p>
          </table:table-cell>
          <table:table-cell office:value-type="float" office:value="104956000.0000">
            <text:p>104956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4956000.0000">
            <text:p>104956000.0000</text:p>
          </table:table-cell>
          <table:table-cell office:value-type="float" office:value="104956000.0000">
            <text:p>104956000.0000</text:p>
          </table:table-cell>
          <table:table-cell office:value-type="float" office:value="0.0000">
            <text:p>0.0000</text:p>
          </table:table-cell>
          <table:table-cell office:value-type="float" office:value="10495600.0000">
            <text:p>10495600.0000</text:p>
          </table:table-cell>
          <table:table-cell office:value-type="float" office:value="10495600.0000">
            <text:p>104956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204">
            <text:p>204204</text:p>
          </table:table-cell>
          <table:table-cell office:value-type="float" office:value="13000000.0000">
            <text:p>13000000.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3000000.0000">
            <text:p>13000000.0000</text:p>
          </table:table-cell>
          <table:table-cell office:value-type="float" office:value="11700000.0000">
            <text:p>11700000.0000</text:p>
          </table:table-cell>
          <table:table-cell office:value-type="float" office:value="1300000.0000">
            <text:p>1300000.0000</text:p>
          </table:table-cell>
          <table:table-cell office:value-type="float" office:value="1300000.0000">
            <text:p>1300000.0000</text:p>
          </table:table-cell>
          <table:table-cell office:value-type="float" office:value="1300000.0000">
            <text:p>13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205">
            <text:p>204205</text:p>
          </table:table-cell>
          <table:table-cell office:value-type="float" office:value="12750000.0000">
            <text:p>12750000.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2750000.0000">
            <text:p>12750000.0000</text:p>
          </table:table-cell>
          <table:table-cell office:value-type="float" office:value="11475000.0000">
            <text:p>11475000.0000</text:p>
          </table:table-cell>
          <table:table-cell office:value-type="float" office:value="1275000.0000">
            <text:p>1275000.0000</text:p>
          </table:table-cell>
          <table:table-cell office:value-type="float" office:value="1275000.0000">
            <text:p>1275000.0000</text:p>
          </table:table-cell>
          <table:table-cell office:value-type="float" office:value="1275000.0000">
            <text:p>127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206">
            <text:p>204206</text:p>
          </table:table-cell>
          <table:table-cell office:value-type="float" office:value="11250000.0000">
            <text:p>11250000.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1250000.0000">
            <text:p>11250000.0000</text:p>
          </table:table-cell>
          <table:table-cell office:value-type="float" office:value="10125000.0000">
            <text:p>10125000.0000</text:p>
          </table:table-cell>
          <table:table-cell office:value-type="float" office:value="1125000.0000">
            <text:p>1125000.0000</text:p>
          </table:table-cell>
          <table:table-cell office:value-type="float" office:value="1125000.0000">
            <text:p>1125000.0000</text:p>
          </table:table-cell>
          <table:table-cell office:value-type="float" office:value="1125000.0000">
            <text:p>11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207">
            <text:p>204207</text:p>
          </table:table-cell>
          <table:table-cell office:value-type="float" office:value="6750000.0000">
            <text:p>6750000.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6750000.0000">
            <text:p>6750000.0000</text:p>
          </table:table-cell>
          <table:table-cell office:value-type="float" office:value="6075000.0000">
            <text:p>6075000.0000</text:p>
          </table:table-cell>
          <table:table-cell office:value-type="float" office:value="675000.0000">
            <text:p>675000.0000</text:p>
          </table:table-cell>
          <table:table-cell office:value-type="float" office:value="675000.0000">
            <text:p>675000.0000</text:p>
          </table:table-cell>
          <table:table-cell office:value-type="float" office:value="675000.0000">
            <text:p>67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208">
            <text:p>204208</text:p>
          </table:table-cell>
          <table:table-cell office:value-type="float" office:value="6000000.0000">
            <text:p>6000000.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6000000.0000">
            <text:p>6000000.0000</text:p>
          </table:table-cell>
          <table:table-cell office:value-type="float" office:value="5400000.0000">
            <text:p>5400000.0000</text:p>
          </table:table-cell>
          <table:table-cell office:value-type="float" office:value="600000.0000">
            <text:p>600000.0000</text:p>
          </table:table-cell>
          <table:table-cell office:value-type="float" office:value="600000.0000">
            <text:p>600000.0000</text:p>
          </table:table-cell>
          <table:table-cell office:value-type="float" office:value="600000.0000">
            <text:p>6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209">
            <text:p>204209</text:p>
          </table:table-cell>
          <table:table-cell office:value-type="float" office:value="12000000.0000">
            <text:p>12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000000.0000">
            <text:p>12000000.0000</text:p>
          </table:table-cell>
          <table:table-cell office:value-type="float" office:value="12000000.0000">
            <text:p>12000000.0000</text:p>
          </table:table-cell>
          <table:table-cell office:value-type="float" office:value="0.0000">
            <text:p>0.0000</text:p>
          </table:table-cell>
          <table:table-cell office:value-type="float" office:value="240000.0000">
            <text:p>240000.0000</text:p>
          </table:table-cell>
          <table:table-cell office:value-type="float" office:value="240000.0000">
            <text:p>24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210">
            <text:p>204210</text:p>
          </table:table-cell>
          <table:table-cell office:value-type="float" office:value="45000000.0000">
            <text:p>45000000.0000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18900000.0000">
            <text:p>18900000.0000</text:p>
          </table:table-cell>
          <table:table-cell office:value-type="float" office:value="18000000.0000">
            <text:p>18000000.0000</text:p>
          </table:table-cell>
          <table:table-cell office:value-type="float" office:value="900000.0000">
            <text:p>900000.0000</text:p>
          </table:table-cell>
          <table:table-cell office:value-type="float" office:value="900000.0000">
            <text:p>900000.0000</text:p>
          </table:table-cell>
          <table:table-cell office:value-type="float" office:value="900000.0000">
            <text:p>9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211">
            <text:p>204211</text:p>
          </table:table-cell>
          <table:table-cell office:value-type="float" office:value="210000000.0000">
            <text:p>210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0000000.0000">
            <text:p>210000000.0000</text:p>
          </table:table-cell>
          <table:table-cell office:value-type="float" office:value="210000000.0000">
            <text:p>210000000.0000</text:p>
          </table:table-cell>
          <table:table-cell office:value-type="float" office:value="0.0000">
            <text:p>0.0000</text:p>
          </table:table-cell>
          <table:table-cell office:value-type="float" office:value="4200000.0000">
            <text:p>4200000.0000</text:p>
          </table:table-cell>
          <table:table-cell office:value-type="float" office:value="4200000.0000">
            <text:p>42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212">
            <text:p>204212</text:p>
          </table:table-cell>
          <table:table-cell office:value-type="float" office:value="20000000.0000">
            <text:p>20000000.0000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8400000.0000">
            <text:p>8400000.0000</text:p>
          </table:table-cell>
          <table:table-cell office:value-type="float" office:value="8000000.0000">
            <text:p>8000000.0000</text:p>
          </table:table-cell>
          <table:table-cell office:value-type="float" office:value="400000.0000">
            <text:p>400000.0000</text:p>
          </table:table-cell>
          <table:table-cell office:value-type="float" office:value="400000.0000">
            <text:p>400000.0000</text:p>
          </table:table-cell>
          <table:table-cell office:value-type="float" office:value="400000.0000">
            <text:p>4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213">
            <text:p>204213</text:p>
          </table:table-cell>
          <table:table-cell office:value-type="float" office:value="52500000.0000">
            <text:p>52500000.0000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22050000.0000">
            <text:p>22050000.0000</text:p>
          </table:table-cell>
          <table:table-cell office:value-type="float" office:value="21000000.0000">
            <text:p>21000000.0000</text:p>
          </table:table-cell>
          <table:table-cell office:value-type="float" office:value="1050000.0000">
            <text:p>1050000.0000</text:p>
          </table:table-cell>
          <table:table-cell office:value-type="float" office:value="1050000.0000">
            <text:p>1050000.0000</text:p>
          </table:table-cell>
          <table:table-cell office:value-type="float" office:value="1050000.0000">
            <text:p>10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214">
            <text:p>204214</text:p>
          </table:table-cell>
          <table:table-cell office:value-type="float" office:value="75000000.0000">
            <text:p>75000000.0000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31500000.0000">
            <text:p>31500000.0000</text:p>
          </table:table-cell>
          <table:table-cell office:value-type="float" office:value="30000000.0000">
            <text:p>30000000.0000</text:p>
          </table:table-cell>
          <table:table-cell office:value-type="float" office:value="1500000.0000">
            <text:p>1500000.0000</text:p>
          </table:table-cell>
          <table:table-cell office:value-type="float" office:value="1500000.0000">
            <text:p>1500000.0000</text:p>
          </table:table-cell>
          <table:table-cell office:value-type="float" office:value="1500000.0000">
            <text:p>15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215">
            <text:p>204215</text:p>
          </table:table-cell>
          <table:table-cell office:value-type="float" office:value="90000.0000">
            <text:p>90000.00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6500.0000">
            <text:p>76500.0000</text:p>
          </table:table-cell>
          <table:table-cell office:value-type="float" office:value="74250.0000">
            <text:p>74250.0000</text:p>
          </table:table-cell>
          <table:table-cell office:value-type="float" office:value="2250.0000">
            <text:p>2250.0000</text:p>
          </table:table-cell>
          <table:table-cell office:value-type="float" office:value="2250.0000">
            <text:p>2250.0000</text:p>
          </table:table-cell>
          <table:table-cell office:value-type="float" office:value="2250.0000">
            <text:p>22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216">
            <text:p>204216</text:p>
          </table:table-cell>
          <table:table-cell office:value-type="float" office:value="1200000.0000">
            <text:p>1200000.00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40000.0000">
            <text:p>840000.0000</text:p>
          </table:table-cell>
          <table:table-cell office:value-type="float" office:value="780000.0000">
            <text:p>780000.0000</text:p>
          </table:table-cell>
          <table:table-cell office:value-type="float" office:value="60000.0000">
            <text:p>60000.0000</text:p>
          </table:table-cell>
          <table:table-cell office:value-type="float" office:value="60000.0000">
            <text:p>60000.0000</text:p>
          </table:table-cell>
          <table:table-cell office:value-type="float" office:value="60000.0000">
            <text:p>6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20">
            <text:p>204120</text:p>
          </table:table-cell>
          <table:table-cell office:value-type="float" office:value="25000.0000">
            <text:p>2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  <table:table-cell office:value-type="float" office:value="500.0000">
            <text:p>500.0000</text:p>
          </table:table-cell>
          <table:table-cell office:value-type="float" office:value="500.0000">
            <text:p>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21">
            <text:p>204121</text:p>
          </table:table-cell>
          <table:table-cell office:value-type="float" office:value="8000000.0000">
            <text:p>8000000.0000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-1">
            <text:p>-1</text:p>
          </table:table-cell>
          <table:table-cell office:value-type="float" office:value="2000000.0000">
            <text:p>2000000.0000</text:p>
          </table:table-cell>
          <table:table-cell office:value-type="float" office:value="1800000.0000">
            <text:p>1800000.0000</text:p>
          </table:table-cell>
          <table:table-cell office:value-type="float" office:value="200000.0000">
            <text:p>200000.0000</text:p>
          </table:table-cell>
          <table:table-cell office:value-type="float" office:value="200000.0000">
            <text:p>200000.0000</text:p>
          </table:table-cell>
          <table:table-cell office:value-type="float" office:value="200000.0000">
            <text:p>2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22">
            <text:p>204122</text:p>
          </table:table-cell>
          <table:table-cell office:value-type="float" office:value="53900000.0000">
            <text:p>53900000.0000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14822500.0000">
            <text:p>14822500.0000</text:p>
          </table:table-cell>
          <table:table-cell office:value-type="float" office:value="13475000.0000">
            <text:p>13475000.0000</text:p>
          </table:table-cell>
          <table:table-cell office:value-type="float" office:value="1347500.0000">
            <text:p>1347500.0000</text:p>
          </table:table-cell>
          <table:table-cell office:value-type="float" office:value="1347500.0000">
            <text:p>1347500.0000</text:p>
          </table:table-cell>
          <table:table-cell office:value-type="float" office:value="1347500.0000">
            <text:p>134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23">
            <text:p>204123</text:p>
          </table:table-cell>
          <table:table-cell office:value-type="float" office:value="1000000.0000">
            <text:p>1000000.000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office:value-type="float" office:value="566661.0000">
            <text:p>566661.0000</text:p>
          </table:table-cell>
          <table:table-cell office:value-type="float" office:value="533328.0000">
            <text:p>533328.0000</text:p>
          </table:table-cell>
          <table:table-cell office:value-type="float" office:value="33333.0000">
            <text:p>33333.0000</text:p>
          </table:table-cell>
          <table:table-cell office:value-type="float" office:value="33333.0000">
            <text:p>33333.0000</text:p>
          </table:table-cell>
          <table:table-cell office:value-type="float" office:value="33333.0000">
            <text:p>333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24">
            <text:p>204124</text:p>
          </table:table-cell>
          <table:table-cell office:value-type="float" office:value="1000000.0000">
            <text:p>1000000.0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950000.0000">
            <text:p>950000.0000</text:p>
          </table:table-cell>
          <table:table-cell office:value-type="float" office:value="900000.0000">
            <text:p>90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7012">
            <text:p>2637012</text:p>
          </table:table-cell>
          <table:table-cell office:value-type="float" office:value="22400000.0000">
            <text:p>224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400000.0000">
            <text:p>22400000.0000</text:p>
          </table:table-cell>
          <table:table-cell office:value-type="float" office:value="22400000.0000">
            <text:p>22400000.0000</text:p>
          </table:table-cell>
          <table:table-cell office:value-type="float" office:value="0.0000">
            <text:p>0.0000</text:p>
          </table:table-cell>
          <table:table-cell office:value-type="float" office:value="2240000.0000">
            <text:p>2240000.0000</text:p>
          </table:table-cell>
          <table:table-cell office:value-type="float" office:value="2240000.0000">
            <text:p>224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7013">
            <text:p>2637013</text:p>
          </table:table-cell>
          <table:table-cell office:value-type="float" office:value="10800000.0000">
            <text:p>108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800000.0000">
            <text:p>10800000.0000</text:p>
          </table:table-cell>
          <table:table-cell office:value-type="float" office:value="10800000.0000">
            <text:p>10800000.0000</text:p>
          </table:table-cell>
          <table:table-cell office:value-type="float" office:value="0.0000">
            <text:p>0.0000</text:p>
          </table:table-cell>
          <table:table-cell office:value-type="float" office:value="1080000.0000">
            <text:p>1080000.0000</text:p>
          </table:table-cell>
          <table:table-cell office:value-type="float" office:value="1080000.0000">
            <text:p>108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7014">
            <text:p>2637014</text:p>
          </table:table-cell>
          <table:table-cell office:value-type="float" office:value="12640000.0000">
            <text:p>1264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640000.0000">
            <text:p>12640000.0000</text:p>
          </table:table-cell>
          <table:table-cell office:value-type="float" office:value="12640000.0000">
            <text:p>12640000.0000</text:p>
          </table:table-cell>
          <table:table-cell office:value-type="float" office:value="0.0000">
            <text:p>0.0000</text:p>
          </table:table-cell>
          <table:table-cell office:value-type="float" office:value="1264000.0000">
            <text:p>1264000.0000</text:p>
          </table:table-cell>
          <table:table-cell office:value-type="float" office:value="1264000.0000">
            <text:p>1264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7015">
            <text:p>2637015</text:p>
          </table:table-cell>
          <table:table-cell office:value-type="float" office:value="8000000.0000">
            <text:p>8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00000.0000">
            <text:p>8000000.0000</text:p>
          </table:table-cell>
          <table:table-cell office:value-type="float" office:value="8000000.0000">
            <text:p>8000000.0000</text:p>
          </table:table-cell>
          <table:table-cell office:value-type="float" office:value="0.0000">
            <text:p>0.0000</text:p>
          </table:table-cell>
          <table:table-cell office:value-type="float" office:value="800000.0000">
            <text:p>800000.0000</text:p>
          </table:table-cell>
          <table:table-cell office:value-type="float" office:value="800000.0000">
            <text:p>8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7016">
            <text:p>2637016</text:p>
          </table:table-cell>
          <table:table-cell office:value-type="float" office:value="7360000.0000">
            <text:p>736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60000.0000">
            <text:p>7360000.0000</text:p>
          </table:table-cell>
          <table:table-cell office:value-type="float" office:value="7360000.0000">
            <text:p>7360000.0000</text:p>
          </table:table-cell>
          <table:table-cell office:value-type="float" office:value="0.0000">
            <text:p>0.0000</text:p>
          </table:table-cell>
          <table:table-cell office:value-type="float" office:value="736000.0000">
            <text:p>736000.0000</text:p>
          </table:table-cell>
          <table:table-cell office:value-type="float" office:value="736000.0000">
            <text:p>736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7017">
            <text:p>2637017</text:p>
          </table:table-cell>
          <table:table-cell office:value-type="float" office:value="2800000.0000">
            <text:p>28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00000.0000">
            <text:p>2800000.0000</text:p>
          </table:table-cell>
          <table:table-cell office:value-type="float" office:value="2800000.0000">
            <text:p>2800000.0000</text:p>
          </table:table-cell>
          <table:table-cell office:value-type="float" office:value="0.0000">
            <text:p>0.0000</text:p>
          </table:table-cell>
          <table:table-cell office:value-type="float" office:value="280000.0000">
            <text:p>280000.0000</text:p>
          </table:table-cell>
          <table:table-cell office:value-type="float" office:value="280000.0000">
            <text:p>28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13">
            <text:p>204113</text:p>
          </table:table-cell>
          <table:table-cell office:value-type="float" office:value="67000000.0000">
            <text:p>67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7000000.0000">
            <text:p>67000000.0000</text:p>
          </table:table-cell>
          <table:table-cell office:value-type="float" office:value="67000000.0000">
            <text:p>67000000.0000</text:p>
          </table:table-cell>
          <table:table-cell office:value-type="float" office:value="0.0000">
            <text:p>0.0000</text:p>
          </table:table-cell>
          <table:table-cell office:value-type="float" office:value="6700000.0000">
            <text:p>6700000.0000</text:p>
          </table:table-cell>
          <table:table-cell office:value-type="float" office:value="6700000.0000">
            <text:p>67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14">
            <text:p>204114</text:p>
          </table:table-cell>
          <table:table-cell office:value-type="float" office:value="1000000.0000">
            <text:p>1000000.000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700000.0000">
            <text:p>700000.0000</text:p>
          </table:table-cell>
          <table:table-cell office:value-type="float" office:value="675000.0000">
            <text:p>67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15">
            <text:p>204115</text:p>
          </table:table-cell>
          <table:table-cell office:value-type="float" office:value="2000000.0000">
            <text:p>2000000.000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00000.0000">
            <text:p>1000000.0000</text:p>
          </table:table-cell>
          <table:table-cell office:value-type="float" office:value="900000.0000">
            <text:p>900000.0000</text:p>
          </table:table-cell>
          <table:table-cell office:value-type="float" office:value="100000.0000">
            <text:p>100000.0000</text:p>
          </table:table-cell>
          <table:table-cell office:value-type="float" office:value="100000.0000">
            <text:p>100000.0000</text:p>
          </table:table-cell>
          <table:table-cell office:value-type="float" office:value="100000.0000">
            <text:p>1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16">
            <text:p>204116</text:p>
          </table:table-cell>
          <table:table-cell office:value-type="float" office:value="155205000.0000">
            <text:p>15520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5205000.0000">
            <text:p>155205000.0000</text:p>
          </table:table-cell>
          <table:table-cell office:value-type="float" office:value="155205000.0000">
            <text:p>155205000.0000</text:p>
          </table:table-cell>
          <table:table-cell office:value-type="float" office:value="0.0000">
            <text:p>0.0000</text:p>
          </table:table-cell>
          <table:table-cell office:value-type="float" office:value="15520500.0000">
            <text:p>15520500.0000</text:p>
          </table:table-cell>
          <table:table-cell office:value-type="float" office:value="15520500.0000">
            <text:p>15520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17">
            <text:p>204117</text:p>
          </table:table-cell>
          <table:table-cell office:value-type="float" office:value="147400000.0000">
            <text:p>1474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47400000.0000">
            <text:p>147400000.0000</text:p>
          </table:table-cell>
          <table:table-cell office:value-type="float" office:value="147400000.0000">
            <text:p>147400000.0000</text:p>
          </table:table-cell>
          <table:table-cell office:value-type="float" office:value="0.0000">
            <text:p>0.0000</text:p>
          </table:table-cell>
          <table:table-cell office:value-type="float" office:value="14740000.0000">
            <text:p>14740000.0000</text:p>
          </table:table-cell>
          <table:table-cell office:value-type="float" office:value="14740000.0000">
            <text:p>1474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18">
            <text:p>204118</text:p>
          </table:table-cell>
          <table:table-cell office:value-type="float" office:value="1500000.0000">
            <text:p>1500000.00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1050000.0000">
            <text:p>1050000.0000</text:p>
          </table:table-cell>
          <table:table-cell office:value-type="float" office:value="975000.0000">
            <text:p>975000.0000</text:p>
          </table:table-cell>
          <table:table-cell office:value-type="float" office:value="75000.0000">
            <text:p>75000.0000</text:p>
          </table:table-cell>
          <table:table-cell office:value-type="float" office:value="75000.0000">
            <text:p>75000.0000</text:p>
          </table:table-cell>
          <table:table-cell office:value-type="float" office:value="75000.0000">
            <text:p>7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95">
            <text:p>204095</text:p>
          </table:table-cell>
          <table:table-cell office:value-type="float" office:value="41932000.0000">
            <text:p>41932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1932000.0000">
            <text:p>41932000.0000</text:p>
          </table:table-cell>
          <table:table-cell office:value-type="float" office:value="41932000.0000">
            <text:p>41932000.0000</text:p>
          </table:table-cell>
          <table:table-cell office:value-type="float" office:value="0.0000">
            <text:p>0.0000</text:p>
          </table:table-cell>
          <table:table-cell office:value-type="float" office:value="4193200.0000">
            <text:p>4193200.0000</text:p>
          </table:table-cell>
          <table:table-cell office:value-type="float" office:value="4193200.0000">
            <text:p>41932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01">
            <text:p>204101</text:p>
          </table:table-cell>
          <table:table-cell office:value-type="float" office:value="48000000.0000">
            <text:p>48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000000.0000">
            <text:p>48000000.0000</text:p>
          </table:table-cell>
          <table:table-cell office:value-type="float" office:value="48000000.0000">
            <text:p>48000000.0000</text:p>
          </table:table-cell>
          <table:table-cell office:value-type="float" office:value="0.0000">
            <text:p>0.0000</text:p>
          </table:table-cell>
          <table:table-cell office:value-type="float" office:value="4800000.0000">
            <text:p>4800000.0000</text:p>
          </table:table-cell>
          <table:table-cell office:value-type="float" office:value="4800000.0000">
            <text:p>48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02">
            <text:p>204102</text:p>
          </table:table-cell>
          <table:table-cell office:value-type="float" office:value="105135000.0000">
            <text:p>10513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5135000.0000">
            <text:p>105135000.0000</text:p>
          </table:table-cell>
          <table:table-cell office:value-type="float" office:value="105135000.0000">
            <text:p>105135000.0000</text:p>
          </table:table-cell>
          <table:table-cell office:value-type="float" office:value="0.0000">
            <text:p>0.0000</text:p>
          </table:table-cell>
          <table:table-cell office:value-type="float" office:value="10513500.0000">
            <text:p>10513500.0000</text:p>
          </table:table-cell>
          <table:table-cell office:value-type="float" office:value="10513500.0000">
            <text:p>10513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03">
            <text:p>204103</text:p>
          </table:table-cell>
          <table:table-cell office:value-type="float" office:value="15165000.0000">
            <text:p>1516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165000.0000">
            <text:p>15165000.0000</text:p>
          </table:table-cell>
          <table:table-cell office:value-type="float" office:value="15165000.0000">
            <text:p>15165000.0000</text:p>
          </table:table-cell>
          <table:table-cell office:value-type="float" office:value="0.0000">
            <text:p>0.0000</text:p>
          </table:table-cell>
          <table:table-cell office:value-type="float" office:value="1516500.0000">
            <text:p>1516500.0000</text:p>
          </table:table-cell>
          <table:table-cell office:value-type="float" office:value="1516500.0000">
            <text:p>1516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04">
            <text:p>204104</text:p>
          </table:table-cell>
          <table:table-cell office:value-type="float" office:value="2250000.0000">
            <text:p>2250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2115000.0000">
            <text:p>2115000.0000</text:p>
          </table:table-cell>
          <table:table-cell office:value-type="float" office:value="2070000.0000">
            <text:p>2070000.0000</text:p>
          </table:table-cell>
          <table:table-cell office:value-type="float" office:value="45000.0000">
            <text:p>45000.0000</text:p>
          </table:table-cell>
          <table:table-cell office:value-type="float" office:value="45000.0000">
            <text:p>45000.0000</text:p>
          </table:table-cell>
          <table:table-cell office:value-type="float" office:value="45000.0000">
            <text:p>4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05">
            <text:p>204105</text:p>
          </table:table-cell>
          <table:table-cell office:value-type="float" office:value="6000000.0000">
            <text:p>6000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5640000.0000">
            <text:p>5640000.0000</text:p>
          </table:table-cell>
          <table:table-cell office:value-type="float" office:value="5520000.0000">
            <text:p>5520000.0000</text:p>
          </table:table-cell>
          <table:table-cell office:value-type="float" office:value="120000.0000">
            <text:p>120000.0000</text:p>
          </table:table-cell>
          <table:table-cell office:value-type="float" office:value="120000.0000">
            <text:p>120000.0000</text:p>
          </table:table-cell>
          <table:table-cell office:value-type="float" office:value="120000.0000">
            <text:p>12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06">
            <text:p>204106</text:p>
          </table:table-cell>
          <table:table-cell office:value-type="float" office:value="456870.0000">
            <text:p>456870.000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167519.0000">
            <text:p>167519.0000</text:p>
          </table:table-cell>
          <table:table-cell office:value-type="float" office:value="152290.0000">
            <text:p>152290.0000</text:p>
          </table:table-cell>
          <table:table-cell office:value-type="float" office:value="15229.0000">
            <text:p>15229.0000</text:p>
          </table:table-cell>
          <table:table-cell office:value-type="float" office:value="15229.0000">
            <text:p>15229.0000</text:p>
          </table:table-cell>
          <table:table-cell office:value-type="float" office:value="15229.0000">
            <text:p>15229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07">
            <text:p>204107</text:p>
          </table:table-cell>
          <table:table-cell office:value-type="float" office:value="456870.0000">
            <text:p>456870.000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167519.0000">
            <text:p>167519.0000</text:p>
          </table:table-cell>
          <table:table-cell office:value-type="float" office:value="152290.0000">
            <text:p>152290.0000</text:p>
          </table:table-cell>
          <table:table-cell office:value-type="float" office:value="15229.0000">
            <text:p>15229.0000</text:p>
          </table:table-cell>
          <table:table-cell office:value-type="float" office:value="15229.0000">
            <text:p>15229.0000</text:p>
          </table:table-cell>
          <table:table-cell office:value-type="float" office:value="15229.0000">
            <text:p>15229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08">
            <text:p>204108</text:p>
          </table:table-cell>
          <table:table-cell office:value-type="float" office:value="1000000.0000">
            <text:p>1000000.0000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275000.0000">
            <text:p>275000.0000</text:p>
          </table:table-cell>
          <table:table-cell office:value-type="float" office:value="250000.0000">
            <text:p>250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09">
            <text:p>204109</text:p>
          </table:table-cell>
          <table:table-cell office:value-type="float" office:value="250000.0000">
            <text:p>250000.000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37500.0000">
            <text:p>137500.0000</text:p>
          </table:table-cell>
          <table:table-cell office:value-type="float" office:value="125000.0000">
            <text:p>125000.0000</text:p>
          </table:table-cell>
          <table:table-cell office:value-type="float" office:value="12500.0000">
            <text:p>12500.0000</text:p>
          </table:table-cell>
          <table:table-cell office:value-type="float" office:value="12500.0000">
            <text:p>12500.0000</text:p>
          </table:table-cell>
          <table:table-cell office:value-type="float" office:value="12500.0000">
            <text:p>1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10">
            <text:p>204110</text:p>
          </table:table-cell>
          <table:table-cell office:value-type="float" office:value="226706000.0000">
            <text:p>226706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6706000.0000">
            <text:p>226706000.0000</text:p>
          </table:table-cell>
          <table:table-cell office:value-type="float" office:value="226706000.0000">
            <text:p>226706000.0000</text:p>
          </table:table-cell>
          <table:table-cell office:value-type="float" office:value="0.0000">
            <text:p>0.0000</text:p>
          </table:table-cell>
          <table:table-cell office:value-type="float" office:value="22670600.0000">
            <text:p>22670600.0000</text:p>
          </table:table-cell>
          <table:table-cell office:value-type="float" office:value="22670600.0000">
            <text:p>226706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11">
            <text:p>204111</text:p>
          </table:table-cell>
          <table:table-cell office:value-type="float" office:value="250000.0000">
            <text:p>250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231250.0000">
            <text:p>231250.0000</text:p>
          </table:table-cell>
          <table:table-cell office:value-type="float" office:value="225000.0000">
            <text:p>225000.0000</text:p>
          </table:table-cell>
          <table:table-cell office:value-type="float" office:value="6250.0000">
            <text:p>6250.0000</text:p>
          </table:table-cell>
          <table:table-cell office:value-type="float" office:value="6250.0000">
            <text:p>6250.0000</text:p>
          </table:table-cell>
          <table:table-cell office:value-type="float" office:value="6250.0000">
            <text:p>62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12">
            <text:p>204112</text:p>
          </table:table-cell>
          <table:table-cell office:value-type="float" office:value="150000.0000">
            <text:p>150000.00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105000.0000">
            <text:p>105000.0000</text:p>
          </table:table-cell>
          <table:table-cell office:value-type="float" office:value="97500.0000">
            <text:p>97500.0000</text:p>
          </table:table-cell>
          <table:table-cell office:value-type="float" office:value="7500.0000">
            <text:p>7500.0000</text:p>
          </table:table-cell>
          <table:table-cell office:value-type="float" office:value="7500.0000">
            <text:p>7500.0000</text:p>
          </table:table-cell>
          <table:table-cell office:value-type="float" office:value="7500.0000">
            <text:p>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96">
            <text:p>204096</text:p>
          </table:table-cell>
          <table:table-cell office:value-type="float" office:value="42900000.0000">
            <text:p>429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900000.0000">
            <text:p>42900000.0000</text:p>
          </table:table-cell>
          <table:table-cell office:value-type="float" office:value="42900000.0000">
            <text:p>42900000.0000</text:p>
          </table:table-cell>
          <table:table-cell office:value-type="float" office:value="0.0000">
            <text:p>0.0000</text:p>
          </table:table-cell>
          <table:table-cell office:value-type="float" office:value="4290000.0000">
            <text:p>4290000.0000</text:p>
          </table:table-cell>
          <table:table-cell office:value-type="float" office:value="4290000.0000">
            <text:p>429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97">
            <text:p>204097</text:p>
          </table:table-cell>
          <table:table-cell office:value-type="float" office:value="114850000.0000">
            <text:p>11485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14850000.0000">
            <text:p>114850000.0000</text:p>
          </table:table-cell>
          <table:table-cell office:value-type="float" office:value="114850000.0000">
            <text:p>114850000.0000</text:p>
          </table:table-cell>
          <table:table-cell office:value-type="float" office:value="0.0000">
            <text:p>0.0000</text:p>
          </table:table-cell>
          <table:table-cell office:value-type="float" office:value="11485000.0000">
            <text:p>11485000.0000</text:p>
          </table:table-cell>
          <table:table-cell office:value-type="float" office:value="11485000.0000">
            <text:p>1148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98">
            <text:p>204098</text:p>
          </table:table-cell>
          <table:table-cell office:value-type="float" office:value="300000.0000">
            <text:p>3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0000.0000">
            <text:p>300000.0000</text:p>
          </table:table-cell>
          <table:table-cell office:value-type="float" office:value="300000.0000">
            <text:p>300000.0000</text:p>
          </table:table-cell>
          <table:table-cell office:value-type="float" office:value="0.0000">
            <text:p>0.0000</text:p>
          </table:table-cell>
          <table:table-cell office:value-type="float" office:value="30000.0000">
            <text:p>30000.0000</text:p>
          </table:table-cell>
          <table:table-cell office:value-type="float" office:value="30000.0000">
            <text:p>3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99">
            <text:p>204099</text:p>
          </table:table-cell>
          <table:table-cell office:value-type="float" office:value="10000.0000">
            <text:p>10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659.0000">
            <text:p>7659.0000</text:p>
          </table:table-cell>
          <table:table-cell office:value-type="float" office:value="7326.0000">
            <text:p>7326.0000</text:p>
          </table:table-cell>
          <table:table-cell office:value-type="float" office:value="333.0000">
            <text:p>333.0000</text:p>
          </table:table-cell>
          <table:table-cell office:value-type="float" office:value="333.0000">
            <text:p>333.0000</text:p>
          </table:table-cell>
          <table:table-cell office:value-type="float" office:value="333.0000">
            <text:p>3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100">
            <text:p>204100</text:p>
          </table:table-cell>
          <table:table-cell office:value-type="float" office:value="10000.0000">
            <text:p>1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00.0000">
            <text:p>10000.0000</text:p>
          </table:table-cell>
          <table:table-cell office:value-type="float" office:value="10000.0000">
            <text:p>10000.0000</text:p>
          </table:table-cell>
          <table:table-cell office:value-type="float" office:value="0.0000">
            <text:p>0.0000</text:p>
          </table:table-cell>
          <table:table-cell office:value-type="float" office:value="500.0000">
            <text:p>500.0000</text:p>
          </table:table-cell>
          <table:table-cell office:value-type="float" office:value="500.0000">
            <text:p>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217">
            <text:p>204217</text:p>
          </table:table-cell>
          <table:table-cell office:value-type="float" office:value="150000.0000">
            <text:p>15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0000.0000">
            <text:p>150000.0000</text:p>
          </table:table-cell>
          <table:table-cell office:value-type="float" office:value="150000.0000">
            <text:p>150000.0000</text:p>
          </table:table-cell>
          <table:table-cell office:value-type="float" office:value="0.0000">
            <text:p>0.0000</text:p>
          </table:table-cell>
          <table:table-cell office:value-type="float" office:value="3750.0000">
            <text:p>3750.0000</text:p>
          </table:table-cell>
          <table:table-cell office:value-type="float" office:value="3750.0000">
            <text:p>37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218">
            <text:p>204218</text:p>
          </table:table-cell>
          <table:table-cell office:value-type="float" office:value="500000.0000">
            <text:p>500000.00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350000.0000">
            <text:p>350000.0000</text:p>
          </table:table-cell>
          <table:table-cell office:value-type="float" office:value="325000.0000">
            <text:p>3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47">
            <text:p>204047</text:p>
          </table:table-cell>
          <table:table-cell office:value-type="float" office:value="46250000.0000">
            <text:p>4625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250000.0000">
            <text:p>46250000.0000</text:p>
          </table:table-cell>
          <table:table-cell office:value-type="float" office:value="46250000.0000">
            <text:p>46250000.0000</text:p>
          </table:table-cell>
          <table:table-cell office:value-type="float" office:value="0.0000">
            <text:p>0.0000</text:p>
          </table:table-cell>
          <table:table-cell office:value-type="float" office:value="4625000.0000">
            <text:p>4625000.0000</text:p>
          </table:table-cell>
          <table:table-cell office:value-type="float" office:value="4625000.0000">
            <text:p>46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48">
            <text:p>204048</text:p>
          </table:table-cell>
          <table:table-cell office:value-type="float" office:value="47875000.0000">
            <text:p>4787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7875000.0000">
            <text:p>47875000.0000</text:p>
          </table:table-cell>
          <table:table-cell office:value-type="float" office:value="47875000.0000">
            <text:p>47875000.0000</text:p>
          </table:table-cell>
          <table:table-cell office:value-type="float" office:value="0.0000">
            <text:p>0.0000</text:p>
          </table:table-cell>
          <table:table-cell office:value-type="float" office:value="4787500.0000">
            <text:p>4787500.0000</text:p>
          </table:table-cell>
          <table:table-cell office:value-type="float" office:value="4787500.0000">
            <text:p>478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63">
            <text:p>204063</text:p>
          </table:table-cell>
          <table:table-cell office:value-type="float" office:value="4000000.0000">
            <text:p>4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00000.0000">
            <text:p>4000000.0000</text:p>
          </table:table-cell>
          <table:table-cell office:value-type="float" office:value="4000000.0000">
            <text:p>4000000.0000</text:p>
          </table:table-cell>
          <table:table-cell office:value-type="float" office:value="0.0000">
            <text:p>0.0000</text:p>
          </table:table-cell>
          <table:table-cell office:value-type="float" office:value="400000.0000">
            <text:p>400000.0000</text:p>
          </table:table-cell>
          <table:table-cell office:value-type="float" office:value="400000.0000">
            <text:p>4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64">
            <text:p>204064</text:p>
          </table:table-cell>
          <table:table-cell office:value-type="float" office:value="3000000.0000">
            <text:p>3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00000.0000">
            <text:p>3000000.0000</text:p>
          </table:table-cell>
          <table:table-cell office:value-type="float" office:value="3000000.0000">
            <text:p>3000000.0000</text:p>
          </table:table-cell>
          <table:table-cell office:value-type="float" office:value="0.0000">
            <text:p>0.0000</text:p>
          </table:table-cell>
          <table:table-cell office:value-type="float" office:value="300000.0000">
            <text:p>300000.0000</text:p>
          </table:table-cell>
          <table:table-cell office:value-type="float" office:value="300000.0000">
            <text:p>3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65">
            <text:p>204065</text:p>
          </table:table-cell>
          <table:table-cell office:value-type="float" office:value="3000000.0000">
            <text:p>3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00000.0000">
            <text:p>3000000.0000</text:p>
          </table:table-cell>
          <table:table-cell office:value-type="float" office:value="3000000.0000">
            <text:p>3000000.0000</text:p>
          </table:table-cell>
          <table:table-cell office:value-type="float" office:value="0.0000">
            <text:p>0.0000</text:p>
          </table:table-cell>
          <table:table-cell office:value-type="float" office:value="300000.0000">
            <text:p>300000.0000</text:p>
          </table:table-cell>
          <table:table-cell office:value-type="float" office:value="300000.0000">
            <text:p>3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66">
            <text:p>204066</text:p>
          </table:table-cell>
          <table:table-cell office:value-type="float" office:value="50000000.0000">
            <text:p>50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000000.0000">
            <text:p>50000000.0000</text:p>
          </table:table-cell>
          <table:table-cell office:value-type="float" office:value="50000000.0000">
            <text:p>50000000.0000</text:p>
          </table:table-cell>
          <table:table-cell office:value-type="float" office:value="0.0000">
            <text:p>0.0000</text:p>
          </table:table-cell>
          <table:table-cell office:value-type="float" office:value="5000000.0000">
            <text:p>5000000.0000</text:p>
          </table:table-cell>
          <table:table-cell office:value-type="float" office:value="5000000.0000">
            <text:p>5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67">
            <text:p>204067</text:p>
          </table:table-cell>
          <table:table-cell office:value-type="float" office:value="43495000.0000">
            <text:p>4349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495000.0000">
            <text:p>43495000.0000</text:p>
          </table:table-cell>
          <table:table-cell office:value-type="float" office:value="43495000.0000">
            <text:p>43495000.0000</text:p>
          </table:table-cell>
          <table:table-cell office:value-type="float" office:value="0.0000">
            <text:p>0.0000</text:p>
          </table:table-cell>
          <table:table-cell office:value-type="float" office:value="4349500.0000">
            <text:p>4349500.0000</text:p>
          </table:table-cell>
          <table:table-cell office:value-type="float" office:value="4349500.0000">
            <text:p>4349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68">
            <text:p>204068</text:p>
          </table:table-cell>
          <table:table-cell office:value-type="float" office:value="142524821.1700">
            <text:p>142524821.17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42524821.1700">
            <text:p>142524821.1700</text:p>
          </table:table-cell>
          <table:table-cell office:value-type="float" office:value="128272338.0000">
            <text:p>128272338.0000</text:p>
          </table:table-cell>
          <table:table-cell office:value-type="float" office:value="14252483.1700">
            <text:p>14252483.1700</text:p>
          </table:table-cell>
          <table:table-cell office:value-type="float" office:value="14252482.0000">
            <text:p>14252482.0000</text:p>
          </table:table-cell>
          <table:table-cell office:value-type="float" office:value="14252482.0000">
            <text:p>14252482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69">
            <text:p>204069</text:p>
          </table:table-cell>
          <table:table-cell office:value-type="float" office:value="2000000.0000">
            <text:p>2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0000.0000">
            <text:p>2000000.0000</text:p>
          </table:table-cell>
          <table:table-cell office:value-type="float" office:value="2000000.0000">
            <text:p>2000000.0000</text:p>
          </table:table-cell>
          <table:table-cell office:value-type="float" office:value="0.0000">
            <text:p>0.0000</text:p>
          </table:table-cell>
          <table:table-cell office:value-type="float" office:value="200000.0000">
            <text:p>200000.0000</text:p>
          </table:table-cell>
          <table:table-cell office:value-type="float" office:value="200000.0000">
            <text:p>2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70">
            <text:p>204070</text:p>
          </table:table-cell>
          <table:table-cell office:value-type="float" office:value="1000000.0000">
            <text:p>1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0000.0000">
            <text:p>1000000.0000</text:p>
          </table:table-cell>
          <table:table-cell office:value-type="float" office:value="1000000.0000">
            <text:p>1000000.0000</text:p>
          </table:table-cell>
          <table:table-cell office:value-type="float" office:value="0.0000">
            <text:p>0.0000</text:p>
          </table:table-cell>
          <table:table-cell office:value-type="float" office:value="100000.0000">
            <text:p>100000.0000</text:p>
          </table:table-cell>
          <table:table-cell office:value-type="float" office:value="100000.0000">
            <text:p>1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71">
            <text:p>204071</text:p>
          </table:table-cell>
          <table:table-cell office:value-type="float" office:value="1500000.0000">
            <text:p>1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00000.0000">
            <text:p>1500000.0000</text:p>
          </table:table-cell>
          <table:table-cell office:value-type="float" office:value="1500000.0000">
            <text:p>1500000.0000</text:p>
          </table:table-cell>
          <table:table-cell office:value-type="float" office:value="0.0000">
            <text:p>0.0000</text:p>
          </table:table-cell>
          <table:table-cell office:value-type="float" office:value="150000.0000">
            <text:p>150000.0000</text:p>
          </table:table-cell>
          <table:table-cell office:value-type="float" office:value="150000.0000">
            <text:p>1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72">
            <text:p>204072</text:p>
          </table:table-cell>
          <table:table-cell office:value-type="float" office:value="2000000.0000">
            <text:p>2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0000.0000">
            <text:p>2000000.0000</text:p>
          </table:table-cell>
          <table:table-cell office:value-type="float" office:value="2000000.0000">
            <text:p>2000000.0000</text:p>
          </table:table-cell>
          <table:table-cell office:value-type="float" office:value="0.0000">
            <text:p>0.0000</text:p>
          </table:table-cell>
          <table:table-cell office:value-type="float" office:value="200000.0000">
            <text:p>200000.0000</text:p>
          </table:table-cell>
          <table:table-cell office:value-type="float" office:value="200000.0000">
            <text:p>2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73">
            <text:p>204073</text:p>
          </table:table-cell>
          <table:table-cell office:value-type="float" office:value="1500000.0000">
            <text:p>1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00000.0000">
            <text:p>1500000.0000</text:p>
          </table:table-cell>
          <table:table-cell office:value-type="float" office:value="1500000.0000">
            <text:p>1500000.0000</text:p>
          </table:table-cell>
          <table:table-cell office:value-type="float" office:value="0.0000">
            <text:p>0.0000</text:p>
          </table:table-cell>
          <table:table-cell office:value-type="float" office:value="150000.0000">
            <text:p>150000.0000</text:p>
          </table:table-cell>
          <table:table-cell office:value-type="float" office:value="150000.0000">
            <text:p>1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74">
            <text:p>204074</text:p>
          </table:table-cell>
          <table:table-cell office:value-type="float" office:value="1500000.0000">
            <text:p>1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00000.0000">
            <text:p>1500000.0000</text:p>
          </table:table-cell>
          <table:table-cell office:value-type="float" office:value="1500000.0000">
            <text:p>1500000.0000</text:p>
          </table:table-cell>
          <table:table-cell office:value-type="float" office:value="0.0000">
            <text:p>0.0000</text:p>
          </table:table-cell>
          <table:table-cell office:value-type="float" office:value="150000.0000">
            <text:p>150000.0000</text:p>
          </table:table-cell>
          <table:table-cell office:value-type="float" office:value="150000.0000">
            <text:p>1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75">
            <text:p>204075</text:p>
          </table:table-cell>
          <table:table-cell office:value-type="float" office:value="6000000.0000">
            <text:p>6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00000.0000">
            <text:p>6000000.0000</text:p>
          </table:table-cell>
          <table:table-cell office:value-type="float" office:value="6000000.0000">
            <text:p>6000000.0000</text:p>
          </table:table-cell>
          <table:table-cell office:value-type="float" office:value="0.0000">
            <text:p>0.0000</text:p>
          </table:table-cell>
          <table:table-cell office:value-type="float" office:value="600000.0000">
            <text:p>600000.0000</text:p>
          </table:table-cell>
          <table:table-cell office:value-type="float" office:value="600000.0000">
            <text:p>6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76">
            <text:p>204076</text:p>
          </table:table-cell>
          <table:table-cell office:value-type="float" office:value="2500000.0000">
            <text:p>2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00000.0000">
            <text:p>2500000.0000</text:p>
          </table:table-cell>
          <table:table-cell office:value-type="float" office:value="2500000.0000">
            <text:p>2500000.0000</text:p>
          </table:table-cell>
          <table:table-cell office:value-type="float" office:value="0.0000">
            <text:p>0.0000</text:p>
          </table:table-cell>
          <table:table-cell office:value-type="float" office:value="250000.0000">
            <text:p>250000.0000</text:p>
          </table:table-cell>
          <table:table-cell office:value-type="float" office:value="250000.0000">
            <text:p>2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77">
            <text:p>204077</text:p>
          </table:table-cell>
          <table:table-cell office:value-type="float" office:value="1000000.0000">
            <text:p>1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0000.0000">
            <text:p>1000000.0000</text:p>
          </table:table-cell>
          <table:table-cell office:value-type="float" office:value="1000000.0000">
            <text:p>1000000.0000</text:p>
          </table:table-cell>
          <table:table-cell office:value-type="float" office:value="0.0000">
            <text:p>0.0000</text:p>
          </table:table-cell>
          <table:table-cell office:value-type="float" office:value="100000.0000">
            <text:p>100000.0000</text:p>
          </table:table-cell>
          <table:table-cell office:value-type="float" office:value="100000.0000">
            <text:p>1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78">
            <text:p>204078</text:p>
          </table:table-cell>
          <table:table-cell office:value-type="float" office:value="1500000.0000">
            <text:p>1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00000.0000">
            <text:p>1500000.0000</text:p>
          </table:table-cell>
          <table:table-cell office:value-type="float" office:value="1500000.0000">
            <text:p>1500000.0000</text:p>
          </table:table-cell>
          <table:table-cell office:value-type="float" office:value="0.0000">
            <text:p>0.0000</text:p>
          </table:table-cell>
          <table:table-cell office:value-type="float" office:value="150000.0000">
            <text:p>150000.0000</text:p>
          </table:table-cell>
          <table:table-cell office:value-type="float" office:value="150000.0000">
            <text:p>1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79">
            <text:p>204079</text:p>
          </table:table-cell>
          <table:table-cell office:value-type="float" office:value="2500000.0000">
            <text:p>2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00000.0000">
            <text:p>2500000.0000</text:p>
          </table:table-cell>
          <table:table-cell office:value-type="float" office:value="2500000.0000">
            <text:p>2500000.0000</text:p>
          </table:table-cell>
          <table:table-cell office:value-type="float" office:value="0.0000">
            <text:p>0.0000</text:p>
          </table:table-cell>
          <table:table-cell office:value-type="float" office:value="250000.0000">
            <text:p>250000.0000</text:p>
          </table:table-cell>
          <table:table-cell office:value-type="float" office:value="250000.0000">
            <text:p>2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80">
            <text:p>204080</text:p>
          </table:table-cell>
          <table:table-cell office:value-type="float" office:value="2500000.0000">
            <text:p>2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00000.0000">
            <text:p>2500000.0000</text:p>
          </table:table-cell>
          <table:table-cell office:value-type="float" office:value="2500000.0000">
            <text:p>2500000.0000</text:p>
          </table:table-cell>
          <table:table-cell office:value-type="float" office:value="0.0000">
            <text:p>0.0000</text:p>
          </table:table-cell>
          <table:table-cell office:value-type="float" office:value="250000.0000">
            <text:p>250000.0000</text:p>
          </table:table-cell>
          <table:table-cell office:value-type="float" office:value="250000.0000">
            <text:p>2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81">
            <text:p>204081</text:p>
          </table:table-cell>
          <table:table-cell office:value-type="float" office:value="4500000.0000">
            <text:p>4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00000.0000">
            <text:p>4500000.0000</text:p>
          </table:table-cell>
          <table:table-cell office:value-type="float" office:value="4500000.0000">
            <text:p>4500000.0000</text:p>
          </table:table-cell>
          <table:table-cell office:value-type="float" office:value="0.0000">
            <text:p>0.0000</text:p>
          </table:table-cell>
          <table:table-cell office:value-type="float" office:value="450000.0000">
            <text:p>450000.0000</text:p>
          </table:table-cell>
          <table:table-cell office:value-type="float" office:value="450000.0000">
            <text:p>4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82">
            <text:p>204082</text:p>
          </table:table-cell>
          <table:table-cell office:value-type="float" office:value="1500000.0000">
            <text:p>1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00000.0000">
            <text:p>1500000.0000</text:p>
          </table:table-cell>
          <table:table-cell office:value-type="float" office:value="1500000.0000">
            <text:p>1500000.0000</text:p>
          </table:table-cell>
          <table:table-cell office:value-type="float" office:value="0.0000">
            <text:p>0.0000</text:p>
          </table:table-cell>
          <table:table-cell office:value-type="float" office:value="150000.0000">
            <text:p>150000.0000</text:p>
          </table:table-cell>
          <table:table-cell office:value-type="float" office:value="150000.0000">
            <text:p>1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83">
            <text:p>204083</text:p>
          </table:table-cell>
          <table:table-cell office:value-type="float" office:value="50000000.0000">
            <text:p>50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000000.0000">
            <text:p>50000000.0000</text:p>
          </table:table-cell>
          <table:table-cell office:value-type="float" office:value="50000000.0000">
            <text:p>50000000.0000</text:p>
          </table:table-cell>
          <table:table-cell office:value-type="float" office:value="0.0000">
            <text:p>0.0000</text:p>
          </table:table-cell>
          <table:table-cell office:value-type="float" office:value="5000000.0000">
            <text:p>5000000.0000</text:p>
          </table:table-cell>
          <table:table-cell office:value-type="float" office:value="5000000.0000">
            <text:p>5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84">
            <text:p>204084</text:p>
          </table:table-cell>
          <table:table-cell office:value-type="float" office:value="2000000.0000">
            <text:p>2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0000.0000">
            <text:p>2000000.0000</text:p>
          </table:table-cell>
          <table:table-cell office:value-type="float" office:value="2000000.0000">
            <text:p>2000000.0000</text:p>
          </table:table-cell>
          <table:table-cell office:value-type="float" office:value="0.0000">
            <text:p>0.0000</text:p>
          </table:table-cell>
          <table:table-cell office:value-type="float" office:value="200000.0000">
            <text:p>200000.0000</text:p>
          </table:table-cell>
          <table:table-cell office:value-type="float" office:value="200000.0000">
            <text:p>2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85">
            <text:p>204085</text:p>
          </table:table-cell>
          <table:table-cell office:value-type="float" office:value="2000000.0000">
            <text:p>2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0000.0000">
            <text:p>2000000.0000</text:p>
          </table:table-cell>
          <table:table-cell office:value-type="float" office:value="2000000.0000">
            <text:p>2000000.0000</text:p>
          </table:table-cell>
          <table:table-cell office:value-type="float" office:value="0.0000">
            <text:p>0.0000</text:p>
          </table:table-cell>
          <table:table-cell office:value-type="float" office:value="200000.0000">
            <text:p>200000.0000</text:p>
          </table:table-cell>
          <table:table-cell office:value-type="float" office:value="200000.0000">
            <text:p>2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86">
            <text:p>204086</text:p>
          </table:table-cell>
          <table:table-cell office:value-type="float" office:value="2000000.0000">
            <text:p>2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0000.0000">
            <text:p>2000000.0000</text:p>
          </table:table-cell>
          <table:table-cell office:value-type="float" office:value="2000000.0000">
            <text:p>2000000.0000</text:p>
          </table:table-cell>
          <table:table-cell office:value-type="float" office:value="0.0000">
            <text:p>0.0000</text:p>
          </table:table-cell>
          <table:table-cell office:value-type="float" office:value="200000.0000">
            <text:p>200000.0000</text:p>
          </table:table-cell>
          <table:table-cell office:value-type="float" office:value="200000.0000">
            <text:p>2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87">
            <text:p>204087</text:p>
          </table:table-cell>
          <table:table-cell office:value-type="float" office:value="1500000.0000">
            <text:p>1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00000.0000">
            <text:p>1500000.0000</text:p>
          </table:table-cell>
          <table:table-cell office:value-type="float" office:value="1500000.0000">
            <text:p>1500000.0000</text:p>
          </table:table-cell>
          <table:table-cell office:value-type="float" office:value="0.0000">
            <text:p>0.0000</text:p>
          </table:table-cell>
          <table:table-cell office:value-type="float" office:value="150000.0000">
            <text:p>150000.0000</text:p>
          </table:table-cell>
          <table:table-cell office:value-type="float" office:value="150000.0000">
            <text:p>1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88">
            <text:p>204088</text:p>
          </table:table-cell>
          <table:table-cell office:value-type="float" office:value="1000000.0000">
            <text:p>1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0000.0000">
            <text:p>1000000.0000</text:p>
          </table:table-cell>
          <table:table-cell office:value-type="float" office:value="1000000.0000">
            <text:p>1000000.0000</text:p>
          </table:table-cell>
          <table:table-cell office:value-type="float" office:value="0.0000">
            <text:p>0.0000</text:p>
          </table:table-cell>
          <table:table-cell office:value-type="float" office:value="100000.0000">
            <text:p>100000.0000</text:p>
          </table:table-cell>
          <table:table-cell office:value-type="float" office:value="100000.0000">
            <text:p>1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89">
            <text:p>204089</text:p>
          </table:table-cell>
          <table:table-cell office:value-type="float" office:value="1000000.0000">
            <text:p>1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0000.0000">
            <text:p>1000000.0000</text:p>
          </table:table-cell>
          <table:table-cell office:value-type="float" office:value="1000000.0000">
            <text:p>1000000.0000</text:p>
          </table:table-cell>
          <table:table-cell office:value-type="float" office:value="0.0000">
            <text:p>0.0000</text:p>
          </table:table-cell>
          <table:table-cell office:value-type="float" office:value="100000.0000">
            <text:p>100000.0000</text:p>
          </table:table-cell>
          <table:table-cell office:value-type="float" office:value="100000.0000">
            <text:p>1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90">
            <text:p>204090</text:p>
          </table:table-cell>
          <table:table-cell office:value-type="float" office:value="1500000.0000">
            <text:p>1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00000.0000">
            <text:p>1500000.0000</text:p>
          </table:table-cell>
          <table:table-cell office:value-type="float" office:value="1500000.0000">
            <text:p>1500000.0000</text:p>
          </table:table-cell>
          <table:table-cell office:value-type="float" office:value="0.0000">
            <text:p>0.0000</text:p>
          </table:table-cell>
          <table:table-cell office:value-type="float" office:value="150000.0000">
            <text:p>150000.0000</text:p>
          </table:table-cell>
          <table:table-cell office:value-type="float" office:value="150000.0000">
            <text:p>1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91">
            <text:p>204091</text:p>
          </table:table-cell>
          <table:table-cell office:value-type="float" office:value="1000000.0000">
            <text:p>1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0000.0000">
            <text:p>1000000.0000</text:p>
          </table:table-cell>
          <table:table-cell office:value-type="float" office:value="1000000.0000">
            <text:p>1000000.0000</text:p>
          </table:table-cell>
          <table:table-cell office:value-type="float" office:value="0.0000">
            <text:p>0.0000</text:p>
          </table:table-cell>
          <table:table-cell office:value-type="float" office:value="100000.0000">
            <text:p>100000.0000</text:p>
          </table:table-cell>
          <table:table-cell office:value-type="float" office:value="100000.0000">
            <text:p>1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92">
            <text:p>204092</text:p>
          </table:table-cell>
          <table:table-cell office:value-type="float" office:value="1000000.0000">
            <text:p>1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0000.0000">
            <text:p>1000000.0000</text:p>
          </table:table-cell>
          <table:table-cell office:value-type="float" office:value="1000000.0000">
            <text:p>1000000.0000</text:p>
          </table:table-cell>
          <table:table-cell office:value-type="float" office:value="0.0000">
            <text:p>0.0000</text:p>
          </table:table-cell>
          <table:table-cell office:value-type="float" office:value="100000.0000">
            <text:p>100000.0000</text:p>
          </table:table-cell>
          <table:table-cell office:value-type="float" office:value="100000.0000">
            <text:p>1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42">
            <text:p>204042</text:p>
          </table:table-cell>
          <table:table-cell office:value-type="float" office:value="41047000.0000">
            <text:p>41047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1047000.0000">
            <text:p>41047000.0000</text:p>
          </table:table-cell>
          <table:table-cell office:value-type="float" office:value="41047000.0000">
            <text:p>41047000.0000</text:p>
          </table:table-cell>
          <table:table-cell office:value-type="float" office:value="0.0000">
            <text:p>0.0000</text:p>
          </table:table-cell>
          <table:table-cell office:value-type="float" office:value="4104700.0000">
            <text:p>4104700.0000</text:p>
          </table:table-cell>
          <table:table-cell office:value-type="float" office:value="4104700.0000">
            <text:p>4104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43">
            <text:p>204043</text:p>
          </table:table-cell>
          <table:table-cell office:value-type="float" office:value="151270000.0000">
            <text:p>15127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1270000.0000">
            <text:p>151270000.0000</text:p>
          </table:table-cell>
          <table:table-cell office:value-type="float" office:value="151270000.0000">
            <text:p>151270000.0000</text:p>
          </table:table-cell>
          <table:table-cell office:value-type="float" office:value="0.0000">
            <text:p>0.0000</text:p>
          </table:table-cell>
          <table:table-cell office:value-type="float" office:value="15127000.0000">
            <text:p>15127000.0000</text:p>
          </table:table-cell>
          <table:table-cell office:value-type="float" office:value="15127000.0000">
            <text:p>15127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44">
            <text:p>204044</text:p>
          </table:table-cell>
          <table:table-cell office:value-type="float" office:value="84249516.7100">
            <text:p>84249516.7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84249516.7100">
            <text:p>84249516.7100</text:p>
          </table:table-cell>
          <table:table-cell office:value-type="float" office:value="75824568.0000">
            <text:p>75824568.0000</text:p>
          </table:table-cell>
          <table:table-cell office:value-type="float" office:value="8424948.7100">
            <text:p>8424948.7100</text:p>
          </table:table-cell>
          <table:table-cell office:value-type="float" office:value="8424952.0000">
            <text:p>8424952.0000</text:p>
          </table:table-cell>
          <table:table-cell office:value-type="float" office:value="8424952.0000">
            <text:p>8424952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45">
            <text:p>204045</text:p>
          </table:table-cell>
          <table:table-cell office:value-type="float" office:value="92098000.0000">
            <text:p>92098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2098000.0000">
            <text:p>92098000.0000</text:p>
          </table:table-cell>
          <table:table-cell office:value-type="float" office:value="92098000.0000">
            <text:p>92098000.0000</text:p>
          </table:table-cell>
          <table:table-cell office:value-type="float" office:value="0.0000">
            <text:p>0.0000</text:p>
          </table:table-cell>
          <table:table-cell office:value-type="float" office:value="9209800.0000">
            <text:p>9209800.0000</text:p>
          </table:table-cell>
          <table:table-cell office:value-type="float" office:value="9209800.0000">
            <text:p>92098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46">
            <text:p>204046</text:p>
          </table:table-cell>
          <table:table-cell office:value-type="float" office:value="40210000.0000">
            <text:p>4021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210000.0000">
            <text:p>40210000.0000</text:p>
          </table:table-cell>
          <table:table-cell office:value-type="float" office:value="40210000.0000">
            <text:p>40210000.0000</text:p>
          </table:table-cell>
          <table:table-cell office:value-type="float" office:value="0.0000">
            <text:p>0.0000</text:p>
          </table:table-cell>
          <table:table-cell office:value-type="float" office:value="4021000.0000">
            <text:p>4021000.0000</text:p>
          </table:table-cell>
          <table:table-cell office:value-type="float" office:value="4021000.0000">
            <text:p>4021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49">
            <text:p>204049</text:p>
          </table:table-cell>
          <table:table-cell office:value-type="float" office:value="15000000.0000">
            <text:p>15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000000.0000">
            <text:p>15000000.0000</text:p>
          </table:table-cell>
          <table:table-cell office:value-type="float" office:value="15000000.0000">
            <text:p>15000000.0000</text:p>
          </table:table-cell>
          <table:table-cell office:value-type="float" office:value="0.0000">
            <text:p>0.0000</text:p>
          </table:table-cell>
          <table:table-cell office:value-type="float" office:value="1500000.0000">
            <text:p>1500000.0000</text:p>
          </table:table-cell>
          <table:table-cell office:value-type="float" office:value="1500000.0000">
            <text:p>15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50">
            <text:p>204050</text:p>
          </table:table-cell>
          <table:table-cell office:value-type="float" office:value="60000000.0000">
            <text:p>60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000000.0000">
            <text:p>60000000.0000</text:p>
          </table:table-cell>
          <table:table-cell office:value-type="float" office:value="60000000.0000">
            <text:p>60000000.0000</text:p>
          </table:table-cell>
          <table:table-cell office:value-type="float" office:value="0.0000">
            <text:p>0.0000</text:p>
          </table:table-cell>
          <table:table-cell office:value-type="float" office:value="6000000.0000">
            <text:p>6000000.0000</text:p>
          </table:table-cell>
          <table:table-cell office:value-type="float" office:value="6000000.0000">
            <text:p>6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51">
            <text:p>204051</text:p>
          </table:table-cell>
          <table:table-cell office:value-type="float" office:value="100000000.0000">
            <text:p>100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000000.0000">
            <text:p>100000000.0000</text:p>
          </table:table-cell>
          <table:table-cell office:value-type="float" office:value="100000000.0000">
            <text:p>100000000.0000</text:p>
          </table:table-cell>
          <table:table-cell office:value-type="float" office:value="0.0000">
            <text:p>0.0000</text:p>
          </table:table-cell>
          <table:table-cell office:value-type="float" office:value="10000000.0000">
            <text:p>10000000.0000</text:p>
          </table:table-cell>
          <table:table-cell office:value-type="float" office:value="10000000.0000">
            <text:p>10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52">
            <text:p>204052</text:p>
          </table:table-cell>
          <table:table-cell office:value-type="float" office:value="30000000.0000">
            <text:p>30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000000.0000">
            <text:p>30000000.0000</text:p>
          </table:table-cell>
          <table:table-cell office:value-type="float" office:value="30000000.0000">
            <text:p>30000000.0000</text:p>
          </table:table-cell>
          <table:table-cell office:value-type="float" office:value="0.0000">
            <text:p>0.0000</text:p>
          </table:table-cell>
          <table:table-cell office:value-type="float" office:value="3000000.0000">
            <text:p>3000000.0000</text:p>
          </table:table-cell>
          <table:table-cell office:value-type="float" office:value="3000000.0000">
            <text:p>3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53">
            <text:p>204053</text:p>
          </table:table-cell>
          <table:table-cell office:value-type="float" office:value="60000000.0000">
            <text:p>60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000000.0000">
            <text:p>60000000.0000</text:p>
          </table:table-cell>
          <table:table-cell office:value-type="float" office:value="60000000.0000">
            <text:p>60000000.0000</text:p>
          </table:table-cell>
          <table:table-cell office:value-type="float" office:value="0.0000">
            <text:p>0.0000</text:p>
          </table:table-cell>
          <table:table-cell office:value-type="float" office:value="6000000.0000">
            <text:p>6000000.0000</text:p>
          </table:table-cell>
          <table:table-cell office:value-type="float" office:value="6000000.0000">
            <text:p>6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54">
            <text:p>204054</text:p>
          </table:table-cell>
          <table:table-cell office:value-type="float" office:value="40500000.0000">
            <text:p>40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500000.0000">
            <text:p>40500000.0000</text:p>
          </table:table-cell>
          <table:table-cell office:value-type="float" office:value="40500000.0000">
            <text:p>40500000.0000</text:p>
          </table:table-cell>
          <table:table-cell office:value-type="float" office:value="0.0000">
            <text:p>0.0000</text:p>
          </table:table-cell>
          <table:table-cell office:value-type="float" office:value="4050000.0000">
            <text:p>4050000.0000</text:p>
          </table:table-cell>
          <table:table-cell office:value-type="float" office:value="4050000.0000">
            <text:p>40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55">
            <text:p>204055</text:p>
          </table:table-cell>
          <table:table-cell office:value-type="float" office:value="33750000.0000">
            <text:p>3375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3750000.0000">
            <text:p>33750000.0000</text:p>
          </table:table-cell>
          <table:table-cell office:value-type="float" office:value="33750000.0000">
            <text:p>33750000.0000</text:p>
          </table:table-cell>
          <table:table-cell office:value-type="float" office:value="0.0000">
            <text:p>0.0000</text:p>
          </table:table-cell>
          <table:table-cell office:value-type="float" office:value="3375000.0000">
            <text:p>3375000.0000</text:p>
          </table:table-cell>
          <table:table-cell office:value-type="float" office:value="3375000.0000">
            <text:p>337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56">
            <text:p>204056</text:p>
          </table:table-cell>
          <table:table-cell office:value-type="float" office:value="15000000.0000">
            <text:p>15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000000.0000">
            <text:p>15000000.0000</text:p>
          </table:table-cell>
          <table:table-cell office:value-type="float" office:value="15000000.0000">
            <text:p>15000000.0000</text:p>
          </table:table-cell>
          <table:table-cell office:value-type="float" office:value="0.0000">
            <text:p>0.0000</text:p>
          </table:table-cell>
          <table:table-cell office:value-type="float" office:value="1500000.0000">
            <text:p>1500000.0000</text:p>
          </table:table-cell>
          <table:table-cell office:value-type="float" office:value="1500000.0000">
            <text:p>15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57">
            <text:p>204057</text:p>
          </table:table-cell>
          <table:table-cell office:value-type="float" office:value="40000000.0000">
            <text:p>40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000000.0000">
            <text:p>40000000.0000</text:p>
          </table:table-cell>
          <table:table-cell office:value-type="float" office:value="40000000.0000">
            <text:p>40000000.0000</text:p>
          </table:table-cell>
          <table:table-cell office:value-type="float" office:value="0.0000">
            <text:p>0.0000</text:p>
          </table:table-cell>
          <table:table-cell office:value-type="float" office:value="4000000.0000">
            <text:p>4000000.0000</text:p>
          </table:table-cell>
          <table:table-cell office:value-type="float" office:value="4000000.0000">
            <text:p>4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58">
            <text:p>204058</text:p>
          </table:table-cell>
          <table:table-cell office:value-type="float" office:value="40000000.0000">
            <text:p>40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000000.0000">
            <text:p>40000000.0000</text:p>
          </table:table-cell>
          <table:table-cell office:value-type="float" office:value="40000000.0000">
            <text:p>40000000.0000</text:p>
          </table:table-cell>
          <table:table-cell office:value-type="float" office:value="0.0000">
            <text:p>0.0000</text:p>
          </table:table-cell>
          <table:table-cell office:value-type="float" office:value="4000000.0000">
            <text:p>4000000.0000</text:p>
          </table:table-cell>
          <table:table-cell office:value-type="float" office:value="4000000.0000">
            <text:p>4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59">
            <text:p>204059</text:p>
          </table:table-cell>
          <table:table-cell office:value-type="float" office:value="3500000.0000">
            <text:p>3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00000.0000">
            <text:p>3500000.0000</text:p>
          </table:table-cell>
          <table:table-cell office:value-type="float" office:value="3500000.0000">
            <text:p>3500000.0000</text:p>
          </table:table-cell>
          <table:table-cell office:value-type="float" office:value="0.0000">
            <text:p>0.0000</text:p>
          </table:table-cell>
          <table:table-cell office:value-type="float" office:value="350000.0000">
            <text:p>350000.0000</text:p>
          </table:table-cell>
          <table:table-cell office:value-type="float" office:value="350000.0000">
            <text:p>3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60">
            <text:p>204060</text:p>
          </table:table-cell>
          <table:table-cell office:value-type="float" office:value="15000000.0000">
            <text:p>15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000000.0000">
            <text:p>15000000.0000</text:p>
          </table:table-cell>
          <table:table-cell office:value-type="float" office:value="15000000.0000">
            <text:p>15000000.0000</text:p>
          </table:table-cell>
          <table:table-cell office:value-type="float" office:value="0.0000">
            <text:p>0.0000</text:p>
          </table:table-cell>
          <table:table-cell office:value-type="float" office:value="1500000.0000">
            <text:p>1500000.0000</text:p>
          </table:table-cell>
          <table:table-cell office:value-type="float" office:value="1500000.0000">
            <text:p>15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61">
            <text:p>204061</text:p>
          </table:table-cell>
          <table:table-cell office:value-type="float" office:value="99670000.0000">
            <text:p>9967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9670000.0000">
            <text:p>99670000.0000</text:p>
          </table:table-cell>
          <table:table-cell office:value-type="float" office:value="99670000.0000">
            <text:p>99670000.0000</text:p>
          </table:table-cell>
          <table:table-cell office:value-type="float" office:value="0.0000">
            <text:p>0.0000</text:p>
          </table:table-cell>
          <table:table-cell office:value-type="float" office:value="9967000.0000">
            <text:p>9967000.0000</text:p>
          </table:table-cell>
          <table:table-cell office:value-type="float" office:value="9967000.0000">
            <text:p>9967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62">
            <text:p>204062</text:p>
          </table:table-cell>
          <table:table-cell office:value-type="float" office:value="175962000.0000">
            <text:p>175962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5962000.0000">
            <text:p>175962000.0000</text:p>
          </table:table-cell>
          <table:table-cell office:value-type="float" office:value="175962000.0000">
            <text:p>175962000.0000</text:p>
          </table:table-cell>
          <table:table-cell office:value-type="float" office:value="0.0000">
            <text:p>0.0000</text:p>
          </table:table-cell>
          <table:table-cell office:value-type="float" office:value="17596200.0000">
            <text:p>17596200.0000</text:p>
          </table:table-cell>
          <table:table-cell office:value-type="float" office:value="17596200.0000">
            <text:p>175962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721447">
            <text:p>721447</text:p>
          </table:table-cell>
          <table:table-cell office:value-type="float" office:value="445000.0000">
            <text:p>445000.0000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-1">
            <text:p>-1</text:p>
          </table:table-cell>
          <table:table-cell office:value-type="float" office:value="66750.0000">
            <text:p>66750.0000</text:p>
          </table:table-cell>
          <table:table-cell office:value-type="float" office:value="44500.0000">
            <text:p>44500.0000</text:p>
          </table:table-cell>
          <table:table-cell office:value-type="float" office:value="22250.0000">
            <text:p>22250.0000</text:p>
          </table:table-cell>
          <table:table-cell office:value-type="float" office:value="22250.0000">
            <text:p>22250.0000</text:p>
          </table:table-cell>
          <table:table-cell office:value-type="float" office:value="22250.0000">
            <text:p>222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721448">
            <text:p>721448</text:p>
          </table:table-cell>
          <table:table-cell office:value-type="float" office:value="445000.0000">
            <text:p>445000.0000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-1">
            <text:p>-1</text:p>
          </table:table-cell>
          <table:table-cell office:value-type="float" office:value="66750.0000">
            <text:p>66750.0000</text:p>
          </table:table-cell>
          <table:table-cell office:value-type="float" office:value="44500.0000">
            <text:p>44500.0000</text:p>
          </table:table-cell>
          <table:table-cell office:value-type="float" office:value="22250.0000">
            <text:p>22250.0000</text:p>
          </table:table-cell>
          <table:table-cell office:value-type="float" office:value="22250.0000">
            <text:p>22250.0000</text:p>
          </table:table-cell>
          <table:table-cell office:value-type="float" office:value="22250.0000">
            <text:p>222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35">
            <text:p>204035</text:p>
          </table:table-cell>
          <table:table-cell office:value-type="float" office:value="170900000.0000">
            <text:p>1709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0900000.0000">
            <text:p>170900000.0000</text:p>
          </table:table-cell>
          <table:table-cell office:value-type="float" office:value="170900000.0000">
            <text:p>170900000.0000</text:p>
          </table:table-cell>
          <table:table-cell office:value-type="float" office:value="0.0000">
            <text:p>0.0000</text:p>
          </table:table-cell>
          <table:table-cell office:value-type="float" office:value="17090000.0000">
            <text:p>17090000.0000</text:p>
          </table:table-cell>
          <table:table-cell office:value-type="float" office:value="17090000.0000">
            <text:p>1709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36">
            <text:p>204036</text:p>
          </table:table-cell>
          <table:table-cell office:value-type="float" office:value="131200000.0000">
            <text:p>1312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1200000.0000">
            <text:p>131200000.0000</text:p>
          </table:table-cell>
          <table:table-cell office:value-type="float" office:value="131200000.0000">
            <text:p>131200000.0000</text:p>
          </table:table-cell>
          <table:table-cell office:value-type="float" office:value="0.0000">
            <text:p>0.0000</text:p>
          </table:table-cell>
          <table:table-cell office:value-type="float" office:value="13120000.0000">
            <text:p>13120000.0000</text:p>
          </table:table-cell>
          <table:table-cell office:value-type="float" office:value="13120000.0000">
            <text:p>1312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37">
            <text:p>204037</text:p>
          </table:table-cell>
          <table:table-cell office:value-type="float" office:value="1200000.0000">
            <text:p>1200000.00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1020000.0000">
            <text:p>1020000.0000</text:p>
          </table:table-cell>
          <table:table-cell office:value-type="float" office:value="990000.0000">
            <text:p>990000.0000</text:p>
          </table:table-cell>
          <table:table-cell office:value-type="float" office:value="30000.0000">
            <text:p>30000.0000</text:p>
          </table:table-cell>
          <table:table-cell office:value-type="float" office:value="30000.0000">
            <text:p>30000.0000</text:p>
          </table:table-cell>
          <table:table-cell office:value-type="float" office:value="30000.0000">
            <text:p>3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41">
            <text:p>204041</text:p>
          </table:table-cell>
          <table:table-cell office:value-type="float" office:value="100000.0000">
            <text:p>100000.000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55000.0000">
            <text:p>55000.0000</text:p>
          </table:table-cell>
          <table:table-cell office:value-type="float" office:value="50000.0000">
            <text:p>50000.0000</text:p>
          </table:table-cell>
          <table:table-cell office:value-type="float" office:value="5000.0000">
            <text:p>5000.0000</text:p>
          </table:table-cell>
          <table:table-cell office:value-type="float" office:value="5000.0000">
            <text:p>5000.0000</text:p>
          </table:table-cell>
          <table:table-cell office:value-type="float" office:value="5000.0000">
            <text:p>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26">
            <text:p>204026</text:p>
          </table:table-cell>
          <table:table-cell office:value-type="float" office:value="182653000.0000">
            <text:p>182653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2653000.0000">
            <text:p>182653000.0000</text:p>
          </table:table-cell>
          <table:table-cell office:value-type="float" office:value="182653000.0000">
            <text:p>182653000.0000</text:p>
          </table:table-cell>
          <table:table-cell office:value-type="float" office:value="0.0000">
            <text:p>0.0000</text:p>
          </table:table-cell>
          <table:table-cell office:value-type="float" office:value="18265300.0000">
            <text:p>18265300.0000</text:p>
          </table:table-cell>
          <table:table-cell office:value-type="float" office:value="18265300.0000">
            <text:p>18265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27">
            <text:p>204027</text:p>
          </table:table-cell>
          <table:table-cell office:value-type="float" office:value="179990000.0000">
            <text:p>17999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9990000.0000">
            <text:p>179990000.0000</text:p>
          </table:table-cell>
          <table:table-cell office:value-type="float" office:value="179990000.0000">
            <text:p>179990000.0000</text:p>
          </table:table-cell>
          <table:table-cell office:value-type="float" office:value="0.0000">
            <text:p>0.0000</text:p>
          </table:table-cell>
          <table:table-cell office:value-type="float" office:value="17999000.0000">
            <text:p>17999000.0000</text:p>
          </table:table-cell>
          <table:table-cell office:value-type="float" office:value="17999000.0000">
            <text:p>17999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28">
            <text:p>204028</text:p>
          </table:table-cell>
          <table:table-cell office:value-type="float" office:value="30300000.0000">
            <text:p>303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300000.0000">
            <text:p>30300000.0000</text:p>
          </table:table-cell>
          <table:table-cell office:value-type="float" office:value="30300000.0000">
            <text:p>30300000.0000</text:p>
          </table:table-cell>
          <table:table-cell office:value-type="float" office:value="0.0000">
            <text:p>0.0000</text:p>
          </table:table-cell>
          <table:table-cell office:value-type="float" office:value="3030000.0000">
            <text:p>3030000.0000</text:p>
          </table:table-cell>
          <table:table-cell office:value-type="float" office:value="3030000.0000">
            <text:p>303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29">
            <text:p>204029</text:p>
          </table:table-cell>
          <table:table-cell office:value-type="float" office:value="216520985.9100">
            <text:p>216520985.9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16520985.9100">
            <text:p>216520985.9100</text:p>
          </table:table-cell>
          <table:table-cell office:value-type="float" office:value="194868891.0000">
            <text:p>194868891.0000</text:p>
          </table:table-cell>
          <table:table-cell office:value-type="float" office:value="21652094.9100">
            <text:p>21652094.9100</text:p>
          </table:table-cell>
          <table:table-cell office:value-type="float" office:value="21652099.0000">
            <text:p>21652099.0000</text:p>
          </table:table-cell>
          <table:table-cell office:value-type="float" office:value="21652099.0000">
            <text:p>21652099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30">
            <text:p>204030</text:p>
          </table:table-cell>
          <table:table-cell office:value-type="float" office:value="44352397.2500">
            <text:p>44352397.2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44352397.2500">
            <text:p>44352397.2500</text:p>
          </table:table-cell>
          <table:table-cell office:value-type="float" office:value="39917160.0000">
            <text:p>39917160.0000</text:p>
          </table:table-cell>
          <table:table-cell office:value-type="float" office:value="4435237.2500">
            <text:p>4435237.2500</text:p>
          </table:table-cell>
          <table:table-cell office:value-type="float" office:value="4435240.0000">
            <text:p>4435240.0000</text:p>
          </table:table-cell>
          <table:table-cell office:value-type="float" office:value="4435240.0000">
            <text:p>443524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31">
            <text:p>204031</text:p>
          </table:table-cell>
          <table:table-cell office:value-type="float" office:value="150000.0000">
            <text:p>150000.000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5000.0000">
            <text:p>105000.0000</text:p>
          </table:table-cell>
          <table:table-cell office:value-type="float" office:value="100000.0000">
            <text:p>100000.0000</text:p>
          </table:table-cell>
          <table:table-cell office:value-type="float" office:value="5000.0000">
            <text:p>5000.0000</text:p>
          </table:table-cell>
          <table:table-cell office:value-type="float" office:value="5000.0000">
            <text:p>5000.0000</text:p>
          </table:table-cell>
          <table:table-cell office:value-type="float" office:value="5000.0000">
            <text:p>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32">
            <text:p>204032</text:p>
          </table:table-cell>
          <table:table-cell office:value-type="float" office:value="200000.0000">
            <text:p>200000.00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170000.0000">
            <text:p>170000.0000</text:p>
          </table:table-cell>
          <table:table-cell office:value-type="float" office:value="165000.0000">
            <text:p>165000.0000</text:p>
          </table:table-cell>
          <table:table-cell office:value-type="float" office:value="5000.0000">
            <text:p>5000.0000</text:p>
          </table:table-cell>
          <table:table-cell office:value-type="float" office:value="5000.0000">
            <text:p>5000.0000</text:p>
          </table:table-cell>
          <table:table-cell office:value-type="float" office:value="5000.0000">
            <text:p>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33">
            <text:p>204033</text:p>
          </table:table-cell>
          <table:table-cell office:value-type="float" office:value="200000.0000">
            <text:p>200000.000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105000.0000">
            <text:p>105000.0000</text:p>
          </table:table-cell>
          <table:table-cell office:value-type="float" office:value="100000.0000">
            <text:p>100000.0000</text:p>
          </table:table-cell>
          <table:table-cell office:value-type="float" office:value="5000.0000">
            <text:p>5000.0000</text:p>
          </table:table-cell>
          <table:table-cell office:value-type="float" office:value="5000.0000">
            <text:p>5000.0000</text:p>
          </table:table-cell>
          <table:table-cell office:value-type="float" office:value="5000.0000">
            <text:p>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34">
            <text:p>204034</text:p>
          </table:table-cell>
          <table:table-cell office:value-type="float" office:value="100000.0000">
            <text:p>1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000.0000">
            <text:p>100000.0000</text:p>
          </table:table-cell>
          <table:table-cell office:value-type="float" office:value="100000.0000">
            <text:p>100000.0000</text:p>
          </table:table-cell>
          <table:table-cell office:value-type="float" office:value="0.0000">
            <text:p>0.0000</text:p>
          </table:table-cell>
          <table:table-cell office:value-type="float" office:value="5000.0000">
            <text:p>5000.0000</text:p>
          </table:table-cell>
          <table:table-cell office:value-type="float" office:value="5000.0000">
            <text:p>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10">
            <text:p>204010</text:p>
          </table:table-cell>
          <table:table-cell office:value-type="float" office:value="175000000.0000">
            <text:p>175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5000000.0000">
            <text:p>175000000.0000</text:p>
          </table:table-cell>
          <table:table-cell office:value-type="float" office:value="175000000.0000">
            <text:p>175000000.0000</text:p>
          </table:table-cell>
          <table:table-cell office:value-type="float" office:value="0.0000">
            <text:p>0.0000</text:p>
          </table:table-cell>
          <table:table-cell office:value-type="float" office:value="17500000.0000">
            <text:p>17500000.0000</text:p>
          </table:table-cell>
          <table:table-cell office:value-type="float" office:value="17500000.0000">
            <text:p>175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11">
            <text:p>204011</text:p>
          </table:table-cell>
          <table:table-cell office:value-type="float" office:value="125000000.0000">
            <text:p>125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5000000.0000">
            <text:p>125000000.0000</text:p>
          </table:table-cell>
          <table:table-cell office:value-type="float" office:value="125000000.0000">
            <text:p>125000000.0000</text:p>
          </table:table-cell>
          <table:table-cell office:value-type="float" office:value="0.0000">
            <text:p>0.0000</text:p>
          </table:table-cell>
          <table:table-cell office:value-type="float" office:value="12500000.0000">
            <text:p>12500000.0000</text:p>
          </table:table-cell>
          <table:table-cell office:value-type="float" office:value="12500000.0000">
            <text:p>125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12">
            <text:p>204012</text:p>
          </table:table-cell>
          <table:table-cell office:value-type="float" office:value="400000000.0000">
            <text:p>400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0000000.0000">
            <text:p>400000000.0000</text:p>
          </table:table-cell>
          <table:table-cell office:value-type="float" office:value="400000000.0000">
            <text:p>400000000.0000</text:p>
          </table:table-cell>
          <table:table-cell office:value-type="float" office:value="0.0000">
            <text:p>0.0000</text:p>
          </table:table-cell>
          <table:table-cell office:value-type="float" office:value="40000000.0000">
            <text:p>40000000.0000</text:p>
          </table:table-cell>
          <table:table-cell office:value-type="float" office:value="40000000.0000">
            <text:p>40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13">
            <text:p>204013</text:p>
          </table:table-cell>
          <table:table-cell office:value-type="float" office:value="180000000.0000">
            <text:p>180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0000000.0000">
            <text:p>180000000.0000</text:p>
          </table:table-cell>
          <table:table-cell office:value-type="float" office:value="180000000.0000">
            <text:p>180000000.0000</text:p>
          </table:table-cell>
          <table:table-cell office:value-type="float" office:value="0.0000">
            <text:p>0.0000</text:p>
          </table:table-cell>
          <table:table-cell office:value-type="float" office:value="18000000.0000">
            <text:p>18000000.0000</text:p>
          </table:table-cell>
          <table:table-cell office:value-type="float" office:value="18000000.0000">
            <text:p>18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14">
            <text:p>204014</text:p>
          </table:table-cell>
          <table:table-cell office:value-type="float" office:value="140000000.0000">
            <text:p>140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40000000.0000">
            <text:p>140000000.0000</text:p>
          </table:table-cell>
          <table:table-cell office:value-type="float" office:value="140000000.0000">
            <text:p>140000000.0000</text:p>
          </table:table-cell>
          <table:table-cell office:value-type="float" office:value="0.0000">
            <text:p>0.0000</text:p>
          </table:table-cell>
          <table:table-cell office:value-type="float" office:value="14000000.0000">
            <text:p>14000000.0000</text:p>
          </table:table-cell>
          <table:table-cell office:value-type="float" office:value="14000000.0000">
            <text:p>14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15">
            <text:p>204015</text:p>
          </table:table-cell>
          <table:table-cell office:value-type="float" office:value="180000000.0000">
            <text:p>180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0000000.0000">
            <text:p>180000000.0000</text:p>
          </table:table-cell>
          <table:table-cell office:value-type="float" office:value="180000000.0000">
            <text:p>180000000.0000</text:p>
          </table:table-cell>
          <table:table-cell office:value-type="float" office:value="0.0000">
            <text:p>0.0000</text:p>
          </table:table-cell>
          <table:table-cell office:value-type="float" office:value="18000000.0000">
            <text:p>18000000.0000</text:p>
          </table:table-cell>
          <table:table-cell office:value-type="float" office:value="18000000.0000">
            <text:p>18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16">
            <text:p>204016</text:p>
          </table:table-cell>
          <table:table-cell office:value-type="float" office:value="175000000.0000">
            <text:p>175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5000000.0000">
            <text:p>175000000.0000</text:p>
          </table:table-cell>
          <table:table-cell office:value-type="float" office:value="175000000.0000">
            <text:p>175000000.0000</text:p>
          </table:table-cell>
          <table:table-cell office:value-type="float" office:value="0.0000">
            <text:p>0.0000</text:p>
          </table:table-cell>
          <table:table-cell office:value-type="float" office:value="17500000.0000">
            <text:p>17500000.0000</text:p>
          </table:table-cell>
          <table:table-cell office:value-type="float" office:value="17500000.0000">
            <text:p>175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17">
            <text:p>204017</text:p>
          </table:table-cell>
          <table:table-cell office:value-type="float" office:value="100000000.0000">
            <text:p>100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000000.0000">
            <text:p>100000000.0000</text:p>
          </table:table-cell>
          <table:table-cell office:value-type="float" office:value="100000000.0000">
            <text:p>100000000.0000</text:p>
          </table:table-cell>
          <table:table-cell office:value-type="float" office:value="0.0000">
            <text:p>0.0000</text:p>
          </table:table-cell>
          <table:table-cell office:value-type="float" office:value="10000000.0000">
            <text:p>10000000.0000</text:p>
          </table:table-cell>
          <table:table-cell office:value-type="float" office:value="10000000.0000">
            <text:p>10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18">
            <text:p>204018</text:p>
          </table:table-cell>
          <table:table-cell office:value-type="float" office:value="180000000.0000">
            <text:p>180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0000000.0000">
            <text:p>180000000.0000</text:p>
          </table:table-cell>
          <table:table-cell office:value-type="float" office:value="180000000.0000">
            <text:p>180000000.0000</text:p>
          </table:table-cell>
          <table:table-cell office:value-type="float" office:value="0.0000">
            <text:p>0.0000</text:p>
          </table:table-cell>
          <table:table-cell office:value-type="float" office:value="18000000.0000">
            <text:p>18000000.0000</text:p>
          </table:table-cell>
          <table:table-cell office:value-type="float" office:value="18000000.0000">
            <text:p>18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19">
            <text:p>204019</text:p>
          </table:table-cell>
          <table:table-cell office:value-type="float" office:value="650000.0000">
            <text:p>650000.000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office:value-type="float" office:value="368339.0000">
            <text:p>368339.0000</text:p>
          </table:table-cell>
          <table:table-cell office:value-type="float" office:value="346672.0000">
            <text:p>346672.0000</text:p>
          </table:table-cell>
          <table:table-cell office:value-type="float" office:value="21667.0000">
            <text:p>21667.0000</text:p>
          </table:table-cell>
          <table:table-cell office:value-type="float" office:value="21667.0000">
            <text:p>21667.0000</text:p>
          </table:table-cell>
          <table:table-cell office:value-type="float" office:value="21667.0000">
            <text:p>216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20">
            <text:p>204020</text:p>
          </table:table-cell>
          <table:table-cell office:value-type="float" office:value="150000.0000">
            <text:p>15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0000.0000">
            <text:p>150000.0000</text:p>
          </table:table-cell>
          <table:table-cell office:value-type="float" office:value="150000.0000">
            <text:p>150000.0000</text:p>
          </table:table-cell>
          <table:table-cell office:value-type="float" office:value="0.0000">
            <text:p>0.0000</text:p>
          </table:table-cell>
          <table:table-cell office:value-type="float" office:value="3750.0000">
            <text:p>3750.0000</text:p>
          </table:table-cell>
          <table:table-cell office:value-type="float" office:value="3750.0000">
            <text:p>37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21">
            <text:p>204021</text:p>
          </table:table-cell>
          <table:table-cell office:value-type="float" office:value="1500000.0000">
            <text:p>1500000.000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450000.0000">
            <text:p>450000.0000</text:p>
          </table:table-cell>
          <table:table-cell office:value-type="float" office:value="412500.0000">
            <text:p>412500.0000</text:p>
          </table:table-cell>
          <table:table-cell office:value-type="float" office:value="37500.0000">
            <text:p>37500.0000</text:p>
          </table:table-cell>
          <table:table-cell office:value-type="float" office:value="37500.0000">
            <text:p>37500.0000</text:p>
          </table:table-cell>
          <table:table-cell office:value-type="float" office:value="37500.0000">
            <text:p>3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22">
            <text:p>204022</text:p>
          </table:table-cell>
          <table:table-cell office:value-type="float" office:value="400000.0000">
            <text:p>400000.000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240000.0000">
            <text:p>240000.0000</text:p>
          </table:table-cell>
          <table:table-cell office:value-type="float" office:value="220000.0000">
            <text:p>220000.0000</text:p>
          </table:table-cell>
          <table:table-cell office:value-type="float" office:value="20000.0000">
            <text:p>20000.0000</text:p>
          </table:table-cell>
          <table:table-cell office:value-type="float" office:value="20000.0000">
            <text:p>20000.0000</text:p>
          </table:table-cell>
          <table:table-cell office:value-type="float" office:value="20000.0000">
            <text:p>2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23">
            <text:p>204023</text:p>
          </table:table-cell>
          <table:table-cell office:value-type="float" office:value="119600000.0000">
            <text:p>1196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19600000.0000">
            <text:p>119600000.0000</text:p>
          </table:table-cell>
          <table:table-cell office:value-type="float" office:value="119600000.0000">
            <text:p>119600000.0000</text:p>
          </table:table-cell>
          <table:table-cell office:value-type="float" office:value="0.0000">
            <text:p>0.0000</text:p>
          </table:table-cell>
          <table:table-cell office:value-type="float" office:value="11960000.0000">
            <text:p>11960000.0000</text:p>
          </table:table-cell>
          <table:table-cell office:value-type="float" office:value="11960000.0000">
            <text:p>1196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24">
            <text:p>204024</text:p>
          </table:table-cell>
          <table:table-cell office:value-type="float" office:value="97900000.0000">
            <text:p>979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7900000.0000">
            <text:p>97900000.0000</text:p>
          </table:table-cell>
          <table:table-cell office:value-type="float" office:value="97900000.0000">
            <text:p>97900000.0000</text:p>
          </table:table-cell>
          <table:table-cell office:value-type="float" office:value="0.0000">
            <text:p>0.0000</text:p>
          </table:table-cell>
          <table:table-cell office:value-type="float" office:value="9790000.0000">
            <text:p>9790000.0000</text:p>
          </table:table-cell>
          <table:table-cell office:value-type="float" office:value="9790000.0000">
            <text:p>979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25">
            <text:p>204025</text:p>
          </table:table-cell>
          <table:table-cell office:value-type="float" office:value="45741000.0000">
            <text:p>45741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741000.0000">
            <text:p>45741000.0000</text:p>
          </table:table-cell>
          <table:table-cell office:value-type="float" office:value="45741000.0000">
            <text:p>45741000.0000</text:p>
          </table:table-cell>
          <table:table-cell office:value-type="float" office:value="0.0000">
            <text:p>0.0000</text:p>
          </table:table-cell>
          <table:table-cell office:value-type="float" office:value="4574100.0000">
            <text:p>4574100.0000</text:p>
          </table:table-cell>
          <table:table-cell office:value-type="float" office:value="4574100.0000">
            <text:p>45741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07">
            <text:p>204007</text:p>
          </table:table-cell>
          <table:table-cell office:value-type="float" office:value="400000.0000">
            <text:p>400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346658.0000">
            <text:p>346658.0000</text:p>
          </table:table-cell>
          <table:table-cell office:value-type="float" office:value="333325.0000">
            <text:p>333325.0000</text:p>
          </table:table-cell>
          <table:table-cell office:value-type="float" office:value="13333.0000">
            <text:p>13333.0000</text:p>
          </table:table-cell>
          <table:table-cell office:value-type="float" office:value="13333.0000">
            <text:p>13333.0000</text:p>
          </table:table-cell>
          <table:table-cell office:value-type="float" office:value="13333.0000">
            <text:p>133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08">
            <text:p>204008</text:p>
          </table:table-cell>
          <table:table-cell office:value-type="float" office:value="1800000.0000">
            <text:p>1800000.000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-1">
            <text:p>-1</text:p>
          </table:table-cell>
          <table:table-cell office:value-type="float" office:value="1170000.0000">
            <text:p>1170000.0000</text:p>
          </table:table-cell>
          <table:table-cell office:value-type="float" office:value="1125000.0000">
            <text:p>1125000.0000</text:p>
          </table:table-cell>
          <table:table-cell office:value-type="float" office:value="45000.0000">
            <text:p>45000.0000</text:p>
          </table:table-cell>
          <table:table-cell office:value-type="float" office:value="45000.0000">
            <text:p>45000.0000</text:p>
          </table:table-cell>
          <table:table-cell office:value-type="float" office:value="45000.0000">
            <text:p>4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09">
            <text:p>204009</text:p>
          </table:table-cell>
          <table:table-cell office:value-type="float" office:value="600000.0000">
            <text:p>6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0000.0000">
            <text:p>600000.0000</text:p>
          </table:table-cell>
          <table:table-cell office:value-type="float" office:value="600000.0000">
            <text:p>600000.0000</text:p>
          </table:table-cell>
          <table:table-cell office:value-type="float" office:value="0.0000">
            <text:p>0.0000</text:p>
          </table:table-cell>
          <table:table-cell office:value-type="float" office:value="30000.0000">
            <text:p>30000.0000</text:p>
          </table:table-cell>
          <table:table-cell office:value-type="float" office:value="30000.0000">
            <text:p>3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49002">
            <text:p>2649002</text:p>
          </table:table-cell>
          <table:table-cell office:value-type="float" office:value="6100000.0000">
            <text:p>6100000.000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-1">
            <text:p>-1</text:p>
          </table:table-cell>
          <table:table-cell office:value-type="float" office:value="610000.0000">
            <text:p>610000.0000</text:p>
          </table:table-cell>
          <table:table-cell office:value-type="float" office:value="305000.0000">
            <text:p>305000.0000</text:p>
          </table:table-cell>
          <table:table-cell office:value-type="float" office:value="305000.0000">
            <text:p>305000.0000</text:p>
          </table:table-cell>
          <table:table-cell office:value-type="float" office:value="305000.0000">
            <text:p>305000.0000</text:p>
          </table:table-cell>
          <table:table-cell office:value-type="float" office:value="305000.0000">
            <text:p>30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00">
            <text:p>204000</text:p>
          </table:table-cell>
          <table:table-cell office:value-type="float" office:value="49811000.0000">
            <text:p>49811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811000.0000">
            <text:p>49811000.0000</text:p>
          </table:table-cell>
          <table:table-cell office:value-type="float" office:value="49811000.0000">
            <text:p>49811000.0000</text:p>
          </table:table-cell>
          <table:table-cell office:value-type="float" office:value="0.0000">
            <text:p>0.0000</text:p>
          </table:table-cell>
          <table:table-cell office:value-type="float" office:value="4981100.0000">
            <text:p>4981100.0000</text:p>
          </table:table-cell>
          <table:table-cell office:value-type="float" office:value="4981100.0000">
            <text:p>49811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01">
            <text:p>204001</text:p>
          </table:table-cell>
          <table:table-cell office:value-type="float" office:value="162588000.0000">
            <text:p>162588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62588000.0000">
            <text:p>162588000.0000</text:p>
          </table:table-cell>
          <table:table-cell office:value-type="float" office:value="162588000.0000">
            <text:p>162588000.0000</text:p>
          </table:table-cell>
          <table:table-cell office:value-type="float" office:value="0.0000">
            <text:p>0.0000</text:p>
          </table:table-cell>
          <table:table-cell office:value-type="float" office:value="16258800.0000">
            <text:p>16258800.0000</text:p>
          </table:table-cell>
          <table:table-cell office:value-type="float" office:value="16258800.0000">
            <text:p>162588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02">
            <text:p>204002</text:p>
          </table:table-cell>
          <table:table-cell office:value-type="float" office:value="49850000.0000">
            <text:p>4985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850000.0000">
            <text:p>49850000.0000</text:p>
          </table:table-cell>
          <table:table-cell office:value-type="float" office:value="49850000.0000">
            <text:p>49850000.0000</text:p>
          </table:table-cell>
          <table:table-cell office:value-type="float" office:value="0.0000">
            <text:p>0.0000</text:p>
          </table:table-cell>
          <table:table-cell office:value-type="float" office:value="4985000.0000">
            <text:p>4985000.0000</text:p>
          </table:table-cell>
          <table:table-cell office:value-type="float" office:value="4985000.0000">
            <text:p>498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03">
            <text:p>204003</text:p>
          </table:table-cell>
          <table:table-cell office:value-type="float" office:value="10000000.0000">
            <text:p>10000000.0000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-1">
            <text:p>-1</text:p>
          </table:table-cell>
          <table:table-cell office:value-type="float" office:value="2200000.0000">
            <text:p>2200000.0000</text:p>
          </table:table-cell>
          <table:table-cell office:value-type="float" office:value="2000000.0000">
            <text:p>2000000.0000</text:p>
          </table:table-cell>
          <table:table-cell office:value-type="float" office:value="200000.0000">
            <text:p>200000.0000</text:p>
          </table:table-cell>
          <table:table-cell office:value-type="float" office:value="200000.0000">
            <text:p>200000.0000</text:p>
          </table:table-cell>
          <table:table-cell office:value-type="float" office:value="200000.0000">
            <text:p>2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004">
            <text:p>204004</text:p>
          </table:table-cell>
          <table:table-cell office:value-type="float" office:value="125000000.0000">
            <text:p>125000000.000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45833337.0000">
            <text:p>45833337.0000</text:p>
          </table:table-cell>
          <table:table-cell office:value-type="float" office:value="41666670.0000">
            <text:p>41666670.0000</text:p>
          </table:table-cell>
          <table:table-cell office:value-type="float" office:value="4166667.0000">
            <text:p>4166667.0000</text:p>
          </table:table-cell>
          <table:table-cell office:value-type="float" office:value="4166667.0000">
            <text:p>4166667.0000</text:p>
          </table:table-cell>
          <table:table-cell office:value-type="float" office:value="4166667.0000">
            <text:p>41666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44380">
            <text:p>2644380</text:p>
          </table:table-cell>
          <table:table-cell office:value-type="float" office:value="330000.0000">
            <text:p>330000.000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-1">
            <text:p>-1</text:p>
          </table:table-cell>
          <table:table-cell office:value-type="float" office:value="33000.0000">
            <text:p>33000.0000</text:p>
          </table:table-cell>
          <table:table-cell office:value-type="float" office:value="16500.0000">
            <text:p>16500.0000</text:p>
          </table:table-cell>
          <table:table-cell office:value-type="float" office:value="16500.0000">
            <text:p>16500.0000</text:p>
          </table:table-cell>
          <table:table-cell office:value-type="float" office:value="16500.0000">
            <text:p>16500.0000</text:p>
          </table:table-cell>
          <table:table-cell office:value-type="float" office:value="16500.0000">
            <text:p>16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80">
            <text:p>203980</text:p>
          </table:table-cell>
          <table:table-cell office:value-type="float" office:value="51808300.0000">
            <text:p>518083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808300.0000">
            <text:p>51808300.0000</text:p>
          </table:table-cell>
          <table:table-cell office:value-type="float" office:value="51808300.0000">
            <text:p>51808300.0000</text:p>
          </table:table-cell>
          <table:table-cell office:value-type="float" office:value="0.0000">
            <text:p>0.0000</text:p>
          </table:table-cell>
          <table:table-cell office:value-type="float" office:value="5180830.0000">
            <text:p>5180830.0000</text:p>
          </table:table-cell>
          <table:table-cell office:value-type="float" office:value="5180830.0000">
            <text:p>518083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81">
            <text:p>203981</text:p>
          </table:table-cell>
          <table:table-cell office:value-type="float" office:value="199384305.9100">
            <text:p>199384305.9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99384305.9100">
            <text:p>199384305.9100</text:p>
          </table:table-cell>
          <table:table-cell office:value-type="float" office:value="179445879.0000">
            <text:p>179445879.0000</text:p>
          </table:table-cell>
          <table:table-cell office:value-type="float" office:value="19938426.9100">
            <text:p>19938426.9100</text:p>
          </table:table-cell>
          <table:table-cell office:value-type="float" office:value="19938431.0000">
            <text:p>19938431.0000</text:p>
          </table:table-cell>
          <table:table-cell office:value-type="float" office:value="19938431.0000">
            <text:p>19938431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82">
            <text:p>203982</text:p>
          </table:table-cell>
          <table:table-cell office:value-type="float" office:value="50000000.0000">
            <text:p>50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000000.0000">
            <text:p>50000000.0000</text:p>
          </table:table-cell>
          <table:table-cell office:value-type="float" office:value="50000000.0000">
            <text:p>50000000.0000</text:p>
          </table:table-cell>
          <table:table-cell office:value-type="float" office:value="0.0000">
            <text:p>0.0000</text:p>
          </table:table-cell>
          <table:table-cell office:value-type="float" office:value="5000000.0000">
            <text:p>5000000.0000</text:p>
          </table:table-cell>
          <table:table-cell office:value-type="float" office:value="5000000.0000">
            <text:p>5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83">
            <text:p>203983</text:p>
          </table:table-cell>
          <table:table-cell office:value-type="float" office:value="15000000.0000">
            <text:p>15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000000.0000">
            <text:p>15000000.0000</text:p>
          </table:table-cell>
          <table:table-cell office:value-type="float" office:value="15000000.0000">
            <text:p>15000000.0000</text:p>
          </table:table-cell>
          <table:table-cell office:value-type="float" office:value="0.0000">
            <text:p>0.0000</text:p>
          </table:table-cell>
          <table:table-cell office:value-type="float" office:value="1500000.0000">
            <text:p>1500000.0000</text:p>
          </table:table-cell>
          <table:table-cell office:value-type="float" office:value="1500000.0000">
            <text:p>15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84">
            <text:p>203984</text:p>
          </table:table-cell>
          <table:table-cell office:value-type="float" office:value="60000000.0000">
            <text:p>60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000000.0000">
            <text:p>60000000.0000</text:p>
          </table:table-cell>
          <table:table-cell office:value-type="float" office:value="60000000.0000">
            <text:p>60000000.0000</text:p>
          </table:table-cell>
          <table:table-cell office:value-type="float" office:value="0.0000">
            <text:p>0.0000</text:p>
          </table:table-cell>
          <table:table-cell office:value-type="float" office:value="6000000.0000">
            <text:p>6000000.0000</text:p>
          </table:table-cell>
          <table:table-cell office:value-type="float" office:value="6000000.0000">
            <text:p>6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85">
            <text:p>203985</text:p>
          </table:table-cell>
          <table:table-cell office:value-type="float" office:value="75000000.0000">
            <text:p>75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5000000.0000">
            <text:p>75000000.0000</text:p>
          </table:table-cell>
          <table:table-cell office:value-type="float" office:value="75000000.0000">
            <text:p>75000000.0000</text:p>
          </table:table-cell>
          <table:table-cell office:value-type="float" office:value="0.0000">
            <text:p>0.0000</text:p>
          </table:table-cell>
          <table:table-cell office:value-type="float" office:value="7500000.0000">
            <text:p>7500000.0000</text:p>
          </table:table-cell>
          <table:table-cell office:value-type="float" office:value="7500000.0000">
            <text:p>75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86">
            <text:p>203986</text:p>
          </table:table-cell>
          <table:table-cell office:value-type="float" office:value="36000000.0000">
            <text:p>36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6000000.0000">
            <text:p>36000000.0000</text:p>
          </table:table-cell>
          <table:table-cell office:value-type="float" office:value="36000000.0000">
            <text:p>36000000.0000</text:p>
          </table:table-cell>
          <table:table-cell office:value-type="float" office:value="0.0000">
            <text:p>0.0000</text:p>
          </table:table-cell>
          <table:table-cell office:value-type="float" office:value="3600000.0000">
            <text:p>3600000.0000</text:p>
          </table:table-cell>
          <table:table-cell office:value-type="float" office:value="3600000.0000">
            <text:p>36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87">
            <text:p>203987</text:p>
          </table:table-cell>
          <table:table-cell office:value-type="float" office:value="48000000.0000">
            <text:p>48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000000.0000">
            <text:p>48000000.0000</text:p>
          </table:table-cell>
          <table:table-cell office:value-type="float" office:value="48000000.0000">
            <text:p>48000000.0000</text:p>
          </table:table-cell>
          <table:table-cell office:value-type="float" office:value="0.0000">
            <text:p>0.0000</text:p>
          </table:table-cell>
          <table:table-cell office:value-type="float" office:value="4800000.0000">
            <text:p>4800000.0000</text:p>
          </table:table-cell>
          <table:table-cell office:value-type="float" office:value="4800000.0000">
            <text:p>48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88">
            <text:p>203988</text:p>
          </table:table-cell>
          <table:table-cell office:value-type="float" office:value="80000000.0000">
            <text:p>80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000000.0000">
            <text:p>80000000.0000</text:p>
          </table:table-cell>
          <table:table-cell office:value-type="float" office:value="80000000.0000">
            <text:p>80000000.0000</text:p>
          </table:table-cell>
          <table:table-cell office:value-type="float" office:value="0.0000">
            <text:p>0.0000</text:p>
          </table:table-cell>
          <table:table-cell office:value-type="float" office:value="8000000.0000">
            <text:p>8000000.0000</text:p>
          </table:table-cell>
          <table:table-cell office:value-type="float" office:value="8000000.0000">
            <text:p>8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89">
            <text:p>203989</text:p>
          </table:table-cell>
          <table:table-cell office:value-type="float" office:value="50000000.0000">
            <text:p>50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000000.0000">
            <text:p>50000000.0000</text:p>
          </table:table-cell>
          <table:table-cell office:value-type="float" office:value="50000000.0000">
            <text:p>50000000.0000</text:p>
          </table:table-cell>
          <table:table-cell office:value-type="float" office:value="0.0000">
            <text:p>0.0000</text:p>
          </table:table-cell>
          <table:table-cell office:value-type="float" office:value="5000000.0000">
            <text:p>5000000.0000</text:p>
          </table:table-cell>
          <table:table-cell office:value-type="float" office:value="5000000.0000">
            <text:p>5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90">
            <text:p>203990</text:p>
          </table:table-cell>
          <table:table-cell office:value-type="float" office:value="30000000.0000">
            <text:p>30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000000.0000">
            <text:p>30000000.0000</text:p>
          </table:table-cell>
          <table:table-cell office:value-type="float" office:value="30000000.0000">
            <text:p>30000000.0000</text:p>
          </table:table-cell>
          <table:table-cell office:value-type="float" office:value="0.0000">
            <text:p>0.0000</text:p>
          </table:table-cell>
          <table:table-cell office:value-type="float" office:value="3000000.0000">
            <text:p>3000000.0000</text:p>
          </table:table-cell>
          <table:table-cell office:value-type="float" office:value="3000000.0000">
            <text:p>3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91">
            <text:p>203991</text:p>
          </table:table-cell>
          <table:table-cell office:value-type="float" office:value="4500000.0000">
            <text:p>4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00000.0000">
            <text:p>4500000.0000</text:p>
          </table:table-cell>
          <table:table-cell office:value-type="float" office:value="4500000.0000">
            <text:p>4500000.0000</text:p>
          </table:table-cell>
          <table:table-cell office:value-type="float" office:value="0.0000">
            <text:p>0.0000</text:p>
          </table:table-cell>
          <table:table-cell office:value-type="float" office:value="450000.0000">
            <text:p>450000.0000</text:p>
          </table:table-cell>
          <table:table-cell office:value-type="float" office:value="450000.0000">
            <text:p>4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92">
            <text:p>203992</text:p>
          </table:table-cell>
          <table:table-cell office:value-type="float" office:value="4500000.0000">
            <text:p>4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00000.0000">
            <text:p>4500000.0000</text:p>
          </table:table-cell>
          <table:table-cell office:value-type="float" office:value="4500000.0000">
            <text:p>4500000.0000</text:p>
          </table:table-cell>
          <table:table-cell office:value-type="float" office:value="0.0000">
            <text:p>0.0000</text:p>
          </table:table-cell>
          <table:table-cell office:value-type="float" office:value="450000.0000">
            <text:p>450000.0000</text:p>
          </table:table-cell>
          <table:table-cell office:value-type="float" office:value="450000.0000">
            <text:p>4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93">
            <text:p>203993</text:p>
          </table:table-cell>
          <table:table-cell office:value-type="float" office:value="62500000.0000">
            <text:p>62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500000.0000">
            <text:p>62500000.0000</text:p>
          </table:table-cell>
          <table:table-cell office:value-type="float" office:value="62500000.0000">
            <text:p>62500000.0000</text:p>
          </table:table-cell>
          <table:table-cell office:value-type="float" office:value="0.0000">
            <text:p>0.0000</text:p>
          </table:table-cell>
          <table:table-cell office:value-type="float" office:value="6250000.0000">
            <text:p>6250000.0000</text:p>
          </table:table-cell>
          <table:table-cell office:value-type="float" office:value="6250000.0000">
            <text:p>62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94">
            <text:p>203994</text:p>
          </table:table-cell>
          <table:table-cell office:value-type="float" office:value="12000000.0000">
            <text:p>12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000000.0000">
            <text:p>12000000.0000</text:p>
          </table:table-cell>
          <table:table-cell office:value-type="float" office:value="12000000.0000">
            <text:p>12000000.0000</text:p>
          </table:table-cell>
          <table:table-cell office:value-type="float" office:value="0.0000">
            <text:p>0.0000</text:p>
          </table:table-cell>
          <table:table-cell office:value-type="float" office:value="1200000.0000">
            <text:p>1200000.0000</text:p>
          </table:table-cell>
          <table:table-cell office:value-type="float" office:value="1200000.0000">
            <text:p>12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95">
            <text:p>203995</text:p>
          </table:table-cell>
          <table:table-cell office:value-type="float" office:value="6000000.0000">
            <text:p>6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00000.0000">
            <text:p>6000000.0000</text:p>
          </table:table-cell>
          <table:table-cell office:value-type="float" office:value="6000000.0000">
            <text:p>6000000.0000</text:p>
          </table:table-cell>
          <table:table-cell office:value-type="float" office:value="0.0000">
            <text:p>0.0000</text:p>
          </table:table-cell>
          <table:table-cell office:value-type="float" office:value="600000.0000">
            <text:p>600000.0000</text:p>
          </table:table-cell>
          <table:table-cell office:value-type="float" office:value="600000.0000">
            <text:p>6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96">
            <text:p>203996</text:p>
          </table:table-cell>
          <table:table-cell office:value-type="float" office:value="90000000.0000">
            <text:p>90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0000000.0000">
            <text:p>90000000.0000</text:p>
          </table:table-cell>
          <table:table-cell office:value-type="float" office:value="90000000.0000">
            <text:p>90000000.0000</text:p>
          </table:table-cell>
          <table:table-cell office:value-type="float" office:value="0.0000">
            <text:p>0.0000</text:p>
          </table:table-cell>
          <table:table-cell office:value-type="float" office:value="9000000.0000">
            <text:p>9000000.0000</text:p>
          </table:table-cell>
          <table:table-cell office:value-type="float" office:value="9000000.0000">
            <text:p>9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97">
            <text:p>203997</text:p>
          </table:table-cell>
          <table:table-cell office:value-type="float" office:value="1000000.0000">
            <text:p>1000000.000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-1">
            <text:p>-1</text:p>
          </table:table-cell>
          <table:table-cell office:value-type="float" office:value="466662.0000">
            <text:p>466662.0000</text:p>
          </table:table-cell>
          <table:table-cell office:value-type="float" office:value="433329.0000">
            <text:p>433329.0000</text:p>
          </table:table-cell>
          <table:table-cell office:value-type="float" office:value="33333.0000">
            <text:p>33333.0000</text:p>
          </table:table-cell>
          <table:table-cell office:value-type="float" office:value="33333.0000">
            <text:p>33333.0000</text:p>
          </table:table-cell>
          <table:table-cell office:value-type="float" office:value="33333.0000">
            <text:p>333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98">
            <text:p>203998</text:p>
          </table:table-cell>
          <table:table-cell office:value-type="float" office:value="1500000.0000">
            <text:p>1500000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525000.0000">
            <text:p>525000.0000</text:p>
          </table:table-cell>
          <table:table-cell office:value-type="float" office:value="487500.0000">
            <text:p>487500.0000</text:p>
          </table:table-cell>
          <table:table-cell office:value-type="float" office:value="37500.0000">
            <text:p>37500.0000</text:p>
          </table:table-cell>
          <table:table-cell office:value-type="float" office:value="37500.0000">
            <text:p>37500.0000</text:p>
          </table:table-cell>
          <table:table-cell office:value-type="float" office:value="37500.0000">
            <text:p>3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99">
            <text:p>203999</text:p>
          </table:table-cell>
          <table:table-cell office:value-type="float" office:value="1000000.0000">
            <text:p>1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0000.0000">
            <text:p>1000000.0000</text:p>
          </table:table-cell>
          <table:table-cell office:value-type="float" office:value="1000000.0000">
            <text:p>1000000.0000</text:p>
          </table:table-cell>
          <table:table-cell office:value-type="float" office:value="0.0000">
            <text:p>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76">
            <text:p>203976</text:p>
          </table:table-cell>
          <table:table-cell office:value-type="float" office:value="165485000.0000">
            <text:p>16548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65485000.0000">
            <text:p>165485000.0000</text:p>
          </table:table-cell>
          <table:table-cell office:value-type="float" office:value="165485000.0000">
            <text:p>165485000.0000</text:p>
          </table:table-cell>
          <table:table-cell office:value-type="float" office:value="0.0000">
            <text:p>0.0000</text:p>
          </table:table-cell>
          <table:table-cell office:value-type="float" office:value="16548500.0000">
            <text:p>16548500.0000</text:p>
          </table:table-cell>
          <table:table-cell office:value-type="float" office:value="16548500.0000">
            <text:p>16548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77">
            <text:p>203977</text:p>
          </table:table-cell>
          <table:table-cell office:value-type="float" office:value="900000.0000">
            <text:p>900000.000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330000.0000">
            <text:p>330000.0000</text:p>
          </table:table-cell>
          <table:table-cell office:value-type="float" office:value="300000.0000">
            <text:p>300000.0000</text:p>
          </table:table-cell>
          <table:table-cell office:value-type="float" office:value="30000.0000">
            <text:p>30000.0000</text:p>
          </table:table-cell>
          <table:table-cell office:value-type="float" office:value="30000.0000">
            <text:p>30000.0000</text:p>
          </table:table-cell>
          <table:table-cell office:value-type="float" office:value="30000.0000">
            <text:p>3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78">
            <text:p>203978</text:p>
          </table:table-cell>
          <table:table-cell office:value-type="float" office:value="500000.0000">
            <text:p>500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412500.0000">
            <text:p>412500.0000</text:p>
          </table:table-cell>
          <table:table-cell office:value-type="float" office:value="400000.0000">
            <text:p>400000.0000</text:p>
          </table:table-cell>
          <table:table-cell office:value-type="float" office:value="12500.0000">
            <text:p>12500.0000</text:p>
          </table:table-cell>
          <table:table-cell office:value-type="float" office:value="12500.0000">
            <text:p>12500.0000</text:p>
          </table:table-cell>
          <table:table-cell office:value-type="float" office:value="12500.0000">
            <text:p>1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79">
            <text:p>203979</text:p>
          </table:table-cell>
          <table:table-cell office:value-type="float" office:value="500000.0000">
            <text:p>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0000.0000">
            <text:p>500000.0000</text:p>
          </table:table-cell>
          <table:table-cell office:value-type="float" office:value="500000.0000">
            <text:p>500000.0000</text:p>
          </table:table-cell>
          <table:table-cell office:value-type="float" office:value="0.0000">
            <text:p>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73">
            <text:p>203973</text:p>
          </table:table-cell>
          <table:table-cell office:value-type="float" office:value="167550000.0000">
            <text:p>16755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67550000.0000">
            <text:p>167550000.0000</text:p>
          </table:table-cell>
          <table:table-cell office:value-type="float" office:value="167550000.0000">
            <text:p>167550000.0000</text:p>
          </table:table-cell>
          <table:table-cell office:value-type="float" office:value="0.0000">
            <text:p>0.0000</text:p>
          </table:table-cell>
          <table:table-cell office:value-type="float" office:value="16755000.0000">
            <text:p>16755000.0000</text:p>
          </table:table-cell>
          <table:table-cell office:value-type="float" office:value="16755000.0000">
            <text:p>1675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74">
            <text:p>203974</text:p>
          </table:table-cell>
          <table:table-cell office:value-type="float" office:value="69250000.0000">
            <text:p>6925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9250000.0000">
            <text:p>69250000.0000</text:p>
          </table:table-cell>
          <table:table-cell office:value-type="float" office:value="69250000.0000">
            <text:p>69250000.0000</text:p>
          </table:table-cell>
          <table:table-cell office:value-type="float" office:value="0.0000">
            <text:p>0.0000</text:p>
          </table:table-cell>
          <table:table-cell office:value-type="float" office:value="6925000.0000">
            <text:p>6925000.0000</text:p>
          </table:table-cell>
          <table:table-cell office:value-type="float" office:value="6925000.0000">
            <text:p>69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75">
            <text:p>203975</text:p>
          </table:table-cell>
          <table:table-cell office:value-type="float" office:value="96877515.7200">
            <text:p>96877515.72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96877515.7200">
            <text:p>96877515.7200</text:p>
          </table:table-cell>
          <table:table-cell office:value-type="float" office:value="87189768.0000">
            <text:p>87189768.0000</text:p>
          </table:table-cell>
          <table:table-cell office:value-type="float" office:value="9687747.7200">
            <text:p>9687747.7200</text:p>
          </table:table-cell>
          <table:table-cell office:value-type="float" office:value="9687752.0000">
            <text:p>9687752.0000</text:p>
          </table:table-cell>
          <table:table-cell office:value-type="float" office:value="9687752.0000">
            <text:p>9687752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22">
            <text:p>203222</text:p>
          </table:table-cell>
          <table:table-cell office:value-type="float" office:value="850000.0000">
            <text:p>850000.000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276250.0000">
            <text:p>276250.0000</text:p>
          </table:table-cell>
          <table:table-cell office:value-type="float" office:value="255000.0000">
            <text:p>255000.0000</text:p>
          </table:table-cell>
          <table:table-cell office:value-type="float" office:value="21250.0000">
            <text:p>21250.0000</text:p>
          </table:table-cell>
          <table:table-cell office:value-type="float" office:value="21250.0000">
            <text:p>21250.0000</text:p>
          </table:table-cell>
          <table:table-cell office:value-type="float" office:value="21250.0000">
            <text:p>212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40">
            <text:p>203940</text:p>
          </table:table-cell>
          <table:table-cell office:value-type="float" office:value="400000.0000">
            <text:p>400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359991.0000">
            <text:p>359991.0000</text:p>
          </table:table-cell>
          <table:table-cell office:value-type="float" office:value="346658.0000">
            <text:p>346658.0000</text:p>
          </table:table-cell>
          <table:table-cell office:value-type="float" office:value="13333.0000">
            <text:p>13333.0000</text:p>
          </table:table-cell>
          <table:table-cell office:value-type="float" office:value="13333.0000">
            <text:p>13333.0000</text:p>
          </table:table-cell>
          <table:table-cell office:value-type="float" office:value="13333.0000">
            <text:p>133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41">
            <text:p>203941</text:p>
          </table:table-cell>
          <table:table-cell office:value-type="float" office:value="1000000.0000">
            <text:p>1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0000.0000">
            <text:p>1000000.0000</text:p>
          </table:table-cell>
          <table:table-cell office:value-type="float" office:value="1000000.0000">
            <text:p>1000000.0000</text:p>
          </table:table-cell>
          <table:table-cell office:value-type="float" office:value="0.0000">
            <text:p>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42">
            <text:p>203942</text:p>
          </table:table-cell>
          <table:table-cell office:value-type="float" office:value="54707000.0000">
            <text:p>54707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707000.0000">
            <text:p>54707000.0000</text:p>
          </table:table-cell>
          <table:table-cell office:value-type="float" office:value="54707000.0000">
            <text:p>54707000.0000</text:p>
          </table:table-cell>
          <table:table-cell office:value-type="float" office:value="0.0000">
            <text:p>0.0000</text:p>
          </table:table-cell>
          <table:table-cell office:value-type="float" office:value="5470700.0000">
            <text:p>5470700.0000</text:p>
          </table:table-cell>
          <table:table-cell office:value-type="float" office:value="5470700.0000">
            <text:p>5470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43">
            <text:p>203943</text:p>
          </table:table-cell>
          <table:table-cell office:value-type="float" office:value="76730000.0000">
            <text:p>7673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6730000.0000">
            <text:p>76730000.0000</text:p>
          </table:table-cell>
          <table:table-cell office:value-type="float" office:value="76730000.0000">
            <text:p>76730000.0000</text:p>
          </table:table-cell>
          <table:table-cell office:value-type="float" office:value="0.0000">
            <text:p>0.0000</text:p>
          </table:table-cell>
          <table:table-cell office:value-type="float" office:value="7673000.0000">
            <text:p>7673000.0000</text:p>
          </table:table-cell>
          <table:table-cell office:value-type="float" office:value="7673000.0000">
            <text:p>7673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44">
            <text:p>203944</text:p>
          </table:table-cell>
          <table:table-cell office:value-type="float" office:value="325000000.0000">
            <text:p>325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25000000.0000">
            <text:p>325000000.0000</text:p>
          </table:table-cell>
          <table:table-cell office:value-type="float" office:value="325000000.0000">
            <text:p>325000000.0000</text:p>
          </table:table-cell>
          <table:table-cell office:value-type="float" office:value="0.0000">
            <text:p>0.0000</text:p>
          </table:table-cell>
          <table:table-cell office:value-type="float" office:value="32500000.0000">
            <text:p>32500000.0000</text:p>
          </table:table-cell>
          <table:table-cell office:value-type="float" office:value="32500000.0000">
            <text:p>325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45">
            <text:p>203945</text:p>
          </table:table-cell>
          <table:table-cell office:value-type="float" office:value="29850000.0000">
            <text:p>2985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9850000.0000">
            <text:p>29850000.0000</text:p>
          </table:table-cell>
          <table:table-cell office:value-type="float" office:value="29850000.0000">
            <text:p>29850000.0000</text:p>
          </table:table-cell>
          <table:table-cell office:value-type="float" office:value="0.0000">
            <text:p>0.0000</text:p>
          </table:table-cell>
          <table:table-cell office:value-type="float" office:value="2985000.0000">
            <text:p>2985000.0000</text:p>
          </table:table-cell>
          <table:table-cell office:value-type="float" office:value="2985000.0000">
            <text:p>298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38">
            <text:p>203938</text:p>
          </table:table-cell>
          <table:table-cell office:value-type="float" office:value="76019000.0000">
            <text:p>76019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6019000.0000">
            <text:p>76019000.0000</text:p>
          </table:table-cell>
          <table:table-cell office:value-type="float" office:value="76019000.0000">
            <text:p>76019000.0000</text:p>
          </table:table-cell>
          <table:table-cell office:value-type="float" office:value="0.0000">
            <text:p>0.0000</text:p>
          </table:table-cell>
          <table:table-cell office:value-type="float" office:value="7601900.0000">
            <text:p>7601900.0000</text:p>
          </table:table-cell>
          <table:table-cell office:value-type="float" office:value="7601900.0000">
            <text:p>76019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39">
            <text:p>203939</text:p>
          </table:table-cell>
          <table:table-cell office:value-type="float" office:value="46350000.0000">
            <text:p>4635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350000.0000">
            <text:p>46350000.0000</text:p>
          </table:table-cell>
          <table:table-cell office:value-type="float" office:value="46350000.0000">
            <text:p>46350000.0000</text:p>
          </table:table-cell>
          <table:table-cell office:value-type="float" office:value="0.0000">
            <text:p>0.0000</text:p>
          </table:table-cell>
          <table:table-cell office:value-type="float" office:value="4635000.0000">
            <text:p>4635000.0000</text:p>
          </table:table-cell>
          <table:table-cell office:value-type="float" office:value="4635000.0000">
            <text:p>463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46">
            <text:p>203946</text:p>
          </table:table-cell>
          <table:table-cell office:value-type="float" office:value="990000000.0000">
            <text:p>990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90000000.0000">
            <text:p>990000000.0000</text:p>
          </table:table-cell>
          <table:table-cell office:value-type="float" office:value="990000000.0000">
            <text:p>990000000.0000</text:p>
          </table:table-cell>
          <table:table-cell office:value-type="float" office:value="0.0000">
            <text:p>0.0000</text:p>
          </table:table-cell>
          <table:table-cell office:value-type="float" office:value="99000000.0000">
            <text:p>99000000.0000</text:p>
          </table:table-cell>
          <table:table-cell office:value-type="float" office:value="99000000.0000">
            <text:p>99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47">
            <text:p>203947</text:p>
          </table:table-cell>
          <table:table-cell office:value-type="float" office:value="250000000.0000">
            <text:p>250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0000000.0000">
            <text:p>250000000.0000</text:p>
          </table:table-cell>
          <table:table-cell office:value-type="float" office:value="250000000.0000">
            <text:p>250000000.0000</text:p>
          </table:table-cell>
          <table:table-cell office:value-type="float" office:value="0.0000">
            <text:p>0.0000</text:p>
          </table:table-cell>
          <table:table-cell office:value-type="float" office:value="25000000.0000">
            <text:p>25000000.0000</text:p>
          </table:table-cell>
          <table:table-cell office:value-type="float" office:value="25000000.0000">
            <text:p>25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48">
            <text:p>203948</text:p>
          </table:table-cell>
          <table:table-cell office:value-type="float" office:value="22500000.0000">
            <text:p>22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500000.0000">
            <text:p>22500000.0000</text:p>
          </table:table-cell>
          <table:table-cell office:value-type="float" office:value="22500000.0000">
            <text:p>22500000.0000</text:p>
          </table:table-cell>
          <table:table-cell office:value-type="float" office:value="0.0000">
            <text:p>0.0000</text:p>
          </table:table-cell>
          <table:table-cell office:value-type="float" office:value="2250000.0000">
            <text:p>2250000.0000</text:p>
          </table:table-cell>
          <table:table-cell office:value-type="float" office:value="2250000.0000">
            <text:p>22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49">
            <text:p>203949</text:p>
          </table:table-cell>
          <table:table-cell office:value-type="float" office:value="250000000.0000">
            <text:p>250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0000000.0000">
            <text:p>250000000.0000</text:p>
          </table:table-cell>
          <table:table-cell office:value-type="float" office:value="250000000.0000">
            <text:p>250000000.0000</text:p>
          </table:table-cell>
          <table:table-cell office:value-type="float" office:value="0.0000">
            <text:p>0.0000</text:p>
          </table:table-cell>
          <table:table-cell office:value-type="float" office:value="25000000.0000">
            <text:p>25000000.0000</text:p>
          </table:table-cell>
          <table:table-cell office:value-type="float" office:value="25000000.0000">
            <text:p>25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50">
            <text:p>203950</text:p>
          </table:table-cell>
          <table:table-cell office:value-type="float" office:value="250000000.0000">
            <text:p>250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0000000.0000">
            <text:p>250000000.0000</text:p>
          </table:table-cell>
          <table:table-cell office:value-type="float" office:value="250000000.0000">
            <text:p>250000000.0000</text:p>
          </table:table-cell>
          <table:table-cell office:value-type="float" office:value="0.0000">
            <text:p>0.0000</text:p>
          </table:table-cell>
          <table:table-cell office:value-type="float" office:value="25000000.0000">
            <text:p>25000000.0000</text:p>
          </table:table-cell>
          <table:table-cell office:value-type="float" office:value="25000000.0000">
            <text:p>25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51">
            <text:p>203951</text:p>
          </table:table-cell>
          <table:table-cell office:value-type="float" office:value="150000000.0000">
            <text:p>150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0000000.0000">
            <text:p>150000000.0000</text:p>
          </table:table-cell>
          <table:table-cell office:value-type="float" office:value="150000000.0000">
            <text:p>150000000.0000</text:p>
          </table:table-cell>
          <table:table-cell office:value-type="float" office:value="0.0000">
            <text:p>0.0000</text:p>
          </table:table-cell>
          <table:table-cell office:value-type="float" office:value="15000000.0000">
            <text:p>15000000.0000</text:p>
          </table:table-cell>
          <table:table-cell office:value-type="float" office:value="15000000.0000">
            <text:p>15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52">
            <text:p>203952</text:p>
          </table:table-cell>
          <table:table-cell office:value-type="float" office:value="112500000.0000">
            <text:p>112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12500000.0000">
            <text:p>112500000.0000</text:p>
          </table:table-cell>
          <table:table-cell office:value-type="float" office:value="112500000.0000">
            <text:p>112500000.0000</text:p>
          </table:table-cell>
          <table:table-cell office:value-type="float" office:value="0.0000">
            <text:p>0.0000</text:p>
          </table:table-cell>
          <table:table-cell office:value-type="float" office:value="11250000.0000">
            <text:p>11250000.0000</text:p>
          </table:table-cell>
          <table:table-cell office:value-type="float" office:value="11250000.0000">
            <text:p>112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53">
            <text:p>203953</text:p>
          </table:table-cell>
          <table:table-cell office:value-type="float" office:value="350000000.0000">
            <text:p>350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0000000.0000">
            <text:p>350000000.0000</text:p>
          </table:table-cell>
          <table:table-cell office:value-type="float" office:value="350000000.0000">
            <text:p>350000000.0000</text:p>
          </table:table-cell>
          <table:table-cell office:value-type="float" office:value="0.0000">
            <text:p>0.0000</text:p>
          </table:table-cell>
          <table:table-cell office:value-type="float" office:value="35000000.0000">
            <text:p>35000000.0000</text:p>
          </table:table-cell>
          <table:table-cell office:value-type="float" office:value="35000000.0000">
            <text:p>35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54">
            <text:p>203954</text:p>
          </table:table-cell>
          <table:table-cell office:value-type="float" office:value="187500000.0000">
            <text:p>187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7500000.0000">
            <text:p>187500000.0000</text:p>
          </table:table-cell>
          <table:table-cell office:value-type="float" office:value="187500000.0000">
            <text:p>187500000.0000</text:p>
          </table:table-cell>
          <table:table-cell office:value-type="float" office:value="0.0000">
            <text:p>0.0000</text:p>
          </table:table-cell>
          <table:table-cell office:value-type="float" office:value="18750000.0000">
            <text:p>18750000.0000</text:p>
          </table:table-cell>
          <table:table-cell office:value-type="float" office:value="18750000.0000">
            <text:p>187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55">
            <text:p>203955</text:p>
          </table:table-cell>
          <table:table-cell office:value-type="float" office:value="31250000.0000">
            <text:p>3125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1250000.0000">
            <text:p>31250000.0000</text:p>
          </table:table-cell>
          <table:table-cell office:value-type="float" office:value="31250000.0000">
            <text:p>31250000.0000</text:p>
          </table:table-cell>
          <table:table-cell office:value-type="float" office:value="0.0000">
            <text:p>0.0000</text:p>
          </table:table-cell>
          <table:table-cell office:value-type="float" office:value="3125000.0000">
            <text:p>3125000.0000</text:p>
          </table:table-cell>
          <table:table-cell office:value-type="float" office:value="3125000.0000">
            <text:p>31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56">
            <text:p>203956</text:p>
          </table:table-cell>
          <table:table-cell office:value-type="float" office:value="150000000.0000">
            <text:p>150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0000000.0000">
            <text:p>150000000.0000</text:p>
          </table:table-cell>
          <table:table-cell office:value-type="float" office:value="150000000.0000">
            <text:p>150000000.0000</text:p>
          </table:table-cell>
          <table:table-cell office:value-type="float" office:value="0.0000">
            <text:p>0.0000</text:p>
          </table:table-cell>
          <table:table-cell office:value-type="float" office:value="15000000.0000">
            <text:p>15000000.0000</text:p>
          </table:table-cell>
          <table:table-cell office:value-type="float" office:value="15000000.0000">
            <text:p>15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57">
            <text:p>203957</text:p>
          </table:table-cell>
          <table:table-cell office:value-type="float" office:value="312500000.0000">
            <text:p>312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12500000.0000">
            <text:p>312500000.0000</text:p>
          </table:table-cell>
          <table:table-cell office:value-type="float" office:value="312500000.0000">
            <text:p>312500000.0000</text:p>
          </table:table-cell>
          <table:table-cell office:value-type="float" office:value="0.0000">
            <text:p>0.0000</text:p>
          </table:table-cell>
          <table:table-cell office:value-type="float" office:value="31250000.0000">
            <text:p>31250000.0000</text:p>
          </table:table-cell>
          <table:table-cell office:value-type="float" office:value="31250000.0000">
            <text:p>312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58">
            <text:p>203958</text:p>
          </table:table-cell>
          <table:table-cell office:value-type="float" office:value="400000000.0000">
            <text:p>400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0000000.0000">
            <text:p>400000000.0000</text:p>
          </table:table-cell>
          <table:table-cell office:value-type="float" office:value="400000000.0000">
            <text:p>400000000.0000</text:p>
          </table:table-cell>
          <table:table-cell office:value-type="float" office:value="0.0000">
            <text:p>0.0000</text:p>
          </table:table-cell>
          <table:table-cell office:value-type="float" office:value="40000000.0000">
            <text:p>40000000.0000</text:p>
          </table:table-cell>
          <table:table-cell office:value-type="float" office:value="40000000.0000">
            <text:p>40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59">
            <text:p>203959</text:p>
          </table:table-cell>
          <table:table-cell office:value-type="float" office:value="500000000.0000">
            <text:p>500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0000000.0000">
            <text:p>500000000.0000</text:p>
          </table:table-cell>
          <table:table-cell office:value-type="float" office:value="500000000.0000">
            <text:p>500000000.0000</text:p>
          </table:table-cell>
          <table:table-cell office:value-type="float" office:value="0.0000">
            <text:p>0.0000</text:p>
          </table:table-cell>
          <table:table-cell office:value-type="float" office:value="50000000.0000">
            <text:p>50000000.0000</text:p>
          </table:table-cell>
          <table:table-cell office:value-type="float" office:value="50000000.0000">
            <text:p>50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60">
            <text:p>203960</text:p>
          </table:table-cell>
          <table:table-cell office:value-type="float" office:value="225000000.0000">
            <text:p>225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5000000.0000">
            <text:p>225000000.0000</text:p>
          </table:table-cell>
          <table:table-cell office:value-type="float" office:value="225000000.0000">
            <text:p>225000000.0000</text:p>
          </table:table-cell>
          <table:table-cell office:value-type="float" office:value="0.0000">
            <text:p>0.0000</text:p>
          </table:table-cell>
          <table:table-cell office:value-type="float" office:value="22500000.0000">
            <text:p>22500000.0000</text:p>
          </table:table-cell>
          <table:table-cell office:value-type="float" office:value="22500000.0000">
            <text:p>225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61">
            <text:p>203961</text:p>
          </table:table-cell>
          <table:table-cell office:value-type="float" office:value="125000000.0000">
            <text:p>125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5000000.0000">
            <text:p>125000000.0000</text:p>
          </table:table-cell>
          <table:table-cell office:value-type="float" office:value="125000000.0000">
            <text:p>125000000.0000</text:p>
          </table:table-cell>
          <table:table-cell office:value-type="float" office:value="0.0000">
            <text:p>0.0000</text:p>
          </table:table-cell>
          <table:table-cell office:value-type="float" office:value="12500000.0000">
            <text:p>12500000.0000</text:p>
          </table:table-cell>
          <table:table-cell office:value-type="float" office:value="12500000.0000">
            <text:p>125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62">
            <text:p>203962</text:p>
          </table:table-cell>
          <table:table-cell office:value-type="float" office:value="375000000.0000">
            <text:p>375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75000000.0000">
            <text:p>375000000.0000</text:p>
          </table:table-cell>
          <table:table-cell office:value-type="float" office:value="375000000.0000">
            <text:p>375000000.0000</text:p>
          </table:table-cell>
          <table:table-cell office:value-type="float" office:value="0.0000">
            <text:p>0.0000</text:p>
          </table:table-cell>
          <table:table-cell office:value-type="float" office:value="37500000.0000">
            <text:p>37500000.0000</text:p>
          </table:table-cell>
          <table:table-cell office:value-type="float" office:value="37500000.0000">
            <text:p>375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63">
            <text:p>203963</text:p>
          </table:table-cell>
          <table:table-cell office:value-type="float" office:value="625000000.0000">
            <text:p>625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5000000.0000">
            <text:p>625000000.0000</text:p>
          </table:table-cell>
          <table:table-cell office:value-type="float" office:value="625000000.0000">
            <text:p>625000000.0000</text:p>
          </table:table-cell>
          <table:table-cell office:value-type="float" office:value="0.0000">
            <text:p>0.0000</text:p>
          </table:table-cell>
          <table:table-cell office:value-type="float" office:value="62500000.0000">
            <text:p>62500000.0000</text:p>
          </table:table-cell>
          <table:table-cell office:value-type="float" office:value="62500000.0000">
            <text:p>625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64">
            <text:p>203964</text:p>
          </table:table-cell>
          <table:table-cell office:value-type="float" office:value="375000000.0000">
            <text:p>375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75000000.0000">
            <text:p>375000000.0000</text:p>
          </table:table-cell>
          <table:table-cell office:value-type="float" office:value="375000000.0000">
            <text:p>375000000.0000</text:p>
          </table:table-cell>
          <table:table-cell office:value-type="float" office:value="0.0000">
            <text:p>0.0000</text:p>
          </table:table-cell>
          <table:table-cell office:value-type="float" office:value="37500000.0000">
            <text:p>37500000.0000</text:p>
          </table:table-cell>
          <table:table-cell office:value-type="float" office:value="37500000.0000">
            <text:p>375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65">
            <text:p>203965</text:p>
          </table:table-cell>
          <table:table-cell office:value-type="float" office:value="212500000.0000">
            <text:p>212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2500000.0000">
            <text:p>212500000.0000</text:p>
          </table:table-cell>
          <table:table-cell office:value-type="float" office:value="212500000.0000">
            <text:p>212500000.0000</text:p>
          </table:table-cell>
          <table:table-cell office:value-type="float" office:value="0.0000">
            <text:p>0.0000</text:p>
          </table:table-cell>
          <table:table-cell office:value-type="float" office:value="21250000.0000">
            <text:p>21250000.0000</text:p>
          </table:table-cell>
          <table:table-cell office:value-type="float" office:value="21250000.0000">
            <text:p>212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66">
            <text:p>203966</text:p>
          </table:table-cell>
          <table:table-cell office:value-type="float" office:value="375000000.0000">
            <text:p>375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75000000.0000">
            <text:p>375000000.0000</text:p>
          </table:table-cell>
          <table:table-cell office:value-type="float" office:value="375000000.0000">
            <text:p>375000000.0000</text:p>
          </table:table-cell>
          <table:table-cell office:value-type="float" office:value="0.0000">
            <text:p>0.0000</text:p>
          </table:table-cell>
          <table:table-cell office:value-type="float" office:value="37500000.0000">
            <text:p>37500000.0000</text:p>
          </table:table-cell>
          <table:table-cell office:value-type="float" office:value="37500000.0000">
            <text:p>375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67">
            <text:p>203967</text:p>
          </table:table-cell>
          <table:table-cell office:value-type="float" office:value="112500000.0000">
            <text:p>112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12500000.0000">
            <text:p>112500000.0000</text:p>
          </table:table-cell>
          <table:table-cell office:value-type="float" office:value="112500000.0000">
            <text:p>112500000.0000</text:p>
          </table:table-cell>
          <table:table-cell office:value-type="float" office:value="0.0000">
            <text:p>0.0000</text:p>
          </table:table-cell>
          <table:table-cell office:value-type="float" office:value="11250000.0000">
            <text:p>11250000.0000</text:p>
          </table:table-cell>
          <table:table-cell office:value-type="float" office:value="11250000.0000">
            <text:p>112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68">
            <text:p>203968</text:p>
          </table:table-cell>
          <table:table-cell office:value-type="float" office:value="63807000.0000">
            <text:p>63807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807000.0000">
            <text:p>63807000.0000</text:p>
          </table:table-cell>
          <table:table-cell office:value-type="float" office:value="63807000.0000">
            <text:p>63807000.0000</text:p>
          </table:table-cell>
          <table:table-cell office:value-type="float" office:value="0.0000">
            <text:p>0.0000</text:p>
          </table:table-cell>
          <table:table-cell office:value-type="float" office:value="6380700.0000">
            <text:p>6380700.0000</text:p>
          </table:table-cell>
          <table:table-cell office:value-type="float" office:value="6380700.0000">
            <text:p>6380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69">
            <text:p>203969</text:p>
          </table:table-cell>
          <table:table-cell office:value-type="float" office:value="143650000.0000">
            <text:p>14365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43650000.0000">
            <text:p>143650000.0000</text:p>
          </table:table-cell>
          <table:table-cell office:value-type="float" office:value="143650000.0000">
            <text:p>143650000.0000</text:p>
          </table:table-cell>
          <table:table-cell office:value-type="float" office:value="0.0000">
            <text:p>0.0000</text:p>
          </table:table-cell>
          <table:table-cell office:value-type="float" office:value="14365000.0000">
            <text:p>14365000.0000</text:p>
          </table:table-cell>
          <table:table-cell office:value-type="float" office:value="14365000.0000">
            <text:p>1436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71">
            <text:p>203971</text:p>
          </table:table-cell>
          <table:table-cell office:value-type="float" office:value="1500000.0000">
            <text:p>1500000.00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1425000.0000">
            <text:p>1425000.0000</text:p>
          </table:table-cell>
          <table:table-cell office:value-type="float" office:value="1387500.0000">
            <text:p>1387500.0000</text:p>
          </table:table-cell>
          <table:table-cell office:value-type="float" office:value="37500.0000">
            <text:p>37500.0000</text:p>
          </table:table-cell>
          <table:table-cell office:value-type="float" office:value="37500.0000">
            <text:p>37500.0000</text:p>
          </table:table-cell>
          <table:table-cell office:value-type="float" office:value="37500.0000">
            <text:p>3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72">
            <text:p>203972</text:p>
          </table:table-cell>
          <table:table-cell office:value-type="float" office:value="450000.0000">
            <text:p>45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0000.0000">
            <text:p>450000.0000</text:p>
          </table:table-cell>
          <table:table-cell office:value-type="float" office:value="450000.0000">
            <text:p>450000.0000</text:p>
          </table:table-cell>
          <table:table-cell office:value-type="float" office:value="0.0000">
            <text:p>0.0000</text:p>
          </table:table-cell>
          <table:table-cell office:value-type="float" office:value="22500.0000">
            <text:p>22500.0000</text:p>
          </table:table-cell>
          <table:table-cell office:value-type="float" office:value="22500.0000">
            <text:p>2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37">
            <text:p>203937</text:p>
          </table:table-cell>
          <table:table-cell office:value-type="float" office:value="30490300.0000">
            <text:p>304903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490300.0000">
            <text:p>30490300.0000</text:p>
          </table:table-cell>
          <table:table-cell office:value-type="float" office:value="30490300.0000">
            <text:p>30490300.0000</text:p>
          </table:table-cell>
          <table:table-cell office:value-type="float" office:value="0.0000">
            <text:p>0.0000</text:p>
          </table:table-cell>
          <table:table-cell office:value-type="float" office:value="3049030.0000">
            <text:p>3049030.0000</text:p>
          </table:table-cell>
          <table:table-cell office:value-type="float" office:value="3049030.0000">
            <text:p>304903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36">
            <text:p>203936</text:p>
          </table:table-cell>
          <table:table-cell office:value-type="float" office:value="1802600.0000">
            <text:p>18026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80260.0000">
            <text:p>180260.0000</text:p>
          </table:table-cell>
          <table:table-cell office:value-type="float" office:value="135195.0000">
            <text:p>135195.0000</text:p>
          </table:table-cell>
          <table:table-cell office:value-type="float" office:value="45065.0000">
            <text:p>45065.0000</text:p>
          </table:table-cell>
          <table:table-cell office:value-type="float" office:value="45065.0000">
            <text:p>45065.0000</text:p>
          </table:table-cell>
          <table:table-cell office:value-type="float" office:value="45065.0000">
            <text:p>4506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56">
            <text:p>203856</text:p>
          </table:table-cell>
          <table:table-cell office:value-type="float" office:value="81955000.0000">
            <text:p>8195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955000.0000">
            <text:p>81955000.0000</text:p>
          </table:table-cell>
          <table:table-cell office:value-type="float" office:value="81955000.0000">
            <text:p>81955000.0000</text:p>
          </table:table-cell>
          <table:table-cell office:value-type="float" office:value="0.0000">
            <text:p>0.0000</text:p>
          </table:table-cell>
          <table:table-cell office:value-type="float" office:value="8195500.0000">
            <text:p>8195500.0000</text:p>
          </table:table-cell>
          <table:table-cell office:value-type="float" office:value="8195500.0000">
            <text:p>8195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57">
            <text:p>203857</text:p>
          </table:table-cell>
          <table:table-cell office:value-type="float" office:value="36268000.0000">
            <text:p>36268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6268000.0000">
            <text:p>36268000.0000</text:p>
          </table:table-cell>
          <table:table-cell office:value-type="float" office:value="36268000.0000">
            <text:p>36268000.0000</text:p>
          </table:table-cell>
          <table:table-cell office:value-type="float" office:value="0.0000">
            <text:p>0.0000</text:p>
          </table:table-cell>
          <table:table-cell office:value-type="float" office:value="3626800.0000">
            <text:p>3626800.0000</text:p>
          </table:table-cell>
          <table:table-cell office:value-type="float" office:value="3626800.0000">
            <text:p>36268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58">
            <text:p>203858</text:p>
          </table:table-cell>
          <table:table-cell office:value-type="float" office:value="45630000.0000">
            <text:p>4563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630000.0000">
            <text:p>45630000.0000</text:p>
          </table:table-cell>
          <table:table-cell office:value-type="float" office:value="45630000.0000">
            <text:p>45630000.0000</text:p>
          </table:table-cell>
          <table:table-cell office:value-type="float" office:value="0.0000">
            <text:p>0.0000</text:p>
          </table:table-cell>
          <table:table-cell office:value-type="float" office:value="4563000.0000">
            <text:p>4563000.0000</text:p>
          </table:table-cell>
          <table:table-cell office:value-type="float" office:value="4563000.0000">
            <text:p>4563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64">
            <text:p>203864</text:p>
          </table:table-cell>
          <table:table-cell office:value-type="float" office:value="181057000.0000">
            <text:p>181057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1057000.0000">
            <text:p>181057000.0000</text:p>
          </table:table-cell>
          <table:table-cell office:value-type="float" office:value="181057000.0000">
            <text:p>181057000.0000</text:p>
          </table:table-cell>
          <table:table-cell office:value-type="float" office:value="0.0000">
            <text:p>0.0000</text:p>
          </table:table-cell>
          <table:table-cell office:value-type="float" office:value="18105700.0000">
            <text:p>18105700.0000</text:p>
          </table:table-cell>
          <table:table-cell office:value-type="float" office:value="18105700.0000">
            <text:p>18105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59">
            <text:p>203859</text:p>
          </table:table-cell>
          <table:table-cell office:value-type="float" office:value="192566500.0000">
            <text:p>1925665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2566500.0000">
            <text:p>192566500.0000</text:p>
          </table:table-cell>
          <table:table-cell office:value-type="float" office:value="192566500.0000">
            <text:p>192566500.0000</text:p>
          </table:table-cell>
          <table:table-cell office:value-type="float" office:value="0.0000">
            <text:p>0.0000</text:p>
          </table:table-cell>
          <table:table-cell office:value-type="float" office:value="19256650.0000">
            <text:p>19256650.0000</text:p>
          </table:table-cell>
          <table:table-cell office:value-type="float" office:value="19256650.0000">
            <text:p>192566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60">
            <text:p>203860</text:p>
          </table:table-cell>
          <table:table-cell office:value-type="float" office:value="167610000.0000">
            <text:p>16761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67610000.0000">
            <text:p>167610000.0000</text:p>
          </table:table-cell>
          <table:table-cell office:value-type="float" office:value="167610000.0000">
            <text:p>167610000.0000</text:p>
          </table:table-cell>
          <table:table-cell office:value-type="float" office:value="0.0000">
            <text:p>0.0000</text:p>
          </table:table-cell>
          <table:table-cell office:value-type="float" office:value="16761000.0000">
            <text:p>16761000.0000</text:p>
          </table:table-cell>
          <table:table-cell office:value-type="float" office:value="16761000.0000">
            <text:p>16761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61">
            <text:p>203861</text:p>
          </table:table-cell>
          <table:table-cell office:value-type="float" office:value="125913000.0000">
            <text:p>125913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5913000.0000">
            <text:p>125913000.0000</text:p>
          </table:table-cell>
          <table:table-cell office:value-type="float" office:value="125913000.0000">
            <text:p>125913000.0000</text:p>
          </table:table-cell>
          <table:table-cell office:value-type="float" office:value="0.0000">
            <text:p>0.0000</text:p>
          </table:table-cell>
          <table:table-cell office:value-type="float" office:value="12591300.0000">
            <text:p>12591300.0000</text:p>
          </table:table-cell>
          <table:table-cell office:value-type="float" office:value="12591300.0000">
            <text:p>12591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62">
            <text:p>203862</text:p>
          </table:table-cell>
          <table:table-cell office:value-type="float" office:value="11000000.0000">
            <text:p>11000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3080000.0000">
            <text:p>3080000.0000</text:p>
          </table:table-cell>
          <table:table-cell office:value-type="float" office:value="2860000.0000">
            <text:p>2860000.0000</text:p>
          </table:table-cell>
          <table:table-cell office:value-type="float" office:value="220000.0000">
            <text:p>220000.0000</text:p>
          </table:table-cell>
          <table:table-cell office:value-type="float" office:value="220000.0000">
            <text:p>220000.0000</text:p>
          </table:table-cell>
          <table:table-cell office:value-type="float" office:value="220000.0000">
            <text:p>22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63">
            <text:p>203863</text:p>
          </table:table-cell>
          <table:table-cell office:value-type="float" office:value="179000.0000">
            <text:p>179000.000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8450.0000">
            <text:p>98450.0000</text:p>
          </table:table-cell>
          <table:table-cell office:value-type="float" office:value="89500.0000">
            <text:p>89500.0000</text:p>
          </table:table-cell>
          <table:table-cell office:value-type="float" office:value="8950.0000">
            <text:p>8950.0000</text:p>
          </table:table-cell>
          <table:table-cell office:value-type="float" office:value="8950.0000">
            <text:p>8950.0000</text:p>
          </table:table-cell>
          <table:table-cell office:value-type="float" office:value="8950.0000">
            <text:p>89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57">
            <text:p>203757</text:p>
          </table:table-cell>
          <table:table-cell office:value-type="float" office:value="2100000.0000">
            <text:p>21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00000.0000">
            <text:p>2100000.0000</text:p>
          </table:table-cell>
          <table:table-cell office:value-type="float" office:value="2100000.0000">
            <text:p>2100000.0000</text:p>
          </table:table-cell>
          <table:table-cell office:value-type="float" office:value="0.0000">
            <text:p>0.0000</text:p>
          </table:table-cell>
          <table:table-cell office:value-type="float" office:value="210000.0000">
            <text:p>210000.0000</text:p>
          </table:table-cell>
          <table:table-cell office:value-type="float" office:value="210000.0000">
            <text:p>21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58">
            <text:p>203758</text:p>
          </table:table-cell>
          <table:table-cell office:value-type="float" office:value="3760000.0000">
            <text:p>376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760000.0000">
            <text:p>3760000.0000</text:p>
          </table:table-cell>
          <table:table-cell office:value-type="float" office:value="3760000.0000">
            <text:p>3760000.0000</text:p>
          </table:table-cell>
          <table:table-cell office:value-type="float" office:value="0.0000">
            <text:p>0.0000</text:p>
          </table:table-cell>
          <table:table-cell office:value-type="float" office:value="376000.0000">
            <text:p>376000.0000</text:p>
          </table:table-cell>
          <table:table-cell office:value-type="float" office:value="376000.0000">
            <text:p>376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59">
            <text:p>203759</text:p>
          </table:table-cell>
          <table:table-cell office:value-type="float" office:value="5260000.0000">
            <text:p>526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60000.0000">
            <text:p>5260000.0000</text:p>
          </table:table-cell>
          <table:table-cell office:value-type="float" office:value="5260000.0000">
            <text:p>5260000.0000</text:p>
          </table:table-cell>
          <table:table-cell office:value-type="float" office:value="0.0000">
            <text:p>0.0000</text:p>
          </table:table-cell>
          <table:table-cell office:value-type="float" office:value="526000.0000">
            <text:p>526000.0000</text:p>
          </table:table-cell>
          <table:table-cell office:value-type="float" office:value="526000.0000">
            <text:p>526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60">
            <text:p>203760</text:p>
          </table:table-cell>
          <table:table-cell office:value-type="float" office:value="7215000.0000">
            <text:p>721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215000.0000">
            <text:p>7215000.0000</text:p>
          </table:table-cell>
          <table:table-cell office:value-type="float" office:value="7215000.0000">
            <text:p>7215000.0000</text:p>
          </table:table-cell>
          <table:table-cell office:value-type="float" office:value="0.0000">
            <text:p>0.0000</text:p>
          </table:table-cell>
          <table:table-cell office:value-type="float" office:value="721500.0000">
            <text:p>721500.0000</text:p>
          </table:table-cell>
          <table:table-cell office:value-type="float" office:value="721500.0000">
            <text:p>721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61">
            <text:p>203761</text:p>
          </table:table-cell>
          <table:table-cell office:value-type="float" office:value="4700000.0000">
            <text:p>47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700000.0000">
            <text:p>4700000.0000</text:p>
          </table:table-cell>
          <table:table-cell office:value-type="float" office:value="4700000.0000">
            <text:p>4700000.0000</text:p>
          </table:table-cell>
          <table:table-cell office:value-type="float" office:value="0.0000">
            <text:p>0.0000</text:p>
          </table:table-cell>
          <table:table-cell office:value-type="float" office:value="470000.0000">
            <text:p>470000.0000</text:p>
          </table:table-cell>
          <table:table-cell office:value-type="float" office:value="470000.0000">
            <text:p>47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62">
            <text:p>203762</text:p>
          </table:table-cell>
          <table:table-cell office:value-type="float" office:value="4325000.0000">
            <text:p>432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25000.0000">
            <text:p>4325000.0000</text:p>
          </table:table-cell>
          <table:table-cell office:value-type="float" office:value="4325000.0000">
            <text:p>4325000.0000</text:p>
          </table:table-cell>
          <table:table-cell office:value-type="float" office:value="0.0000">
            <text:p>0.0000</text:p>
          </table:table-cell>
          <table:table-cell office:value-type="float" office:value="432500.0000">
            <text:p>432500.0000</text:p>
          </table:table-cell>
          <table:table-cell office:value-type="float" office:value="432500.0000">
            <text:p>43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63">
            <text:p>203763</text:p>
          </table:table-cell>
          <table:table-cell office:value-type="float" office:value="5625000.0000">
            <text:p>562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25000.0000">
            <text:p>5625000.0000</text:p>
          </table:table-cell>
          <table:table-cell office:value-type="float" office:value="5625000.0000">
            <text:p>5625000.0000</text:p>
          </table:table-cell>
          <table:table-cell office:value-type="float" office:value="0.0000">
            <text:p>0.0000</text:p>
          </table:table-cell>
          <table:table-cell office:value-type="float" office:value="562500.0000">
            <text:p>562500.0000</text:p>
          </table:table-cell>
          <table:table-cell office:value-type="float" office:value="562500.0000">
            <text:p>56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64">
            <text:p>203764</text:p>
          </table:table-cell>
          <table:table-cell office:value-type="float" office:value="2625000.0000">
            <text:p>262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25000.0000">
            <text:p>2625000.0000</text:p>
          </table:table-cell>
          <table:table-cell office:value-type="float" office:value="2625000.0000">
            <text:p>2625000.0000</text:p>
          </table:table-cell>
          <table:table-cell office:value-type="float" office:value="0.0000">
            <text:p>0.0000</text:p>
          </table:table-cell>
          <table:table-cell office:value-type="float" office:value="262500.0000">
            <text:p>262500.0000</text:p>
          </table:table-cell>
          <table:table-cell office:value-type="float" office:value="262500.0000">
            <text:p>26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65">
            <text:p>203765</text:p>
          </table:table-cell>
          <table:table-cell office:value-type="float" office:value="4375000.0000">
            <text:p>437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75000.0000">
            <text:p>4375000.0000</text:p>
          </table:table-cell>
          <table:table-cell office:value-type="float" office:value="4375000.0000">
            <text:p>4375000.0000</text:p>
          </table:table-cell>
          <table:table-cell office:value-type="float" office:value="0.0000">
            <text:p>0.0000</text:p>
          </table:table-cell>
          <table:table-cell office:value-type="float" office:value="437500.0000">
            <text:p>437500.0000</text:p>
          </table:table-cell>
          <table:table-cell office:value-type="float" office:value="437500.0000">
            <text:p>43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66">
            <text:p>203766</text:p>
          </table:table-cell>
          <table:table-cell office:value-type="float" office:value="4375000.0000">
            <text:p>437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75000.0000">
            <text:p>4375000.0000</text:p>
          </table:table-cell>
          <table:table-cell office:value-type="float" office:value="4375000.0000">
            <text:p>4375000.0000</text:p>
          </table:table-cell>
          <table:table-cell office:value-type="float" office:value="0.0000">
            <text:p>0.0000</text:p>
          </table:table-cell>
          <table:table-cell office:value-type="float" office:value="437500.0000">
            <text:p>437500.0000</text:p>
          </table:table-cell>
          <table:table-cell office:value-type="float" office:value="437500.0000">
            <text:p>43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67">
            <text:p>203767</text:p>
          </table:table-cell>
          <table:table-cell office:value-type="float" office:value="2585000.0000">
            <text:p>258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85000.0000">
            <text:p>2585000.0000</text:p>
          </table:table-cell>
          <table:table-cell office:value-type="float" office:value="2585000.0000">
            <text:p>2585000.0000</text:p>
          </table:table-cell>
          <table:table-cell office:value-type="float" office:value="0.0000">
            <text:p>0.0000</text:p>
          </table:table-cell>
          <table:table-cell office:value-type="float" office:value="258500.0000">
            <text:p>258500.0000</text:p>
          </table:table-cell>
          <table:table-cell office:value-type="float" office:value="258500.0000">
            <text:p>258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68">
            <text:p>203768</text:p>
          </table:table-cell>
          <table:table-cell office:value-type="float" office:value="3437500.0000">
            <text:p>34375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37500.0000">
            <text:p>3437500.0000</text:p>
          </table:table-cell>
          <table:table-cell office:value-type="float" office:value="3437500.0000">
            <text:p>3437500.0000</text:p>
          </table:table-cell>
          <table:table-cell office:value-type="float" office:value="0.0000">
            <text:p>0.0000</text:p>
          </table:table-cell>
          <table:table-cell office:value-type="float" office:value="343750.0000">
            <text:p>343750.0000</text:p>
          </table:table-cell>
          <table:table-cell office:value-type="float" office:value="343750.0000">
            <text:p>3437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69">
            <text:p>203769</text:p>
          </table:table-cell>
          <table:table-cell office:value-type="float" office:value="8700000.0000">
            <text:p>87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700000.0000">
            <text:p>8700000.0000</text:p>
          </table:table-cell>
          <table:table-cell office:value-type="float" office:value="8700000.0000">
            <text:p>8700000.0000</text:p>
          </table:table-cell>
          <table:table-cell office:value-type="float" office:value="0.0000">
            <text:p>0.0000</text:p>
          </table:table-cell>
          <table:table-cell office:value-type="float" office:value="870000.0000">
            <text:p>870000.0000</text:p>
          </table:table-cell>
          <table:table-cell office:value-type="float" office:value="870000.0000">
            <text:p>87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70">
            <text:p>203770</text:p>
          </table:table-cell>
          <table:table-cell office:value-type="float" office:value="56518000.0000">
            <text:p>56518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518000.0000">
            <text:p>56518000.0000</text:p>
          </table:table-cell>
          <table:table-cell office:value-type="float" office:value="56518000.0000">
            <text:p>56518000.0000</text:p>
          </table:table-cell>
          <table:table-cell office:value-type="float" office:value="0.0000">
            <text:p>0.0000</text:p>
          </table:table-cell>
          <table:table-cell office:value-type="float" office:value="5651800.0000">
            <text:p>5651800.0000</text:p>
          </table:table-cell>
          <table:table-cell office:value-type="float" office:value="5651800.0000">
            <text:p>56518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71">
            <text:p>203771</text:p>
          </table:table-cell>
          <table:table-cell office:value-type="float" office:value="4725000.0000">
            <text:p>472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725000.0000">
            <text:p>4725000.0000</text:p>
          </table:table-cell>
          <table:table-cell office:value-type="float" office:value="4725000.0000">
            <text:p>4725000.0000</text:p>
          </table:table-cell>
          <table:table-cell office:value-type="float" office:value="0.0000">
            <text:p>0.0000</text:p>
          </table:table-cell>
          <table:table-cell office:value-type="float" office:value="472500.0000">
            <text:p>472500.0000</text:p>
          </table:table-cell>
          <table:table-cell office:value-type="float" office:value="472500.0000">
            <text:p>47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72">
            <text:p>203772</text:p>
          </table:table-cell>
          <table:table-cell office:value-type="float" office:value="2275000.0000">
            <text:p>227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75000.0000">
            <text:p>2275000.0000</text:p>
          </table:table-cell>
          <table:table-cell office:value-type="float" office:value="2275000.0000">
            <text:p>2275000.0000</text:p>
          </table:table-cell>
          <table:table-cell office:value-type="float" office:value="0.0000">
            <text:p>0.0000</text:p>
          </table:table-cell>
          <table:table-cell office:value-type="float" office:value="227500.0000">
            <text:p>227500.0000</text:p>
          </table:table-cell>
          <table:table-cell office:value-type="float" office:value="227500.0000">
            <text:p>22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73">
            <text:p>203773</text:p>
          </table:table-cell>
          <table:table-cell office:value-type="float" office:value="27000000.0000">
            <text:p>27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000000.0000">
            <text:p>27000000.0000</text:p>
          </table:table-cell>
          <table:table-cell office:value-type="float" office:value="27000000.0000">
            <text:p>27000000.0000</text:p>
          </table:table-cell>
          <table:table-cell office:value-type="float" office:value="0.0000">
            <text:p>0.0000</text:p>
          </table:table-cell>
          <table:table-cell office:value-type="float" office:value="2700000.0000">
            <text:p>2700000.0000</text:p>
          </table:table-cell>
          <table:table-cell office:value-type="float" office:value="2700000.0000">
            <text:p>27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74">
            <text:p>203774</text:p>
          </table:table-cell>
          <table:table-cell office:value-type="float" office:value="12600000.0000">
            <text:p>126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600000.0000">
            <text:p>12600000.0000</text:p>
          </table:table-cell>
          <table:table-cell office:value-type="float" office:value="12600000.0000">
            <text:p>12600000.0000</text:p>
          </table:table-cell>
          <table:table-cell office:value-type="float" office:value="0.0000">
            <text:p>0.0000</text:p>
          </table:table-cell>
          <table:table-cell office:value-type="float" office:value="1260000.0000">
            <text:p>1260000.0000</text:p>
          </table:table-cell>
          <table:table-cell office:value-type="float" office:value="1260000.0000">
            <text:p>126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75">
            <text:p>203775</text:p>
          </table:table-cell>
          <table:table-cell office:value-type="float" office:value="5120000.0000">
            <text:p>512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20000.0000">
            <text:p>5120000.0000</text:p>
          </table:table-cell>
          <table:table-cell office:value-type="float" office:value="5120000.0000">
            <text:p>5120000.0000</text:p>
          </table:table-cell>
          <table:table-cell office:value-type="float" office:value="0.0000">
            <text:p>0.0000</text:p>
          </table:table-cell>
          <table:table-cell office:value-type="float" office:value="512000.0000">
            <text:p>512000.0000</text:p>
          </table:table-cell>
          <table:table-cell office:value-type="float" office:value="512000.0000">
            <text:p>512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76">
            <text:p>203776</text:p>
          </table:table-cell>
          <table:table-cell office:value-type="float" office:value="1375000.0000">
            <text:p>137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75000.0000">
            <text:p>1375000.0000</text:p>
          </table:table-cell>
          <table:table-cell office:value-type="float" office:value="1375000.0000">
            <text:p>1375000.0000</text:p>
          </table:table-cell>
          <table:table-cell office:value-type="float" office:value="0.0000">
            <text:p>0.0000</text:p>
          </table:table-cell>
          <table:table-cell office:value-type="float" office:value="137500.0000">
            <text:p>137500.0000</text:p>
          </table:table-cell>
          <table:table-cell office:value-type="float" office:value="137500.0000">
            <text:p>13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77">
            <text:p>203777</text:p>
          </table:table-cell>
          <table:table-cell office:value-type="float" office:value="20625000.0000">
            <text:p>2062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625000.0000">
            <text:p>20625000.0000</text:p>
          </table:table-cell>
          <table:table-cell office:value-type="float" office:value="20625000.0000">
            <text:p>20625000.0000</text:p>
          </table:table-cell>
          <table:table-cell office:value-type="float" office:value="0.0000">
            <text:p>0.0000</text:p>
          </table:table-cell>
          <table:table-cell office:value-type="float" office:value="2062500.0000">
            <text:p>2062500.0000</text:p>
          </table:table-cell>
          <table:table-cell office:value-type="float" office:value="2062500.0000">
            <text:p>206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78">
            <text:p>203778</text:p>
          </table:table-cell>
          <table:table-cell office:value-type="float" office:value="13475000.0000">
            <text:p>1347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475000.0000">
            <text:p>13475000.0000</text:p>
          </table:table-cell>
          <table:table-cell office:value-type="float" office:value="13475000.0000">
            <text:p>13475000.0000</text:p>
          </table:table-cell>
          <table:table-cell office:value-type="float" office:value="0.0000">
            <text:p>0.0000</text:p>
          </table:table-cell>
          <table:table-cell office:value-type="float" office:value="1347500.0000">
            <text:p>1347500.0000</text:p>
          </table:table-cell>
          <table:table-cell office:value-type="float" office:value="1347500.0000">
            <text:p>134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79">
            <text:p>203779</text:p>
          </table:table-cell>
          <table:table-cell office:value-type="float" office:value="13750000.0000">
            <text:p>1375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750000.0000">
            <text:p>13750000.0000</text:p>
          </table:table-cell>
          <table:table-cell office:value-type="float" office:value="13750000.0000">
            <text:p>13750000.0000</text:p>
          </table:table-cell>
          <table:table-cell office:value-type="float" office:value="0.0000">
            <text:p>0.0000</text:p>
          </table:table-cell>
          <table:table-cell office:value-type="float" office:value="1375000.0000">
            <text:p>1375000.0000</text:p>
          </table:table-cell>
          <table:table-cell office:value-type="float" office:value="1375000.0000">
            <text:p>137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80">
            <text:p>203780</text:p>
          </table:table-cell>
          <table:table-cell office:value-type="float" office:value="13750000.0000">
            <text:p>1375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750000.0000">
            <text:p>13750000.0000</text:p>
          </table:table-cell>
          <table:table-cell office:value-type="float" office:value="13750000.0000">
            <text:p>13750000.0000</text:p>
          </table:table-cell>
          <table:table-cell office:value-type="float" office:value="0.0000">
            <text:p>0.0000</text:p>
          </table:table-cell>
          <table:table-cell office:value-type="float" office:value="1375000.0000">
            <text:p>1375000.0000</text:p>
          </table:table-cell>
          <table:table-cell office:value-type="float" office:value="1375000.0000">
            <text:p>137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81">
            <text:p>203781</text:p>
          </table:table-cell>
          <table:table-cell office:value-type="float" office:value="53625000.0000">
            <text:p>5362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625000.0000">
            <text:p>53625000.0000</text:p>
          </table:table-cell>
          <table:table-cell office:value-type="float" office:value="53625000.0000">
            <text:p>53625000.0000</text:p>
          </table:table-cell>
          <table:table-cell office:value-type="float" office:value="0.0000">
            <text:p>0.0000</text:p>
          </table:table-cell>
          <table:table-cell office:value-type="float" office:value="5362500.0000">
            <text:p>5362500.0000</text:p>
          </table:table-cell>
          <table:table-cell office:value-type="float" office:value="5362500.0000">
            <text:p>536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82">
            <text:p>203782</text:p>
          </table:table-cell>
          <table:table-cell office:value-type="float" office:value="18150000.0000">
            <text:p>1815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150000.0000">
            <text:p>18150000.0000</text:p>
          </table:table-cell>
          <table:table-cell office:value-type="float" office:value="18150000.0000">
            <text:p>18150000.0000</text:p>
          </table:table-cell>
          <table:table-cell office:value-type="float" office:value="0.0000">
            <text:p>0.0000</text:p>
          </table:table-cell>
          <table:table-cell office:value-type="float" office:value="1815000.0000">
            <text:p>1815000.0000</text:p>
          </table:table-cell>
          <table:table-cell office:value-type="float" office:value="1815000.0000">
            <text:p>181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83">
            <text:p>203783</text:p>
          </table:table-cell>
          <table:table-cell office:value-type="float" office:value="37400000.0000">
            <text:p>374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7400000.0000">
            <text:p>37400000.0000</text:p>
          </table:table-cell>
          <table:table-cell office:value-type="float" office:value="37400000.0000">
            <text:p>37400000.0000</text:p>
          </table:table-cell>
          <table:table-cell office:value-type="float" office:value="0.0000">
            <text:p>0.0000</text:p>
          </table:table-cell>
          <table:table-cell office:value-type="float" office:value="3740000.0000">
            <text:p>3740000.0000</text:p>
          </table:table-cell>
          <table:table-cell office:value-type="float" office:value="3740000.0000">
            <text:p>374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84">
            <text:p>203784</text:p>
          </table:table-cell>
          <table:table-cell office:value-type="float" office:value="23100000.0000">
            <text:p>231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100000.0000">
            <text:p>23100000.0000</text:p>
          </table:table-cell>
          <table:table-cell office:value-type="float" office:value="23100000.0000">
            <text:p>23100000.0000</text:p>
          </table:table-cell>
          <table:table-cell office:value-type="float" office:value="0.0000">
            <text:p>0.0000</text:p>
          </table:table-cell>
          <table:table-cell office:value-type="float" office:value="2310000.0000">
            <text:p>2310000.0000</text:p>
          </table:table-cell>
          <table:table-cell office:value-type="float" office:value="2310000.0000">
            <text:p>231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85">
            <text:p>203785</text:p>
          </table:table-cell>
          <table:table-cell office:value-type="float" office:value="11000000.0000">
            <text:p>11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1000000.0000">
            <text:p>11000000.0000</text:p>
          </table:table-cell>
          <table:table-cell office:value-type="float" office:value="11000000.0000">
            <text:p>11000000.0000</text:p>
          </table:table-cell>
          <table:table-cell office:value-type="float" office:value="0.0000">
            <text:p>0.0000</text:p>
          </table:table-cell>
          <table:table-cell office:value-type="float" office:value="1100000.0000">
            <text:p>1100000.0000</text:p>
          </table:table-cell>
          <table:table-cell office:value-type="float" office:value="1100000.0000">
            <text:p>11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86">
            <text:p>203786</text:p>
          </table:table-cell>
          <table:table-cell office:value-type="float" office:value="24750000.0000">
            <text:p>2475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750000.0000">
            <text:p>24750000.0000</text:p>
          </table:table-cell>
          <table:table-cell office:value-type="float" office:value="24750000.0000">
            <text:p>24750000.0000</text:p>
          </table:table-cell>
          <table:table-cell office:value-type="float" office:value="0.0000">
            <text:p>0.0000</text:p>
          </table:table-cell>
          <table:table-cell office:value-type="float" office:value="2475000.0000">
            <text:p>2475000.0000</text:p>
          </table:table-cell>
          <table:table-cell office:value-type="float" office:value="2475000.0000">
            <text:p>247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87">
            <text:p>203787</text:p>
          </table:table-cell>
          <table:table-cell office:value-type="float" office:value="17325000.0000">
            <text:p>1732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325000.0000">
            <text:p>17325000.0000</text:p>
          </table:table-cell>
          <table:table-cell office:value-type="float" office:value="17325000.0000">
            <text:p>17325000.0000</text:p>
          </table:table-cell>
          <table:table-cell office:value-type="float" office:value="0.0000">
            <text:p>0.0000</text:p>
          </table:table-cell>
          <table:table-cell office:value-type="float" office:value="1732500.0000">
            <text:p>1732500.0000</text:p>
          </table:table-cell>
          <table:table-cell office:value-type="float" office:value="1732500.0000">
            <text:p>173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88">
            <text:p>203788</text:p>
          </table:table-cell>
          <table:table-cell office:value-type="float" office:value="11000000.0000">
            <text:p>11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1000000.0000">
            <text:p>11000000.0000</text:p>
          </table:table-cell>
          <table:table-cell office:value-type="float" office:value="11000000.0000">
            <text:p>11000000.0000</text:p>
          </table:table-cell>
          <table:table-cell office:value-type="float" office:value="0.0000">
            <text:p>0.0000</text:p>
          </table:table-cell>
          <table:table-cell office:value-type="float" office:value="1100000.0000">
            <text:p>1100000.0000</text:p>
          </table:table-cell>
          <table:table-cell office:value-type="float" office:value="1100000.0000">
            <text:p>11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89">
            <text:p>203789</text:p>
          </table:table-cell>
          <table:table-cell office:value-type="float" office:value="7000000.0000">
            <text:p>7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00000.0000">
            <text:p>7000000.0000</text:p>
          </table:table-cell>
          <table:table-cell office:value-type="float" office:value="7000000.0000">
            <text:p>7000000.0000</text:p>
          </table:table-cell>
          <table:table-cell office:value-type="float" office:value="0.0000">
            <text:p>0.0000</text:p>
          </table:table-cell>
          <table:table-cell office:value-type="float" office:value="700000.0000">
            <text:p>700000.0000</text:p>
          </table:table-cell>
          <table:table-cell office:value-type="float" office:value="700000.0000">
            <text:p>7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90">
            <text:p>203790</text:p>
          </table:table-cell>
          <table:table-cell office:value-type="float" office:value="6755000.0000">
            <text:p>675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755000.0000">
            <text:p>6755000.0000</text:p>
          </table:table-cell>
          <table:table-cell office:value-type="float" office:value="6755000.0000">
            <text:p>6755000.0000</text:p>
          </table:table-cell>
          <table:table-cell office:value-type="float" office:value="0.0000">
            <text:p>0.0000</text:p>
          </table:table-cell>
          <table:table-cell office:value-type="float" office:value="675500.0000">
            <text:p>675500.0000</text:p>
          </table:table-cell>
          <table:table-cell office:value-type="float" office:value="675500.0000">
            <text:p>675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91">
            <text:p>203791</text:p>
          </table:table-cell>
          <table:table-cell office:value-type="float" office:value="3500000.0000">
            <text:p>3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00000.0000">
            <text:p>3500000.0000</text:p>
          </table:table-cell>
          <table:table-cell office:value-type="float" office:value="3500000.0000">
            <text:p>3500000.0000</text:p>
          </table:table-cell>
          <table:table-cell office:value-type="float" office:value="0.0000">
            <text:p>0.0000</text:p>
          </table:table-cell>
          <table:table-cell office:value-type="float" office:value="350000.0000">
            <text:p>350000.0000</text:p>
          </table:table-cell>
          <table:table-cell office:value-type="float" office:value="350000.0000">
            <text:p>3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92">
            <text:p>203792</text:p>
          </table:table-cell>
          <table:table-cell office:value-type="float" office:value="3517500.0000">
            <text:p>35175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17500.0000">
            <text:p>3517500.0000</text:p>
          </table:table-cell>
          <table:table-cell office:value-type="float" office:value="3517500.0000">
            <text:p>3517500.0000</text:p>
          </table:table-cell>
          <table:table-cell office:value-type="float" office:value="0.0000">
            <text:p>0.0000</text:p>
          </table:table-cell>
          <table:table-cell office:value-type="float" office:value="351750.0000">
            <text:p>351750.0000</text:p>
          </table:table-cell>
          <table:table-cell office:value-type="float" office:value="351750.0000">
            <text:p>3517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93">
            <text:p>203793</text:p>
          </table:table-cell>
          <table:table-cell office:value-type="float" office:value="3920000.0000">
            <text:p>392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20000.0000">
            <text:p>3920000.0000</text:p>
          </table:table-cell>
          <table:table-cell office:value-type="float" office:value="3920000.0000">
            <text:p>3920000.0000</text:p>
          </table:table-cell>
          <table:table-cell office:value-type="float" office:value="0.0000">
            <text:p>0.0000</text:p>
          </table:table-cell>
          <table:table-cell office:value-type="float" office:value="392000.0000">
            <text:p>392000.0000</text:p>
          </table:table-cell>
          <table:table-cell office:value-type="float" office:value="392000.0000">
            <text:p>392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94">
            <text:p>203794</text:p>
          </table:table-cell>
          <table:table-cell office:value-type="float" office:value="341000.0000">
            <text:p>341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1000.0000">
            <text:p>341000.0000</text:p>
          </table:table-cell>
          <table:table-cell office:value-type="float" office:value="341000.0000">
            <text:p>341000.0000</text:p>
          </table:table-cell>
          <table:table-cell office:value-type="float" office:value="0.0000">
            <text:p>0.0000</text:p>
          </table:table-cell>
          <table:table-cell office:value-type="float" office:value="34100.0000">
            <text:p>34100.0000</text:p>
          </table:table-cell>
          <table:table-cell office:value-type="float" office:value="34100.0000">
            <text:p>341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95">
            <text:p>203795</text:p>
          </table:table-cell>
          <table:table-cell office:value-type="float" office:value="2835000.0000">
            <text:p>283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35000.0000">
            <text:p>2835000.0000</text:p>
          </table:table-cell>
          <table:table-cell office:value-type="float" office:value="2835000.0000">
            <text:p>2835000.0000</text:p>
          </table:table-cell>
          <table:table-cell office:value-type="float" office:value="0.0000">
            <text:p>0.0000</text:p>
          </table:table-cell>
          <table:table-cell office:value-type="float" office:value="283500.0000">
            <text:p>283500.0000</text:p>
          </table:table-cell>
          <table:table-cell office:value-type="float" office:value="283500.0000">
            <text:p>283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96">
            <text:p>203796</text:p>
          </table:table-cell>
          <table:table-cell office:value-type="float" office:value="10800000.0000">
            <text:p>108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800000.0000">
            <text:p>10800000.0000</text:p>
          </table:table-cell>
          <table:table-cell office:value-type="float" office:value="10800000.0000">
            <text:p>10800000.0000</text:p>
          </table:table-cell>
          <table:table-cell office:value-type="float" office:value="0.0000">
            <text:p>0.0000</text:p>
          </table:table-cell>
          <table:table-cell office:value-type="float" office:value="1080000.0000">
            <text:p>1080000.0000</text:p>
          </table:table-cell>
          <table:table-cell office:value-type="float" office:value="1080000.0000">
            <text:p>108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97">
            <text:p>203797</text:p>
          </table:table-cell>
          <table:table-cell office:value-type="float" office:value="4165000.0000">
            <text:p>416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165000.0000">
            <text:p>4165000.0000</text:p>
          </table:table-cell>
          <table:table-cell office:value-type="float" office:value="4165000.0000">
            <text:p>4165000.0000</text:p>
          </table:table-cell>
          <table:table-cell office:value-type="float" office:value="0.0000">
            <text:p>0.0000</text:p>
          </table:table-cell>
          <table:table-cell office:value-type="float" office:value="416500.0000">
            <text:p>416500.0000</text:p>
          </table:table-cell>
          <table:table-cell office:value-type="float" office:value="416500.0000">
            <text:p>416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98">
            <text:p>203798</text:p>
          </table:table-cell>
          <table:table-cell office:value-type="float" office:value="7000000.0000">
            <text:p>7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00000.0000">
            <text:p>7000000.0000</text:p>
          </table:table-cell>
          <table:table-cell office:value-type="float" office:value="7000000.0000">
            <text:p>7000000.0000</text:p>
          </table:table-cell>
          <table:table-cell office:value-type="float" office:value="0.0000">
            <text:p>0.0000</text:p>
          </table:table-cell>
          <table:table-cell office:value-type="float" office:value="700000.0000">
            <text:p>700000.0000</text:p>
          </table:table-cell>
          <table:table-cell office:value-type="float" office:value="700000.0000">
            <text:p>7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99">
            <text:p>203799</text:p>
          </table:table-cell>
          <table:table-cell office:value-type="float" office:value="6187500.0000">
            <text:p>61875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187500.0000">
            <text:p>6187500.0000</text:p>
          </table:table-cell>
          <table:table-cell office:value-type="float" office:value="6187500.0000">
            <text:p>6187500.0000</text:p>
          </table:table-cell>
          <table:table-cell office:value-type="float" office:value="0.0000">
            <text:p>0.0000</text:p>
          </table:table-cell>
          <table:table-cell office:value-type="float" office:value="618750.0000">
            <text:p>618750.0000</text:p>
          </table:table-cell>
          <table:table-cell office:value-type="float" office:value="618750.0000">
            <text:p>6187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00">
            <text:p>203800</text:p>
          </table:table-cell>
          <table:table-cell office:value-type="float" office:value="5857500.0000">
            <text:p>58575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57500.0000">
            <text:p>5857500.0000</text:p>
          </table:table-cell>
          <table:table-cell office:value-type="float" office:value="5857500.0000">
            <text:p>5857500.0000</text:p>
          </table:table-cell>
          <table:table-cell office:value-type="float" office:value="0.0000">
            <text:p>0.0000</text:p>
          </table:table-cell>
          <table:table-cell office:value-type="float" office:value="585750.0000">
            <text:p>585750.0000</text:p>
          </table:table-cell>
          <table:table-cell office:value-type="float" office:value="585750.0000">
            <text:p>5857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01">
            <text:p>203801</text:p>
          </table:table-cell>
          <table:table-cell office:value-type="float" office:value="11000000.0000">
            <text:p>11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1000000.0000">
            <text:p>11000000.0000</text:p>
          </table:table-cell>
          <table:table-cell office:value-type="float" office:value="11000000.0000">
            <text:p>11000000.0000</text:p>
          </table:table-cell>
          <table:table-cell office:value-type="float" office:value="0.0000">
            <text:p>0.0000</text:p>
          </table:table-cell>
          <table:table-cell office:value-type="float" office:value="1100000.0000">
            <text:p>1100000.0000</text:p>
          </table:table-cell>
          <table:table-cell office:value-type="float" office:value="1100000.0000">
            <text:p>11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02">
            <text:p>203802</text:p>
          </table:table-cell>
          <table:table-cell office:value-type="float" office:value="8250000.0000">
            <text:p>825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250000.0000">
            <text:p>8250000.0000</text:p>
          </table:table-cell>
          <table:table-cell office:value-type="float" office:value="8250000.0000">
            <text:p>8250000.0000</text:p>
          </table:table-cell>
          <table:table-cell office:value-type="float" office:value="0.0000">
            <text:p>0.0000</text:p>
          </table:table-cell>
          <table:table-cell office:value-type="float" office:value="825000.0000">
            <text:p>825000.0000</text:p>
          </table:table-cell>
          <table:table-cell office:value-type="float" office:value="825000.0000">
            <text:p>8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03">
            <text:p>203803</text:p>
          </table:table-cell>
          <table:table-cell office:value-type="float" office:value="2062500.0000">
            <text:p>20625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62500.0000">
            <text:p>2062500.0000</text:p>
          </table:table-cell>
          <table:table-cell office:value-type="float" office:value="2062500.0000">
            <text:p>2062500.0000</text:p>
          </table:table-cell>
          <table:table-cell office:value-type="float" office:value="0.0000">
            <text:p>0.0000</text:p>
          </table:table-cell>
          <table:table-cell office:value-type="float" office:value="206250.0000">
            <text:p>206250.0000</text:p>
          </table:table-cell>
          <table:table-cell office:value-type="float" office:value="206250.0000">
            <text:p>2062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04">
            <text:p>203804</text:p>
          </table:table-cell>
          <table:table-cell office:value-type="float" office:value="2400000.0000">
            <text:p>24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00000.0000">
            <text:p>2400000.0000</text:p>
          </table:table-cell>
          <table:table-cell office:value-type="float" office:value="2400000.0000">
            <text:p>2400000.0000</text:p>
          </table:table-cell>
          <table:table-cell office:value-type="float" office:value="0.0000">
            <text:p>0.0000</text:p>
          </table:table-cell>
          <table:table-cell office:value-type="float" office:value="240000.0000">
            <text:p>240000.0000</text:p>
          </table:table-cell>
          <table:table-cell office:value-type="float" office:value="240000.0000">
            <text:p>24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05">
            <text:p>203805</text:p>
          </table:table-cell>
          <table:table-cell office:value-type="float" office:value="10000000.0000">
            <text:p>10000000.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0000000.0000">
            <text:p>10000000.0000</text:p>
          </table:table-cell>
          <table:table-cell office:value-type="float" office:value="9000000.0000">
            <text:p>9000000.0000</text:p>
          </table:table-cell>
          <table:table-cell office:value-type="float" office:value="1000000.0000">
            <text:p>1000000.0000</text:p>
          </table:table-cell>
          <table:table-cell office:value-type="float" office:value="1000000.0000">
            <text:p>1000000.0000</text:p>
          </table:table-cell>
          <table:table-cell office:value-type="float" office:value="1000000.0000">
            <text:p>1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06">
            <text:p>203806</text:p>
          </table:table-cell>
          <table:table-cell office:value-type="float" office:value="12500000.0000">
            <text:p>12500000.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2500000.0000">
            <text:p>12500000.0000</text:p>
          </table:table-cell>
          <table:table-cell office:value-type="float" office:value="11250000.0000">
            <text:p>11250000.0000</text:p>
          </table:table-cell>
          <table:table-cell office:value-type="float" office:value="1250000.0000">
            <text:p>1250000.0000</text:p>
          </table:table-cell>
          <table:table-cell office:value-type="float" office:value="1250000.0000">
            <text:p>1250000.0000</text:p>
          </table:table-cell>
          <table:table-cell office:value-type="float" office:value="1250000.0000">
            <text:p>12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07">
            <text:p>203807</text:p>
          </table:table-cell>
          <table:table-cell office:value-type="float" office:value="8400000.0000">
            <text:p>8400000.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8400000.0000">
            <text:p>8400000.0000</text:p>
          </table:table-cell>
          <table:table-cell office:value-type="float" office:value="7560000.0000">
            <text:p>7560000.0000</text:p>
          </table:table-cell>
          <table:table-cell office:value-type="float" office:value="840000.0000">
            <text:p>840000.0000</text:p>
          </table:table-cell>
          <table:table-cell office:value-type="float" office:value="840000.0000">
            <text:p>840000.0000</text:p>
          </table:table-cell>
          <table:table-cell office:value-type="float" office:value="840000.0000">
            <text:p>84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08">
            <text:p>203808</text:p>
          </table:table-cell>
          <table:table-cell office:value-type="float" office:value="5075000.0000">
            <text:p>5075000.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5075000.0000">
            <text:p>5075000.0000</text:p>
          </table:table-cell>
          <table:table-cell office:value-type="float" office:value="4567500.0000">
            <text:p>4567500.0000</text:p>
          </table:table-cell>
          <table:table-cell office:value-type="float" office:value="507500.0000">
            <text:p>507500.0000</text:p>
          </table:table-cell>
          <table:table-cell office:value-type="float" office:value="507500.0000">
            <text:p>507500.0000</text:p>
          </table:table-cell>
          <table:table-cell office:value-type="float" office:value="507500.0000">
            <text:p>50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09">
            <text:p>203809</text:p>
          </table:table-cell>
          <table:table-cell office:value-type="float" office:value="7700000.0000">
            <text:p>7700000.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7700000.0000">
            <text:p>7700000.0000</text:p>
          </table:table-cell>
          <table:table-cell office:value-type="float" office:value="6930000.0000">
            <text:p>6930000.0000</text:p>
          </table:table-cell>
          <table:table-cell office:value-type="float" office:value="770000.0000">
            <text:p>770000.0000</text:p>
          </table:table-cell>
          <table:table-cell office:value-type="float" office:value="770000.0000">
            <text:p>770000.0000</text:p>
          </table:table-cell>
          <table:table-cell office:value-type="float" office:value="770000.0000">
            <text:p>77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10">
            <text:p>203810</text:p>
          </table:table-cell>
          <table:table-cell office:value-type="float" office:value="7350000.0000">
            <text:p>7350000.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7350000.0000">
            <text:p>7350000.0000</text:p>
          </table:table-cell>
          <table:table-cell office:value-type="float" office:value="6615000.0000">
            <text:p>6615000.0000</text:p>
          </table:table-cell>
          <table:table-cell office:value-type="float" office:value="735000.0000">
            <text:p>735000.0000</text:p>
          </table:table-cell>
          <table:table-cell office:value-type="float" office:value="735000.0000">
            <text:p>735000.0000</text:p>
          </table:table-cell>
          <table:table-cell office:value-type="float" office:value="735000.0000">
            <text:p>73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49">
            <text:p>203849</text:p>
          </table:table-cell>
          <table:table-cell office:value-type="float" office:value="79999000.0000">
            <text:p>79999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9999000.0000">
            <text:p>79999000.0000</text:p>
          </table:table-cell>
          <table:table-cell office:value-type="float" office:value="79999000.0000">
            <text:p>79999000.0000</text:p>
          </table:table-cell>
          <table:table-cell office:value-type="float" office:value="0.0000">
            <text:p>0.0000</text:p>
          </table:table-cell>
          <table:table-cell office:value-type="float" office:value="7999900.0000">
            <text:p>7999900.0000</text:p>
          </table:table-cell>
          <table:table-cell office:value-type="float" office:value="7999900.0000">
            <text:p>79999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50">
            <text:p>203850</text:p>
          </table:table-cell>
          <table:table-cell office:value-type="float" office:value="131300000.0000">
            <text:p>1313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1300000.0000">
            <text:p>131300000.0000</text:p>
          </table:table-cell>
          <table:table-cell office:value-type="float" office:value="131300000.0000">
            <text:p>131300000.0000</text:p>
          </table:table-cell>
          <table:table-cell office:value-type="float" office:value="0.0000">
            <text:p>0.0000</text:p>
          </table:table-cell>
          <table:table-cell office:value-type="float" office:value="13130000.0000">
            <text:p>13130000.0000</text:p>
          </table:table-cell>
          <table:table-cell office:value-type="float" office:value="13130000.0000">
            <text:p>1313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51">
            <text:p>203851</text:p>
          </table:table-cell>
          <table:table-cell office:value-type="float" office:value="24135000.0000">
            <text:p>2413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135000.0000">
            <text:p>24135000.0000</text:p>
          </table:table-cell>
          <table:table-cell office:value-type="float" office:value="24135000.0000">
            <text:p>24135000.0000</text:p>
          </table:table-cell>
          <table:table-cell office:value-type="float" office:value="0.0000">
            <text:p>0.0000</text:p>
          </table:table-cell>
          <table:table-cell office:value-type="float" office:value="2413500.0000">
            <text:p>2413500.0000</text:p>
          </table:table-cell>
          <table:table-cell office:value-type="float" office:value="2413500.0000">
            <text:p>2413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52">
            <text:p>203852</text:p>
          </table:table-cell>
          <table:table-cell office:value-type="float" office:value="139642690.3400">
            <text:p>139642690.34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39642690.3400">
            <text:p>139642690.3400</text:p>
          </table:table-cell>
          <table:table-cell office:value-type="float" office:value="125678421.0000">
            <text:p>125678421.0000</text:p>
          </table:table-cell>
          <table:table-cell office:value-type="float" office:value="13964269.3400">
            <text:p>13964269.3400</text:p>
          </table:table-cell>
          <table:table-cell office:value-type="float" office:value="13964269.0000">
            <text:p>13964269.0000</text:p>
          </table:table-cell>
          <table:table-cell office:value-type="float" office:value="13964269.0000">
            <text:p>13964269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53">
            <text:p>203853</text:p>
          </table:table-cell>
          <table:table-cell office:value-type="float" office:value="1000000.0000">
            <text:p>1000000.0000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-1">
            <text:p>-1</text:p>
          </table:table-cell>
          <table:table-cell office:value-type="float" office:value="333330.0000">
            <text:p>333330.0000</text:p>
          </table:table-cell>
          <table:table-cell office:value-type="float" office:value="299997.0000">
            <text:p>299997.0000</text:p>
          </table:table-cell>
          <table:table-cell office:value-type="float" office:value="33333.0000">
            <text:p>33333.0000</text:p>
          </table:table-cell>
          <table:table-cell office:value-type="float" office:value="33333.0000">
            <text:p>33333.0000</text:p>
          </table:table-cell>
          <table:table-cell office:value-type="float" office:value="33333.0000">
            <text:p>333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54">
            <text:p>203854</text:p>
          </table:table-cell>
          <table:table-cell office:value-type="float" office:value="1000000.0000">
            <text:p>1000000.0000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-1">
            <text:p>-1</text:p>
          </table:table-cell>
          <table:table-cell office:value-type="float" office:value="250000.0000">
            <text:p>250000.0000</text:p>
          </table:table-cell>
          <table:table-cell office:value-type="float" office:value="225000.0000">
            <text:p>2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55">
            <text:p>203855</text:p>
          </table:table-cell>
          <table:table-cell office:value-type="float" office:value="1000000.0000">
            <text:p>1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0000.0000">
            <text:p>1000000.0000</text:p>
          </table:table-cell>
          <table:table-cell office:value-type="float" office:value="1000000.0000">
            <text:p>1000000.0000</text:p>
          </table:table-cell>
          <table:table-cell office:value-type="float" office:value="0.0000">
            <text:p>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65">
            <text:p>203865</text:p>
          </table:table-cell>
          <table:table-cell office:value-type="float" office:value="70000000.0000">
            <text:p>70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000000.0000">
            <text:p>70000000.0000</text:p>
          </table:table-cell>
          <table:table-cell office:value-type="float" office:value="70000000.0000">
            <text:p>70000000.0000</text:p>
          </table:table-cell>
          <table:table-cell office:value-type="float" office:value="0.0000">
            <text:p>0.0000</text:p>
          </table:table-cell>
          <table:table-cell office:value-type="float" office:value="7000000.0000">
            <text:p>7000000.0000</text:p>
          </table:table-cell>
          <table:table-cell office:value-type="float" office:value="7000000.0000">
            <text:p>7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66">
            <text:p>203866</text:p>
          </table:table-cell>
          <table:table-cell office:value-type="float" office:value="70000000.0000">
            <text:p>70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000000.0000">
            <text:p>70000000.0000</text:p>
          </table:table-cell>
          <table:table-cell office:value-type="float" office:value="70000000.0000">
            <text:p>70000000.0000</text:p>
          </table:table-cell>
          <table:table-cell office:value-type="float" office:value="0.0000">
            <text:p>0.0000</text:p>
          </table:table-cell>
          <table:table-cell office:value-type="float" office:value="7000000.0000">
            <text:p>7000000.0000</text:p>
          </table:table-cell>
          <table:table-cell office:value-type="float" office:value="7000000.0000">
            <text:p>7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67">
            <text:p>203867</text:p>
          </table:table-cell>
          <table:table-cell office:value-type="float" office:value="112500000.0000">
            <text:p>112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12500000.0000">
            <text:p>112500000.0000</text:p>
          </table:table-cell>
          <table:table-cell office:value-type="float" office:value="112500000.0000">
            <text:p>112500000.0000</text:p>
          </table:table-cell>
          <table:table-cell office:value-type="float" office:value="0.0000">
            <text:p>0.0000</text:p>
          </table:table-cell>
          <table:table-cell office:value-type="float" office:value="11250000.0000">
            <text:p>11250000.0000</text:p>
          </table:table-cell>
          <table:table-cell office:value-type="float" office:value="11250000.0000">
            <text:p>112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68">
            <text:p>203868</text:p>
          </table:table-cell>
          <table:table-cell office:value-type="float" office:value="22500000.0000">
            <text:p>22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500000.0000">
            <text:p>22500000.0000</text:p>
          </table:table-cell>
          <table:table-cell office:value-type="float" office:value="22500000.0000">
            <text:p>22500000.0000</text:p>
          </table:table-cell>
          <table:table-cell office:value-type="float" office:value="0.0000">
            <text:p>0.0000</text:p>
          </table:table-cell>
          <table:table-cell office:value-type="float" office:value="2250000.0000">
            <text:p>2250000.0000</text:p>
          </table:table-cell>
          <table:table-cell office:value-type="float" office:value="2250000.0000">
            <text:p>22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69">
            <text:p>203869</text:p>
          </table:table-cell>
          <table:table-cell office:value-type="float" office:value="75000000.0000">
            <text:p>75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5000000.0000">
            <text:p>75000000.0000</text:p>
          </table:table-cell>
          <table:table-cell office:value-type="float" office:value="75000000.0000">
            <text:p>75000000.0000</text:p>
          </table:table-cell>
          <table:table-cell office:value-type="float" office:value="0.0000">
            <text:p>0.0000</text:p>
          </table:table-cell>
          <table:table-cell office:value-type="float" office:value="7500000.0000">
            <text:p>7500000.0000</text:p>
          </table:table-cell>
          <table:table-cell office:value-type="float" office:value="7500000.0000">
            <text:p>75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70">
            <text:p>203870</text:p>
          </table:table-cell>
          <table:table-cell office:value-type="float" office:value="3750000.0000">
            <text:p>375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750000.0000">
            <text:p>3750000.0000</text:p>
          </table:table-cell>
          <table:table-cell office:value-type="float" office:value="3750000.0000">
            <text:p>3750000.0000</text:p>
          </table:table-cell>
          <table:table-cell office:value-type="float" office:value="0.0000">
            <text:p>0.0000</text:p>
          </table:table-cell>
          <table:table-cell office:value-type="float" office:value="375000.0000">
            <text:p>375000.0000</text:p>
          </table:table-cell>
          <table:table-cell office:value-type="float" office:value="375000.0000">
            <text:p>37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71">
            <text:p>203871</text:p>
          </table:table-cell>
          <table:table-cell office:value-type="float" office:value="15400000.0000">
            <text:p>154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400000.0000">
            <text:p>15400000.0000</text:p>
          </table:table-cell>
          <table:table-cell office:value-type="float" office:value="15400000.0000">
            <text:p>15400000.0000</text:p>
          </table:table-cell>
          <table:table-cell office:value-type="float" office:value="0.0000">
            <text:p>0.0000</text:p>
          </table:table-cell>
          <table:table-cell office:value-type="float" office:value="1540000.0000">
            <text:p>1540000.0000</text:p>
          </table:table-cell>
          <table:table-cell office:value-type="float" office:value="1540000.0000">
            <text:p>154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72">
            <text:p>203872</text:p>
          </table:table-cell>
          <table:table-cell office:value-type="float" office:value="52500000.0000">
            <text:p>52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500000.0000">
            <text:p>52500000.0000</text:p>
          </table:table-cell>
          <table:table-cell office:value-type="float" office:value="52500000.0000">
            <text:p>52500000.0000</text:p>
          </table:table-cell>
          <table:table-cell office:value-type="float" office:value="0.0000">
            <text:p>0.0000</text:p>
          </table:table-cell>
          <table:table-cell office:value-type="float" office:value="5250000.0000">
            <text:p>5250000.0000</text:p>
          </table:table-cell>
          <table:table-cell office:value-type="float" office:value="5250000.0000">
            <text:p>52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73">
            <text:p>203873</text:p>
          </table:table-cell>
          <table:table-cell office:value-type="float" office:value="7500000.0000">
            <text:p>7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500000.0000">
            <text:p>7500000.0000</text:p>
          </table:table-cell>
          <table:table-cell office:value-type="float" office:value="7500000.0000">
            <text:p>7500000.0000</text:p>
          </table:table-cell>
          <table:table-cell office:value-type="float" office:value="0.0000">
            <text:p>0.0000</text:p>
          </table:table-cell>
          <table:table-cell office:value-type="float" office:value="750000.0000">
            <text:p>750000.0000</text:p>
          </table:table-cell>
          <table:table-cell office:value-type="float" office:value="750000.0000">
            <text:p>7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74">
            <text:p>203874</text:p>
          </table:table-cell>
          <table:table-cell office:value-type="float" office:value="21562500.0000">
            <text:p>215625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562500.0000">
            <text:p>21562500.0000</text:p>
          </table:table-cell>
          <table:table-cell office:value-type="float" office:value="21562500.0000">
            <text:p>21562500.0000</text:p>
          </table:table-cell>
          <table:table-cell office:value-type="float" office:value="0.0000">
            <text:p>0.0000</text:p>
          </table:table-cell>
          <table:table-cell office:value-type="float" office:value="2156250.0000">
            <text:p>2156250.0000</text:p>
          </table:table-cell>
          <table:table-cell office:value-type="float" office:value="2156250.0000">
            <text:p>21562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75">
            <text:p>203875</text:p>
          </table:table-cell>
          <table:table-cell office:value-type="float" office:value="5000000.0000">
            <text:p>5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00000.0000">
            <text:p>5000000.0000</text:p>
          </table:table-cell>
          <table:table-cell office:value-type="float" office:value="5000000.0000">
            <text:p>5000000.0000</text:p>
          </table:table-cell>
          <table:table-cell office:value-type="float" office:value="0.0000">
            <text:p>0.0000</text:p>
          </table:table-cell>
          <table:table-cell office:value-type="float" office:value="500000.0000">
            <text:p>500000.0000</text:p>
          </table:table-cell>
          <table:table-cell office:value-type="float" office:value="500000.0000">
            <text:p>5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76">
            <text:p>203876</text:p>
          </table:table-cell>
          <table:table-cell office:value-type="float" office:value="75000000.0000">
            <text:p>75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5000000.0000">
            <text:p>75000000.0000</text:p>
          </table:table-cell>
          <table:table-cell office:value-type="float" office:value="75000000.0000">
            <text:p>75000000.0000</text:p>
          </table:table-cell>
          <table:table-cell office:value-type="float" office:value="0.0000">
            <text:p>0.0000</text:p>
          </table:table-cell>
          <table:table-cell office:value-type="float" office:value="7500000.0000">
            <text:p>7500000.0000</text:p>
          </table:table-cell>
          <table:table-cell office:value-type="float" office:value="7500000.0000">
            <text:p>75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77">
            <text:p>203877</text:p>
          </table:table-cell>
          <table:table-cell office:value-type="float" office:value="3000000.0000">
            <text:p>3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00000.0000">
            <text:p>3000000.0000</text:p>
          </table:table-cell>
          <table:table-cell office:value-type="float" office:value="3000000.0000">
            <text:p>3000000.0000</text:p>
          </table:table-cell>
          <table:table-cell office:value-type="float" office:value="0.0000">
            <text:p>0.0000</text:p>
          </table:table-cell>
          <table:table-cell office:value-type="float" office:value="300000.0000">
            <text:p>300000.0000</text:p>
          </table:table-cell>
          <table:table-cell office:value-type="float" office:value="300000.0000">
            <text:p>3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78">
            <text:p>203878</text:p>
          </table:table-cell>
          <table:table-cell office:value-type="float" office:value="14625000.0000">
            <text:p>1462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4625000.0000">
            <text:p>14625000.0000</text:p>
          </table:table-cell>
          <table:table-cell office:value-type="float" office:value="14625000.0000">
            <text:p>14625000.0000</text:p>
          </table:table-cell>
          <table:table-cell office:value-type="float" office:value="0.0000">
            <text:p>0.0000</text:p>
          </table:table-cell>
          <table:table-cell office:value-type="float" office:value="1462500.0000">
            <text:p>1462500.0000</text:p>
          </table:table-cell>
          <table:table-cell office:value-type="float" office:value="1462500.0000">
            <text:p>146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79">
            <text:p>203879</text:p>
          </table:table-cell>
          <table:table-cell office:value-type="float" office:value="60000000.0000">
            <text:p>60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000000.0000">
            <text:p>60000000.0000</text:p>
          </table:table-cell>
          <table:table-cell office:value-type="float" office:value="60000000.0000">
            <text:p>60000000.0000</text:p>
          </table:table-cell>
          <table:table-cell office:value-type="float" office:value="0.0000">
            <text:p>0.0000</text:p>
          </table:table-cell>
          <table:table-cell office:value-type="float" office:value="6000000.0000">
            <text:p>6000000.0000</text:p>
          </table:table-cell>
          <table:table-cell office:value-type="float" office:value="6000000.0000">
            <text:p>6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80">
            <text:p>203880</text:p>
          </table:table-cell>
          <table:table-cell office:value-type="float" office:value="70000000.0000">
            <text:p>70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000000.0000">
            <text:p>70000000.0000</text:p>
          </table:table-cell>
          <table:table-cell office:value-type="float" office:value="70000000.0000">
            <text:p>70000000.0000</text:p>
          </table:table-cell>
          <table:table-cell office:value-type="float" office:value="0.0000">
            <text:p>0.0000</text:p>
          </table:table-cell>
          <table:table-cell office:value-type="float" office:value="7000000.0000">
            <text:p>7000000.0000</text:p>
          </table:table-cell>
          <table:table-cell office:value-type="float" office:value="7000000.0000">
            <text:p>7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81">
            <text:p>203881</text:p>
          </table:table-cell>
          <table:table-cell office:value-type="float" office:value="55000000.0000">
            <text:p>55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000000.0000">
            <text:p>55000000.0000</text:p>
          </table:table-cell>
          <table:table-cell office:value-type="float" office:value="55000000.0000">
            <text:p>55000000.0000</text:p>
          </table:table-cell>
          <table:table-cell office:value-type="float" office:value="0.0000">
            <text:p>0.0000</text:p>
          </table:table-cell>
          <table:table-cell office:value-type="float" office:value="5500000.0000">
            <text:p>5500000.0000</text:p>
          </table:table-cell>
          <table:table-cell office:value-type="float" office:value="5500000.0000">
            <text:p>55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82">
            <text:p>203882</text:p>
          </table:table-cell>
          <table:table-cell office:value-type="float" office:value="39375000.0000">
            <text:p>3937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375000.0000">
            <text:p>39375000.0000</text:p>
          </table:table-cell>
          <table:table-cell office:value-type="float" office:value="39375000.0000">
            <text:p>39375000.0000</text:p>
          </table:table-cell>
          <table:table-cell office:value-type="float" office:value="0.0000">
            <text:p>0.0000</text:p>
          </table:table-cell>
          <table:table-cell office:value-type="float" office:value="3937500.0000">
            <text:p>3937500.0000</text:p>
          </table:table-cell>
          <table:table-cell office:value-type="float" office:value="3937500.0000">
            <text:p>393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83">
            <text:p>203883</text:p>
          </table:table-cell>
          <table:table-cell office:value-type="float" office:value="124343000.0000">
            <text:p>124343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4343000.0000">
            <text:p>124343000.0000</text:p>
          </table:table-cell>
          <table:table-cell office:value-type="float" office:value="124343000.0000">
            <text:p>124343000.0000</text:p>
          </table:table-cell>
          <table:table-cell office:value-type="float" office:value="0.0000">
            <text:p>0.0000</text:p>
          </table:table-cell>
          <table:table-cell office:value-type="float" office:value="12434300.0000">
            <text:p>12434300.0000</text:p>
          </table:table-cell>
          <table:table-cell office:value-type="float" office:value="12434300.0000">
            <text:p>12434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84">
            <text:p>203884</text:p>
          </table:table-cell>
          <table:table-cell office:value-type="float" office:value="147558503.3500">
            <text:p>147558503.3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47558503.3500">
            <text:p>147558503.3500</text:p>
          </table:table-cell>
          <table:table-cell office:value-type="float" office:value="132802650.0000">
            <text:p>132802650.0000</text:p>
          </table:table-cell>
          <table:table-cell office:value-type="float" office:value="14755853.3500">
            <text:p>14755853.3500</text:p>
          </table:table-cell>
          <table:table-cell office:value-type="float" office:value="14755850.0000">
            <text:p>14755850.0000</text:p>
          </table:table-cell>
          <table:table-cell office:value-type="float" office:value="14755850.0000">
            <text:p>147558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85">
            <text:p>203885</text:p>
          </table:table-cell>
          <table:table-cell office:value-type="float" office:value="2000000.0000">
            <text:p>2000000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266668.0000">
            <text:p>266668.0000</text:p>
          </table:table-cell>
          <table:table-cell office:value-type="float" office:value="200001.0000">
            <text:p>200001.0000</text:p>
          </table:table-cell>
          <table:table-cell office:value-type="float" office:value="66667.0000">
            <text:p>66667.0000</text:p>
          </table:table-cell>
          <table:table-cell office:value-type="float" office:value="66667.0000">
            <text:p>66667.0000</text:p>
          </table:table-cell>
          <table:table-cell office:value-type="float" office:value="66667.0000">
            <text:p>666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86">
            <text:p>203886</text:p>
          </table:table-cell>
          <table:table-cell office:value-type="float" office:value="2000000.0000">
            <text:p>2000000.0000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float" office:value="850000.0000">
            <text:p>850000.0000</text:p>
          </table:table-cell>
          <table:table-cell office:value-type="float" office:value="800000.0000">
            <text:p>80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87">
            <text:p>203887</text:p>
          </table:table-cell>
          <table:table-cell office:value-type="float" office:value="1500000.0000">
            <text:p>1500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1275000.0000">
            <text:p>1275000.0000</text:p>
          </table:table-cell>
          <table:table-cell office:value-type="float" office:value="1200000.0000">
            <text:p>1200000.0000</text:p>
          </table:table-cell>
          <table:table-cell office:value-type="float" office:value="75000.0000">
            <text:p>75000.0000</text:p>
          </table:table-cell>
          <table:table-cell office:value-type="float" office:value="75000.0000">
            <text:p>75000.0000</text:p>
          </table:table-cell>
          <table:table-cell office:value-type="float" office:value="75000.0000">
            <text:p>7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88">
            <text:p>203888</text:p>
          </table:table-cell>
          <table:table-cell office:value-type="float" office:value="500000.0000">
            <text:p>500000.000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-1">
            <text:p>-1</text:p>
          </table:table-cell>
          <table:table-cell office:value-type="float" office:value="100000.0000">
            <text:p>100000.0000</text:p>
          </table:table-cell>
          <table:table-cell office:value-type="float" office:value="75000.0000">
            <text:p>7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89">
            <text:p>203889</text:p>
          </table:table-cell>
          <table:table-cell office:value-type="float" office:value="152525000.0000">
            <text:p>15252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2525000.0000">
            <text:p>152525000.0000</text:p>
          </table:table-cell>
          <table:table-cell office:value-type="float" office:value="152525000.0000">
            <text:p>152525000.0000</text:p>
          </table:table-cell>
          <table:table-cell office:value-type="float" office:value="0.0000">
            <text:p>0.0000</text:p>
          </table:table-cell>
          <table:table-cell office:value-type="float" office:value="15252500.0000">
            <text:p>15252500.0000</text:p>
          </table:table-cell>
          <table:table-cell office:value-type="float" office:value="15252500.0000">
            <text:p>1525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90">
            <text:p>203890</text:p>
          </table:table-cell>
          <table:table-cell office:value-type="float" office:value="15000000.0000">
            <text:p>15000000.000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-1">
            <text:p>-1</text:p>
          </table:table-cell>
          <table:table-cell office:value-type="float" office:value="8700000.0000">
            <text:p>8700000.0000</text:p>
          </table:table-cell>
          <table:table-cell office:value-type="float" office:value="8400000.0000">
            <text:p>8400000.0000</text:p>
          </table:table-cell>
          <table:table-cell office:value-type="float" office:value="300000.0000">
            <text:p>300000.0000</text:p>
          </table:table-cell>
          <table:table-cell office:value-type="float" office:value="300000.0000">
            <text:p>300000.0000</text:p>
          </table:table-cell>
          <table:table-cell office:value-type="float" office:value="300000.0000">
            <text:p>3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91">
            <text:p>203891</text:p>
          </table:table-cell>
          <table:table-cell office:value-type="float" office:value="20000000.0000">
            <text:p>20000000.000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-1">
            <text:p>-1</text:p>
          </table:table-cell>
          <table:table-cell office:value-type="float" office:value="11600000.0000">
            <text:p>11600000.0000</text:p>
          </table:table-cell>
          <table:table-cell office:value-type="float" office:value="11200000.0000">
            <text:p>11200000.0000</text:p>
          </table:table-cell>
          <table:table-cell office:value-type="float" office:value="400000.0000">
            <text:p>400000.0000</text:p>
          </table:table-cell>
          <table:table-cell office:value-type="float" office:value="400000.0000">
            <text:p>400000.0000</text:p>
          </table:table-cell>
          <table:table-cell office:value-type="float" office:value="400000.0000">
            <text:p>4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92">
            <text:p>203892</text:p>
          </table:table-cell>
          <table:table-cell office:value-type="float" office:value="20000000.0000">
            <text:p>20000000.000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-1">
            <text:p>-1</text:p>
          </table:table-cell>
          <table:table-cell office:value-type="float" office:value="11600000.0000">
            <text:p>11600000.0000</text:p>
          </table:table-cell>
          <table:table-cell office:value-type="float" office:value="11200000.0000">
            <text:p>11200000.0000</text:p>
          </table:table-cell>
          <table:table-cell office:value-type="float" office:value="400000.0000">
            <text:p>400000.0000</text:p>
          </table:table-cell>
          <table:table-cell office:value-type="float" office:value="400000.0000">
            <text:p>400000.0000</text:p>
          </table:table-cell>
          <table:table-cell office:value-type="float" office:value="400000.0000">
            <text:p>4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93">
            <text:p>203893</text:p>
          </table:table-cell>
          <table:table-cell office:value-type="float" office:value="20000000.0000">
            <text:p>20000000.000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-1">
            <text:p>-1</text:p>
          </table:table-cell>
          <table:table-cell office:value-type="float" office:value="11600000.0000">
            <text:p>11600000.0000</text:p>
          </table:table-cell>
          <table:table-cell office:value-type="float" office:value="11200000.0000">
            <text:p>11200000.0000</text:p>
          </table:table-cell>
          <table:table-cell office:value-type="float" office:value="400000.0000">
            <text:p>400000.0000</text:p>
          </table:table-cell>
          <table:table-cell office:value-type="float" office:value="400000.0000">
            <text:p>400000.0000</text:p>
          </table:table-cell>
          <table:table-cell office:value-type="float" office:value="400000.0000">
            <text:p>4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94">
            <text:p>203894</text:p>
          </table:table-cell>
          <table:table-cell office:value-type="float" office:value="20000000.0000">
            <text:p>20000000.000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-1">
            <text:p>-1</text:p>
          </table:table-cell>
          <table:table-cell office:value-type="float" office:value="11600000.0000">
            <text:p>11600000.0000</text:p>
          </table:table-cell>
          <table:table-cell office:value-type="float" office:value="11200000.0000">
            <text:p>11200000.0000</text:p>
          </table:table-cell>
          <table:table-cell office:value-type="float" office:value="400000.0000">
            <text:p>400000.0000</text:p>
          </table:table-cell>
          <table:table-cell office:value-type="float" office:value="400000.0000">
            <text:p>400000.0000</text:p>
          </table:table-cell>
          <table:table-cell office:value-type="float" office:value="400000.0000">
            <text:p>4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95">
            <text:p>203895</text:p>
          </table:table-cell>
          <table:table-cell office:value-type="float" office:value="20000000.0000">
            <text:p>20000000.000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-1">
            <text:p>-1</text:p>
          </table:table-cell>
          <table:table-cell office:value-type="float" office:value="11600000.0000">
            <text:p>11600000.0000</text:p>
          </table:table-cell>
          <table:table-cell office:value-type="float" office:value="11200000.0000">
            <text:p>11200000.0000</text:p>
          </table:table-cell>
          <table:table-cell office:value-type="float" office:value="400000.0000">
            <text:p>400000.0000</text:p>
          </table:table-cell>
          <table:table-cell office:value-type="float" office:value="400000.0000">
            <text:p>400000.0000</text:p>
          </table:table-cell>
          <table:table-cell office:value-type="float" office:value="400000.0000">
            <text:p>4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96">
            <text:p>203896</text:p>
          </table:table-cell>
          <table:table-cell office:value-type="float" office:value="20000000.0000">
            <text:p>20000000.000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-1">
            <text:p>-1</text:p>
          </table:table-cell>
          <table:table-cell office:value-type="float" office:value="11600000.0000">
            <text:p>11600000.0000</text:p>
          </table:table-cell>
          <table:table-cell office:value-type="float" office:value="11200000.0000">
            <text:p>11200000.0000</text:p>
          </table:table-cell>
          <table:table-cell office:value-type="float" office:value="400000.0000">
            <text:p>400000.0000</text:p>
          </table:table-cell>
          <table:table-cell office:value-type="float" office:value="400000.0000">
            <text:p>400000.0000</text:p>
          </table:table-cell>
          <table:table-cell office:value-type="float" office:value="400000.0000">
            <text:p>4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97">
            <text:p>203897</text:p>
          </table:table-cell>
          <table:table-cell office:value-type="float" office:value="10000000.0000">
            <text:p>10000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800000.0000">
            <text:p>2800000.0000</text:p>
          </table:table-cell>
          <table:table-cell office:value-type="float" office:value="2600000.0000">
            <text:p>2600000.0000</text:p>
          </table:table-cell>
          <table:table-cell office:value-type="float" office:value="200000.0000">
            <text:p>200000.0000</text:p>
          </table:table-cell>
          <table:table-cell office:value-type="float" office:value="200000.0000">
            <text:p>200000.0000</text:p>
          </table:table-cell>
          <table:table-cell office:value-type="float" office:value="200000.0000">
            <text:p>2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98">
            <text:p>203898</text:p>
          </table:table-cell>
          <table:table-cell office:value-type="float" office:value="50000000.0000">
            <text:p>50000000.000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-1">
            <text:p>-1</text:p>
          </table:table-cell>
          <table:table-cell office:value-type="float" office:value="27500000.0000">
            <text:p>27500000.0000</text:p>
          </table:table-cell>
          <table:table-cell office:value-type="float" office:value="26250000.0000">
            <text:p>26250000.0000</text:p>
          </table:table-cell>
          <table:table-cell office:value-type="float" office:value="1250000.0000">
            <text:p>1250000.0000</text:p>
          </table:table-cell>
          <table:table-cell office:value-type="float" office:value="1250000.0000">
            <text:p>1250000.0000</text:p>
          </table:table-cell>
          <table:table-cell office:value-type="float" office:value="1250000.0000">
            <text:p>12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99">
            <text:p>203899</text:p>
          </table:table-cell>
          <table:table-cell office:value-type="float" office:value="75000000.0000">
            <text:p>75000000.0000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20625000.0000">
            <text:p>20625000.0000</text:p>
          </table:table-cell>
          <table:table-cell office:value-type="float" office:value="18750000.0000">
            <text:p>18750000.0000</text:p>
          </table:table-cell>
          <table:table-cell office:value-type="float" office:value="1875000.0000">
            <text:p>1875000.0000</text:p>
          </table:table-cell>
          <table:table-cell office:value-type="float" office:value="1875000.0000">
            <text:p>1875000.0000</text:p>
          </table:table-cell>
          <table:table-cell office:value-type="float" office:value="1875000.0000">
            <text:p>187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04">
            <text:p>203904</text:p>
          </table:table-cell>
          <table:table-cell office:value-type="float" office:value="100000000.0000">
            <text:p>100000000.0000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float" office:value="42500000.0000">
            <text:p>42500000.0000</text:p>
          </table:table-cell>
          <table:table-cell office:value-type="float" office:value="40000000.0000">
            <text:p>40000000.0000</text:p>
          </table:table-cell>
          <table:table-cell office:value-type="float" office:value="2500000.0000">
            <text:p>2500000.0000</text:p>
          </table:table-cell>
          <table:table-cell office:value-type="float" office:value="2500000.0000">
            <text:p>2500000.0000</text:p>
          </table:table-cell>
          <table:table-cell office:value-type="float" office:value="2500000.0000">
            <text:p>25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05">
            <text:p>203905</text:p>
          </table:table-cell>
          <table:table-cell office:value-type="float" office:value="50000000.0000">
            <text:p>50000000.000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36666674.0000">
            <text:p>36666674.0000</text:p>
          </table:table-cell>
          <table:table-cell office:value-type="float" office:value="35000007.0000">
            <text:p>35000007.0000</text:p>
          </table:table-cell>
          <table:table-cell office:value-type="float" office:value="1666667.0000">
            <text:p>1666667.0000</text:p>
          </table:table-cell>
          <table:table-cell office:value-type="float" office:value="1666667.0000">
            <text:p>1666667.0000</text:p>
          </table:table-cell>
          <table:table-cell office:value-type="float" office:value="1666667.0000">
            <text:p>16666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06">
            <text:p>203906</text:p>
          </table:table-cell>
          <table:table-cell office:value-type="float" office:value="75000000.0000">
            <text:p>75000000.000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27500000.0000">
            <text:p>27500000.0000</text:p>
          </table:table-cell>
          <table:table-cell office:value-type="float" office:value="25000000.0000">
            <text:p>25000000.0000</text:p>
          </table:table-cell>
          <table:table-cell office:value-type="float" office:value="2500000.0000">
            <text:p>2500000.0000</text:p>
          </table:table-cell>
          <table:table-cell office:value-type="float" office:value="2500000.0000">
            <text:p>2500000.0000</text:p>
          </table:table-cell>
          <table:table-cell office:value-type="float" office:value="2500000.0000">
            <text:p>25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07">
            <text:p>203907</text:p>
          </table:table-cell>
          <table:table-cell office:value-type="float" office:value="2000000.0000">
            <text:p>2000000.000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450000.0000">
            <text:p>1450000.0000</text:p>
          </table:table-cell>
          <table:table-cell office:value-type="float" office:value="1400000.0000">
            <text:p>140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08">
            <text:p>203908</text:p>
          </table:table-cell>
          <table:table-cell office:value-type="float" office:value="2000000.0000">
            <text:p>2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0000.0000">
            <text:p>2000000.0000</text:p>
          </table:table-cell>
          <table:table-cell office:value-type="float" office:value="2000000.0000">
            <text:p>2000000.0000</text:p>
          </table:table-cell>
          <table:table-cell office:value-type="float" office:value="0.0000">
            <text:p>0.0000</text:p>
          </table:table-cell>
          <table:table-cell office:value-type="float" office:value="100000.0000">
            <text:p>100000.0000</text:p>
          </table:table-cell>
          <table:table-cell office:value-type="float" office:value="100000.0000">
            <text:p>1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09">
            <text:p>203909</text:p>
          </table:table-cell>
          <table:table-cell office:value-type="float" office:value="14105000.0000">
            <text:p>1410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4105000.0000">
            <text:p>14105000.0000</text:p>
          </table:table-cell>
          <table:table-cell office:value-type="float" office:value="14105000.0000">
            <text:p>14105000.0000</text:p>
          </table:table-cell>
          <table:table-cell office:value-type="float" office:value="0.0000">
            <text:p>0.0000</text:p>
          </table:table-cell>
          <table:table-cell office:value-type="float" office:value="1410500.0000">
            <text:p>1410500.0000</text:p>
          </table:table-cell>
          <table:table-cell office:value-type="float" office:value="1410500.0000">
            <text:p>1410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10">
            <text:p>203910</text:p>
          </table:table-cell>
          <table:table-cell office:value-type="float" office:value="15120000.0000">
            <text:p>1512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120000.0000">
            <text:p>15120000.0000</text:p>
          </table:table-cell>
          <table:table-cell office:value-type="float" office:value="15120000.0000">
            <text:p>15120000.0000</text:p>
          </table:table-cell>
          <table:table-cell office:value-type="float" office:value="0.0000">
            <text:p>0.0000</text:p>
          </table:table-cell>
          <table:table-cell office:value-type="float" office:value="1512000.0000">
            <text:p>1512000.0000</text:p>
          </table:table-cell>
          <table:table-cell office:value-type="float" office:value="1512000.0000">
            <text:p>1512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11">
            <text:p>203911</text:p>
          </table:table-cell>
          <table:table-cell office:value-type="float" office:value="30765000.0000">
            <text:p>3076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765000.0000">
            <text:p>30765000.0000</text:p>
          </table:table-cell>
          <table:table-cell office:value-type="float" office:value="30765000.0000">
            <text:p>30765000.0000</text:p>
          </table:table-cell>
          <table:table-cell office:value-type="float" office:value="0.0000">
            <text:p>0.0000</text:p>
          </table:table-cell>
          <table:table-cell office:value-type="float" office:value="3076500.0000">
            <text:p>3076500.0000</text:p>
          </table:table-cell>
          <table:table-cell office:value-type="float" office:value="3076500.0000">
            <text:p>3076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12">
            <text:p>203912</text:p>
          </table:table-cell>
          <table:table-cell office:value-type="float" office:value="3500000.0000">
            <text:p>3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00000.0000">
            <text:p>3500000.0000</text:p>
          </table:table-cell>
          <table:table-cell office:value-type="float" office:value="3500000.0000">
            <text:p>3500000.0000</text:p>
          </table:table-cell>
          <table:table-cell office:value-type="float" office:value="0.0000">
            <text:p>0.0000</text:p>
          </table:table-cell>
          <table:table-cell office:value-type="float" office:value="350000.0000">
            <text:p>350000.0000</text:p>
          </table:table-cell>
          <table:table-cell office:value-type="float" office:value="350000.0000">
            <text:p>3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13">
            <text:p>203913</text:p>
          </table:table-cell>
          <table:table-cell office:value-type="float" office:value="16695000.0000">
            <text:p>1669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6695000.0000">
            <text:p>16695000.0000</text:p>
          </table:table-cell>
          <table:table-cell office:value-type="float" office:value="16695000.0000">
            <text:p>16695000.0000</text:p>
          </table:table-cell>
          <table:table-cell office:value-type="float" office:value="0.0000">
            <text:p>0.0000</text:p>
          </table:table-cell>
          <table:table-cell office:value-type="float" office:value="1669500.0000">
            <text:p>1669500.0000</text:p>
          </table:table-cell>
          <table:table-cell office:value-type="float" office:value="1669500.0000">
            <text:p>1669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14">
            <text:p>203914</text:p>
          </table:table-cell>
          <table:table-cell office:value-type="float" office:value="40425000.0000">
            <text:p>4042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425000.0000">
            <text:p>40425000.0000</text:p>
          </table:table-cell>
          <table:table-cell office:value-type="float" office:value="40425000.0000">
            <text:p>40425000.0000</text:p>
          </table:table-cell>
          <table:table-cell office:value-type="float" office:value="0.0000">
            <text:p>0.0000</text:p>
          </table:table-cell>
          <table:table-cell office:value-type="float" office:value="4042500.0000">
            <text:p>4042500.0000</text:p>
          </table:table-cell>
          <table:table-cell office:value-type="float" office:value="4042500.0000">
            <text:p>404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15">
            <text:p>203915</text:p>
          </table:table-cell>
          <table:table-cell office:value-type="float" office:value="38825000.0000">
            <text:p>3882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825000.0000">
            <text:p>38825000.0000</text:p>
          </table:table-cell>
          <table:table-cell office:value-type="float" office:value="38825000.0000">
            <text:p>38825000.0000</text:p>
          </table:table-cell>
          <table:table-cell office:value-type="float" office:value="0.0000">
            <text:p>0.0000</text:p>
          </table:table-cell>
          <table:table-cell office:value-type="float" office:value="3882500.0000">
            <text:p>3882500.0000</text:p>
          </table:table-cell>
          <table:table-cell office:value-type="float" office:value="3882500.0000">
            <text:p>388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16">
            <text:p>203916</text:p>
          </table:table-cell>
          <table:table-cell office:value-type="float" office:value="16485000.0000">
            <text:p>1648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6485000.0000">
            <text:p>16485000.0000</text:p>
          </table:table-cell>
          <table:table-cell office:value-type="float" office:value="16485000.0000">
            <text:p>16485000.0000</text:p>
          </table:table-cell>
          <table:table-cell office:value-type="float" office:value="0.0000">
            <text:p>0.0000</text:p>
          </table:table-cell>
          <table:table-cell office:value-type="float" office:value="1648500.0000">
            <text:p>1648500.0000</text:p>
          </table:table-cell>
          <table:table-cell office:value-type="float" office:value="1648500.0000">
            <text:p>1648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17">
            <text:p>203917</text:p>
          </table:table-cell>
          <table:table-cell office:value-type="float" office:value="52500000.0000">
            <text:p>52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500000.0000">
            <text:p>52500000.0000</text:p>
          </table:table-cell>
          <table:table-cell office:value-type="float" office:value="52500000.0000">
            <text:p>52500000.0000</text:p>
          </table:table-cell>
          <table:table-cell office:value-type="float" office:value="0.0000">
            <text:p>0.0000</text:p>
          </table:table-cell>
          <table:table-cell office:value-type="float" office:value="5250000.0000">
            <text:p>5250000.0000</text:p>
          </table:table-cell>
          <table:table-cell office:value-type="float" office:value="5250000.0000">
            <text:p>52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18">
            <text:p>203918</text:p>
          </table:table-cell>
          <table:table-cell office:value-type="float" office:value="32865000.0000">
            <text:p>3286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2865000.0000">
            <text:p>32865000.0000</text:p>
          </table:table-cell>
          <table:table-cell office:value-type="float" office:value="32865000.0000">
            <text:p>32865000.0000</text:p>
          </table:table-cell>
          <table:table-cell office:value-type="float" office:value="0.0000">
            <text:p>0.0000</text:p>
          </table:table-cell>
          <table:table-cell office:value-type="float" office:value="3286500.0000">
            <text:p>3286500.0000</text:p>
          </table:table-cell>
          <table:table-cell office:value-type="float" office:value="3286500.0000">
            <text:p>3286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19">
            <text:p>203919</text:p>
          </table:table-cell>
          <table:table-cell office:value-type="float" office:value="31500000.0000">
            <text:p>31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1500000.0000">
            <text:p>31500000.0000</text:p>
          </table:table-cell>
          <table:table-cell office:value-type="float" office:value="31500000.0000">
            <text:p>31500000.0000</text:p>
          </table:table-cell>
          <table:table-cell office:value-type="float" office:value="0.0000">
            <text:p>0.0000</text:p>
          </table:table-cell>
          <table:table-cell office:value-type="float" office:value="3150000.0000">
            <text:p>3150000.0000</text:p>
          </table:table-cell>
          <table:table-cell office:value-type="float" office:value="3150000.0000">
            <text:p>31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20">
            <text:p>203920</text:p>
          </table:table-cell>
          <table:table-cell office:value-type="float" office:value="29715000.0000">
            <text:p>2971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9715000.0000">
            <text:p>29715000.0000</text:p>
          </table:table-cell>
          <table:table-cell office:value-type="float" office:value="29715000.0000">
            <text:p>29715000.0000</text:p>
          </table:table-cell>
          <table:table-cell office:value-type="float" office:value="0.0000">
            <text:p>0.0000</text:p>
          </table:table-cell>
          <table:table-cell office:value-type="float" office:value="2971500.0000">
            <text:p>2971500.0000</text:p>
          </table:table-cell>
          <table:table-cell office:value-type="float" office:value="2971500.0000">
            <text:p>2971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21">
            <text:p>203921</text:p>
          </table:table-cell>
          <table:table-cell office:value-type="float" office:value="2625000.0000">
            <text:p>262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25000.0000">
            <text:p>2625000.0000</text:p>
          </table:table-cell>
          <table:table-cell office:value-type="float" office:value="2625000.0000">
            <text:p>2625000.0000</text:p>
          </table:table-cell>
          <table:table-cell office:value-type="float" office:value="0.0000">
            <text:p>0.0000</text:p>
          </table:table-cell>
          <table:table-cell office:value-type="float" office:value="262500.0000">
            <text:p>262500.0000</text:p>
          </table:table-cell>
          <table:table-cell office:value-type="float" office:value="262500.0000">
            <text:p>26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22">
            <text:p>203922</text:p>
          </table:table-cell>
          <table:table-cell office:value-type="float" office:value="66360000.0000">
            <text:p>6636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360000.0000">
            <text:p>66360000.0000</text:p>
          </table:table-cell>
          <table:table-cell office:value-type="float" office:value="66360000.0000">
            <text:p>66360000.0000</text:p>
          </table:table-cell>
          <table:table-cell office:value-type="float" office:value="0.0000">
            <text:p>0.0000</text:p>
          </table:table-cell>
          <table:table-cell office:value-type="float" office:value="6636000.0000">
            <text:p>6636000.0000</text:p>
          </table:table-cell>
          <table:table-cell office:value-type="float" office:value="6636000.0000">
            <text:p>6636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23">
            <text:p>203923</text:p>
          </table:table-cell>
          <table:table-cell office:value-type="float" office:value="42000000.0000">
            <text:p>42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000000.0000">
            <text:p>42000000.0000</text:p>
          </table:table-cell>
          <table:table-cell office:value-type="float" office:value="42000000.0000">
            <text:p>42000000.0000</text:p>
          </table:table-cell>
          <table:table-cell office:value-type="float" office:value="0.0000">
            <text:p>0.0000</text:p>
          </table:table-cell>
          <table:table-cell office:value-type="float" office:value="4200000.0000">
            <text:p>4200000.0000</text:p>
          </table:table-cell>
          <table:table-cell office:value-type="float" office:value="4200000.0000">
            <text:p>42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24">
            <text:p>203924</text:p>
          </table:table-cell>
          <table:table-cell office:value-type="float" office:value="28825000.0000">
            <text:p>2882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825000.0000">
            <text:p>28825000.0000</text:p>
          </table:table-cell>
          <table:table-cell office:value-type="float" office:value="28825000.0000">
            <text:p>28825000.0000</text:p>
          </table:table-cell>
          <table:table-cell office:value-type="float" office:value="0.0000">
            <text:p>0.0000</text:p>
          </table:table-cell>
          <table:table-cell office:value-type="float" office:value="2882500.0000">
            <text:p>2882500.0000</text:p>
          </table:table-cell>
          <table:table-cell office:value-type="float" office:value="2882500.0000">
            <text:p>288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25">
            <text:p>203925</text:p>
          </table:table-cell>
          <table:table-cell office:value-type="float" office:value="55545000.0000">
            <text:p>5554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545000.0000">
            <text:p>55545000.0000</text:p>
          </table:table-cell>
          <table:table-cell office:value-type="float" office:value="55545000.0000">
            <text:p>55545000.0000</text:p>
          </table:table-cell>
          <table:table-cell office:value-type="float" office:value="0.0000">
            <text:p>0.0000</text:p>
          </table:table-cell>
          <table:table-cell office:value-type="float" office:value="5554500.0000">
            <text:p>5554500.0000</text:p>
          </table:table-cell>
          <table:table-cell office:value-type="float" office:value="5554500.0000">
            <text:p>5554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26">
            <text:p>203926</text:p>
          </table:table-cell>
          <table:table-cell office:value-type="float" office:value="15120000.0000">
            <text:p>1512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120000.0000">
            <text:p>15120000.0000</text:p>
          </table:table-cell>
          <table:table-cell office:value-type="float" office:value="15120000.0000">
            <text:p>15120000.0000</text:p>
          </table:table-cell>
          <table:table-cell office:value-type="float" office:value="0.0000">
            <text:p>0.0000</text:p>
          </table:table-cell>
          <table:table-cell office:value-type="float" office:value="1512000.0000">
            <text:p>1512000.0000</text:p>
          </table:table-cell>
          <table:table-cell office:value-type="float" office:value="1512000.0000">
            <text:p>1512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27">
            <text:p>203927</text:p>
          </table:table-cell>
          <table:table-cell office:value-type="float" office:value="15330000.0000">
            <text:p>1533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330000.0000">
            <text:p>15330000.0000</text:p>
          </table:table-cell>
          <table:table-cell office:value-type="float" office:value="15330000.0000">
            <text:p>15330000.0000</text:p>
          </table:table-cell>
          <table:table-cell office:value-type="float" office:value="0.0000">
            <text:p>0.0000</text:p>
          </table:table-cell>
          <table:table-cell office:value-type="float" office:value="1533000.0000">
            <text:p>1533000.0000</text:p>
          </table:table-cell>
          <table:table-cell office:value-type="float" office:value="1533000.0000">
            <text:p>1533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28">
            <text:p>203928</text:p>
          </table:table-cell>
          <table:table-cell office:value-type="float" office:value="46515000.0000">
            <text:p>4651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515000.0000">
            <text:p>46515000.0000</text:p>
          </table:table-cell>
          <table:table-cell office:value-type="float" office:value="46515000.0000">
            <text:p>46515000.0000</text:p>
          </table:table-cell>
          <table:table-cell office:value-type="float" office:value="0.0000">
            <text:p>0.0000</text:p>
          </table:table-cell>
          <table:table-cell office:value-type="float" office:value="4651500.0000">
            <text:p>4651500.0000</text:p>
          </table:table-cell>
          <table:table-cell office:value-type="float" office:value="4651500.0000">
            <text:p>4651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29">
            <text:p>203929</text:p>
          </table:table-cell>
          <table:table-cell office:value-type="float" office:value="236250000.0000">
            <text:p>23625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6250000.0000">
            <text:p>236250000.0000</text:p>
          </table:table-cell>
          <table:table-cell office:value-type="float" office:value="236250000.0000">
            <text:p>236250000.0000</text:p>
          </table:table-cell>
          <table:table-cell office:value-type="float" office:value="0.0000">
            <text:p>0.0000</text:p>
          </table:table-cell>
          <table:table-cell office:value-type="float" office:value="23625000.0000">
            <text:p>23625000.0000</text:p>
          </table:table-cell>
          <table:table-cell office:value-type="float" office:value="23625000.0000">
            <text:p>236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30">
            <text:p>203930</text:p>
          </table:table-cell>
          <table:table-cell office:value-type="float" office:value="25600000.0000">
            <text:p>256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600000.0000">
            <text:p>25600000.0000</text:p>
          </table:table-cell>
          <table:table-cell office:value-type="float" office:value="25600000.0000">
            <text:p>25600000.0000</text:p>
          </table:table-cell>
          <table:table-cell office:value-type="float" office:value="0.0000">
            <text:p>0.0000</text:p>
          </table:table-cell>
          <table:table-cell office:value-type="float" office:value="2560000.0000">
            <text:p>2560000.0000</text:p>
          </table:table-cell>
          <table:table-cell office:value-type="float" office:value="2560000.0000">
            <text:p>256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31">
            <text:p>203931</text:p>
          </table:table-cell>
          <table:table-cell office:value-type="float" office:value="2300000.0000">
            <text:p>2300000.000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1610000.0000">
            <text:p>1610000.0000</text:p>
          </table:table-cell>
          <table:table-cell office:value-type="float" office:value="1552500.0000">
            <text:p>1552500.0000</text:p>
          </table:table-cell>
          <table:table-cell office:value-type="float" office:value="57500.0000">
            <text:p>57500.0000</text:p>
          </table:table-cell>
          <table:table-cell office:value-type="float" office:value="57500.0000">
            <text:p>57500.0000</text:p>
          </table:table-cell>
          <table:table-cell office:value-type="float" office:value="57500.0000">
            <text:p>5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32">
            <text:p>203932</text:p>
          </table:table-cell>
          <table:table-cell office:value-type="float" office:value="950000.0000">
            <text:p>950000.00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665000.0000">
            <text:p>665000.0000</text:p>
          </table:table-cell>
          <table:table-cell office:value-type="float" office:value="617500.0000">
            <text:p>617500.0000</text:p>
          </table:table-cell>
          <table:table-cell office:value-type="float" office:value="47500.0000">
            <text:p>47500.0000</text:p>
          </table:table-cell>
          <table:table-cell office:value-type="float" office:value="47500.0000">
            <text:p>47500.0000</text:p>
          </table:table-cell>
          <table:table-cell office:value-type="float" office:value="47500.0000">
            <text:p>4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734846">
            <text:p>1734846</text:p>
          </table:table-cell>
          <table:table-cell office:value-type="float" office:value="1409000.0000">
            <text:p>1409000.000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140901.0000">
            <text:p>140901.0000</text:p>
          </table:table-cell>
          <table:table-cell office:value-type="float" office:value="93934.0000">
            <text:p>93934.0000</text:p>
          </table:table-cell>
          <table:table-cell office:value-type="float" office:value="46967.0000">
            <text:p>46967.0000</text:p>
          </table:table-cell>
          <table:table-cell office:value-type="float" office:value="46967.0000">
            <text:p>46967.0000</text:p>
          </table:table-cell>
          <table:table-cell office:value-type="float" office:value="46967.0000">
            <text:p>469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41">
            <text:p>203741</text:p>
          </table:table-cell>
          <table:table-cell office:value-type="float" office:value="4000000.0000">
            <text:p>4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00000.0000">
            <text:p>4000000.0000</text:p>
          </table:table-cell>
          <table:table-cell office:value-type="float" office:value="4000000.0000">
            <text:p>4000000.0000</text:p>
          </table:table-cell>
          <table:table-cell office:value-type="float" office:value="0.0000">
            <text:p>0.0000</text:p>
          </table:table-cell>
          <table:table-cell office:value-type="float" office:value="400000.0000">
            <text:p>400000.0000</text:p>
          </table:table-cell>
          <table:table-cell office:value-type="float" office:value="400000.0000">
            <text:p>4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42">
            <text:p>203742</text:p>
          </table:table-cell>
          <table:table-cell office:value-type="float" office:value="6000000.0000">
            <text:p>6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00000.0000">
            <text:p>6000000.0000</text:p>
          </table:table-cell>
          <table:table-cell office:value-type="float" office:value="6000000.0000">
            <text:p>6000000.0000</text:p>
          </table:table-cell>
          <table:table-cell office:value-type="float" office:value="0.0000">
            <text:p>0.0000</text:p>
          </table:table-cell>
          <table:table-cell office:value-type="float" office:value="600000.0000">
            <text:p>600000.0000</text:p>
          </table:table-cell>
          <table:table-cell office:value-type="float" office:value="600000.0000">
            <text:p>6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43">
            <text:p>203743</text:p>
          </table:table-cell>
          <table:table-cell office:value-type="float" office:value="6000000.0000">
            <text:p>6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00000.0000">
            <text:p>6000000.0000</text:p>
          </table:table-cell>
          <table:table-cell office:value-type="float" office:value="6000000.0000">
            <text:p>6000000.0000</text:p>
          </table:table-cell>
          <table:table-cell office:value-type="float" office:value="0.0000">
            <text:p>0.0000</text:p>
          </table:table-cell>
          <table:table-cell office:value-type="float" office:value="600000.0000">
            <text:p>600000.0000</text:p>
          </table:table-cell>
          <table:table-cell office:value-type="float" office:value="600000.0000">
            <text:p>6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44">
            <text:p>203744</text:p>
          </table:table-cell>
          <table:table-cell office:value-type="float" office:value="7000000.0000">
            <text:p>7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00000.0000">
            <text:p>7000000.0000</text:p>
          </table:table-cell>
          <table:table-cell office:value-type="float" office:value="7000000.0000">
            <text:p>7000000.0000</text:p>
          </table:table-cell>
          <table:table-cell office:value-type="float" office:value="0.0000">
            <text:p>0.0000</text:p>
          </table:table-cell>
          <table:table-cell office:value-type="float" office:value="700000.0000">
            <text:p>700000.0000</text:p>
          </table:table-cell>
          <table:table-cell office:value-type="float" office:value="700000.0000">
            <text:p>7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45">
            <text:p>203745</text:p>
          </table:table-cell>
          <table:table-cell office:value-type="float" office:value="7000000.0000">
            <text:p>7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00000.0000">
            <text:p>7000000.0000</text:p>
          </table:table-cell>
          <table:table-cell office:value-type="float" office:value="7000000.0000">
            <text:p>7000000.0000</text:p>
          </table:table-cell>
          <table:table-cell office:value-type="float" office:value="0.0000">
            <text:p>0.0000</text:p>
          </table:table-cell>
          <table:table-cell office:value-type="float" office:value="700000.0000">
            <text:p>700000.0000</text:p>
          </table:table-cell>
          <table:table-cell office:value-type="float" office:value="700000.0000">
            <text:p>7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46">
            <text:p>203746</text:p>
          </table:table-cell>
          <table:table-cell office:value-type="float" office:value="7000000.0000">
            <text:p>7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00000.0000">
            <text:p>7000000.0000</text:p>
          </table:table-cell>
          <table:table-cell office:value-type="float" office:value="7000000.0000">
            <text:p>7000000.0000</text:p>
          </table:table-cell>
          <table:table-cell office:value-type="float" office:value="0.0000">
            <text:p>0.0000</text:p>
          </table:table-cell>
          <table:table-cell office:value-type="float" office:value="700000.0000">
            <text:p>700000.0000</text:p>
          </table:table-cell>
          <table:table-cell office:value-type="float" office:value="700000.0000">
            <text:p>7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47">
            <text:p>203747</text:p>
          </table:table-cell>
          <table:table-cell office:value-type="float" office:value="6000000.0000">
            <text:p>6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00000.0000">
            <text:p>6000000.0000</text:p>
          </table:table-cell>
          <table:table-cell office:value-type="float" office:value="6000000.0000">
            <text:p>6000000.0000</text:p>
          </table:table-cell>
          <table:table-cell office:value-type="float" office:value="0.0000">
            <text:p>0.0000</text:p>
          </table:table-cell>
          <table:table-cell office:value-type="float" office:value="600000.0000">
            <text:p>600000.0000</text:p>
          </table:table-cell>
          <table:table-cell office:value-type="float" office:value="600000.0000">
            <text:p>6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48">
            <text:p>203748</text:p>
          </table:table-cell>
          <table:table-cell office:value-type="float" office:value="6500000.0000">
            <text:p>6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00000.0000">
            <text:p>6500000.0000</text:p>
          </table:table-cell>
          <table:table-cell office:value-type="float" office:value="6500000.0000">
            <text:p>6500000.0000</text:p>
          </table:table-cell>
          <table:table-cell office:value-type="float" office:value="0.0000">
            <text:p>0.0000</text:p>
          </table:table-cell>
          <table:table-cell office:value-type="float" office:value="650000.0000">
            <text:p>650000.0000</text:p>
          </table:table-cell>
          <table:table-cell office:value-type="float" office:value="650000.0000">
            <text:p>6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49">
            <text:p>203749</text:p>
          </table:table-cell>
          <table:table-cell office:value-type="float" office:value="7500000.0000">
            <text:p>7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500000.0000">
            <text:p>7500000.0000</text:p>
          </table:table-cell>
          <table:table-cell office:value-type="float" office:value="7500000.0000">
            <text:p>7500000.0000</text:p>
          </table:table-cell>
          <table:table-cell office:value-type="float" office:value="0.0000">
            <text:p>0.0000</text:p>
          </table:table-cell>
          <table:table-cell office:value-type="float" office:value="750000.0000">
            <text:p>750000.0000</text:p>
          </table:table-cell>
          <table:table-cell office:value-type="float" office:value="750000.0000">
            <text:p>7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50">
            <text:p>203750</text:p>
          </table:table-cell>
          <table:table-cell office:value-type="float" office:value="8500000.0000">
            <text:p>8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00000.0000">
            <text:p>8500000.0000</text:p>
          </table:table-cell>
          <table:table-cell office:value-type="float" office:value="8500000.0000">
            <text:p>8500000.0000</text:p>
          </table:table-cell>
          <table:table-cell office:value-type="float" office:value="0.0000">
            <text:p>0.0000</text:p>
          </table:table-cell>
          <table:table-cell office:value-type="float" office:value="850000.0000">
            <text:p>850000.0000</text:p>
          </table:table-cell>
          <table:table-cell office:value-type="float" office:value="850000.0000">
            <text:p>8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51">
            <text:p>203751</text:p>
          </table:table-cell>
          <table:table-cell office:value-type="float" office:value="7000000.0000">
            <text:p>7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00000.0000">
            <text:p>7000000.0000</text:p>
          </table:table-cell>
          <table:table-cell office:value-type="float" office:value="7000000.0000">
            <text:p>7000000.0000</text:p>
          </table:table-cell>
          <table:table-cell office:value-type="float" office:value="0.0000">
            <text:p>0.0000</text:p>
          </table:table-cell>
          <table:table-cell office:value-type="float" office:value="700000.0000">
            <text:p>700000.0000</text:p>
          </table:table-cell>
          <table:table-cell office:value-type="float" office:value="700000.0000">
            <text:p>7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52">
            <text:p>203752</text:p>
          </table:table-cell>
          <table:table-cell office:value-type="float" office:value="5000000.0000">
            <text:p>5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00000.0000">
            <text:p>5000000.0000</text:p>
          </table:table-cell>
          <table:table-cell office:value-type="float" office:value="5000000.0000">
            <text:p>5000000.0000</text:p>
          </table:table-cell>
          <table:table-cell office:value-type="float" office:value="0.0000">
            <text:p>0.0000</text:p>
          </table:table-cell>
          <table:table-cell office:value-type="float" office:value="500000.0000">
            <text:p>500000.0000</text:p>
          </table:table-cell>
          <table:table-cell office:value-type="float" office:value="500000.0000">
            <text:p>5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54">
            <text:p>203754</text:p>
          </table:table-cell>
          <table:table-cell office:value-type="float" office:value="109927000.0000">
            <text:p>109927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9927000.0000">
            <text:p>109927000.0000</text:p>
          </table:table-cell>
          <table:table-cell office:value-type="float" office:value="109927000.0000">
            <text:p>109927000.0000</text:p>
          </table:table-cell>
          <table:table-cell office:value-type="float" office:value="0.0000">
            <text:p>0.0000</text:p>
          </table:table-cell>
          <table:table-cell office:value-type="float" office:value="10992700.0000">
            <text:p>10992700.0000</text:p>
          </table:table-cell>
          <table:table-cell office:value-type="float" office:value="10992700.0000">
            <text:p>10992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55">
            <text:p>203755</text:p>
          </table:table-cell>
          <table:table-cell office:value-type="float" office:value="600000.0000">
            <text:p>600000.0000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-1">
            <text:p>-1</text:p>
          </table:table-cell>
          <table:table-cell office:value-type="float" office:value="225000.0000">
            <text:p>225000.0000</text:p>
          </table:table-cell>
          <table:table-cell office:value-type="float" office:value="210000.0000">
            <text:p>210000.0000</text:p>
          </table:table-cell>
          <table:table-cell office:value-type="float" office:value="15000.0000">
            <text:p>15000.0000</text:p>
          </table:table-cell>
          <table:table-cell office:value-type="float" office:value="15000.0000">
            <text:p>15000.0000</text:p>
          </table:table-cell>
          <table:table-cell office:value-type="float" office:value="15000.0000">
            <text:p>1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56">
            <text:p>203756</text:p>
          </table:table-cell>
          <table:table-cell office:value-type="float" office:value="600000.0000">
            <text:p>600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480000.0000">
            <text:p>480000.0000</text:p>
          </table:table-cell>
          <table:table-cell office:value-type="float" office:value="450000.0000">
            <text:p>450000.0000</text:p>
          </table:table-cell>
          <table:table-cell office:value-type="float" office:value="30000.0000">
            <text:p>30000.0000</text:p>
          </table:table-cell>
          <table:table-cell office:value-type="float" office:value="30000.0000">
            <text:p>30000.0000</text:p>
          </table:table-cell>
          <table:table-cell office:value-type="float" office:value="30000.0000">
            <text:p>3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44">
            <text:p>203844</text:p>
          </table:table-cell>
          <table:table-cell office:value-type="float" office:value="34432000.0000">
            <text:p>34432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432000.0000">
            <text:p>34432000.0000</text:p>
          </table:table-cell>
          <table:table-cell office:value-type="float" office:value="34432000.0000">
            <text:p>34432000.0000</text:p>
          </table:table-cell>
          <table:table-cell office:value-type="float" office:value="0.0000">
            <text:p>0.0000</text:p>
          </table:table-cell>
          <table:table-cell office:value-type="float" office:value="3443200.0000">
            <text:p>3443200.0000</text:p>
          </table:table-cell>
          <table:table-cell office:value-type="float" office:value="3443200.0000">
            <text:p>34432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45">
            <text:p>203845</text:p>
          </table:table-cell>
          <table:table-cell office:value-type="float" office:value="450000.0000">
            <text:p>450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416250.0000">
            <text:p>416250.0000</text:p>
          </table:table-cell>
          <table:table-cell office:value-type="float" office:value="405000.0000">
            <text:p>405000.0000</text:p>
          </table:table-cell>
          <table:table-cell office:value-type="float" office:value="11250.0000">
            <text:p>11250.0000</text:p>
          </table:table-cell>
          <table:table-cell office:value-type="float" office:value="11250.0000">
            <text:p>11250.0000</text:p>
          </table:table-cell>
          <table:table-cell office:value-type="float" office:value="11250.0000">
            <text:p>112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46">
            <text:p>203846</text:p>
          </table:table-cell>
          <table:table-cell office:value-type="float" office:value="1750000.0000">
            <text:p>1750000.000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568750.0000">
            <text:p>568750.0000</text:p>
          </table:table-cell>
          <table:table-cell office:value-type="float" office:value="525000.0000">
            <text:p>525000.0000</text:p>
          </table:table-cell>
          <table:table-cell office:value-type="float" office:value="43750.0000">
            <text:p>43750.0000</text:p>
          </table:table-cell>
          <table:table-cell office:value-type="float" office:value="43750.0000">
            <text:p>43750.0000</text:p>
          </table:table-cell>
          <table:table-cell office:value-type="float" office:value="43750.0000">
            <text:p>437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47">
            <text:p>203847</text:p>
          </table:table-cell>
          <table:table-cell office:value-type="float" office:value="2000000.0000">
            <text:p>2000000.0000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-1">
            <text:p>-1</text:p>
          </table:table-cell>
          <table:table-cell office:value-type="float" office:value="500000.0000">
            <text:p>500000.0000</text:p>
          </table:table-cell>
          <table:table-cell office:value-type="float" office:value="450000.0000">
            <text:p>4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48">
            <text:p>203848</text:p>
          </table:table-cell>
          <table:table-cell office:value-type="float" office:value="500000.0000">
            <text:p>500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325000.0000">
            <text:p>325000.0000</text:p>
          </table:table-cell>
          <table:table-cell office:value-type="float" office:value="300000.0000">
            <text:p>300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33">
            <text:p>203933</text:p>
          </table:table-cell>
          <table:table-cell office:value-type="float" office:value="45284000.0000">
            <text:p>45284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284000.0000">
            <text:p>45284000.0000</text:p>
          </table:table-cell>
          <table:table-cell office:value-type="float" office:value="45284000.0000">
            <text:p>45284000.0000</text:p>
          </table:table-cell>
          <table:table-cell office:value-type="float" office:value="0.0000">
            <text:p>0.0000</text:p>
          </table:table-cell>
          <table:table-cell office:value-type="float" office:value="4528400.0000">
            <text:p>4528400.0000</text:p>
          </table:table-cell>
          <table:table-cell office:value-type="float" office:value="4528400.0000">
            <text:p>45284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34">
            <text:p>203934</text:p>
          </table:table-cell>
          <table:table-cell office:value-type="float" office:value="113353000.0000">
            <text:p>113353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13353000.0000">
            <text:p>113353000.0000</text:p>
          </table:table-cell>
          <table:table-cell office:value-type="float" office:value="113353000.0000">
            <text:p>113353000.0000</text:p>
          </table:table-cell>
          <table:table-cell office:value-type="float" office:value="0.0000">
            <text:p>0.0000</text:p>
          </table:table-cell>
          <table:table-cell office:value-type="float" office:value="11335300.0000">
            <text:p>11335300.0000</text:p>
          </table:table-cell>
          <table:table-cell office:value-type="float" office:value="11335300.0000">
            <text:p>11335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935">
            <text:p>203935</text:p>
          </table:table-cell>
          <table:table-cell office:value-type="float" office:value="21000000.0000">
            <text:p>21000000.000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9240000.0000">
            <text:p>9240000.0000</text:p>
          </table:table-cell>
          <table:table-cell office:value-type="float" office:value="8820000.0000">
            <text:p>8820000.0000</text:p>
          </table:table-cell>
          <table:table-cell office:value-type="float" office:value="420000.0000">
            <text:p>420000.0000</text:p>
          </table:table-cell>
          <table:table-cell office:value-type="float" office:value="420000.0000">
            <text:p>420000.0000</text:p>
          </table:table-cell>
          <table:table-cell office:value-type="float" office:value="420000.0000">
            <text:p>42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11">
            <text:p>203811</text:p>
          </table:table-cell>
          <table:table-cell office:value-type="float" office:value="8437000.0000">
            <text:p>8437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437000.0000">
            <text:p>8437000.0000</text:p>
          </table:table-cell>
          <table:table-cell office:value-type="float" office:value="8437000.0000">
            <text:p>8437000.0000</text:p>
          </table:table-cell>
          <table:table-cell office:value-type="float" office:value="0.0000">
            <text:p>0.0000</text:p>
          </table:table-cell>
          <table:table-cell office:value-type="float" office:value="843700.0000">
            <text:p>843700.0000</text:p>
          </table:table-cell>
          <table:table-cell office:value-type="float" office:value="843700.0000">
            <text:p>843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12">
            <text:p>203812</text:p>
          </table:table-cell>
          <table:table-cell office:value-type="float" office:value="1650000.0000">
            <text:p>165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650000.0000">
            <text:p>1650000.0000</text:p>
          </table:table-cell>
          <table:table-cell office:value-type="float" office:value="1650000.0000">
            <text:p>1650000.0000</text:p>
          </table:table-cell>
          <table:table-cell office:value-type="float" office:value="0.0000">
            <text:p>0.0000</text:p>
          </table:table-cell>
          <table:table-cell office:value-type="float" office:value="165000.0000">
            <text:p>165000.0000</text:p>
          </table:table-cell>
          <table:table-cell office:value-type="float" office:value="165000.0000">
            <text:p>16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13">
            <text:p>203813</text:p>
          </table:table-cell>
          <table:table-cell office:value-type="float" office:value="4807000.0000">
            <text:p>4807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07000.0000">
            <text:p>4807000.0000</text:p>
          </table:table-cell>
          <table:table-cell office:value-type="float" office:value="4807000.0000">
            <text:p>4807000.0000</text:p>
          </table:table-cell>
          <table:table-cell office:value-type="float" office:value="0.0000">
            <text:p>0.0000</text:p>
          </table:table-cell>
          <table:table-cell office:value-type="float" office:value="480700.0000">
            <text:p>480700.0000</text:p>
          </table:table-cell>
          <table:table-cell office:value-type="float" office:value="480700.0000">
            <text:p>480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14">
            <text:p>203814</text:p>
          </table:table-cell>
          <table:table-cell office:value-type="float" office:value="31635000.0000">
            <text:p>3163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1635000.0000">
            <text:p>31635000.0000</text:p>
          </table:table-cell>
          <table:table-cell office:value-type="float" office:value="31635000.0000">
            <text:p>31635000.0000</text:p>
          </table:table-cell>
          <table:table-cell office:value-type="float" office:value="0.0000">
            <text:p>0.0000</text:p>
          </table:table-cell>
          <table:table-cell office:value-type="float" office:value="3163500.0000">
            <text:p>3163500.0000</text:p>
          </table:table-cell>
          <table:table-cell office:value-type="float" office:value="3163500.0000">
            <text:p>3163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15">
            <text:p>203815</text:p>
          </table:table-cell>
          <table:table-cell office:value-type="float" office:value="6957000.0000">
            <text:p>6957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957000.0000">
            <text:p>6957000.0000</text:p>
          </table:table-cell>
          <table:table-cell office:value-type="float" office:value="6957000.0000">
            <text:p>6957000.0000</text:p>
          </table:table-cell>
          <table:table-cell office:value-type="float" office:value="0.0000">
            <text:p>0.0000</text:p>
          </table:table-cell>
          <table:table-cell office:value-type="float" office:value="695700.0000">
            <text:p>695700.0000</text:p>
          </table:table-cell>
          <table:table-cell office:value-type="float" office:value="695700.0000">
            <text:p>695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16">
            <text:p>203816</text:p>
          </table:table-cell>
          <table:table-cell office:value-type="float" office:value="18976000.0000">
            <text:p>18976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976000.0000">
            <text:p>18976000.0000</text:p>
          </table:table-cell>
          <table:table-cell office:value-type="float" office:value="18976000.0000">
            <text:p>18976000.0000</text:p>
          </table:table-cell>
          <table:table-cell office:value-type="float" office:value="0.0000">
            <text:p>0.0000</text:p>
          </table:table-cell>
          <table:table-cell office:value-type="float" office:value="1897600.0000">
            <text:p>1897600.0000</text:p>
          </table:table-cell>
          <table:table-cell office:value-type="float" office:value="1897600.0000">
            <text:p>18976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17">
            <text:p>203817</text:p>
          </table:table-cell>
          <table:table-cell office:value-type="float" office:value="6225000.0000">
            <text:p>622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25000.0000">
            <text:p>6225000.0000</text:p>
          </table:table-cell>
          <table:table-cell office:value-type="float" office:value="6225000.0000">
            <text:p>6225000.0000</text:p>
          </table:table-cell>
          <table:table-cell office:value-type="float" office:value="0.0000">
            <text:p>0.0000</text:p>
          </table:table-cell>
          <table:table-cell office:value-type="float" office:value="622500.0000">
            <text:p>622500.0000</text:p>
          </table:table-cell>
          <table:table-cell office:value-type="float" office:value="622500.0000">
            <text:p>62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18">
            <text:p>203818</text:p>
          </table:table-cell>
          <table:table-cell office:value-type="float" office:value="9000000.0000">
            <text:p>9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000000.0000">
            <text:p>9000000.0000</text:p>
          </table:table-cell>
          <table:table-cell office:value-type="float" office:value="9000000.0000">
            <text:p>9000000.0000</text:p>
          </table:table-cell>
          <table:table-cell office:value-type="float" office:value="0.0000">
            <text:p>0.0000</text:p>
          </table:table-cell>
          <table:table-cell office:value-type="float" office:value="900000.0000">
            <text:p>900000.0000</text:p>
          </table:table-cell>
          <table:table-cell office:value-type="float" office:value="900000.0000">
            <text:p>9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19">
            <text:p>203819</text:p>
          </table:table-cell>
          <table:table-cell office:value-type="float" office:value="12062000.0000">
            <text:p>12062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062000.0000">
            <text:p>12062000.0000</text:p>
          </table:table-cell>
          <table:table-cell office:value-type="float" office:value="12062000.0000">
            <text:p>12062000.0000</text:p>
          </table:table-cell>
          <table:table-cell office:value-type="float" office:value="0.0000">
            <text:p>0.0000</text:p>
          </table:table-cell>
          <table:table-cell office:value-type="float" office:value="1206200.0000">
            <text:p>1206200.0000</text:p>
          </table:table-cell>
          <table:table-cell office:value-type="float" office:value="1206200.0000">
            <text:p>12062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20">
            <text:p>203820</text:p>
          </table:table-cell>
          <table:table-cell office:value-type="float" office:value="5635000.0000">
            <text:p>563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35000.0000">
            <text:p>5635000.0000</text:p>
          </table:table-cell>
          <table:table-cell office:value-type="float" office:value="5635000.0000">
            <text:p>5635000.0000</text:p>
          </table:table-cell>
          <table:table-cell office:value-type="float" office:value="0.0000">
            <text:p>0.0000</text:p>
          </table:table-cell>
          <table:table-cell office:value-type="float" office:value="563500.0000">
            <text:p>563500.0000</text:p>
          </table:table-cell>
          <table:table-cell office:value-type="float" office:value="563500.0000">
            <text:p>563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21">
            <text:p>203821</text:p>
          </table:table-cell>
          <table:table-cell office:value-type="float" office:value="7637000.0000">
            <text:p>7637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637000.0000">
            <text:p>7637000.0000</text:p>
          </table:table-cell>
          <table:table-cell office:value-type="float" office:value="7637000.0000">
            <text:p>7637000.0000</text:p>
          </table:table-cell>
          <table:table-cell office:value-type="float" office:value="0.0000">
            <text:p>0.0000</text:p>
          </table:table-cell>
          <table:table-cell office:value-type="float" office:value="763700.0000">
            <text:p>763700.0000</text:p>
          </table:table-cell>
          <table:table-cell office:value-type="float" office:value="763700.0000">
            <text:p>763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22">
            <text:p>203822</text:p>
          </table:table-cell>
          <table:table-cell office:value-type="float" office:value="6325000.0000">
            <text:p>632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25000.0000">
            <text:p>6325000.0000</text:p>
          </table:table-cell>
          <table:table-cell office:value-type="float" office:value="6325000.0000">
            <text:p>6325000.0000</text:p>
          </table:table-cell>
          <table:table-cell office:value-type="float" office:value="0.0000">
            <text:p>0.0000</text:p>
          </table:table-cell>
          <table:table-cell office:value-type="float" office:value="632500.0000">
            <text:p>632500.0000</text:p>
          </table:table-cell>
          <table:table-cell office:value-type="float" office:value="632500.0000">
            <text:p>63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23">
            <text:p>203823</text:p>
          </table:table-cell>
          <table:table-cell office:value-type="float" office:value="6875000.0000">
            <text:p>687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875000.0000">
            <text:p>6875000.0000</text:p>
          </table:table-cell>
          <table:table-cell office:value-type="float" office:value="6875000.0000">
            <text:p>6875000.0000</text:p>
          </table:table-cell>
          <table:table-cell office:value-type="float" office:value="0.0000">
            <text:p>0.0000</text:p>
          </table:table-cell>
          <table:table-cell office:value-type="float" office:value="687500.0000">
            <text:p>687500.0000</text:p>
          </table:table-cell>
          <table:table-cell office:value-type="float" office:value="687500.0000">
            <text:p>68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24">
            <text:p>203824</text:p>
          </table:table-cell>
          <table:table-cell office:value-type="float" office:value="6800000.0000">
            <text:p>68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800000.0000">
            <text:p>6800000.0000</text:p>
          </table:table-cell>
          <table:table-cell office:value-type="float" office:value="6800000.0000">
            <text:p>6800000.0000</text:p>
          </table:table-cell>
          <table:table-cell office:value-type="float" office:value="0.0000">
            <text:p>0.0000</text:p>
          </table:table-cell>
          <table:table-cell office:value-type="float" office:value="680000.0000">
            <text:p>680000.0000</text:p>
          </table:table-cell>
          <table:table-cell office:value-type="float" office:value="680000.0000">
            <text:p>68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25">
            <text:p>203825</text:p>
          </table:table-cell>
          <table:table-cell office:value-type="float" office:value="2271000.0000">
            <text:p>2271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71000.0000">
            <text:p>2271000.0000</text:p>
          </table:table-cell>
          <table:table-cell office:value-type="float" office:value="2271000.0000">
            <text:p>2271000.0000</text:p>
          </table:table-cell>
          <table:table-cell office:value-type="float" office:value="0.0000">
            <text:p>0.0000</text:p>
          </table:table-cell>
          <table:table-cell office:value-type="float" office:value="227100.0000">
            <text:p>227100.0000</text:p>
          </table:table-cell>
          <table:table-cell office:value-type="float" office:value="227100.0000">
            <text:p>2271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26">
            <text:p>203826</text:p>
          </table:table-cell>
          <table:table-cell office:value-type="float" office:value="1750000.0000">
            <text:p>175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50000.0000">
            <text:p>1750000.0000</text:p>
          </table:table-cell>
          <table:table-cell office:value-type="float" office:value="1750000.0000">
            <text:p>1750000.0000</text:p>
          </table:table-cell>
          <table:table-cell office:value-type="float" office:value="0.0000">
            <text:p>0.0000</text:p>
          </table:table-cell>
          <table:table-cell office:value-type="float" office:value="175000.0000">
            <text:p>175000.0000</text:p>
          </table:table-cell>
          <table:table-cell office:value-type="float" office:value="175000.0000">
            <text:p>17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27">
            <text:p>203827</text:p>
          </table:table-cell>
          <table:table-cell office:value-type="float" office:value="12650000.0000">
            <text:p>1265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650000.0000">
            <text:p>12650000.0000</text:p>
          </table:table-cell>
          <table:table-cell office:value-type="float" office:value="12650000.0000">
            <text:p>12650000.0000</text:p>
          </table:table-cell>
          <table:table-cell office:value-type="float" office:value="0.0000">
            <text:p>0.0000</text:p>
          </table:table-cell>
          <table:table-cell office:value-type="float" office:value="1265000.0000">
            <text:p>1265000.0000</text:p>
          </table:table-cell>
          <table:table-cell office:value-type="float" office:value="1265000.0000">
            <text:p>126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28">
            <text:p>203828</text:p>
          </table:table-cell>
          <table:table-cell office:value-type="float" office:value="12650000.0000">
            <text:p>1265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650000.0000">
            <text:p>12650000.0000</text:p>
          </table:table-cell>
          <table:table-cell office:value-type="float" office:value="12650000.0000">
            <text:p>12650000.0000</text:p>
          </table:table-cell>
          <table:table-cell office:value-type="float" office:value="0.0000">
            <text:p>0.0000</text:p>
          </table:table-cell>
          <table:table-cell office:value-type="float" office:value="1265000.0000">
            <text:p>1265000.0000</text:p>
          </table:table-cell>
          <table:table-cell office:value-type="float" office:value="1265000.0000">
            <text:p>126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29">
            <text:p>203829</text:p>
          </table:table-cell>
          <table:table-cell office:value-type="float" office:value="12650000.0000">
            <text:p>1265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650000.0000">
            <text:p>12650000.0000</text:p>
          </table:table-cell>
          <table:table-cell office:value-type="float" office:value="12650000.0000">
            <text:p>12650000.0000</text:p>
          </table:table-cell>
          <table:table-cell office:value-type="float" office:value="0.0000">
            <text:p>0.0000</text:p>
          </table:table-cell>
          <table:table-cell office:value-type="float" office:value="1265000.0000">
            <text:p>1265000.0000</text:p>
          </table:table-cell>
          <table:table-cell office:value-type="float" office:value="1265000.0000">
            <text:p>126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30">
            <text:p>203830</text:p>
          </table:table-cell>
          <table:table-cell office:value-type="float" office:value="12650000.0000">
            <text:p>1265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650000.0000">
            <text:p>12650000.0000</text:p>
          </table:table-cell>
          <table:table-cell office:value-type="float" office:value="12650000.0000">
            <text:p>12650000.0000</text:p>
          </table:table-cell>
          <table:table-cell office:value-type="float" office:value="0.0000">
            <text:p>0.0000</text:p>
          </table:table-cell>
          <table:table-cell office:value-type="float" office:value="1265000.0000">
            <text:p>1265000.0000</text:p>
          </table:table-cell>
          <table:table-cell office:value-type="float" office:value="1265000.0000">
            <text:p>126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31">
            <text:p>203831</text:p>
          </table:table-cell>
          <table:table-cell office:value-type="float" office:value="3000000.0000">
            <text:p>3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00000.0000">
            <text:p>3000000.0000</text:p>
          </table:table-cell>
          <table:table-cell office:value-type="float" office:value="3000000.0000">
            <text:p>3000000.0000</text:p>
          </table:table-cell>
          <table:table-cell office:value-type="float" office:value="0.0000">
            <text:p>0.0000</text:p>
          </table:table-cell>
          <table:table-cell office:value-type="float" office:value="300000.0000">
            <text:p>300000.0000</text:p>
          </table:table-cell>
          <table:table-cell office:value-type="float" office:value="300000.0000">
            <text:p>3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32">
            <text:p>203832</text:p>
          </table:table-cell>
          <table:table-cell office:value-type="float" office:value="61992000.0000">
            <text:p>61992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1992000.0000">
            <text:p>61992000.0000</text:p>
          </table:table-cell>
          <table:table-cell office:value-type="float" office:value="61992000.0000">
            <text:p>61992000.0000</text:p>
          </table:table-cell>
          <table:table-cell office:value-type="float" office:value="0.0000">
            <text:p>0.0000</text:p>
          </table:table-cell>
          <table:table-cell office:value-type="float" office:value="6199200.0000">
            <text:p>6199200.0000</text:p>
          </table:table-cell>
          <table:table-cell office:value-type="float" office:value="6199200.0000">
            <text:p>61992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33">
            <text:p>203833</text:p>
          </table:table-cell>
          <table:table-cell office:value-type="float" office:value="30000000.0000">
            <text:p>30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000000.0000">
            <text:p>30000000.0000</text:p>
          </table:table-cell>
          <table:table-cell office:value-type="float" office:value="30000000.0000">
            <text:p>30000000.0000</text:p>
          </table:table-cell>
          <table:table-cell office:value-type="float" office:value="0.0000">
            <text:p>0.0000</text:p>
          </table:table-cell>
          <table:table-cell office:value-type="float" office:value="3000000.0000">
            <text:p>3000000.0000</text:p>
          </table:table-cell>
          <table:table-cell office:value-type="float" office:value="3000000.0000">
            <text:p>3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34">
            <text:p>203834</text:p>
          </table:table-cell>
          <table:table-cell office:value-type="float" office:value="3795000.0000">
            <text:p>379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795000.0000">
            <text:p>3795000.0000</text:p>
          </table:table-cell>
          <table:table-cell office:value-type="float" office:value="3795000.0000">
            <text:p>3795000.0000</text:p>
          </table:table-cell>
          <table:table-cell office:value-type="float" office:value="0.0000">
            <text:p>0.0000</text:p>
          </table:table-cell>
          <table:table-cell office:value-type="float" office:value="379500.0000">
            <text:p>379500.0000</text:p>
          </table:table-cell>
          <table:table-cell office:value-type="float" office:value="379500.0000">
            <text:p>379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35">
            <text:p>203835</text:p>
          </table:table-cell>
          <table:table-cell office:value-type="float" office:value="6325000.0000">
            <text:p>632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25000.0000">
            <text:p>6325000.0000</text:p>
          </table:table-cell>
          <table:table-cell office:value-type="float" office:value="6325000.0000">
            <text:p>6325000.0000</text:p>
          </table:table-cell>
          <table:table-cell office:value-type="float" office:value="0.0000">
            <text:p>0.0000</text:p>
          </table:table-cell>
          <table:table-cell office:value-type="float" office:value="632500.0000">
            <text:p>632500.0000</text:p>
          </table:table-cell>
          <table:table-cell office:value-type="float" office:value="632500.0000">
            <text:p>63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36">
            <text:p>203836</text:p>
          </table:table-cell>
          <table:table-cell office:value-type="float" office:value="3000000.0000">
            <text:p>3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00000.0000">
            <text:p>3000000.0000</text:p>
          </table:table-cell>
          <table:table-cell office:value-type="float" office:value="3000000.0000">
            <text:p>3000000.0000</text:p>
          </table:table-cell>
          <table:table-cell office:value-type="float" office:value="0.0000">
            <text:p>0.0000</text:p>
          </table:table-cell>
          <table:table-cell office:value-type="float" office:value="300000.0000">
            <text:p>300000.0000</text:p>
          </table:table-cell>
          <table:table-cell office:value-type="float" office:value="300000.0000">
            <text:p>3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37">
            <text:p>203837</text:p>
          </table:table-cell>
          <table:table-cell office:value-type="float" office:value="10000000.0000">
            <text:p>10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00000.0000">
            <text:p>10000000.0000</text:p>
          </table:table-cell>
          <table:table-cell office:value-type="float" office:value="10000000.0000">
            <text:p>10000000.0000</text:p>
          </table:table-cell>
          <table:table-cell office:value-type="float" office:value="0.0000">
            <text:p>0.0000</text:p>
          </table:table-cell>
          <table:table-cell office:value-type="float" office:value="1000000.0000">
            <text:p>1000000.0000</text:p>
          </table:table-cell>
          <table:table-cell office:value-type="float" office:value="1000000.0000">
            <text:p>1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38">
            <text:p>203838</text:p>
          </table:table-cell>
          <table:table-cell office:value-type="float" office:value="6325000.0000">
            <text:p>632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25000.0000">
            <text:p>6325000.0000</text:p>
          </table:table-cell>
          <table:table-cell office:value-type="float" office:value="6325000.0000">
            <text:p>6325000.0000</text:p>
          </table:table-cell>
          <table:table-cell office:value-type="float" office:value="0.0000">
            <text:p>0.0000</text:p>
          </table:table-cell>
          <table:table-cell office:value-type="float" office:value="632500.0000">
            <text:p>632500.0000</text:p>
          </table:table-cell>
          <table:table-cell office:value-type="float" office:value="632500.0000">
            <text:p>63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39">
            <text:p>203839</text:p>
          </table:table-cell>
          <table:table-cell office:value-type="float" office:value="38000000.0000">
            <text:p>38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000000.0000">
            <text:p>38000000.0000</text:p>
          </table:table-cell>
          <table:table-cell office:value-type="float" office:value="38000000.0000">
            <text:p>38000000.0000</text:p>
          </table:table-cell>
          <table:table-cell office:value-type="float" office:value="0.0000">
            <text:p>0.0000</text:p>
          </table:table-cell>
          <table:table-cell office:value-type="float" office:value="3800000.0000">
            <text:p>3800000.0000</text:p>
          </table:table-cell>
          <table:table-cell office:value-type="float" office:value="3800000.0000">
            <text:p>38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40">
            <text:p>203840</text:p>
          </table:table-cell>
          <table:table-cell office:value-type="float" office:value="11250000.0000">
            <text:p>1125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1250000.0000">
            <text:p>11250000.0000</text:p>
          </table:table-cell>
          <table:table-cell office:value-type="float" office:value="11250000.0000">
            <text:p>11250000.0000</text:p>
          </table:table-cell>
          <table:table-cell office:value-type="float" office:value="0.0000">
            <text:p>0.0000</text:p>
          </table:table-cell>
          <table:table-cell office:value-type="float" office:value="1125000.0000">
            <text:p>1125000.0000</text:p>
          </table:table-cell>
          <table:table-cell office:value-type="float" office:value="1125000.0000">
            <text:p>11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41">
            <text:p>203841</text:p>
          </table:table-cell>
          <table:table-cell office:value-type="float" office:value="62325000.0000">
            <text:p>6232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325000.0000">
            <text:p>62325000.0000</text:p>
          </table:table-cell>
          <table:table-cell office:value-type="float" office:value="62325000.0000">
            <text:p>62325000.0000</text:p>
          </table:table-cell>
          <table:table-cell office:value-type="float" office:value="0.0000">
            <text:p>0.0000</text:p>
          </table:table-cell>
          <table:table-cell office:value-type="float" office:value="6232500.0000">
            <text:p>6232500.0000</text:p>
          </table:table-cell>
          <table:table-cell office:value-type="float" office:value="6232500.0000">
            <text:p>623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42">
            <text:p>203842</text:p>
          </table:table-cell>
          <table:table-cell office:value-type="float" office:value="58478000.0000">
            <text:p>58478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478000.0000">
            <text:p>58478000.0000</text:p>
          </table:table-cell>
          <table:table-cell office:value-type="float" office:value="58478000.0000">
            <text:p>58478000.0000</text:p>
          </table:table-cell>
          <table:table-cell office:value-type="float" office:value="0.0000">
            <text:p>0.0000</text:p>
          </table:table-cell>
          <table:table-cell office:value-type="float" office:value="5847800.0000">
            <text:p>5847800.0000</text:p>
          </table:table-cell>
          <table:table-cell office:value-type="float" office:value="5847800.0000">
            <text:p>58478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843">
            <text:p>203843</text:p>
          </table:table-cell>
          <table:table-cell office:value-type="float" office:value="109700000.0000">
            <text:p>109700000.000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32910000.0000">
            <text:p>32910000.0000</text:p>
          </table:table-cell>
          <table:table-cell office:value-type="float" office:value="30167500.0000">
            <text:p>30167500.0000</text:p>
          </table:table-cell>
          <table:table-cell office:value-type="float" office:value="2742500.0000">
            <text:p>2742500.0000</text:p>
          </table:table-cell>
          <table:table-cell office:value-type="float" office:value="2742500.0000">
            <text:p>2742500.0000</text:p>
          </table:table-cell>
          <table:table-cell office:value-type="float" office:value="2742500.0000">
            <text:p>274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25">
            <text:p>203725</text:p>
          </table:table-cell>
          <table:table-cell office:value-type="float" office:value="16250000.0000">
            <text:p>16250000.0000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2437500.0000">
            <text:p>2437500.0000</text:p>
          </table:table-cell>
          <table:table-cell office:value-type="float" office:value="2031250.0000">
            <text:p>2031250.0000</text:p>
          </table:table-cell>
          <table:table-cell office:value-type="float" office:value="406250.0000">
            <text:p>406250.0000</text:p>
          </table:table-cell>
          <table:table-cell office:value-type="float" office:value="406250.0000">
            <text:p>406250.0000</text:p>
          </table:table-cell>
          <table:table-cell office:value-type="float" office:value="406250.0000">
            <text:p>4062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26">
            <text:p>203726</text:p>
          </table:table-cell>
          <table:table-cell office:value-type="float" office:value="16732100.0000">
            <text:p>167321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2091515.0000">
            <text:p>2091515.0000</text:p>
          </table:table-cell>
          <table:table-cell office:value-type="float" office:value="1673212.0000">
            <text:p>1673212.0000</text:p>
          </table:table-cell>
          <table:table-cell office:value-type="float" office:value="418303.0000">
            <text:p>418303.0000</text:p>
          </table:table-cell>
          <table:table-cell office:value-type="float" office:value="418303.0000">
            <text:p>418303.0000</text:p>
          </table:table-cell>
          <table:table-cell office:value-type="float" office:value="418303.0000">
            <text:p>41830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17">
            <text:p>203717</text:p>
          </table:table-cell>
          <table:table-cell office:value-type="float" office:value="350000.0000">
            <text:p>350000.00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280008.0000">
            <text:p>280008.0000</text:p>
          </table:table-cell>
          <table:table-cell office:value-type="float" office:value="268341.0000">
            <text:p>268341.0000</text:p>
          </table:table-cell>
          <table:table-cell office:value-type="float" office:value="11667.0000">
            <text:p>11667.0000</text:p>
          </table:table-cell>
          <table:table-cell office:value-type="float" office:value="11667.0000">
            <text:p>11667.0000</text:p>
          </table:table-cell>
          <table:table-cell office:value-type="float" office:value="11667.0000">
            <text:p>116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18">
            <text:p>203718</text:p>
          </table:table-cell>
          <table:table-cell office:value-type="float" office:value="1000000.0000">
            <text:p>1000000.0000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-1">
            <text:p>-1</text:p>
          </table:table-cell>
          <table:table-cell office:value-type="float" office:value="333330.0000">
            <text:p>333330.0000</text:p>
          </table:table-cell>
          <table:table-cell office:value-type="float" office:value="299997.0000">
            <text:p>299997.0000</text:p>
          </table:table-cell>
          <table:table-cell office:value-type="float" office:value="33333.0000">
            <text:p>33333.0000</text:p>
          </table:table-cell>
          <table:table-cell office:value-type="float" office:value="33333.0000">
            <text:p>33333.0000</text:p>
          </table:table-cell>
          <table:table-cell office:value-type="float" office:value="33333.0000">
            <text:p>333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19">
            <text:p>203719</text:p>
          </table:table-cell>
          <table:table-cell office:value-type="float" office:value="10900400.0000">
            <text:p>10900400.0000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-1">
            <text:p>-1</text:p>
          </table:table-cell>
          <table:table-cell office:value-type="float" office:value="1907570.0000">
            <text:p>1907570.0000</text:p>
          </table:table-cell>
          <table:table-cell office:value-type="float" office:value="1635060.0000">
            <text:p>1635060.0000</text:p>
          </table:table-cell>
          <table:table-cell office:value-type="float" office:value="272510.0000">
            <text:p>272510.0000</text:p>
          </table:table-cell>
          <table:table-cell office:value-type="float" office:value="272510.0000">
            <text:p>272510.0000</text:p>
          </table:table-cell>
          <table:table-cell office:value-type="float" office:value="272510.0000">
            <text:p>27251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20">
            <text:p>203720</text:p>
          </table:table-cell>
          <table:table-cell office:value-type="float" office:value="8872500.0000">
            <text:p>88725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109065.0000">
            <text:p>1109065.0000</text:p>
          </table:table-cell>
          <table:table-cell office:value-type="float" office:value="887252.0000">
            <text:p>887252.0000</text:p>
          </table:table-cell>
          <table:table-cell office:value-type="float" office:value="221813.0000">
            <text:p>221813.0000</text:p>
          </table:table-cell>
          <table:table-cell office:value-type="float" office:value="221813.0000">
            <text:p>221813.0000</text:p>
          </table:table-cell>
          <table:table-cell office:value-type="float" office:value="221813.0000">
            <text:p>22181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21">
            <text:p>203721</text:p>
          </table:table-cell>
          <table:table-cell office:value-type="float" office:value="2000000.0000">
            <text:p>2000000.000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1050000.0000">
            <text:p>1050000.0000</text:p>
          </table:table-cell>
          <table:table-cell office:value-type="float" office:value="1000000.0000">
            <text:p>100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22">
            <text:p>203722</text:p>
          </table:table-cell>
          <table:table-cell office:value-type="float" office:value="8283957.0000">
            <text:p>8283957.000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-1">
            <text:p>-1</text:p>
          </table:table-cell>
          <table:table-cell office:value-type="float" office:value="1863891.0000">
            <text:p>1863891.0000</text:p>
          </table:table-cell>
          <table:table-cell office:value-type="float" office:value="1656792.0000">
            <text:p>1656792.0000</text:p>
          </table:table-cell>
          <table:table-cell office:value-type="float" office:value="207099.0000">
            <text:p>207099.0000</text:p>
          </table:table-cell>
          <table:table-cell office:value-type="float" office:value="207099.0000">
            <text:p>207099.0000</text:p>
          </table:table-cell>
          <table:table-cell office:value-type="float" office:value="207099.0000">
            <text:p>207099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23">
            <text:p>203723</text:p>
          </table:table-cell>
          <table:table-cell office:value-type="float" office:value="1000000.0000">
            <text:p>1000000.0000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-1">
            <text:p>-1</text:p>
          </table:table-cell>
          <table:table-cell office:value-type="float" office:value="250000.0000">
            <text:p>250000.0000</text:p>
          </table:table-cell>
          <table:table-cell office:value-type="float" office:value="225000.0000">
            <text:p>2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24">
            <text:p>203724</text:p>
          </table:table-cell>
          <table:table-cell office:value-type="float" office:value="1000000.0000">
            <text:p>1000000.000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500000.0000">
            <text:p>500000.0000</text:p>
          </table:table-cell>
          <table:table-cell office:value-type="float" office:value="450000.0000">
            <text:p>4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15">
            <text:p>203715</text:p>
          </table:table-cell>
          <table:table-cell office:value-type="float" office:value="4270000.0000">
            <text:p>4270000.0000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-1">
            <text:p>-1</text:p>
          </table:table-cell>
          <table:table-cell office:value-type="float" office:value="683200.0000">
            <text:p>683200.0000</text:p>
          </table:table-cell>
          <table:table-cell office:value-type="float" office:value="597800.0000">
            <text:p>597800.0000</text:p>
          </table:table-cell>
          <table:table-cell office:value-type="float" office:value="85400.0000">
            <text:p>85400.0000</text:p>
          </table:table-cell>
          <table:table-cell office:value-type="float" office:value="85400.0000">
            <text:p>85400.0000</text:p>
          </table:table-cell>
          <table:table-cell office:value-type="float" office:value="85400.0000">
            <text:p>854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16">
            <text:p>203716</text:p>
          </table:table-cell>
          <table:table-cell office:value-type="float" office:value="1495500.0000">
            <text:p>1495500.0000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-1">
            <text:p>-1</text:p>
          </table:table-cell>
          <table:table-cell office:value-type="float" office:value="398800.0000">
            <text:p>398800.0000</text:p>
          </table:table-cell>
          <table:table-cell office:value-type="float" office:value="348950.0000">
            <text:p>348950.0000</text:p>
          </table:table-cell>
          <table:table-cell office:value-type="float" office:value="49850.0000">
            <text:p>49850.0000</text:p>
          </table:table-cell>
          <table:table-cell office:value-type="float" office:value="49850.0000">
            <text:p>49850.0000</text:p>
          </table:table-cell>
          <table:table-cell office:value-type="float" office:value="49850.0000">
            <text:p>498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52">
            <text:p>203652</text:p>
          </table:table-cell>
          <table:table-cell office:value-type="float" office:value="8000000.0000">
            <text:p>8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000000.0000">
            <text:p>1000000.0000</text:p>
          </table:table-cell>
          <table:table-cell office:value-type="float" office:value="800000.0000">
            <text:p>800000.0000</text:p>
          </table:table-cell>
          <table:table-cell office:value-type="float" office:value="200000.0000">
            <text:p>200000.0000</text:p>
          </table:table-cell>
          <table:table-cell office:value-type="float" office:value="200000.0000">
            <text:p>200000.0000</text:p>
          </table:table-cell>
          <table:table-cell office:value-type="float" office:value="200000.0000">
            <text:p>2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718903">
            <text:p>718903</text:p>
          </table:table-cell>
          <table:table-cell office:value-type="float" office:value="5165000.0000">
            <text:p>5165000.000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-1">
            <text:p>-1</text:p>
          </table:table-cell>
          <table:table-cell office:value-type="float" office:value="1033000.0000">
            <text:p>1033000.0000</text:p>
          </table:table-cell>
          <table:table-cell office:value-type="float" office:value="774750.0000">
            <text:p>774750.0000</text:p>
          </table:table-cell>
          <table:table-cell office:value-type="float" office:value="258250.0000">
            <text:p>258250.0000</text:p>
          </table:table-cell>
          <table:table-cell office:value-type="float" office:value="258250.0000">
            <text:p>258250.0000</text:p>
          </table:table-cell>
          <table:table-cell office:value-type="float" office:value="258250.0000">
            <text:p>2582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36">
            <text:p>203736</text:p>
          </table:table-cell>
          <table:table-cell office:value-type="float" office:value="1000000.0000">
            <text:p>1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0000.0000">
            <text:p>1000000.0000</text:p>
          </table:table-cell>
          <table:table-cell office:value-type="float" office:value="1000000.0000">
            <text:p>1000000.0000</text:p>
          </table:table-cell>
          <table:table-cell office:value-type="float" office:value="0.0000">
            <text:p>0.0000</text:p>
          </table:table-cell>
          <table:table-cell office:value-type="float" office:value="33333.0000">
            <text:p>33333.0000</text:p>
          </table:table-cell>
          <table:table-cell office:value-type="float" office:value="33333.0000">
            <text:p>333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37">
            <text:p>203737</text:p>
          </table:table-cell>
          <table:table-cell office:value-type="float" office:value="1000000.0000">
            <text:p>1000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925000.0000">
            <text:p>925000.0000</text:p>
          </table:table-cell>
          <table:table-cell office:value-type="float" office:value="900000.0000">
            <text:p>900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38">
            <text:p>203738</text:p>
          </table:table-cell>
          <table:table-cell office:value-type="float" office:value="1000000.0000">
            <text:p>1000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925000.0000">
            <text:p>925000.0000</text:p>
          </table:table-cell>
          <table:table-cell office:value-type="float" office:value="900000.0000">
            <text:p>900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39">
            <text:p>203739</text:p>
          </table:table-cell>
          <table:table-cell office:value-type="float" office:value="1000000.0000">
            <text:p>1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0000.0000">
            <text:p>1000000.0000</text:p>
          </table:table-cell>
          <table:table-cell office:value-type="float" office:value="1000000.0000">
            <text:p>1000000.0000</text:p>
          </table:table-cell>
          <table:table-cell office:value-type="float" office:value="0.0000">
            <text:p>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26">
            <text:p>202326</text:p>
          </table:table-cell>
          <table:table-cell office:value-type="float" office:value="86050000.0000">
            <text:p>86050000.000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8604999.0000">
            <text:p>8604999.0000</text:p>
          </table:table-cell>
          <table:table-cell office:value-type="float" office:value="5736666.0000">
            <text:p>5736666.0000</text:p>
          </table:table-cell>
          <table:table-cell office:value-type="float" office:value="2868333.0000">
            <text:p>2868333.0000</text:p>
          </table:table-cell>
          <table:table-cell office:value-type="float" office:value="2868333.0000">
            <text:p>2868333.0000</text:p>
          </table:table-cell>
          <table:table-cell office:value-type="float" office:value="2868333.0000">
            <text:p>28683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27">
            <text:p>202327</text:p>
          </table:table-cell>
          <table:table-cell office:value-type="float" office:value="76801300.0000">
            <text:p>76801300.000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-1">
            <text:p>-1</text:p>
          </table:table-cell>
          <table:table-cell office:value-type="float" office:value="17280297.0000">
            <text:p>17280297.0000</text:p>
          </table:table-cell>
          <table:table-cell office:value-type="float" office:value="15360264.0000">
            <text:p>15360264.0000</text:p>
          </table:table-cell>
          <table:table-cell office:value-type="float" office:value="1920033.0000">
            <text:p>1920033.0000</text:p>
          </table:table-cell>
          <table:table-cell office:value-type="float" office:value="1920033.0000">
            <text:p>1920033.0000</text:p>
          </table:table-cell>
          <table:table-cell office:value-type="float" office:value="1920033.0000">
            <text:p>19200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28">
            <text:p>202328</text:p>
          </table:table-cell>
          <table:table-cell office:value-type="float" office:value="1000000.0000">
            <text:p>1000000.000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-1">
            <text:p>-1</text:p>
          </table:table-cell>
          <table:table-cell office:value-type="float" office:value="600000.0000">
            <text:p>600000.0000</text:p>
          </table:table-cell>
          <table:table-cell office:value-type="float" office:value="575000.0000">
            <text:p>57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29">
            <text:p>202329</text:p>
          </table:table-cell>
          <table:table-cell office:value-type="float" office:value="27084500.0000">
            <text:p>27084500.000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-1">
            <text:p>-1</text:p>
          </table:table-cell>
          <table:table-cell office:value-type="float" office:value="5416900.0000">
            <text:p>5416900.0000</text:p>
          </table:table-cell>
          <table:table-cell office:value-type="float" office:value="4062675.0000">
            <text:p>4062675.0000</text:p>
          </table:table-cell>
          <table:table-cell office:value-type="float" office:value="1354225.0000">
            <text:p>1354225.0000</text:p>
          </table:table-cell>
          <table:table-cell office:value-type="float" office:value="1354225.0000">
            <text:p>1354225.0000</text:p>
          </table:table-cell>
          <table:table-cell office:value-type="float" office:value="1354225.0000">
            <text:p>13542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53">
            <text:p>203053</text:p>
          </table:table-cell>
          <table:table-cell office:value-type="float" office:value="245691000.0000">
            <text:p>245691000.000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-1">
            <text:p>-1</text:p>
          </table:table-cell>
          <table:table-cell office:value-type="float" office:value="55280475.0000">
            <text:p>55280475.0000</text:p>
          </table:table-cell>
          <table:table-cell office:value-type="float" office:value="49138200.0000">
            <text:p>49138200.0000</text:p>
          </table:table-cell>
          <table:table-cell office:value-type="float" office:value="6142275.0000">
            <text:p>6142275.0000</text:p>
          </table:table-cell>
          <table:table-cell office:value-type="float" office:value="6142275.0000">
            <text:p>6142275.0000</text:p>
          </table:table-cell>
          <table:table-cell office:value-type="float" office:value="6142275.0000">
            <text:p>61422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708623">
            <text:p>1708623</text:p>
          </table:table-cell>
          <table:table-cell office:value-type="float" office:value="15498900.0000">
            <text:p>15498900.000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1549890.0000">
            <text:p>1549890.0000</text:p>
          </table:table-cell>
          <table:table-cell office:value-type="float" office:value="1033260.0000">
            <text:p>1033260.0000</text:p>
          </table:table-cell>
          <table:table-cell office:value-type="float" office:value="516630.0000">
            <text:p>516630.0000</text:p>
          </table:table-cell>
          <table:table-cell office:value-type="float" office:value="516630.0000">
            <text:p>516630.0000</text:p>
          </table:table-cell>
          <table:table-cell office:value-type="float" office:value="516630.0000">
            <text:p>51663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8620">
            <text:p>8620</text:p>
          </table:table-cell>
          <table:table-cell office:value-type="float" office:value="100087800.0000">
            <text:p>100087800.000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10008780.0000">
            <text:p>10008780.0000</text:p>
          </table:table-cell>
          <table:table-cell office:value-type="float" office:value="6672520.0000">
            <text:p>6672520.0000</text:p>
          </table:table-cell>
          <table:table-cell office:value-type="float" office:value="3336260.0000">
            <text:p>3336260.0000</text:p>
          </table:table-cell>
          <table:table-cell office:value-type="float" office:value="3336260.0000">
            <text:p>3336260.0000</text:p>
          </table:table-cell>
          <table:table-cell office:value-type="float" office:value="3336260.0000">
            <text:p>333626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17">
            <text:p>202317</text:p>
          </table:table-cell>
          <table:table-cell office:value-type="float" office:value="458492614.0000">
            <text:p>458492614.000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-1">
            <text:p>-1</text:p>
          </table:table-cell>
          <table:table-cell office:value-type="float" office:value="103160835.0000">
            <text:p>103160835.0000</text:p>
          </table:table-cell>
          <table:table-cell office:value-type="float" office:value="91698520.0000">
            <text:p>91698520.0000</text:p>
          </table:table-cell>
          <table:table-cell office:value-type="float" office:value="11462315.0000">
            <text:p>11462315.0000</text:p>
          </table:table-cell>
          <table:table-cell office:value-type="float" office:value="11462315.0000">
            <text:p>11462315.0000</text:p>
          </table:table-cell>
          <table:table-cell office:value-type="float" office:value="11462315.0000">
            <text:p>1146231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22">
            <text:p>202322</text:p>
          </table:table-cell>
          <table:table-cell office:value-type="float" office:value="82754000.0000">
            <text:p>82754000.0000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-1">
            <text:p>-1</text:p>
          </table:table-cell>
          <table:table-cell office:value-type="float" office:value="14481950.0000">
            <text:p>14481950.0000</text:p>
          </table:table-cell>
          <table:table-cell office:value-type="float" office:value="12413100.0000">
            <text:p>12413100.0000</text:p>
          </table:table-cell>
          <table:table-cell office:value-type="float" office:value="2068850.0000">
            <text:p>2068850.0000</text:p>
          </table:table-cell>
          <table:table-cell office:value-type="float" office:value="2068850.0000">
            <text:p>2068850.0000</text:p>
          </table:table-cell>
          <table:table-cell office:value-type="float" office:value="2068850.0000">
            <text:p>20688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65">
            <text:p>203665</text:p>
          </table:table-cell>
          <table:table-cell office:value-type="float" office:value="28485061.3200">
            <text:p>28485061.3200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-1">
            <text:p>-1</text:p>
          </table:table-cell>
          <table:table-cell office:value-type="float" office:value="5697016.0000">
            <text:p>5697016.0000</text:p>
          </table:table-cell>
          <table:table-cell office:value-type="float" office:value="4984889.0000">
            <text:p>4984889.0000</text:p>
          </table:table-cell>
          <table:table-cell office:value-type="float" office:value="712127.0000">
            <text:p>712127.0000</text:p>
          </table:table-cell>
          <table:table-cell office:value-type="float" office:value="712127.0000">
            <text:p>712127.0000</text:p>
          </table:table-cell>
          <table:table-cell office:value-type="float" office:value="712127.0000">
            <text:p>71212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66">
            <text:p>203666</text:p>
          </table:table-cell>
          <table:table-cell office:value-type="float" office:value="19925000.0000">
            <text:p>19925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2490625.0000">
            <text:p>2490625.0000</text:p>
          </table:table-cell>
          <table:table-cell office:value-type="float" office:value="1992500.0000">
            <text:p>1992500.0000</text:p>
          </table:table-cell>
          <table:table-cell office:value-type="float" office:value="498125.0000">
            <text:p>498125.0000</text:p>
          </table:table-cell>
          <table:table-cell office:value-type="float" office:value="498125.0000">
            <text:p>498125.0000</text:p>
          </table:table-cell>
          <table:table-cell office:value-type="float" office:value="498125.0000">
            <text:p>4981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67">
            <text:p>203667</text:p>
          </table:table-cell>
          <table:table-cell office:value-type="float" office:value="1000000.0000">
            <text:p>1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0000.0000">
            <text:p>1000000.0000</text:p>
          </table:table-cell>
          <table:table-cell office:value-type="float" office:value="1000000.0000">
            <text:p>1000000.0000</text:p>
          </table:table-cell>
          <table:table-cell office:value-type="float" office:value="0.0000">
            <text:p>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712568">
            <text:p>1712568</text:p>
          </table:table-cell>
          <table:table-cell office:value-type="float" office:value="15450000.0000">
            <text:p>15450000.0000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-1">
            <text:p>-1</text:p>
          </table:table-cell>
          <table:table-cell office:value-type="float" office:value="927000.0000">
            <text:p>927000.0000</text:p>
          </table:table-cell>
          <table:table-cell office:value-type="float" office:value="618000.0000">
            <text:p>618000.0000</text:p>
          </table:table-cell>
          <table:table-cell office:value-type="float" office:value="309000.0000">
            <text:p>309000.0000</text:p>
          </table:table-cell>
          <table:table-cell office:value-type="float" office:value="309000.0000">
            <text:p>309000.0000</text:p>
          </table:table-cell>
          <table:table-cell office:value-type="float" office:value="309000.0000">
            <text:p>309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86">
            <text:p>203586</text:p>
          </table:table-cell>
          <table:table-cell office:value-type="float" office:value="54294858.0000">
            <text:p>54294858.0000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-1">
            <text:p>-1</text:p>
          </table:table-cell>
          <table:table-cell office:value-type="float" office:value="9501597.0000">
            <text:p>9501597.0000</text:p>
          </table:table-cell>
          <table:table-cell office:value-type="float" office:value="8144226.0000">
            <text:p>8144226.0000</text:p>
          </table:table-cell>
          <table:table-cell office:value-type="float" office:value="1357371.0000">
            <text:p>1357371.0000</text:p>
          </table:table-cell>
          <table:table-cell office:value-type="float" office:value="1357371.0000">
            <text:p>1357371.0000</text:p>
          </table:table-cell>
          <table:table-cell office:value-type="float" office:value="1357371.0000">
            <text:p>1357371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87">
            <text:p>203587</text:p>
          </table:table-cell>
          <table:table-cell office:value-type="float" office:value="3050000.0000">
            <text:p>3050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305000.0000">
            <text:p>305000.0000</text:p>
          </table:table-cell>
          <table:table-cell office:value-type="float" office:value="228750.0000">
            <text:p>228750.0000</text:p>
          </table:table-cell>
          <table:table-cell office:value-type="float" office:value="76250.0000">
            <text:p>76250.0000</text:p>
          </table:table-cell>
          <table:table-cell office:value-type="float" office:value="76250.0000">
            <text:p>76250.0000</text:p>
          </table:table-cell>
          <table:table-cell office:value-type="float" office:value="76250.0000">
            <text:p>762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89">
            <text:p>203589</text:p>
          </table:table-cell>
          <table:table-cell office:value-type="float" office:value="3050000.0000">
            <text:p>3050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305000.0000">
            <text:p>305000.0000</text:p>
          </table:table-cell>
          <table:table-cell office:value-type="float" office:value="228750.0000">
            <text:p>228750.0000</text:p>
          </table:table-cell>
          <table:table-cell office:value-type="float" office:value="76250.0000">
            <text:p>76250.0000</text:p>
          </table:table-cell>
          <table:table-cell office:value-type="float" office:value="76250.0000">
            <text:p>76250.0000</text:p>
          </table:table-cell>
          <table:table-cell office:value-type="float" office:value="76250.0000">
            <text:p>762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90">
            <text:p>203590</text:p>
          </table:table-cell>
          <table:table-cell office:value-type="float" office:value="3050000.0000">
            <text:p>3050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305000.0000">
            <text:p>305000.0000</text:p>
          </table:table-cell>
          <table:table-cell office:value-type="float" office:value="228750.0000">
            <text:p>228750.0000</text:p>
          </table:table-cell>
          <table:table-cell office:value-type="float" office:value="76250.0000">
            <text:p>76250.0000</text:p>
          </table:table-cell>
          <table:table-cell office:value-type="float" office:value="76250.0000">
            <text:p>76250.0000</text:p>
          </table:table-cell>
          <table:table-cell office:value-type="float" office:value="76250.0000">
            <text:p>762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91">
            <text:p>203591</text:p>
          </table:table-cell>
          <table:table-cell office:value-type="float" office:value="3050000.0000">
            <text:p>3050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305000.0000">
            <text:p>305000.0000</text:p>
          </table:table-cell>
          <table:table-cell office:value-type="float" office:value="228750.0000">
            <text:p>228750.0000</text:p>
          </table:table-cell>
          <table:table-cell office:value-type="float" office:value="76250.0000">
            <text:p>76250.0000</text:p>
          </table:table-cell>
          <table:table-cell office:value-type="float" office:value="76250.0000">
            <text:p>76250.0000</text:p>
          </table:table-cell>
          <table:table-cell office:value-type="float" office:value="76250.0000">
            <text:p>762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713985">
            <text:p>1713985</text:p>
          </table:table-cell>
          <table:table-cell office:value-type="float" office:value="1600000.0000">
            <text:p>1600000.000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159999.0000">
            <text:p>159999.0000</text:p>
          </table:table-cell>
          <table:table-cell office:value-type="float" office:value="106666.0000">
            <text:p>106666.0000</text:p>
          </table:table-cell>
          <table:table-cell office:value-type="float" office:value="53333.0000">
            <text:p>53333.0000</text:p>
          </table:table-cell>
          <table:table-cell office:value-type="float" office:value="53333.0000">
            <text:p>53333.0000</text:p>
          </table:table-cell>
          <table:table-cell office:value-type="float" office:value="53333.0000">
            <text:p>533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27">
            <text:p>203727</text:p>
          </table:table-cell>
          <table:table-cell office:value-type="float" office:value="1000000.0000">
            <text:p>1000000.000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office:value-type="float" office:value="566661.0000">
            <text:p>566661.0000</text:p>
          </table:table-cell>
          <table:table-cell office:value-type="float" office:value="533328.0000">
            <text:p>533328.0000</text:p>
          </table:table-cell>
          <table:table-cell office:value-type="float" office:value="33333.0000">
            <text:p>33333.0000</text:p>
          </table:table-cell>
          <table:table-cell office:value-type="float" office:value="33333.0000">
            <text:p>33333.0000</text:p>
          </table:table-cell>
          <table:table-cell office:value-type="float" office:value="33333.0000">
            <text:p>333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28">
            <text:p>203728</text:p>
          </table:table-cell>
          <table:table-cell office:value-type="float" office:value="75681000.0000">
            <text:p>75681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7568100.0000">
            <text:p>7568100.0000</text:p>
          </table:table-cell>
          <table:table-cell office:value-type="float" office:value="5676075.0000">
            <text:p>5676075.0000</text:p>
          </table:table-cell>
          <table:table-cell office:value-type="float" office:value="1892025.0000">
            <text:p>1892025.0000</text:p>
          </table:table-cell>
          <table:table-cell office:value-type="float" office:value="1892025.0000">
            <text:p>1892025.0000</text:p>
          </table:table-cell>
          <table:table-cell office:value-type="float" office:value="1892025.0000">
            <text:p>18920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29">
            <text:p>203729</text:p>
          </table:table-cell>
          <table:table-cell office:value-type="float" office:value="1000000.0000">
            <text:p>1000000.0000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float" office:value="425000.0000">
            <text:p>425000.0000</text:p>
          </table:table-cell>
          <table:table-cell office:value-type="float" office:value="400000.0000">
            <text:p>400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30">
            <text:p>203730</text:p>
          </table:table-cell>
          <table:table-cell office:value-type="float" office:value="188450200.0000">
            <text:p>1884502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8845020.0000">
            <text:p>18845020.0000</text:p>
          </table:table-cell>
          <table:table-cell office:value-type="float" office:value="14133765.0000">
            <text:p>14133765.0000</text:p>
          </table:table-cell>
          <table:table-cell office:value-type="float" office:value="4711255.0000">
            <text:p>4711255.0000</text:p>
          </table:table-cell>
          <table:table-cell office:value-type="float" office:value="4711255.0000">
            <text:p>4711255.0000</text:p>
          </table:table-cell>
          <table:table-cell office:value-type="float" office:value="4711255.0000">
            <text:p>471125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31">
            <text:p>203731</text:p>
          </table:table-cell>
          <table:table-cell office:value-type="float" office:value="203986600.0000">
            <text:p>2039866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0398660.0000">
            <text:p>20398660.0000</text:p>
          </table:table-cell>
          <table:table-cell office:value-type="float" office:value="15298995.0000">
            <text:p>15298995.0000</text:p>
          </table:table-cell>
          <table:table-cell office:value-type="float" office:value="5099665.0000">
            <text:p>5099665.0000</text:p>
          </table:table-cell>
          <table:table-cell office:value-type="float" office:value="5099665.0000">
            <text:p>5099665.0000</text:p>
          </table:table-cell>
          <table:table-cell office:value-type="float" office:value="5099665.0000">
            <text:p>509966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32">
            <text:p>203732</text:p>
          </table:table-cell>
          <table:table-cell office:value-type="float" office:value="122848165.0000">
            <text:p>122848165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2284816.0000">
            <text:p>12284816.0000</text:p>
          </table:table-cell>
          <table:table-cell office:value-type="float" office:value="9213612.0000">
            <text:p>9213612.0000</text:p>
          </table:table-cell>
          <table:table-cell office:value-type="float" office:value="3071204.0000">
            <text:p>3071204.0000</text:p>
          </table:table-cell>
          <table:table-cell office:value-type="float" office:value="3071204.0000">
            <text:p>3071204.0000</text:p>
          </table:table-cell>
          <table:table-cell office:value-type="float" office:value="3071204.0000">
            <text:p>3071204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33">
            <text:p>203733</text:p>
          </table:table-cell>
          <table:table-cell office:value-type="float" office:value="203757800.0000">
            <text:p>2037578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0375780.0000">
            <text:p>20375780.0000</text:p>
          </table:table-cell>
          <table:table-cell office:value-type="float" office:value="15281835.0000">
            <text:p>15281835.0000</text:p>
          </table:table-cell>
          <table:table-cell office:value-type="float" office:value="5093945.0000">
            <text:p>5093945.0000</text:p>
          </table:table-cell>
          <table:table-cell office:value-type="float" office:value="5093945.0000">
            <text:p>5093945.0000</text:p>
          </table:table-cell>
          <table:table-cell office:value-type="float" office:value="5093945.0000">
            <text:p>509394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34">
            <text:p>203734</text:p>
          </table:table-cell>
          <table:table-cell office:value-type="float" office:value="121674700.0000">
            <text:p>1216747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2167472.0000">
            <text:p>12167472.0000</text:p>
          </table:table-cell>
          <table:table-cell office:value-type="float" office:value="9125604.0000">
            <text:p>9125604.0000</text:p>
          </table:table-cell>
          <table:table-cell office:value-type="float" office:value="3041868.0000">
            <text:p>3041868.0000</text:p>
          </table:table-cell>
          <table:table-cell office:value-type="float" office:value="3041868.0000">
            <text:p>3041868.0000</text:p>
          </table:table-cell>
          <table:table-cell office:value-type="float" office:value="3041868.0000">
            <text:p>3041868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35">
            <text:p>203735</text:p>
          </table:table-cell>
          <table:table-cell office:value-type="float" office:value="1000000.0000">
            <text:p>1000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850000.0000">
            <text:p>850000.0000</text:p>
          </table:table-cell>
          <table:table-cell office:value-type="float" office:value="800000.0000">
            <text:p>80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731343">
            <text:p>1731343</text:p>
          </table:table-cell>
          <table:table-cell office:value-type="float" office:value="45052000.0000">
            <text:p>45052000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6006932.0000">
            <text:p>6006932.0000</text:p>
          </table:table-cell>
          <table:table-cell office:value-type="float" office:value="4505199.0000">
            <text:p>4505199.0000</text:p>
          </table:table-cell>
          <table:table-cell office:value-type="float" office:value="1501733.0000">
            <text:p>1501733.0000</text:p>
          </table:table-cell>
          <table:table-cell office:value-type="float" office:value="1501733.0000">
            <text:p>1501733.0000</text:p>
          </table:table-cell>
          <table:table-cell office:value-type="float" office:value="1501733.0000">
            <text:p>15017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731345">
            <text:p>1731345</text:p>
          </table:table-cell>
          <table:table-cell office:value-type="float" office:value="21500000.0000">
            <text:p>21500000.000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-1">
            <text:p>-1</text:p>
          </table:table-cell>
          <table:table-cell office:value-type="float" office:value="6450003.0000">
            <text:p>6450003.0000</text:p>
          </table:table-cell>
          <table:table-cell office:value-type="float" office:value="5733336.0000">
            <text:p>5733336.0000</text:p>
          </table:table-cell>
          <table:table-cell office:value-type="float" office:value="716667.0000">
            <text:p>716667.0000</text:p>
          </table:table-cell>
          <table:table-cell office:value-type="float" office:value="716667.0000">
            <text:p>716667.0000</text:p>
          </table:table-cell>
          <table:table-cell office:value-type="float" office:value="716667.0000">
            <text:p>7166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731346">
            <text:p>1731346</text:p>
          </table:table-cell>
          <table:table-cell office:value-type="float" office:value="12000000.0000">
            <text:p>12000000.000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-1">
            <text:p>-1</text:p>
          </table:table-cell>
          <table:table-cell office:value-type="float" office:value="3600000.0000">
            <text:p>3600000.0000</text:p>
          </table:table-cell>
          <table:table-cell office:value-type="float" office:value="3200000.0000">
            <text:p>3200000.0000</text:p>
          </table:table-cell>
          <table:table-cell office:value-type="float" office:value="400000.0000">
            <text:p>400000.0000</text:p>
          </table:table-cell>
          <table:table-cell office:value-type="float" office:value="400000.0000">
            <text:p>400000.0000</text:p>
          </table:table-cell>
          <table:table-cell office:value-type="float" office:value="400000.0000">
            <text:p>4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63845">
            <text:p>2663845</text:p>
          </table:table-cell>
          <table:table-cell office:value-type="float" office:value="8820000.0000">
            <text:p>8820000.000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-1">
            <text:p>-1</text:p>
          </table:table-cell>
          <table:table-cell office:value-type="float" office:value="882000.0000">
            <text:p>882000.0000</text:p>
          </table:table-cell>
          <table:table-cell office:value-type="float" office:value="441000.0000">
            <text:p>441000.0000</text:p>
          </table:table-cell>
          <table:table-cell office:value-type="float" office:value="441000.0000">
            <text:p>441000.0000</text:p>
          </table:table-cell>
          <table:table-cell office:value-type="float" office:value="441000.0000">
            <text:p>441000.0000</text:p>
          </table:table-cell>
          <table:table-cell office:value-type="float" office:value="441000.0000">
            <text:p>441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74558">
            <text:p>2674558</text:p>
          </table:table-cell>
          <table:table-cell office:value-type="float" office:value="191759040.0000">
            <text:p>191759040.000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12783936.0000">
            <text:p>12783936.0000</text:p>
          </table:table-cell>
          <table:table-cell office:value-type="float" office:value="6391968.0000">
            <text:p>6391968.0000</text:p>
          </table:table-cell>
          <table:table-cell office:value-type="float" office:value="6391968.0000">
            <text:p>6391968.0000</text:p>
          </table:table-cell>
          <table:table-cell office:value-type="float" office:value="6391968.0000">
            <text:p>6391968.0000</text:p>
          </table:table-cell>
          <table:table-cell office:value-type="float" office:value="6391968.0000">
            <text:p>6391968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74582">
            <text:p>2674582</text:p>
          </table:table-cell>
          <table:table-cell office:value-type="float" office:value="184256600.0000">
            <text:p>184256600.000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12283774.0000">
            <text:p>12283774.0000</text:p>
          </table:table-cell>
          <table:table-cell office:value-type="float" office:value="6141887.0000">
            <text:p>6141887.0000</text:p>
          </table:table-cell>
          <table:table-cell office:value-type="float" office:value="6141887.0000">
            <text:p>6141887.0000</text:p>
          </table:table-cell>
          <table:table-cell office:value-type="float" office:value="6141887.0000">
            <text:p>6141887.0000</text:p>
          </table:table-cell>
          <table:table-cell office:value-type="float" office:value="6141887.0000">
            <text:p>614188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74583">
            <text:p>2674583</text:p>
          </table:table-cell>
          <table:table-cell office:value-type="float" office:value="44572000.0000">
            <text:p>44572000.000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2971466.0000">
            <text:p>2971466.0000</text:p>
          </table:table-cell>
          <table:table-cell office:value-type="float" office:value="1485733.0000">
            <text:p>1485733.0000</text:p>
          </table:table-cell>
          <table:table-cell office:value-type="float" office:value="1485733.0000">
            <text:p>1485733.0000</text:p>
          </table:table-cell>
          <table:table-cell office:value-type="float" office:value="1485733.0000">
            <text:p>1485733.0000</text:p>
          </table:table-cell>
          <table:table-cell office:value-type="float" office:value="1485733.0000">
            <text:p>14857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714305">
            <text:p>2714305</text:p>
          </table:table-cell>
          <table:table-cell office:value-type="float" office:value="23452000.0000">
            <text:p>23452000.0000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-1">
            <text:p>-1</text:p>
          </table:table-cell>
          <table:table-cell office:value-type="float" office:value="1172600.0000">
            <text:p>1172600.0000</text:p>
          </table:table-cell>
          <table:table-cell office:value-type="float" office:value="586300.0000">
            <text:p>586300.0000</text:p>
          </table:table-cell>
          <table:table-cell office:value-type="float" office:value="586300.0000">
            <text:p>586300.0000</text:p>
          </table:table-cell>
          <table:table-cell office:value-type="float" office:value="586300.0000">
            <text:p>586300.0000</text:p>
          </table:table-cell>
          <table:table-cell office:value-type="float" office:value="586300.0000">
            <text:p>586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70901">
            <text:p>2670901</text:p>
          </table:table-cell>
          <table:table-cell office:value-type="float" office:value="275000.0000">
            <text:p>275000.000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-1">
            <text:p>-1</text:p>
          </table:table-cell>
          <table:table-cell office:value-type="float" office:value="27500.0000">
            <text:p>27500.0000</text:p>
          </table:table-cell>
          <table:table-cell office:value-type="float" office:value="13750.0000">
            <text:p>13750.0000</text:p>
          </table:table-cell>
          <table:table-cell office:value-type="float" office:value="13750.0000">
            <text:p>13750.0000</text:p>
          </table:table-cell>
          <table:table-cell office:value-type="float" office:value="13750.0000">
            <text:p>13750.0000</text:p>
          </table:table-cell>
          <table:table-cell office:value-type="float" office:value="13750.0000">
            <text:p>137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70902">
            <text:p>2670902</text:p>
          </table:table-cell>
          <table:table-cell office:value-type="float" office:value="275000.0000">
            <text:p>275000.000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-1">
            <text:p>-1</text:p>
          </table:table-cell>
          <table:table-cell office:value-type="float" office:value="27500.0000">
            <text:p>27500.0000</text:p>
          </table:table-cell>
          <table:table-cell office:value-type="float" office:value="13750.0000">
            <text:p>13750.0000</text:p>
          </table:table-cell>
          <table:table-cell office:value-type="float" office:value="13750.0000">
            <text:p>13750.0000</text:p>
          </table:table-cell>
          <table:table-cell office:value-type="float" office:value="13750.0000">
            <text:p>13750.0000</text:p>
          </table:table-cell>
          <table:table-cell office:value-type="float" office:value="13750.0000">
            <text:p>137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70903">
            <text:p>2670903</text:p>
          </table:table-cell>
          <table:table-cell office:value-type="float" office:value="275000.0000">
            <text:p>275000.000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-1">
            <text:p>-1</text:p>
          </table:table-cell>
          <table:table-cell office:value-type="float" office:value="27500.0000">
            <text:p>27500.0000</text:p>
          </table:table-cell>
          <table:table-cell office:value-type="float" office:value="13750.0000">
            <text:p>13750.0000</text:p>
          </table:table-cell>
          <table:table-cell office:value-type="float" office:value="13750.0000">
            <text:p>13750.0000</text:p>
          </table:table-cell>
          <table:table-cell office:value-type="float" office:value="13750.0000">
            <text:p>13750.0000</text:p>
          </table:table-cell>
          <table:table-cell office:value-type="float" office:value="13750.0000">
            <text:p>137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70904">
            <text:p>2670904</text:p>
          </table:table-cell>
          <table:table-cell office:value-type="float" office:value="275000.0000">
            <text:p>275000.000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-1">
            <text:p>-1</text:p>
          </table:table-cell>
          <table:table-cell office:value-type="float" office:value="27500.0000">
            <text:p>27500.0000</text:p>
          </table:table-cell>
          <table:table-cell office:value-type="float" office:value="13750.0000">
            <text:p>13750.0000</text:p>
          </table:table-cell>
          <table:table-cell office:value-type="float" office:value="13750.0000">
            <text:p>13750.0000</text:p>
          </table:table-cell>
          <table:table-cell office:value-type="float" office:value="13750.0000">
            <text:p>13750.0000</text:p>
          </table:table-cell>
          <table:table-cell office:value-type="float" office:value="13750.0000">
            <text:p>137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718904">
            <text:p>718904</text:p>
          </table:table-cell>
          <table:table-cell office:value-type="float" office:value="35980000.0000">
            <text:p>3598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4497500.0000">
            <text:p>4497500.0000</text:p>
          </table:table-cell>
          <table:table-cell office:value-type="float" office:value="3598000.0000">
            <text:p>3598000.0000</text:p>
          </table:table-cell>
          <table:table-cell office:value-type="float" office:value="899500.0000">
            <text:p>899500.0000</text:p>
          </table:table-cell>
          <table:table-cell office:value-type="float" office:value="899500.0000">
            <text:p>899500.0000</text:p>
          </table:table-cell>
          <table:table-cell office:value-type="float" office:value="899500.0000">
            <text:p>899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718905">
            <text:p>718905</text:p>
          </table:table-cell>
          <table:table-cell office:value-type="float" office:value="5700000.0000">
            <text:p>5700000.0000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855000.0000">
            <text:p>855000.0000</text:p>
          </table:table-cell>
          <table:table-cell office:value-type="float" office:value="712500.0000">
            <text:p>712500.0000</text:p>
          </table:table-cell>
          <table:table-cell office:value-type="float" office:value="142500.0000">
            <text:p>142500.0000</text:p>
          </table:table-cell>
          <table:table-cell office:value-type="float" office:value="142500.0000">
            <text:p>142500.0000</text:p>
          </table:table-cell>
          <table:table-cell office:value-type="float" office:value="142500.0000">
            <text:p>14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718906">
            <text:p>718906</text:p>
          </table:table-cell>
          <table:table-cell office:value-type="float" office:value="2500000.0000">
            <text:p>2500000.00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2083325.0000">
            <text:p>2083325.0000</text:p>
          </table:table-cell>
          <table:table-cell office:value-type="float" office:value="1999992.0000">
            <text:p>1999992.0000</text:p>
          </table:table-cell>
          <table:table-cell office:value-type="float" office:value="83333.0000">
            <text:p>83333.0000</text:p>
          </table:table-cell>
          <table:table-cell office:value-type="float" office:value="83333.0000">
            <text:p>83333.0000</text:p>
          </table:table-cell>
          <table:table-cell office:value-type="float" office:value="83333.0000">
            <text:p>833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718907">
            <text:p>718907</text:p>
          </table:table-cell>
          <table:table-cell office:value-type="float" office:value="750000.0000">
            <text:p>750000.000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525000.0000">
            <text:p>525000.0000</text:p>
          </table:table-cell>
          <table:table-cell office:value-type="float" office:value="500000.0000">
            <text:p>500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718908">
            <text:p>718908</text:p>
          </table:table-cell>
          <table:table-cell office:value-type="float" office:value="40500000.0000">
            <text:p>405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5062500.0000">
            <text:p>5062500.0000</text:p>
          </table:table-cell>
          <table:table-cell office:value-type="float" office:value="4050000.0000">
            <text:p>4050000.0000</text:p>
          </table:table-cell>
          <table:table-cell office:value-type="float" office:value="1012500.0000">
            <text:p>1012500.0000</text:p>
          </table:table-cell>
          <table:table-cell office:value-type="float" office:value="1012500.0000">
            <text:p>1012500.0000</text:p>
          </table:table-cell>
          <table:table-cell office:value-type="float" office:value="1012500.0000">
            <text:p>101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718909">
            <text:p>718909</text:p>
          </table:table-cell>
          <table:table-cell office:value-type="float" office:value="10000000.0000">
            <text:p>10000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000000.0000">
            <text:p>1000000.0000</text:p>
          </table:table-cell>
          <table:table-cell office:value-type="float" office:value="750000.0000">
            <text:p>750000.0000</text:p>
          </table:table-cell>
          <table:table-cell office:value-type="float" office:value="250000.0000">
            <text:p>250000.0000</text:p>
          </table:table-cell>
          <table:table-cell office:value-type="float" office:value="250000.0000">
            <text:p>250000.0000</text:p>
          </table:table-cell>
          <table:table-cell office:value-type="float" office:value="250000.0000">
            <text:p>2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718910">
            <text:p>718910</text:p>
          </table:table-cell>
          <table:table-cell office:value-type="float" office:value="13500000.0000">
            <text:p>13500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350000.0000">
            <text:p>1350000.0000</text:p>
          </table:table-cell>
          <table:table-cell office:value-type="float" office:value="1012500.0000">
            <text:p>1012500.0000</text:p>
          </table:table-cell>
          <table:table-cell office:value-type="float" office:value="337500.0000">
            <text:p>337500.0000</text:p>
          </table:table-cell>
          <table:table-cell office:value-type="float" office:value="337500.0000">
            <text:p>337500.0000</text:p>
          </table:table-cell>
          <table:table-cell office:value-type="float" office:value="337500.0000">
            <text:p>33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718912">
            <text:p>718912</text:p>
          </table:table-cell>
          <table:table-cell office:value-type="float" office:value="2000000.0000">
            <text:p>2000000.000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1050000.0000">
            <text:p>1050000.0000</text:p>
          </table:table-cell>
          <table:table-cell office:value-type="float" office:value="1000000.0000">
            <text:p>100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718913">
            <text:p>718913</text:p>
          </table:table-cell>
          <table:table-cell office:value-type="float" office:value="8942136.0000">
            <text:p>8942136.0000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1341318.0000">
            <text:p>1341318.0000</text:p>
          </table:table-cell>
          <table:table-cell office:value-type="float" office:value="1117765.0000">
            <text:p>1117765.0000</text:p>
          </table:table-cell>
          <table:table-cell office:value-type="float" office:value="223553.0000">
            <text:p>223553.0000</text:p>
          </table:table-cell>
          <table:table-cell office:value-type="float" office:value="223553.0000">
            <text:p>223553.0000</text:p>
          </table:table-cell>
          <table:table-cell office:value-type="float" office:value="223553.0000">
            <text:p>22355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718914">
            <text:p>718914</text:p>
          </table:table-cell>
          <table:table-cell office:value-type="float" office:value="750000.0000">
            <text:p>75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50000.0000">
            <text:p>750000.0000</text:p>
          </table:table-cell>
          <table:table-cell office:value-type="float" office:value="750000.0000">
            <text:p>750000.0000</text:p>
          </table:table-cell>
          <table:table-cell office:value-type="float" office:value="0.0000">
            <text:p>0.0000</text:p>
          </table:table-cell>
          <table:table-cell office:value-type="float" office:value="37500.0000">
            <text:p>37500.0000</text:p>
          </table:table-cell>
          <table:table-cell office:value-type="float" office:value="37500.0000">
            <text:p>3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718915">
            <text:p>718915</text:p>
          </table:table-cell>
          <table:table-cell office:value-type="float" office:value="750000.0000">
            <text:p>75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50000.0000">
            <text:p>750000.0000</text:p>
          </table:table-cell>
          <table:table-cell office:value-type="float" office:value="750000.0000">
            <text:p>750000.0000</text:p>
          </table:table-cell>
          <table:table-cell office:value-type="float" office:value="0.0000">
            <text:p>0.0000</text:p>
          </table:table-cell>
          <table:table-cell office:value-type="float" office:value="37500.0000">
            <text:p>37500.0000</text:p>
          </table:table-cell>
          <table:table-cell office:value-type="float" office:value="37500.0000">
            <text:p>3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677064">
            <text:p>1677064</text:p>
          </table:table-cell>
          <table:table-cell office:value-type="float" office:value="198540000.0000">
            <text:p>198540000.0000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14890500.0000">
            <text:p>14890500.0000</text:p>
          </table:table-cell>
          <table:table-cell office:value-type="float" office:value="9927000.0000">
            <text:p>9927000.0000</text:p>
          </table:table-cell>
          <table:table-cell office:value-type="float" office:value="4963500.0000">
            <text:p>4963500.0000</text:p>
          </table:table-cell>
          <table:table-cell office:value-type="float" office:value="4963500.0000">
            <text:p>4963500.0000</text:p>
          </table:table-cell>
          <table:table-cell office:value-type="float" office:value="4963500.0000">
            <text:p>4963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92">
            <text:p>203592</text:p>
          </table:table-cell>
          <table:table-cell office:value-type="float" office:value="4270349.0000">
            <text:p>4270349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70349.0000">
            <text:p>4270349.0000</text:p>
          </table:table-cell>
          <table:table-cell office:value-type="float" office:value="4270349.0000">
            <text:p>4270349.0000</text:p>
          </table:table-cell>
          <table:table-cell office:value-type="float" office:value="0.0000">
            <text:p>0.0000</text:p>
          </table:table-cell>
          <table:table-cell office:value-type="float" office:value="427035.0000">
            <text:p>427035.0000</text:p>
          </table:table-cell>
          <table:table-cell office:value-type="float" office:value="427035.0000">
            <text:p>42703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93">
            <text:p>203593</text:p>
          </table:table-cell>
          <table:table-cell office:value-type="float" office:value="3790000.0000">
            <text:p>3790000.0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3663657.0000">
            <text:p>3663657.0000</text:p>
          </table:table-cell>
          <table:table-cell office:value-type="float" office:value="3537324.0000">
            <text:p>3537324.0000</text:p>
          </table:table-cell>
          <table:table-cell office:value-type="float" office:value="126333.0000">
            <text:p>126333.0000</text:p>
          </table:table-cell>
          <table:table-cell office:value-type="float" office:value="126333.0000">
            <text:p>126333.0000</text:p>
          </table:table-cell>
          <table:table-cell office:value-type="float" office:value="126333.0000">
            <text:p>1263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94">
            <text:p>203594</text:p>
          </table:table-cell>
          <table:table-cell office:value-type="float" office:value="6000000.0000">
            <text:p>6000000.0000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float" office:value="1400000.0000">
            <text:p>1400000.0000</text:p>
          </table:table-cell>
          <table:table-cell office:value-type="float" office:value="1200000.0000">
            <text:p>1200000.0000</text:p>
          </table:table-cell>
          <table:table-cell office:value-type="float" office:value="200000.0000">
            <text:p>200000.0000</text:p>
          </table:table-cell>
          <table:table-cell office:value-type="float" office:value="200000.0000">
            <text:p>200000.0000</text:p>
          </table:table-cell>
          <table:table-cell office:value-type="float" office:value="200000.0000">
            <text:p>2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95">
            <text:p>203595</text:p>
          </table:table-cell>
          <table:table-cell office:value-type="float" office:value="26000000.0000">
            <text:p>26000000.0000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-1">
            <text:p>-1</text:p>
          </table:table-cell>
          <table:table-cell office:value-type="float" office:value="4550000.0000">
            <text:p>4550000.0000</text:p>
          </table:table-cell>
          <table:table-cell office:value-type="float" office:value="3900000.0000">
            <text:p>3900000.0000</text:p>
          </table:table-cell>
          <table:table-cell office:value-type="float" office:value="650000.0000">
            <text:p>650000.0000</text:p>
          </table:table-cell>
          <table:table-cell office:value-type="float" office:value="650000.0000">
            <text:p>650000.0000</text:p>
          </table:table-cell>
          <table:table-cell office:value-type="float" office:value="650000.0000">
            <text:p>6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96">
            <text:p>203596</text:p>
          </table:table-cell>
          <table:table-cell office:value-type="float" office:value="1000000.0000">
            <text:p>1000000.00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50000.0000">
            <text:p>850000.0000</text:p>
          </table:table-cell>
          <table:table-cell office:value-type="float" office:value="825000.0000">
            <text:p>8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97">
            <text:p>203597</text:p>
          </table:table-cell>
          <table:table-cell office:value-type="float" office:value="1000000.0000">
            <text:p>1000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25000.0000">
            <text:p>825000.0000</text:p>
          </table:table-cell>
          <table:table-cell office:value-type="float" office:value="800000.0000">
            <text:p>800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98">
            <text:p>203598</text:p>
          </table:table-cell>
          <table:table-cell office:value-type="float" office:value="1000000.0000">
            <text:p>1000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25000.0000">
            <text:p>825000.0000</text:p>
          </table:table-cell>
          <table:table-cell office:value-type="float" office:value="800000.0000">
            <text:p>800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721815">
            <text:p>721815</text:p>
          </table:table-cell>
          <table:table-cell office:value-type="float" office:value="65348000.0000">
            <text:p>65348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6534800.0000">
            <text:p>6534800.0000</text:p>
          </table:table-cell>
          <table:table-cell office:value-type="float" office:value="4901100.0000">
            <text:p>4901100.0000</text:p>
          </table:table-cell>
          <table:table-cell office:value-type="float" office:value="1633700.0000">
            <text:p>1633700.0000</text:p>
          </table:table-cell>
          <table:table-cell office:value-type="float" office:value="1633700.0000">
            <text:p>1633700.0000</text:p>
          </table:table-cell>
          <table:table-cell office:value-type="float" office:value="1633700.0000">
            <text:p>1633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721818">
            <text:p>721818</text:p>
          </table:table-cell>
          <table:table-cell office:value-type="float" office:value="105794000.0000">
            <text:p>105794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0579400.0000">
            <text:p>10579400.0000</text:p>
          </table:table-cell>
          <table:table-cell office:value-type="float" office:value="7934550.0000">
            <text:p>7934550.0000</text:p>
          </table:table-cell>
          <table:table-cell office:value-type="float" office:value="2644850.0000">
            <text:p>2644850.0000</text:p>
          </table:table-cell>
          <table:table-cell office:value-type="float" office:value="2644850.0000">
            <text:p>2644850.0000</text:p>
          </table:table-cell>
          <table:table-cell office:value-type="float" office:value="2644850.0000">
            <text:p>26448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721858">
            <text:p>721858</text:p>
          </table:table-cell>
          <table:table-cell office:value-type="float" office:value="307540000.0000">
            <text:p>307540000.000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0939000.0000">
            <text:p>80939000.0000</text:p>
          </table:table-cell>
          <table:table-cell office:value-type="float" office:value="50185000.0000">
            <text:p>50185000.0000</text:p>
          </table:table-cell>
          <table:table-cell office:value-type="float" office:value="30754000.0000">
            <text:p>30754000.0000</text:p>
          </table:table-cell>
          <table:table-cell office:value-type="float" office:value="30754000.0000">
            <text:p>30754000.0000</text:p>
          </table:table-cell>
          <table:table-cell office:value-type="float" office:value="28595000.0000">
            <text:p>28595000.0000</text:p>
          </table:table-cell>
          <table:table-cell office:value-type="float" office:value="2159000.0000">
            <text:p>2159000.0000</text:p>
          </table:table-cell>
        </table:table-row>
        <table:table-row>
          <table:table-cell office:value-type="float" office:value="721865">
            <text:p>721865</text:p>
          </table:table-cell>
          <table:table-cell office:value-type="float" office:value="57210880.0000">
            <text:p>57210880.0000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3805486.0000">
            <text:p>3805486.0000</text:p>
          </table:table-cell>
          <table:table-cell office:value-type="float" office:value="2375214.0000">
            <text:p>2375214.0000</text:p>
          </table:table-cell>
          <table:table-cell office:value-type="float" office:value="1430272.0000">
            <text:p>1430272.0000</text:p>
          </table:table-cell>
          <table:table-cell office:value-type="float" office:value="1430272.0000">
            <text:p>1430272.0000</text:p>
          </table:table-cell>
          <table:table-cell office:value-type="float" office:value="1443044.0000">
            <text:p>1443044.0000</text:p>
          </table:table-cell>
          <table:table-cell office:value-type="float" office:value="-12772.0000">
            <text:p>-12772.0000</text:p>
          </table:table-cell>
        </table:table-row>
        <table:table-row>
          <table:table-cell office:value-type="float" office:value="721866">
            <text:p>721866</text:p>
          </table:table-cell>
          <table:table-cell office:value-type="float" office:value="23639221.0000">
            <text:p>23639221.0000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1772943.0000">
            <text:p>1772943.0000</text:p>
          </table:table-cell>
          <table:table-cell office:value-type="float" office:value="1181962.0000">
            <text:p>1181962.0000</text:p>
          </table:table-cell>
          <table:table-cell office:value-type="float" office:value="590981.0000">
            <text:p>590981.0000</text:p>
          </table:table-cell>
          <table:table-cell office:value-type="float" office:value="590981.0000">
            <text:p>590981.0000</text:p>
          </table:table-cell>
          <table:table-cell office:value-type="float" office:value="590981.0000">
            <text:p>590981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120983">
            <text:p>1120983</text:p>
          </table:table-cell>
          <table:table-cell office:value-type="float" office:value="12300000.0000">
            <text:p>12300000.000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1230000.0000">
            <text:p>1230000.0000</text:p>
          </table:table-cell>
          <table:table-cell office:value-type="float" office:value="820000.0000">
            <text:p>820000.0000</text:p>
          </table:table-cell>
          <table:table-cell office:value-type="float" office:value="410000.0000">
            <text:p>410000.0000</text:p>
          </table:table-cell>
          <table:table-cell office:value-type="float" office:value="410000.0000">
            <text:p>410000.0000</text:p>
          </table:table-cell>
          <table:table-cell office:value-type="float" office:value="410000.0000">
            <text:p>41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59060">
            <text:p>2659060</text:p>
          </table:table-cell>
          <table:table-cell office:value-type="float" office:value="279367000.0000">
            <text:p>279367000.0000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-1">
            <text:p>-1</text:p>
          </table:table-cell>
          <table:table-cell office:value-type="float" office:value="13968350.0000">
            <text:p>13968350.0000</text:p>
          </table:table-cell>
          <table:table-cell office:value-type="float" office:value="6984175.0000">
            <text:p>6984175.0000</text:p>
          </table:table-cell>
          <table:table-cell office:value-type="float" office:value="6984175.0000">
            <text:p>6984175.0000</text:p>
          </table:table-cell>
          <table:table-cell office:value-type="float" office:value="6984175.0000">
            <text:p>6984175.0000</text:p>
          </table:table-cell>
          <table:table-cell office:value-type="float" office:value="6984175.0000">
            <text:p>69841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24">
            <text:p>203124</text:p>
          </table:table-cell>
          <table:table-cell office:value-type="float" office:value="501288278.0000">
            <text:p>501288278.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501288278.0000">
            <text:p>501288278.0000</text:p>
          </table:table-cell>
          <table:table-cell office:value-type="float" office:value="451159452.0000">
            <text:p>451159452.0000</text:p>
          </table:table-cell>
          <table:table-cell office:value-type="float" office:value="50128826.0000">
            <text:p>50128826.0000</text:p>
          </table:table-cell>
          <table:table-cell office:value-type="float" office:value="50128828.0000">
            <text:p>50128828.0000</text:p>
          </table:table-cell>
          <table:table-cell office:value-type="float" office:value="50128828.0000">
            <text:p>50128828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26">
            <text:p>203126</text:p>
          </table:table-cell>
          <table:table-cell office:value-type="float" office:value="145792000.0000">
            <text:p>145792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102054400.0000">
            <text:p>102054400.0000</text:p>
          </table:table-cell>
          <table:table-cell office:value-type="float" office:value="87475200.0000">
            <text:p>87475200.0000</text:p>
          </table:table-cell>
          <table:table-cell office:value-type="float" office:value="14579200.0000">
            <text:p>14579200.0000</text:p>
          </table:table-cell>
          <table:table-cell office:value-type="float" office:value="14579200.0000">
            <text:p>14579200.0000</text:p>
          </table:table-cell>
          <table:table-cell office:value-type="float" office:value="14579200.0000">
            <text:p>145792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27">
            <text:p>203127</text:p>
          </table:table-cell>
          <table:table-cell office:value-type="float" office:value="124227477.0000">
            <text:p>124227477.000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51552128.0000">
            <text:p>51552128.0000</text:p>
          </table:table-cell>
          <table:table-cell office:value-type="float" office:value="39129380.0000">
            <text:p>39129380.0000</text:p>
          </table:table-cell>
          <table:table-cell office:value-type="float" office:value="12422748.0000">
            <text:p>12422748.0000</text:p>
          </table:table-cell>
          <table:table-cell office:value-type="float" office:value="12422748.0000">
            <text:p>12422748.0000</text:p>
          </table:table-cell>
          <table:table-cell office:value-type="float" office:value="9455344.0000">
            <text:p>9455344.0000</text:p>
          </table:table-cell>
          <table:table-cell office:value-type="float" office:value="2967404.0000">
            <text:p>2967404.0000</text:p>
          </table:table-cell>
        </table:table-row>
        <table:table-row>
          <table:table-cell office:value-type="float" office:value="203128">
            <text:p>203128</text:p>
          </table:table-cell>
          <table:table-cell office:value-type="float" office:value="93259935.0000">
            <text:p>93259935.0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83933946.0000">
            <text:p>83933946.0000</text:p>
          </table:table-cell>
          <table:table-cell office:value-type="float" office:value="74607952.0000">
            <text:p>74607952.0000</text:p>
          </table:table-cell>
          <table:table-cell office:value-type="float" office:value="9325994.0000">
            <text:p>9325994.0000</text:p>
          </table:table-cell>
          <table:table-cell office:value-type="float" office:value="9325994.0000">
            <text:p>9325994.0000</text:p>
          </table:table-cell>
          <table:table-cell office:value-type="float" office:value="9325994.0000">
            <text:p>9325994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29">
            <text:p>203129</text:p>
          </table:table-cell>
          <table:table-cell office:value-type="float" office:value="270463000.0000">
            <text:p>270463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162277800.0000">
            <text:p>162277800.0000</text:p>
          </table:table-cell>
          <table:table-cell office:value-type="float" office:value="135231500.0000">
            <text:p>135231500.0000</text:p>
          </table:table-cell>
          <table:table-cell office:value-type="float" office:value="27046300.0000">
            <text:p>27046300.0000</text:p>
          </table:table-cell>
          <table:table-cell office:value-type="float" office:value="27046300.0000">
            <text:p>27046300.0000</text:p>
          </table:table-cell>
          <table:table-cell office:value-type="float" office:value="27046300.0000">
            <text:p>27046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31">
            <text:p>203131</text:p>
          </table:table-cell>
          <table:table-cell office:value-type="float" office:value="180503100.0000">
            <text:p>1805031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108301860.0000">
            <text:p>108301860.0000</text:p>
          </table:table-cell>
          <table:table-cell office:value-type="float" office:value="90251550.0000">
            <text:p>90251550.0000</text:p>
          </table:table-cell>
          <table:table-cell office:value-type="float" office:value="18050310.0000">
            <text:p>18050310.0000</text:p>
          </table:table-cell>
          <table:table-cell office:value-type="float" office:value="18050310.0000">
            <text:p>18050310.0000</text:p>
          </table:table-cell>
          <table:table-cell office:value-type="float" office:value="18050310.0000">
            <text:p>1805031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32">
            <text:p>203132</text:p>
          </table:table-cell>
          <table:table-cell office:value-type="float" office:value="130519800.0000">
            <text:p>1305198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78311880.0000">
            <text:p>78311880.0000</text:p>
          </table:table-cell>
          <table:table-cell office:value-type="float" office:value="65259900.0000">
            <text:p>65259900.0000</text:p>
          </table:table-cell>
          <table:table-cell office:value-type="float" office:value="13051980.0000">
            <text:p>13051980.0000</text:p>
          </table:table-cell>
          <table:table-cell office:value-type="float" office:value="13051980.0000">
            <text:p>13051980.0000</text:p>
          </table:table-cell>
          <table:table-cell office:value-type="float" office:value="13051980.0000">
            <text:p>1305198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33">
            <text:p>203133</text:p>
          </table:table-cell>
          <table:table-cell office:value-type="float" office:value="168539500.0000">
            <text:p>168539500.00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84269750.0000">
            <text:p>84269750.0000</text:p>
          </table:table-cell>
          <table:table-cell office:value-type="float" office:value="67415800.0000">
            <text:p>67415800.0000</text:p>
          </table:table-cell>
          <table:table-cell office:value-type="float" office:value="16853950.0000">
            <text:p>16853950.0000</text:p>
          </table:table-cell>
          <table:table-cell office:value-type="float" office:value="16853950.0000">
            <text:p>16853950.0000</text:p>
          </table:table-cell>
          <table:table-cell office:value-type="float" office:value="16853950.0000">
            <text:p>168539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34">
            <text:p>203134</text:p>
          </table:table-cell>
          <table:table-cell office:value-type="float" office:value="112334100.0000">
            <text:p>112334100.00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56167050.0000">
            <text:p>56167050.0000</text:p>
          </table:table-cell>
          <table:table-cell office:value-type="float" office:value="44933640.0000">
            <text:p>44933640.0000</text:p>
          </table:table-cell>
          <table:table-cell office:value-type="float" office:value="11233410.0000">
            <text:p>11233410.0000</text:p>
          </table:table-cell>
          <table:table-cell office:value-type="float" office:value="11233410.0000">
            <text:p>11233410.0000</text:p>
          </table:table-cell>
          <table:table-cell office:value-type="float" office:value="11233410.0000">
            <text:p>1123341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37">
            <text:p>203137</text:p>
          </table:table-cell>
          <table:table-cell office:value-type="float" office:value="164596691.0000">
            <text:p>164596691.000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-1">
            <text:p>-1</text:p>
          </table:table-cell>
          <table:table-cell office:value-type="float" office:value="29627406.0000">
            <text:p>29627406.0000</text:p>
          </table:table-cell>
          <table:table-cell office:value-type="float" office:value="26335472.0000">
            <text:p>26335472.0000</text:p>
          </table:table-cell>
          <table:table-cell office:value-type="float" office:value="3291934.0000">
            <text:p>3291934.0000</text:p>
          </table:table-cell>
          <table:table-cell office:value-type="float" office:value="3291934.0000">
            <text:p>3291934.0000</text:p>
          </table:table-cell>
          <table:table-cell office:value-type="float" office:value="3291934.0000">
            <text:p>3291934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39">
            <text:p>203139</text:p>
          </table:table-cell>
          <table:table-cell office:value-type="float" office:value="3500000.0000">
            <text:p>3500000.000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450007.0000">
            <text:p>2450007.0000</text:p>
          </table:table-cell>
          <table:table-cell office:value-type="float" office:value="2333340.0000">
            <text:p>2333340.0000</text:p>
          </table:table-cell>
          <table:table-cell office:value-type="float" office:value="116667.0000">
            <text:p>116667.0000</text:p>
          </table:table-cell>
          <table:table-cell office:value-type="float" office:value="116667.0000">
            <text:p>116667.0000</text:p>
          </table:table-cell>
          <table:table-cell office:value-type="float" office:value="116667.0000">
            <text:p>1166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40">
            <text:p>203140</text:p>
          </table:table-cell>
          <table:table-cell office:value-type="float" office:value="162331100.0000">
            <text:p>162331100.0000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24349668.0000">
            <text:p>24349668.0000</text:p>
          </table:table-cell>
          <table:table-cell office:value-type="float" office:value="20291390.0000">
            <text:p>20291390.0000</text:p>
          </table:table-cell>
          <table:table-cell office:value-type="float" office:value="4058278.0000">
            <text:p>4058278.0000</text:p>
          </table:table-cell>
          <table:table-cell office:value-type="float" office:value="4058278.0000">
            <text:p>4058278.0000</text:p>
          </table:table-cell>
          <table:table-cell office:value-type="float" office:value="4058278.0000">
            <text:p>4058278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43">
            <text:p>203143</text:p>
          </table:table-cell>
          <table:table-cell office:value-type="float" office:value="1000000.0000">
            <text:p>1000000.000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-1">
            <text:p>-1</text:p>
          </table:table-cell>
          <table:table-cell office:value-type="float" office:value="399996.0000">
            <text:p>399996.0000</text:p>
          </table:table-cell>
          <table:table-cell office:value-type="float" office:value="366663.0000">
            <text:p>366663.0000</text:p>
          </table:table-cell>
          <table:table-cell office:value-type="float" office:value="33333.0000">
            <text:p>33333.0000</text:p>
          </table:table-cell>
          <table:table-cell office:value-type="float" office:value="33333.0000">
            <text:p>33333.0000</text:p>
          </table:table-cell>
          <table:table-cell office:value-type="float" office:value="33333.0000">
            <text:p>333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44">
            <text:p>203144</text:p>
          </table:table-cell>
          <table:table-cell office:value-type="float" office:value="1000000.0000">
            <text:p>1000000.000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-1">
            <text:p>-1</text:p>
          </table:table-cell>
          <table:table-cell office:value-type="float" office:value="499995.0000">
            <text:p>499995.0000</text:p>
          </table:table-cell>
          <table:table-cell office:value-type="float" office:value="466662.0000">
            <text:p>466662.0000</text:p>
          </table:table-cell>
          <table:table-cell office:value-type="float" office:value="33333.0000">
            <text:p>33333.0000</text:p>
          </table:table-cell>
          <table:table-cell office:value-type="float" office:value="33333.0000">
            <text:p>33333.0000</text:p>
          </table:table-cell>
          <table:table-cell office:value-type="float" office:value="33333.0000">
            <text:p>333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45">
            <text:p>203145</text:p>
          </table:table-cell>
          <table:table-cell office:value-type="float" office:value="1000000.0000">
            <text:p>1000000.00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875000.0000">
            <text:p>875000.0000</text:p>
          </table:table-cell>
          <table:table-cell office:value-type="float" office:value="850000.0000">
            <text:p>850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46">
            <text:p>203146</text:p>
          </table:table-cell>
          <table:table-cell office:value-type="float" office:value="1000000.0000">
            <text:p>1000000.0000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-1">
            <text:p>-1</text:p>
          </table:table-cell>
          <table:table-cell office:value-type="float" office:value="375000.0000">
            <text:p>375000.0000</text:p>
          </table:table-cell>
          <table:table-cell office:value-type="float" office:value="350000.0000">
            <text:p>350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47">
            <text:p>203147</text:p>
          </table:table-cell>
          <table:table-cell office:value-type="float" office:value="2000000.0000">
            <text:p>2000000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700000.0000">
            <text:p>700000.0000</text:p>
          </table:table-cell>
          <table:table-cell office:value-type="float" office:value="650000.0000">
            <text:p>6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48">
            <text:p>203148</text:p>
          </table:table-cell>
          <table:table-cell office:value-type="float" office:value="51908262.0000">
            <text:p>51908262.000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-1">
            <text:p>-1</text:p>
          </table:table-cell>
          <table:table-cell office:value-type="float" office:value="11679363.0000">
            <text:p>11679363.0000</text:p>
          </table:table-cell>
          <table:table-cell office:value-type="float" office:value="10381656.0000">
            <text:p>10381656.0000</text:p>
          </table:table-cell>
          <table:table-cell office:value-type="float" office:value="1297707.0000">
            <text:p>1297707.0000</text:p>
          </table:table-cell>
          <table:table-cell office:value-type="float" office:value="1297707.0000">
            <text:p>1297707.0000</text:p>
          </table:table-cell>
          <table:table-cell office:value-type="float" office:value="1297707.0000">
            <text:p>129770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49">
            <text:p>203149</text:p>
          </table:table-cell>
          <table:table-cell office:value-type="float" office:value="3000000.0000">
            <text:p>3000000.0000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-1">
            <text:p>-1</text:p>
          </table:table-cell>
          <table:table-cell office:value-type="float" office:value="1125000.0000">
            <text:p>1125000.0000</text:p>
          </table:table-cell>
          <table:table-cell office:value-type="float" office:value="1050000.0000">
            <text:p>1050000.0000</text:p>
          </table:table-cell>
          <table:table-cell office:value-type="float" office:value="75000.0000">
            <text:p>75000.0000</text:p>
          </table:table-cell>
          <table:table-cell office:value-type="float" office:value="75000.0000">
            <text:p>75000.0000</text:p>
          </table:table-cell>
          <table:table-cell office:value-type="float" office:value="75000.0000">
            <text:p>7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50">
            <text:p>203150</text:p>
          </table:table-cell>
          <table:table-cell office:value-type="float" office:value="1000000.0000">
            <text:p>1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0000.0000">
            <text:p>1000000.0000</text:p>
          </table:table-cell>
          <table:table-cell office:value-type="float" office:value="1000000.0000">
            <text:p>1000000.0000</text:p>
          </table:table-cell>
          <table:table-cell office:value-type="float" office:value="0.0000">
            <text:p>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51">
            <text:p>203151</text:p>
          </table:table-cell>
          <table:table-cell office:value-type="float" office:value="1000000.0000">
            <text:p>1000000.00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750000.0000">
            <text:p>750000.0000</text:p>
          </table:table-cell>
          <table:table-cell office:value-type="float" office:value="700000.0000">
            <text:p>70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52">
            <text:p>203152</text:p>
          </table:table-cell>
          <table:table-cell office:value-type="float" office:value="1500000.0000">
            <text:p>1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00000.0000">
            <text:p>1500000.0000</text:p>
          </table:table-cell>
          <table:table-cell office:value-type="float" office:value="1500000.0000">
            <text:p>1500000.0000</text:p>
          </table:table-cell>
          <table:table-cell office:value-type="float" office:value="0.0000">
            <text:p>0.0000</text:p>
          </table:table-cell>
          <table:table-cell office:value-type="float" office:value="75000.0000">
            <text:p>75000.0000</text:p>
          </table:table-cell>
          <table:table-cell office:value-type="float" office:value="75000.0000">
            <text:p>7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68">
            <text:p>203668</text:p>
          </table:table-cell>
          <table:table-cell office:value-type="float" office:value="10877300.0000">
            <text:p>10877300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1450308.0000">
            <text:p>1450308.0000</text:p>
          </table:table-cell>
          <table:table-cell office:value-type="float" office:value="1087731.0000">
            <text:p>1087731.0000</text:p>
          </table:table-cell>
          <table:table-cell office:value-type="float" office:value="362577.0000">
            <text:p>362577.0000</text:p>
          </table:table-cell>
          <table:table-cell office:value-type="float" office:value="362577.0000">
            <text:p>362577.0000</text:p>
          </table:table-cell>
          <table:table-cell office:value-type="float" office:value="362577.0000">
            <text:p>36257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111731">
            <text:p>1111731</text:p>
          </table:table-cell>
          <table:table-cell office:value-type="float" office:value="198166000.0000">
            <text:p>198166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59449800.0000">
            <text:p>59449800.0000</text:p>
          </table:table-cell>
          <table:table-cell office:value-type="float" office:value="39633200.0000">
            <text:p>39633200.0000</text:p>
          </table:table-cell>
          <table:table-cell office:value-type="float" office:value="19816600.0000">
            <text:p>19816600.0000</text:p>
          </table:table-cell>
          <table:table-cell office:value-type="float" office:value="19816600.0000">
            <text:p>19816600.0000</text:p>
          </table:table-cell>
          <table:table-cell office:value-type="float" office:value="19816600.0000">
            <text:p>198166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70834">
            <text:p>2670834</text:p>
          </table:table-cell>
          <table:table-cell office:value-type="float" office:value="5387000.0000">
            <text:p>5387000.000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359134.0000">
            <text:p>359134.0000</text:p>
          </table:table-cell>
          <table:table-cell office:value-type="float" office:value="179567.0000">
            <text:p>179567.0000</text:p>
          </table:table-cell>
          <table:table-cell office:value-type="float" office:value="179567.0000">
            <text:p>179567.0000</text:p>
          </table:table-cell>
          <table:table-cell office:value-type="float" office:value="179567.0000">
            <text:p>179567.0000</text:p>
          </table:table-cell>
          <table:table-cell office:value-type="float" office:value="179567.0000">
            <text:p>1795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769304">
            <text:p>2769304</text:p>
          </table:table-cell>
          <table:table-cell office:value-type="float" office:value="964688.0000">
            <text:p>964688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337638.0000">
            <text:p>337638.0000</text:p>
          </table:table-cell>
          <table:table-cell office:value-type="float" office:value="313521.0000">
            <text:p>313521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769305">
            <text:p>2769305</text:p>
          </table:table-cell>
          <table:table-cell office:value-type="float" office:value="964688.0000">
            <text:p>964688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337638.0000">
            <text:p>337638.0000</text:p>
          </table:table-cell>
          <table:table-cell office:value-type="float" office:value="313521.0000">
            <text:p>313521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769306">
            <text:p>2769306</text:p>
          </table:table-cell>
          <table:table-cell office:value-type="float" office:value="964688.0000">
            <text:p>964688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337638.0000">
            <text:p>337638.0000</text:p>
          </table:table-cell>
          <table:table-cell office:value-type="float" office:value="313521.0000">
            <text:p>313521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769307">
            <text:p>2769307</text:p>
          </table:table-cell>
          <table:table-cell office:value-type="float" office:value="964688.0000">
            <text:p>964688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337638.0000">
            <text:p>337638.0000</text:p>
          </table:table-cell>
          <table:table-cell office:value-type="float" office:value="313521.0000">
            <text:p>313521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769308">
            <text:p>2769308</text:p>
          </table:table-cell>
          <table:table-cell office:value-type="float" office:value="964688.0000">
            <text:p>964688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337638.0000">
            <text:p>337638.0000</text:p>
          </table:table-cell>
          <table:table-cell office:value-type="float" office:value="313521.0000">
            <text:p>313521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769309">
            <text:p>2769309</text:p>
          </table:table-cell>
          <table:table-cell office:value-type="float" office:value="964688.0000">
            <text:p>964688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337638.0000">
            <text:p>337638.0000</text:p>
          </table:table-cell>
          <table:table-cell office:value-type="float" office:value="313521.0000">
            <text:p>313521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769310">
            <text:p>2769310</text:p>
          </table:table-cell>
          <table:table-cell office:value-type="float" office:value="964688.0000">
            <text:p>964688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337638.0000">
            <text:p>337638.0000</text:p>
          </table:table-cell>
          <table:table-cell office:value-type="float" office:value="313521.0000">
            <text:p>313521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769311">
            <text:p>2769311</text:p>
          </table:table-cell>
          <table:table-cell office:value-type="float" office:value="964688.0000">
            <text:p>964688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337638.0000">
            <text:p>337638.0000</text:p>
          </table:table-cell>
          <table:table-cell office:value-type="float" office:value="313521.0000">
            <text:p>313521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769312">
            <text:p>2769312</text:p>
          </table:table-cell>
          <table:table-cell office:value-type="float" office:value="964688.0000">
            <text:p>964688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337638.0000">
            <text:p>337638.0000</text:p>
          </table:table-cell>
          <table:table-cell office:value-type="float" office:value="313521.0000">
            <text:p>313521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769313">
            <text:p>2769313</text:p>
          </table:table-cell>
          <table:table-cell office:value-type="float" office:value="964688.0000">
            <text:p>964688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337638.0000">
            <text:p>337638.0000</text:p>
          </table:table-cell>
          <table:table-cell office:value-type="float" office:value="313521.0000">
            <text:p>313521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769314">
            <text:p>2769314</text:p>
          </table:table-cell>
          <table:table-cell office:value-type="float" office:value="964688.0000">
            <text:p>964688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337638.0000">
            <text:p>337638.0000</text:p>
          </table:table-cell>
          <table:table-cell office:value-type="float" office:value="313521.0000">
            <text:p>313521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769315">
            <text:p>2769315</text:p>
          </table:table-cell>
          <table:table-cell office:value-type="float" office:value="964688.0000">
            <text:p>964688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337638.0000">
            <text:p>337638.0000</text:p>
          </table:table-cell>
          <table:table-cell office:value-type="float" office:value="313521.0000">
            <text:p>313521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769316">
            <text:p>2769316</text:p>
          </table:table-cell>
          <table:table-cell office:value-type="float" office:value="964688.0000">
            <text:p>964688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337638.0000">
            <text:p>337638.0000</text:p>
          </table:table-cell>
          <table:table-cell office:value-type="float" office:value="313521.0000">
            <text:p>313521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769317">
            <text:p>2769317</text:p>
          </table:table-cell>
          <table:table-cell office:value-type="float" office:value="964688.0000">
            <text:p>964688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337638.0000">
            <text:p>337638.0000</text:p>
          </table:table-cell>
          <table:table-cell office:value-type="float" office:value="313521.0000">
            <text:p>313521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769318">
            <text:p>2769318</text:p>
          </table:table-cell>
          <table:table-cell office:value-type="float" office:value="964688.0000">
            <text:p>964688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337638.0000">
            <text:p>337638.0000</text:p>
          </table:table-cell>
          <table:table-cell office:value-type="float" office:value="313521.0000">
            <text:p>313521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769319">
            <text:p>2769319</text:p>
          </table:table-cell>
          <table:table-cell office:value-type="float" office:value="964688.0000">
            <text:p>964688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337638.0000">
            <text:p>337638.0000</text:p>
          </table:table-cell>
          <table:table-cell office:value-type="float" office:value="313521.0000">
            <text:p>313521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769320">
            <text:p>2769320</text:p>
          </table:table-cell>
          <table:table-cell office:value-type="float" office:value="964688.0000">
            <text:p>964688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337638.0000">
            <text:p>337638.0000</text:p>
          </table:table-cell>
          <table:table-cell office:value-type="float" office:value="313521.0000">
            <text:p>313521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769321">
            <text:p>2769321</text:p>
          </table:table-cell>
          <table:table-cell office:value-type="float" office:value="964688.0000">
            <text:p>964688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337638.0000">
            <text:p>337638.0000</text:p>
          </table:table-cell>
          <table:table-cell office:value-type="float" office:value="313521.0000">
            <text:p>313521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769322">
            <text:p>2769322</text:p>
          </table:table-cell>
          <table:table-cell office:value-type="float" office:value="964688.0000">
            <text:p>964688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337638.0000">
            <text:p>337638.0000</text:p>
          </table:table-cell>
          <table:table-cell office:value-type="float" office:value="313521.0000">
            <text:p>313521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769323">
            <text:p>2769323</text:p>
          </table:table-cell>
          <table:table-cell office:value-type="float" office:value="964688.0000">
            <text:p>964688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337638.0000">
            <text:p>337638.0000</text:p>
          </table:table-cell>
          <table:table-cell office:value-type="float" office:value="313521.0000">
            <text:p>313521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769324">
            <text:p>2769324</text:p>
          </table:table-cell>
          <table:table-cell office:value-type="float" office:value="964688.0000">
            <text:p>964688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337638.0000">
            <text:p>337638.0000</text:p>
          </table:table-cell>
          <table:table-cell office:value-type="float" office:value="313521.0000">
            <text:p>313521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769325">
            <text:p>2769325</text:p>
          </table:table-cell>
          <table:table-cell office:value-type="float" office:value="964688.0000">
            <text:p>964688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337638.0000">
            <text:p>337638.0000</text:p>
          </table:table-cell>
          <table:table-cell office:value-type="float" office:value="313521.0000">
            <text:p>313521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769326">
            <text:p>2769326</text:p>
          </table:table-cell>
          <table:table-cell office:value-type="float" office:value="964688.0000">
            <text:p>964688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337638.0000">
            <text:p>337638.0000</text:p>
          </table:table-cell>
          <table:table-cell office:value-type="float" office:value="313521.0000">
            <text:p>313521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769327">
            <text:p>2769327</text:p>
          </table:table-cell>
          <table:table-cell office:value-type="float" office:value="964688.0000">
            <text:p>964688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337638.0000">
            <text:p>337638.0000</text:p>
          </table:table-cell>
          <table:table-cell office:value-type="float" office:value="313521.0000">
            <text:p>313521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769328">
            <text:p>2769328</text:p>
          </table:table-cell>
          <table:table-cell office:value-type="float" office:value="964688.0000">
            <text:p>964688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337638.0000">
            <text:p>337638.0000</text:p>
          </table:table-cell>
          <table:table-cell office:value-type="float" office:value="313521.0000">
            <text:p>313521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769329">
            <text:p>2769329</text:p>
          </table:table-cell>
          <table:table-cell office:value-type="float" office:value="964688.0000">
            <text:p>964688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337638.0000">
            <text:p>337638.0000</text:p>
          </table:table-cell>
          <table:table-cell office:value-type="float" office:value="313521.0000">
            <text:p>313521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769330">
            <text:p>2769330</text:p>
          </table:table-cell>
          <table:table-cell office:value-type="float" office:value="964688.0000">
            <text:p>964688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337638.0000">
            <text:p>337638.0000</text:p>
          </table:table-cell>
          <table:table-cell office:value-type="float" office:value="313521.0000">
            <text:p>313521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769331">
            <text:p>2769331</text:p>
          </table:table-cell>
          <table:table-cell office:value-type="float" office:value="964688.0000">
            <text:p>964688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337638.0000">
            <text:p>337638.0000</text:p>
          </table:table-cell>
          <table:table-cell office:value-type="float" office:value="313521.0000">
            <text:p>313521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769332">
            <text:p>2769332</text:p>
          </table:table-cell>
          <table:table-cell office:value-type="float" office:value="964688.0000">
            <text:p>964688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337638.0000">
            <text:p>337638.0000</text:p>
          </table:table-cell>
          <table:table-cell office:value-type="float" office:value="313521.0000">
            <text:p>313521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769333">
            <text:p>2769333</text:p>
          </table:table-cell>
          <table:table-cell office:value-type="float" office:value="964688.0000">
            <text:p>964688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337638.0000">
            <text:p>337638.0000</text:p>
          </table:table-cell>
          <table:table-cell office:value-type="float" office:value="313521.0000">
            <text:p>313521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769334">
            <text:p>2769334</text:p>
          </table:table-cell>
          <table:table-cell office:value-type="float" office:value="964688.0000">
            <text:p>964688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337638.0000">
            <text:p>337638.0000</text:p>
          </table:table-cell>
          <table:table-cell office:value-type="float" office:value="313521.0000">
            <text:p>313521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24117.0000">
            <text:p>2411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718900">
            <text:p>718900</text:p>
          </table:table-cell>
          <table:table-cell office:value-type="float" office:value="199577000.0000">
            <text:p>199577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119746200.0000">
            <text:p>119746200.0000</text:p>
          </table:table-cell>
          <table:table-cell office:value-type="float" office:value="99788500.0000">
            <text:p>99788500.0000</text:p>
          </table:table-cell>
          <table:table-cell office:value-type="float" office:value="19957700.0000">
            <text:p>19957700.0000</text:p>
          </table:table-cell>
          <table:table-cell office:value-type="float" office:value="19957700.0000">
            <text:p>19957700.0000</text:p>
          </table:table-cell>
          <table:table-cell office:value-type="float" office:value="19957700.0000">
            <text:p>19957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718901">
            <text:p>718901</text:p>
          </table:table-cell>
          <table:table-cell office:value-type="float" office:value="93482400.0000">
            <text:p>93482400.000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-1">
            <text:p>-1</text:p>
          </table:table-cell>
          <table:table-cell office:value-type="float" office:value="18696480.0000">
            <text:p>18696480.0000</text:p>
          </table:table-cell>
          <table:table-cell office:value-type="float" office:value="15580400.0000">
            <text:p>15580400.0000</text:p>
          </table:table-cell>
          <table:table-cell office:value-type="float" office:value="3116080.0000">
            <text:p>3116080.0000</text:p>
          </table:table-cell>
          <table:table-cell office:value-type="float" office:value="3116080.0000">
            <text:p>3116080.0000</text:p>
          </table:table-cell>
          <table:table-cell office:value-type="float" office:value="3116080.0000">
            <text:p>311608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718902">
            <text:p>718902</text:p>
          </table:table-cell>
          <table:table-cell office:value-type="float" office:value="62744000.0000">
            <text:p>62744000.000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-1">
            <text:p>-1</text:p>
          </table:table-cell>
          <table:table-cell office:value-type="float" office:value="12548802.0000">
            <text:p>12548802.0000</text:p>
          </table:table-cell>
          <table:table-cell office:value-type="float" office:value="10457335.0000">
            <text:p>10457335.0000</text:p>
          </table:table-cell>
          <table:table-cell office:value-type="float" office:value="2091467.0000">
            <text:p>2091467.0000</text:p>
          </table:table-cell>
          <table:table-cell office:value-type="float" office:value="2091467.0000">
            <text:p>2091467.0000</text:p>
          </table:table-cell>
          <table:table-cell office:value-type="float" office:value="2091467.0000">
            <text:p>20914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53">
            <text:p>203153</text:p>
          </table:table-cell>
          <table:table-cell office:value-type="float" office:value="11000000.0000">
            <text:p>11000000.0000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-1">
            <text:p>-1</text:p>
          </table:table-cell>
          <table:table-cell office:value-type="float" office:value="2750000.0000">
            <text:p>2750000.0000</text:p>
          </table:table-cell>
          <table:table-cell office:value-type="float" office:value="2475000.0000">
            <text:p>2475000.0000</text:p>
          </table:table-cell>
          <table:table-cell office:value-type="float" office:value="275000.0000">
            <text:p>275000.0000</text:p>
          </table:table-cell>
          <table:table-cell office:value-type="float" office:value="275000.0000">
            <text:p>275000.0000</text:p>
          </table:table-cell>
          <table:table-cell office:value-type="float" office:value="275000.0000">
            <text:p>27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54">
            <text:p>203154</text:p>
          </table:table-cell>
          <table:table-cell office:value-type="float" office:value="2079000.0000">
            <text:p>2079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79000.0000">
            <text:p>2079000.0000</text:p>
          </table:table-cell>
          <table:table-cell office:value-type="float" office:value="2079000.0000">
            <text:p>2079000.0000</text:p>
          </table:table-cell>
          <table:table-cell office:value-type="float" office:value="0.0000">
            <text:p>0.0000</text:p>
          </table:table-cell>
          <table:table-cell office:value-type="float" office:value="103950.0000">
            <text:p>103950.0000</text:p>
          </table:table-cell>
          <table:table-cell office:value-type="float" office:value="103950.0000">
            <text:p>1039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57">
            <text:p>203157</text:p>
          </table:table-cell>
          <table:table-cell office:value-type="float" office:value="750000.0000">
            <text:p>750000.000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-1">
            <text:p>-1</text:p>
          </table:table-cell>
          <table:table-cell office:value-type="float" office:value="468750.0000">
            <text:p>468750.0000</text:p>
          </table:table-cell>
          <table:table-cell office:value-type="float" office:value="450000.0000">
            <text:p>450000.0000</text:p>
          </table:table-cell>
          <table:table-cell office:value-type="float" office:value="18750.0000">
            <text:p>18750.0000</text:p>
          </table:table-cell>
          <table:table-cell office:value-type="float" office:value="18750.0000">
            <text:p>18750.0000</text:p>
          </table:table-cell>
          <table:table-cell office:value-type="float" office:value="18750.0000">
            <text:p>187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58">
            <text:p>203158</text:p>
          </table:table-cell>
          <table:table-cell office:value-type="float" office:value="300000.0000">
            <text:p>3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0000.0000">
            <text:p>300000.0000</text:p>
          </table:table-cell>
          <table:table-cell office:value-type="float" office:value="300000.0000">
            <text:p>300000.0000</text:p>
          </table:table-cell>
          <table:table-cell office:value-type="float" office:value="0.0000">
            <text:p>0.0000</text:p>
          </table:table-cell>
          <table:table-cell office:value-type="float" office:value="15000.0000">
            <text:p>15000.0000</text:p>
          </table:table-cell>
          <table:table-cell office:value-type="float" office:value="15000.0000">
            <text:p>1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59">
            <text:p>203159</text:p>
          </table:table-cell>
          <table:table-cell office:value-type="float" office:value="750000.0000">
            <text:p>75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50000.0000">
            <text:p>750000.0000</text:p>
          </table:table-cell>
          <table:table-cell office:value-type="float" office:value="750000.0000">
            <text:p>750000.0000</text:p>
          </table:table-cell>
          <table:table-cell office:value-type="float" office:value="0.0000">
            <text:p>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60">
            <text:p>203160</text:p>
          </table:table-cell>
          <table:table-cell office:value-type="float" office:value="1500000.0000">
            <text:p>1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00000.0000">
            <text:p>1500000.0000</text:p>
          </table:table-cell>
          <table:table-cell office:value-type="float" office:value="1500000.0000">
            <text:p>1500000.0000</text:p>
          </table:table-cell>
          <table:table-cell office:value-type="float" office:value="0.0000">
            <text:p>0.0000</text:p>
          </table:table-cell>
          <table:table-cell office:value-type="float" office:value="37500.0000">
            <text:p>37500.0000</text:p>
          </table:table-cell>
          <table:table-cell office:value-type="float" office:value="37500.0000">
            <text:p>3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61">
            <text:p>203161</text:p>
          </table:table-cell>
          <table:table-cell office:value-type="float" office:value="650000.0000">
            <text:p>65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0000.0000">
            <text:p>650000.0000</text:p>
          </table:table-cell>
          <table:table-cell office:value-type="float" office:value="650000.0000">
            <text:p>650000.0000</text:p>
          </table:table-cell>
          <table:table-cell office:value-type="float" office:value="0.0000">
            <text:p>0.0000</text:p>
          </table:table-cell>
          <table:table-cell office:value-type="float" office:value="32500.0000">
            <text:p>32500.0000</text:p>
          </table:table-cell>
          <table:table-cell office:value-type="float" office:value="32500.0000">
            <text:p>3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62">
            <text:p>203162</text:p>
          </table:table-cell>
          <table:table-cell office:value-type="float" office:value="1500000.0000">
            <text:p>1500000.000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200000.0000">
            <text:p>1200000.0000</text:p>
          </table:table-cell>
          <table:table-cell office:value-type="float" office:value="1162500.0000">
            <text:p>1162500.0000</text:p>
          </table:table-cell>
          <table:table-cell office:value-type="float" office:value="37500.0000">
            <text:p>37500.0000</text:p>
          </table:table-cell>
          <table:table-cell office:value-type="float" office:value="37500.0000">
            <text:p>37500.0000</text:p>
          </table:table-cell>
          <table:table-cell office:value-type="float" office:value="37500.0000">
            <text:p>3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63">
            <text:p>203163</text:p>
          </table:table-cell>
          <table:table-cell office:value-type="float" office:value="1500000.0000">
            <text:p>1500000.000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-1">
            <text:p>-1</text:p>
          </table:table-cell>
          <table:table-cell office:value-type="float" office:value="337500.0000">
            <text:p>337500.0000</text:p>
          </table:table-cell>
          <table:table-cell office:value-type="float" office:value="300000.0000">
            <text:p>300000.0000</text:p>
          </table:table-cell>
          <table:table-cell office:value-type="float" office:value="37500.0000">
            <text:p>37500.0000</text:p>
          </table:table-cell>
          <table:table-cell office:value-type="float" office:value="37500.0000">
            <text:p>37500.0000</text:p>
          </table:table-cell>
          <table:table-cell office:value-type="float" office:value="37500.0000">
            <text:p>3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64">
            <text:p>203164</text:p>
          </table:table-cell>
          <table:table-cell office:value-type="float" office:value="300000.0000">
            <text:p>300000.000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80000.0000">
            <text:p>180000.0000</text:p>
          </table:table-cell>
          <table:table-cell office:value-type="float" office:value="165000.0000">
            <text:p>165000.0000</text:p>
          </table:table-cell>
          <table:table-cell office:value-type="float" office:value="15000.0000">
            <text:p>15000.0000</text:p>
          </table:table-cell>
          <table:table-cell office:value-type="float" office:value="15000.0000">
            <text:p>15000.0000</text:p>
          </table:table-cell>
          <table:table-cell office:value-type="float" office:value="15000.0000">
            <text:p>1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65">
            <text:p>203165</text:p>
          </table:table-cell>
          <table:table-cell office:value-type="float" office:value="300000.0000">
            <text:p>300000.0000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-1">
            <text:p>-1</text:p>
          </table:table-cell>
          <table:table-cell office:value-type="float" office:value="172500.0000">
            <text:p>172500.0000</text:p>
          </table:table-cell>
          <table:table-cell office:value-type="float" office:value="165000.0000">
            <text:p>165000.0000</text:p>
          </table:table-cell>
          <table:table-cell office:value-type="float" office:value="7500.0000">
            <text:p>7500.0000</text:p>
          </table:table-cell>
          <table:table-cell office:value-type="float" office:value="7500.0000">
            <text:p>7500.0000</text:p>
          </table:table-cell>
          <table:table-cell office:value-type="float" office:value="7500.0000">
            <text:p>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66">
            <text:p>203166</text:p>
          </table:table-cell>
          <table:table-cell office:value-type="float" office:value="1000000.0000">
            <text:p>1000000.00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833325.0000">
            <text:p>833325.0000</text:p>
          </table:table-cell>
          <table:table-cell office:value-type="float" office:value="799992.0000">
            <text:p>799992.0000</text:p>
          </table:table-cell>
          <table:table-cell office:value-type="float" office:value="33333.0000">
            <text:p>33333.0000</text:p>
          </table:table-cell>
          <table:table-cell office:value-type="float" office:value="33333.0000">
            <text:p>33333.0000</text:p>
          </table:table-cell>
          <table:table-cell office:value-type="float" office:value="33333.0000">
            <text:p>333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67">
            <text:p>203167</text:p>
          </table:table-cell>
          <table:table-cell office:value-type="float" office:value="2000000.0000">
            <text:p>2000000.000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-1">
            <text:p>-1</text:p>
          </table:table-cell>
          <table:table-cell office:value-type="float" office:value="1250000.0000">
            <text:p>1250000.0000</text:p>
          </table:table-cell>
          <table:table-cell office:value-type="float" office:value="1200000.0000">
            <text:p>120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68">
            <text:p>203168</text:p>
          </table:table-cell>
          <table:table-cell office:value-type="float" office:value="2000000.0000">
            <text:p>2000000.0000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-1">
            <text:p>-1</text:p>
          </table:table-cell>
          <table:table-cell office:value-type="float" office:value="500000.0000">
            <text:p>500000.0000</text:p>
          </table:table-cell>
          <table:table-cell office:value-type="float" office:value="450000.0000">
            <text:p>4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69">
            <text:p>203169</text:p>
          </table:table-cell>
          <table:table-cell office:value-type="float" office:value="700000.0000">
            <text:p>7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0000.0000">
            <text:p>700000.0000</text:p>
          </table:table-cell>
          <table:table-cell office:value-type="float" office:value="700000.0000">
            <text:p>700000.0000</text:p>
          </table:table-cell>
          <table:table-cell office:value-type="float" office:value="0.0000">
            <text:p>0.0000</text:p>
          </table:table-cell>
          <table:table-cell office:value-type="float" office:value="35000.0000">
            <text:p>35000.0000</text:p>
          </table:table-cell>
          <table:table-cell office:value-type="float" office:value="35000.0000">
            <text:p>3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70">
            <text:p>203170</text:p>
          </table:table-cell>
          <table:table-cell office:value-type="float" office:value="1000000.0000">
            <text:p>1000000.00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833325.0000">
            <text:p>833325.0000</text:p>
          </table:table-cell>
          <table:table-cell office:value-type="float" office:value="799992.0000">
            <text:p>799992.0000</text:p>
          </table:table-cell>
          <table:table-cell office:value-type="float" office:value="33333.0000">
            <text:p>33333.0000</text:p>
          </table:table-cell>
          <table:table-cell office:value-type="float" office:value="33333.0000">
            <text:p>33333.0000</text:p>
          </table:table-cell>
          <table:table-cell office:value-type="float" office:value="33333.0000">
            <text:p>333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71">
            <text:p>203171</text:p>
          </table:table-cell>
          <table:table-cell office:value-type="float" office:value="2000000.0000">
            <text:p>2000000.000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-1">
            <text:p>-1</text:p>
          </table:table-cell>
          <table:table-cell office:value-type="float" office:value="1250000.0000">
            <text:p>1250000.0000</text:p>
          </table:table-cell>
          <table:table-cell office:value-type="float" office:value="1200000.0000">
            <text:p>120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72">
            <text:p>203172</text:p>
          </table:table-cell>
          <table:table-cell office:value-type="float" office:value="450000.0000">
            <text:p>450000.000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-1">
            <text:p>-1</text:p>
          </table:table-cell>
          <table:table-cell office:value-type="float" office:value="292500.0000">
            <text:p>292500.0000</text:p>
          </table:table-cell>
          <table:table-cell office:value-type="float" office:value="281250.0000">
            <text:p>281250.0000</text:p>
          </table:table-cell>
          <table:table-cell office:value-type="float" office:value="11250.0000">
            <text:p>11250.0000</text:p>
          </table:table-cell>
          <table:table-cell office:value-type="float" office:value="11250.0000">
            <text:p>11250.0000</text:p>
          </table:table-cell>
          <table:table-cell office:value-type="float" office:value="11250.0000">
            <text:p>112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73">
            <text:p>203173</text:p>
          </table:table-cell>
          <table:table-cell office:value-type="float" office:value="900000.0000">
            <text:p>900000.0000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float" office:value="382500.0000">
            <text:p>382500.0000</text:p>
          </table:table-cell>
          <table:table-cell office:value-type="float" office:value="360000.0000">
            <text:p>360000.0000</text:p>
          </table:table-cell>
          <table:table-cell office:value-type="float" office:value="22500.0000">
            <text:p>22500.0000</text:p>
          </table:table-cell>
          <table:table-cell office:value-type="float" office:value="22500.0000">
            <text:p>22500.0000</text:p>
          </table:table-cell>
          <table:table-cell office:value-type="float" office:value="22500.0000">
            <text:p>2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74">
            <text:p>203174</text:p>
          </table:table-cell>
          <table:table-cell office:value-type="float" office:value="2000000.0000">
            <text:p>2000000.000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-1">
            <text:p>-1</text:p>
          </table:table-cell>
          <table:table-cell office:value-type="float" office:value="933338.0000">
            <text:p>933338.0000</text:p>
          </table:table-cell>
          <table:table-cell office:value-type="float" office:value="866671.0000">
            <text:p>866671.0000</text:p>
          </table:table-cell>
          <table:table-cell office:value-type="float" office:value="66667.0000">
            <text:p>66667.0000</text:p>
          </table:table-cell>
          <table:table-cell office:value-type="float" office:value="66667.0000">
            <text:p>66667.0000</text:p>
          </table:table-cell>
          <table:table-cell office:value-type="float" office:value="66667.0000">
            <text:p>666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75">
            <text:p>203175</text:p>
          </table:table-cell>
          <table:table-cell office:value-type="float" office:value="5000000.0000">
            <text:p>5000000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1750000.0000">
            <text:p>1750000.0000</text:p>
          </table:table-cell>
          <table:table-cell office:value-type="float" office:value="1625000.0000">
            <text:p>1625000.0000</text:p>
          </table:table-cell>
          <table:table-cell office:value-type="float" office:value="125000.0000">
            <text:p>125000.0000</text:p>
          </table:table-cell>
          <table:table-cell office:value-type="float" office:value="125000.0000">
            <text:p>125000.0000</text:p>
          </table:table-cell>
          <table:table-cell office:value-type="float" office:value="125000.0000">
            <text:p>1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76">
            <text:p>203176</text:p>
          </table:table-cell>
          <table:table-cell office:value-type="float" office:value="3000000.0000">
            <text:p>3000000.00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2100000.0000">
            <text:p>2100000.0000</text:p>
          </table:table-cell>
          <table:table-cell office:value-type="float" office:value="1950000.0000">
            <text:p>1950000.0000</text:p>
          </table:table-cell>
          <table:table-cell office:value-type="float" office:value="150000.0000">
            <text:p>150000.0000</text:p>
          </table:table-cell>
          <table:table-cell office:value-type="float" office:value="150000.0000">
            <text:p>150000.0000</text:p>
          </table:table-cell>
          <table:table-cell office:value-type="float" office:value="150000.0000">
            <text:p>1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77">
            <text:p>203177</text:p>
          </table:table-cell>
          <table:table-cell office:value-type="float" office:value="500000.0000">
            <text:p>500000.000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-1">
            <text:p>-1</text:p>
          </table:table-cell>
          <table:table-cell office:value-type="float" office:value="266672.0000">
            <text:p>266672.0000</text:p>
          </table:table-cell>
          <table:table-cell office:value-type="float" office:value="250005.0000">
            <text:p>250005.0000</text:p>
          </table:table-cell>
          <table:table-cell office:value-type="float" office:value="16667.0000">
            <text:p>16667.0000</text:p>
          </table:table-cell>
          <table:table-cell office:value-type="float" office:value="16667.0000">
            <text:p>16667.0000</text:p>
          </table:table-cell>
          <table:table-cell office:value-type="float" office:value="16667.0000">
            <text:p>166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78">
            <text:p>203178</text:p>
          </table:table-cell>
          <table:table-cell office:value-type="float" office:value="1500000.0000">
            <text:p>1500000.0000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-1">
            <text:p>-1</text:p>
          </table:table-cell>
          <table:table-cell office:value-type="float" office:value="562500.0000">
            <text:p>562500.0000</text:p>
          </table:table-cell>
          <table:table-cell office:value-type="float" office:value="525000.0000">
            <text:p>525000.0000</text:p>
          </table:table-cell>
          <table:table-cell office:value-type="float" office:value="37500.0000">
            <text:p>37500.0000</text:p>
          </table:table-cell>
          <table:table-cell office:value-type="float" office:value="37500.0000">
            <text:p>37500.0000</text:p>
          </table:table-cell>
          <table:table-cell office:value-type="float" office:value="37500.0000">
            <text:p>3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79">
            <text:p>203179</text:p>
          </table:table-cell>
          <table:table-cell office:value-type="float" office:value="300000.0000">
            <text:p>300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95000.0000">
            <text:p>195000.0000</text:p>
          </table:table-cell>
          <table:table-cell office:value-type="float" office:value="180000.0000">
            <text:p>180000.0000</text:p>
          </table:table-cell>
          <table:table-cell office:value-type="float" office:value="15000.0000">
            <text:p>15000.0000</text:p>
          </table:table-cell>
          <table:table-cell office:value-type="float" office:value="15000.0000">
            <text:p>15000.0000</text:p>
          </table:table-cell>
          <table:table-cell office:value-type="float" office:value="15000.0000">
            <text:p>1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80">
            <text:p>203180</text:p>
          </table:table-cell>
          <table:table-cell office:value-type="float" office:value="12000000.0000">
            <text:p>12000000.000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4400000.0000">
            <text:p>4400000.0000</text:p>
          </table:table-cell>
          <table:table-cell office:value-type="float" office:value="4000000.0000">
            <text:p>4000000.0000</text:p>
          </table:table-cell>
          <table:table-cell office:value-type="float" office:value="400000.0000">
            <text:p>400000.0000</text:p>
          </table:table-cell>
          <table:table-cell office:value-type="float" office:value="400000.0000">
            <text:p>400000.0000</text:p>
          </table:table-cell>
          <table:table-cell office:value-type="float" office:value="400000.0000">
            <text:p>4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81">
            <text:p>203181</text:p>
          </table:table-cell>
          <table:table-cell office:value-type="float" office:value="850000.0000">
            <text:p>850000.000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office:value-type="float" office:value="481661.0000">
            <text:p>481661.0000</text:p>
          </table:table-cell>
          <table:table-cell office:value-type="float" office:value="453328.0000">
            <text:p>453328.0000</text:p>
          </table:table-cell>
          <table:table-cell office:value-type="float" office:value="28333.0000">
            <text:p>28333.0000</text:p>
          </table:table-cell>
          <table:table-cell office:value-type="float" office:value="28333.0000">
            <text:p>28333.0000</text:p>
          </table:table-cell>
          <table:table-cell office:value-type="float" office:value="28333.0000">
            <text:p>283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82">
            <text:p>203182</text:p>
          </table:table-cell>
          <table:table-cell office:value-type="float" office:value="4000000.0000">
            <text:p>4000000.000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1200000.0000">
            <text:p>1200000.0000</text:p>
          </table:table-cell>
          <table:table-cell office:value-type="float" office:value="1100000.0000">
            <text:p>1100000.0000</text:p>
          </table:table-cell>
          <table:table-cell office:value-type="float" office:value="100000.0000">
            <text:p>100000.0000</text:p>
          </table:table-cell>
          <table:table-cell office:value-type="float" office:value="100000.0000">
            <text:p>100000.0000</text:p>
          </table:table-cell>
          <table:table-cell office:value-type="float" office:value="100000.0000">
            <text:p>1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83">
            <text:p>203183</text:p>
          </table:table-cell>
          <table:table-cell office:value-type="float" office:value="5000000.0000">
            <text:p>5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00000.0000">
            <text:p>5000000.0000</text:p>
          </table:table-cell>
          <table:table-cell office:value-type="float" office:value="5000000.0000">
            <text:p>5000000.0000</text:p>
          </table:table-cell>
          <table:table-cell office:value-type="float" office:value="0.0000">
            <text:p>0.0000</text:p>
          </table:table-cell>
          <table:table-cell office:value-type="float" office:value="250000.0000">
            <text:p>250000.0000</text:p>
          </table:table-cell>
          <table:table-cell office:value-type="float" office:value="250000.0000">
            <text:p>2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84">
            <text:p>203184</text:p>
          </table:table-cell>
          <table:table-cell office:value-type="float" office:value="500000.0000">
            <text:p>500000.000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183337.0000">
            <text:p>183337.0000</text:p>
          </table:table-cell>
          <table:table-cell office:value-type="float" office:value="166670.0000">
            <text:p>166670.0000</text:p>
          </table:table-cell>
          <table:table-cell office:value-type="float" office:value="16667.0000">
            <text:p>16667.0000</text:p>
          </table:table-cell>
          <table:table-cell office:value-type="float" office:value="16667.0000">
            <text:p>16667.0000</text:p>
          </table:table-cell>
          <table:table-cell office:value-type="float" office:value="16667.0000">
            <text:p>166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85">
            <text:p>203185</text:p>
          </table:table-cell>
          <table:table-cell office:value-type="float" office:value="500000.0000">
            <text:p>500000.000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375000.0000">
            <text:p>375000.0000</text:p>
          </table:table-cell>
          <table:table-cell office:value-type="float" office:value="362500.0000">
            <text:p>362500.0000</text:p>
          </table:table-cell>
          <table:table-cell office:value-type="float" office:value="12500.0000">
            <text:p>12500.0000</text:p>
          </table:table-cell>
          <table:table-cell office:value-type="float" office:value="12500.0000">
            <text:p>12500.0000</text:p>
          </table:table-cell>
          <table:table-cell office:value-type="float" office:value="12500.0000">
            <text:p>1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86">
            <text:p>203186</text:p>
          </table:table-cell>
          <table:table-cell office:value-type="float" office:value="500000.0000">
            <text:p>500000.000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183337.0000">
            <text:p>183337.0000</text:p>
          </table:table-cell>
          <table:table-cell office:value-type="float" office:value="166670.0000">
            <text:p>166670.0000</text:p>
          </table:table-cell>
          <table:table-cell office:value-type="float" office:value="16667.0000">
            <text:p>16667.0000</text:p>
          </table:table-cell>
          <table:table-cell office:value-type="float" office:value="16667.0000">
            <text:p>16667.0000</text:p>
          </table:table-cell>
          <table:table-cell office:value-type="float" office:value="16667.0000">
            <text:p>166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87">
            <text:p>203187</text:p>
          </table:table-cell>
          <table:table-cell office:value-type="float" office:value="500000.0000">
            <text:p>500000.000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150000.0000">
            <text:p>150000.0000</text:p>
          </table:table-cell>
          <table:table-cell office:value-type="float" office:value="137500.0000">
            <text:p>137500.0000</text:p>
          </table:table-cell>
          <table:table-cell office:value-type="float" office:value="12500.0000">
            <text:p>12500.0000</text:p>
          </table:table-cell>
          <table:table-cell office:value-type="float" office:value="12500.0000">
            <text:p>12500.0000</text:p>
          </table:table-cell>
          <table:table-cell office:value-type="float" office:value="12500.0000">
            <text:p>1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88">
            <text:p>203188</text:p>
          </table:table-cell>
          <table:table-cell office:value-type="float" office:value="500000.0000">
            <text:p>500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433342.0000">
            <text:p>433342.0000</text:p>
          </table:table-cell>
          <table:table-cell office:value-type="float" office:value="416675.0000">
            <text:p>416675.0000</text:p>
          </table:table-cell>
          <table:table-cell office:value-type="float" office:value="16667.0000">
            <text:p>16667.0000</text:p>
          </table:table-cell>
          <table:table-cell office:value-type="float" office:value="16667.0000">
            <text:p>16667.0000</text:p>
          </table:table-cell>
          <table:table-cell office:value-type="float" office:value="16667.0000">
            <text:p>166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89">
            <text:p>203189</text:p>
          </table:table-cell>
          <table:table-cell office:value-type="float" office:value="500000.0000">
            <text:p>500000.000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316673.0000">
            <text:p>316673.0000</text:p>
          </table:table-cell>
          <table:table-cell office:value-type="float" office:value="300006.0000">
            <text:p>300006.0000</text:p>
          </table:table-cell>
          <table:table-cell office:value-type="float" office:value="16667.0000">
            <text:p>16667.0000</text:p>
          </table:table-cell>
          <table:table-cell office:value-type="float" office:value="16667.0000">
            <text:p>16667.0000</text:p>
          </table:table-cell>
          <table:table-cell office:value-type="float" office:value="16667.0000">
            <text:p>166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90">
            <text:p>203190</text:p>
          </table:table-cell>
          <table:table-cell office:value-type="float" office:value="4000000.0000">
            <text:p>4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00000.0000">
            <text:p>4000000.0000</text:p>
          </table:table-cell>
          <table:table-cell office:value-type="float" office:value="4000000.0000">
            <text:p>4000000.0000</text:p>
          </table:table-cell>
          <table:table-cell office:value-type="float" office:value="0.0000">
            <text:p>0.0000</text:p>
          </table:table-cell>
          <table:table-cell office:value-type="float" office:value="100000.0000">
            <text:p>100000.0000</text:p>
          </table:table-cell>
          <table:table-cell office:value-type="float" office:value="100000.0000">
            <text:p>1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92">
            <text:p>203192</text:p>
          </table:table-cell>
          <table:table-cell office:value-type="float" office:value="1000000.0000">
            <text:p>1000000.000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-1">
            <text:p>-1</text:p>
          </table:table-cell>
          <table:table-cell office:value-type="float" office:value="225000.0000">
            <text:p>225000.0000</text:p>
          </table:table-cell>
          <table:table-cell office:value-type="float" office:value="200000.0000">
            <text:p>200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93">
            <text:p>203193</text:p>
          </table:table-cell>
          <table:table-cell office:value-type="float" office:value="900000.0000">
            <text:p>900000.0000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-1">
            <text:p>-1</text:p>
          </table:table-cell>
          <table:table-cell office:value-type="float" office:value="300000.0000">
            <text:p>300000.0000</text:p>
          </table:table-cell>
          <table:table-cell office:value-type="float" office:value="270000.0000">
            <text:p>270000.0000</text:p>
          </table:table-cell>
          <table:table-cell office:value-type="float" office:value="30000.0000">
            <text:p>30000.0000</text:p>
          </table:table-cell>
          <table:table-cell office:value-type="float" office:value="30000.0000">
            <text:p>30000.0000</text:p>
          </table:table-cell>
          <table:table-cell office:value-type="float" office:value="30000.0000">
            <text:p>3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94">
            <text:p>203194</text:p>
          </table:table-cell>
          <table:table-cell office:value-type="float" office:value="400000.0000">
            <text:p>400000.0000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-1">
            <text:p>-1</text:p>
          </table:table-cell>
          <table:table-cell office:value-type="float" office:value="100000.0000">
            <text:p>100000.0000</text:p>
          </table:table-cell>
          <table:table-cell office:value-type="float" office:value="90000.0000">
            <text:p>90000.0000</text:p>
          </table:table-cell>
          <table:table-cell office:value-type="float" office:value="10000.0000">
            <text:p>10000.0000</text:p>
          </table:table-cell>
          <table:table-cell office:value-type="float" office:value="10000.0000">
            <text:p>10000.0000</text:p>
          </table:table-cell>
          <table:table-cell office:value-type="float" office:value="10000.0000">
            <text:p>1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95">
            <text:p>203195</text:p>
          </table:table-cell>
          <table:table-cell office:value-type="float" office:value="5000000.0000">
            <text:p>5000000.000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-1">
            <text:p>-1</text:p>
          </table:table-cell>
          <table:table-cell office:value-type="float" office:value="1500003.0000">
            <text:p>1500003.0000</text:p>
          </table:table-cell>
          <table:table-cell office:value-type="float" office:value="1333336.0000">
            <text:p>1333336.0000</text:p>
          </table:table-cell>
          <table:table-cell office:value-type="float" office:value="166667.0000">
            <text:p>166667.0000</text:p>
          </table:table-cell>
          <table:table-cell office:value-type="float" office:value="166667.0000">
            <text:p>166667.0000</text:p>
          </table:table-cell>
          <table:table-cell office:value-type="float" office:value="166667.0000">
            <text:p>1666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96">
            <text:p>203196</text:p>
          </table:table-cell>
          <table:table-cell office:value-type="float" office:value="2500000.0000">
            <text:p>2500000.000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-1">
            <text:p>-1</text:p>
          </table:table-cell>
          <table:table-cell office:value-type="float" office:value="749997.0000">
            <text:p>749997.0000</text:p>
          </table:table-cell>
          <table:table-cell office:value-type="float" office:value="666664.0000">
            <text:p>666664.0000</text:p>
          </table:table-cell>
          <table:table-cell office:value-type="float" office:value="83333.0000">
            <text:p>83333.0000</text:p>
          </table:table-cell>
          <table:table-cell office:value-type="float" office:value="83333.0000">
            <text:p>83333.0000</text:p>
          </table:table-cell>
          <table:table-cell office:value-type="float" office:value="83333.0000">
            <text:p>833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97">
            <text:p>203197</text:p>
          </table:table-cell>
          <table:table-cell office:value-type="float" office:value="250000.0000">
            <text:p>250000.000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12500.0000">
            <text:p>112500.0000</text:p>
          </table:table-cell>
          <table:table-cell office:value-type="float" office:value="100000.0000">
            <text:p>100000.0000</text:p>
          </table:table-cell>
          <table:table-cell office:value-type="float" office:value="12500.0000">
            <text:p>12500.0000</text:p>
          </table:table-cell>
          <table:table-cell office:value-type="float" office:value="12500.0000">
            <text:p>12500.0000</text:p>
          </table:table-cell>
          <table:table-cell office:value-type="float" office:value="12500.0000">
            <text:p>1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98">
            <text:p>203198</text:p>
          </table:table-cell>
          <table:table-cell office:value-type="float" office:value="109900000.0000">
            <text:p>109900000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14653332.0000">
            <text:p>14653332.0000</text:p>
          </table:table-cell>
          <table:table-cell office:value-type="float" office:value="10989999.0000">
            <text:p>10989999.0000</text:p>
          </table:table-cell>
          <table:table-cell office:value-type="float" office:value="3663333.0000">
            <text:p>3663333.0000</text:p>
          </table:table-cell>
          <table:table-cell office:value-type="float" office:value="3663333.0000">
            <text:p>3663333.0000</text:p>
          </table:table-cell>
          <table:table-cell office:value-type="float" office:value="3663333.0000">
            <text:p>36633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99">
            <text:p>203199</text:p>
          </table:table-cell>
          <table:table-cell office:value-type="float" office:value="1000000.0000">
            <text:p>1000000.000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-1">
            <text:p>-1</text:p>
          </table:table-cell>
          <table:table-cell office:value-type="float" office:value="466662.0000">
            <text:p>466662.0000</text:p>
          </table:table-cell>
          <table:table-cell office:value-type="float" office:value="433329.0000">
            <text:p>433329.0000</text:p>
          </table:table-cell>
          <table:table-cell office:value-type="float" office:value="33333.0000">
            <text:p>33333.0000</text:p>
          </table:table-cell>
          <table:table-cell office:value-type="float" office:value="33333.0000">
            <text:p>33333.0000</text:p>
          </table:table-cell>
          <table:table-cell office:value-type="float" office:value="33333.0000">
            <text:p>333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00">
            <text:p>203200</text:p>
          </table:table-cell>
          <table:table-cell office:value-type="float" office:value="1000000.0000">
            <text:p>1000000.000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700000.0000">
            <text:p>700000.0000</text:p>
          </table:table-cell>
          <table:table-cell office:value-type="float" office:value="675000.0000">
            <text:p>67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01">
            <text:p>203201</text:p>
          </table:table-cell>
          <table:table-cell office:value-type="float" office:value="1000000.0000">
            <text:p>1000000.00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00000.0000">
            <text:p>700000.0000</text:p>
          </table:table-cell>
          <table:table-cell office:value-type="float" office:value="650000.0000">
            <text:p>6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02">
            <text:p>203202</text:p>
          </table:table-cell>
          <table:table-cell office:value-type="float" office:value="1000000.0000">
            <text:p>1000000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350000.0000">
            <text:p>350000.0000</text:p>
          </table:table-cell>
          <table:table-cell office:value-type="float" office:value="325000.0000">
            <text:p>3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03">
            <text:p>203203</text:p>
          </table:table-cell>
          <table:table-cell office:value-type="float" office:value="1000000.0000">
            <text:p>1000000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350000.0000">
            <text:p>350000.0000</text:p>
          </table:table-cell>
          <table:table-cell office:value-type="float" office:value="325000.0000">
            <text:p>3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04">
            <text:p>203204</text:p>
          </table:table-cell>
          <table:table-cell office:value-type="float" office:value="1000000.0000">
            <text:p>1000000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350000.0000">
            <text:p>350000.0000</text:p>
          </table:table-cell>
          <table:table-cell office:value-type="float" office:value="325000.0000">
            <text:p>3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05">
            <text:p>203205</text:p>
          </table:table-cell>
          <table:table-cell office:value-type="float" office:value="1000000.0000">
            <text:p>1000000.000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-1">
            <text:p>-1</text:p>
          </table:table-cell>
          <table:table-cell office:value-type="float" office:value="650000.0000">
            <text:p>650000.0000</text:p>
          </table:table-cell>
          <table:table-cell office:value-type="float" office:value="625000.0000">
            <text:p>6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06">
            <text:p>203206</text:p>
          </table:table-cell>
          <table:table-cell office:value-type="float" office:value="600000.0000">
            <text:p>600000.000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220000.0000">
            <text:p>220000.0000</text:p>
          </table:table-cell>
          <table:table-cell office:value-type="float" office:value="200000.0000">
            <text:p>200000.0000</text:p>
          </table:table-cell>
          <table:table-cell office:value-type="float" office:value="20000.0000">
            <text:p>20000.0000</text:p>
          </table:table-cell>
          <table:table-cell office:value-type="float" office:value="20000.0000">
            <text:p>20000.0000</text:p>
          </table:table-cell>
          <table:table-cell office:value-type="float" office:value="20000.0000">
            <text:p>2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07">
            <text:p>203207</text:p>
          </table:table-cell>
          <table:table-cell office:value-type="float" office:value="500000.0000">
            <text:p>500000.000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150000.0000">
            <text:p>150000.0000</text:p>
          </table:table-cell>
          <table:table-cell office:value-type="float" office:value="137500.0000">
            <text:p>137500.0000</text:p>
          </table:table-cell>
          <table:table-cell office:value-type="float" office:value="12500.0000">
            <text:p>12500.0000</text:p>
          </table:table-cell>
          <table:table-cell office:value-type="float" office:value="12500.0000">
            <text:p>12500.0000</text:p>
          </table:table-cell>
          <table:table-cell office:value-type="float" office:value="12500.0000">
            <text:p>1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08">
            <text:p>203208</text:p>
          </table:table-cell>
          <table:table-cell office:value-type="float" office:value="1500000.0000">
            <text:p>1500000.0000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-1">
            <text:p>-1</text:p>
          </table:table-cell>
          <table:table-cell office:value-type="float" office:value="375000.0000">
            <text:p>375000.0000</text:p>
          </table:table-cell>
          <table:table-cell office:value-type="float" office:value="337500.0000">
            <text:p>337500.0000</text:p>
          </table:table-cell>
          <table:table-cell office:value-type="float" office:value="37500.0000">
            <text:p>37500.0000</text:p>
          </table:table-cell>
          <table:table-cell office:value-type="float" office:value="37500.0000">
            <text:p>37500.0000</text:p>
          </table:table-cell>
          <table:table-cell office:value-type="float" office:value="37500.0000">
            <text:p>3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09">
            <text:p>203209</text:p>
          </table:table-cell>
          <table:table-cell office:value-type="float" office:value="1000000.0000">
            <text:p>1000000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350000.0000">
            <text:p>350000.0000</text:p>
          </table:table-cell>
          <table:table-cell office:value-type="float" office:value="325000.0000">
            <text:p>3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10">
            <text:p>203210</text:p>
          </table:table-cell>
          <table:table-cell office:value-type="float" office:value="1000000.0000">
            <text:p>1000000.000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366663.0000">
            <text:p>366663.0000</text:p>
          </table:table-cell>
          <table:table-cell office:value-type="float" office:value="333330.0000">
            <text:p>333330.0000</text:p>
          </table:table-cell>
          <table:table-cell office:value-type="float" office:value="33333.0000">
            <text:p>33333.0000</text:p>
          </table:table-cell>
          <table:table-cell office:value-type="float" office:value="33333.0000">
            <text:p>33333.0000</text:p>
          </table:table-cell>
          <table:table-cell office:value-type="float" office:value="33333.0000">
            <text:p>333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11">
            <text:p>203211</text:p>
          </table:table-cell>
          <table:table-cell office:value-type="float" office:value="2000000.0000">
            <text:p>2000000.0000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550000.0000">
            <text:p>550000.0000</text:p>
          </table:table-cell>
          <table:table-cell office:value-type="float" office:value="500000.0000">
            <text:p>50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12">
            <text:p>203212</text:p>
          </table:table-cell>
          <table:table-cell office:value-type="float" office:value="98280000.0000">
            <text:p>98280000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13104000.0000">
            <text:p>13104000.0000</text:p>
          </table:table-cell>
          <table:table-cell office:value-type="float" office:value="9828000.0000">
            <text:p>9828000.0000</text:p>
          </table:table-cell>
          <table:table-cell office:value-type="float" office:value="3276000.0000">
            <text:p>3276000.0000</text:p>
          </table:table-cell>
          <table:table-cell office:value-type="float" office:value="3276000.0000">
            <text:p>3276000.0000</text:p>
          </table:table-cell>
          <table:table-cell office:value-type="float" office:value="3276000.0000">
            <text:p>3276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517041">
            <text:p>1517041</text:p>
          </table:table-cell>
          <table:table-cell office:value-type="float" office:value="3836361.0000">
            <text:p>3836361.000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383637.0000">
            <text:p>383637.0000</text:p>
          </table:table-cell>
          <table:table-cell office:value-type="float" office:value="255758.0000">
            <text:p>255758.0000</text:p>
          </table:table-cell>
          <table:table-cell office:value-type="float" office:value="127879.0000">
            <text:p>127879.0000</text:p>
          </table:table-cell>
          <table:table-cell office:value-type="float" office:value="127879.0000">
            <text:p>127879.0000</text:p>
          </table:table-cell>
          <table:table-cell office:value-type="float" office:value="127879.0000">
            <text:p>127879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769244">
            <text:p>2769244</text:p>
          </table:table-cell>
          <table:table-cell office:value-type="float" office:value="198900000.0000">
            <text:p>198900000.000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13260000.0000">
            <text:p>13260000.0000</text:p>
          </table:table-cell>
          <table:table-cell office:value-type="float" office:value="6630000.0000">
            <text:p>6630000.0000</text:p>
          </table:table-cell>
          <table:table-cell office:value-type="float" office:value="6630000.0000">
            <text:p>6630000.0000</text:p>
          </table:table-cell>
          <table:table-cell office:value-type="float" office:value="6630000.0000">
            <text:p>6630000.0000</text:p>
          </table:table-cell>
          <table:table-cell office:value-type="float" office:value="6630000.0000">
            <text:p>663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30">
            <text:p>202330</text:p>
          </table:table-cell>
          <table:table-cell office:value-type="float" office:value="74777779.5000">
            <text:p>74777779.5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4777779.5000">
            <text:p>74777779.5000</text:p>
          </table:table-cell>
          <table:table-cell office:value-type="float" office:value="74777779.5000">
            <text:p>74777779.5000</text:p>
          </table:table-cell>
          <table:table-cell office:value-type="float" office:value="0.0000">
            <text:p>0.0000</text:p>
          </table:table-cell>
          <table:table-cell office:value-type="float" office:value="7477778.0000">
            <text:p>7477778.0000</text:p>
          </table:table-cell>
          <table:table-cell office:value-type="float" office:value="7477778.0000">
            <text:p>7477778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31">
            <text:p>202331</text:p>
          </table:table-cell>
          <table:table-cell office:value-type="float" office:value="504397286.3000">
            <text:p>504397286.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4397286.3000">
            <text:p>504397286.3000</text:p>
          </table:table-cell>
          <table:table-cell office:value-type="float" office:value="504397286.3000">
            <text:p>504397286.3000</text:p>
          </table:table-cell>
          <table:table-cell office:value-type="float" office:value="0.0000">
            <text:p>0.0000</text:p>
          </table:table-cell>
          <table:table-cell office:value-type="float" office:value="50439729.0000">
            <text:p>50439729.0000</text:p>
          </table:table-cell>
          <table:table-cell office:value-type="float" office:value="50439729.0000">
            <text:p>50439729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32">
            <text:p>202332</text:p>
          </table:table-cell>
          <table:table-cell office:value-type="float" office:value="1855144965.0000">
            <text:p>1855144965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55144965.0000">
            <text:p>1855144965.0000</text:p>
          </table:table-cell>
          <table:table-cell office:value-type="float" office:value="1855144965.0000">
            <text:p>1855144965.0000</text:p>
          </table:table-cell>
          <table:table-cell office:value-type="float" office:value="0.0000">
            <text:p>0.0000</text:p>
          </table:table-cell>
          <table:table-cell office:value-type="float" office:value="185514497.0000">
            <text:p>185514497.0000</text:p>
          </table:table-cell>
          <table:table-cell office:value-type="float" office:value="185514497.0000">
            <text:p>18551449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33">
            <text:p>202333</text:p>
          </table:table-cell>
          <table:table-cell office:value-type="float" office:value="111320295.7000">
            <text:p>111320295.7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11320295.7000">
            <text:p>111320295.7000</text:p>
          </table:table-cell>
          <table:table-cell office:value-type="float" office:value="111320295.7000">
            <text:p>111320295.7000</text:p>
          </table:table-cell>
          <table:table-cell office:value-type="float" office:value="0.0000">
            <text:p>0.0000</text:p>
          </table:table-cell>
          <table:table-cell office:value-type="float" office:value="11132030.0000">
            <text:p>11132030.0000</text:p>
          </table:table-cell>
          <table:table-cell office:value-type="float" office:value="11132030.0000">
            <text:p>1113203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34">
            <text:p>202334</text:p>
          </table:table-cell>
          <table:table-cell office:value-type="float" office:value="774150062.0000">
            <text:p>774150062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74150062.0000">
            <text:p>774150062.0000</text:p>
          </table:table-cell>
          <table:table-cell office:value-type="float" office:value="774150062.0000">
            <text:p>774150062.0000</text:p>
          </table:table-cell>
          <table:table-cell office:value-type="float" office:value="0.0000">
            <text:p>0.0000</text:p>
          </table:table-cell>
          <table:table-cell office:value-type="float" office:value="77415006.0000">
            <text:p>77415006.0000</text:p>
          </table:table-cell>
          <table:table-cell office:value-type="float" office:value="77415006.0000">
            <text:p>77415006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35">
            <text:p>202335</text:p>
          </table:table-cell>
          <table:table-cell office:value-type="float" office:value="522156793.5000">
            <text:p>522156793.5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2156793.5000">
            <text:p>522156793.5000</text:p>
          </table:table-cell>
          <table:table-cell office:value-type="float" office:value="522156793.5000">
            <text:p>522156793.5000</text:p>
          </table:table-cell>
          <table:table-cell office:value-type="float" office:value="0.0000">
            <text:p>0.0000</text:p>
          </table:table-cell>
          <table:table-cell office:value-type="float" office:value="52215679.0000">
            <text:p>52215679.0000</text:p>
          </table:table-cell>
          <table:table-cell office:value-type="float" office:value="52215679.0000">
            <text:p>52215679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36">
            <text:p>202336</text:p>
          </table:table-cell>
          <table:table-cell office:value-type="float" office:value="856111420.0000">
            <text:p>85611142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6111420.0000">
            <text:p>856111420.0000</text:p>
          </table:table-cell>
          <table:table-cell office:value-type="float" office:value="856111420.0000">
            <text:p>856111420.0000</text:p>
          </table:table-cell>
          <table:table-cell office:value-type="float" office:value="0.0000">
            <text:p>0.0000</text:p>
          </table:table-cell>
          <table:table-cell office:value-type="float" office:value="85611142.0000">
            <text:p>85611142.0000</text:p>
          </table:table-cell>
          <table:table-cell office:value-type="float" office:value="85611142.0000">
            <text:p>85611142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37">
            <text:p>202337</text:p>
          </table:table-cell>
          <table:table-cell office:value-type="float" office:value="416839115.5000">
            <text:p>416839115.5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16839115.5000">
            <text:p>416839115.5000</text:p>
          </table:table-cell>
          <table:table-cell office:value-type="float" office:value="416839115.5000">
            <text:p>416839115.5000</text:p>
          </table:table-cell>
          <table:table-cell office:value-type="float" office:value="0.0000">
            <text:p>0.0000</text:p>
          </table:table-cell>
          <table:table-cell office:value-type="float" office:value="41683912.0000">
            <text:p>41683912.0000</text:p>
          </table:table-cell>
          <table:table-cell office:value-type="float" office:value="41683912.0000">
            <text:p>41683912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38">
            <text:p>202338</text:p>
          </table:table-cell>
          <table:table-cell office:value-type="float" office:value="15795447.3600">
            <text:p>15795447.36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795447.3600">
            <text:p>15795447.3600</text:p>
          </table:table-cell>
          <table:table-cell office:value-type="float" office:value="15795447.3600">
            <text:p>15795447.3600</text:p>
          </table:table-cell>
          <table:table-cell office:value-type="float" office:value="0.0000">
            <text:p>0.0000</text:p>
          </table:table-cell>
          <table:table-cell office:value-type="float" office:value="1579545.0000">
            <text:p>1579545.0000</text:p>
          </table:table-cell>
          <table:table-cell office:value-type="float" office:value="1579545.0000">
            <text:p>157954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41">
            <text:p>202341</text:p>
          </table:table-cell>
          <table:table-cell office:value-type="float" office:value="1212500692.0000">
            <text:p>1212500692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12500692.0000">
            <text:p>1212500692.0000</text:p>
          </table:table-cell>
          <table:table-cell office:value-type="float" office:value="1212500692.0000">
            <text:p>1212500692.0000</text:p>
          </table:table-cell>
          <table:table-cell office:value-type="float" office:value="0.0000">
            <text:p>0.0000</text:p>
          </table:table-cell>
          <table:table-cell office:value-type="float" office:value="121250069.0000">
            <text:p>121250069.0000</text:p>
          </table:table-cell>
          <table:table-cell office:value-type="float" office:value="121250069.0000">
            <text:p>121250069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42">
            <text:p>202342</text:p>
          </table:table-cell>
          <table:table-cell office:value-type="float" office:value="891464130.4000">
            <text:p>891464130.4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91464130.4000">
            <text:p>891464130.4000</text:p>
          </table:table-cell>
          <table:table-cell office:value-type="float" office:value="891464130.4000">
            <text:p>891464130.4000</text:p>
          </table:table-cell>
          <table:table-cell office:value-type="float" office:value="0.0000">
            <text:p>0.0000</text:p>
          </table:table-cell>
          <table:table-cell office:value-type="float" office:value="89146413.0000">
            <text:p>89146413.0000</text:p>
          </table:table-cell>
          <table:table-cell office:value-type="float" office:value="89146413.0000">
            <text:p>8914641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46">
            <text:p>202346</text:p>
          </table:table-cell>
          <table:table-cell office:value-type="float" office:value="787321324.6000">
            <text:p>787321324.6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87321324.6000">
            <text:p>787321324.6000</text:p>
          </table:table-cell>
          <table:table-cell office:value-type="float" office:value="787321324.6000">
            <text:p>787321324.6000</text:p>
          </table:table-cell>
          <table:table-cell office:value-type="float" office:value="0.0000">
            <text:p>0.0000</text:p>
          </table:table-cell>
          <table:table-cell office:value-type="float" office:value="78732132.0000">
            <text:p>78732132.0000</text:p>
          </table:table-cell>
          <table:table-cell office:value-type="float" office:value="78732132.0000">
            <text:p>78732132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47">
            <text:p>202347</text:p>
          </table:table-cell>
          <table:table-cell office:value-type="float" office:value="713823246.5000">
            <text:p>713823246.5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13823246.5000">
            <text:p>713823246.5000</text:p>
          </table:table-cell>
          <table:table-cell office:value-type="float" office:value="713823246.5000">
            <text:p>713823246.5000</text:p>
          </table:table-cell>
          <table:table-cell office:value-type="float" office:value="0.0000">
            <text:p>0.0000</text:p>
          </table:table-cell>
          <table:table-cell office:value-type="float" office:value="71382325.0000">
            <text:p>71382325.0000</text:p>
          </table:table-cell>
          <table:table-cell office:value-type="float" office:value="71382325.0000">
            <text:p>713823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48">
            <text:p>202348</text:p>
          </table:table-cell>
          <table:table-cell office:value-type="float" office:value="122748430.5000">
            <text:p>122748430.5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2748430.5000">
            <text:p>122748430.5000</text:p>
          </table:table-cell>
          <table:table-cell office:value-type="float" office:value="122748430.5000">
            <text:p>122748430.5000</text:p>
          </table:table-cell>
          <table:table-cell office:value-type="float" office:value="0.0000">
            <text:p>0.0000</text:p>
          </table:table-cell>
          <table:table-cell office:value-type="float" office:value="12274843.0000">
            <text:p>12274843.0000</text:p>
          </table:table-cell>
          <table:table-cell office:value-type="float" office:value="12274843.0000">
            <text:p>1227484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49">
            <text:p>202349</text:p>
          </table:table-cell>
          <table:table-cell office:value-type="float" office:value="120773168.4000">
            <text:p>120773168.4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0773168.4000">
            <text:p>120773168.4000</text:p>
          </table:table-cell>
          <table:table-cell office:value-type="float" office:value="120773168.4000">
            <text:p>120773168.4000</text:p>
          </table:table-cell>
          <table:table-cell office:value-type="float" office:value="0.0000">
            <text:p>0.0000</text:p>
          </table:table-cell>
          <table:table-cell office:value-type="float" office:value="12077317.0000">
            <text:p>12077317.0000</text:p>
          </table:table-cell>
          <table:table-cell office:value-type="float" office:value="12077317.0000">
            <text:p>1207731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50">
            <text:p>202350</text:p>
          </table:table-cell>
          <table:table-cell office:value-type="float" office:value="265613376.5000">
            <text:p>265613376.5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5613376.5000">
            <text:p>265613376.5000</text:p>
          </table:table-cell>
          <table:table-cell office:value-type="float" office:value="265613376.5000">
            <text:p>265613376.5000</text:p>
          </table:table-cell>
          <table:table-cell office:value-type="float" office:value="0.0000">
            <text:p>0.0000</text:p>
          </table:table-cell>
          <table:table-cell office:value-type="float" office:value="26561338.0000">
            <text:p>26561338.0000</text:p>
          </table:table-cell>
          <table:table-cell office:value-type="float" office:value="26561338.0000">
            <text:p>26561338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51">
            <text:p>202351</text:p>
          </table:table-cell>
          <table:table-cell office:value-type="float" office:value="20103296.6400">
            <text:p>20103296.6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103296.6400">
            <text:p>20103296.6400</text:p>
          </table:table-cell>
          <table:table-cell office:value-type="float" office:value="20103296.6400">
            <text:p>20103296.6400</text:p>
          </table:table-cell>
          <table:table-cell office:value-type="float" office:value="0.0000">
            <text:p>0.0000</text:p>
          </table:table-cell>
          <table:table-cell office:value-type="float" office:value="2010330.0000">
            <text:p>2010330.0000</text:p>
          </table:table-cell>
          <table:table-cell office:value-type="float" office:value="2010330.0000">
            <text:p>201033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52">
            <text:p>202352</text:p>
          </table:table-cell>
          <table:table-cell office:value-type="float" office:value="446315174.5000">
            <text:p>446315174.5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6315174.5000">
            <text:p>446315174.5000</text:p>
          </table:table-cell>
          <table:table-cell office:value-type="float" office:value="446315174.5000">
            <text:p>446315174.5000</text:p>
          </table:table-cell>
          <table:table-cell office:value-type="float" office:value="0.0000">
            <text:p>0.0000</text:p>
          </table:table-cell>
          <table:table-cell office:value-type="float" office:value="44631517.0000">
            <text:p>44631517.0000</text:p>
          </table:table-cell>
          <table:table-cell office:value-type="float" office:value="44631517.0000">
            <text:p>4463151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53">
            <text:p>202353</text:p>
          </table:table-cell>
          <table:table-cell office:value-type="float" office:value="804117597.0000">
            <text:p>804117597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4117597.0000">
            <text:p>804117597.0000</text:p>
          </table:table-cell>
          <table:table-cell office:value-type="float" office:value="804117597.0000">
            <text:p>804117597.0000</text:p>
          </table:table-cell>
          <table:table-cell office:value-type="float" office:value="0.0000">
            <text:p>0.0000</text:p>
          </table:table-cell>
          <table:table-cell office:value-type="float" office:value="80411760.0000">
            <text:p>80411760.0000</text:p>
          </table:table-cell>
          <table:table-cell office:value-type="float" office:value="80411760.0000">
            <text:p>8041176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54">
            <text:p>202354</text:p>
          </table:table-cell>
          <table:table-cell office:value-type="float" office:value="14359497.6000">
            <text:p>14359497.6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4359497.6000">
            <text:p>14359497.6000</text:p>
          </table:table-cell>
          <table:table-cell office:value-type="float" office:value="14359497.6000">
            <text:p>14359497.6000</text:p>
          </table:table-cell>
          <table:table-cell office:value-type="float" office:value="0.0000">
            <text:p>0.0000</text:p>
          </table:table-cell>
          <table:table-cell office:value-type="float" office:value="1435950.0000">
            <text:p>1435950.0000</text:p>
          </table:table-cell>
          <table:table-cell office:value-type="float" office:value="1435950.0000">
            <text:p>14359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55">
            <text:p>202355</text:p>
          </table:table-cell>
          <table:table-cell office:value-type="float" office:value="228566043.0000">
            <text:p>228566043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8566043.0000">
            <text:p>228566043.0000</text:p>
          </table:table-cell>
          <table:table-cell office:value-type="float" office:value="228566043.0000">
            <text:p>228566043.0000</text:p>
          </table:table-cell>
          <table:table-cell office:value-type="float" office:value="0.0000">
            <text:p>0.0000</text:p>
          </table:table-cell>
          <table:table-cell office:value-type="float" office:value="22856604.0000">
            <text:p>22856604.0000</text:p>
          </table:table-cell>
          <table:table-cell office:value-type="float" office:value="22856604.0000">
            <text:p>22856604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56">
            <text:p>202356</text:p>
          </table:table-cell>
          <table:table-cell office:value-type="float" office:value="335230196.4000">
            <text:p>335230196.4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35230196.4000">
            <text:p>335230196.4000</text:p>
          </table:table-cell>
          <table:table-cell office:value-type="float" office:value="335230196.4000">
            <text:p>335230196.4000</text:p>
          </table:table-cell>
          <table:table-cell office:value-type="float" office:value="0.0000">
            <text:p>0.0000</text:p>
          </table:table-cell>
          <table:table-cell office:value-type="float" office:value="33523020.0000">
            <text:p>33523020.0000</text:p>
          </table:table-cell>
          <table:table-cell office:value-type="float" office:value="33523020.0000">
            <text:p>3352302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58">
            <text:p>202358</text:p>
          </table:table-cell>
          <table:table-cell office:value-type="float" office:value="635593916.6000">
            <text:p>635593916.6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5593916.6000">
            <text:p>635593916.6000</text:p>
          </table:table-cell>
          <table:table-cell office:value-type="float" office:value="635593916.6000">
            <text:p>635593916.6000</text:p>
          </table:table-cell>
          <table:table-cell office:value-type="float" office:value="0.0000">
            <text:p>0.0000</text:p>
          </table:table-cell>
          <table:table-cell office:value-type="float" office:value="63559392.0000">
            <text:p>63559392.0000</text:p>
          </table:table-cell>
          <table:table-cell office:value-type="float" office:value="63559392.0000">
            <text:p>63559392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59">
            <text:p>202359</text:p>
          </table:table-cell>
          <table:table-cell office:value-type="float" office:value="788336418.2000">
            <text:p>788336418.2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88336418.2000">
            <text:p>788336418.2000</text:p>
          </table:table-cell>
          <table:table-cell office:value-type="float" office:value="788336418.2000">
            <text:p>788336418.2000</text:p>
          </table:table-cell>
          <table:table-cell office:value-type="float" office:value="0.0000">
            <text:p>0.0000</text:p>
          </table:table-cell>
          <table:table-cell office:value-type="float" office:value="78833642.0000">
            <text:p>78833642.0000</text:p>
          </table:table-cell>
          <table:table-cell office:value-type="float" office:value="78833642.0000">
            <text:p>78833642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61">
            <text:p>202361</text:p>
          </table:table-cell>
          <table:table-cell office:value-type="float" office:value="181724113.2000">
            <text:p>181724113.2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1724113.2000">
            <text:p>181724113.2000</text:p>
          </table:table-cell>
          <table:table-cell office:value-type="float" office:value="181724113.2000">
            <text:p>181724113.2000</text:p>
          </table:table-cell>
          <table:table-cell office:value-type="float" office:value="0.0000">
            <text:p>0.0000</text:p>
          </table:table-cell>
          <table:table-cell office:value-type="float" office:value="18172411.0000">
            <text:p>18172411.0000</text:p>
          </table:table-cell>
          <table:table-cell office:value-type="float" office:value="18172411.0000">
            <text:p>18172411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62">
            <text:p>202362</text:p>
          </table:table-cell>
          <table:table-cell office:value-type="float" office:value="639271182.4000">
            <text:p>639271182.4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9271182.4000">
            <text:p>639271182.4000</text:p>
          </table:table-cell>
          <table:table-cell office:value-type="float" office:value="639271182.4000">
            <text:p>639271182.4000</text:p>
          </table:table-cell>
          <table:table-cell office:value-type="float" office:value="0.0000">
            <text:p>0.0000</text:p>
          </table:table-cell>
          <table:table-cell office:value-type="float" office:value="63927118.0000">
            <text:p>63927118.0000</text:p>
          </table:table-cell>
          <table:table-cell office:value-type="float" office:value="63927118.0000">
            <text:p>63927118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63">
            <text:p>202363</text:p>
          </table:table-cell>
          <table:table-cell office:value-type="float" office:value="1407748207.3000">
            <text:p>1407748207.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407748207.3000">
            <text:p>1407748207.3000</text:p>
          </table:table-cell>
          <table:table-cell office:value-type="float" office:value="1407748207.3000">
            <text:p>1407748207.3000</text:p>
          </table:table-cell>
          <table:table-cell office:value-type="float" office:value="0.0000">
            <text:p>0.0000</text:p>
          </table:table-cell>
          <table:table-cell office:value-type="float" office:value="140774821.0000">
            <text:p>140774821.0000</text:p>
          </table:table-cell>
          <table:table-cell office:value-type="float" office:value="140774821.0000">
            <text:p>140774821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64">
            <text:p>202364</text:p>
          </table:table-cell>
          <table:table-cell office:value-type="float" office:value="464945924.4000">
            <text:p>464945924.4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4945924.4000">
            <text:p>464945924.4000</text:p>
          </table:table-cell>
          <table:table-cell office:value-type="float" office:value="464945924.4000">
            <text:p>464945924.4000</text:p>
          </table:table-cell>
          <table:table-cell office:value-type="float" office:value="0.0000">
            <text:p>0.0000</text:p>
          </table:table-cell>
          <table:table-cell office:value-type="float" office:value="46494592.0000">
            <text:p>46494592.0000</text:p>
          </table:table-cell>
          <table:table-cell office:value-type="float" office:value="46494592.0000">
            <text:p>46494592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65">
            <text:p>202365</text:p>
          </table:table-cell>
          <table:table-cell office:value-type="float" office:value="483544162.1000">
            <text:p>483544162.1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3544162.1000">
            <text:p>483544162.1000</text:p>
          </table:table-cell>
          <table:table-cell office:value-type="float" office:value="483544162.1000">
            <text:p>483544162.1000</text:p>
          </table:table-cell>
          <table:table-cell office:value-type="float" office:value="0.0000">
            <text:p>0.0000</text:p>
          </table:table-cell>
          <table:table-cell office:value-type="float" office:value="48354416.0000">
            <text:p>48354416.0000</text:p>
          </table:table-cell>
          <table:table-cell office:value-type="float" office:value="48354416.0000">
            <text:p>48354416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66">
            <text:p>202366</text:p>
          </table:table-cell>
          <table:table-cell office:value-type="float" office:value="1192141186.1000">
            <text:p>1192141186.1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192141186.1000">
            <text:p>1192141186.1000</text:p>
          </table:table-cell>
          <table:table-cell office:value-type="float" office:value="1192141186.1000">
            <text:p>1192141186.1000</text:p>
          </table:table-cell>
          <table:table-cell office:value-type="float" office:value="0.0000">
            <text:p>0.0000</text:p>
          </table:table-cell>
          <table:table-cell office:value-type="float" office:value="119214119.0000">
            <text:p>119214119.0000</text:p>
          </table:table-cell>
          <table:table-cell office:value-type="float" office:value="119214119.0000">
            <text:p>119214119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68">
            <text:p>202368</text:p>
          </table:table-cell>
          <table:table-cell office:value-type="float" office:value="394599325.2000">
            <text:p>394599325.2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4599325.2000">
            <text:p>394599325.2000</text:p>
          </table:table-cell>
          <table:table-cell office:value-type="float" office:value="394599325.2000">
            <text:p>394599325.2000</text:p>
          </table:table-cell>
          <table:table-cell office:value-type="float" office:value="0.0000">
            <text:p>0.0000</text:p>
          </table:table-cell>
          <table:table-cell office:value-type="float" office:value="39459933.0000">
            <text:p>39459933.0000</text:p>
          </table:table-cell>
          <table:table-cell office:value-type="float" office:value="39459933.0000">
            <text:p>394599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69">
            <text:p>202369</text:p>
          </table:table-cell>
          <table:table-cell office:value-type="float" office:value="583405873.9000">
            <text:p>583405873.9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3405873.9000">
            <text:p>583405873.9000</text:p>
          </table:table-cell>
          <table:table-cell office:value-type="float" office:value="583405873.9000">
            <text:p>583405873.9000</text:p>
          </table:table-cell>
          <table:table-cell office:value-type="float" office:value="0.0000">
            <text:p>0.0000</text:p>
          </table:table-cell>
          <table:table-cell office:value-type="float" office:value="58340587.0000">
            <text:p>58340587.0000</text:p>
          </table:table-cell>
          <table:table-cell office:value-type="float" office:value="58340587.0000">
            <text:p>5834058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70">
            <text:p>202370</text:p>
          </table:table-cell>
          <table:table-cell office:value-type="float" office:value="391489213.4000">
            <text:p>391489213.4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1489213.4000">
            <text:p>391489213.4000</text:p>
          </table:table-cell>
          <table:table-cell office:value-type="float" office:value="391489213.4000">
            <text:p>391489213.4000</text:p>
          </table:table-cell>
          <table:table-cell office:value-type="float" office:value="0.0000">
            <text:p>0.0000</text:p>
          </table:table-cell>
          <table:table-cell office:value-type="float" office:value="39148921.0000">
            <text:p>39148921.0000</text:p>
          </table:table-cell>
          <table:table-cell office:value-type="float" office:value="39148921.0000">
            <text:p>39148921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71">
            <text:p>202371</text:p>
          </table:table-cell>
          <table:table-cell office:value-type="float" office:value="189949535.0400">
            <text:p>189949535.0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9949535.0400">
            <text:p>189949535.0400</text:p>
          </table:table-cell>
          <table:table-cell office:value-type="float" office:value="189949535.0400">
            <text:p>189949535.0400</text:p>
          </table:table-cell>
          <table:table-cell office:value-type="float" office:value="0.0000">
            <text:p>0.0000</text:p>
          </table:table-cell>
          <table:table-cell office:value-type="float" office:value="18994954.0000">
            <text:p>18994954.0000</text:p>
          </table:table-cell>
          <table:table-cell office:value-type="float" office:value="18994954.0000">
            <text:p>18994954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73">
            <text:p>202373</text:p>
          </table:table-cell>
          <table:table-cell office:value-type="float" office:value="578296618.0000">
            <text:p>578296618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8296618.0000">
            <text:p>578296618.0000</text:p>
          </table:table-cell>
          <table:table-cell office:value-type="float" office:value="578296618.0000">
            <text:p>578296618.0000</text:p>
          </table:table-cell>
          <table:table-cell office:value-type="float" office:value="0.0000">
            <text:p>0.0000</text:p>
          </table:table-cell>
          <table:table-cell office:value-type="float" office:value="57829662.0000">
            <text:p>57829662.0000</text:p>
          </table:table-cell>
          <table:table-cell office:value-type="float" office:value="57829662.0000">
            <text:p>57829662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76">
            <text:p>202376</text:p>
          </table:table-cell>
          <table:table-cell office:value-type="float" office:value="237031452.0000">
            <text:p>237031452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7031452.0000">
            <text:p>237031452.0000</text:p>
          </table:table-cell>
          <table:table-cell office:value-type="float" office:value="237031452.0000">
            <text:p>237031452.0000</text:p>
          </table:table-cell>
          <table:table-cell office:value-type="float" office:value="0.0000">
            <text:p>0.0000</text:p>
          </table:table-cell>
          <table:table-cell office:value-type="float" office:value="23703145.0000">
            <text:p>23703145.0000</text:p>
          </table:table-cell>
          <table:table-cell office:value-type="float" office:value="23703145.0000">
            <text:p>2370314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77">
            <text:p>202377</text:p>
          </table:table-cell>
          <table:table-cell office:value-type="float" office:value="1868904711.2000">
            <text:p>1868904711.2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68904711.2000">
            <text:p>1868904711.2000</text:p>
          </table:table-cell>
          <table:table-cell office:value-type="float" office:value="1868904711.2000">
            <text:p>1868904711.2000</text:p>
          </table:table-cell>
          <table:table-cell office:value-type="float" office:value="0.0000">
            <text:p>0.0000</text:p>
          </table:table-cell>
          <table:table-cell office:value-type="float" office:value="186890471.0000">
            <text:p>186890471.0000</text:p>
          </table:table-cell>
          <table:table-cell office:value-type="float" office:value="186890471.0000">
            <text:p>186890471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80">
            <text:p>202380</text:p>
          </table:table-cell>
          <table:table-cell office:value-type="float" office:value="397727931.2000">
            <text:p>397727931.2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7727931.2000">
            <text:p>397727931.2000</text:p>
          </table:table-cell>
          <table:table-cell office:value-type="float" office:value="397727931.2000">
            <text:p>397727931.2000</text:p>
          </table:table-cell>
          <table:table-cell office:value-type="float" office:value="0.0000">
            <text:p>0.0000</text:p>
          </table:table-cell>
          <table:table-cell office:value-type="float" office:value="39772793.0000">
            <text:p>39772793.0000</text:p>
          </table:table-cell>
          <table:table-cell office:value-type="float" office:value="39772793.0000">
            <text:p>3977279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81">
            <text:p>202381</text:p>
          </table:table-cell>
          <table:table-cell office:value-type="float" office:value="1237092591.3000">
            <text:p>1237092591.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37092591.3000">
            <text:p>1237092591.3000</text:p>
          </table:table-cell>
          <table:table-cell office:value-type="float" office:value="1237092591.3000">
            <text:p>1237092591.3000</text:p>
          </table:table-cell>
          <table:table-cell office:value-type="float" office:value="0.0000">
            <text:p>0.0000</text:p>
          </table:table-cell>
          <table:table-cell office:value-type="float" office:value="123709259.0000">
            <text:p>123709259.0000</text:p>
          </table:table-cell>
          <table:table-cell office:value-type="float" office:value="123709259.0000">
            <text:p>123709259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82">
            <text:p>202382</text:p>
          </table:table-cell>
          <table:table-cell office:value-type="float" office:value="35047430.9300">
            <text:p>35047430.93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047430.9300">
            <text:p>35047430.9300</text:p>
          </table:table-cell>
          <table:table-cell office:value-type="float" office:value="35047430.9300">
            <text:p>35047430.9300</text:p>
          </table:table-cell>
          <table:table-cell office:value-type="float" office:value="0.0000">
            <text:p>0.0000</text:p>
          </table:table-cell>
          <table:table-cell office:value-type="float" office:value="3504743.0000">
            <text:p>3504743.0000</text:p>
          </table:table-cell>
          <table:table-cell office:value-type="float" office:value="3504743.0000">
            <text:p>350474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85">
            <text:p>202385</text:p>
          </table:table-cell>
          <table:table-cell office:value-type="float" office:value="531519340.8000">
            <text:p>531519340.8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1519340.8000">
            <text:p>531519340.8000</text:p>
          </table:table-cell>
          <table:table-cell office:value-type="float" office:value="531519340.8000">
            <text:p>531519340.8000</text:p>
          </table:table-cell>
          <table:table-cell office:value-type="float" office:value="0.0000">
            <text:p>0.0000</text:p>
          </table:table-cell>
          <table:table-cell office:value-type="float" office:value="53151934.0000">
            <text:p>53151934.0000</text:p>
          </table:table-cell>
          <table:table-cell office:value-type="float" office:value="53151934.0000">
            <text:p>53151934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86">
            <text:p>202386</text:p>
          </table:table-cell>
          <table:table-cell office:value-type="float" office:value="347813172.0000">
            <text:p>347813172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7813172.0000">
            <text:p>347813172.0000</text:p>
          </table:table-cell>
          <table:table-cell office:value-type="float" office:value="347813172.0000">
            <text:p>347813172.0000</text:p>
          </table:table-cell>
          <table:table-cell office:value-type="float" office:value="0.0000">
            <text:p>0.0000</text:p>
          </table:table-cell>
          <table:table-cell office:value-type="float" office:value="34781317.0000">
            <text:p>34781317.0000</text:p>
          </table:table-cell>
          <table:table-cell office:value-type="float" office:value="34781317.0000">
            <text:p>3478131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87">
            <text:p>202387</text:p>
          </table:table-cell>
          <table:table-cell office:value-type="float" office:value="1258228356.8000">
            <text:p>1258228356.8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58228356.8000">
            <text:p>1258228356.8000</text:p>
          </table:table-cell>
          <table:table-cell office:value-type="float" office:value="1258228356.8000">
            <text:p>1258228356.8000</text:p>
          </table:table-cell>
          <table:table-cell office:value-type="float" office:value="0.0000">
            <text:p>0.0000</text:p>
          </table:table-cell>
          <table:table-cell office:value-type="float" office:value="125822836.0000">
            <text:p>125822836.0000</text:p>
          </table:table-cell>
          <table:table-cell office:value-type="float" office:value="125822836.0000">
            <text:p>125822836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88">
            <text:p>202388</text:p>
          </table:table-cell>
          <table:table-cell office:value-type="float" office:value="104293838.9000">
            <text:p>104293838.9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4293838.9000">
            <text:p>104293838.9000</text:p>
          </table:table-cell>
          <table:table-cell office:value-type="float" office:value="104293838.9000">
            <text:p>104293838.9000</text:p>
          </table:table-cell>
          <table:table-cell office:value-type="float" office:value="0.0000">
            <text:p>0.0000</text:p>
          </table:table-cell>
          <table:table-cell office:value-type="float" office:value="10429384.0000">
            <text:p>10429384.0000</text:p>
          </table:table-cell>
          <table:table-cell office:value-type="float" office:value="10429384.0000">
            <text:p>10429384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89">
            <text:p>202389</text:p>
          </table:table-cell>
          <table:table-cell office:value-type="float" office:value="227766532.2000">
            <text:p>227766532.2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7766532.2000">
            <text:p>227766532.2000</text:p>
          </table:table-cell>
          <table:table-cell office:value-type="float" office:value="227766532.2000">
            <text:p>227766532.2000</text:p>
          </table:table-cell>
          <table:table-cell office:value-type="float" office:value="0.0000">
            <text:p>0.0000</text:p>
          </table:table-cell>
          <table:table-cell office:value-type="float" office:value="22776653.0000">
            <text:p>22776653.0000</text:p>
          </table:table-cell>
          <table:table-cell office:value-type="float" office:value="22776653.0000">
            <text:p>2277665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90">
            <text:p>202390</text:p>
          </table:table-cell>
          <table:table-cell office:value-type="float" office:value="45129849.6000">
            <text:p>45129849.6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129849.6000">
            <text:p>45129849.6000</text:p>
          </table:table-cell>
          <table:table-cell office:value-type="float" office:value="45129849.6000">
            <text:p>45129849.6000</text:p>
          </table:table-cell>
          <table:table-cell office:value-type="float" office:value="0.0000">
            <text:p>0.0000</text:p>
          </table:table-cell>
          <table:table-cell office:value-type="float" office:value="4512985.0000">
            <text:p>4512985.0000</text:p>
          </table:table-cell>
          <table:table-cell office:value-type="float" office:value="4512985.0000">
            <text:p>451298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91">
            <text:p>202391</text:p>
          </table:table-cell>
          <table:table-cell office:value-type="float" office:value="89234020.8000">
            <text:p>89234020.8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9234020.8000">
            <text:p>89234020.8000</text:p>
          </table:table-cell>
          <table:table-cell office:value-type="float" office:value="89234020.8000">
            <text:p>89234020.8000</text:p>
          </table:table-cell>
          <table:table-cell office:value-type="float" office:value="0.0000">
            <text:p>0.0000</text:p>
          </table:table-cell>
          <table:table-cell office:value-type="float" office:value="8923402.0000">
            <text:p>8923402.0000</text:p>
          </table:table-cell>
          <table:table-cell office:value-type="float" office:value="8923402.0000">
            <text:p>8923402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92">
            <text:p>202392</text:p>
          </table:table-cell>
          <table:table-cell office:value-type="float" office:value="1068568863.2000">
            <text:p>1068568863.2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68568863.2000">
            <text:p>1068568863.2000</text:p>
          </table:table-cell>
          <table:table-cell office:value-type="float" office:value="1068568863.2000">
            <text:p>1068568863.2000</text:p>
          </table:table-cell>
          <table:table-cell office:value-type="float" office:value="0.0000">
            <text:p>0.0000</text:p>
          </table:table-cell>
          <table:table-cell office:value-type="float" office:value="106856886.0000">
            <text:p>106856886.0000</text:p>
          </table:table-cell>
          <table:table-cell office:value-type="float" office:value="106856886.0000">
            <text:p>106856886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93">
            <text:p>202393</text:p>
          </table:table-cell>
          <table:table-cell office:value-type="float" office:value="32042193.2200">
            <text:p>32042193.2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2042193.2200">
            <text:p>32042193.2200</text:p>
          </table:table-cell>
          <table:table-cell office:value-type="float" office:value="32042193.2200">
            <text:p>32042193.2200</text:p>
          </table:table-cell>
          <table:table-cell office:value-type="float" office:value="0.0000">
            <text:p>0.0000</text:p>
          </table:table-cell>
          <table:table-cell office:value-type="float" office:value="3204219.0000">
            <text:p>3204219.0000</text:p>
          </table:table-cell>
          <table:table-cell office:value-type="float" office:value="3204219.0000">
            <text:p>3204219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94">
            <text:p>202394</text:p>
          </table:table-cell>
          <table:table-cell office:value-type="float" office:value="80310618.7200">
            <text:p>80310618.7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310618.7200">
            <text:p>80310618.7200</text:p>
          </table:table-cell>
          <table:table-cell office:value-type="float" office:value="80310618.7200">
            <text:p>80310618.7200</text:p>
          </table:table-cell>
          <table:table-cell office:value-type="float" office:value="0.0000">
            <text:p>0.0000</text:p>
          </table:table-cell>
          <table:table-cell office:value-type="float" office:value="8031062.0000">
            <text:p>8031062.0000</text:p>
          </table:table-cell>
          <table:table-cell office:value-type="float" office:value="8031062.0000">
            <text:p>8031062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96">
            <text:p>202396</text:p>
          </table:table-cell>
          <table:table-cell office:value-type="float" office:value="412980621.3000">
            <text:p>412980621.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12980621.3000">
            <text:p>412980621.3000</text:p>
          </table:table-cell>
          <table:table-cell office:value-type="float" office:value="412980621.3000">
            <text:p>412980621.3000</text:p>
          </table:table-cell>
          <table:table-cell office:value-type="float" office:value="0.0000">
            <text:p>0.0000</text:p>
          </table:table-cell>
          <table:table-cell office:value-type="float" office:value="41298062.0000">
            <text:p>41298062.0000</text:p>
          </table:table-cell>
          <table:table-cell office:value-type="float" office:value="41298062.0000">
            <text:p>41298062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98">
            <text:p>202398</text:p>
          </table:table-cell>
          <table:table-cell office:value-type="float" office:value="179513700.9000">
            <text:p>179513700.9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9513700.9000">
            <text:p>179513700.9000</text:p>
          </table:table-cell>
          <table:table-cell office:value-type="float" office:value="179513700.9000">
            <text:p>179513700.9000</text:p>
          </table:table-cell>
          <table:table-cell office:value-type="float" office:value="0.0000">
            <text:p>0.0000</text:p>
          </table:table-cell>
          <table:table-cell office:value-type="float" office:value="17951370.0000">
            <text:p>17951370.0000</text:p>
          </table:table-cell>
          <table:table-cell office:value-type="float" office:value="17951370.0000">
            <text:p>1795137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99">
            <text:p>202399</text:p>
          </table:table-cell>
          <table:table-cell office:value-type="float" office:value="95913083.9700">
            <text:p>95913083.97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5913083.9700">
            <text:p>95913083.9700</text:p>
          </table:table-cell>
          <table:table-cell office:value-type="float" office:value="95913083.9700">
            <text:p>95913083.9700</text:p>
          </table:table-cell>
          <table:table-cell office:value-type="float" office:value="0.0000">
            <text:p>0.0000</text:p>
          </table:table-cell>
          <table:table-cell office:value-type="float" office:value="9591308.0000">
            <text:p>9591308.0000</text:p>
          </table:table-cell>
          <table:table-cell office:value-type="float" office:value="9591308.0000">
            <text:p>9591308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400">
            <text:p>202400</text:p>
          </table:table-cell>
          <table:table-cell office:value-type="float" office:value="75059959.8000">
            <text:p>75059959.8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5059959.8000">
            <text:p>75059959.8000</text:p>
          </table:table-cell>
          <table:table-cell office:value-type="float" office:value="75059959.8000">
            <text:p>75059959.8000</text:p>
          </table:table-cell>
          <table:table-cell office:value-type="float" office:value="0.0000">
            <text:p>0.0000</text:p>
          </table:table-cell>
          <table:table-cell office:value-type="float" office:value="7505996.0000">
            <text:p>7505996.0000</text:p>
          </table:table-cell>
          <table:table-cell office:value-type="float" office:value="7505996.0000">
            <text:p>7505996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403">
            <text:p>202403</text:p>
          </table:table-cell>
          <table:table-cell office:value-type="float" office:value="280134492.8000">
            <text:p>280134492.8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0134492.8000">
            <text:p>280134492.8000</text:p>
          </table:table-cell>
          <table:table-cell office:value-type="float" office:value="280134492.8000">
            <text:p>280134492.8000</text:p>
          </table:table-cell>
          <table:table-cell office:value-type="float" office:value="0.0000">
            <text:p>0.0000</text:p>
          </table:table-cell>
          <table:table-cell office:value-type="float" office:value="28013449.0000">
            <text:p>28013449.0000</text:p>
          </table:table-cell>
          <table:table-cell office:value-type="float" office:value="28013449.0000">
            <text:p>28013449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404">
            <text:p>202404</text:p>
          </table:table-cell>
          <table:table-cell office:value-type="float" office:value="568454167.0000">
            <text:p>568454167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8454167.0000">
            <text:p>568454167.0000</text:p>
          </table:table-cell>
          <table:table-cell office:value-type="float" office:value="568454167.0000">
            <text:p>568454167.0000</text:p>
          </table:table-cell>
          <table:table-cell office:value-type="float" office:value="0.0000">
            <text:p>0.0000</text:p>
          </table:table-cell>
          <table:table-cell office:value-type="float" office:value="56845417.0000">
            <text:p>56845417.0000</text:p>
          </table:table-cell>
          <table:table-cell office:value-type="float" office:value="56845417.0000">
            <text:p>5684541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405">
            <text:p>202405</text:p>
          </table:table-cell>
          <table:table-cell office:value-type="float" office:value="1486383972.7000">
            <text:p>1486383972.7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486383972.7000">
            <text:p>1486383972.7000</text:p>
          </table:table-cell>
          <table:table-cell office:value-type="float" office:value="1486383972.7000">
            <text:p>1486383972.7000</text:p>
          </table:table-cell>
          <table:table-cell office:value-type="float" office:value="0.0000">
            <text:p>0.0000</text:p>
          </table:table-cell>
          <table:table-cell office:value-type="float" office:value="148638397.0000">
            <text:p>148638397.0000</text:p>
          </table:table-cell>
          <table:table-cell office:value-type="float" office:value="148638397.0000">
            <text:p>14863839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406">
            <text:p>202406</text:p>
          </table:table-cell>
          <table:table-cell office:value-type="float" office:value="329987704.8000">
            <text:p>329987704.8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29987704.8000">
            <text:p>329987704.8000</text:p>
          </table:table-cell>
          <table:table-cell office:value-type="float" office:value="329987704.8000">
            <text:p>329987704.8000</text:p>
          </table:table-cell>
          <table:table-cell office:value-type="float" office:value="0.0000">
            <text:p>0.0000</text:p>
          </table:table-cell>
          <table:table-cell office:value-type="float" office:value="32998770.0000">
            <text:p>32998770.0000</text:p>
          </table:table-cell>
          <table:table-cell office:value-type="float" office:value="32998770.0000">
            <text:p>3299877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407">
            <text:p>202407</text:p>
          </table:table-cell>
          <table:table-cell office:value-type="float" office:value="25436824.3200">
            <text:p>25436824.3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436824.3200">
            <text:p>25436824.3200</text:p>
          </table:table-cell>
          <table:table-cell office:value-type="float" office:value="25436824.3200">
            <text:p>25436824.3200</text:p>
          </table:table-cell>
          <table:table-cell office:value-type="float" office:value="0.0000">
            <text:p>0.0000</text:p>
          </table:table-cell>
          <table:table-cell office:value-type="float" office:value="2543682.0000">
            <text:p>2543682.0000</text:p>
          </table:table-cell>
          <table:table-cell office:value-type="float" office:value="2543682.0000">
            <text:p>2543682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408">
            <text:p>202408</text:p>
          </table:table-cell>
          <table:table-cell office:value-type="float" office:value="42394707.2000">
            <text:p>42394707.2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394707.2000">
            <text:p>42394707.2000</text:p>
          </table:table-cell>
          <table:table-cell office:value-type="float" office:value="42394707.2000">
            <text:p>42394707.2000</text:p>
          </table:table-cell>
          <table:table-cell office:value-type="float" office:value="0.0000">
            <text:p>0.0000</text:p>
          </table:table-cell>
          <table:table-cell office:value-type="float" office:value="4239471.0000">
            <text:p>4239471.0000</text:p>
          </table:table-cell>
          <table:table-cell office:value-type="float" office:value="4239471.0000">
            <text:p>4239471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409">
            <text:p>202409</text:p>
          </table:table-cell>
          <table:table-cell office:value-type="float" office:value="31112244.8000">
            <text:p>31112244.8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1112244.8000">
            <text:p>31112244.8000</text:p>
          </table:table-cell>
          <table:table-cell office:value-type="float" office:value="31112244.8000">
            <text:p>31112244.8000</text:p>
          </table:table-cell>
          <table:table-cell office:value-type="float" office:value="0.0000">
            <text:p>0.0000</text:p>
          </table:table-cell>
          <table:table-cell office:value-type="float" office:value="3111224.0000">
            <text:p>3111224.0000</text:p>
          </table:table-cell>
          <table:table-cell office:value-type="float" office:value="3111224.0000">
            <text:p>3111224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410">
            <text:p>202410</text:p>
          </table:table-cell>
          <table:table-cell office:value-type="float" office:value="58949156.5800">
            <text:p>58949156.5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949156.5800">
            <text:p>58949156.5800</text:p>
          </table:table-cell>
          <table:table-cell office:value-type="float" office:value="58949156.5800">
            <text:p>58949156.5800</text:p>
          </table:table-cell>
          <table:table-cell office:value-type="float" office:value="0.0000">
            <text:p>0.0000</text:p>
          </table:table-cell>
          <table:table-cell office:value-type="float" office:value="5894916.0000">
            <text:p>5894916.0000</text:p>
          </table:table-cell>
          <table:table-cell office:value-type="float" office:value="5894916.0000">
            <text:p>5894916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413">
            <text:p>202413</text:p>
          </table:table-cell>
          <table:table-cell office:value-type="float" office:value="1027236275.7000">
            <text:p>1027236275.7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27236275.7000">
            <text:p>1027236275.7000</text:p>
          </table:table-cell>
          <table:table-cell office:value-type="float" office:value="1027236275.7000">
            <text:p>1027236275.7000</text:p>
          </table:table-cell>
          <table:table-cell office:value-type="float" office:value="0.0000">
            <text:p>0.0000</text:p>
          </table:table-cell>
          <table:table-cell office:value-type="float" office:value="102723628.0000">
            <text:p>102723628.0000</text:p>
          </table:table-cell>
          <table:table-cell office:value-type="float" office:value="102723628.0000">
            <text:p>102723628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416">
            <text:p>202416</text:p>
          </table:table-cell>
          <table:table-cell office:value-type="float" office:value="616964290.1000">
            <text:p>616964290.1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16964290.1000">
            <text:p>616964290.1000</text:p>
          </table:table-cell>
          <table:table-cell office:value-type="float" office:value="616964290.1000">
            <text:p>616964290.1000</text:p>
          </table:table-cell>
          <table:table-cell office:value-type="float" office:value="0.0000">
            <text:p>0.0000</text:p>
          </table:table-cell>
          <table:table-cell office:value-type="float" office:value="61696429.0000">
            <text:p>61696429.0000</text:p>
          </table:table-cell>
          <table:table-cell office:value-type="float" office:value="61696429.0000">
            <text:p>61696429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417">
            <text:p>202417</text:p>
          </table:table-cell>
          <table:table-cell office:value-type="float" office:value="195135315.6000">
            <text:p>195135315.6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5135315.6000">
            <text:p>195135315.6000</text:p>
          </table:table-cell>
          <table:table-cell office:value-type="float" office:value="195135315.6000">
            <text:p>195135315.6000</text:p>
          </table:table-cell>
          <table:table-cell office:value-type="float" office:value="0.0000">
            <text:p>0.0000</text:p>
          </table:table-cell>
          <table:table-cell office:value-type="float" office:value="19513532.0000">
            <text:p>19513532.0000</text:p>
          </table:table-cell>
          <table:table-cell office:value-type="float" office:value="19513532.0000">
            <text:p>19513532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418">
            <text:p>202418</text:p>
          </table:table-cell>
          <table:table-cell office:value-type="float" office:value="66258824.6400">
            <text:p>66258824.6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258824.6400">
            <text:p>66258824.6400</text:p>
          </table:table-cell>
          <table:table-cell office:value-type="float" office:value="66258824.6400">
            <text:p>66258824.6400</text:p>
          </table:table-cell>
          <table:table-cell office:value-type="float" office:value="0.0000">
            <text:p>0.0000</text:p>
          </table:table-cell>
          <table:table-cell office:value-type="float" office:value="6625882.0000">
            <text:p>6625882.0000</text:p>
          </table:table-cell>
          <table:table-cell office:value-type="float" office:value="6625882.0000">
            <text:p>6625882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420">
            <text:p>202420</text:p>
          </table:table-cell>
          <table:table-cell office:value-type="float" office:value="394064789.0000">
            <text:p>394064789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4064789.0000">
            <text:p>394064789.0000</text:p>
          </table:table-cell>
          <table:table-cell office:value-type="float" office:value="394064789.0000">
            <text:p>394064789.0000</text:p>
          </table:table-cell>
          <table:table-cell office:value-type="float" office:value="0.0000">
            <text:p>0.0000</text:p>
          </table:table-cell>
          <table:table-cell office:value-type="float" office:value="39406479.0000">
            <text:p>39406479.0000</text:p>
          </table:table-cell>
          <table:table-cell office:value-type="float" office:value="39406479.0000">
            <text:p>39406479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422">
            <text:p>202422</text:p>
          </table:table-cell>
          <table:table-cell office:value-type="float" office:value="110332497.3000">
            <text:p>110332497.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10332497.3000">
            <text:p>110332497.3000</text:p>
          </table:table-cell>
          <table:table-cell office:value-type="float" office:value="110332497.3000">
            <text:p>110332497.3000</text:p>
          </table:table-cell>
          <table:table-cell office:value-type="float" office:value="0.0000">
            <text:p>0.0000</text:p>
          </table:table-cell>
          <table:table-cell office:value-type="float" office:value="11033250.0000">
            <text:p>11033250.0000</text:p>
          </table:table-cell>
          <table:table-cell office:value-type="float" office:value="11033250.0000">
            <text:p>110332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423">
            <text:p>202423</text:p>
          </table:table-cell>
          <table:table-cell office:value-type="float" office:value="108311639.0000">
            <text:p>108311639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8311639.0000">
            <text:p>108311639.0000</text:p>
          </table:table-cell>
          <table:table-cell office:value-type="float" office:value="108311639.0000">
            <text:p>108311639.0000</text:p>
          </table:table-cell>
          <table:table-cell office:value-type="float" office:value="0.0000">
            <text:p>0.0000</text:p>
          </table:table-cell>
          <table:table-cell office:value-type="float" office:value="10831164.0000">
            <text:p>10831164.0000</text:p>
          </table:table-cell>
          <table:table-cell office:value-type="float" office:value="10831164.0000">
            <text:p>10831164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424">
            <text:p>202424</text:p>
          </table:table-cell>
          <table:table-cell office:value-type="float" office:value="1133234942.5000">
            <text:p>1133234942.5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133234942.5000">
            <text:p>1133234942.5000</text:p>
          </table:table-cell>
          <table:table-cell office:value-type="float" office:value="1133234942.5000">
            <text:p>1133234942.5000</text:p>
          </table:table-cell>
          <table:table-cell office:value-type="float" office:value="0.0000">
            <text:p>0.0000</text:p>
          </table:table-cell>
          <table:table-cell office:value-type="float" office:value="113323494.0000">
            <text:p>113323494.0000</text:p>
          </table:table-cell>
          <table:table-cell office:value-type="float" office:value="113323494.0000">
            <text:p>113323494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425">
            <text:p>202425</text:p>
          </table:table-cell>
          <table:table-cell office:value-type="float" office:value="1312167008.0000">
            <text:p>1312167008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12167008.0000">
            <text:p>1312167008.0000</text:p>
          </table:table-cell>
          <table:table-cell office:value-type="float" office:value="1312167008.0000">
            <text:p>1312167008.0000</text:p>
          </table:table-cell>
          <table:table-cell office:value-type="float" office:value="0.0000">
            <text:p>0.0000</text:p>
          </table:table-cell>
          <table:table-cell office:value-type="float" office:value="131216701.0000">
            <text:p>131216701.0000</text:p>
          </table:table-cell>
          <table:table-cell office:value-type="float" office:value="131216701.0000">
            <text:p>131216701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426">
            <text:p>202426</text:p>
          </table:table-cell>
          <table:table-cell office:value-type="float" office:value="684230644.9000">
            <text:p>684230644.9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84230644.9000">
            <text:p>684230644.9000</text:p>
          </table:table-cell>
          <table:table-cell office:value-type="float" office:value="684230644.9000">
            <text:p>684230644.9000</text:p>
          </table:table-cell>
          <table:table-cell office:value-type="float" office:value="0.0000">
            <text:p>0.0000</text:p>
          </table:table-cell>
          <table:table-cell office:value-type="float" office:value="68423064.0000">
            <text:p>68423064.0000</text:p>
          </table:table-cell>
          <table:table-cell office:value-type="float" office:value="68423064.0000">
            <text:p>68423064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428">
            <text:p>202428</text:p>
          </table:table-cell>
          <table:table-cell office:value-type="float" office:value="691302134.5000">
            <text:p>691302134.5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91302134.5000">
            <text:p>691302134.5000</text:p>
          </table:table-cell>
          <table:table-cell office:value-type="float" office:value="691302134.5000">
            <text:p>691302134.5000</text:p>
          </table:table-cell>
          <table:table-cell office:value-type="float" office:value="0.0000">
            <text:p>0.0000</text:p>
          </table:table-cell>
          <table:table-cell office:value-type="float" office:value="69130213.0000">
            <text:p>69130213.0000</text:p>
          </table:table-cell>
          <table:table-cell office:value-type="float" office:value="69130213.0000">
            <text:p>6913021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429">
            <text:p>202429</text:p>
          </table:table-cell>
          <table:table-cell office:value-type="float" office:value="790778066.2000">
            <text:p>790778066.2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90778066.2000">
            <text:p>790778066.2000</text:p>
          </table:table-cell>
          <table:table-cell office:value-type="float" office:value="790778066.2000">
            <text:p>790778066.2000</text:p>
          </table:table-cell>
          <table:table-cell office:value-type="float" office:value="0.0000">
            <text:p>0.0000</text:p>
          </table:table-cell>
          <table:table-cell office:value-type="float" office:value="79077807.0000">
            <text:p>79077807.0000</text:p>
          </table:table-cell>
          <table:table-cell office:value-type="float" office:value="79077807.0000">
            <text:p>7907780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430">
            <text:p>202430</text:p>
          </table:table-cell>
          <table:table-cell office:value-type="float" office:value="1709881499.2000">
            <text:p>1709881499.2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09881499.2000">
            <text:p>1709881499.2000</text:p>
          </table:table-cell>
          <table:table-cell office:value-type="float" office:value="1709881499.2000">
            <text:p>1709881499.2000</text:p>
          </table:table-cell>
          <table:table-cell office:value-type="float" office:value="0.0000">
            <text:p>0.0000</text:p>
          </table:table-cell>
          <table:table-cell office:value-type="float" office:value="170988150.0000">
            <text:p>170988150.0000</text:p>
          </table:table-cell>
          <table:table-cell office:value-type="float" office:value="170988150.0000">
            <text:p>1709881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431">
            <text:p>202431</text:p>
          </table:table-cell>
          <table:table-cell office:value-type="float" office:value="361577405.5000">
            <text:p>361577405.5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61577405.5000">
            <text:p>361577405.5000</text:p>
          </table:table-cell>
          <table:table-cell office:value-type="float" office:value="361577405.5000">
            <text:p>361577405.5000</text:p>
          </table:table-cell>
          <table:table-cell office:value-type="float" office:value="0.0000">
            <text:p>0.0000</text:p>
          </table:table-cell>
          <table:table-cell office:value-type="float" office:value="36157741.0000">
            <text:p>36157741.0000</text:p>
          </table:table-cell>
          <table:table-cell office:value-type="float" office:value="36157741.0000">
            <text:p>36157741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432">
            <text:p>202432</text:p>
          </table:table-cell>
          <table:table-cell office:value-type="float" office:value="1954449086.0000">
            <text:p>1954449086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54449086.0000">
            <text:p>1954449086.0000</text:p>
          </table:table-cell>
          <table:table-cell office:value-type="float" office:value="1954449086.0000">
            <text:p>1954449086.0000</text:p>
          </table:table-cell>
          <table:table-cell office:value-type="float" office:value="0.0000">
            <text:p>0.0000</text:p>
          </table:table-cell>
          <table:table-cell office:value-type="float" office:value="195444909.0000">
            <text:p>195444909.0000</text:p>
          </table:table-cell>
          <table:table-cell office:value-type="float" office:value="195444909.0000">
            <text:p>195444909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433">
            <text:p>202433</text:p>
          </table:table-cell>
          <table:table-cell office:value-type="float" office:value="114742667.7000">
            <text:p>114742667.7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14742667.7000">
            <text:p>114742667.7000</text:p>
          </table:table-cell>
          <table:table-cell office:value-type="float" office:value="114742667.7000">
            <text:p>114742667.7000</text:p>
          </table:table-cell>
          <table:table-cell office:value-type="float" office:value="0.0000">
            <text:p>0.0000</text:p>
          </table:table-cell>
          <table:table-cell office:value-type="float" office:value="11474267.0000">
            <text:p>11474267.0000</text:p>
          </table:table-cell>
          <table:table-cell office:value-type="float" office:value="11474267.0000">
            <text:p>114742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434">
            <text:p>202434</text:p>
          </table:table-cell>
          <table:table-cell office:value-type="float" office:value="608324417.0000">
            <text:p>608324417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8324417.0000">
            <text:p>608324417.0000</text:p>
          </table:table-cell>
          <table:table-cell office:value-type="float" office:value="608324417.0000">
            <text:p>608324417.0000</text:p>
          </table:table-cell>
          <table:table-cell office:value-type="float" office:value="0.0000">
            <text:p>0.0000</text:p>
          </table:table-cell>
          <table:table-cell office:value-type="float" office:value="60832442.0000">
            <text:p>60832442.0000</text:p>
          </table:table-cell>
          <table:table-cell office:value-type="float" office:value="60832442.0000">
            <text:p>60832442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435">
            <text:p>202435</text:p>
          </table:table-cell>
          <table:table-cell office:value-type="float" office:value="1034520527.3000">
            <text:p>1034520527.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34520527.3000">
            <text:p>1034520527.3000</text:p>
          </table:table-cell>
          <table:table-cell office:value-type="float" office:value="1034520527.3000">
            <text:p>1034520527.3000</text:p>
          </table:table-cell>
          <table:table-cell office:value-type="float" office:value="0.0000">
            <text:p>0.0000</text:p>
          </table:table-cell>
          <table:table-cell office:value-type="float" office:value="103452053.0000">
            <text:p>103452053.0000</text:p>
          </table:table-cell>
          <table:table-cell office:value-type="float" office:value="103452053.0000">
            <text:p>10345205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436">
            <text:p>202436</text:p>
          </table:table-cell>
          <table:table-cell office:value-type="float" office:value="3087740571.0000">
            <text:p>3087740571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87740571.0000">
            <text:p>3087740571.0000</text:p>
          </table:table-cell>
          <table:table-cell office:value-type="float" office:value="3087740571.0000">
            <text:p>3087740571.0000</text:p>
          </table:table-cell>
          <table:table-cell office:value-type="float" office:value="0.0000">
            <text:p>0.0000</text:p>
          </table:table-cell>
          <table:table-cell office:value-type="float" office:value="308774057.0000">
            <text:p>308774057.0000</text:p>
          </table:table-cell>
          <table:table-cell office:value-type="float" office:value="308774057.0000">
            <text:p>30877405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439">
            <text:p>202439</text:p>
          </table:table-cell>
          <table:table-cell office:value-type="float" office:value="2258882686.0000">
            <text:p>2258882686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58882686.0000">
            <text:p>2258882686.0000</text:p>
          </table:table-cell>
          <table:table-cell office:value-type="float" office:value="2258882686.0000">
            <text:p>2258882686.0000</text:p>
          </table:table-cell>
          <table:table-cell office:value-type="float" office:value="0.0000">
            <text:p>0.0000</text:p>
          </table:table-cell>
          <table:table-cell office:value-type="float" office:value="225888269.0000">
            <text:p>225888269.0000</text:p>
          </table:table-cell>
          <table:table-cell office:value-type="float" office:value="225888269.0000">
            <text:p>225888269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440">
            <text:p>202440</text:p>
          </table:table-cell>
          <table:table-cell office:value-type="float" office:value="275048817.3000">
            <text:p>275048817.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5048817.3000">
            <text:p>275048817.3000</text:p>
          </table:table-cell>
          <table:table-cell office:value-type="float" office:value="275048817.3000">
            <text:p>275048817.3000</text:p>
          </table:table-cell>
          <table:table-cell office:value-type="float" office:value="0.0000">
            <text:p>0.0000</text:p>
          </table:table-cell>
          <table:table-cell office:value-type="float" office:value="27504882.0000">
            <text:p>27504882.0000</text:p>
          </table:table-cell>
          <table:table-cell office:value-type="float" office:value="27504882.0000">
            <text:p>27504882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441">
            <text:p>202441</text:p>
          </table:table-cell>
          <table:table-cell office:value-type="float" office:value="890282241.2800">
            <text:p>890282241.2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90282241.2800">
            <text:p>890282241.2800</text:p>
          </table:table-cell>
          <table:table-cell office:value-type="float" office:value="890282241.2800">
            <text:p>890282241.2800</text:p>
          </table:table-cell>
          <table:table-cell office:value-type="float" office:value="0.0000">
            <text:p>0.0000</text:p>
          </table:table-cell>
          <table:table-cell office:value-type="float" office:value="89028224.0000">
            <text:p>89028224.0000</text:p>
          </table:table-cell>
          <table:table-cell office:value-type="float" office:value="89028224.0000">
            <text:p>89028224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442">
            <text:p>202442</text:p>
          </table:table-cell>
          <table:table-cell office:value-type="float" office:value="1429550421.0000">
            <text:p>1429550421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429550421.0000">
            <text:p>1429550421.0000</text:p>
          </table:table-cell>
          <table:table-cell office:value-type="float" office:value="1429550421.0000">
            <text:p>1429550421.0000</text:p>
          </table:table-cell>
          <table:table-cell office:value-type="float" office:value="0.0000">
            <text:p>0.0000</text:p>
          </table:table-cell>
          <table:table-cell office:value-type="float" office:value="142955042.0000">
            <text:p>142955042.0000</text:p>
          </table:table-cell>
          <table:table-cell office:value-type="float" office:value="142955042.0000">
            <text:p>142955042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447">
            <text:p>202447</text:p>
          </table:table-cell>
          <table:table-cell office:value-type="float" office:value="1011325198.2000">
            <text:p>1011325198.2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11325198.2000">
            <text:p>1011325198.2000</text:p>
          </table:table-cell>
          <table:table-cell office:value-type="float" office:value="1011325198.2000">
            <text:p>1011325198.2000</text:p>
          </table:table-cell>
          <table:table-cell office:value-type="float" office:value="0.0000">
            <text:p>0.0000</text:p>
          </table:table-cell>
          <table:table-cell office:value-type="float" office:value="101132520.0000">
            <text:p>101132520.0000</text:p>
          </table:table-cell>
          <table:table-cell office:value-type="float" office:value="101132520.0000">
            <text:p>10113252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449">
            <text:p>202449</text:p>
          </table:table-cell>
          <table:table-cell office:value-type="float" office:value="2989227245.0000">
            <text:p>2989227245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989227245.0000">
            <text:p>2989227245.0000</text:p>
          </table:table-cell>
          <table:table-cell office:value-type="float" office:value="2989227245.0000">
            <text:p>2989227245.0000</text:p>
          </table:table-cell>
          <table:table-cell office:value-type="float" office:value="0.0000">
            <text:p>0.0000</text:p>
          </table:table-cell>
          <table:table-cell office:value-type="float" office:value="298922725.0000">
            <text:p>298922725.0000</text:p>
          </table:table-cell>
          <table:table-cell office:value-type="float" office:value="298922725.0000">
            <text:p>2989227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450">
            <text:p>202450</text:p>
          </table:table-cell>
          <table:table-cell office:value-type="float" office:value="1211746199.1000">
            <text:p>1211746199.1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11746199.1000">
            <text:p>1211746199.1000</text:p>
          </table:table-cell>
          <table:table-cell office:value-type="float" office:value="1211746199.1000">
            <text:p>1211746199.1000</text:p>
          </table:table-cell>
          <table:table-cell office:value-type="float" office:value="0.0000">
            <text:p>0.0000</text:p>
          </table:table-cell>
          <table:table-cell office:value-type="float" office:value="121174620.0000">
            <text:p>121174620.0000</text:p>
          </table:table-cell>
          <table:table-cell office:value-type="float" office:value="121174620.0000">
            <text:p>12117462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451">
            <text:p>202451</text:p>
          </table:table-cell>
          <table:table-cell office:value-type="float" office:value="2436553143.0000">
            <text:p>2436553143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36553143.0000">
            <text:p>2436553143.0000</text:p>
          </table:table-cell>
          <table:table-cell office:value-type="float" office:value="2436553143.0000">
            <text:p>2436553143.0000</text:p>
          </table:table-cell>
          <table:table-cell office:value-type="float" office:value="0.0000">
            <text:p>0.0000</text:p>
          </table:table-cell>
          <table:table-cell office:value-type="float" office:value="243655314.0000">
            <text:p>243655314.0000</text:p>
          </table:table-cell>
          <table:table-cell office:value-type="float" office:value="243655314.0000">
            <text:p>243655314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458">
            <text:p>202458</text:p>
          </table:table-cell>
          <table:table-cell office:value-type="float" office:value="2672781564.0000">
            <text:p>2672781564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72781564.0000">
            <text:p>2672781564.0000</text:p>
          </table:table-cell>
          <table:table-cell office:value-type="float" office:value="2672781564.0000">
            <text:p>2672781564.0000</text:p>
          </table:table-cell>
          <table:table-cell office:value-type="float" office:value="0.0000">
            <text:p>0.0000</text:p>
          </table:table-cell>
          <table:table-cell office:value-type="float" office:value="267278156.0000">
            <text:p>267278156.0000</text:p>
          </table:table-cell>
          <table:table-cell office:value-type="float" office:value="267278156.0000">
            <text:p>267278156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459">
            <text:p>202459</text:p>
          </table:table-cell>
          <table:table-cell office:value-type="float" office:value="871821402.8000">
            <text:p>871821402.8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71821402.8000">
            <text:p>871821402.8000</text:p>
          </table:table-cell>
          <table:table-cell office:value-type="float" office:value="871821402.8000">
            <text:p>871821402.8000</text:p>
          </table:table-cell>
          <table:table-cell office:value-type="float" office:value="0.0000">
            <text:p>0.0000</text:p>
          </table:table-cell>
          <table:table-cell office:value-type="float" office:value="87182140.0000">
            <text:p>87182140.0000</text:p>
          </table:table-cell>
          <table:table-cell office:value-type="float" office:value="87182140.0000">
            <text:p>8718214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461">
            <text:p>202461</text:p>
          </table:table-cell>
          <table:table-cell office:value-type="float" office:value="208192879.0500">
            <text:p>208192879.0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8192879.0500">
            <text:p>208192879.0500</text:p>
          </table:table-cell>
          <table:table-cell office:value-type="float" office:value="208192879.0500">
            <text:p>208192879.0500</text:p>
          </table:table-cell>
          <table:table-cell office:value-type="float" office:value="0.0000">
            <text:p>0.0000</text:p>
          </table:table-cell>
          <table:table-cell office:value-type="float" office:value="20819288.0000">
            <text:p>20819288.0000</text:p>
          </table:table-cell>
          <table:table-cell office:value-type="float" office:value="20819288.0000">
            <text:p>20819288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462">
            <text:p>202462</text:p>
          </table:table-cell>
          <table:table-cell office:value-type="float" office:value="310471771.1000">
            <text:p>310471771.1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10471771.1000">
            <text:p>310471771.1000</text:p>
          </table:table-cell>
          <table:table-cell office:value-type="float" office:value="310471771.1000">
            <text:p>310471771.1000</text:p>
          </table:table-cell>
          <table:table-cell office:value-type="float" office:value="0.0000">
            <text:p>0.0000</text:p>
          </table:table-cell>
          <table:table-cell office:value-type="float" office:value="31047177.0000">
            <text:p>31047177.0000</text:p>
          </table:table-cell>
          <table:table-cell office:value-type="float" office:value="31047177.0000">
            <text:p>3104717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463">
            <text:p>202463</text:p>
          </table:table-cell>
          <table:table-cell office:value-type="float" office:value="231291050.9000">
            <text:p>231291050.9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1291050.9000">
            <text:p>231291050.9000</text:p>
          </table:table-cell>
          <table:table-cell office:value-type="float" office:value="231291050.9000">
            <text:p>231291050.9000</text:p>
          </table:table-cell>
          <table:table-cell office:value-type="float" office:value="0.0000">
            <text:p>0.0000</text:p>
          </table:table-cell>
          <table:table-cell office:value-type="float" office:value="23129105.0000">
            <text:p>23129105.0000</text:p>
          </table:table-cell>
          <table:table-cell office:value-type="float" office:value="23129105.0000">
            <text:p>2312910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464">
            <text:p>202464</text:p>
          </table:table-cell>
          <table:table-cell office:value-type="float" office:value="611258991.0000">
            <text:p>611258991.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611258991.0000">
            <text:p>611258991.0000</text:p>
          </table:table-cell>
          <table:table-cell office:value-type="float" office:value="550133091.0000">
            <text:p>550133091.0000</text:p>
          </table:table-cell>
          <table:table-cell office:value-type="float" office:value="61125900.0000">
            <text:p>61125900.0000</text:p>
          </table:table-cell>
          <table:table-cell office:value-type="float" office:value="61125899.0000">
            <text:p>61125899.0000</text:p>
          </table:table-cell>
          <table:table-cell office:value-type="float" office:value="61125899.0000">
            <text:p>61125899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468">
            <text:p>202468</text:p>
          </table:table-cell>
          <table:table-cell office:value-type="float" office:value="3817738774.0000">
            <text:p>3817738774.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3817738774.0000">
            <text:p>3817738774.0000</text:p>
          </table:table-cell>
          <table:table-cell office:value-type="float" office:value="3435964893.0000">
            <text:p>3435964893.0000</text:p>
          </table:table-cell>
          <table:table-cell office:value-type="float" office:value="381773881.0000">
            <text:p>381773881.0000</text:p>
          </table:table-cell>
          <table:table-cell office:value-type="float" office:value="381773877.0000">
            <text:p>381773877.0000</text:p>
          </table:table-cell>
          <table:table-cell office:value-type="float" office:value="381773877.0000">
            <text:p>38177387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471">
            <text:p>202471</text:p>
          </table:table-cell>
          <table:table-cell office:value-type="float" office:value="508670069.4000">
            <text:p>508670069.4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508670069.4000">
            <text:p>508670069.4000</text:p>
          </table:table-cell>
          <table:table-cell office:value-type="float" office:value="457803063.0000">
            <text:p>457803063.0000</text:p>
          </table:table-cell>
          <table:table-cell office:value-type="float" office:value="50867006.4000">
            <text:p>50867006.4000</text:p>
          </table:table-cell>
          <table:table-cell office:value-type="float" office:value="50867007.0000">
            <text:p>50867007.0000</text:p>
          </table:table-cell>
          <table:table-cell office:value-type="float" office:value="50867007.0000">
            <text:p>5086700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472">
            <text:p>202472</text:p>
          </table:table-cell>
          <table:table-cell office:value-type="float" office:value="4325017998.0000">
            <text:p>4325017998.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4325017998.0000">
            <text:p>4325017998.0000</text:p>
          </table:table-cell>
          <table:table-cell office:value-type="float" office:value="3892516200.0000">
            <text:p>3892516200.0000</text:p>
          </table:table-cell>
          <table:table-cell office:value-type="float" office:value="432501798.0000">
            <text:p>432501798.0000</text:p>
          </table:table-cell>
          <table:table-cell office:value-type="float" office:value="432501800.0000">
            <text:p>432501800.0000</text:p>
          </table:table-cell>
          <table:table-cell office:value-type="float" office:value="432501800.0000">
            <text:p>4325018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474">
            <text:p>202474</text:p>
          </table:table-cell>
          <table:table-cell office:value-type="float" office:value="1573690020.0000">
            <text:p>1573690020.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573690020.0000">
            <text:p>1573690020.0000</text:p>
          </table:table-cell>
          <table:table-cell office:value-type="float" office:value="1416321018.0000">
            <text:p>1416321018.0000</text:p>
          </table:table-cell>
          <table:table-cell office:value-type="float" office:value="157369002.0000">
            <text:p>157369002.0000</text:p>
          </table:table-cell>
          <table:table-cell office:value-type="float" office:value="157369002.0000">
            <text:p>157369002.0000</text:p>
          </table:table-cell>
          <table:table-cell office:value-type="float" office:value="157369002.0000">
            <text:p>157369002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481">
            <text:p>202481</text:p>
          </table:table-cell>
          <table:table-cell office:value-type="float" office:value="445371142.0000">
            <text:p>445371142.0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400834026.0000">
            <text:p>400834026.0000</text:p>
          </table:table-cell>
          <table:table-cell office:value-type="float" office:value="356296912.0000">
            <text:p>356296912.0000</text:p>
          </table:table-cell>
          <table:table-cell office:value-type="float" office:value="44537114.0000">
            <text:p>44537114.0000</text:p>
          </table:table-cell>
          <table:table-cell office:value-type="float" office:value="44537114.0000">
            <text:p>44537114.0000</text:p>
          </table:table-cell>
          <table:table-cell office:value-type="float" office:value="44537114.0000">
            <text:p>44537114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491">
            <text:p>202491</text:p>
          </table:table-cell>
          <table:table-cell office:value-type="float" office:value="73548311.0000">
            <text:p>73548311.0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66193479.0000">
            <text:p>66193479.0000</text:p>
          </table:table-cell>
          <table:table-cell office:value-type="float" office:value="58838648.0000">
            <text:p>58838648.0000</text:p>
          </table:table-cell>
          <table:table-cell office:value-type="float" office:value="7354831.0000">
            <text:p>7354831.0000</text:p>
          </table:table-cell>
          <table:table-cell office:value-type="float" office:value="7354831.0000">
            <text:p>7354831.0000</text:p>
          </table:table-cell>
          <table:table-cell office:value-type="float" office:value="7354831.0000">
            <text:p>7354831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525">
            <text:p>202525</text:p>
          </table:table-cell>
          <table:table-cell office:value-type="float" office:value="760163149.0000">
            <text:p>760163149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532114205.0000">
            <text:p>532114205.0000</text:p>
          </table:table-cell>
          <table:table-cell office:value-type="float" office:value="456097890.0000">
            <text:p>456097890.0000</text:p>
          </table:table-cell>
          <table:table-cell office:value-type="float" office:value="76016315.0000">
            <text:p>76016315.0000</text:p>
          </table:table-cell>
          <table:table-cell office:value-type="float" office:value="76016315.0000">
            <text:p>76016315.0000</text:p>
          </table:table-cell>
          <table:table-cell office:value-type="float" office:value="76016315.0000">
            <text:p>7601631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527">
            <text:p>202527</text:p>
          </table:table-cell>
          <table:table-cell office:value-type="float" office:value="100459000.0000">
            <text:p>100459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70321300.0000">
            <text:p>70321300.0000</text:p>
          </table:table-cell>
          <table:table-cell office:value-type="float" office:value="60275400.0000">
            <text:p>60275400.0000</text:p>
          </table:table-cell>
          <table:table-cell office:value-type="float" office:value="10045900.0000">
            <text:p>10045900.0000</text:p>
          </table:table-cell>
          <table:table-cell office:value-type="float" office:value="10045900.0000">
            <text:p>10045900.0000</text:p>
          </table:table-cell>
          <table:table-cell office:value-type="float" office:value="10045900.0000">
            <text:p>100459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529">
            <text:p>202529</text:p>
          </table:table-cell>
          <table:table-cell office:value-type="float" office:value="102541000.0000">
            <text:p>102541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71778700.0000">
            <text:p>71778700.0000</text:p>
          </table:table-cell>
          <table:table-cell office:value-type="float" office:value="61524600.0000">
            <text:p>61524600.0000</text:p>
          </table:table-cell>
          <table:table-cell office:value-type="float" office:value="10254100.0000">
            <text:p>10254100.0000</text:p>
          </table:table-cell>
          <table:table-cell office:value-type="float" office:value="10254100.0000">
            <text:p>10254100.0000</text:p>
          </table:table-cell>
          <table:table-cell office:value-type="float" office:value="10254100.0000">
            <text:p>102541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532">
            <text:p>202532</text:p>
          </table:table-cell>
          <table:table-cell office:value-type="float" office:value="202447000.0000">
            <text:p>202447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141712900.0000">
            <text:p>141712900.0000</text:p>
          </table:table-cell>
          <table:table-cell office:value-type="float" office:value="121468200.0000">
            <text:p>121468200.0000</text:p>
          </table:table-cell>
          <table:table-cell office:value-type="float" office:value="20244700.0000">
            <text:p>20244700.0000</text:p>
          </table:table-cell>
          <table:table-cell office:value-type="float" office:value="20244700.0000">
            <text:p>20244700.0000</text:p>
          </table:table-cell>
          <table:table-cell office:value-type="float" office:value="20244700.0000">
            <text:p>20244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536">
            <text:p>202536</text:p>
          </table:table-cell>
          <table:table-cell office:value-type="float" office:value="817815000.0000">
            <text:p>817815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490689000.0000">
            <text:p>490689000.0000</text:p>
          </table:table-cell>
          <table:table-cell office:value-type="float" office:value="408907500.0000">
            <text:p>408907500.0000</text:p>
          </table:table-cell>
          <table:table-cell office:value-type="float" office:value="81781500.0000">
            <text:p>81781500.0000</text:p>
          </table:table-cell>
          <table:table-cell office:value-type="float" office:value="81781500.0000">
            <text:p>81781500.0000</text:p>
          </table:table-cell>
          <table:table-cell office:value-type="float" office:value="81781500.0000">
            <text:p>81781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545">
            <text:p>202545</text:p>
          </table:table-cell>
          <table:table-cell office:value-type="float" office:value="251824000.0000">
            <text:p>251824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151094400.0000">
            <text:p>151094400.0000</text:p>
          </table:table-cell>
          <table:table-cell office:value-type="float" office:value="125912000.0000">
            <text:p>125912000.0000</text:p>
          </table:table-cell>
          <table:table-cell office:value-type="float" office:value="25182400.0000">
            <text:p>25182400.0000</text:p>
          </table:table-cell>
          <table:table-cell office:value-type="float" office:value="25182400.0000">
            <text:p>25182400.0000</text:p>
          </table:table-cell>
          <table:table-cell office:value-type="float" office:value="25182400.0000">
            <text:p>251824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548">
            <text:p>202548</text:p>
          </table:table-cell>
          <table:table-cell office:value-type="float" office:value="1084374000.0000">
            <text:p>1084374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650624400.0000">
            <text:p>650624400.0000</text:p>
          </table:table-cell>
          <table:table-cell office:value-type="float" office:value="542187000.0000">
            <text:p>542187000.0000</text:p>
          </table:table-cell>
          <table:table-cell office:value-type="float" office:value="108437400.0000">
            <text:p>108437400.0000</text:p>
          </table:table-cell>
          <table:table-cell office:value-type="float" office:value="108437400.0000">
            <text:p>108437400.0000</text:p>
          </table:table-cell>
          <table:table-cell office:value-type="float" office:value="108437400.0000">
            <text:p>1084374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551">
            <text:p>202551</text:p>
          </table:table-cell>
          <table:table-cell office:value-type="float" office:value="893935000.0000">
            <text:p>893935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536361000.0000">
            <text:p>536361000.0000</text:p>
          </table:table-cell>
          <table:table-cell office:value-type="float" office:value="446967500.0000">
            <text:p>446967500.0000</text:p>
          </table:table-cell>
          <table:table-cell office:value-type="float" office:value="89393500.0000">
            <text:p>89393500.0000</text:p>
          </table:table-cell>
          <table:table-cell office:value-type="float" office:value="89393500.0000">
            <text:p>89393500.0000</text:p>
          </table:table-cell>
          <table:table-cell office:value-type="float" office:value="89393500.0000">
            <text:p>89393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553">
            <text:p>202553</text:p>
          </table:table-cell>
          <table:table-cell office:value-type="float" office:value="982529000.0000">
            <text:p>982529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589517400.0000">
            <text:p>589517400.0000</text:p>
          </table:table-cell>
          <table:table-cell office:value-type="float" office:value="491264500.0000">
            <text:p>491264500.0000</text:p>
          </table:table-cell>
          <table:table-cell office:value-type="float" office:value="98252900.0000">
            <text:p>98252900.0000</text:p>
          </table:table-cell>
          <table:table-cell office:value-type="float" office:value="98252900.0000">
            <text:p>98252900.0000</text:p>
          </table:table-cell>
          <table:table-cell office:value-type="float" office:value="98252900.0000">
            <text:p>982529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556">
            <text:p>202556</text:p>
          </table:table-cell>
          <table:table-cell office:value-type="float" office:value="282130000.0000">
            <text:p>282130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169278000.0000">
            <text:p>169278000.0000</text:p>
          </table:table-cell>
          <table:table-cell office:value-type="float" office:value="141065000.0000">
            <text:p>141065000.0000</text:p>
          </table:table-cell>
          <table:table-cell office:value-type="float" office:value="28213000.0000">
            <text:p>28213000.0000</text:p>
          </table:table-cell>
          <table:table-cell office:value-type="float" office:value="28213000.0000">
            <text:p>28213000.0000</text:p>
          </table:table-cell>
          <table:table-cell office:value-type="float" office:value="28213000.0000">
            <text:p>28213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565">
            <text:p>202565</text:p>
          </table:table-cell>
          <table:table-cell office:value-type="float" office:value="520000000.0000">
            <text:p>520000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312000000.0000">
            <text:p>312000000.0000</text:p>
          </table:table-cell>
          <table:table-cell office:value-type="float" office:value="260000000.0000">
            <text:p>260000000.0000</text:p>
          </table:table-cell>
          <table:table-cell office:value-type="float" office:value="52000000.0000">
            <text:p>52000000.0000</text:p>
          </table:table-cell>
          <table:table-cell office:value-type="float" office:value="52000000.0000">
            <text:p>52000000.0000</text:p>
          </table:table-cell>
          <table:table-cell office:value-type="float" office:value="52000000.0000">
            <text:p>52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566">
            <text:p>202566</text:p>
          </table:table-cell>
          <table:table-cell office:value-type="float" office:value="280788650.0000">
            <text:p>28078865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168473190.0000">
            <text:p>168473190.0000</text:p>
          </table:table-cell>
          <table:table-cell office:value-type="float" office:value="140394325.0000">
            <text:p>140394325.0000</text:p>
          </table:table-cell>
          <table:table-cell office:value-type="float" office:value="28078865.0000">
            <text:p>28078865.0000</text:p>
          </table:table-cell>
          <table:table-cell office:value-type="float" office:value="28078865.0000">
            <text:p>28078865.0000</text:p>
          </table:table-cell>
          <table:table-cell office:value-type="float" office:value="28078865.0000">
            <text:p>2807886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567">
            <text:p>202567</text:p>
          </table:table-cell>
          <table:table-cell office:value-type="float" office:value="623899000.0000">
            <text:p>623899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374339400.0000">
            <text:p>374339400.0000</text:p>
          </table:table-cell>
          <table:table-cell office:value-type="float" office:value="311949500.0000">
            <text:p>311949500.0000</text:p>
          </table:table-cell>
          <table:table-cell office:value-type="float" office:value="62389900.0000">
            <text:p>62389900.0000</text:p>
          </table:table-cell>
          <table:table-cell office:value-type="float" office:value="62389900.0000">
            <text:p>62389900.0000</text:p>
          </table:table-cell>
          <table:table-cell office:value-type="float" office:value="62389900.0000">
            <text:p>623899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568">
            <text:p>202568</text:p>
          </table:table-cell>
          <table:table-cell office:value-type="float" office:value="108485000.0000">
            <text:p>108485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65091000.0000">
            <text:p>65091000.0000</text:p>
          </table:table-cell>
          <table:table-cell office:value-type="float" office:value="54242500.0000">
            <text:p>54242500.0000</text:p>
          </table:table-cell>
          <table:table-cell office:value-type="float" office:value="10848500.0000">
            <text:p>10848500.0000</text:p>
          </table:table-cell>
          <table:table-cell office:value-type="float" office:value="10848500.0000">
            <text:p>10848500.0000</text:p>
          </table:table-cell>
          <table:table-cell office:value-type="float" office:value="10848500.0000">
            <text:p>10848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569">
            <text:p>202569</text:p>
          </table:table-cell>
          <table:table-cell office:value-type="float" office:value="226385000.0000">
            <text:p>226385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135831000.0000">
            <text:p>135831000.0000</text:p>
          </table:table-cell>
          <table:table-cell office:value-type="float" office:value="113192500.0000">
            <text:p>113192500.0000</text:p>
          </table:table-cell>
          <table:table-cell office:value-type="float" office:value="22638500.0000">
            <text:p>22638500.0000</text:p>
          </table:table-cell>
          <table:table-cell office:value-type="float" office:value="22638500.0000">
            <text:p>22638500.0000</text:p>
          </table:table-cell>
          <table:table-cell office:value-type="float" office:value="22638500.0000">
            <text:p>22638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573">
            <text:p>202573</text:p>
          </table:table-cell>
          <table:table-cell office:value-type="float" office:value="258012000.0000">
            <text:p>258012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154807200.0000">
            <text:p>154807200.0000</text:p>
          </table:table-cell>
          <table:table-cell office:value-type="float" office:value="129006000.0000">
            <text:p>129006000.0000</text:p>
          </table:table-cell>
          <table:table-cell office:value-type="float" office:value="25801200.0000">
            <text:p>25801200.0000</text:p>
          </table:table-cell>
          <table:table-cell office:value-type="float" office:value="25801200.0000">
            <text:p>25801200.0000</text:p>
          </table:table-cell>
          <table:table-cell office:value-type="float" office:value="25801200.0000">
            <text:p>258012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578">
            <text:p>202578</text:p>
          </table:table-cell>
          <table:table-cell office:value-type="float" office:value="330045872.0000">
            <text:p>330045872.00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165022935.0000">
            <text:p>165022935.0000</text:p>
          </table:table-cell>
          <table:table-cell office:value-type="float" office:value="132018348.0000">
            <text:p>132018348.0000</text:p>
          </table:table-cell>
          <table:table-cell office:value-type="float" office:value="33004587.0000">
            <text:p>33004587.0000</text:p>
          </table:table-cell>
          <table:table-cell office:value-type="float" office:value="33004587.0000">
            <text:p>33004587.0000</text:p>
          </table:table-cell>
          <table:table-cell office:value-type="float" office:value="33004587.0000">
            <text:p>3300458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586">
            <text:p>202586</text:p>
          </table:table-cell>
          <table:table-cell office:value-type="float" office:value="426749000.0000">
            <text:p>426749000.00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213374500.0000">
            <text:p>213374500.0000</text:p>
          </table:table-cell>
          <table:table-cell office:value-type="float" office:value="170699600.0000">
            <text:p>170699600.0000</text:p>
          </table:table-cell>
          <table:table-cell office:value-type="float" office:value="42674900.0000">
            <text:p>42674900.0000</text:p>
          </table:table-cell>
          <table:table-cell office:value-type="float" office:value="42674900.0000">
            <text:p>42674900.0000</text:p>
          </table:table-cell>
          <table:table-cell office:value-type="float" office:value="42674900.0000">
            <text:p>426749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589">
            <text:p>202589</text:p>
          </table:table-cell>
          <table:table-cell office:value-type="float" office:value="618784297.0000">
            <text:p>618784297.00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309392150.0000">
            <text:p>309392150.0000</text:p>
          </table:table-cell>
          <table:table-cell office:value-type="float" office:value="247513720.0000">
            <text:p>247513720.0000</text:p>
          </table:table-cell>
          <table:table-cell office:value-type="float" office:value="61878430.0000">
            <text:p>61878430.0000</text:p>
          </table:table-cell>
          <table:table-cell office:value-type="float" office:value="61878430.0000">
            <text:p>61878430.0000</text:p>
          </table:table-cell>
          <table:table-cell office:value-type="float" office:value="61878430.0000">
            <text:p>6187843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590">
            <text:p>202590</text:p>
          </table:table-cell>
          <table:table-cell office:value-type="float" office:value="579734333.0000">
            <text:p>579734333.00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289867165.0000">
            <text:p>289867165.0000</text:p>
          </table:table-cell>
          <table:table-cell office:value-type="float" office:value="231893732.0000">
            <text:p>231893732.0000</text:p>
          </table:table-cell>
          <table:table-cell office:value-type="float" office:value="57973433.0000">
            <text:p>57973433.0000</text:p>
          </table:table-cell>
          <table:table-cell office:value-type="float" office:value="57973433.0000">
            <text:p>57973433.0000</text:p>
          </table:table-cell>
          <table:table-cell office:value-type="float" office:value="57973433.0000">
            <text:p>579734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591">
            <text:p>202591</text:p>
          </table:table-cell>
          <table:table-cell office:value-type="float" office:value="1172103534.0000">
            <text:p>1172103534.00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586051765.0000">
            <text:p>586051765.0000</text:p>
          </table:table-cell>
          <table:table-cell office:value-type="float" office:value="468841412.0000">
            <text:p>468841412.0000</text:p>
          </table:table-cell>
          <table:table-cell office:value-type="float" office:value="117210353.0000">
            <text:p>117210353.0000</text:p>
          </table:table-cell>
          <table:table-cell office:value-type="float" office:value="117210353.0000">
            <text:p>117210353.0000</text:p>
          </table:table-cell>
          <table:table-cell office:value-type="float" office:value="117210353.0000">
            <text:p>11721035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594">
            <text:p>202594</text:p>
          </table:table-cell>
          <table:table-cell office:value-type="float" office:value="1887572888.0000">
            <text:p>1887572888.00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943786445.0000">
            <text:p>943786445.0000</text:p>
          </table:table-cell>
          <table:table-cell office:value-type="float" office:value="755029156.0000">
            <text:p>755029156.0000</text:p>
          </table:table-cell>
          <table:table-cell office:value-type="float" office:value="188757289.0000">
            <text:p>188757289.0000</text:p>
          </table:table-cell>
          <table:table-cell office:value-type="float" office:value="188757289.0000">
            <text:p>188757289.0000</text:p>
          </table:table-cell>
          <table:table-cell office:value-type="float" office:value="188757289.0000">
            <text:p>188757289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595">
            <text:p>202595</text:p>
          </table:table-cell>
          <table:table-cell office:value-type="float" office:value="229657750.0000">
            <text:p>229657750.00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114828875.0000">
            <text:p>114828875.0000</text:p>
          </table:table-cell>
          <table:table-cell office:value-type="float" office:value="91863100.0000">
            <text:p>91863100.0000</text:p>
          </table:table-cell>
          <table:table-cell office:value-type="float" office:value="22965775.0000">
            <text:p>22965775.0000</text:p>
          </table:table-cell>
          <table:table-cell office:value-type="float" office:value="22965775.0000">
            <text:p>22965775.0000</text:p>
          </table:table-cell>
          <table:table-cell office:value-type="float" office:value="22965775.0000">
            <text:p>229657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599">
            <text:p>202599</text:p>
          </table:table-cell>
          <table:table-cell office:value-type="float" office:value="44530250.0000">
            <text:p>44530250.00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22265125.0000">
            <text:p>22265125.0000</text:p>
          </table:table-cell>
          <table:table-cell office:value-type="float" office:value="17812100.0000">
            <text:p>17812100.0000</text:p>
          </table:table-cell>
          <table:table-cell office:value-type="float" office:value="4453025.0000">
            <text:p>4453025.0000</text:p>
          </table:table-cell>
          <table:table-cell office:value-type="float" office:value="4453025.0000">
            <text:p>4453025.0000</text:p>
          </table:table-cell>
          <table:table-cell office:value-type="float" office:value="4453025.0000">
            <text:p>44530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10">
            <text:p>202610</text:p>
          </table:table-cell>
          <table:table-cell office:value-type="float" office:value="212003000.0000">
            <text:p>212003000.00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4801200.0000">
            <text:p>84801200.0000</text:p>
          </table:table-cell>
          <table:table-cell office:value-type="float" office:value="63600900.0000">
            <text:p>63600900.0000</text:p>
          </table:table-cell>
          <table:table-cell office:value-type="float" office:value="21200300.0000">
            <text:p>21200300.0000</text:p>
          </table:table-cell>
          <table:table-cell office:value-type="float" office:value="21200300.0000">
            <text:p>21200300.0000</text:p>
          </table:table-cell>
          <table:table-cell office:value-type="float" office:value="21200300.0000">
            <text:p>21200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21">
            <text:p>202621</text:p>
          </table:table-cell>
          <table:table-cell office:value-type="float" office:value="249025000.0000">
            <text:p>249025000.00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199220000.0000">
            <text:p>199220000.0000</text:p>
          </table:table-cell>
          <table:table-cell office:value-type="float" office:value="174317500.0000">
            <text:p>174317500.0000</text:p>
          </table:table-cell>
          <table:table-cell office:value-type="float" office:value="24902500.0000">
            <text:p>24902500.0000</text:p>
          </table:table-cell>
          <table:table-cell office:value-type="float" office:value="24902500.0000">
            <text:p>24902500.0000</text:p>
          </table:table-cell>
          <table:table-cell office:value-type="float" office:value="24902500.0000">
            <text:p>2490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22">
            <text:p>202622</text:p>
          </table:table-cell>
          <table:table-cell office:value-type="float" office:value="104539460.0000">
            <text:p>104539460.00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83631568.0000">
            <text:p>83631568.0000</text:p>
          </table:table-cell>
          <table:table-cell office:value-type="float" office:value="73177622.0000">
            <text:p>73177622.0000</text:p>
          </table:table-cell>
          <table:table-cell office:value-type="float" office:value="10453946.0000">
            <text:p>10453946.0000</text:p>
          </table:table-cell>
          <table:table-cell office:value-type="float" office:value="10453946.0000">
            <text:p>10453946.0000</text:p>
          </table:table-cell>
          <table:table-cell office:value-type="float" office:value="10453946.0000">
            <text:p>10453946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23">
            <text:p>202623</text:p>
          </table:table-cell>
          <table:table-cell office:value-type="float" office:value="29105565.0000">
            <text:p>29105565.00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23284456.0000">
            <text:p>23284456.0000</text:p>
          </table:table-cell>
          <table:table-cell office:value-type="float" office:value="20373899.0000">
            <text:p>20373899.0000</text:p>
          </table:table-cell>
          <table:table-cell office:value-type="float" office:value="2910557.0000">
            <text:p>2910557.0000</text:p>
          </table:table-cell>
          <table:table-cell office:value-type="float" office:value="2910557.0000">
            <text:p>2910557.0000</text:p>
          </table:table-cell>
          <table:table-cell office:value-type="float" office:value="2910557.0000">
            <text:p>291055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24">
            <text:p>202624</text:p>
          </table:table-cell>
          <table:table-cell office:value-type="float" office:value="43045067.0000">
            <text:p>43045067.00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34436056.0000">
            <text:p>34436056.0000</text:p>
          </table:table-cell>
          <table:table-cell office:value-type="float" office:value="30131549.0000">
            <text:p>30131549.0000</text:p>
          </table:table-cell>
          <table:table-cell office:value-type="float" office:value="4304507.0000">
            <text:p>4304507.0000</text:p>
          </table:table-cell>
          <table:table-cell office:value-type="float" office:value="4304507.0000">
            <text:p>4304507.0000</text:p>
          </table:table-cell>
          <table:table-cell office:value-type="float" office:value="4304507.0000">
            <text:p>430450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25">
            <text:p>202625</text:p>
          </table:table-cell>
          <table:table-cell office:value-type="float" office:value="33761051.0000">
            <text:p>33761051.00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27008840.0000">
            <text:p>27008840.0000</text:p>
          </table:table-cell>
          <table:table-cell office:value-type="float" office:value="23632735.0000">
            <text:p>23632735.0000</text:p>
          </table:table-cell>
          <table:table-cell office:value-type="float" office:value="3376105.0000">
            <text:p>3376105.0000</text:p>
          </table:table-cell>
          <table:table-cell office:value-type="float" office:value="3376105.0000">
            <text:p>3376105.0000</text:p>
          </table:table-cell>
          <table:table-cell office:value-type="float" office:value="3376105.0000">
            <text:p>337610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26">
            <text:p>202626</text:p>
          </table:table-cell>
          <table:table-cell office:value-type="float" office:value="93768446.0000">
            <text:p>93768446.00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75014760.0000">
            <text:p>75014760.0000</text:p>
          </table:table-cell>
          <table:table-cell office:value-type="float" office:value="65637915.0000">
            <text:p>65637915.0000</text:p>
          </table:table-cell>
          <table:table-cell office:value-type="float" office:value="9376845.0000">
            <text:p>9376845.0000</text:p>
          </table:table-cell>
          <table:table-cell office:value-type="float" office:value="9376845.0000">
            <text:p>9376845.0000</text:p>
          </table:table-cell>
          <table:table-cell office:value-type="float" office:value="9376845.0000">
            <text:p>937684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27">
            <text:p>202627</text:p>
          </table:table-cell>
          <table:table-cell office:value-type="float" office:value="157882169.0000">
            <text:p>157882169.00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126305736.0000">
            <text:p>126305736.0000</text:p>
          </table:table-cell>
          <table:table-cell office:value-type="float" office:value="110517519.0000">
            <text:p>110517519.0000</text:p>
          </table:table-cell>
          <table:table-cell office:value-type="float" office:value="15788217.0000">
            <text:p>15788217.0000</text:p>
          </table:table-cell>
          <table:table-cell office:value-type="float" office:value="15788217.0000">
            <text:p>15788217.0000</text:p>
          </table:table-cell>
          <table:table-cell office:value-type="float" office:value="15788217.0000">
            <text:p>1578821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28">
            <text:p>202628</text:p>
          </table:table-cell>
          <table:table-cell office:value-type="float" office:value="124903036.0000">
            <text:p>124903036.00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99922432.0000">
            <text:p>99922432.0000</text:p>
          </table:table-cell>
          <table:table-cell office:value-type="float" office:value="87432128.0000">
            <text:p>87432128.0000</text:p>
          </table:table-cell>
          <table:table-cell office:value-type="float" office:value="12490304.0000">
            <text:p>12490304.0000</text:p>
          </table:table-cell>
          <table:table-cell office:value-type="float" office:value="12490304.0000">
            <text:p>12490304.0000</text:p>
          </table:table-cell>
          <table:table-cell office:value-type="float" office:value="12490304.0000">
            <text:p>12490304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29">
            <text:p>202629</text:p>
          </table:table-cell>
          <table:table-cell office:value-type="float" office:value="65670689.0000">
            <text:p>65670689.00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52536552.0000">
            <text:p>52536552.0000</text:p>
          </table:table-cell>
          <table:table-cell office:value-type="float" office:value="45969483.0000">
            <text:p>45969483.0000</text:p>
          </table:table-cell>
          <table:table-cell office:value-type="float" office:value="6567069.0000">
            <text:p>6567069.0000</text:p>
          </table:table-cell>
          <table:table-cell office:value-type="float" office:value="6567069.0000">
            <text:p>6567069.0000</text:p>
          </table:table-cell>
          <table:table-cell office:value-type="float" office:value="6567069.0000">
            <text:p>6567069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30">
            <text:p>202630</text:p>
          </table:table-cell>
          <table:table-cell office:value-type="float" office:value="25683810.0000">
            <text:p>25683810.00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20547048.0000">
            <text:p>20547048.0000</text:p>
          </table:table-cell>
          <table:table-cell office:value-type="float" office:value="17978667.0000">
            <text:p>17978667.0000</text:p>
          </table:table-cell>
          <table:table-cell office:value-type="float" office:value="2568381.0000">
            <text:p>2568381.0000</text:p>
          </table:table-cell>
          <table:table-cell office:value-type="float" office:value="2568381.0000">
            <text:p>2568381.0000</text:p>
          </table:table-cell>
          <table:table-cell office:value-type="float" office:value="2568381.0000">
            <text:p>2568381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31">
            <text:p>202631</text:p>
          </table:table-cell>
          <table:table-cell office:value-type="float" office:value="161706358.0000">
            <text:p>161706358.00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129365088.0000">
            <text:p>129365088.0000</text:p>
          </table:table-cell>
          <table:table-cell office:value-type="float" office:value="113194452.0000">
            <text:p>113194452.0000</text:p>
          </table:table-cell>
          <table:table-cell office:value-type="float" office:value="16170636.0000">
            <text:p>16170636.0000</text:p>
          </table:table-cell>
          <table:table-cell office:value-type="float" office:value="16170636.0000">
            <text:p>16170636.0000</text:p>
          </table:table-cell>
          <table:table-cell office:value-type="float" office:value="16170636.0000">
            <text:p>16170636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56">
            <text:p>202656</text:p>
          </table:table-cell>
          <table:table-cell office:value-type="float" office:value="97247000.0000">
            <text:p>97247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68072900.0000">
            <text:p>68072900.0000</text:p>
          </table:table-cell>
          <table:table-cell office:value-type="float" office:value="58348200.0000">
            <text:p>58348200.0000</text:p>
          </table:table-cell>
          <table:table-cell office:value-type="float" office:value="9724700.0000">
            <text:p>9724700.0000</text:p>
          </table:table-cell>
          <table:table-cell office:value-type="float" office:value="9724700.0000">
            <text:p>9724700.0000</text:p>
          </table:table-cell>
          <table:table-cell office:value-type="float" office:value="9724700.0000">
            <text:p>9724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57">
            <text:p>202657</text:p>
          </table:table-cell>
          <table:table-cell office:value-type="float" office:value="75003000.0000">
            <text:p>75003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52502100.0000">
            <text:p>52502100.0000</text:p>
          </table:table-cell>
          <table:table-cell office:value-type="float" office:value="45001800.0000">
            <text:p>45001800.0000</text:p>
          </table:table-cell>
          <table:table-cell office:value-type="float" office:value="7500300.0000">
            <text:p>7500300.0000</text:p>
          </table:table-cell>
          <table:table-cell office:value-type="float" office:value="7500300.0000">
            <text:p>7500300.0000</text:p>
          </table:table-cell>
          <table:table-cell office:value-type="float" office:value="7500300.0000">
            <text:p>7500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58">
            <text:p>202658</text:p>
          </table:table-cell>
          <table:table-cell office:value-type="float" office:value="99240000.0000">
            <text:p>99240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69468000.0000">
            <text:p>69468000.0000</text:p>
          </table:table-cell>
          <table:table-cell office:value-type="float" office:value="59544000.0000">
            <text:p>59544000.0000</text:p>
          </table:table-cell>
          <table:table-cell office:value-type="float" office:value="9924000.0000">
            <text:p>9924000.0000</text:p>
          </table:table-cell>
          <table:table-cell office:value-type="float" office:value="9924000.0000">
            <text:p>9924000.0000</text:p>
          </table:table-cell>
          <table:table-cell office:value-type="float" office:value="9924000.0000">
            <text:p>9924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59">
            <text:p>202659</text:p>
          </table:table-cell>
          <table:table-cell office:value-type="float" office:value="89752000.0000">
            <text:p>89752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62826400.0000">
            <text:p>62826400.0000</text:p>
          </table:table-cell>
          <table:table-cell office:value-type="float" office:value="53851200.0000">
            <text:p>53851200.0000</text:p>
          </table:table-cell>
          <table:table-cell office:value-type="float" office:value="8975200.0000">
            <text:p>8975200.0000</text:p>
          </table:table-cell>
          <table:table-cell office:value-type="float" office:value="8975200.0000">
            <text:p>8975200.0000</text:p>
          </table:table-cell>
          <table:table-cell office:value-type="float" office:value="8975200.0000">
            <text:p>89752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60">
            <text:p>202660</text:p>
          </table:table-cell>
          <table:table-cell office:value-type="float" office:value="89774000.0000">
            <text:p>89774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62841800.0000">
            <text:p>62841800.0000</text:p>
          </table:table-cell>
          <table:table-cell office:value-type="float" office:value="53864400.0000">
            <text:p>53864400.0000</text:p>
          </table:table-cell>
          <table:table-cell office:value-type="float" office:value="8977400.0000">
            <text:p>8977400.0000</text:p>
          </table:table-cell>
          <table:table-cell office:value-type="float" office:value="8977400.0000">
            <text:p>8977400.0000</text:p>
          </table:table-cell>
          <table:table-cell office:value-type="float" office:value="8977400.0000">
            <text:p>89774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61">
            <text:p>202661</text:p>
          </table:table-cell>
          <table:table-cell office:value-type="float" office:value="71872000.0000">
            <text:p>71872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50310400.0000">
            <text:p>50310400.0000</text:p>
          </table:table-cell>
          <table:table-cell office:value-type="float" office:value="43123200.0000">
            <text:p>43123200.0000</text:p>
          </table:table-cell>
          <table:table-cell office:value-type="float" office:value="7187200.0000">
            <text:p>7187200.0000</text:p>
          </table:table-cell>
          <table:table-cell office:value-type="float" office:value="7187200.0000">
            <text:p>7187200.0000</text:p>
          </table:table-cell>
          <table:table-cell office:value-type="float" office:value="7187200.0000">
            <text:p>71872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62">
            <text:p>202662</text:p>
          </table:table-cell>
          <table:table-cell office:value-type="float" office:value="252083000.0000">
            <text:p>252083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176458100.0000">
            <text:p>176458100.0000</text:p>
          </table:table-cell>
          <table:table-cell office:value-type="float" office:value="151249800.0000">
            <text:p>151249800.0000</text:p>
          </table:table-cell>
          <table:table-cell office:value-type="float" office:value="25208300.0000">
            <text:p>25208300.0000</text:p>
          </table:table-cell>
          <table:table-cell office:value-type="float" office:value="25208300.0000">
            <text:p>25208300.0000</text:p>
          </table:table-cell>
          <table:table-cell office:value-type="float" office:value="25208300.0000">
            <text:p>25208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63">
            <text:p>202663</text:p>
          </table:table-cell>
          <table:table-cell office:value-type="float" office:value="101788000.0000">
            <text:p>101788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71251600.0000">
            <text:p>71251600.0000</text:p>
          </table:table-cell>
          <table:table-cell office:value-type="float" office:value="61072800.0000">
            <text:p>61072800.0000</text:p>
          </table:table-cell>
          <table:table-cell office:value-type="float" office:value="10178800.0000">
            <text:p>10178800.0000</text:p>
          </table:table-cell>
          <table:table-cell office:value-type="float" office:value="10178800.0000">
            <text:p>10178800.0000</text:p>
          </table:table-cell>
          <table:table-cell office:value-type="float" office:value="10178800.0000">
            <text:p>101788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64">
            <text:p>202664</text:p>
          </table:table-cell>
          <table:table-cell office:value-type="float" office:value="50798000.0000">
            <text:p>50798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35558600.0000">
            <text:p>35558600.0000</text:p>
          </table:table-cell>
          <table:table-cell office:value-type="float" office:value="30478800.0000">
            <text:p>30478800.0000</text:p>
          </table:table-cell>
          <table:table-cell office:value-type="float" office:value="5079800.0000">
            <text:p>5079800.0000</text:p>
          </table:table-cell>
          <table:table-cell office:value-type="float" office:value="5079800.0000">
            <text:p>5079800.0000</text:p>
          </table:table-cell>
          <table:table-cell office:value-type="float" office:value="5079800.0000">
            <text:p>50798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65">
            <text:p>202665</text:p>
          </table:table-cell>
          <table:table-cell office:value-type="float" office:value="30023000.0000">
            <text:p>30023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21016100.0000">
            <text:p>21016100.0000</text:p>
          </table:table-cell>
          <table:table-cell office:value-type="float" office:value="18013800.0000">
            <text:p>18013800.0000</text:p>
          </table:table-cell>
          <table:table-cell office:value-type="float" office:value="3002300.0000">
            <text:p>3002300.0000</text:p>
          </table:table-cell>
          <table:table-cell office:value-type="float" office:value="3002300.0000">
            <text:p>3002300.0000</text:p>
          </table:table-cell>
          <table:table-cell office:value-type="float" office:value="3002300.0000">
            <text:p>3002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66">
            <text:p>202666</text:p>
          </table:table-cell>
          <table:table-cell office:value-type="float" office:value="68377000.0000">
            <text:p>68377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47863900.0000">
            <text:p>47863900.0000</text:p>
          </table:table-cell>
          <table:table-cell office:value-type="float" office:value="41026200.0000">
            <text:p>41026200.0000</text:p>
          </table:table-cell>
          <table:table-cell office:value-type="float" office:value="6837700.0000">
            <text:p>6837700.0000</text:p>
          </table:table-cell>
          <table:table-cell office:value-type="float" office:value="6837700.0000">
            <text:p>6837700.0000</text:p>
          </table:table-cell>
          <table:table-cell office:value-type="float" office:value="6837700.0000">
            <text:p>6837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67">
            <text:p>202667</text:p>
          </table:table-cell>
          <table:table-cell office:value-type="float" office:value="49419000.0000">
            <text:p>49419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34593300.0000">
            <text:p>34593300.0000</text:p>
          </table:table-cell>
          <table:table-cell office:value-type="float" office:value="29651400.0000">
            <text:p>29651400.0000</text:p>
          </table:table-cell>
          <table:table-cell office:value-type="float" office:value="4941900.0000">
            <text:p>4941900.0000</text:p>
          </table:table-cell>
          <table:table-cell office:value-type="float" office:value="4941900.0000">
            <text:p>4941900.0000</text:p>
          </table:table-cell>
          <table:table-cell office:value-type="float" office:value="4941900.0000">
            <text:p>49419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68">
            <text:p>202668</text:p>
          </table:table-cell>
          <table:table-cell office:value-type="float" office:value="75128000.0000">
            <text:p>75128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52589600.0000">
            <text:p>52589600.0000</text:p>
          </table:table-cell>
          <table:table-cell office:value-type="float" office:value="45076800.0000">
            <text:p>45076800.0000</text:p>
          </table:table-cell>
          <table:table-cell office:value-type="float" office:value="7512800.0000">
            <text:p>7512800.0000</text:p>
          </table:table-cell>
          <table:table-cell office:value-type="float" office:value="7512800.0000">
            <text:p>7512800.0000</text:p>
          </table:table-cell>
          <table:table-cell office:value-type="float" office:value="7512800.0000">
            <text:p>75128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69">
            <text:p>202669</text:p>
          </table:table-cell>
          <table:table-cell office:value-type="float" office:value="49709000.0000">
            <text:p>49709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34796300.0000">
            <text:p>34796300.0000</text:p>
          </table:table-cell>
          <table:table-cell office:value-type="float" office:value="29825400.0000">
            <text:p>29825400.0000</text:p>
          </table:table-cell>
          <table:table-cell office:value-type="float" office:value="4970900.0000">
            <text:p>4970900.0000</text:p>
          </table:table-cell>
          <table:table-cell office:value-type="float" office:value="4970900.0000">
            <text:p>4970900.0000</text:p>
          </table:table-cell>
          <table:table-cell office:value-type="float" office:value="4970900.0000">
            <text:p>49709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70">
            <text:p>202670</text:p>
          </table:table-cell>
          <table:table-cell office:value-type="float" office:value="38985000.0000">
            <text:p>38985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27289500.0000">
            <text:p>27289500.0000</text:p>
          </table:table-cell>
          <table:table-cell office:value-type="float" office:value="23391000.0000">
            <text:p>23391000.0000</text:p>
          </table:table-cell>
          <table:table-cell office:value-type="float" office:value="3898500.0000">
            <text:p>3898500.0000</text:p>
          </table:table-cell>
          <table:table-cell office:value-type="float" office:value="3898500.0000">
            <text:p>3898500.0000</text:p>
          </table:table-cell>
          <table:table-cell office:value-type="float" office:value="3898500.0000">
            <text:p>3898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71">
            <text:p>202671</text:p>
          </table:table-cell>
          <table:table-cell office:value-type="float" office:value="44139000.0000">
            <text:p>44139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30897300.0000">
            <text:p>30897300.0000</text:p>
          </table:table-cell>
          <table:table-cell office:value-type="float" office:value="26483400.0000">
            <text:p>26483400.0000</text:p>
          </table:table-cell>
          <table:table-cell office:value-type="float" office:value="4413900.0000">
            <text:p>4413900.0000</text:p>
          </table:table-cell>
          <table:table-cell office:value-type="float" office:value="4413900.0000">
            <text:p>4413900.0000</text:p>
          </table:table-cell>
          <table:table-cell office:value-type="float" office:value="4413900.0000">
            <text:p>44139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72">
            <text:p>202672</text:p>
          </table:table-cell>
          <table:table-cell office:value-type="float" office:value="44470000.0000">
            <text:p>44470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31129000.0000">
            <text:p>31129000.0000</text:p>
          </table:table-cell>
          <table:table-cell office:value-type="float" office:value="26682000.0000">
            <text:p>26682000.0000</text:p>
          </table:table-cell>
          <table:table-cell office:value-type="float" office:value="4447000.0000">
            <text:p>4447000.0000</text:p>
          </table:table-cell>
          <table:table-cell office:value-type="float" office:value="4447000.0000">
            <text:p>4447000.0000</text:p>
          </table:table-cell>
          <table:table-cell office:value-type="float" office:value="4447000.0000">
            <text:p>4447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73">
            <text:p>202673</text:p>
          </table:table-cell>
          <table:table-cell office:value-type="float" office:value="29491000.0000">
            <text:p>29491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20643700.0000">
            <text:p>20643700.0000</text:p>
          </table:table-cell>
          <table:table-cell office:value-type="float" office:value="17694600.0000">
            <text:p>17694600.0000</text:p>
          </table:table-cell>
          <table:table-cell office:value-type="float" office:value="2949100.0000">
            <text:p>2949100.0000</text:p>
          </table:table-cell>
          <table:table-cell office:value-type="float" office:value="2949100.0000">
            <text:p>2949100.0000</text:p>
          </table:table-cell>
          <table:table-cell office:value-type="float" office:value="2949100.0000">
            <text:p>29491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74">
            <text:p>202674</text:p>
          </table:table-cell>
          <table:table-cell office:value-type="float" office:value="39048000.0000">
            <text:p>39048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27333600.0000">
            <text:p>27333600.0000</text:p>
          </table:table-cell>
          <table:table-cell office:value-type="float" office:value="23428800.0000">
            <text:p>23428800.0000</text:p>
          </table:table-cell>
          <table:table-cell office:value-type="float" office:value="3904800.0000">
            <text:p>3904800.0000</text:p>
          </table:table-cell>
          <table:table-cell office:value-type="float" office:value="3904800.0000">
            <text:p>3904800.0000</text:p>
          </table:table-cell>
          <table:table-cell office:value-type="float" office:value="3904800.0000">
            <text:p>39048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75">
            <text:p>202675</text:p>
          </table:table-cell>
          <table:table-cell office:value-type="float" office:value="49800000.0000">
            <text:p>49800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34860000.0000">
            <text:p>34860000.0000</text:p>
          </table:table-cell>
          <table:table-cell office:value-type="float" office:value="29880000.0000">
            <text:p>29880000.0000</text:p>
          </table:table-cell>
          <table:table-cell office:value-type="float" office:value="4980000.0000">
            <text:p>4980000.0000</text:p>
          </table:table-cell>
          <table:table-cell office:value-type="float" office:value="4980000.0000">
            <text:p>4980000.0000</text:p>
          </table:table-cell>
          <table:table-cell office:value-type="float" office:value="4980000.0000">
            <text:p>498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76">
            <text:p>202676</text:p>
          </table:table-cell>
          <table:table-cell office:value-type="float" office:value="63543000.0000">
            <text:p>63543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44480100.0000">
            <text:p>44480100.0000</text:p>
          </table:table-cell>
          <table:table-cell office:value-type="float" office:value="38125800.0000">
            <text:p>38125800.0000</text:p>
          </table:table-cell>
          <table:table-cell office:value-type="float" office:value="6354300.0000">
            <text:p>6354300.0000</text:p>
          </table:table-cell>
          <table:table-cell office:value-type="float" office:value="6354300.0000">
            <text:p>6354300.0000</text:p>
          </table:table-cell>
          <table:table-cell office:value-type="float" office:value="6354300.0000">
            <text:p>6354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77">
            <text:p>202677</text:p>
          </table:table-cell>
          <table:table-cell office:value-type="float" office:value="89255000.0000">
            <text:p>89255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62478500.0000">
            <text:p>62478500.0000</text:p>
          </table:table-cell>
          <table:table-cell office:value-type="float" office:value="53553000.0000">
            <text:p>53553000.0000</text:p>
          </table:table-cell>
          <table:table-cell office:value-type="float" office:value="8925500.0000">
            <text:p>8925500.0000</text:p>
          </table:table-cell>
          <table:table-cell office:value-type="float" office:value="8925500.0000">
            <text:p>8925500.0000</text:p>
          </table:table-cell>
          <table:table-cell office:value-type="float" office:value="8925500.0000">
            <text:p>8925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78">
            <text:p>202678</text:p>
          </table:table-cell>
          <table:table-cell office:value-type="float" office:value="63060000.0000">
            <text:p>63060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44142000.0000">
            <text:p>44142000.0000</text:p>
          </table:table-cell>
          <table:table-cell office:value-type="float" office:value="37836000.0000">
            <text:p>37836000.0000</text:p>
          </table:table-cell>
          <table:table-cell office:value-type="float" office:value="6306000.0000">
            <text:p>6306000.0000</text:p>
          </table:table-cell>
          <table:table-cell office:value-type="float" office:value="6306000.0000">
            <text:p>6306000.0000</text:p>
          </table:table-cell>
          <table:table-cell office:value-type="float" office:value="6306000.0000">
            <text:p>6306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79">
            <text:p>202679</text:p>
          </table:table-cell>
          <table:table-cell office:value-type="float" office:value="105462000.0000">
            <text:p>105462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63277200.0000">
            <text:p>63277200.0000</text:p>
          </table:table-cell>
          <table:table-cell office:value-type="float" office:value="52731000.0000">
            <text:p>52731000.0000</text:p>
          </table:table-cell>
          <table:table-cell office:value-type="float" office:value="10546200.0000">
            <text:p>10546200.0000</text:p>
          </table:table-cell>
          <table:table-cell office:value-type="float" office:value="10546200.0000">
            <text:p>10546200.0000</text:p>
          </table:table-cell>
          <table:table-cell office:value-type="float" office:value="10546200.0000">
            <text:p>105462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80">
            <text:p>202680</text:p>
          </table:table-cell>
          <table:table-cell office:value-type="float" office:value="95121000.0000">
            <text:p>95121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57072600.0000">
            <text:p>57072600.0000</text:p>
          </table:table-cell>
          <table:table-cell office:value-type="float" office:value="47560500.0000">
            <text:p>47560500.0000</text:p>
          </table:table-cell>
          <table:table-cell office:value-type="float" office:value="9512100.0000">
            <text:p>9512100.0000</text:p>
          </table:table-cell>
          <table:table-cell office:value-type="float" office:value="9512100.0000">
            <text:p>9512100.0000</text:p>
          </table:table-cell>
          <table:table-cell office:value-type="float" office:value="9512100.0000">
            <text:p>95121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81">
            <text:p>202681</text:p>
          </table:table-cell>
          <table:table-cell office:value-type="float" office:value="88523000.0000">
            <text:p>88523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53113800.0000">
            <text:p>53113800.0000</text:p>
          </table:table-cell>
          <table:table-cell office:value-type="float" office:value="44261500.0000">
            <text:p>44261500.0000</text:p>
          </table:table-cell>
          <table:table-cell office:value-type="float" office:value="8852300.0000">
            <text:p>8852300.0000</text:p>
          </table:table-cell>
          <table:table-cell office:value-type="float" office:value="8852300.0000">
            <text:p>8852300.0000</text:p>
          </table:table-cell>
          <table:table-cell office:value-type="float" office:value="8852300.0000">
            <text:p>8852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82">
            <text:p>202682</text:p>
          </table:table-cell>
          <table:table-cell office:value-type="float" office:value="65750000.0000">
            <text:p>65750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39450000.0000">
            <text:p>39450000.0000</text:p>
          </table:table-cell>
          <table:table-cell office:value-type="float" office:value="32875000.0000">
            <text:p>32875000.0000</text:p>
          </table:table-cell>
          <table:table-cell office:value-type="float" office:value="6575000.0000">
            <text:p>6575000.0000</text:p>
          </table:table-cell>
          <table:table-cell office:value-type="float" office:value="6575000.0000">
            <text:p>6575000.0000</text:p>
          </table:table-cell>
          <table:table-cell office:value-type="float" office:value="6575000.0000">
            <text:p>657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83">
            <text:p>202683</text:p>
          </table:table-cell>
          <table:table-cell office:value-type="float" office:value="93636000.0000">
            <text:p>93636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56181600.0000">
            <text:p>56181600.0000</text:p>
          </table:table-cell>
          <table:table-cell office:value-type="float" office:value="46818000.0000">
            <text:p>46818000.0000</text:p>
          </table:table-cell>
          <table:table-cell office:value-type="float" office:value="9363600.0000">
            <text:p>9363600.0000</text:p>
          </table:table-cell>
          <table:table-cell office:value-type="float" office:value="9363600.0000">
            <text:p>9363600.0000</text:p>
          </table:table-cell>
          <table:table-cell office:value-type="float" office:value="9363600.0000">
            <text:p>93636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84">
            <text:p>202684</text:p>
          </table:table-cell>
          <table:table-cell office:value-type="float" office:value="74536000.0000">
            <text:p>74536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44721600.0000">
            <text:p>44721600.0000</text:p>
          </table:table-cell>
          <table:table-cell office:value-type="float" office:value="37268000.0000">
            <text:p>37268000.0000</text:p>
          </table:table-cell>
          <table:table-cell office:value-type="float" office:value="7453600.0000">
            <text:p>7453600.0000</text:p>
          </table:table-cell>
          <table:table-cell office:value-type="float" office:value="7453600.0000">
            <text:p>7453600.0000</text:p>
          </table:table-cell>
          <table:table-cell office:value-type="float" office:value="7453600.0000">
            <text:p>74536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85">
            <text:p>202685</text:p>
          </table:table-cell>
          <table:table-cell office:value-type="float" office:value="81916000.0000">
            <text:p>81916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49149600.0000">
            <text:p>49149600.0000</text:p>
          </table:table-cell>
          <table:table-cell office:value-type="float" office:value="40958000.0000">
            <text:p>40958000.0000</text:p>
          </table:table-cell>
          <table:table-cell office:value-type="float" office:value="8191600.0000">
            <text:p>8191600.0000</text:p>
          </table:table-cell>
          <table:table-cell office:value-type="float" office:value="8191600.0000">
            <text:p>8191600.0000</text:p>
          </table:table-cell>
          <table:table-cell office:value-type="float" office:value="8191600.0000">
            <text:p>81916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86">
            <text:p>202686</text:p>
          </table:table-cell>
          <table:table-cell office:value-type="float" office:value="83399000.0000">
            <text:p>83399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50039400.0000">
            <text:p>50039400.0000</text:p>
          </table:table-cell>
          <table:table-cell office:value-type="float" office:value="41699500.0000">
            <text:p>41699500.0000</text:p>
          </table:table-cell>
          <table:table-cell office:value-type="float" office:value="8339900.0000">
            <text:p>8339900.0000</text:p>
          </table:table-cell>
          <table:table-cell office:value-type="float" office:value="8339900.0000">
            <text:p>8339900.0000</text:p>
          </table:table-cell>
          <table:table-cell office:value-type="float" office:value="8339900.0000">
            <text:p>83399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87">
            <text:p>202687</text:p>
          </table:table-cell>
          <table:table-cell office:value-type="float" office:value="97067000.0000">
            <text:p>97067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58240200.0000">
            <text:p>58240200.0000</text:p>
          </table:table-cell>
          <table:table-cell office:value-type="float" office:value="48533500.0000">
            <text:p>48533500.0000</text:p>
          </table:table-cell>
          <table:table-cell office:value-type="float" office:value="9706700.0000">
            <text:p>9706700.0000</text:p>
          </table:table-cell>
          <table:table-cell office:value-type="float" office:value="9706700.0000">
            <text:p>9706700.0000</text:p>
          </table:table-cell>
          <table:table-cell office:value-type="float" office:value="9706700.0000">
            <text:p>9706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88">
            <text:p>202688</text:p>
          </table:table-cell>
          <table:table-cell office:value-type="float" office:value="56549000.0000">
            <text:p>56549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33929400.0000">
            <text:p>33929400.0000</text:p>
          </table:table-cell>
          <table:table-cell office:value-type="float" office:value="28274500.0000">
            <text:p>28274500.0000</text:p>
          </table:table-cell>
          <table:table-cell office:value-type="float" office:value="5654900.0000">
            <text:p>5654900.0000</text:p>
          </table:table-cell>
          <table:table-cell office:value-type="float" office:value="5654900.0000">
            <text:p>5654900.0000</text:p>
          </table:table-cell>
          <table:table-cell office:value-type="float" office:value="5654900.0000">
            <text:p>56549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89">
            <text:p>202689</text:p>
          </table:table-cell>
          <table:table-cell office:value-type="float" office:value="63788000.0000">
            <text:p>63788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38272800.0000">
            <text:p>38272800.0000</text:p>
          </table:table-cell>
          <table:table-cell office:value-type="float" office:value="31894000.0000">
            <text:p>31894000.0000</text:p>
          </table:table-cell>
          <table:table-cell office:value-type="float" office:value="6378800.0000">
            <text:p>6378800.0000</text:p>
          </table:table-cell>
          <table:table-cell office:value-type="float" office:value="6378800.0000">
            <text:p>6378800.0000</text:p>
          </table:table-cell>
          <table:table-cell office:value-type="float" office:value="6378800.0000">
            <text:p>63788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90">
            <text:p>202690</text:p>
          </table:table-cell>
          <table:table-cell office:value-type="float" office:value="290900427.0000">
            <text:p>290900427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174540258.0000">
            <text:p>174540258.0000</text:p>
          </table:table-cell>
          <table:table-cell office:value-type="float" office:value="145450215.0000">
            <text:p>145450215.0000</text:p>
          </table:table-cell>
          <table:table-cell office:value-type="float" office:value="29090043.0000">
            <text:p>29090043.0000</text:p>
          </table:table-cell>
          <table:table-cell office:value-type="float" office:value="29090043.0000">
            <text:p>29090043.0000</text:p>
          </table:table-cell>
          <table:table-cell office:value-type="float" office:value="29090043.0000">
            <text:p>2909004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91">
            <text:p>202691</text:p>
          </table:table-cell>
          <table:table-cell office:value-type="float" office:value="52400000.0000">
            <text:p>52400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31440000.0000">
            <text:p>31440000.0000</text:p>
          </table:table-cell>
          <table:table-cell office:value-type="float" office:value="26200000.0000">
            <text:p>26200000.0000</text:p>
          </table:table-cell>
          <table:table-cell office:value-type="float" office:value="5240000.0000">
            <text:p>5240000.0000</text:p>
          </table:table-cell>
          <table:table-cell office:value-type="float" office:value="5240000.0000">
            <text:p>5240000.0000</text:p>
          </table:table-cell>
          <table:table-cell office:value-type="float" office:value="5240000.0000">
            <text:p>524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92">
            <text:p>202692</text:p>
          </table:table-cell>
          <table:table-cell office:value-type="float" office:value="47636000.0000">
            <text:p>47636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28581600.0000">
            <text:p>28581600.0000</text:p>
          </table:table-cell>
          <table:table-cell office:value-type="float" office:value="23818000.0000">
            <text:p>23818000.0000</text:p>
          </table:table-cell>
          <table:table-cell office:value-type="float" office:value="4763600.0000">
            <text:p>4763600.0000</text:p>
          </table:table-cell>
          <table:table-cell office:value-type="float" office:value="4763600.0000">
            <text:p>4763600.0000</text:p>
          </table:table-cell>
          <table:table-cell office:value-type="float" office:value="4763600.0000">
            <text:p>47636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93">
            <text:p>202693</text:p>
          </table:table-cell>
          <table:table-cell office:value-type="float" office:value="228567000.0000">
            <text:p>228567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137140200.0000">
            <text:p>137140200.0000</text:p>
          </table:table-cell>
          <table:table-cell office:value-type="float" office:value="114283500.0000">
            <text:p>114283500.0000</text:p>
          </table:table-cell>
          <table:table-cell office:value-type="float" office:value="22856700.0000">
            <text:p>22856700.0000</text:p>
          </table:table-cell>
          <table:table-cell office:value-type="float" office:value="22856700.0000">
            <text:p>22856700.0000</text:p>
          </table:table-cell>
          <table:table-cell office:value-type="float" office:value="22856700.0000">
            <text:p>22856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94">
            <text:p>202694</text:p>
          </table:table-cell>
          <table:table-cell office:value-type="float" office:value="32050000.0000">
            <text:p>32050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19230000.0000">
            <text:p>19230000.0000</text:p>
          </table:table-cell>
          <table:table-cell office:value-type="float" office:value="16025000.0000">
            <text:p>16025000.0000</text:p>
          </table:table-cell>
          <table:table-cell office:value-type="float" office:value="3205000.0000">
            <text:p>3205000.0000</text:p>
          </table:table-cell>
          <table:table-cell office:value-type="float" office:value="3205000.0000">
            <text:p>3205000.0000</text:p>
          </table:table-cell>
          <table:table-cell office:value-type="float" office:value="3205000.0000">
            <text:p>320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95">
            <text:p>202695</text:p>
          </table:table-cell>
          <table:table-cell office:value-type="float" office:value="53544000.0000">
            <text:p>53544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32126400.0000">
            <text:p>32126400.0000</text:p>
          </table:table-cell>
          <table:table-cell office:value-type="float" office:value="26772000.0000">
            <text:p>26772000.0000</text:p>
          </table:table-cell>
          <table:table-cell office:value-type="float" office:value="5354400.0000">
            <text:p>5354400.0000</text:p>
          </table:table-cell>
          <table:table-cell office:value-type="float" office:value="5354400.0000">
            <text:p>5354400.0000</text:p>
          </table:table-cell>
          <table:table-cell office:value-type="float" office:value="5354400.0000">
            <text:p>53544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96">
            <text:p>202696</text:p>
          </table:table-cell>
          <table:table-cell office:value-type="float" office:value="69587000.0000">
            <text:p>69587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41752200.0000">
            <text:p>41752200.0000</text:p>
          </table:table-cell>
          <table:table-cell office:value-type="float" office:value="34793500.0000">
            <text:p>34793500.0000</text:p>
          </table:table-cell>
          <table:table-cell office:value-type="float" office:value="6958700.0000">
            <text:p>6958700.0000</text:p>
          </table:table-cell>
          <table:table-cell office:value-type="float" office:value="6958700.0000">
            <text:p>6958700.0000</text:p>
          </table:table-cell>
          <table:table-cell office:value-type="float" office:value="6958700.0000">
            <text:p>6958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97">
            <text:p>202697</text:p>
          </table:table-cell>
          <table:table-cell office:value-type="float" office:value="76215000.0000">
            <text:p>76215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45729000.0000">
            <text:p>45729000.0000</text:p>
          </table:table-cell>
          <table:table-cell office:value-type="float" office:value="38107500.0000">
            <text:p>38107500.0000</text:p>
          </table:table-cell>
          <table:table-cell office:value-type="float" office:value="7621500.0000">
            <text:p>7621500.0000</text:p>
          </table:table-cell>
          <table:table-cell office:value-type="float" office:value="7621500.0000">
            <text:p>7621500.0000</text:p>
          </table:table-cell>
          <table:table-cell office:value-type="float" office:value="7621500.0000">
            <text:p>7621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98">
            <text:p>202698</text:p>
          </table:table-cell>
          <table:table-cell office:value-type="float" office:value="92125000.0000">
            <text:p>92125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55275000.0000">
            <text:p>55275000.0000</text:p>
          </table:table-cell>
          <table:table-cell office:value-type="float" office:value="46062500.0000">
            <text:p>46062500.0000</text:p>
          </table:table-cell>
          <table:table-cell office:value-type="float" office:value="9212500.0000">
            <text:p>9212500.0000</text:p>
          </table:table-cell>
          <table:table-cell office:value-type="float" office:value="9212500.0000">
            <text:p>9212500.0000</text:p>
          </table:table-cell>
          <table:table-cell office:value-type="float" office:value="9212500.0000">
            <text:p>921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699">
            <text:p>202699</text:p>
          </table:table-cell>
          <table:table-cell office:value-type="float" office:value="46075000.0000">
            <text:p>46075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27645000.0000">
            <text:p>27645000.0000</text:p>
          </table:table-cell>
          <table:table-cell office:value-type="float" office:value="23037500.0000">
            <text:p>23037500.0000</text:p>
          </table:table-cell>
          <table:table-cell office:value-type="float" office:value="4607500.0000">
            <text:p>4607500.0000</text:p>
          </table:table-cell>
          <table:table-cell office:value-type="float" office:value="4607500.0000">
            <text:p>4607500.0000</text:p>
          </table:table-cell>
          <table:table-cell office:value-type="float" office:value="4607500.0000">
            <text:p>460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00">
            <text:p>202700</text:p>
          </table:table-cell>
          <table:table-cell office:value-type="float" office:value="60041000.0000">
            <text:p>60041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36024600.0000">
            <text:p>36024600.0000</text:p>
          </table:table-cell>
          <table:table-cell office:value-type="float" office:value="30020500.0000">
            <text:p>30020500.0000</text:p>
          </table:table-cell>
          <table:table-cell office:value-type="float" office:value="6004100.0000">
            <text:p>6004100.0000</text:p>
          </table:table-cell>
          <table:table-cell office:value-type="float" office:value="6004100.0000">
            <text:p>6004100.0000</text:p>
          </table:table-cell>
          <table:table-cell office:value-type="float" office:value="6004100.0000">
            <text:p>60041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01">
            <text:p>202701</text:p>
          </table:table-cell>
          <table:table-cell office:value-type="float" office:value="42833000.0000">
            <text:p>42833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25699800.0000">
            <text:p>25699800.0000</text:p>
          </table:table-cell>
          <table:table-cell office:value-type="float" office:value="21416500.0000">
            <text:p>21416500.0000</text:p>
          </table:table-cell>
          <table:table-cell office:value-type="float" office:value="4283300.0000">
            <text:p>4283300.0000</text:p>
          </table:table-cell>
          <table:table-cell office:value-type="float" office:value="4283300.0000">
            <text:p>4283300.0000</text:p>
          </table:table-cell>
          <table:table-cell office:value-type="float" office:value="4283300.0000">
            <text:p>4283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02">
            <text:p>202702</text:p>
          </table:table-cell>
          <table:table-cell office:value-type="float" office:value="21597000.0000">
            <text:p>21597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12958200.0000">
            <text:p>12958200.0000</text:p>
          </table:table-cell>
          <table:table-cell office:value-type="float" office:value="10798500.0000">
            <text:p>10798500.0000</text:p>
          </table:table-cell>
          <table:table-cell office:value-type="float" office:value="2159700.0000">
            <text:p>2159700.0000</text:p>
          </table:table-cell>
          <table:table-cell office:value-type="float" office:value="2159700.0000">
            <text:p>2159700.0000</text:p>
          </table:table-cell>
          <table:table-cell office:value-type="float" office:value="2159700.0000">
            <text:p>2159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06">
            <text:p>202706</text:p>
          </table:table-cell>
          <table:table-cell office:value-type="float" office:value="180000000.0000">
            <text:p>180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54000000.0000">
            <text:p>54000000.0000</text:p>
          </table:table-cell>
          <table:table-cell office:value-type="float" office:value="50400000.0000">
            <text:p>50400000.0000</text:p>
          </table:table-cell>
          <table:table-cell office:value-type="float" office:value="3600000.0000">
            <text:p>3600000.0000</text:p>
          </table:table-cell>
          <table:table-cell office:value-type="float" office:value="3600000.0000">
            <text:p>3600000.0000</text:p>
          </table:table-cell>
          <table:table-cell office:value-type="float" office:value="3600000.0000">
            <text:p>36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07">
            <text:p>202707</text:p>
          </table:table-cell>
          <table:table-cell office:value-type="float" office:value="81000000.0000">
            <text:p>81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24300000.0000">
            <text:p>24300000.0000</text:p>
          </table:table-cell>
          <table:table-cell office:value-type="float" office:value="22680000.0000">
            <text:p>22680000.0000</text:p>
          </table:table-cell>
          <table:table-cell office:value-type="float" office:value="1620000.0000">
            <text:p>1620000.0000</text:p>
          </table:table-cell>
          <table:table-cell office:value-type="float" office:value="1620000.0000">
            <text:p>1620000.0000</text:p>
          </table:table-cell>
          <table:table-cell office:value-type="float" office:value="1620000.0000">
            <text:p>162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08">
            <text:p>202708</text:p>
          </table:table-cell>
          <table:table-cell office:value-type="float" office:value="2145000000.0000">
            <text:p>2145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643500000.0000">
            <text:p>643500000.0000</text:p>
          </table:table-cell>
          <table:table-cell office:value-type="float" office:value="600600000.0000">
            <text:p>600600000.0000</text:p>
          </table:table-cell>
          <table:table-cell office:value-type="float" office:value="42900000.0000">
            <text:p>42900000.0000</text:p>
          </table:table-cell>
          <table:table-cell office:value-type="float" office:value="42900000.0000">
            <text:p>42900000.0000</text:p>
          </table:table-cell>
          <table:table-cell office:value-type="float" office:value="42900000.0000">
            <text:p>429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09">
            <text:p>202709</text:p>
          </table:table-cell>
          <table:table-cell office:value-type="float" office:value="90000000.0000">
            <text:p>90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27000000.0000">
            <text:p>27000000.0000</text:p>
          </table:table-cell>
          <table:table-cell office:value-type="float" office:value="25200000.0000">
            <text:p>25200000.0000</text:p>
          </table:table-cell>
          <table:table-cell office:value-type="float" office:value="1800000.0000">
            <text:p>1800000.0000</text:p>
          </table:table-cell>
          <table:table-cell office:value-type="float" office:value="1800000.0000">
            <text:p>1800000.0000</text:p>
          </table:table-cell>
          <table:table-cell office:value-type="float" office:value="1800000.0000">
            <text:p>18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10">
            <text:p>202710</text:p>
          </table:table-cell>
          <table:table-cell office:value-type="float" office:value="432000000.0000">
            <text:p>432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29600000.0000">
            <text:p>129600000.0000</text:p>
          </table:table-cell>
          <table:table-cell office:value-type="float" office:value="120960000.0000">
            <text:p>120960000.0000</text:p>
          </table:table-cell>
          <table:table-cell office:value-type="float" office:value="8640000.0000">
            <text:p>8640000.0000</text:p>
          </table:table-cell>
          <table:table-cell office:value-type="float" office:value="8640000.0000">
            <text:p>8640000.0000</text:p>
          </table:table-cell>
          <table:table-cell office:value-type="float" office:value="8640000.0000">
            <text:p>864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11">
            <text:p>202711</text:p>
          </table:table-cell>
          <table:table-cell office:value-type="float" office:value="99000000.0000">
            <text:p>99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29700000.0000">
            <text:p>29700000.0000</text:p>
          </table:table-cell>
          <table:table-cell office:value-type="float" office:value="27720000.0000">
            <text:p>27720000.0000</text:p>
          </table:table-cell>
          <table:table-cell office:value-type="float" office:value="1980000.0000">
            <text:p>1980000.0000</text:p>
          </table:table-cell>
          <table:table-cell office:value-type="float" office:value="1980000.0000">
            <text:p>1980000.0000</text:p>
          </table:table-cell>
          <table:table-cell office:value-type="float" office:value="1980000.0000">
            <text:p>198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12">
            <text:p>202712</text:p>
          </table:table-cell>
          <table:table-cell office:value-type="float" office:value="48750000.0000">
            <text:p>4875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4625000.0000">
            <text:p>14625000.0000</text:p>
          </table:table-cell>
          <table:table-cell office:value-type="float" office:value="13650000.0000">
            <text:p>13650000.0000</text:p>
          </table:table-cell>
          <table:table-cell office:value-type="float" office:value="975000.0000">
            <text:p>975000.0000</text:p>
          </table:table-cell>
          <table:table-cell office:value-type="float" office:value="975000.0000">
            <text:p>975000.0000</text:p>
          </table:table-cell>
          <table:table-cell office:value-type="float" office:value="975000.0000">
            <text:p>97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13">
            <text:p>202713</text:p>
          </table:table-cell>
          <table:table-cell office:value-type="float" office:value="97500000.0000">
            <text:p>975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29250000.0000">
            <text:p>29250000.0000</text:p>
          </table:table-cell>
          <table:table-cell office:value-type="float" office:value="27300000.0000">
            <text:p>27300000.0000</text:p>
          </table:table-cell>
          <table:table-cell office:value-type="float" office:value="1950000.0000">
            <text:p>1950000.0000</text:p>
          </table:table-cell>
          <table:table-cell office:value-type="float" office:value="1950000.0000">
            <text:p>1950000.0000</text:p>
          </table:table-cell>
          <table:table-cell office:value-type="float" office:value="1950000.0000">
            <text:p>19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14">
            <text:p>202714</text:p>
          </table:table-cell>
          <table:table-cell office:value-type="float" office:value="27000000.0000">
            <text:p>27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8100000.0000">
            <text:p>8100000.0000</text:p>
          </table:table-cell>
          <table:table-cell office:value-type="float" office:value="7560000.0000">
            <text:p>7560000.0000</text:p>
          </table:table-cell>
          <table:table-cell office:value-type="float" office:value="540000.0000">
            <text:p>540000.0000</text:p>
          </table:table-cell>
          <table:table-cell office:value-type="float" office:value="540000.0000">
            <text:p>540000.0000</text:p>
          </table:table-cell>
          <table:table-cell office:value-type="float" office:value="540000.0000">
            <text:p>54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15">
            <text:p>202715</text:p>
          </table:table-cell>
          <table:table-cell office:value-type="float" office:value="99000000.0000">
            <text:p>99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29700000.0000">
            <text:p>29700000.0000</text:p>
          </table:table-cell>
          <table:table-cell office:value-type="float" office:value="27720000.0000">
            <text:p>27720000.0000</text:p>
          </table:table-cell>
          <table:table-cell office:value-type="float" office:value="1980000.0000">
            <text:p>1980000.0000</text:p>
          </table:table-cell>
          <table:table-cell office:value-type="float" office:value="1980000.0000">
            <text:p>1980000.0000</text:p>
          </table:table-cell>
          <table:table-cell office:value-type="float" office:value="1980000.0000">
            <text:p>198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16">
            <text:p>202716</text:p>
          </table:table-cell>
          <table:table-cell office:value-type="float" office:value="360000000.0000">
            <text:p>360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08000000.0000">
            <text:p>108000000.0000</text:p>
          </table:table-cell>
          <table:table-cell office:value-type="float" office:value="100800000.0000">
            <text:p>100800000.0000</text:p>
          </table:table-cell>
          <table:table-cell office:value-type="float" office:value="7200000.0000">
            <text:p>7200000.0000</text:p>
          </table:table-cell>
          <table:table-cell office:value-type="float" office:value="7200000.0000">
            <text:p>7200000.0000</text:p>
          </table:table-cell>
          <table:table-cell office:value-type="float" office:value="7200000.0000">
            <text:p>72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17">
            <text:p>202717</text:p>
          </table:table-cell>
          <table:table-cell office:value-type="float" office:value="180000000.0000">
            <text:p>180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54000000.0000">
            <text:p>54000000.0000</text:p>
          </table:table-cell>
          <table:table-cell office:value-type="float" office:value="50400000.0000">
            <text:p>50400000.0000</text:p>
          </table:table-cell>
          <table:table-cell office:value-type="float" office:value="3600000.0000">
            <text:p>3600000.0000</text:p>
          </table:table-cell>
          <table:table-cell office:value-type="float" office:value="3600000.0000">
            <text:p>3600000.0000</text:p>
          </table:table-cell>
          <table:table-cell office:value-type="float" office:value="3600000.0000">
            <text:p>36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18">
            <text:p>202718</text:p>
          </table:table-cell>
          <table:table-cell office:value-type="float" office:value="180000000.0000">
            <text:p>180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54000000.0000">
            <text:p>54000000.0000</text:p>
          </table:table-cell>
          <table:table-cell office:value-type="float" office:value="50400000.0000">
            <text:p>50400000.0000</text:p>
          </table:table-cell>
          <table:table-cell office:value-type="float" office:value="3600000.0000">
            <text:p>3600000.0000</text:p>
          </table:table-cell>
          <table:table-cell office:value-type="float" office:value="3600000.0000">
            <text:p>3600000.0000</text:p>
          </table:table-cell>
          <table:table-cell office:value-type="float" office:value="3600000.0000">
            <text:p>36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19">
            <text:p>202719</text:p>
          </table:table-cell>
          <table:table-cell office:value-type="float" office:value="81000000.0000">
            <text:p>81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24300000.0000">
            <text:p>24300000.0000</text:p>
          </table:table-cell>
          <table:table-cell office:value-type="float" office:value="22680000.0000">
            <text:p>22680000.0000</text:p>
          </table:table-cell>
          <table:table-cell office:value-type="float" office:value="1620000.0000">
            <text:p>1620000.0000</text:p>
          </table:table-cell>
          <table:table-cell office:value-type="float" office:value="1620000.0000">
            <text:p>1620000.0000</text:p>
          </table:table-cell>
          <table:table-cell office:value-type="float" office:value="1620000.0000">
            <text:p>162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20">
            <text:p>202720</text:p>
          </table:table-cell>
          <table:table-cell office:value-type="float" office:value="90000000.0000">
            <text:p>90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27000000.0000">
            <text:p>27000000.0000</text:p>
          </table:table-cell>
          <table:table-cell office:value-type="float" office:value="25200000.0000">
            <text:p>25200000.0000</text:p>
          </table:table-cell>
          <table:table-cell office:value-type="float" office:value="1800000.0000">
            <text:p>1800000.0000</text:p>
          </table:table-cell>
          <table:table-cell office:value-type="float" office:value="1800000.0000">
            <text:p>1800000.0000</text:p>
          </table:table-cell>
          <table:table-cell office:value-type="float" office:value="1800000.0000">
            <text:p>18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21">
            <text:p>202721</text:p>
          </table:table-cell>
          <table:table-cell office:value-type="float" office:value="84000000.0000">
            <text:p>84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25200000.0000">
            <text:p>25200000.0000</text:p>
          </table:table-cell>
          <table:table-cell office:value-type="float" office:value="23520000.0000">
            <text:p>23520000.0000</text:p>
          </table:table-cell>
          <table:table-cell office:value-type="float" office:value="1680000.0000">
            <text:p>1680000.0000</text:p>
          </table:table-cell>
          <table:table-cell office:value-type="float" office:value="1680000.0000">
            <text:p>1680000.0000</text:p>
          </table:table-cell>
          <table:table-cell office:value-type="float" office:value="1680000.0000">
            <text:p>168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22">
            <text:p>202722</text:p>
          </table:table-cell>
          <table:table-cell office:value-type="float" office:value="141375000.0000">
            <text:p>141375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42412500.0000">
            <text:p>42412500.0000</text:p>
          </table:table-cell>
          <table:table-cell office:value-type="float" office:value="39585000.0000">
            <text:p>39585000.0000</text:p>
          </table:table-cell>
          <table:table-cell office:value-type="float" office:value="2827500.0000">
            <text:p>2827500.0000</text:p>
          </table:table-cell>
          <table:table-cell office:value-type="float" office:value="2827500.0000">
            <text:p>2827500.0000</text:p>
          </table:table-cell>
          <table:table-cell office:value-type="float" office:value="2827500.0000">
            <text:p>282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23">
            <text:p>202723</text:p>
          </table:table-cell>
          <table:table-cell office:value-type="float" office:value="96000000.0000">
            <text:p>96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28800000.0000">
            <text:p>28800000.0000</text:p>
          </table:table-cell>
          <table:table-cell office:value-type="float" office:value="26880000.0000">
            <text:p>26880000.0000</text:p>
          </table:table-cell>
          <table:table-cell office:value-type="float" office:value="1920000.0000">
            <text:p>1920000.0000</text:p>
          </table:table-cell>
          <table:table-cell office:value-type="float" office:value="1920000.0000">
            <text:p>1920000.0000</text:p>
          </table:table-cell>
          <table:table-cell office:value-type="float" office:value="1920000.0000">
            <text:p>192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24">
            <text:p>202724</text:p>
          </table:table-cell>
          <table:table-cell office:value-type="float" office:value="202500000.0000">
            <text:p>2025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60750000.0000">
            <text:p>60750000.0000</text:p>
          </table:table-cell>
          <table:table-cell office:value-type="float" office:value="56700000.0000">
            <text:p>56700000.0000</text:p>
          </table:table-cell>
          <table:table-cell office:value-type="float" office:value="4050000.0000">
            <text:p>4050000.0000</text:p>
          </table:table-cell>
          <table:table-cell office:value-type="float" office:value="4050000.0000">
            <text:p>4050000.0000</text:p>
          </table:table-cell>
          <table:table-cell office:value-type="float" office:value="4050000.0000">
            <text:p>40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25">
            <text:p>202725</text:p>
          </table:table-cell>
          <table:table-cell office:value-type="float" office:value="78750000.0000">
            <text:p>7875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23625000.0000">
            <text:p>23625000.0000</text:p>
          </table:table-cell>
          <table:table-cell office:value-type="float" office:value="22050000.0000">
            <text:p>22050000.0000</text:p>
          </table:table-cell>
          <table:table-cell office:value-type="float" office:value="1575000.0000">
            <text:p>1575000.0000</text:p>
          </table:table-cell>
          <table:table-cell office:value-type="float" office:value="1575000.0000">
            <text:p>1575000.0000</text:p>
          </table:table-cell>
          <table:table-cell office:value-type="float" office:value="1575000.0000">
            <text:p>157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26">
            <text:p>202726</text:p>
          </table:table-cell>
          <table:table-cell office:value-type="float" office:value="222750000.0000">
            <text:p>22275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66825000.0000">
            <text:p>66825000.0000</text:p>
          </table:table-cell>
          <table:table-cell office:value-type="float" office:value="62370000.0000">
            <text:p>62370000.0000</text:p>
          </table:table-cell>
          <table:table-cell office:value-type="float" office:value="4455000.0000">
            <text:p>4455000.0000</text:p>
          </table:table-cell>
          <table:table-cell office:value-type="float" office:value="4455000.0000">
            <text:p>4455000.0000</text:p>
          </table:table-cell>
          <table:table-cell office:value-type="float" office:value="4455000.0000">
            <text:p>445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27">
            <text:p>202727</text:p>
          </table:table-cell>
          <table:table-cell office:value-type="float" office:value="45000000.0000">
            <text:p>45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3500000.0000">
            <text:p>13500000.0000</text:p>
          </table:table-cell>
          <table:table-cell office:value-type="float" office:value="12600000.0000">
            <text:p>12600000.0000</text:p>
          </table:table-cell>
          <table:table-cell office:value-type="float" office:value="900000.0000">
            <text:p>900000.0000</text:p>
          </table:table-cell>
          <table:table-cell office:value-type="float" office:value="900000.0000">
            <text:p>900000.0000</text:p>
          </table:table-cell>
          <table:table-cell office:value-type="float" office:value="900000.0000">
            <text:p>9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28">
            <text:p>202728</text:p>
          </table:table-cell>
          <table:table-cell office:value-type="float" office:value="378000000.0000">
            <text:p>378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13400000.0000">
            <text:p>113400000.0000</text:p>
          </table:table-cell>
          <table:table-cell office:value-type="float" office:value="105840000.0000">
            <text:p>105840000.0000</text:p>
          </table:table-cell>
          <table:table-cell office:value-type="float" office:value="7560000.0000">
            <text:p>7560000.0000</text:p>
          </table:table-cell>
          <table:table-cell office:value-type="float" office:value="7560000.0000">
            <text:p>7560000.0000</text:p>
          </table:table-cell>
          <table:table-cell office:value-type="float" office:value="7560000.0000">
            <text:p>756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29">
            <text:p>202729</text:p>
          </table:table-cell>
          <table:table-cell office:value-type="float" office:value="445500000.0000">
            <text:p>4455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33650000.0000">
            <text:p>133650000.0000</text:p>
          </table:table-cell>
          <table:table-cell office:value-type="float" office:value="124740000.0000">
            <text:p>124740000.0000</text:p>
          </table:table-cell>
          <table:table-cell office:value-type="float" office:value="8910000.0000">
            <text:p>8910000.0000</text:p>
          </table:table-cell>
          <table:table-cell office:value-type="float" office:value="8910000.0000">
            <text:p>8910000.0000</text:p>
          </table:table-cell>
          <table:table-cell office:value-type="float" office:value="8910000.0000">
            <text:p>891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30">
            <text:p>202730</text:p>
          </table:table-cell>
          <table:table-cell office:value-type="float" office:value="144000000.0000">
            <text:p>144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43200000.0000">
            <text:p>43200000.0000</text:p>
          </table:table-cell>
          <table:table-cell office:value-type="float" office:value="40320000.0000">
            <text:p>40320000.0000</text:p>
          </table:table-cell>
          <table:table-cell office:value-type="float" office:value="2880000.0000">
            <text:p>2880000.0000</text:p>
          </table:table-cell>
          <table:table-cell office:value-type="float" office:value="2880000.0000">
            <text:p>2880000.0000</text:p>
          </table:table-cell>
          <table:table-cell office:value-type="float" office:value="2880000.0000">
            <text:p>288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31">
            <text:p>202731</text:p>
          </table:table-cell>
          <table:table-cell office:value-type="float" office:value="168000000.0000">
            <text:p>168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50400000.0000">
            <text:p>50400000.0000</text:p>
          </table:table-cell>
          <table:table-cell office:value-type="float" office:value="47040000.0000">
            <text:p>47040000.0000</text:p>
          </table:table-cell>
          <table:table-cell office:value-type="float" office:value="3360000.0000">
            <text:p>3360000.0000</text:p>
          </table:table-cell>
          <table:table-cell office:value-type="float" office:value="3360000.0000">
            <text:p>3360000.0000</text:p>
          </table:table-cell>
          <table:table-cell office:value-type="float" office:value="3360000.0000">
            <text:p>336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32">
            <text:p>202732</text:p>
          </table:table-cell>
          <table:table-cell office:value-type="float" office:value="168750000.0000">
            <text:p>16875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50625000.0000">
            <text:p>50625000.0000</text:p>
          </table:table-cell>
          <table:table-cell office:value-type="float" office:value="47250000.0000">
            <text:p>47250000.0000</text:p>
          </table:table-cell>
          <table:table-cell office:value-type="float" office:value="3375000.0000">
            <text:p>3375000.0000</text:p>
          </table:table-cell>
          <table:table-cell office:value-type="float" office:value="3375000.0000">
            <text:p>3375000.0000</text:p>
          </table:table-cell>
          <table:table-cell office:value-type="float" office:value="3375000.0000">
            <text:p>337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33">
            <text:p>202733</text:p>
          </table:table-cell>
          <table:table-cell office:value-type="float" office:value="121500000.0000">
            <text:p>1215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36450000.0000">
            <text:p>36450000.0000</text:p>
          </table:table-cell>
          <table:table-cell office:value-type="float" office:value="34020000.0000">
            <text:p>34020000.0000</text:p>
          </table:table-cell>
          <table:table-cell office:value-type="float" office:value="2430000.0000">
            <text:p>2430000.0000</text:p>
          </table:table-cell>
          <table:table-cell office:value-type="float" office:value="2430000.0000">
            <text:p>2430000.0000</text:p>
          </table:table-cell>
          <table:table-cell office:value-type="float" office:value="2430000.0000">
            <text:p>243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34">
            <text:p>202734</text:p>
          </table:table-cell>
          <table:table-cell office:value-type="float" office:value="243000000.0000">
            <text:p>243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72900000.0000">
            <text:p>72900000.0000</text:p>
          </table:table-cell>
          <table:table-cell office:value-type="float" office:value="68040000.0000">
            <text:p>68040000.0000</text:p>
          </table:table-cell>
          <table:table-cell office:value-type="float" office:value="4860000.0000">
            <text:p>4860000.0000</text:p>
          </table:table-cell>
          <table:table-cell office:value-type="float" office:value="4860000.0000">
            <text:p>4860000.0000</text:p>
          </table:table-cell>
          <table:table-cell office:value-type="float" office:value="4860000.0000">
            <text:p>486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35">
            <text:p>202735</text:p>
          </table:table-cell>
          <table:table-cell office:value-type="float" office:value="36000000.0000">
            <text:p>36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0800000.0000">
            <text:p>10800000.0000</text:p>
          </table:table-cell>
          <table:table-cell office:value-type="float" office:value="10080000.0000">
            <text:p>10080000.0000</text:p>
          </table:table-cell>
          <table:table-cell office:value-type="float" office:value="720000.0000">
            <text:p>720000.0000</text:p>
          </table:table-cell>
          <table:table-cell office:value-type="float" office:value="720000.0000">
            <text:p>720000.0000</text:p>
          </table:table-cell>
          <table:table-cell office:value-type="float" office:value="720000.0000">
            <text:p>72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36">
            <text:p>202736</text:p>
          </table:table-cell>
          <table:table-cell office:value-type="float" office:value="283500000.0000">
            <text:p>2835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85050000.0000">
            <text:p>85050000.0000</text:p>
          </table:table-cell>
          <table:table-cell office:value-type="float" office:value="79380000.0000">
            <text:p>79380000.0000</text:p>
          </table:table-cell>
          <table:table-cell office:value-type="float" office:value="5670000.0000">
            <text:p>5670000.0000</text:p>
          </table:table-cell>
          <table:table-cell office:value-type="float" office:value="5670000.0000">
            <text:p>5670000.0000</text:p>
          </table:table-cell>
          <table:table-cell office:value-type="float" office:value="5670000.0000">
            <text:p>567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37">
            <text:p>202737</text:p>
          </table:table-cell>
          <table:table-cell office:value-type="float" office:value="180000000.0000">
            <text:p>180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54000000.0000">
            <text:p>54000000.0000</text:p>
          </table:table-cell>
          <table:table-cell office:value-type="float" office:value="50400000.0000">
            <text:p>50400000.0000</text:p>
          </table:table-cell>
          <table:table-cell office:value-type="float" office:value="3600000.0000">
            <text:p>3600000.0000</text:p>
          </table:table-cell>
          <table:table-cell office:value-type="float" office:value="3600000.0000">
            <text:p>3600000.0000</text:p>
          </table:table-cell>
          <table:table-cell office:value-type="float" office:value="3600000.0000">
            <text:p>36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38">
            <text:p>202738</text:p>
          </table:table-cell>
          <table:table-cell office:value-type="float" office:value="315000000.0000">
            <text:p>315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94500000.0000">
            <text:p>94500000.0000</text:p>
          </table:table-cell>
          <table:table-cell office:value-type="float" office:value="88200000.0000">
            <text:p>88200000.0000</text:p>
          </table:table-cell>
          <table:table-cell office:value-type="float" office:value="6300000.0000">
            <text:p>6300000.0000</text:p>
          </table:table-cell>
          <table:table-cell office:value-type="float" office:value="6300000.0000">
            <text:p>6300000.0000</text:p>
          </table:table-cell>
          <table:table-cell office:value-type="float" office:value="6300000.0000">
            <text:p>63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39">
            <text:p>202739</text:p>
          </table:table-cell>
          <table:table-cell office:value-type="float" office:value="52500000.0000">
            <text:p>525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5750000.0000">
            <text:p>15750000.0000</text:p>
          </table:table-cell>
          <table:table-cell office:value-type="float" office:value="14700000.0000">
            <text:p>14700000.0000</text:p>
          </table:table-cell>
          <table:table-cell office:value-type="float" office:value="1050000.0000">
            <text:p>1050000.0000</text:p>
          </table:table-cell>
          <table:table-cell office:value-type="float" office:value="1050000.0000">
            <text:p>1050000.0000</text:p>
          </table:table-cell>
          <table:table-cell office:value-type="float" office:value="1050000.0000">
            <text:p>10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40">
            <text:p>202740</text:p>
          </table:table-cell>
          <table:table-cell office:value-type="float" office:value="612000000.0000">
            <text:p>612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83600000.0000">
            <text:p>183600000.0000</text:p>
          </table:table-cell>
          <table:table-cell office:value-type="float" office:value="171360000.0000">
            <text:p>171360000.0000</text:p>
          </table:table-cell>
          <table:table-cell office:value-type="float" office:value="12240000.0000">
            <text:p>12240000.0000</text:p>
          </table:table-cell>
          <table:table-cell office:value-type="float" office:value="12240000.0000">
            <text:p>12240000.0000</text:p>
          </table:table-cell>
          <table:table-cell office:value-type="float" office:value="12240000.0000">
            <text:p>1224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41">
            <text:p>202741</text:p>
          </table:table-cell>
          <table:table-cell office:value-type="float" office:value="42000000.0000">
            <text:p>42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2600000.0000">
            <text:p>12600000.0000</text:p>
          </table:table-cell>
          <table:table-cell office:value-type="float" office:value="11760000.0000">
            <text:p>11760000.0000</text:p>
          </table:table-cell>
          <table:table-cell office:value-type="float" office:value="840000.0000">
            <text:p>840000.0000</text:p>
          </table:table-cell>
          <table:table-cell office:value-type="float" office:value="840000.0000">
            <text:p>840000.0000</text:p>
          </table:table-cell>
          <table:table-cell office:value-type="float" office:value="840000.0000">
            <text:p>84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42">
            <text:p>202742</text:p>
          </table:table-cell>
          <table:table-cell office:value-type="float" office:value="4050000000.0000">
            <text:p>4050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215000000.0000">
            <text:p>1215000000.0000</text:p>
          </table:table-cell>
          <table:table-cell office:value-type="float" office:value="1134000000.0000">
            <text:p>1134000000.0000</text:p>
          </table:table-cell>
          <table:table-cell office:value-type="float" office:value="81000000.0000">
            <text:p>81000000.0000</text:p>
          </table:table-cell>
          <table:table-cell office:value-type="float" office:value="81000000.0000">
            <text:p>81000000.0000</text:p>
          </table:table-cell>
          <table:table-cell office:value-type="float" office:value="81000000.0000">
            <text:p>81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43">
            <text:p>202743</text:p>
          </table:table-cell>
          <table:table-cell office:value-type="float" office:value="1680000000.0000">
            <text:p>1680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504000000.0000">
            <text:p>504000000.0000</text:p>
          </table:table-cell>
          <table:table-cell office:value-type="float" office:value="470400000.0000">
            <text:p>470400000.0000</text:p>
          </table:table-cell>
          <table:table-cell office:value-type="float" office:value="33600000.0000">
            <text:p>33600000.0000</text:p>
          </table:table-cell>
          <table:table-cell office:value-type="float" office:value="33600000.0000">
            <text:p>33600000.0000</text:p>
          </table:table-cell>
          <table:table-cell office:value-type="float" office:value="33600000.0000">
            <text:p>336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44">
            <text:p>202744</text:p>
          </table:table-cell>
          <table:table-cell office:value-type="float" office:value="45000000.0000">
            <text:p>45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3500000.0000">
            <text:p>13500000.0000</text:p>
          </table:table-cell>
          <table:table-cell office:value-type="float" office:value="12600000.0000">
            <text:p>12600000.0000</text:p>
          </table:table-cell>
          <table:table-cell office:value-type="float" office:value="900000.0000">
            <text:p>900000.0000</text:p>
          </table:table-cell>
          <table:table-cell office:value-type="float" office:value="900000.0000">
            <text:p>900000.0000</text:p>
          </table:table-cell>
          <table:table-cell office:value-type="float" office:value="900000.0000">
            <text:p>9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45">
            <text:p>202745</text:p>
          </table:table-cell>
          <table:table-cell office:value-type="float" office:value="4500000000.0000">
            <text:p>4500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350000000.0000">
            <text:p>1350000000.0000</text:p>
          </table:table-cell>
          <table:table-cell office:value-type="float" office:value="1260000000.0000">
            <text:p>1260000000.0000</text:p>
          </table:table-cell>
          <table:table-cell office:value-type="float" office:value="90000000.0000">
            <text:p>90000000.0000</text:p>
          </table:table-cell>
          <table:table-cell office:value-type="float" office:value="90000000.0000">
            <text:p>90000000.0000</text:p>
          </table:table-cell>
          <table:table-cell office:value-type="float" office:value="90000000.0000">
            <text:p>90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46">
            <text:p>202746</text:p>
          </table:table-cell>
          <table:table-cell office:value-type="float" office:value="45000000.0000">
            <text:p>45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3500000.0000">
            <text:p>13500000.0000</text:p>
          </table:table-cell>
          <table:table-cell office:value-type="float" office:value="12600000.0000">
            <text:p>12600000.0000</text:p>
          </table:table-cell>
          <table:table-cell office:value-type="float" office:value="900000.0000">
            <text:p>900000.0000</text:p>
          </table:table-cell>
          <table:table-cell office:value-type="float" office:value="900000.0000">
            <text:p>900000.0000</text:p>
          </table:table-cell>
          <table:table-cell office:value-type="float" office:value="900000.0000">
            <text:p>9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47">
            <text:p>202747</text:p>
          </table:table-cell>
          <table:table-cell office:value-type="float" office:value="72000000.0000">
            <text:p>72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21600000.0000">
            <text:p>21600000.0000</text:p>
          </table:table-cell>
          <table:table-cell office:value-type="float" office:value="20160000.0000">
            <text:p>20160000.0000</text:p>
          </table:table-cell>
          <table:table-cell office:value-type="float" office:value="1440000.0000">
            <text:p>1440000.0000</text:p>
          </table:table-cell>
          <table:table-cell office:value-type="float" office:value="1440000.0000">
            <text:p>1440000.0000</text:p>
          </table:table-cell>
          <table:table-cell office:value-type="float" office:value="1440000.0000">
            <text:p>144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48">
            <text:p>202748</text:p>
          </table:table-cell>
          <table:table-cell office:value-type="float" office:value="99000000.0000">
            <text:p>99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29700000.0000">
            <text:p>29700000.0000</text:p>
          </table:table-cell>
          <table:table-cell office:value-type="float" office:value="27720000.0000">
            <text:p>27720000.0000</text:p>
          </table:table-cell>
          <table:table-cell office:value-type="float" office:value="1980000.0000">
            <text:p>1980000.0000</text:p>
          </table:table-cell>
          <table:table-cell office:value-type="float" office:value="1980000.0000">
            <text:p>1980000.0000</text:p>
          </table:table-cell>
          <table:table-cell office:value-type="float" office:value="1980000.0000">
            <text:p>198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49">
            <text:p>202749</text:p>
          </table:table-cell>
          <table:table-cell office:value-type="float" office:value="33000000.0000">
            <text:p>33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9900000.0000">
            <text:p>9900000.0000</text:p>
          </table:table-cell>
          <table:table-cell office:value-type="float" office:value="9240000.0000">
            <text:p>9240000.0000</text:p>
          </table:table-cell>
          <table:table-cell office:value-type="float" office:value="660000.0000">
            <text:p>660000.0000</text:p>
          </table:table-cell>
          <table:table-cell office:value-type="float" office:value="660000.0000">
            <text:p>660000.0000</text:p>
          </table:table-cell>
          <table:table-cell office:value-type="float" office:value="660000.0000">
            <text:p>66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50">
            <text:p>202750</text:p>
          </table:table-cell>
          <table:table-cell office:value-type="float" office:value="99000000.0000">
            <text:p>99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29700000.0000">
            <text:p>29700000.0000</text:p>
          </table:table-cell>
          <table:table-cell office:value-type="float" office:value="27720000.0000">
            <text:p>27720000.0000</text:p>
          </table:table-cell>
          <table:table-cell office:value-type="float" office:value="1980000.0000">
            <text:p>1980000.0000</text:p>
          </table:table-cell>
          <table:table-cell office:value-type="float" office:value="1980000.0000">
            <text:p>1980000.0000</text:p>
          </table:table-cell>
          <table:table-cell office:value-type="float" office:value="1980000.0000">
            <text:p>198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51">
            <text:p>202751</text:p>
          </table:table-cell>
          <table:table-cell office:value-type="float" office:value="4635000000.0000">
            <text:p>4635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390500000.0000">
            <text:p>1390500000.0000</text:p>
          </table:table-cell>
          <table:table-cell office:value-type="float" office:value="1297800000.0000">
            <text:p>1297800000.0000</text:p>
          </table:table-cell>
          <table:table-cell office:value-type="float" office:value="92700000.0000">
            <text:p>92700000.0000</text:p>
          </table:table-cell>
          <table:table-cell office:value-type="float" office:value="92700000.0000">
            <text:p>92700000.0000</text:p>
          </table:table-cell>
          <table:table-cell office:value-type="float" office:value="92700000.0000">
            <text:p>927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52">
            <text:p>202752</text:p>
          </table:table-cell>
          <table:table-cell office:value-type="float" office:value="63000000.0000">
            <text:p>63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8900000.0000">
            <text:p>18900000.0000</text:p>
          </table:table-cell>
          <table:table-cell office:value-type="float" office:value="17640000.0000">
            <text:p>17640000.0000</text:p>
          </table:table-cell>
          <table:table-cell office:value-type="float" office:value="1260000.0000">
            <text:p>1260000.0000</text:p>
          </table:table-cell>
          <table:table-cell office:value-type="float" office:value="1260000.0000">
            <text:p>1260000.0000</text:p>
          </table:table-cell>
          <table:table-cell office:value-type="float" office:value="1260000.0000">
            <text:p>126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53">
            <text:p>202753</text:p>
          </table:table-cell>
          <table:table-cell office:value-type="float" office:value="63000000.0000">
            <text:p>63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8900000.0000">
            <text:p>18900000.0000</text:p>
          </table:table-cell>
          <table:table-cell office:value-type="float" office:value="17640000.0000">
            <text:p>17640000.0000</text:p>
          </table:table-cell>
          <table:table-cell office:value-type="float" office:value="1260000.0000">
            <text:p>1260000.0000</text:p>
          </table:table-cell>
          <table:table-cell office:value-type="float" office:value="1260000.0000">
            <text:p>1260000.0000</text:p>
          </table:table-cell>
          <table:table-cell office:value-type="float" office:value="1260000.0000">
            <text:p>126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54">
            <text:p>202754</text:p>
          </table:table-cell>
          <table:table-cell office:value-type="float" office:value="45000000.0000">
            <text:p>45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3500000.0000">
            <text:p>13500000.0000</text:p>
          </table:table-cell>
          <table:table-cell office:value-type="float" office:value="12600000.0000">
            <text:p>12600000.0000</text:p>
          </table:table-cell>
          <table:table-cell office:value-type="float" office:value="900000.0000">
            <text:p>900000.0000</text:p>
          </table:table-cell>
          <table:table-cell office:value-type="float" office:value="900000.0000">
            <text:p>900000.0000</text:p>
          </table:table-cell>
          <table:table-cell office:value-type="float" office:value="900000.0000">
            <text:p>9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55">
            <text:p>202755</text:p>
          </table:table-cell>
          <table:table-cell office:value-type="float" office:value="355950000.0000">
            <text:p>35595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06785000.0000">
            <text:p>106785000.0000</text:p>
          </table:table-cell>
          <table:table-cell office:value-type="float" office:value="99666000.0000">
            <text:p>99666000.0000</text:p>
          </table:table-cell>
          <table:table-cell office:value-type="float" office:value="7119000.0000">
            <text:p>7119000.0000</text:p>
          </table:table-cell>
          <table:table-cell office:value-type="float" office:value="7119000.0000">
            <text:p>7119000.0000</text:p>
          </table:table-cell>
          <table:table-cell office:value-type="float" office:value="7119000.0000">
            <text:p>7119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56">
            <text:p>202756</text:p>
          </table:table-cell>
          <table:table-cell office:value-type="float" office:value="32400000.0000">
            <text:p>324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9720000.0000">
            <text:p>9720000.0000</text:p>
          </table:table-cell>
          <table:table-cell office:value-type="float" office:value="9072000.0000">
            <text:p>9072000.0000</text:p>
          </table:table-cell>
          <table:table-cell office:value-type="float" office:value="648000.0000">
            <text:p>648000.0000</text:p>
          </table:table-cell>
          <table:table-cell office:value-type="float" office:value="648000.0000">
            <text:p>648000.0000</text:p>
          </table:table-cell>
          <table:table-cell office:value-type="float" office:value="648000.0000">
            <text:p>648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57">
            <text:p>202757</text:p>
          </table:table-cell>
          <table:table-cell office:value-type="float" office:value="41250000.0000">
            <text:p>4125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2375000.0000">
            <text:p>12375000.0000</text:p>
          </table:table-cell>
          <table:table-cell office:value-type="float" office:value="11550000.0000">
            <text:p>11550000.0000</text:p>
          </table:table-cell>
          <table:table-cell office:value-type="float" office:value="825000.0000">
            <text:p>825000.0000</text:p>
          </table:table-cell>
          <table:table-cell office:value-type="float" office:value="825000.0000">
            <text:p>825000.0000</text:p>
          </table:table-cell>
          <table:table-cell office:value-type="float" office:value="825000.0000">
            <text:p>8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58">
            <text:p>202758</text:p>
          </table:table-cell>
          <table:table-cell office:value-type="float" office:value="54000000.0000">
            <text:p>54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6200000.0000">
            <text:p>16200000.0000</text:p>
          </table:table-cell>
          <table:table-cell office:value-type="float" office:value="15120000.0000">
            <text:p>15120000.0000</text:p>
          </table:table-cell>
          <table:table-cell office:value-type="float" office:value="1080000.0000">
            <text:p>1080000.0000</text:p>
          </table:table-cell>
          <table:table-cell office:value-type="float" office:value="1080000.0000">
            <text:p>1080000.0000</text:p>
          </table:table-cell>
          <table:table-cell office:value-type="float" office:value="1080000.0000">
            <text:p>108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59">
            <text:p>202759</text:p>
          </table:table-cell>
          <table:table-cell office:value-type="float" office:value="202500000.0000">
            <text:p>2025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60750000.0000">
            <text:p>60750000.0000</text:p>
          </table:table-cell>
          <table:table-cell office:value-type="float" office:value="56700000.0000">
            <text:p>56700000.0000</text:p>
          </table:table-cell>
          <table:table-cell office:value-type="float" office:value="4050000.0000">
            <text:p>4050000.0000</text:p>
          </table:table-cell>
          <table:table-cell office:value-type="float" office:value="4050000.0000">
            <text:p>4050000.0000</text:p>
          </table:table-cell>
          <table:table-cell office:value-type="float" office:value="4050000.0000">
            <text:p>40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60">
            <text:p>202760</text:p>
          </table:table-cell>
          <table:table-cell office:value-type="float" office:value="153000000.0000">
            <text:p>153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45900000.0000">
            <text:p>45900000.0000</text:p>
          </table:table-cell>
          <table:table-cell office:value-type="float" office:value="42840000.0000">
            <text:p>42840000.0000</text:p>
          </table:table-cell>
          <table:table-cell office:value-type="float" office:value="3060000.0000">
            <text:p>3060000.0000</text:p>
          </table:table-cell>
          <table:table-cell office:value-type="float" office:value="3060000.0000">
            <text:p>3060000.0000</text:p>
          </table:table-cell>
          <table:table-cell office:value-type="float" office:value="3060000.0000">
            <text:p>306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61">
            <text:p>202761</text:p>
          </table:table-cell>
          <table:table-cell office:value-type="float" office:value="126000000.0000">
            <text:p>126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37800000.0000">
            <text:p>37800000.0000</text:p>
          </table:table-cell>
          <table:table-cell office:value-type="float" office:value="35280000.0000">
            <text:p>35280000.0000</text:p>
          </table:table-cell>
          <table:table-cell office:value-type="float" office:value="2520000.0000">
            <text:p>2520000.0000</text:p>
          </table:table-cell>
          <table:table-cell office:value-type="float" office:value="2520000.0000">
            <text:p>2520000.0000</text:p>
          </table:table-cell>
          <table:table-cell office:value-type="float" office:value="2520000.0000">
            <text:p>252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62">
            <text:p>202762</text:p>
          </table:table-cell>
          <table:table-cell office:value-type="float" office:value="72000000.0000">
            <text:p>72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21600000.0000">
            <text:p>21600000.0000</text:p>
          </table:table-cell>
          <table:table-cell office:value-type="float" office:value="20160000.0000">
            <text:p>20160000.0000</text:p>
          </table:table-cell>
          <table:table-cell office:value-type="float" office:value="1440000.0000">
            <text:p>1440000.0000</text:p>
          </table:table-cell>
          <table:table-cell office:value-type="float" office:value="1440000.0000">
            <text:p>1440000.0000</text:p>
          </table:table-cell>
          <table:table-cell office:value-type="float" office:value="1440000.0000">
            <text:p>144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64">
            <text:p>202764</text:p>
          </table:table-cell>
          <table:table-cell office:value-type="float" office:value="40500000.0000">
            <text:p>405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2150000.0000">
            <text:p>12150000.0000</text:p>
          </table:table-cell>
          <table:table-cell office:value-type="float" office:value="11340000.0000">
            <text:p>11340000.0000</text:p>
          </table:table-cell>
          <table:table-cell office:value-type="float" office:value="810000.0000">
            <text:p>810000.0000</text:p>
          </table:table-cell>
          <table:table-cell office:value-type="float" office:value="810000.0000">
            <text:p>810000.0000</text:p>
          </table:table-cell>
          <table:table-cell office:value-type="float" office:value="810000.0000">
            <text:p>81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65">
            <text:p>202765</text:p>
          </table:table-cell>
          <table:table-cell office:value-type="float" office:value="54000000.0000">
            <text:p>54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6200000.0000">
            <text:p>16200000.0000</text:p>
          </table:table-cell>
          <table:table-cell office:value-type="float" office:value="15120000.0000">
            <text:p>15120000.0000</text:p>
          </table:table-cell>
          <table:table-cell office:value-type="float" office:value="1080000.0000">
            <text:p>1080000.0000</text:p>
          </table:table-cell>
          <table:table-cell office:value-type="float" office:value="1080000.0000">
            <text:p>1080000.0000</text:p>
          </table:table-cell>
          <table:table-cell office:value-type="float" office:value="1080000.0000">
            <text:p>108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66">
            <text:p>202766</text:p>
          </table:table-cell>
          <table:table-cell office:value-type="float" office:value="40500000.0000">
            <text:p>405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2150000.0000">
            <text:p>12150000.0000</text:p>
          </table:table-cell>
          <table:table-cell office:value-type="float" office:value="11340000.0000">
            <text:p>11340000.0000</text:p>
          </table:table-cell>
          <table:table-cell office:value-type="float" office:value="810000.0000">
            <text:p>810000.0000</text:p>
          </table:table-cell>
          <table:table-cell office:value-type="float" office:value="810000.0000">
            <text:p>810000.0000</text:p>
          </table:table-cell>
          <table:table-cell office:value-type="float" office:value="810000.0000">
            <text:p>81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67">
            <text:p>202767</text:p>
          </table:table-cell>
          <table:table-cell office:value-type="float" office:value="40500000.0000">
            <text:p>405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2150000.0000">
            <text:p>12150000.0000</text:p>
          </table:table-cell>
          <table:table-cell office:value-type="float" office:value="11340000.0000">
            <text:p>11340000.0000</text:p>
          </table:table-cell>
          <table:table-cell office:value-type="float" office:value="810000.0000">
            <text:p>810000.0000</text:p>
          </table:table-cell>
          <table:table-cell office:value-type="float" office:value="810000.0000">
            <text:p>810000.0000</text:p>
          </table:table-cell>
          <table:table-cell office:value-type="float" office:value="810000.0000">
            <text:p>81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68">
            <text:p>202768</text:p>
          </table:table-cell>
          <table:table-cell office:value-type="float" office:value="45000000.0000">
            <text:p>45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3500000.0000">
            <text:p>13500000.0000</text:p>
          </table:table-cell>
          <table:table-cell office:value-type="float" office:value="12600000.0000">
            <text:p>12600000.0000</text:p>
          </table:table-cell>
          <table:table-cell office:value-type="float" office:value="900000.0000">
            <text:p>900000.0000</text:p>
          </table:table-cell>
          <table:table-cell office:value-type="float" office:value="900000.0000">
            <text:p>900000.0000</text:p>
          </table:table-cell>
          <table:table-cell office:value-type="float" office:value="900000.0000">
            <text:p>9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69">
            <text:p>202769</text:p>
          </table:table-cell>
          <table:table-cell office:value-type="float" office:value="54600000.0000">
            <text:p>546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6380000.0000">
            <text:p>16380000.0000</text:p>
          </table:table-cell>
          <table:table-cell office:value-type="float" office:value="15288000.0000">
            <text:p>15288000.0000</text:p>
          </table:table-cell>
          <table:table-cell office:value-type="float" office:value="1092000.0000">
            <text:p>1092000.0000</text:p>
          </table:table-cell>
          <table:table-cell office:value-type="float" office:value="1092000.0000">
            <text:p>1092000.0000</text:p>
          </table:table-cell>
          <table:table-cell office:value-type="float" office:value="1092000.0000">
            <text:p>1092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70">
            <text:p>202770</text:p>
          </table:table-cell>
          <table:table-cell office:value-type="float" office:value="693000000.0000">
            <text:p>693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207900000.0000">
            <text:p>207900000.0000</text:p>
          </table:table-cell>
          <table:table-cell office:value-type="float" office:value="194040000.0000">
            <text:p>194040000.0000</text:p>
          </table:table-cell>
          <table:table-cell office:value-type="float" office:value="13860000.0000">
            <text:p>13860000.0000</text:p>
          </table:table-cell>
          <table:table-cell office:value-type="float" office:value="13860000.0000">
            <text:p>13860000.0000</text:p>
          </table:table-cell>
          <table:table-cell office:value-type="float" office:value="13860000.0000">
            <text:p>1386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71">
            <text:p>202771</text:p>
          </table:table-cell>
          <table:table-cell office:value-type="float" office:value="56700000.0000">
            <text:p>567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7010000.0000">
            <text:p>17010000.0000</text:p>
          </table:table-cell>
          <table:table-cell office:value-type="float" office:value="15876000.0000">
            <text:p>15876000.0000</text:p>
          </table:table-cell>
          <table:table-cell office:value-type="float" office:value="1134000.0000">
            <text:p>1134000.0000</text:p>
          </table:table-cell>
          <table:table-cell office:value-type="float" office:value="1134000.0000">
            <text:p>1134000.0000</text:p>
          </table:table-cell>
          <table:table-cell office:value-type="float" office:value="1134000.0000">
            <text:p>1134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72">
            <text:p>202772</text:p>
          </table:table-cell>
          <table:table-cell office:value-type="float" office:value="67500000.0000">
            <text:p>675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20250000.0000">
            <text:p>20250000.0000</text:p>
          </table:table-cell>
          <table:table-cell office:value-type="float" office:value="18900000.0000">
            <text:p>18900000.0000</text:p>
          </table:table-cell>
          <table:table-cell office:value-type="float" office:value="1350000.0000">
            <text:p>1350000.0000</text:p>
          </table:table-cell>
          <table:table-cell office:value-type="float" office:value="1350000.0000">
            <text:p>1350000.0000</text:p>
          </table:table-cell>
          <table:table-cell office:value-type="float" office:value="1350000.0000">
            <text:p>13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73">
            <text:p>202773</text:p>
          </table:table-cell>
          <table:table-cell office:value-type="float" office:value="4620000000.0000">
            <text:p>4620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386000000.0000">
            <text:p>1386000000.0000</text:p>
          </table:table-cell>
          <table:table-cell office:value-type="float" office:value="1293600000.0000">
            <text:p>1293600000.0000</text:p>
          </table:table-cell>
          <table:table-cell office:value-type="float" office:value="92400000.0000">
            <text:p>92400000.0000</text:p>
          </table:table-cell>
          <table:table-cell office:value-type="float" office:value="92400000.0000">
            <text:p>92400000.0000</text:p>
          </table:table-cell>
          <table:table-cell office:value-type="float" office:value="92400000.0000">
            <text:p>924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74">
            <text:p>202774</text:p>
          </table:table-cell>
          <table:table-cell office:value-type="float" office:value="43200000.0000">
            <text:p>432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2960000.0000">
            <text:p>12960000.0000</text:p>
          </table:table-cell>
          <table:table-cell office:value-type="float" office:value="12096000.0000">
            <text:p>12096000.0000</text:p>
          </table:table-cell>
          <table:table-cell office:value-type="float" office:value="864000.0000">
            <text:p>864000.0000</text:p>
          </table:table-cell>
          <table:table-cell office:value-type="float" office:value="864000.0000">
            <text:p>864000.0000</text:p>
          </table:table-cell>
          <table:table-cell office:value-type="float" office:value="864000.0000">
            <text:p>864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75">
            <text:p>202775</text:p>
          </table:table-cell>
          <table:table-cell office:value-type="float" office:value="85500000.0000">
            <text:p>855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25650000.0000">
            <text:p>25650000.0000</text:p>
          </table:table-cell>
          <table:table-cell office:value-type="float" office:value="23940000.0000">
            <text:p>23940000.0000</text:p>
          </table:table-cell>
          <table:table-cell office:value-type="float" office:value="1710000.0000">
            <text:p>1710000.0000</text:p>
          </table:table-cell>
          <table:table-cell office:value-type="float" office:value="1710000.0000">
            <text:p>1710000.0000</text:p>
          </table:table-cell>
          <table:table-cell office:value-type="float" office:value="1710000.0000">
            <text:p>171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76">
            <text:p>202776</text:p>
          </table:table-cell>
          <table:table-cell office:value-type="float" office:value="202500000.0000">
            <text:p>2025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60750000.0000">
            <text:p>60750000.0000</text:p>
          </table:table-cell>
          <table:table-cell office:value-type="float" office:value="56700000.0000">
            <text:p>56700000.0000</text:p>
          </table:table-cell>
          <table:table-cell office:value-type="float" office:value="4050000.0000">
            <text:p>4050000.0000</text:p>
          </table:table-cell>
          <table:table-cell office:value-type="float" office:value="4050000.0000">
            <text:p>4050000.0000</text:p>
          </table:table-cell>
          <table:table-cell office:value-type="float" office:value="4050000.0000">
            <text:p>40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77">
            <text:p>202777</text:p>
          </table:table-cell>
          <table:table-cell office:value-type="float" office:value="5000000000.0000">
            <text:p>5000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500000000.0000">
            <text:p>1500000000.0000</text:p>
          </table:table-cell>
          <table:table-cell office:value-type="float" office:value="1400000000.0000">
            <text:p>1400000000.0000</text:p>
          </table:table-cell>
          <table:table-cell office:value-type="float" office:value="100000000.0000">
            <text:p>100000000.0000</text:p>
          </table:table-cell>
          <table:table-cell office:value-type="float" office:value="100000000.0000">
            <text:p>100000000.0000</text:p>
          </table:table-cell>
          <table:table-cell office:value-type="float" office:value="100000000.0000">
            <text:p>100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79">
            <text:p>202779</text:p>
          </table:table-cell>
          <table:table-cell office:value-type="float" office:value="4500000000.0000">
            <text:p>4500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350000000.0000">
            <text:p>1350000000.0000</text:p>
          </table:table-cell>
          <table:table-cell office:value-type="float" office:value="1260000000.0000">
            <text:p>1260000000.0000</text:p>
          </table:table-cell>
          <table:table-cell office:value-type="float" office:value="90000000.0000">
            <text:p>90000000.0000</text:p>
          </table:table-cell>
          <table:table-cell office:value-type="float" office:value="90000000.0000">
            <text:p>90000000.0000</text:p>
          </table:table-cell>
          <table:table-cell office:value-type="float" office:value="90000000.0000">
            <text:p>90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80">
            <text:p>202780</text:p>
          </table:table-cell>
          <table:table-cell office:value-type="float" office:value="27000000.0000">
            <text:p>27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8100000.0000">
            <text:p>8100000.0000</text:p>
          </table:table-cell>
          <table:table-cell office:value-type="float" office:value="7560000.0000">
            <text:p>7560000.0000</text:p>
          </table:table-cell>
          <table:table-cell office:value-type="float" office:value="540000.0000">
            <text:p>540000.0000</text:p>
          </table:table-cell>
          <table:table-cell office:value-type="float" office:value="540000.0000">
            <text:p>540000.0000</text:p>
          </table:table-cell>
          <table:table-cell office:value-type="float" office:value="540000.0000">
            <text:p>54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81">
            <text:p>202781</text:p>
          </table:table-cell>
          <table:table-cell office:value-type="float" office:value="28800000.0000">
            <text:p>288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8640000.0000">
            <text:p>8640000.0000</text:p>
          </table:table-cell>
          <table:table-cell office:value-type="float" office:value="8064000.0000">
            <text:p>8064000.0000</text:p>
          </table:table-cell>
          <table:table-cell office:value-type="float" office:value="576000.0000">
            <text:p>576000.0000</text:p>
          </table:table-cell>
          <table:table-cell office:value-type="float" office:value="576000.0000">
            <text:p>576000.0000</text:p>
          </table:table-cell>
          <table:table-cell office:value-type="float" office:value="576000.0000">
            <text:p>576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82">
            <text:p>202782</text:p>
          </table:table-cell>
          <table:table-cell office:value-type="float" office:value="43200000.0000">
            <text:p>432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2960000.0000">
            <text:p>12960000.0000</text:p>
          </table:table-cell>
          <table:table-cell office:value-type="float" office:value="12096000.0000">
            <text:p>12096000.0000</text:p>
          </table:table-cell>
          <table:table-cell office:value-type="float" office:value="864000.0000">
            <text:p>864000.0000</text:p>
          </table:table-cell>
          <table:table-cell office:value-type="float" office:value="864000.0000">
            <text:p>864000.0000</text:p>
          </table:table-cell>
          <table:table-cell office:value-type="float" office:value="864000.0000">
            <text:p>864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83">
            <text:p>202783</text:p>
          </table:table-cell>
          <table:table-cell office:value-type="float" office:value="222750000.0000">
            <text:p>22275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66825000.0000">
            <text:p>66825000.0000</text:p>
          </table:table-cell>
          <table:table-cell office:value-type="float" office:value="62370000.0000">
            <text:p>62370000.0000</text:p>
          </table:table-cell>
          <table:table-cell office:value-type="float" office:value="4455000.0000">
            <text:p>4455000.0000</text:p>
          </table:table-cell>
          <table:table-cell office:value-type="float" office:value="4455000.0000">
            <text:p>4455000.0000</text:p>
          </table:table-cell>
          <table:table-cell office:value-type="float" office:value="4455000.0000">
            <text:p>445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84">
            <text:p>202784</text:p>
          </table:table-cell>
          <table:table-cell office:value-type="float" office:value="73500000.0000">
            <text:p>735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22050000.0000">
            <text:p>22050000.0000</text:p>
          </table:table-cell>
          <table:table-cell office:value-type="float" office:value="20580000.0000">
            <text:p>20580000.0000</text:p>
          </table:table-cell>
          <table:table-cell office:value-type="float" office:value="1470000.0000">
            <text:p>1470000.0000</text:p>
          </table:table-cell>
          <table:table-cell office:value-type="float" office:value="1470000.0000">
            <text:p>1470000.0000</text:p>
          </table:table-cell>
          <table:table-cell office:value-type="float" office:value="1470000.0000">
            <text:p>147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85">
            <text:p>202785</text:p>
          </table:table-cell>
          <table:table-cell office:value-type="float" office:value="81000000.0000">
            <text:p>81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24300000.0000">
            <text:p>24300000.0000</text:p>
          </table:table-cell>
          <table:table-cell office:value-type="float" office:value="22680000.0000">
            <text:p>22680000.0000</text:p>
          </table:table-cell>
          <table:table-cell office:value-type="float" office:value="1620000.0000">
            <text:p>1620000.0000</text:p>
          </table:table-cell>
          <table:table-cell office:value-type="float" office:value="1620000.0000">
            <text:p>1620000.0000</text:p>
          </table:table-cell>
          <table:table-cell office:value-type="float" office:value="1620000.0000">
            <text:p>162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86">
            <text:p>202786</text:p>
          </table:table-cell>
          <table:table-cell office:value-type="float" office:value="81000000.0000">
            <text:p>81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24300000.0000">
            <text:p>24300000.0000</text:p>
          </table:table-cell>
          <table:table-cell office:value-type="float" office:value="22680000.0000">
            <text:p>22680000.0000</text:p>
          </table:table-cell>
          <table:table-cell office:value-type="float" office:value="1620000.0000">
            <text:p>1620000.0000</text:p>
          </table:table-cell>
          <table:table-cell office:value-type="float" office:value="1620000.0000">
            <text:p>1620000.0000</text:p>
          </table:table-cell>
          <table:table-cell office:value-type="float" office:value="1620000.0000">
            <text:p>162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87">
            <text:p>202787</text:p>
          </table:table-cell>
          <table:table-cell office:value-type="float" office:value="6300000000.0000">
            <text:p>63000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890000000.0000">
            <text:p>1890000000.0000</text:p>
          </table:table-cell>
          <table:table-cell office:value-type="float" office:value="1764000000.0000">
            <text:p>1764000000.0000</text:p>
          </table:table-cell>
          <table:table-cell office:value-type="float" office:value="126000000.0000">
            <text:p>126000000.0000</text:p>
          </table:table-cell>
          <table:table-cell office:value-type="float" office:value="126000000.0000">
            <text:p>126000000.0000</text:p>
          </table:table-cell>
          <table:table-cell office:value-type="float" office:value="126000000.0000">
            <text:p>126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88">
            <text:p>202788</text:p>
          </table:table-cell>
          <table:table-cell office:value-type="float" office:value="47183464.1700">
            <text:p>47183464.17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3211366.0000">
            <text:p>13211366.0000</text:p>
          </table:table-cell>
          <table:table-cell office:value-type="float" office:value="12267697.0000">
            <text:p>12267697.0000</text:p>
          </table:table-cell>
          <table:table-cell office:value-type="float" office:value="943669.0000">
            <text:p>943669.0000</text:p>
          </table:table-cell>
          <table:table-cell office:value-type="float" office:value="943669.0000">
            <text:p>943669.0000</text:p>
          </table:table-cell>
          <table:table-cell office:value-type="float" office:value="943669.0000">
            <text:p>943669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89">
            <text:p>202789</text:p>
          </table:table-cell>
          <table:table-cell office:value-type="float" office:value="242657815.7600">
            <text:p>242657815.76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67944184.0000">
            <text:p>67944184.0000</text:p>
          </table:table-cell>
          <table:table-cell office:value-type="float" office:value="63091028.0000">
            <text:p>63091028.0000</text:p>
          </table:table-cell>
          <table:table-cell office:value-type="float" office:value="4853156.0000">
            <text:p>4853156.0000</text:p>
          </table:table-cell>
          <table:table-cell office:value-type="float" office:value="4853156.0000">
            <text:p>4853156.0000</text:p>
          </table:table-cell>
          <table:table-cell office:value-type="float" office:value="4853156.0000">
            <text:p>4853156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90">
            <text:p>202790</text:p>
          </table:table-cell>
          <table:table-cell office:value-type="float" office:value="108000000.0000">
            <text:p>108000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30240000.0000">
            <text:p>30240000.0000</text:p>
          </table:table-cell>
          <table:table-cell office:value-type="float" office:value="28080000.0000">
            <text:p>28080000.0000</text:p>
          </table:table-cell>
          <table:table-cell office:value-type="float" office:value="2160000.0000">
            <text:p>2160000.0000</text:p>
          </table:table-cell>
          <table:table-cell office:value-type="float" office:value="2160000.0000">
            <text:p>2160000.0000</text:p>
          </table:table-cell>
          <table:table-cell office:value-type="float" office:value="2160000.0000">
            <text:p>216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91">
            <text:p>202791</text:p>
          </table:table-cell>
          <table:table-cell office:value-type="float" office:value="94366928.3500">
            <text:p>94366928.35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6422746.0000">
            <text:p>26422746.0000</text:p>
          </table:table-cell>
          <table:table-cell office:value-type="float" office:value="24535407.0000">
            <text:p>24535407.0000</text:p>
          </table:table-cell>
          <table:table-cell office:value-type="float" office:value="1887339.0000">
            <text:p>1887339.0000</text:p>
          </table:table-cell>
          <table:table-cell office:value-type="float" office:value="1887339.0000">
            <text:p>1887339.0000</text:p>
          </table:table-cell>
          <table:table-cell office:value-type="float" office:value="1887339.0000">
            <text:p>1887339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92">
            <text:p>202792</text:p>
          </table:table-cell>
          <table:table-cell office:value-type="float" office:value="108000000.0000">
            <text:p>108000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30240000.0000">
            <text:p>30240000.0000</text:p>
          </table:table-cell>
          <table:table-cell office:value-type="float" office:value="28080000.0000">
            <text:p>28080000.0000</text:p>
          </table:table-cell>
          <table:table-cell office:value-type="float" office:value="2160000.0000">
            <text:p>2160000.0000</text:p>
          </table:table-cell>
          <table:table-cell office:value-type="float" office:value="2160000.0000">
            <text:p>2160000.0000</text:p>
          </table:table-cell>
          <table:table-cell office:value-type="float" office:value="2160000.0000">
            <text:p>216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93">
            <text:p>202793</text:p>
          </table:table-cell>
          <table:table-cell office:value-type="float" office:value="108000000.0000">
            <text:p>108000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30240000.0000">
            <text:p>30240000.0000</text:p>
          </table:table-cell>
          <table:table-cell office:value-type="float" office:value="28080000.0000">
            <text:p>28080000.0000</text:p>
          </table:table-cell>
          <table:table-cell office:value-type="float" office:value="2160000.0000">
            <text:p>2160000.0000</text:p>
          </table:table-cell>
          <table:table-cell office:value-type="float" office:value="2160000.0000">
            <text:p>2160000.0000</text:p>
          </table:table-cell>
          <table:table-cell office:value-type="float" office:value="2160000.0000">
            <text:p>216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94">
            <text:p>202794</text:p>
          </table:table-cell>
          <table:table-cell office:value-type="float" office:value="108000000.0000">
            <text:p>108000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30240000.0000">
            <text:p>30240000.0000</text:p>
          </table:table-cell>
          <table:table-cell office:value-type="float" office:value="28080000.0000">
            <text:p>28080000.0000</text:p>
          </table:table-cell>
          <table:table-cell office:value-type="float" office:value="2160000.0000">
            <text:p>2160000.0000</text:p>
          </table:table-cell>
          <table:table-cell office:value-type="float" office:value="2160000.0000">
            <text:p>2160000.0000</text:p>
          </table:table-cell>
          <table:table-cell office:value-type="float" office:value="2160000.0000">
            <text:p>216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95">
            <text:p>202795</text:p>
          </table:table-cell>
          <table:table-cell office:value-type="float" office:value="47183464.1700">
            <text:p>47183464.17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3211366.0000">
            <text:p>13211366.0000</text:p>
          </table:table-cell>
          <table:table-cell office:value-type="float" office:value="12267697.0000">
            <text:p>12267697.0000</text:p>
          </table:table-cell>
          <table:table-cell office:value-type="float" office:value="943669.0000">
            <text:p>943669.0000</text:p>
          </table:table-cell>
          <table:table-cell office:value-type="float" office:value="943669.0000">
            <text:p>943669.0000</text:p>
          </table:table-cell>
          <table:table-cell office:value-type="float" office:value="943669.0000">
            <text:p>943669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96">
            <text:p>202796</text:p>
          </table:table-cell>
          <table:table-cell office:value-type="float" office:value="905922512.1500">
            <text:p>905922512.15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53658300.0000">
            <text:p>253658300.0000</text:p>
          </table:table-cell>
          <table:table-cell office:value-type="float" office:value="235539850.0000">
            <text:p>235539850.0000</text:p>
          </table:table-cell>
          <table:table-cell office:value-type="float" office:value="18118450.0000">
            <text:p>18118450.0000</text:p>
          </table:table-cell>
          <table:table-cell office:value-type="float" office:value="18118450.0000">
            <text:p>18118450.0000</text:p>
          </table:table-cell>
          <table:table-cell office:value-type="float" office:value="18118450.0000">
            <text:p>181184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97">
            <text:p>202797</text:p>
          </table:table-cell>
          <table:table-cell office:value-type="float" office:value="178323167.2100">
            <text:p>178323167.2100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-1">
            <text:p>-1</text:p>
          </table:table-cell>
          <table:table-cell office:value-type="float" office:value="42797556.0000">
            <text:p>42797556.0000</text:p>
          </table:table-cell>
          <table:table-cell office:value-type="float" office:value="39231093.0000">
            <text:p>39231093.0000</text:p>
          </table:table-cell>
          <table:table-cell office:value-type="float" office:value="3566463.0000">
            <text:p>3566463.0000</text:p>
          </table:table-cell>
          <table:table-cell office:value-type="float" office:value="3566463.0000">
            <text:p>3566463.0000</text:p>
          </table:table-cell>
          <table:table-cell office:value-type="float" office:value="3566463.0000">
            <text:p>356646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98">
            <text:p>202798</text:p>
          </table:table-cell>
          <table:table-cell office:value-type="float" office:value="74301319.6700">
            <text:p>74301319.6700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-1">
            <text:p>-1</text:p>
          </table:table-cell>
          <table:table-cell office:value-type="float" office:value="17832312.0000">
            <text:p>17832312.0000</text:p>
          </table:table-cell>
          <table:table-cell office:value-type="float" office:value="16346286.0000">
            <text:p>16346286.0000</text:p>
          </table:table-cell>
          <table:table-cell office:value-type="float" office:value="1486026.0000">
            <text:p>1486026.0000</text:p>
          </table:table-cell>
          <table:table-cell office:value-type="float" office:value="1486026.0000">
            <text:p>1486026.0000</text:p>
          </table:table-cell>
          <table:table-cell office:value-type="float" office:value="1486026.0000">
            <text:p>1486026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99">
            <text:p>202799</text:p>
          </table:table-cell>
          <table:table-cell office:value-type="float" office:value="128979000.0000">
            <text:p>128979000.000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-1">
            <text:p>-1</text:p>
          </table:table-cell>
          <table:table-cell office:value-type="float" office:value="23216220.0000">
            <text:p>23216220.0000</text:p>
          </table:table-cell>
          <table:table-cell office:value-type="float" office:value="20636640.0000">
            <text:p>20636640.0000</text:p>
          </table:table-cell>
          <table:table-cell office:value-type="float" office:value="2579580.0000">
            <text:p>2579580.0000</text:p>
          </table:table-cell>
          <table:table-cell office:value-type="float" office:value="2579580.0000">
            <text:p>2579580.0000</text:p>
          </table:table-cell>
          <table:table-cell office:value-type="float" office:value="2579580.0000">
            <text:p>257958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00">
            <text:p>202800</text:p>
          </table:table-cell>
          <table:table-cell office:value-type="float" office:value="677841000.0000">
            <text:p>677841000.000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-1">
            <text:p>-1</text:p>
          </table:table-cell>
          <table:table-cell office:value-type="float" office:value="122011380.0000">
            <text:p>122011380.0000</text:p>
          </table:table-cell>
          <table:table-cell office:value-type="float" office:value="108454560.0000">
            <text:p>108454560.0000</text:p>
          </table:table-cell>
          <table:table-cell office:value-type="float" office:value="13556820.0000">
            <text:p>13556820.0000</text:p>
          </table:table-cell>
          <table:table-cell office:value-type="float" office:value="13556820.0000">
            <text:p>13556820.0000</text:p>
          </table:table-cell>
          <table:table-cell office:value-type="float" office:value="13556820.0000">
            <text:p>1355682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01">
            <text:p>202801</text:p>
          </table:table-cell>
          <table:table-cell office:value-type="float" office:value="32454000.0000">
            <text:p>32454000.000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-1">
            <text:p>-1</text:p>
          </table:table-cell>
          <table:table-cell office:value-type="float" office:value="5841720.0000">
            <text:p>5841720.0000</text:p>
          </table:table-cell>
          <table:table-cell office:value-type="float" office:value="5192640.0000">
            <text:p>5192640.0000</text:p>
          </table:table-cell>
          <table:table-cell office:value-type="float" office:value="649080.0000">
            <text:p>649080.0000</text:p>
          </table:table-cell>
          <table:table-cell office:value-type="float" office:value="649080.0000">
            <text:p>649080.0000</text:p>
          </table:table-cell>
          <table:table-cell office:value-type="float" office:value="649080.0000">
            <text:p>64908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02">
            <text:p>202802</text:p>
          </table:table-cell>
          <table:table-cell office:value-type="float" office:value="695669095.0000">
            <text:p>695669095.000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-1">
            <text:p>-1</text:p>
          </table:table-cell>
          <table:table-cell office:value-type="float" office:value="125220438.0000">
            <text:p>125220438.0000</text:p>
          </table:table-cell>
          <table:table-cell office:value-type="float" office:value="111307056.0000">
            <text:p>111307056.0000</text:p>
          </table:table-cell>
          <table:table-cell office:value-type="float" office:value="13913382.0000">
            <text:p>13913382.0000</text:p>
          </table:table-cell>
          <table:table-cell office:value-type="float" office:value="13913382.0000">
            <text:p>13913382.0000</text:p>
          </table:table-cell>
          <table:table-cell office:value-type="float" office:value="13913382.0000">
            <text:p>13913382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04">
            <text:p>202804</text:p>
          </table:table-cell>
          <table:table-cell office:value-type="float" office:value="195897404.0000">
            <text:p>195897404.0000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-1">
            <text:p>-1</text:p>
          </table:table-cell>
          <table:table-cell office:value-type="float" office:value="31343584.0000">
            <text:p>31343584.0000</text:p>
          </table:table-cell>
          <table:table-cell office:value-type="float" office:value="27425636.0000">
            <text:p>27425636.0000</text:p>
          </table:table-cell>
          <table:table-cell office:value-type="float" office:value="3917948.0000">
            <text:p>3917948.0000</text:p>
          </table:table-cell>
          <table:table-cell office:value-type="float" office:value="3917948.0000">
            <text:p>3917948.0000</text:p>
          </table:table-cell>
          <table:table-cell office:value-type="float" office:value="3917948.0000">
            <text:p>3917948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05">
            <text:p>202805</text:p>
          </table:table-cell>
          <table:table-cell office:value-type="float" office:value="490234248.0000">
            <text:p>490234248.0000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-1">
            <text:p>-1</text:p>
          </table:table-cell>
          <table:table-cell office:value-type="float" office:value="78437480.0000">
            <text:p>78437480.0000</text:p>
          </table:table-cell>
          <table:table-cell office:value-type="float" office:value="68632795.0000">
            <text:p>68632795.0000</text:p>
          </table:table-cell>
          <table:table-cell office:value-type="float" office:value="9804685.0000">
            <text:p>9804685.0000</text:p>
          </table:table-cell>
          <table:table-cell office:value-type="float" office:value="9804685.0000">
            <text:p>9804685.0000</text:p>
          </table:table-cell>
          <table:table-cell office:value-type="float" office:value="9804685.0000">
            <text:p>980468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06">
            <text:p>202806</text:p>
          </table:table-cell>
          <table:table-cell office:value-type="float" office:value="47671400.0000">
            <text:p>47671400.0000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-1">
            <text:p>-1</text:p>
          </table:table-cell>
          <table:table-cell office:value-type="float" office:value="7627424.0000">
            <text:p>7627424.0000</text:p>
          </table:table-cell>
          <table:table-cell office:value-type="float" office:value="6673996.0000">
            <text:p>6673996.0000</text:p>
          </table:table-cell>
          <table:table-cell office:value-type="float" office:value="953428.0000">
            <text:p>953428.0000</text:p>
          </table:table-cell>
          <table:table-cell office:value-type="float" office:value="953428.0000">
            <text:p>953428.0000</text:p>
          </table:table-cell>
          <table:table-cell office:value-type="float" office:value="953428.0000">
            <text:p>953428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08">
            <text:p>202808</text:p>
          </table:table-cell>
          <table:table-cell office:value-type="float" office:value="703354000.0000">
            <text:p>703354000.0000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-1">
            <text:p>-1</text:p>
          </table:table-cell>
          <table:table-cell office:value-type="float" office:value="98469560.0000">
            <text:p>98469560.0000</text:p>
          </table:table-cell>
          <table:table-cell office:value-type="float" office:value="84402480.0000">
            <text:p>84402480.0000</text:p>
          </table:table-cell>
          <table:table-cell office:value-type="float" office:value="14067080.0000">
            <text:p>14067080.0000</text:p>
          </table:table-cell>
          <table:table-cell office:value-type="float" office:value="14067080.0000">
            <text:p>14067080.0000</text:p>
          </table:table-cell>
          <table:table-cell office:value-type="float" office:value="14067080.0000">
            <text:p>1406708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09">
            <text:p>202809</text:p>
          </table:table-cell>
          <table:table-cell office:value-type="float" office:value="661261800.0000">
            <text:p>661261800.0000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-1">
            <text:p>-1</text:p>
          </table:table-cell>
          <table:table-cell office:value-type="float" office:value="66126180.0000">
            <text:p>66126180.0000</text:p>
          </table:table-cell>
          <table:table-cell office:value-type="float" office:value="52900944.0000">
            <text:p>52900944.0000</text:p>
          </table:table-cell>
          <table:table-cell office:value-type="float" office:value="13225236.0000">
            <text:p>13225236.0000</text:p>
          </table:table-cell>
          <table:table-cell office:value-type="float" office:value="13225236.0000">
            <text:p>13225236.0000</text:p>
          </table:table-cell>
          <table:table-cell office:value-type="float" office:value="13225236.0000">
            <text:p>13225236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10">
            <text:p>202810</text:p>
          </table:table-cell>
          <table:table-cell office:value-type="float" office:value="311939000.0000">
            <text:p>311939000.0000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-1">
            <text:p>-1</text:p>
          </table:table-cell>
          <table:table-cell office:value-type="float" office:value="31193900.0000">
            <text:p>31193900.0000</text:p>
          </table:table-cell>
          <table:table-cell office:value-type="float" office:value="24955120.0000">
            <text:p>24955120.0000</text:p>
          </table:table-cell>
          <table:table-cell office:value-type="float" office:value="6238780.0000">
            <text:p>6238780.0000</text:p>
          </table:table-cell>
          <table:table-cell office:value-type="float" office:value="6238780.0000">
            <text:p>6238780.0000</text:p>
          </table:table-cell>
          <table:table-cell office:value-type="float" office:value="6238780.0000">
            <text:p>623878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11">
            <text:p>202811</text:p>
          </table:table-cell>
          <table:table-cell office:value-type="float" office:value="205616000.0000">
            <text:p>205616000.0000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-1">
            <text:p>-1</text:p>
          </table:table-cell>
          <table:table-cell office:value-type="float" office:value="20561600.0000">
            <text:p>20561600.0000</text:p>
          </table:table-cell>
          <table:table-cell office:value-type="float" office:value="16449280.0000">
            <text:p>16449280.0000</text:p>
          </table:table-cell>
          <table:table-cell office:value-type="float" office:value="4112320.0000">
            <text:p>4112320.0000</text:p>
          </table:table-cell>
          <table:table-cell office:value-type="float" office:value="4112320.0000">
            <text:p>4112320.0000</text:p>
          </table:table-cell>
          <table:table-cell office:value-type="float" office:value="4112320.0000">
            <text:p>411232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12">
            <text:p>202812</text:p>
          </table:table-cell>
          <table:table-cell office:value-type="float" office:value="119100000.0000">
            <text:p>119100000.0000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-1">
            <text:p>-1</text:p>
          </table:table-cell>
          <table:table-cell office:value-type="float" office:value="11910000.0000">
            <text:p>11910000.0000</text:p>
          </table:table-cell>
          <table:table-cell office:value-type="float" office:value="9528000.0000">
            <text:p>9528000.0000</text:p>
          </table:table-cell>
          <table:table-cell office:value-type="float" office:value="2382000.0000">
            <text:p>2382000.0000</text:p>
          </table:table-cell>
          <table:table-cell office:value-type="float" office:value="2382000.0000">
            <text:p>2382000.0000</text:p>
          </table:table-cell>
          <table:table-cell office:value-type="float" office:value="2382000.0000">
            <text:p>2382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13">
            <text:p>202813</text:p>
          </table:table-cell>
          <table:table-cell office:value-type="float" office:value="52725000.0000">
            <text:p>52725000.0000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-1">
            <text:p>-1</text:p>
          </table:table-cell>
          <table:table-cell office:value-type="float" office:value="5272500.0000">
            <text:p>5272500.0000</text:p>
          </table:table-cell>
          <table:table-cell office:value-type="float" office:value="4218000.0000">
            <text:p>4218000.0000</text:p>
          </table:table-cell>
          <table:table-cell office:value-type="float" office:value="1054500.0000">
            <text:p>1054500.0000</text:p>
          </table:table-cell>
          <table:table-cell office:value-type="float" office:value="1054500.0000">
            <text:p>1054500.0000</text:p>
          </table:table-cell>
          <table:table-cell office:value-type="float" office:value="1054500.0000">
            <text:p>1054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14">
            <text:p>202814</text:p>
          </table:table-cell>
          <table:table-cell office:value-type="float" office:value="418423000.0000">
            <text:p>418423000.0000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-1">
            <text:p>-1</text:p>
          </table:table-cell>
          <table:table-cell office:value-type="float" office:value="33473840.0000">
            <text:p>33473840.0000</text:p>
          </table:table-cell>
          <table:table-cell office:value-type="float" office:value="25105380.0000">
            <text:p>25105380.0000</text:p>
          </table:table-cell>
          <table:table-cell office:value-type="float" office:value="8368460.0000">
            <text:p>8368460.0000</text:p>
          </table:table-cell>
          <table:table-cell office:value-type="float" office:value="8368460.0000">
            <text:p>8368460.0000</text:p>
          </table:table-cell>
          <table:table-cell office:value-type="float" office:value="8368460.0000">
            <text:p>836846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15">
            <text:p>202815</text:p>
          </table:table-cell>
          <table:table-cell office:value-type="float" office:value="248427000.0000">
            <text:p>248427000.0000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-1">
            <text:p>-1</text:p>
          </table:table-cell>
          <table:table-cell office:value-type="float" office:value="19874160.0000">
            <text:p>19874160.0000</text:p>
          </table:table-cell>
          <table:table-cell office:value-type="float" office:value="14905620.0000">
            <text:p>14905620.0000</text:p>
          </table:table-cell>
          <table:table-cell office:value-type="float" office:value="4968540.0000">
            <text:p>4968540.0000</text:p>
          </table:table-cell>
          <table:table-cell office:value-type="float" office:value="4968540.0000">
            <text:p>4968540.0000</text:p>
          </table:table-cell>
          <table:table-cell office:value-type="float" office:value="4968540.0000">
            <text:p>496854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16">
            <text:p>202816</text:p>
          </table:table-cell>
          <table:table-cell office:value-type="float" office:value="347867000.0000">
            <text:p>347867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97402760.0000">
            <text:p>97402760.0000</text:p>
          </table:table-cell>
          <table:table-cell office:value-type="float" office:value="90445420.0000">
            <text:p>90445420.0000</text:p>
          </table:table-cell>
          <table:table-cell office:value-type="float" office:value="6957340.0000">
            <text:p>6957340.0000</text:p>
          </table:table-cell>
          <table:table-cell office:value-type="float" office:value="6957340.0000">
            <text:p>6957340.0000</text:p>
          </table:table-cell>
          <table:table-cell office:value-type="float" office:value="6957340.0000">
            <text:p>695734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17">
            <text:p>202817</text:p>
          </table:table-cell>
          <table:table-cell office:value-type="float" office:value="169598000.0000">
            <text:p>169598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47487440.0000">
            <text:p>47487440.0000</text:p>
          </table:table-cell>
          <table:table-cell office:value-type="float" office:value="44095480.0000">
            <text:p>44095480.0000</text:p>
          </table:table-cell>
          <table:table-cell office:value-type="float" office:value="3391960.0000">
            <text:p>3391960.0000</text:p>
          </table:table-cell>
          <table:table-cell office:value-type="float" office:value="3391960.0000">
            <text:p>3391960.0000</text:p>
          </table:table-cell>
          <table:table-cell office:value-type="float" office:value="3391960.0000">
            <text:p>339196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18">
            <text:p>202818</text:p>
          </table:table-cell>
          <table:table-cell office:value-type="float" office:value="94650000.0000">
            <text:p>94650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6502000.0000">
            <text:p>26502000.0000</text:p>
          </table:table-cell>
          <table:table-cell office:value-type="float" office:value="24609000.0000">
            <text:p>24609000.0000</text:p>
          </table:table-cell>
          <table:table-cell office:value-type="float" office:value="1893000.0000">
            <text:p>1893000.0000</text:p>
          </table:table-cell>
          <table:table-cell office:value-type="float" office:value="1893000.0000">
            <text:p>1893000.0000</text:p>
          </table:table-cell>
          <table:table-cell office:value-type="float" office:value="1893000.0000">
            <text:p>1893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19">
            <text:p>202819</text:p>
          </table:table-cell>
          <table:table-cell office:value-type="float" office:value="79000000.0000">
            <text:p>79000000.0000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-1">
            <text:p>-1</text:p>
          </table:table-cell>
          <table:table-cell office:value-type="float" office:value="9480000.0000">
            <text:p>9480000.0000</text:p>
          </table:table-cell>
          <table:table-cell office:value-type="float" office:value="7900000.0000">
            <text:p>7900000.0000</text:p>
          </table:table-cell>
          <table:table-cell office:value-type="float" office:value="1580000.0000">
            <text:p>1580000.0000</text:p>
          </table:table-cell>
          <table:table-cell office:value-type="float" office:value="1580000.0000">
            <text:p>1580000.0000</text:p>
          </table:table-cell>
          <table:table-cell office:value-type="float" office:value="1580000.0000">
            <text:p>158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20">
            <text:p>202820</text:p>
          </table:table-cell>
          <table:table-cell office:value-type="float" office:value="49375000.0000">
            <text:p>49375000.0000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-1">
            <text:p>-1</text:p>
          </table:table-cell>
          <table:table-cell office:value-type="float" office:value="5925000.0000">
            <text:p>5925000.0000</text:p>
          </table:table-cell>
          <table:table-cell office:value-type="float" office:value="4937500.0000">
            <text:p>4937500.0000</text:p>
          </table:table-cell>
          <table:table-cell office:value-type="float" office:value="987500.0000">
            <text:p>987500.0000</text:p>
          </table:table-cell>
          <table:table-cell office:value-type="float" office:value="987500.0000">
            <text:p>987500.0000</text:p>
          </table:table-cell>
          <table:table-cell office:value-type="float" office:value="987500.0000">
            <text:p>98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21">
            <text:p>202821</text:p>
          </table:table-cell>
          <table:table-cell office:value-type="float" office:value="258140000.0000">
            <text:p>258140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72279200.0000">
            <text:p>72279200.0000</text:p>
          </table:table-cell>
          <table:table-cell office:value-type="float" office:value="67116400.0000">
            <text:p>67116400.0000</text:p>
          </table:table-cell>
          <table:table-cell office:value-type="float" office:value="5162800.0000">
            <text:p>5162800.0000</text:p>
          </table:table-cell>
          <table:table-cell office:value-type="float" office:value="5162800.0000">
            <text:p>5162800.0000</text:p>
          </table:table-cell>
          <table:table-cell office:value-type="float" office:value="5162800.0000">
            <text:p>51628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22">
            <text:p>202822</text:p>
          </table:table-cell>
          <table:table-cell office:value-type="float" office:value="73330000.0000">
            <text:p>73330000.0000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19065800.0000">
            <text:p>19065800.0000</text:p>
          </table:table-cell>
          <table:table-cell office:value-type="float" office:value="17599200.0000">
            <text:p>17599200.0000</text:p>
          </table:table-cell>
          <table:table-cell office:value-type="float" office:value="1466600.0000">
            <text:p>1466600.0000</text:p>
          </table:table-cell>
          <table:table-cell office:value-type="float" office:value="1466600.0000">
            <text:p>1466600.0000</text:p>
          </table:table-cell>
          <table:table-cell office:value-type="float" office:value="1466600.0000">
            <text:p>14666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23">
            <text:p>202823</text:p>
          </table:table-cell>
          <table:table-cell office:value-type="float" office:value="41900000.0000">
            <text:p>41900000.0000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-1">
            <text:p>-1</text:p>
          </table:table-cell>
          <table:table-cell office:value-type="float" office:value="10056000.0000">
            <text:p>10056000.0000</text:p>
          </table:table-cell>
          <table:table-cell office:value-type="float" office:value="9218000.0000">
            <text:p>9218000.0000</text:p>
          </table:table-cell>
          <table:table-cell office:value-type="float" office:value="838000.0000">
            <text:p>838000.0000</text:p>
          </table:table-cell>
          <table:table-cell office:value-type="float" office:value="838000.0000">
            <text:p>838000.0000</text:p>
          </table:table-cell>
          <table:table-cell office:value-type="float" office:value="838000.0000">
            <text:p>838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24">
            <text:p>202824</text:p>
          </table:table-cell>
          <table:table-cell office:value-type="float" office:value="41700000.0000">
            <text:p>41700000.0000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-1">
            <text:p>-1</text:p>
          </table:table-cell>
          <table:table-cell office:value-type="float" office:value="10008000.0000">
            <text:p>10008000.0000</text:p>
          </table:table-cell>
          <table:table-cell office:value-type="float" office:value="9174000.0000">
            <text:p>9174000.0000</text:p>
          </table:table-cell>
          <table:table-cell office:value-type="float" office:value="834000.0000">
            <text:p>834000.0000</text:p>
          </table:table-cell>
          <table:table-cell office:value-type="float" office:value="834000.0000">
            <text:p>834000.0000</text:p>
          </table:table-cell>
          <table:table-cell office:value-type="float" office:value="834000.0000">
            <text:p>834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25">
            <text:p>202825</text:p>
          </table:table-cell>
          <table:table-cell office:value-type="float" office:value="29900000.0000">
            <text:p>29900000.0000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-1">
            <text:p>-1</text:p>
          </table:table-cell>
          <table:table-cell office:value-type="float" office:value="7176000.0000">
            <text:p>7176000.0000</text:p>
          </table:table-cell>
          <table:table-cell office:value-type="float" office:value="6578000.0000">
            <text:p>6578000.0000</text:p>
          </table:table-cell>
          <table:table-cell office:value-type="float" office:value="598000.0000">
            <text:p>598000.0000</text:p>
          </table:table-cell>
          <table:table-cell office:value-type="float" office:value="598000.0000">
            <text:p>598000.0000</text:p>
          </table:table-cell>
          <table:table-cell office:value-type="float" office:value="598000.0000">
            <text:p>598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26">
            <text:p>202826</text:p>
          </table:table-cell>
          <table:table-cell office:value-type="float" office:value="283674456.0000">
            <text:p>283674456.000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-1">
            <text:p>-1</text:p>
          </table:table-cell>
          <table:table-cell office:value-type="float" office:value="51061401.0000">
            <text:p>51061401.0000</text:p>
          </table:table-cell>
          <table:table-cell office:value-type="float" office:value="45387912.0000">
            <text:p>45387912.0000</text:p>
          </table:table-cell>
          <table:table-cell office:value-type="float" office:value="5673489.0000">
            <text:p>5673489.0000</text:p>
          </table:table-cell>
          <table:table-cell office:value-type="float" office:value="5673489.0000">
            <text:p>5673489.0000</text:p>
          </table:table-cell>
          <table:table-cell office:value-type="float" office:value="5673489.0000">
            <text:p>5673489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27">
            <text:p>202827</text:p>
          </table:table-cell>
          <table:table-cell office:value-type="float" office:value="217322712.0000">
            <text:p>217322712.000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-1">
            <text:p>-1</text:p>
          </table:table-cell>
          <table:table-cell office:value-type="float" office:value="39118086.0000">
            <text:p>39118086.0000</text:p>
          </table:table-cell>
          <table:table-cell office:value-type="float" office:value="34771632.0000">
            <text:p>34771632.0000</text:p>
          </table:table-cell>
          <table:table-cell office:value-type="float" office:value="4346454.0000">
            <text:p>4346454.0000</text:p>
          </table:table-cell>
          <table:table-cell office:value-type="float" office:value="4346454.0000">
            <text:p>4346454.0000</text:p>
          </table:table-cell>
          <table:table-cell office:value-type="float" office:value="4346454.0000">
            <text:p>4346454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28">
            <text:p>202828</text:p>
          </table:table-cell>
          <table:table-cell office:value-type="float" office:value="349328370.0000">
            <text:p>349328370.000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-1">
            <text:p>-1</text:p>
          </table:table-cell>
          <table:table-cell office:value-type="float" office:value="62879103.0000">
            <text:p>62879103.0000</text:p>
          </table:table-cell>
          <table:table-cell office:value-type="float" office:value="55892536.0000">
            <text:p>55892536.0000</text:p>
          </table:table-cell>
          <table:table-cell office:value-type="float" office:value="6986567.0000">
            <text:p>6986567.0000</text:p>
          </table:table-cell>
          <table:table-cell office:value-type="float" office:value="6986567.0000">
            <text:p>6986567.0000</text:p>
          </table:table-cell>
          <table:table-cell office:value-type="float" office:value="6986567.0000">
            <text:p>69865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29">
            <text:p>202829</text:p>
          </table:table-cell>
          <table:table-cell office:value-type="float" office:value="1190564556.0000">
            <text:p>1190564556.000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-1">
            <text:p>-1</text:p>
          </table:table-cell>
          <table:table-cell office:value-type="float" office:value="214301619.0000">
            <text:p>214301619.0000</text:p>
          </table:table-cell>
          <table:table-cell office:value-type="float" office:value="190490328.0000">
            <text:p>190490328.0000</text:p>
          </table:table-cell>
          <table:table-cell office:value-type="float" office:value="23811291.0000">
            <text:p>23811291.0000</text:p>
          </table:table-cell>
          <table:table-cell office:value-type="float" office:value="23811291.0000">
            <text:p>23811291.0000</text:p>
          </table:table-cell>
          <table:table-cell office:value-type="float" office:value="23811291.0000">
            <text:p>23811291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30">
            <text:p>202830</text:p>
          </table:table-cell>
          <table:table-cell office:value-type="float" office:value="42530523.0000">
            <text:p>42530523.000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-1">
            <text:p>-1</text:p>
          </table:table-cell>
          <table:table-cell office:value-type="float" office:value="7655490.0000">
            <text:p>7655490.0000</text:p>
          </table:table-cell>
          <table:table-cell office:value-type="float" office:value="6804880.0000">
            <text:p>6804880.0000</text:p>
          </table:table-cell>
          <table:table-cell office:value-type="float" office:value="850610.0000">
            <text:p>850610.0000</text:p>
          </table:table-cell>
          <table:table-cell office:value-type="float" office:value="850610.0000">
            <text:p>850610.0000</text:p>
          </table:table-cell>
          <table:table-cell office:value-type="float" office:value="850610.0000">
            <text:p>85061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31">
            <text:p>202831</text:p>
          </table:table-cell>
          <table:table-cell office:value-type="float" office:value="157163700.0000">
            <text:p>157163700.000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-1">
            <text:p>-1</text:p>
          </table:table-cell>
          <table:table-cell office:value-type="float" office:value="28289466.0000">
            <text:p>28289466.0000</text:p>
          </table:table-cell>
          <table:table-cell office:value-type="float" office:value="25146192.0000">
            <text:p>25146192.0000</text:p>
          </table:table-cell>
          <table:table-cell office:value-type="float" office:value="3143274.0000">
            <text:p>3143274.0000</text:p>
          </table:table-cell>
          <table:table-cell office:value-type="float" office:value="3143274.0000">
            <text:p>3143274.0000</text:p>
          </table:table-cell>
          <table:table-cell office:value-type="float" office:value="3143274.0000">
            <text:p>3143274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32">
            <text:p>202832</text:p>
          </table:table-cell>
          <table:table-cell office:value-type="float" office:value="69071840.0000">
            <text:p>69071840.000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-1">
            <text:p>-1</text:p>
          </table:table-cell>
          <table:table-cell office:value-type="float" office:value="12432933.0000">
            <text:p>12432933.0000</text:p>
          </table:table-cell>
          <table:table-cell office:value-type="float" office:value="11051496.0000">
            <text:p>11051496.0000</text:p>
          </table:table-cell>
          <table:table-cell office:value-type="float" office:value="1381437.0000">
            <text:p>1381437.0000</text:p>
          </table:table-cell>
          <table:table-cell office:value-type="float" office:value="1381437.0000">
            <text:p>1381437.0000</text:p>
          </table:table-cell>
          <table:table-cell office:value-type="float" office:value="1381437.0000">
            <text:p>138143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33">
            <text:p>202833</text:p>
          </table:table-cell>
          <table:table-cell office:value-type="float" office:value="139803608.0000">
            <text:p>139803608.000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-1">
            <text:p>-1</text:p>
          </table:table-cell>
          <table:table-cell office:value-type="float" office:value="25164648.0000">
            <text:p>25164648.0000</text:p>
          </table:table-cell>
          <table:table-cell office:value-type="float" office:value="22368576.0000">
            <text:p>22368576.0000</text:p>
          </table:table-cell>
          <table:table-cell office:value-type="float" office:value="2796072.0000">
            <text:p>2796072.0000</text:p>
          </table:table-cell>
          <table:table-cell office:value-type="float" office:value="2796072.0000">
            <text:p>2796072.0000</text:p>
          </table:table-cell>
          <table:table-cell office:value-type="float" office:value="2796072.0000">
            <text:p>2796072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34">
            <text:p>202834</text:p>
          </table:table-cell>
          <table:table-cell office:value-type="float" office:value="162623505.0000">
            <text:p>162623505.000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-1">
            <text:p>-1</text:p>
          </table:table-cell>
          <table:table-cell office:value-type="float" office:value="29272230.0000">
            <text:p>29272230.0000</text:p>
          </table:table-cell>
          <table:table-cell office:value-type="float" office:value="26019760.0000">
            <text:p>26019760.0000</text:p>
          </table:table-cell>
          <table:table-cell office:value-type="float" office:value="3252470.0000">
            <text:p>3252470.0000</text:p>
          </table:table-cell>
          <table:table-cell office:value-type="float" office:value="3252470.0000">
            <text:p>3252470.0000</text:p>
          </table:table-cell>
          <table:table-cell office:value-type="float" office:value="3252470.0000">
            <text:p>325247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35">
            <text:p>202835</text:p>
          </table:table-cell>
          <table:table-cell office:value-type="float" office:value="298608657.0000">
            <text:p>298608657.000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-1">
            <text:p>-1</text:p>
          </table:table-cell>
          <table:table-cell office:value-type="float" office:value="53749557.0000">
            <text:p>53749557.0000</text:p>
          </table:table-cell>
          <table:table-cell office:value-type="float" office:value="47777384.0000">
            <text:p>47777384.0000</text:p>
          </table:table-cell>
          <table:table-cell office:value-type="float" office:value="5972173.0000">
            <text:p>5972173.0000</text:p>
          </table:table-cell>
          <table:table-cell office:value-type="float" office:value="5972173.0000">
            <text:p>5972173.0000</text:p>
          </table:table-cell>
          <table:table-cell office:value-type="float" office:value="5972173.0000">
            <text:p>597217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36">
            <text:p>202836</text:p>
          </table:table-cell>
          <table:table-cell office:value-type="float" office:value="385860230.0000">
            <text:p>385860230.000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-1">
            <text:p>-1</text:p>
          </table:table-cell>
          <table:table-cell office:value-type="float" office:value="69454845.0000">
            <text:p>69454845.0000</text:p>
          </table:table-cell>
          <table:table-cell office:value-type="float" office:value="61737640.0000">
            <text:p>61737640.0000</text:p>
          </table:table-cell>
          <table:table-cell office:value-type="float" office:value="7717205.0000">
            <text:p>7717205.0000</text:p>
          </table:table-cell>
          <table:table-cell office:value-type="float" office:value="7717205.0000">
            <text:p>7717205.0000</text:p>
          </table:table-cell>
          <table:table-cell office:value-type="float" office:value="7717205.0000">
            <text:p>771720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37">
            <text:p>202837</text:p>
          </table:table-cell>
          <table:table-cell office:value-type="float" office:value="241722018.0000">
            <text:p>241722018.000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-1">
            <text:p>-1</text:p>
          </table:table-cell>
          <table:table-cell office:value-type="float" office:value="43509960.0000">
            <text:p>43509960.0000</text:p>
          </table:table-cell>
          <table:table-cell office:value-type="float" office:value="38675520.0000">
            <text:p>38675520.0000</text:p>
          </table:table-cell>
          <table:table-cell office:value-type="float" office:value="4834440.0000">
            <text:p>4834440.0000</text:p>
          </table:table-cell>
          <table:table-cell office:value-type="float" office:value="4834440.0000">
            <text:p>4834440.0000</text:p>
          </table:table-cell>
          <table:table-cell office:value-type="float" office:value="4834440.0000">
            <text:p>483444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38">
            <text:p>202838</text:p>
          </table:table-cell>
          <table:table-cell office:value-type="float" office:value="170498877.0000">
            <text:p>170498877.000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-1">
            <text:p>-1</text:p>
          </table:table-cell>
          <table:table-cell office:value-type="float" office:value="30689802.0000">
            <text:p>30689802.0000</text:p>
          </table:table-cell>
          <table:table-cell office:value-type="float" office:value="27279824.0000">
            <text:p>27279824.0000</text:p>
          </table:table-cell>
          <table:table-cell office:value-type="float" office:value="3409978.0000">
            <text:p>3409978.0000</text:p>
          </table:table-cell>
          <table:table-cell office:value-type="float" office:value="3409978.0000">
            <text:p>3409978.0000</text:p>
          </table:table-cell>
          <table:table-cell office:value-type="float" office:value="3409978.0000">
            <text:p>3409978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39">
            <text:p>202839</text:p>
          </table:table-cell>
          <table:table-cell office:value-type="float" office:value="319617909.0000">
            <text:p>319617909.000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-1">
            <text:p>-1</text:p>
          </table:table-cell>
          <table:table-cell office:value-type="float" office:value="57531222.0000">
            <text:p>57531222.0000</text:p>
          </table:table-cell>
          <table:table-cell office:value-type="float" office:value="51138864.0000">
            <text:p>51138864.0000</text:p>
          </table:table-cell>
          <table:table-cell office:value-type="float" office:value="6392358.0000">
            <text:p>6392358.0000</text:p>
          </table:table-cell>
          <table:table-cell office:value-type="float" office:value="6392358.0000">
            <text:p>6392358.0000</text:p>
          </table:table-cell>
          <table:table-cell office:value-type="float" office:value="6392358.0000">
            <text:p>6392358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40">
            <text:p>202840</text:p>
          </table:table-cell>
          <table:table-cell office:value-type="float" office:value="48517829.0000">
            <text:p>48517829.000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-1">
            <text:p>-1</text:p>
          </table:table-cell>
          <table:table-cell office:value-type="float" office:value="8733213.0000">
            <text:p>8733213.0000</text:p>
          </table:table-cell>
          <table:table-cell office:value-type="float" office:value="7762856.0000">
            <text:p>7762856.0000</text:p>
          </table:table-cell>
          <table:table-cell office:value-type="float" office:value="970357.0000">
            <text:p>970357.0000</text:p>
          </table:table-cell>
          <table:table-cell office:value-type="float" office:value="970357.0000">
            <text:p>970357.0000</text:p>
          </table:table-cell>
          <table:table-cell office:value-type="float" office:value="970357.0000">
            <text:p>97035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41">
            <text:p>202841</text:p>
          </table:table-cell>
          <table:table-cell office:value-type="float" office:value="87711977.0000">
            <text:p>87711977.000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-1">
            <text:p>-1</text:p>
          </table:table-cell>
          <table:table-cell office:value-type="float" office:value="15788160.0000">
            <text:p>15788160.0000</text:p>
          </table:table-cell>
          <table:table-cell office:value-type="float" office:value="14033920.0000">
            <text:p>14033920.0000</text:p>
          </table:table-cell>
          <table:table-cell office:value-type="float" office:value="1754240.0000">
            <text:p>1754240.0000</text:p>
          </table:table-cell>
          <table:table-cell office:value-type="float" office:value="1754240.0000">
            <text:p>1754240.0000</text:p>
          </table:table-cell>
          <table:table-cell office:value-type="float" office:value="1754240.0000">
            <text:p>175424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42">
            <text:p>202842</text:p>
          </table:table-cell>
          <table:table-cell office:value-type="float" office:value="24362144.0000">
            <text:p>24362144.000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-1">
            <text:p>-1</text:p>
          </table:table-cell>
          <table:table-cell office:value-type="float" office:value="4385187.0000">
            <text:p>4385187.0000</text:p>
          </table:table-cell>
          <table:table-cell office:value-type="float" office:value="3897944.0000">
            <text:p>3897944.0000</text:p>
          </table:table-cell>
          <table:table-cell office:value-type="float" office:value="487243.0000">
            <text:p>487243.0000</text:p>
          </table:table-cell>
          <table:table-cell office:value-type="float" office:value="487243.0000">
            <text:p>487243.0000</text:p>
          </table:table-cell>
          <table:table-cell office:value-type="float" office:value="487243.0000">
            <text:p>48724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43">
            <text:p>202843</text:p>
          </table:table-cell>
          <table:table-cell office:value-type="float" office:value="29110698.0000">
            <text:p>29110698.000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-1">
            <text:p>-1</text:p>
          </table:table-cell>
          <table:table-cell office:value-type="float" office:value="5239926.0000">
            <text:p>5239926.0000</text:p>
          </table:table-cell>
          <table:table-cell office:value-type="float" office:value="4657712.0000">
            <text:p>4657712.0000</text:p>
          </table:table-cell>
          <table:table-cell office:value-type="float" office:value="582214.0000">
            <text:p>582214.0000</text:p>
          </table:table-cell>
          <table:table-cell office:value-type="float" office:value="582214.0000">
            <text:p>582214.0000</text:p>
          </table:table-cell>
          <table:table-cell office:value-type="float" office:value="582214.0000">
            <text:p>582214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44">
            <text:p>202844</text:p>
          </table:table-cell>
          <table:table-cell office:value-type="float" office:value="14328244.0000">
            <text:p>14328244.000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-1">
            <text:p>-1</text:p>
          </table:table-cell>
          <table:table-cell office:value-type="float" office:value="2579085.0000">
            <text:p>2579085.0000</text:p>
          </table:table-cell>
          <table:table-cell office:value-type="float" office:value="2292520.0000">
            <text:p>2292520.0000</text:p>
          </table:table-cell>
          <table:table-cell office:value-type="float" office:value="286565.0000">
            <text:p>286565.0000</text:p>
          </table:table-cell>
          <table:table-cell office:value-type="float" office:value="286565.0000">
            <text:p>286565.0000</text:p>
          </table:table-cell>
          <table:table-cell office:value-type="float" office:value="286565.0000">
            <text:p>28656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45">
            <text:p>202845</text:p>
          </table:table-cell>
          <table:table-cell office:value-type="float" office:value="28130018.0000">
            <text:p>28130018.000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-1">
            <text:p>-1</text:p>
          </table:table-cell>
          <table:table-cell office:value-type="float" office:value="5063400.0000">
            <text:p>5063400.0000</text:p>
          </table:table-cell>
          <table:table-cell office:value-type="float" office:value="4500800.0000">
            <text:p>4500800.0000</text:p>
          </table:table-cell>
          <table:table-cell office:value-type="float" office:value="562600.0000">
            <text:p>562600.0000</text:p>
          </table:table-cell>
          <table:table-cell office:value-type="float" office:value="562600.0000">
            <text:p>562600.0000</text:p>
          </table:table-cell>
          <table:table-cell office:value-type="float" office:value="562600.0000">
            <text:p>5626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46">
            <text:p>202846</text:p>
          </table:table-cell>
          <table:table-cell office:value-type="float" office:value="86968725.0000">
            <text:p>86968725.000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-1">
            <text:p>-1</text:p>
          </table:table-cell>
          <table:table-cell office:value-type="float" office:value="15654375.0000">
            <text:p>15654375.0000</text:p>
          </table:table-cell>
          <table:table-cell office:value-type="float" office:value="13915000.0000">
            <text:p>13915000.0000</text:p>
          </table:table-cell>
          <table:table-cell office:value-type="float" office:value="1739375.0000">
            <text:p>1739375.0000</text:p>
          </table:table-cell>
          <table:table-cell office:value-type="float" office:value="1739375.0000">
            <text:p>1739375.0000</text:p>
          </table:table-cell>
          <table:table-cell office:value-type="float" office:value="1739375.0000">
            <text:p>17393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47">
            <text:p>202847</text:p>
          </table:table-cell>
          <table:table-cell office:value-type="float" office:value="61008589.0000">
            <text:p>61008589.000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-1">
            <text:p>-1</text:p>
          </table:table-cell>
          <table:table-cell office:value-type="float" office:value="10981548.0000">
            <text:p>10981548.0000</text:p>
          </table:table-cell>
          <table:table-cell office:value-type="float" office:value="9761376.0000">
            <text:p>9761376.0000</text:p>
          </table:table-cell>
          <table:table-cell office:value-type="float" office:value="1220172.0000">
            <text:p>1220172.0000</text:p>
          </table:table-cell>
          <table:table-cell office:value-type="float" office:value="1220172.0000">
            <text:p>1220172.0000</text:p>
          </table:table-cell>
          <table:table-cell office:value-type="float" office:value="1220172.0000">
            <text:p>1220172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48">
            <text:p>202848</text:p>
          </table:table-cell>
          <table:table-cell office:value-type="float" office:value="8278948.0000">
            <text:p>8278948.000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-1">
            <text:p>-1</text:p>
          </table:table-cell>
          <table:table-cell office:value-type="float" office:value="1490211.0000">
            <text:p>1490211.0000</text:p>
          </table:table-cell>
          <table:table-cell office:value-type="float" office:value="1324632.0000">
            <text:p>1324632.0000</text:p>
          </table:table-cell>
          <table:table-cell office:value-type="float" office:value="165579.0000">
            <text:p>165579.0000</text:p>
          </table:table-cell>
          <table:table-cell office:value-type="float" office:value="165579.0000">
            <text:p>165579.0000</text:p>
          </table:table-cell>
          <table:table-cell office:value-type="float" office:value="165579.0000">
            <text:p>165579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49">
            <text:p>202849</text:p>
          </table:table-cell>
          <table:table-cell office:value-type="float" office:value="16723167.0000">
            <text:p>16723167.000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-1">
            <text:p>-1</text:p>
          </table:table-cell>
          <table:table-cell office:value-type="float" office:value="3010167.0000">
            <text:p>3010167.0000</text:p>
          </table:table-cell>
          <table:table-cell office:value-type="float" office:value="2675704.0000">
            <text:p>2675704.0000</text:p>
          </table:table-cell>
          <table:table-cell office:value-type="float" office:value="334463.0000">
            <text:p>334463.0000</text:p>
          </table:table-cell>
          <table:table-cell office:value-type="float" office:value="334463.0000">
            <text:p>334463.0000</text:p>
          </table:table-cell>
          <table:table-cell office:value-type="float" office:value="334463.0000">
            <text:p>33446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51">
            <text:p>202851</text:p>
          </table:table-cell>
          <table:table-cell office:value-type="float" office:value="74905000.0000">
            <text:p>74905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0973400.0000">
            <text:p>20973400.0000</text:p>
          </table:table-cell>
          <table:table-cell office:value-type="float" office:value="19475300.0000">
            <text:p>19475300.0000</text:p>
          </table:table-cell>
          <table:table-cell office:value-type="float" office:value="1498100.0000">
            <text:p>1498100.0000</text:p>
          </table:table-cell>
          <table:table-cell office:value-type="float" office:value="1498100.0000">
            <text:p>1498100.0000</text:p>
          </table:table-cell>
          <table:table-cell office:value-type="float" office:value="1498100.0000">
            <text:p>14981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54">
            <text:p>202854</text:p>
          </table:table-cell>
          <table:table-cell office:value-type="float" office:value="1018478631.0000">
            <text:p>1018478631.0000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-1">
            <text:p>-1</text:p>
          </table:table-cell>
          <table:table-cell office:value-type="float" office:value="224065299.5800">
            <text:p>224065299.5800</text:p>
          </table:table-cell>
          <table:table-cell office:value-type="float" office:value="203695726.5800">
            <text:p>203695726.5800</text:p>
          </table:table-cell>
          <table:table-cell office:value-type="float" office:value="20369573.0000">
            <text:p>20369573.0000</text:p>
          </table:table-cell>
          <table:table-cell office:value-type="float" office:value="20369573.0000">
            <text:p>20369573.0000</text:p>
          </table:table-cell>
          <table:table-cell office:value-type="float" office:value="20369573.0000">
            <text:p>2036957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55">
            <text:p>202855</text:p>
          </table:table-cell>
          <table:table-cell office:value-type="float" office:value="1467405150.0000">
            <text:p>1467405150.0000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-1">
            <text:p>-1</text:p>
          </table:table-cell>
          <table:table-cell office:value-type="float" office:value="322829133.0000">
            <text:p>322829133.0000</text:p>
          </table:table-cell>
          <table:table-cell office:value-type="float" office:value="293481030.0000">
            <text:p>293481030.0000</text:p>
          </table:table-cell>
          <table:table-cell office:value-type="float" office:value="29348103.0000">
            <text:p>29348103.0000</text:p>
          </table:table-cell>
          <table:table-cell office:value-type="float" office:value="29348103.0000">
            <text:p>29348103.0000</text:p>
          </table:table-cell>
          <table:table-cell office:value-type="float" office:value="29348103.0000">
            <text:p>2934810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56">
            <text:p>202856</text:p>
          </table:table-cell>
          <table:table-cell office:value-type="float" office:value="1078550000.0000">
            <text:p>1078550000.0000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-1">
            <text:p>-1</text:p>
          </table:table-cell>
          <table:table-cell office:value-type="float" office:value="237281000.0000">
            <text:p>237281000.0000</text:p>
          </table:table-cell>
          <table:table-cell office:value-type="float" office:value="215710000.0000">
            <text:p>215710000.0000</text:p>
          </table:table-cell>
          <table:table-cell office:value-type="float" office:value="21571000.0000">
            <text:p>21571000.0000</text:p>
          </table:table-cell>
          <table:table-cell office:value-type="float" office:value="21571000.0000">
            <text:p>21571000.0000</text:p>
          </table:table-cell>
          <table:table-cell office:value-type="float" office:value="21571000.0000">
            <text:p>21571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58">
            <text:p>202858</text:p>
          </table:table-cell>
          <table:table-cell office:value-type="float" office:value="143993108.0000">
            <text:p>143993108.0000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-1">
            <text:p>-1</text:p>
          </table:table-cell>
          <table:table-cell office:value-type="float" office:value="28798620.0000">
            <text:p>28798620.0000</text:p>
          </table:table-cell>
          <table:table-cell office:value-type="float" office:value="25918758.0000">
            <text:p>25918758.0000</text:p>
          </table:table-cell>
          <table:table-cell office:value-type="float" office:value="2879862.0000">
            <text:p>2879862.0000</text:p>
          </table:table-cell>
          <table:table-cell office:value-type="float" office:value="2879862.0000">
            <text:p>2879862.0000</text:p>
          </table:table-cell>
          <table:table-cell office:value-type="float" office:value="2879862.0000">
            <text:p>2879862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62">
            <text:p>202862</text:p>
          </table:table-cell>
          <table:table-cell office:value-type="float" office:value="1877187261.0000">
            <text:p>1877187261.0000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-1">
            <text:p>-1</text:p>
          </table:table-cell>
          <table:table-cell office:value-type="float" office:value="375437448.5600">
            <text:p>375437448.5600</text:p>
          </table:table-cell>
          <table:table-cell office:value-type="float" office:value="337893703.5600">
            <text:p>337893703.5600</text:p>
          </table:table-cell>
          <table:table-cell office:value-type="float" office:value="37543745.0000">
            <text:p>37543745.0000</text:p>
          </table:table-cell>
          <table:table-cell office:value-type="float" office:value="37543745.0000">
            <text:p>37543745.0000</text:p>
          </table:table-cell>
          <table:table-cell office:value-type="float" office:value="37543745.0000">
            <text:p>3754374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63">
            <text:p>202863</text:p>
          </table:table-cell>
          <table:table-cell office:value-type="float" office:value="2046290425.0000">
            <text:p>2046290425.0000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-1">
            <text:p>-1</text:p>
          </table:table-cell>
          <table:table-cell office:value-type="float" office:value="304949567.6800">
            <text:p>304949567.6800</text:p>
          </table:table-cell>
          <table:table-cell office:value-type="float" office:value="264023758.6800">
            <text:p>264023758.6800</text:p>
          </table:table-cell>
          <table:table-cell office:value-type="float" office:value="40925809.0000">
            <text:p>40925809.0000</text:p>
          </table:table-cell>
          <table:table-cell office:value-type="float" office:value="40925809.0000">
            <text:p>40925809.0000</text:p>
          </table:table-cell>
          <table:table-cell office:value-type="float" office:value="36372789.0000">
            <text:p>36372789.0000</text:p>
          </table:table-cell>
          <table:table-cell office:value-type="float" office:value="4553020.0000">
            <text:p>4553020.0000</text:p>
          </table:table-cell>
        </table:table-row>
        <table:table-row>
          <table:table-cell office:value-type="float" office:value="202864">
            <text:p>202864</text:p>
          </table:table-cell>
          <table:table-cell office:value-type="float" office:value="1352920339.0000">
            <text:p>1352920339.0000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-1">
            <text:p>-1</text:p>
          </table:table-cell>
          <table:table-cell office:value-type="float" office:value="216467256.0000">
            <text:p>216467256.0000</text:p>
          </table:table-cell>
          <table:table-cell office:value-type="float" office:value="189408849.0000">
            <text:p>189408849.0000</text:p>
          </table:table-cell>
          <table:table-cell office:value-type="float" office:value="27058407.0000">
            <text:p>27058407.0000</text:p>
          </table:table-cell>
          <table:table-cell office:value-type="float" office:value="27058407.0000">
            <text:p>27058407.0000</text:p>
          </table:table-cell>
          <table:table-cell office:value-type="float" office:value="27058407.0000">
            <text:p>2705840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65">
            <text:p>202865</text:p>
          </table:table-cell>
          <table:table-cell office:value-type="float" office:value="4935093.0000">
            <text:p>4935093.000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-1">
            <text:p>-1</text:p>
          </table:table-cell>
          <table:table-cell office:value-type="float" office:value="888318.0000">
            <text:p>888318.0000</text:p>
          </table:table-cell>
          <table:table-cell office:value-type="float" office:value="789616.0000">
            <text:p>789616.0000</text:p>
          </table:table-cell>
          <table:table-cell office:value-type="float" office:value="98702.0000">
            <text:p>98702.0000</text:p>
          </table:table-cell>
          <table:table-cell office:value-type="float" office:value="98702.0000">
            <text:p>98702.0000</text:p>
          </table:table-cell>
          <table:table-cell office:value-type="float" office:value="98702.0000">
            <text:p>98702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66">
            <text:p>202866</text:p>
          </table:table-cell>
          <table:table-cell office:value-type="float" office:value="62300553.0000">
            <text:p>62300553.0000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-1">
            <text:p>-1</text:p>
          </table:table-cell>
          <table:table-cell office:value-type="float" office:value="9968088.0000">
            <text:p>9968088.0000</text:p>
          </table:table-cell>
          <table:table-cell office:value-type="float" office:value="8722077.0000">
            <text:p>8722077.0000</text:p>
          </table:table-cell>
          <table:table-cell office:value-type="float" office:value="1246011.0000">
            <text:p>1246011.0000</text:p>
          </table:table-cell>
          <table:table-cell office:value-type="float" office:value="1246011.0000">
            <text:p>1246011.0000</text:p>
          </table:table-cell>
          <table:table-cell office:value-type="float" office:value="1246011.0000">
            <text:p>1246011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67">
            <text:p>202867</text:p>
          </table:table-cell>
          <table:table-cell office:value-type="float" office:value="186183749.0000">
            <text:p>186183749.0000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-1">
            <text:p>-1</text:p>
          </table:table-cell>
          <table:table-cell office:value-type="float" office:value="29789400.0000">
            <text:p>29789400.0000</text:p>
          </table:table-cell>
          <table:table-cell office:value-type="float" office:value="26065725.0000">
            <text:p>26065725.0000</text:p>
          </table:table-cell>
          <table:table-cell office:value-type="float" office:value="3723675.0000">
            <text:p>3723675.0000</text:p>
          </table:table-cell>
          <table:table-cell office:value-type="float" office:value="3723675.0000">
            <text:p>3723675.0000</text:p>
          </table:table-cell>
          <table:table-cell office:value-type="float" office:value="3723675.0000">
            <text:p>37236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68">
            <text:p>202868</text:p>
          </table:table-cell>
          <table:table-cell office:value-type="float" office:value="32909000.0000">
            <text:p>32909000.0000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-1">
            <text:p>-1</text:p>
          </table:table-cell>
          <table:table-cell office:value-type="float" office:value="3290900.0000">
            <text:p>3290900.0000</text:p>
          </table:table-cell>
          <table:table-cell office:value-type="float" office:value="2632720.0000">
            <text:p>2632720.0000</text:p>
          </table:table-cell>
          <table:table-cell office:value-type="float" office:value="658180.0000">
            <text:p>658180.0000</text:p>
          </table:table-cell>
          <table:table-cell office:value-type="float" office:value="658180.0000">
            <text:p>658180.0000</text:p>
          </table:table-cell>
          <table:table-cell office:value-type="float" office:value="658180.0000">
            <text:p>65818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69">
            <text:p>202869</text:p>
          </table:table-cell>
          <table:table-cell office:value-type="float" office:value="1779114300.0000">
            <text:p>1779114300.0000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-1">
            <text:p>-1</text:p>
          </table:table-cell>
          <table:table-cell office:value-type="float" office:value="177911430.0000">
            <text:p>177911430.0000</text:p>
          </table:table-cell>
          <table:table-cell office:value-type="float" office:value="142329144.0000">
            <text:p>142329144.0000</text:p>
          </table:table-cell>
          <table:table-cell office:value-type="float" office:value="35582286.0000">
            <text:p>35582286.0000</text:p>
          </table:table-cell>
          <table:table-cell office:value-type="float" office:value="35582286.0000">
            <text:p>35582286.0000</text:p>
          </table:table-cell>
          <table:table-cell office:value-type="float" office:value="35582286.0000">
            <text:p>35582286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71">
            <text:p>202871</text:p>
          </table:table-cell>
          <table:table-cell office:value-type="float" office:value="301700000.0000">
            <text:p>301700000.0000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-1">
            <text:p>-1</text:p>
          </table:table-cell>
          <table:table-cell office:value-type="float" office:value="30170000.0000">
            <text:p>30170000.0000</text:p>
          </table:table-cell>
          <table:table-cell office:value-type="float" office:value="24136000.0000">
            <text:p>24136000.0000</text:p>
          </table:table-cell>
          <table:table-cell office:value-type="float" office:value="6034000.0000">
            <text:p>6034000.0000</text:p>
          </table:table-cell>
          <table:table-cell office:value-type="float" office:value="6034000.0000">
            <text:p>6034000.0000</text:p>
          </table:table-cell>
          <table:table-cell office:value-type="float" office:value="6034000.0000">
            <text:p>6034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76">
            <text:p>202876</text:p>
          </table:table-cell>
          <table:table-cell office:value-type="float" office:value="101122000.0000">
            <text:p>101122000.0000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-1">
            <text:p>-1</text:p>
          </table:table-cell>
          <table:table-cell office:value-type="float" office:value="10112200.0000">
            <text:p>10112200.0000</text:p>
          </table:table-cell>
          <table:table-cell office:value-type="float" office:value="8089760.0000">
            <text:p>8089760.0000</text:p>
          </table:table-cell>
          <table:table-cell office:value-type="float" office:value="2022440.0000">
            <text:p>2022440.0000</text:p>
          </table:table-cell>
          <table:table-cell office:value-type="float" office:value="2022440.0000">
            <text:p>2022440.0000</text:p>
          </table:table-cell>
          <table:table-cell office:value-type="float" office:value="2022440.0000">
            <text:p>202244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77">
            <text:p>202877</text:p>
          </table:table-cell>
          <table:table-cell office:value-type="float" office:value="1504949629.0000">
            <text:p>1504949629.0000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-1">
            <text:p>-1</text:p>
          </table:table-cell>
          <table:table-cell office:value-type="float" office:value="150494965.0000">
            <text:p>150494965.0000</text:p>
          </table:table-cell>
          <table:table-cell office:value-type="float" office:value="120395972.0000">
            <text:p>120395972.0000</text:p>
          </table:table-cell>
          <table:table-cell office:value-type="float" office:value="30098993.0000">
            <text:p>30098993.0000</text:p>
          </table:table-cell>
          <table:table-cell office:value-type="float" office:value="30098993.0000">
            <text:p>30098993.0000</text:p>
          </table:table-cell>
          <table:table-cell office:value-type="float" office:value="30098993.0000">
            <text:p>3009899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81">
            <text:p>202881</text:p>
          </table:table-cell>
          <table:table-cell office:value-type="float" office:value="1114596350.0000">
            <text:p>1114596350.0000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-1">
            <text:p>-1</text:p>
          </table:table-cell>
          <table:table-cell office:value-type="float" office:value="82520830.0000">
            <text:p>82520830.0000</text:p>
          </table:table-cell>
          <table:table-cell office:value-type="float" office:value="60228903.0000">
            <text:p>60228903.0000</text:p>
          </table:table-cell>
          <table:table-cell office:value-type="float" office:value="22291927.0000">
            <text:p>22291927.0000</text:p>
          </table:table-cell>
          <table:table-cell office:value-type="float" office:value="22291927.0000">
            <text:p>22291927.0000</text:p>
          </table:table-cell>
          <table:table-cell office:value-type="float" office:value="21517703.0000">
            <text:p>21517703.0000</text:p>
          </table:table-cell>
          <table:table-cell office:value-type="float" office:value="774224.0000">
            <text:p>774224.0000</text:p>
          </table:table-cell>
        </table:table-row>
        <table:table-row>
          <table:table-cell office:value-type="float" office:value="202883">
            <text:p>202883</text:p>
          </table:table-cell>
          <table:table-cell office:value-type="float" office:value="848179000.0000">
            <text:p>848179000.0000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-1">
            <text:p>-1</text:p>
          </table:table-cell>
          <table:table-cell office:value-type="float" office:value="67854320.0000">
            <text:p>67854320.0000</text:p>
          </table:table-cell>
          <table:table-cell office:value-type="float" office:value="50890740.0000">
            <text:p>50890740.0000</text:p>
          </table:table-cell>
          <table:table-cell office:value-type="float" office:value="16963580.0000">
            <text:p>16963580.0000</text:p>
          </table:table-cell>
          <table:table-cell office:value-type="float" office:value="16963580.0000">
            <text:p>16963580.0000</text:p>
          </table:table-cell>
          <table:table-cell office:value-type="float" office:value="16963580.0000">
            <text:p>1696358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92">
            <text:p>202892</text:p>
          </table:table-cell>
          <table:table-cell office:value-type="float" office:value="200710000.0000">
            <text:p>200710000.0000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-1">
            <text:p>-1</text:p>
          </table:table-cell>
          <table:table-cell office:value-type="float" office:value="16056800.0000">
            <text:p>16056800.0000</text:p>
          </table:table-cell>
          <table:table-cell office:value-type="float" office:value="12042600.0000">
            <text:p>12042600.0000</text:p>
          </table:table-cell>
          <table:table-cell office:value-type="float" office:value="4014200.0000">
            <text:p>4014200.0000</text:p>
          </table:table-cell>
          <table:table-cell office:value-type="float" office:value="4014200.0000">
            <text:p>4014200.0000</text:p>
          </table:table-cell>
          <table:table-cell office:value-type="float" office:value="4014200.0000">
            <text:p>40142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93">
            <text:p>202893</text:p>
          </table:table-cell>
          <table:table-cell office:value-type="float" office:value="200262000.0000">
            <text:p>200262000.0000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-1">
            <text:p>-1</text:p>
          </table:table-cell>
          <table:table-cell office:value-type="float" office:value="16020960.0000">
            <text:p>16020960.0000</text:p>
          </table:table-cell>
          <table:table-cell office:value-type="float" office:value="12015720.0000">
            <text:p>12015720.0000</text:p>
          </table:table-cell>
          <table:table-cell office:value-type="float" office:value="4005240.0000">
            <text:p>4005240.0000</text:p>
          </table:table-cell>
          <table:table-cell office:value-type="float" office:value="4005240.0000">
            <text:p>4005240.0000</text:p>
          </table:table-cell>
          <table:table-cell office:value-type="float" office:value="4005240.0000">
            <text:p>400524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97">
            <text:p>202897</text:p>
          </table:table-cell>
          <table:table-cell office:value-type="float" office:value="40313000.0000">
            <text:p>40313000.0000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-1">
            <text:p>-1</text:p>
          </table:table-cell>
          <table:table-cell office:value-type="float" office:value="8868860.0000">
            <text:p>8868860.0000</text:p>
          </table:table-cell>
          <table:table-cell office:value-type="float" office:value="8062600.0000">
            <text:p>8062600.0000</text:p>
          </table:table-cell>
          <table:table-cell office:value-type="float" office:value="806260.0000">
            <text:p>806260.0000</text:p>
          </table:table-cell>
          <table:table-cell office:value-type="float" office:value="806260.0000">
            <text:p>806260.0000</text:p>
          </table:table-cell>
          <table:table-cell office:value-type="float" office:value="806260.0000">
            <text:p>80626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98">
            <text:p>202898</text:p>
          </table:table-cell>
          <table:table-cell office:value-type="float" office:value="38701000.0000">
            <text:p>38701000.0000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-1">
            <text:p>-1</text:p>
          </table:table-cell>
          <table:table-cell office:value-type="float" office:value="8514220.0000">
            <text:p>8514220.0000</text:p>
          </table:table-cell>
          <table:table-cell office:value-type="float" office:value="7740200.0000">
            <text:p>7740200.0000</text:p>
          </table:table-cell>
          <table:table-cell office:value-type="float" office:value="774020.0000">
            <text:p>774020.0000</text:p>
          </table:table-cell>
          <table:table-cell office:value-type="float" office:value="774020.0000">
            <text:p>774020.0000</text:p>
          </table:table-cell>
          <table:table-cell office:value-type="float" office:value="774020.0000">
            <text:p>77402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899">
            <text:p>202899</text:p>
          </table:table-cell>
          <table:table-cell office:value-type="float" office:value="598400000.0000">
            <text:p>598400000.0000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-1">
            <text:p>-1</text:p>
          </table:table-cell>
          <table:table-cell office:value-type="float" office:value="131648000.0000">
            <text:p>131648000.0000</text:p>
          </table:table-cell>
          <table:table-cell office:value-type="float" office:value="119680000.0000">
            <text:p>119680000.0000</text:p>
          </table:table-cell>
          <table:table-cell office:value-type="float" office:value="11968000.0000">
            <text:p>11968000.0000</text:p>
          </table:table-cell>
          <table:table-cell office:value-type="float" office:value="11968000.0000">
            <text:p>11968000.0000</text:p>
          </table:table-cell>
          <table:table-cell office:value-type="float" office:value="11968000.0000">
            <text:p>11968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06">
            <text:p>202906</text:p>
          </table:table-cell>
          <table:table-cell office:value-type="float" office:value="99529000.0000">
            <text:p>99529000.0000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-1">
            <text:p>-1</text:p>
          </table:table-cell>
          <table:table-cell office:value-type="float" office:value="25877540.0000">
            <text:p>25877540.0000</text:p>
          </table:table-cell>
          <table:table-cell office:value-type="float" office:value="15924640.0000">
            <text:p>15924640.0000</text:p>
          </table:table-cell>
          <table:table-cell office:value-type="float" office:value="9952900.0000">
            <text:p>9952900.0000</text:p>
          </table:table-cell>
          <table:table-cell office:value-type="float" office:value="9952900.0000">
            <text:p>9952900.0000</text:p>
          </table:table-cell>
          <table:table-cell office:value-type="float" office:value="9952900.0000">
            <text:p>99529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07">
            <text:p>202907</text:p>
          </table:table-cell>
          <table:table-cell office:value-type="float" office:value="1015077000.0000">
            <text:p>1015077000.000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315149532.0000">
            <text:p>315149532.0000</text:p>
          </table:table-cell>
          <table:table-cell office:value-type="float" office:value="213641832.0000">
            <text:p>213641832.0000</text:p>
          </table:table-cell>
          <table:table-cell office:value-type="float" office:value="101507700.0000">
            <text:p>101507700.0000</text:p>
          </table:table-cell>
          <table:table-cell office:value-type="float" office:value="101507700.0000">
            <text:p>101507700.0000</text:p>
          </table:table-cell>
          <table:table-cell office:value-type="float" office:value="89048352.0000">
            <text:p>89048352.0000</text:p>
          </table:table-cell>
          <table:table-cell office:value-type="float" office:value="12459348.0000">
            <text:p>12459348.0000</text:p>
          </table:table-cell>
        </table:table-row>
        <table:table-row>
          <table:table-cell office:value-type="float" office:value="202908">
            <text:p>202908</text:p>
          </table:table-cell>
          <table:table-cell office:value-type="float" office:value="182887000.0000">
            <text:p>182887000.0000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-1">
            <text:p>-1</text:p>
          </table:table-cell>
          <table:table-cell office:value-type="float" office:value="47550620.0000">
            <text:p>47550620.0000</text:p>
          </table:table-cell>
          <table:table-cell office:value-type="float" office:value="29261920.0000">
            <text:p>29261920.0000</text:p>
          </table:table-cell>
          <table:table-cell office:value-type="float" office:value="18288700.0000">
            <text:p>18288700.0000</text:p>
          </table:table-cell>
          <table:table-cell office:value-type="float" office:value="18288700.0000">
            <text:p>18288700.0000</text:p>
          </table:table-cell>
          <table:table-cell office:value-type="float" office:value="18288700.0000">
            <text:p>18288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09">
            <text:p>202909</text:p>
          </table:table-cell>
          <table:table-cell office:value-type="float" office:value="1306580200.0000">
            <text:p>1306580200.000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584927864.0000">
            <text:p>584927864.0000</text:p>
          </table:table-cell>
          <table:table-cell office:value-type="float" office:value="454269844.0000">
            <text:p>454269844.0000</text:p>
          </table:table-cell>
          <table:table-cell office:value-type="float" office:value="130658020.0000">
            <text:p>130658020.0000</text:p>
          </table:table-cell>
          <table:table-cell office:value-type="float" office:value="130658020.0000">
            <text:p>130658020.0000</text:p>
          </table:table-cell>
          <table:table-cell office:value-type="float" office:value="95905804.0000">
            <text:p>95905804.0000</text:p>
          </table:table-cell>
          <table:table-cell office:value-type="float" office:value="34752216.0000">
            <text:p>34752216.0000</text:p>
          </table:table-cell>
        </table:table-row>
        <table:table-row>
          <table:table-cell office:value-type="float" office:value="202910">
            <text:p>202910</text:p>
          </table:table-cell>
          <table:table-cell office:value-type="float" office:value="374887000.0000">
            <text:p>374887000.0000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-1">
            <text:p>-1</text:p>
          </table:table-cell>
          <table:table-cell office:value-type="float" office:value="97470620.0000">
            <text:p>97470620.0000</text:p>
          </table:table-cell>
          <table:table-cell office:value-type="float" office:value="59981920.0000">
            <text:p>59981920.0000</text:p>
          </table:table-cell>
          <table:table-cell office:value-type="float" office:value="37488700.0000">
            <text:p>37488700.0000</text:p>
          </table:table-cell>
          <table:table-cell office:value-type="float" office:value="37488700.0000">
            <text:p>37488700.0000</text:p>
          </table:table-cell>
          <table:table-cell office:value-type="float" office:value="37488700.0000">
            <text:p>37488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14">
            <text:p>202914</text:p>
          </table:table-cell>
          <table:table-cell office:value-type="float" office:value="2028580000.0000">
            <text:p>2028580000.0000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-1">
            <text:p>-1</text:p>
          </table:table-cell>
          <table:table-cell office:value-type="float" office:value="446287600.0000">
            <text:p>446287600.0000</text:p>
          </table:table-cell>
          <table:table-cell office:value-type="float" office:value="405716000.0000">
            <text:p>405716000.0000</text:p>
          </table:table-cell>
          <table:table-cell office:value-type="float" office:value="40571600.0000">
            <text:p>40571600.0000</text:p>
          </table:table-cell>
          <table:table-cell office:value-type="float" office:value="40571600.0000">
            <text:p>40571600.0000</text:p>
          </table:table-cell>
          <table:table-cell office:value-type="float" office:value="40571600.0000">
            <text:p>405716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16">
            <text:p>202916</text:p>
          </table:table-cell>
          <table:table-cell office:value-type="float" office:value="104053000.0000">
            <text:p>104053000.0000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-1">
            <text:p>-1</text:p>
          </table:table-cell>
          <table:table-cell office:value-type="float" office:value="16648480.0000">
            <text:p>16648480.0000</text:p>
          </table:table-cell>
          <table:table-cell office:value-type="float" office:value="14567420.0000">
            <text:p>14567420.0000</text:p>
          </table:table-cell>
          <table:table-cell office:value-type="float" office:value="2081060.0000">
            <text:p>2081060.0000</text:p>
          </table:table-cell>
          <table:table-cell office:value-type="float" office:value="2081060.0000">
            <text:p>2081060.0000</text:p>
          </table:table-cell>
          <table:table-cell office:value-type="float" office:value="2081060.0000">
            <text:p>208106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20">
            <text:p>202920</text:p>
          </table:table-cell>
          <table:table-cell office:value-type="float" office:value="139040000.0000">
            <text:p>13904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9040000.0000">
            <text:p>139040000.0000</text:p>
          </table:table-cell>
          <table:table-cell office:value-type="float" office:value="139040000.0000">
            <text:p>139040000.0000</text:p>
          </table:table-cell>
          <table:table-cell office:value-type="float" office:value="0.0000">
            <text:p>0.0000</text:p>
          </table:table-cell>
          <table:table-cell office:value-type="float" office:value="13904000.0000">
            <text:p>13904000.0000</text:p>
          </table:table-cell>
          <table:table-cell office:value-type="float" office:value="13904000.0000">
            <text:p>13904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21">
            <text:p>202921</text:p>
          </table:table-cell>
          <table:table-cell office:value-type="float" office:value="13999950.0000">
            <text:p>13999950.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3999950.0000">
            <text:p>13999950.0000</text:p>
          </table:table-cell>
          <table:table-cell office:value-type="float" office:value="12599955.0000">
            <text:p>12599955.0000</text:p>
          </table:table-cell>
          <table:table-cell office:value-type="float" office:value="1399995.0000">
            <text:p>1399995.0000</text:p>
          </table:table-cell>
          <table:table-cell office:value-type="float" office:value="1399995.0000">
            <text:p>1399995.0000</text:p>
          </table:table-cell>
          <table:table-cell office:value-type="float" office:value="1399995.0000">
            <text:p>139999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23">
            <text:p>202923</text:p>
          </table:table-cell>
          <table:table-cell office:value-type="float" office:value="46458795.0000">
            <text:p>46458795.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46458795.0000">
            <text:p>46458795.0000</text:p>
          </table:table-cell>
          <table:table-cell office:value-type="float" office:value="41812920.0000">
            <text:p>41812920.0000</text:p>
          </table:table-cell>
          <table:table-cell office:value-type="float" office:value="4645875.0000">
            <text:p>4645875.0000</text:p>
          </table:table-cell>
          <table:table-cell office:value-type="float" office:value="4645880.0000">
            <text:p>4645880.0000</text:p>
          </table:table-cell>
          <table:table-cell office:value-type="float" office:value="4645880.0000">
            <text:p>464588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24">
            <text:p>202924</text:p>
          </table:table-cell>
          <table:table-cell office:value-type="float" office:value="46618264.0000">
            <text:p>46618264.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46618264.0000">
            <text:p>46618264.0000</text:p>
          </table:table-cell>
          <table:table-cell office:value-type="float" office:value="41956434.0000">
            <text:p>41956434.0000</text:p>
          </table:table-cell>
          <table:table-cell office:value-type="float" office:value="4661830.0000">
            <text:p>4661830.0000</text:p>
          </table:table-cell>
          <table:table-cell office:value-type="float" office:value="4661826.0000">
            <text:p>4661826.0000</text:p>
          </table:table-cell>
          <table:table-cell office:value-type="float" office:value="4661826.0000">
            <text:p>4661826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25">
            <text:p>202925</text:p>
          </table:table-cell>
          <table:table-cell office:value-type="float" office:value="46352482.0000">
            <text:p>46352482.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46352482.0000">
            <text:p>46352482.0000</text:p>
          </table:table-cell>
          <table:table-cell office:value-type="float" office:value="41717232.0000">
            <text:p>41717232.0000</text:p>
          </table:table-cell>
          <table:table-cell office:value-type="float" office:value="4635250.0000">
            <text:p>4635250.0000</text:p>
          </table:table-cell>
          <table:table-cell office:value-type="float" office:value="4635248.0000">
            <text:p>4635248.0000</text:p>
          </table:table-cell>
          <table:table-cell office:value-type="float" office:value="4635248.0000">
            <text:p>4635248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26">
            <text:p>202926</text:p>
          </table:table-cell>
          <table:table-cell office:value-type="float" office:value="84580000.0000">
            <text:p>84580000.00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67664000.0000">
            <text:p>67664000.0000</text:p>
          </table:table-cell>
          <table:table-cell office:value-type="float" office:value="59206000.0000">
            <text:p>59206000.0000</text:p>
          </table:table-cell>
          <table:table-cell office:value-type="float" office:value="8458000.0000">
            <text:p>8458000.0000</text:p>
          </table:table-cell>
          <table:table-cell office:value-type="float" office:value="8458000.0000">
            <text:p>8458000.0000</text:p>
          </table:table-cell>
          <table:table-cell office:value-type="float" office:value="8458000.0000">
            <text:p>8458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27">
            <text:p>202927</text:p>
          </table:table-cell>
          <table:table-cell office:value-type="float" office:value="611973900.0000">
            <text:p>6119739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428381730.0000">
            <text:p>428381730.0000</text:p>
          </table:table-cell>
          <table:table-cell office:value-type="float" office:value="367184340.0000">
            <text:p>367184340.0000</text:p>
          </table:table-cell>
          <table:table-cell office:value-type="float" office:value="61197390.0000">
            <text:p>61197390.0000</text:p>
          </table:table-cell>
          <table:table-cell office:value-type="float" office:value="61197390.0000">
            <text:p>61197390.0000</text:p>
          </table:table-cell>
          <table:table-cell office:value-type="float" office:value="61197390.0000">
            <text:p>6119739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28">
            <text:p>202928</text:p>
          </table:table-cell>
          <table:table-cell office:value-type="float" office:value="49500000.0000">
            <text:p>49500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34650000.0000">
            <text:p>34650000.0000</text:p>
          </table:table-cell>
          <table:table-cell office:value-type="float" office:value="29700000.0000">
            <text:p>29700000.0000</text:p>
          </table:table-cell>
          <table:table-cell office:value-type="float" office:value="4950000.0000">
            <text:p>4950000.0000</text:p>
          </table:table-cell>
          <table:table-cell office:value-type="float" office:value="4950000.0000">
            <text:p>4950000.0000</text:p>
          </table:table-cell>
          <table:table-cell office:value-type="float" office:value="4950000.0000">
            <text:p>49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29">
            <text:p>202929</text:p>
          </table:table-cell>
          <table:table-cell office:value-type="float" office:value="50705000.0000">
            <text:p>50705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30423000.0000">
            <text:p>30423000.0000</text:p>
          </table:table-cell>
          <table:table-cell office:value-type="float" office:value="25352500.0000">
            <text:p>25352500.0000</text:p>
          </table:table-cell>
          <table:table-cell office:value-type="float" office:value="5070500.0000">
            <text:p>5070500.0000</text:p>
          </table:table-cell>
          <table:table-cell office:value-type="float" office:value="5070500.0000">
            <text:p>5070500.0000</text:p>
          </table:table-cell>
          <table:table-cell office:value-type="float" office:value="5070500.0000">
            <text:p>5070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30">
            <text:p>202930</text:p>
          </table:table-cell>
          <table:table-cell office:value-type="float" office:value="203290000.0000">
            <text:p>203290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121974000.0000">
            <text:p>121974000.0000</text:p>
          </table:table-cell>
          <table:table-cell office:value-type="float" office:value="101645000.0000">
            <text:p>101645000.0000</text:p>
          </table:table-cell>
          <table:table-cell office:value-type="float" office:value="20329000.0000">
            <text:p>20329000.0000</text:p>
          </table:table-cell>
          <table:table-cell office:value-type="float" office:value="20329000.0000">
            <text:p>20329000.0000</text:p>
          </table:table-cell>
          <table:table-cell office:value-type="float" office:value="20329000.0000">
            <text:p>20329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31">
            <text:p>202931</text:p>
          </table:table-cell>
          <table:table-cell office:value-type="float" office:value="77540000.0000">
            <text:p>77540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46524000.0000">
            <text:p>46524000.0000</text:p>
          </table:table-cell>
          <table:table-cell office:value-type="float" office:value="38770000.0000">
            <text:p>38770000.0000</text:p>
          </table:table-cell>
          <table:table-cell office:value-type="float" office:value="7754000.0000">
            <text:p>7754000.0000</text:p>
          </table:table-cell>
          <table:table-cell office:value-type="float" office:value="7754000.0000">
            <text:p>7754000.0000</text:p>
          </table:table-cell>
          <table:table-cell office:value-type="float" office:value="7754000.0000">
            <text:p>7754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32">
            <text:p>202932</text:p>
          </table:table-cell>
          <table:table-cell office:value-type="float" office:value="31183000.0000">
            <text:p>31183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18709800.0000">
            <text:p>18709800.0000</text:p>
          </table:table-cell>
          <table:table-cell office:value-type="float" office:value="15591500.0000">
            <text:p>15591500.0000</text:p>
          </table:table-cell>
          <table:table-cell office:value-type="float" office:value="3118300.0000">
            <text:p>3118300.0000</text:p>
          </table:table-cell>
          <table:table-cell office:value-type="float" office:value="3118300.0000">
            <text:p>3118300.0000</text:p>
          </table:table-cell>
          <table:table-cell office:value-type="float" office:value="3118300.0000">
            <text:p>3118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33">
            <text:p>202933</text:p>
          </table:table-cell>
          <table:table-cell office:value-type="float" office:value="10218001.0000">
            <text:p>10218001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6130800.0000">
            <text:p>6130800.0000</text:p>
          </table:table-cell>
          <table:table-cell office:value-type="float" office:value="5109000.0000">
            <text:p>5109000.0000</text:p>
          </table:table-cell>
          <table:table-cell office:value-type="float" office:value="1021800.0000">
            <text:p>1021800.0000</text:p>
          </table:table-cell>
          <table:table-cell office:value-type="float" office:value="1021800.0000">
            <text:p>1021800.0000</text:p>
          </table:table-cell>
          <table:table-cell office:value-type="float" office:value="1021800.0000">
            <text:p>10218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36">
            <text:p>202936</text:p>
          </table:table-cell>
          <table:table-cell office:value-type="float" office:value="60237000.0000">
            <text:p>60237000.00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24094800.0000">
            <text:p>24094800.0000</text:p>
          </table:table-cell>
          <table:table-cell office:value-type="float" office:value="18071100.0000">
            <text:p>18071100.0000</text:p>
          </table:table-cell>
          <table:table-cell office:value-type="float" office:value="6023700.0000">
            <text:p>6023700.0000</text:p>
          </table:table-cell>
          <table:table-cell office:value-type="float" office:value="6023700.0000">
            <text:p>6023700.0000</text:p>
          </table:table-cell>
          <table:table-cell office:value-type="float" office:value="6023700.0000">
            <text:p>6023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38">
            <text:p>202938</text:p>
          </table:table-cell>
          <table:table-cell office:value-type="float" office:value="60661000.0000">
            <text:p>60661000.00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24264400.0000">
            <text:p>24264400.0000</text:p>
          </table:table-cell>
          <table:table-cell office:value-type="float" office:value="18198300.0000">
            <text:p>18198300.0000</text:p>
          </table:table-cell>
          <table:table-cell office:value-type="float" office:value="6066100.0000">
            <text:p>6066100.0000</text:p>
          </table:table-cell>
          <table:table-cell office:value-type="float" office:value="6066100.0000">
            <text:p>6066100.0000</text:p>
          </table:table-cell>
          <table:table-cell office:value-type="float" office:value="6066100.0000">
            <text:p>60661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39">
            <text:p>202939</text:p>
          </table:table-cell>
          <table:table-cell office:value-type="float" office:value="29923000.0000">
            <text:p>29923000.00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11969200.0000">
            <text:p>11969200.0000</text:p>
          </table:table-cell>
          <table:table-cell office:value-type="float" office:value="8976900.0000">
            <text:p>8976900.0000</text:p>
          </table:table-cell>
          <table:table-cell office:value-type="float" office:value="2992300.0000">
            <text:p>2992300.0000</text:p>
          </table:table-cell>
          <table:table-cell office:value-type="float" office:value="2992300.0000">
            <text:p>2992300.0000</text:p>
          </table:table-cell>
          <table:table-cell office:value-type="float" office:value="2992300.0000">
            <text:p>2992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42">
            <text:p>202942</text:p>
          </table:table-cell>
          <table:table-cell office:value-type="float" office:value="202544000.0000">
            <text:p>202544000.00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1017600.0000">
            <text:p>81017600.0000</text:p>
          </table:table-cell>
          <table:table-cell office:value-type="float" office:value="60763200.0000">
            <text:p>60763200.0000</text:p>
          </table:table-cell>
          <table:table-cell office:value-type="float" office:value="20254400.0000">
            <text:p>20254400.0000</text:p>
          </table:table-cell>
          <table:table-cell office:value-type="float" office:value="20254400.0000">
            <text:p>20254400.0000</text:p>
          </table:table-cell>
          <table:table-cell office:value-type="float" office:value="20254400.0000">
            <text:p>202544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45">
            <text:p>202945</text:p>
          </table:table-cell>
          <table:table-cell office:value-type="float" office:value="99575000.0000">
            <text:p>9957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9575000.0000">
            <text:p>99575000.0000</text:p>
          </table:table-cell>
          <table:table-cell office:value-type="float" office:value="99575000.0000">
            <text:p>99575000.0000</text:p>
          </table:table-cell>
          <table:table-cell office:value-type="float" office:value="0.0000">
            <text:p>0.0000</text:p>
          </table:table-cell>
          <table:table-cell office:value-type="float" office:value="9957500.0000">
            <text:p>9957500.0000</text:p>
          </table:table-cell>
          <table:table-cell office:value-type="float" office:value="9957500.0000">
            <text:p>995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46">
            <text:p>202946</text:p>
          </table:table-cell>
          <table:table-cell office:value-type="float" office:value="903000000.0000">
            <text:p>903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03000000.0000">
            <text:p>903000000.0000</text:p>
          </table:table-cell>
          <table:table-cell office:value-type="float" office:value="903000000.0000">
            <text:p>903000000.0000</text:p>
          </table:table-cell>
          <table:table-cell office:value-type="float" office:value="0.0000">
            <text:p>0.0000</text:p>
          </table:table-cell>
          <table:table-cell office:value-type="float" office:value="90300000.0000">
            <text:p>90300000.0000</text:p>
          </table:table-cell>
          <table:table-cell office:value-type="float" office:value="90300000.0000">
            <text:p>903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47">
            <text:p>202947</text:p>
          </table:table-cell>
          <table:table-cell office:value-type="float" office:value="946025000.0000">
            <text:p>94602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46025000.0000">
            <text:p>946025000.0000</text:p>
          </table:table-cell>
          <table:table-cell office:value-type="float" office:value="946025000.0000">
            <text:p>946025000.0000</text:p>
          </table:table-cell>
          <table:table-cell office:value-type="float" office:value="0.0000">
            <text:p>0.0000</text:p>
          </table:table-cell>
          <table:table-cell office:value-type="float" office:value="94602500.0000">
            <text:p>94602500.0000</text:p>
          </table:table-cell>
          <table:table-cell office:value-type="float" office:value="94602500.0000">
            <text:p>9460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48">
            <text:p>202948</text:p>
          </table:table-cell>
          <table:table-cell office:value-type="float" office:value="3430069000.0000">
            <text:p>3430069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30069000.0000">
            <text:p>3430069000.0000</text:p>
          </table:table-cell>
          <table:table-cell office:value-type="float" office:value="3430069000.0000">
            <text:p>3430069000.0000</text:p>
          </table:table-cell>
          <table:table-cell office:value-type="float" office:value="0.0000">
            <text:p>0.0000</text:p>
          </table:table-cell>
          <table:table-cell office:value-type="float" office:value="343006900.0000">
            <text:p>343006900.0000</text:p>
          </table:table-cell>
          <table:table-cell office:value-type="float" office:value="343006900.0000">
            <text:p>3430069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49">
            <text:p>202949</text:p>
          </table:table-cell>
          <table:table-cell office:value-type="float" office:value="2728318588.0000">
            <text:p>2728318588.00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2182654872.0000">
            <text:p>2182654872.0000</text:p>
          </table:table-cell>
          <table:table-cell office:value-type="float" office:value="1909823013.0000">
            <text:p>1909823013.0000</text:p>
          </table:table-cell>
          <table:table-cell office:value-type="float" office:value="272831859.0000">
            <text:p>272831859.0000</text:p>
          </table:table-cell>
          <table:table-cell office:value-type="float" office:value="272831859.0000">
            <text:p>272831859.0000</text:p>
          </table:table-cell>
          <table:table-cell office:value-type="float" office:value="272831859.0000">
            <text:p>272831859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50">
            <text:p>202950</text:p>
          </table:table-cell>
          <table:table-cell office:value-type="float" office:value="884711412.0000">
            <text:p>884711412.00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707769128.0000">
            <text:p>707769128.0000</text:p>
          </table:table-cell>
          <table:table-cell office:value-type="float" office:value="619297987.0000">
            <text:p>619297987.0000</text:p>
          </table:table-cell>
          <table:table-cell office:value-type="float" office:value="88471141.0000">
            <text:p>88471141.0000</text:p>
          </table:table-cell>
          <table:table-cell office:value-type="float" office:value="88471141.0000">
            <text:p>88471141.0000</text:p>
          </table:table-cell>
          <table:table-cell office:value-type="float" office:value="88471141.0000">
            <text:p>88471141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51">
            <text:p>202951</text:p>
          </table:table-cell>
          <table:table-cell office:value-type="float" office:value="811953876.0000">
            <text:p>811953876.00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405976940.0000">
            <text:p>405976940.0000</text:p>
          </table:table-cell>
          <table:table-cell office:value-type="float" office:value="324781552.0000">
            <text:p>324781552.0000</text:p>
          </table:table-cell>
          <table:table-cell office:value-type="float" office:value="81195388.0000">
            <text:p>81195388.0000</text:p>
          </table:table-cell>
          <table:table-cell office:value-type="float" office:value="81195388.0000">
            <text:p>81195388.0000</text:p>
          </table:table-cell>
          <table:table-cell office:value-type="float" office:value="81195388.0000">
            <text:p>81195388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52">
            <text:p>202952</text:p>
          </table:table-cell>
          <table:table-cell office:value-type="float" office:value="2363901000.0000">
            <text:p>2363901000.00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1181950500.0000">
            <text:p>1181950500.0000</text:p>
          </table:table-cell>
          <table:table-cell office:value-type="float" office:value="945560400.0000">
            <text:p>945560400.0000</text:p>
          </table:table-cell>
          <table:table-cell office:value-type="float" office:value="236390100.0000">
            <text:p>236390100.0000</text:p>
          </table:table-cell>
          <table:table-cell office:value-type="float" office:value="236390100.0000">
            <text:p>236390100.0000</text:p>
          </table:table-cell>
          <table:table-cell office:value-type="float" office:value="236390100.0000">
            <text:p>2363901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53">
            <text:p>202953</text:p>
          </table:table-cell>
          <table:table-cell office:value-type="float" office:value="1523316625.0000">
            <text:p>1523316625.00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761658315.0000">
            <text:p>761658315.0000</text:p>
          </table:table-cell>
          <table:table-cell office:value-type="float" office:value="609326652.0000">
            <text:p>609326652.0000</text:p>
          </table:table-cell>
          <table:table-cell office:value-type="float" office:value="152331663.0000">
            <text:p>152331663.0000</text:p>
          </table:table-cell>
          <table:table-cell office:value-type="float" office:value="152331663.0000">
            <text:p>152331663.0000</text:p>
          </table:table-cell>
          <table:table-cell office:value-type="float" office:value="152331663.0000">
            <text:p>15233166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54">
            <text:p>202954</text:p>
          </table:table-cell>
          <table:table-cell office:value-type="float" office:value="495000000.0000">
            <text:p>495000000.00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247500000.0000">
            <text:p>247500000.0000</text:p>
          </table:table-cell>
          <table:table-cell office:value-type="float" office:value="198000000.0000">
            <text:p>198000000.0000</text:p>
          </table:table-cell>
          <table:table-cell office:value-type="float" office:value="49500000.0000">
            <text:p>49500000.0000</text:p>
          </table:table-cell>
          <table:table-cell office:value-type="float" office:value="49500000.0000">
            <text:p>49500000.0000</text:p>
          </table:table-cell>
          <table:table-cell office:value-type="float" office:value="49500000.0000">
            <text:p>495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55">
            <text:p>202955</text:p>
          </table:table-cell>
          <table:table-cell office:value-type="float" office:value="502033000.0000">
            <text:p>502033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2033000.0000">
            <text:p>502033000.0000</text:p>
          </table:table-cell>
          <table:table-cell office:value-type="float" office:value="502033000.0000">
            <text:p>502033000.0000</text:p>
          </table:table-cell>
          <table:table-cell office:value-type="float" office:value="0.0000">
            <text:p>0.0000</text:p>
          </table:table-cell>
          <table:table-cell office:value-type="float" office:value="50203300.0000">
            <text:p>50203300.0000</text:p>
          </table:table-cell>
          <table:table-cell office:value-type="float" office:value="50203300.0000">
            <text:p>50203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56">
            <text:p>202956</text:p>
          </table:table-cell>
          <table:table-cell office:value-type="float" office:value="354094000.0000">
            <text:p>354094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4094000.0000">
            <text:p>354094000.0000</text:p>
          </table:table-cell>
          <table:table-cell office:value-type="float" office:value="354094000.0000">
            <text:p>354094000.0000</text:p>
          </table:table-cell>
          <table:table-cell office:value-type="float" office:value="0.0000">
            <text:p>0.0000</text:p>
          </table:table-cell>
          <table:table-cell office:value-type="float" office:value="35409400.0000">
            <text:p>35409400.0000</text:p>
          </table:table-cell>
          <table:table-cell office:value-type="float" office:value="35409400.0000">
            <text:p>354094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57">
            <text:p>202957</text:p>
          </table:table-cell>
          <table:table-cell office:value-type="float" office:value="249000000.0000">
            <text:p>249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9000000.0000">
            <text:p>249000000.0000</text:p>
          </table:table-cell>
          <table:table-cell office:value-type="float" office:value="249000000.0000">
            <text:p>249000000.0000</text:p>
          </table:table-cell>
          <table:table-cell office:value-type="float" office:value="0.0000">
            <text:p>0.0000</text:p>
          </table:table-cell>
          <table:table-cell office:value-type="float" office:value="24900000.0000">
            <text:p>24900000.0000</text:p>
          </table:table-cell>
          <table:table-cell office:value-type="float" office:value="24900000.0000">
            <text:p>249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58">
            <text:p>202958</text:p>
          </table:table-cell>
          <table:table-cell office:value-type="float" office:value="99675000.0000">
            <text:p>9967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9675000.0000">
            <text:p>99675000.0000</text:p>
          </table:table-cell>
          <table:table-cell office:value-type="float" office:value="99675000.0000">
            <text:p>99675000.0000</text:p>
          </table:table-cell>
          <table:table-cell office:value-type="float" office:value="0.0000">
            <text:p>0.0000</text:p>
          </table:table-cell>
          <table:table-cell office:value-type="float" office:value="9967500.0000">
            <text:p>9967500.0000</text:p>
          </table:table-cell>
          <table:table-cell office:value-type="float" office:value="9967500.0000">
            <text:p>996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59">
            <text:p>202959</text:p>
          </table:table-cell>
          <table:table-cell office:value-type="float" office:value="210000000.0000">
            <text:p>210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0000000.0000">
            <text:p>210000000.0000</text:p>
          </table:table-cell>
          <table:table-cell office:value-type="float" office:value="210000000.0000">
            <text:p>210000000.0000</text:p>
          </table:table-cell>
          <table:table-cell office:value-type="float" office:value="0.0000">
            <text:p>0.0000</text:p>
          </table:table-cell>
          <table:table-cell office:value-type="float" office:value="21000000.0000">
            <text:p>21000000.0000</text:p>
          </table:table-cell>
          <table:table-cell office:value-type="float" office:value="21000000.0000">
            <text:p>21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60">
            <text:p>202960</text:p>
          </table:table-cell>
          <table:table-cell office:value-type="float" office:value="544518000.0000">
            <text:p>544518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4518000.0000">
            <text:p>544518000.0000</text:p>
          </table:table-cell>
          <table:table-cell office:value-type="float" office:value="544518000.0000">
            <text:p>544518000.0000</text:p>
          </table:table-cell>
          <table:table-cell office:value-type="float" office:value="0.0000">
            <text:p>0.0000</text:p>
          </table:table-cell>
          <table:table-cell office:value-type="float" office:value="54451800.0000">
            <text:p>54451800.0000</text:p>
          </table:table-cell>
          <table:table-cell office:value-type="float" office:value="54451800.0000">
            <text:p>544518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61">
            <text:p>202961</text:p>
          </table:table-cell>
          <table:table-cell office:value-type="float" office:value="524515000.0000">
            <text:p>52451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4515000.0000">
            <text:p>524515000.0000</text:p>
          </table:table-cell>
          <table:table-cell office:value-type="float" office:value="524515000.0000">
            <text:p>524515000.0000</text:p>
          </table:table-cell>
          <table:table-cell office:value-type="float" office:value="0.0000">
            <text:p>0.0000</text:p>
          </table:table-cell>
          <table:table-cell office:value-type="float" office:value="52451500.0000">
            <text:p>52451500.0000</text:p>
          </table:table-cell>
          <table:table-cell office:value-type="float" office:value="52451500.0000">
            <text:p>52451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62">
            <text:p>202962</text:p>
          </table:table-cell>
          <table:table-cell office:value-type="float" office:value="457150000.0000">
            <text:p>45715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7150000.0000">
            <text:p>457150000.0000</text:p>
          </table:table-cell>
          <table:table-cell office:value-type="float" office:value="457150000.0000">
            <text:p>457150000.0000</text:p>
          </table:table-cell>
          <table:table-cell office:value-type="float" office:value="0.0000">
            <text:p>0.0000</text:p>
          </table:table-cell>
          <table:table-cell office:value-type="float" office:value="45715000.0000">
            <text:p>45715000.0000</text:p>
          </table:table-cell>
          <table:table-cell office:value-type="float" office:value="45715000.0000">
            <text:p>4571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63">
            <text:p>202963</text:p>
          </table:table-cell>
          <table:table-cell office:value-type="float" office:value="493799000.0000">
            <text:p>493799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3799000.0000">
            <text:p>493799000.0000</text:p>
          </table:table-cell>
          <table:table-cell office:value-type="float" office:value="493799000.0000">
            <text:p>493799000.0000</text:p>
          </table:table-cell>
          <table:table-cell office:value-type="float" office:value="0.0000">
            <text:p>0.0000</text:p>
          </table:table-cell>
          <table:table-cell office:value-type="float" office:value="49379900.0000">
            <text:p>49379900.0000</text:p>
          </table:table-cell>
          <table:table-cell office:value-type="float" office:value="49379900.0000">
            <text:p>493799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64">
            <text:p>202964</text:p>
          </table:table-cell>
          <table:table-cell office:value-type="float" office:value="493548000.0000">
            <text:p>493548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3548000.0000">
            <text:p>493548000.0000</text:p>
          </table:table-cell>
          <table:table-cell office:value-type="float" office:value="493548000.0000">
            <text:p>493548000.0000</text:p>
          </table:table-cell>
          <table:table-cell office:value-type="float" office:value="0.0000">
            <text:p>0.0000</text:p>
          </table:table-cell>
          <table:table-cell office:value-type="float" office:value="49354800.0000">
            <text:p>49354800.0000</text:p>
          </table:table-cell>
          <table:table-cell office:value-type="float" office:value="49354800.0000">
            <text:p>493548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65">
            <text:p>202965</text:p>
          </table:table-cell>
          <table:table-cell office:value-type="float" office:value="249494000.0000">
            <text:p>249494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9494000.0000">
            <text:p>249494000.0000</text:p>
          </table:table-cell>
          <table:table-cell office:value-type="float" office:value="249494000.0000">
            <text:p>249494000.0000</text:p>
          </table:table-cell>
          <table:table-cell office:value-type="float" office:value="0.0000">
            <text:p>0.0000</text:p>
          </table:table-cell>
          <table:table-cell office:value-type="float" office:value="24949400.0000">
            <text:p>24949400.0000</text:p>
          </table:table-cell>
          <table:table-cell office:value-type="float" office:value="24949400.0000">
            <text:p>249494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66">
            <text:p>202966</text:p>
          </table:table-cell>
          <table:table-cell office:value-type="float" office:value="276714000.0000">
            <text:p>276714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6714000.0000">
            <text:p>276714000.0000</text:p>
          </table:table-cell>
          <table:table-cell office:value-type="float" office:value="276714000.0000">
            <text:p>276714000.0000</text:p>
          </table:table-cell>
          <table:table-cell office:value-type="float" office:value="0.0000">
            <text:p>0.0000</text:p>
          </table:table-cell>
          <table:table-cell office:value-type="float" office:value="27671400.0000">
            <text:p>27671400.0000</text:p>
          </table:table-cell>
          <table:table-cell office:value-type="float" office:value="27671400.0000">
            <text:p>276714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67">
            <text:p>202967</text:p>
          </table:table-cell>
          <table:table-cell office:value-type="float" office:value="49325364.0000">
            <text:p>49325364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325364.0000">
            <text:p>49325364.0000</text:p>
          </table:table-cell>
          <table:table-cell office:value-type="float" office:value="49325364.0000">
            <text:p>49325364.0000</text:p>
          </table:table-cell>
          <table:table-cell office:value-type="float" office:value="0.0000">
            <text:p>0.0000</text:p>
          </table:table-cell>
          <table:table-cell office:value-type="float" office:value="4932536.0000">
            <text:p>4932536.0000</text:p>
          </table:table-cell>
          <table:table-cell office:value-type="float" office:value="4932536.0000">
            <text:p>4932536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68">
            <text:p>202968</text:p>
          </table:table-cell>
          <table:table-cell office:value-type="float" office:value="39216364.0000">
            <text:p>39216364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216364.0000">
            <text:p>39216364.0000</text:p>
          </table:table-cell>
          <table:table-cell office:value-type="float" office:value="39216364.0000">
            <text:p>39216364.0000</text:p>
          </table:table-cell>
          <table:table-cell office:value-type="float" office:value="0.0000">
            <text:p>0.0000</text:p>
          </table:table-cell>
          <table:table-cell office:value-type="float" office:value="3921636.0000">
            <text:p>3921636.0000</text:p>
          </table:table-cell>
          <table:table-cell office:value-type="float" office:value="3921636.0000">
            <text:p>3921636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69">
            <text:p>202969</text:p>
          </table:table-cell>
          <table:table-cell office:value-type="float" office:value="247108000.0000">
            <text:p>247108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7108000.0000">
            <text:p>247108000.0000</text:p>
          </table:table-cell>
          <table:table-cell office:value-type="float" office:value="247108000.0000">
            <text:p>247108000.0000</text:p>
          </table:table-cell>
          <table:table-cell office:value-type="float" office:value="0.0000">
            <text:p>0.0000</text:p>
          </table:table-cell>
          <table:table-cell office:value-type="float" office:value="24710800.0000">
            <text:p>24710800.0000</text:p>
          </table:table-cell>
          <table:table-cell office:value-type="float" office:value="24710800.0000">
            <text:p>247108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70">
            <text:p>202970</text:p>
          </table:table-cell>
          <table:table-cell office:value-type="float" office:value="316117000.0000">
            <text:p>316117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16117000.0000">
            <text:p>316117000.0000</text:p>
          </table:table-cell>
          <table:table-cell office:value-type="float" office:value="316117000.0000">
            <text:p>316117000.0000</text:p>
          </table:table-cell>
          <table:table-cell office:value-type="float" office:value="0.0000">
            <text:p>0.0000</text:p>
          </table:table-cell>
          <table:table-cell office:value-type="float" office:value="31611700.0000">
            <text:p>31611700.0000</text:p>
          </table:table-cell>
          <table:table-cell office:value-type="float" office:value="31611700.0000">
            <text:p>31611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71">
            <text:p>202971</text:p>
          </table:table-cell>
          <table:table-cell office:value-type="float" office:value="431380000.0000">
            <text:p>43138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1380000.0000">
            <text:p>431380000.0000</text:p>
          </table:table-cell>
          <table:table-cell office:value-type="float" office:value="431380000.0000">
            <text:p>431380000.0000</text:p>
          </table:table-cell>
          <table:table-cell office:value-type="float" office:value="0.0000">
            <text:p>0.0000</text:p>
          </table:table-cell>
          <table:table-cell office:value-type="float" office:value="43138000.0000">
            <text:p>43138000.0000</text:p>
          </table:table-cell>
          <table:table-cell office:value-type="float" office:value="43138000.0000">
            <text:p>43138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72">
            <text:p>202972</text:p>
          </table:table-cell>
          <table:table-cell office:value-type="float" office:value="542579000.0000">
            <text:p>542579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2579000.0000">
            <text:p>542579000.0000</text:p>
          </table:table-cell>
          <table:table-cell office:value-type="float" office:value="542579000.0000">
            <text:p>542579000.0000</text:p>
          </table:table-cell>
          <table:table-cell office:value-type="float" office:value="0.0000">
            <text:p>0.0000</text:p>
          </table:table-cell>
          <table:table-cell office:value-type="float" office:value="54257900.0000">
            <text:p>54257900.0000</text:p>
          </table:table-cell>
          <table:table-cell office:value-type="float" office:value="54257900.0000">
            <text:p>542579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73">
            <text:p>202973</text:p>
          </table:table-cell>
          <table:table-cell office:value-type="float" office:value="610358579.0000">
            <text:p>610358579.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610358579.0000">
            <text:p>610358579.0000</text:p>
          </table:table-cell>
          <table:table-cell office:value-type="float" office:value="549322722.0000">
            <text:p>549322722.0000</text:p>
          </table:table-cell>
          <table:table-cell office:value-type="float" office:value="61035857.0000">
            <text:p>61035857.0000</text:p>
          </table:table-cell>
          <table:table-cell office:value-type="float" office:value="61035858.0000">
            <text:p>61035858.0000</text:p>
          </table:table-cell>
          <table:table-cell office:value-type="float" office:value="61035858.0000">
            <text:p>61035858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74">
            <text:p>202974</text:p>
          </table:table-cell>
          <table:table-cell office:value-type="float" office:value="191360421.8300">
            <text:p>191360421.83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91360421.8300">
            <text:p>191360421.8300</text:p>
          </table:table-cell>
          <table:table-cell office:value-type="float" office:value="172224378.0000">
            <text:p>172224378.0000</text:p>
          </table:table-cell>
          <table:table-cell office:value-type="float" office:value="19136043.8300">
            <text:p>19136043.8300</text:p>
          </table:table-cell>
          <table:table-cell office:value-type="float" office:value="19136042.0000">
            <text:p>19136042.0000</text:p>
          </table:table-cell>
          <table:table-cell office:value-type="float" office:value="19136042.0000">
            <text:p>19136042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75">
            <text:p>202975</text:p>
          </table:table-cell>
          <table:table-cell office:value-type="float" office:value="466804000.0000">
            <text:p>466804000.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466804000.0000">
            <text:p>466804000.0000</text:p>
          </table:table-cell>
          <table:table-cell office:value-type="float" office:value="420123600.0000">
            <text:p>420123600.0000</text:p>
          </table:table-cell>
          <table:table-cell office:value-type="float" office:value="46680400.0000">
            <text:p>46680400.0000</text:p>
          </table:table-cell>
          <table:table-cell office:value-type="float" office:value="46680400.0000">
            <text:p>46680400.0000</text:p>
          </table:table-cell>
          <table:table-cell office:value-type="float" office:value="46680400.0000">
            <text:p>466804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76">
            <text:p>202976</text:p>
          </table:table-cell>
          <table:table-cell office:value-type="float" office:value="312910000.0000">
            <text:p>312910000.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312910000.0000">
            <text:p>312910000.0000</text:p>
          </table:table-cell>
          <table:table-cell office:value-type="float" office:value="281619000.0000">
            <text:p>281619000.0000</text:p>
          </table:table-cell>
          <table:table-cell office:value-type="float" office:value="31291000.0000">
            <text:p>31291000.0000</text:p>
          </table:table-cell>
          <table:table-cell office:value-type="float" office:value="31291000.0000">
            <text:p>31291000.0000</text:p>
          </table:table-cell>
          <table:table-cell office:value-type="float" office:value="31291000.0000">
            <text:p>31291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77">
            <text:p>202977</text:p>
          </table:table-cell>
          <table:table-cell office:value-type="float" office:value="373605000.0000">
            <text:p>373605000.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373605000.0000">
            <text:p>373605000.0000</text:p>
          </table:table-cell>
          <table:table-cell office:value-type="float" office:value="336244500.0000">
            <text:p>336244500.0000</text:p>
          </table:table-cell>
          <table:table-cell office:value-type="float" office:value="37360500.0000">
            <text:p>37360500.0000</text:p>
          </table:table-cell>
          <table:table-cell office:value-type="float" office:value="37360500.0000">
            <text:p>37360500.0000</text:p>
          </table:table-cell>
          <table:table-cell office:value-type="float" office:value="37360500.0000">
            <text:p>37360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78">
            <text:p>202978</text:p>
          </table:table-cell>
          <table:table-cell office:value-type="float" office:value="47148000.0000">
            <text:p>47148000.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47148000.0000">
            <text:p>47148000.0000</text:p>
          </table:table-cell>
          <table:table-cell office:value-type="float" office:value="42433200.0000">
            <text:p>42433200.0000</text:p>
          </table:table-cell>
          <table:table-cell office:value-type="float" office:value="4714800.0000">
            <text:p>4714800.0000</text:p>
          </table:table-cell>
          <table:table-cell office:value-type="float" office:value="4714800.0000">
            <text:p>4714800.0000</text:p>
          </table:table-cell>
          <table:table-cell office:value-type="float" office:value="4714800.0000">
            <text:p>47148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79">
            <text:p>202979</text:p>
          </table:table-cell>
          <table:table-cell office:value-type="float" office:value="26380000.0000">
            <text:p>26380000.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6380000.0000">
            <text:p>26380000.0000</text:p>
          </table:table-cell>
          <table:table-cell office:value-type="float" office:value="23742000.0000">
            <text:p>23742000.0000</text:p>
          </table:table-cell>
          <table:table-cell office:value-type="float" office:value="2638000.0000">
            <text:p>2638000.0000</text:p>
          </table:table-cell>
          <table:table-cell office:value-type="float" office:value="2638000.0000">
            <text:p>2638000.0000</text:p>
          </table:table-cell>
          <table:table-cell office:value-type="float" office:value="2638000.0000">
            <text:p>2638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80">
            <text:p>202980</text:p>
          </table:table-cell>
          <table:table-cell office:value-type="float" office:value="229111328.0000">
            <text:p>229111328.00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183289064.0000">
            <text:p>183289064.0000</text:p>
          </table:table-cell>
          <table:table-cell office:value-type="float" office:value="160377931.0000">
            <text:p>160377931.0000</text:p>
          </table:table-cell>
          <table:table-cell office:value-type="float" office:value="22911133.0000">
            <text:p>22911133.0000</text:p>
          </table:table-cell>
          <table:table-cell office:value-type="float" office:value="22911133.0000">
            <text:p>22911133.0000</text:p>
          </table:table-cell>
          <table:table-cell office:value-type="float" office:value="22911133.0000">
            <text:p>229111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81">
            <text:p>202981</text:p>
          </table:table-cell>
          <table:table-cell office:value-type="float" office:value="230430072.0000">
            <text:p>230430072.00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184344056.0000">
            <text:p>184344056.0000</text:p>
          </table:table-cell>
          <table:table-cell office:value-type="float" office:value="161301049.0000">
            <text:p>161301049.0000</text:p>
          </table:table-cell>
          <table:table-cell office:value-type="float" office:value="23043007.0000">
            <text:p>23043007.0000</text:p>
          </table:table-cell>
          <table:table-cell office:value-type="float" office:value="23043007.0000">
            <text:p>23043007.0000</text:p>
          </table:table-cell>
          <table:table-cell office:value-type="float" office:value="23043007.0000">
            <text:p>2304300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82">
            <text:p>202982</text:p>
          </table:table-cell>
          <table:table-cell office:value-type="float" office:value="343085680.0000">
            <text:p>343085680.00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274468544.0000">
            <text:p>274468544.0000</text:p>
          </table:table-cell>
          <table:table-cell office:value-type="float" office:value="240159976.0000">
            <text:p>240159976.0000</text:p>
          </table:table-cell>
          <table:table-cell office:value-type="float" office:value="34308568.0000">
            <text:p>34308568.0000</text:p>
          </table:table-cell>
          <table:table-cell office:value-type="float" office:value="34308568.0000">
            <text:p>34308568.0000</text:p>
          </table:table-cell>
          <table:table-cell office:value-type="float" office:value="34308568.0000">
            <text:p>34308568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83">
            <text:p>202983</text:p>
          </table:table-cell>
          <table:table-cell office:value-type="float" office:value="193998925.0000">
            <text:p>193998925.00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155199144.0000">
            <text:p>155199144.0000</text:p>
          </table:table-cell>
          <table:table-cell office:value-type="float" office:value="135799251.0000">
            <text:p>135799251.0000</text:p>
          </table:table-cell>
          <table:table-cell office:value-type="float" office:value="19399893.0000">
            <text:p>19399893.0000</text:p>
          </table:table-cell>
          <table:table-cell office:value-type="float" office:value="19399893.0000">
            <text:p>19399893.0000</text:p>
          </table:table-cell>
          <table:table-cell office:value-type="float" office:value="19399893.0000">
            <text:p>1939989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84">
            <text:p>202984</text:p>
          </table:table-cell>
          <table:table-cell office:value-type="float" office:value="564827000.0000">
            <text:p>564827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395378900.0000">
            <text:p>395378900.0000</text:p>
          </table:table-cell>
          <table:table-cell office:value-type="float" office:value="338896200.0000">
            <text:p>338896200.0000</text:p>
          </table:table-cell>
          <table:table-cell office:value-type="float" office:value="56482700.0000">
            <text:p>56482700.0000</text:p>
          </table:table-cell>
          <table:table-cell office:value-type="float" office:value="56482700.0000">
            <text:p>56482700.0000</text:p>
          </table:table-cell>
          <table:table-cell office:value-type="float" office:value="56482700.0000">
            <text:p>56482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85">
            <text:p>202985</text:p>
          </table:table-cell>
          <table:table-cell office:value-type="float" office:value="1010122068.0000">
            <text:p>1010122068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707085449.0000">
            <text:p>707085449.0000</text:p>
          </table:table-cell>
          <table:table-cell office:value-type="float" office:value="606073242.0000">
            <text:p>606073242.0000</text:p>
          </table:table-cell>
          <table:table-cell office:value-type="float" office:value="101012207.0000">
            <text:p>101012207.0000</text:p>
          </table:table-cell>
          <table:table-cell office:value-type="float" office:value="101012207.0000">
            <text:p>101012207.0000</text:p>
          </table:table-cell>
          <table:table-cell office:value-type="float" office:value="101012207.0000">
            <text:p>10101220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86">
            <text:p>202986</text:p>
          </table:table-cell>
          <table:table-cell office:value-type="float" office:value="255958000.0000">
            <text:p>255958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179170600.0000">
            <text:p>179170600.0000</text:p>
          </table:table-cell>
          <table:table-cell office:value-type="float" office:value="153574800.0000">
            <text:p>153574800.0000</text:p>
          </table:table-cell>
          <table:table-cell office:value-type="float" office:value="25595800.0000">
            <text:p>25595800.0000</text:p>
          </table:table-cell>
          <table:table-cell office:value-type="float" office:value="25595800.0000">
            <text:p>25595800.0000</text:p>
          </table:table-cell>
          <table:table-cell office:value-type="float" office:value="25595800.0000">
            <text:p>255958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87">
            <text:p>202987</text:p>
          </table:table-cell>
          <table:table-cell office:value-type="float" office:value="154201000.0000">
            <text:p>154201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107940700.0000">
            <text:p>107940700.0000</text:p>
          </table:table-cell>
          <table:table-cell office:value-type="float" office:value="92520600.0000">
            <text:p>92520600.0000</text:p>
          </table:table-cell>
          <table:table-cell office:value-type="float" office:value="15420100.0000">
            <text:p>15420100.0000</text:p>
          </table:table-cell>
          <table:table-cell office:value-type="float" office:value="15420100.0000">
            <text:p>15420100.0000</text:p>
          </table:table-cell>
          <table:table-cell office:value-type="float" office:value="15420100.0000">
            <text:p>154201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88">
            <text:p>202988</text:p>
          </table:table-cell>
          <table:table-cell office:value-type="float" office:value="238866000.0000">
            <text:p>238866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167206200.0000">
            <text:p>167206200.0000</text:p>
          </table:table-cell>
          <table:table-cell office:value-type="float" office:value="143319600.0000">
            <text:p>143319600.0000</text:p>
          </table:table-cell>
          <table:table-cell office:value-type="float" office:value="23886600.0000">
            <text:p>23886600.0000</text:p>
          </table:table-cell>
          <table:table-cell office:value-type="float" office:value="23886600.0000">
            <text:p>23886600.0000</text:p>
          </table:table-cell>
          <table:table-cell office:value-type="float" office:value="23886600.0000">
            <text:p>238866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89">
            <text:p>202989</text:p>
          </table:table-cell>
          <table:table-cell office:value-type="float" office:value="106261000.0000">
            <text:p>106261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63756600.0000">
            <text:p>63756600.0000</text:p>
          </table:table-cell>
          <table:table-cell office:value-type="float" office:value="53130500.0000">
            <text:p>53130500.0000</text:p>
          </table:table-cell>
          <table:table-cell office:value-type="float" office:value="10626100.0000">
            <text:p>10626100.0000</text:p>
          </table:table-cell>
          <table:table-cell office:value-type="float" office:value="10626100.0000">
            <text:p>10626100.0000</text:p>
          </table:table-cell>
          <table:table-cell office:value-type="float" office:value="10626100.0000">
            <text:p>106261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90">
            <text:p>202990</text:p>
          </table:table-cell>
          <table:table-cell office:value-type="float" office:value="483385000.0000">
            <text:p>483385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290031000.0000">
            <text:p>290031000.0000</text:p>
          </table:table-cell>
          <table:table-cell office:value-type="float" office:value="241692500.0000">
            <text:p>241692500.0000</text:p>
          </table:table-cell>
          <table:table-cell office:value-type="float" office:value="48338500.0000">
            <text:p>48338500.0000</text:p>
          </table:table-cell>
          <table:table-cell office:value-type="float" office:value="48338500.0000">
            <text:p>48338500.0000</text:p>
          </table:table-cell>
          <table:table-cell office:value-type="float" office:value="48338500.0000">
            <text:p>48338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91">
            <text:p>202991</text:p>
          </table:table-cell>
          <table:table-cell office:value-type="float" office:value="212560000.0000">
            <text:p>212560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127536000.0000">
            <text:p>127536000.0000</text:p>
          </table:table-cell>
          <table:table-cell office:value-type="float" office:value="106280000.0000">
            <text:p>106280000.0000</text:p>
          </table:table-cell>
          <table:table-cell office:value-type="float" office:value="21256000.0000">
            <text:p>21256000.0000</text:p>
          </table:table-cell>
          <table:table-cell office:value-type="float" office:value="21256000.0000">
            <text:p>21256000.0000</text:p>
          </table:table-cell>
          <table:table-cell office:value-type="float" office:value="21256000.0000">
            <text:p>21256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92">
            <text:p>202992</text:p>
          </table:table-cell>
          <table:table-cell office:value-type="float" office:value="590475200.0000">
            <text:p>5904752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354285120.0000">
            <text:p>354285120.0000</text:p>
          </table:table-cell>
          <table:table-cell office:value-type="float" office:value="295237600.0000">
            <text:p>295237600.0000</text:p>
          </table:table-cell>
          <table:table-cell office:value-type="float" office:value="59047520.0000">
            <text:p>59047520.0000</text:p>
          </table:table-cell>
          <table:table-cell office:value-type="float" office:value="59047520.0000">
            <text:p>59047520.0000</text:p>
          </table:table-cell>
          <table:table-cell office:value-type="float" office:value="59047520.0000">
            <text:p>5904752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93">
            <text:p>202993</text:p>
          </table:table-cell>
          <table:table-cell office:value-type="float" office:value="383773000.0000">
            <text:p>383773000.00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191886500.0000">
            <text:p>191886500.0000</text:p>
          </table:table-cell>
          <table:table-cell office:value-type="float" office:value="153509200.0000">
            <text:p>153509200.0000</text:p>
          </table:table-cell>
          <table:table-cell office:value-type="float" office:value="38377300.0000">
            <text:p>38377300.0000</text:p>
          </table:table-cell>
          <table:table-cell office:value-type="float" office:value="38377300.0000">
            <text:p>38377300.0000</text:p>
          </table:table-cell>
          <table:table-cell office:value-type="float" office:value="38377300.0000">
            <text:p>38377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94">
            <text:p>202994</text:p>
          </table:table-cell>
          <table:table-cell office:value-type="float" office:value="416951700.0000">
            <text:p>416951700.00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208475850.0000">
            <text:p>208475850.0000</text:p>
          </table:table-cell>
          <table:table-cell office:value-type="float" office:value="166780680.0000">
            <text:p>166780680.0000</text:p>
          </table:table-cell>
          <table:table-cell office:value-type="float" office:value="41695170.0000">
            <text:p>41695170.0000</text:p>
          </table:table-cell>
          <table:table-cell office:value-type="float" office:value="41695170.0000">
            <text:p>41695170.0000</text:p>
          </table:table-cell>
          <table:table-cell office:value-type="float" office:value="41695170.0000">
            <text:p>4169517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97">
            <text:p>202997</text:p>
          </table:table-cell>
          <table:table-cell office:value-type="float" office:value="277625000.0000">
            <text:p>27762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7625000.0000">
            <text:p>277625000.0000</text:p>
          </table:table-cell>
          <table:table-cell office:value-type="float" office:value="277625000.0000">
            <text:p>277625000.0000</text:p>
          </table:table-cell>
          <table:table-cell office:value-type="float" office:value="0.0000">
            <text:p>0.0000</text:p>
          </table:table-cell>
          <table:table-cell office:value-type="float" office:value="27762500.0000">
            <text:p>27762500.0000</text:p>
          </table:table-cell>
          <table:table-cell office:value-type="float" office:value="27762500.0000">
            <text:p>2776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98">
            <text:p>202998</text:p>
          </table:table-cell>
          <table:table-cell office:value-type="float" office:value="100000000.0000">
            <text:p>100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000000.0000">
            <text:p>100000000.0000</text:p>
          </table:table-cell>
          <table:table-cell office:value-type="float" office:value="100000000.0000">
            <text:p>100000000.0000</text:p>
          </table:table-cell>
          <table:table-cell office:value-type="float" office:value="0.0000">
            <text:p>0.0000</text:p>
          </table:table-cell>
          <table:table-cell office:value-type="float" office:value="10000000.0000">
            <text:p>10000000.0000</text:p>
          </table:table-cell>
          <table:table-cell office:value-type="float" office:value="10000000.0000">
            <text:p>10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99">
            <text:p>202999</text:p>
          </table:table-cell>
          <table:table-cell office:value-type="float" office:value="144146000.0000">
            <text:p>144146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44146000.0000">
            <text:p>144146000.0000</text:p>
          </table:table-cell>
          <table:table-cell office:value-type="float" office:value="144146000.0000">
            <text:p>144146000.0000</text:p>
          </table:table-cell>
          <table:table-cell office:value-type="float" office:value="0.0000">
            <text:p>0.0000</text:p>
          </table:table-cell>
          <table:table-cell office:value-type="float" office:value="14414600.0000">
            <text:p>14414600.0000</text:p>
          </table:table-cell>
          <table:table-cell office:value-type="float" office:value="14414600.0000">
            <text:p>144146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01">
            <text:p>203001</text:p>
          </table:table-cell>
          <table:table-cell office:value-type="float" office:value="834300000.0000">
            <text:p>8343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4300000.0000">
            <text:p>834300000.0000</text:p>
          </table:table-cell>
          <table:table-cell office:value-type="float" office:value="834300000.0000">
            <text:p>834300000.0000</text:p>
          </table:table-cell>
          <table:table-cell office:value-type="float" office:value="0.0000">
            <text:p>0.0000</text:p>
          </table:table-cell>
          <table:table-cell office:value-type="float" office:value="83430000.0000">
            <text:p>83430000.0000</text:p>
          </table:table-cell>
          <table:table-cell office:value-type="float" office:value="83430000.0000">
            <text:p>8343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02">
            <text:p>203002</text:p>
          </table:table-cell>
          <table:table-cell office:value-type="float" office:value="52500000.0000">
            <text:p>52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500000.0000">
            <text:p>52500000.0000</text:p>
          </table:table-cell>
          <table:table-cell office:value-type="float" office:value="52500000.0000">
            <text:p>52500000.0000</text:p>
          </table:table-cell>
          <table:table-cell office:value-type="float" office:value="0.0000">
            <text:p>0.0000</text:p>
          </table:table-cell>
          <table:table-cell office:value-type="float" office:value="5250000.0000">
            <text:p>5250000.0000</text:p>
          </table:table-cell>
          <table:table-cell office:value-type="float" office:value="5250000.0000">
            <text:p>52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03">
            <text:p>203003</text:p>
          </table:table-cell>
          <table:table-cell office:value-type="float" office:value="194750000.0000">
            <text:p>19475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4750000.0000">
            <text:p>194750000.0000</text:p>
          </table:table-cell>
          <table:table-cell office:value-type="float" office:value="194750000.0000">
            <text:p>194750000.0000</text:p>
          </table:table-cell>
          <table:table-cell office:value-type="float" office:value="0.0000">
            <text:p>0.0000</text:p>
          </table:table-cell>
          <table:table-cell office:value-type="float" office:value="19475000.0000">
            <text:p>19475000.0000</text:p>
          </table:table-cell>
          <table:table-cell office:value-type="float" office:value="19475000.0000">
            <text:p>1947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04">
            <text:p>203004</text:p>
          </table:table-cell>
          <table:table-cell office:value-type="float" office:value="182620000.0000">
            <text:p>18262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2620000.0000">
            <text:p>182620000.0000</text:p>
          </table:table-cell>
          <table:table-cell office:value-type="float" office:value="182620000.0000">
            <text:p>182620000.0000</text:p>
          </table:table-cell>
          <table:table-cell office:value-type="float" office:value="0.0000">
            <text:p>0.0000</text:p>
          </table:table-cell>
          <table:table-cell office:value-type="float" office:value="18262000.0000">
            <text:p>18262000.0000</text:p>
          </table:table-cell>
          <table:table-cell office:value-type="float" office:value="18262000.0000">
            <text:p>18262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05">
            <text:p>203005</text:p>
          </table:table-cell>
          <table:table-cell office:value-type="float" office:value="365876000.0000">
            <text:p>365876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65876000.0000">
            <text:p>365876000.0000</text:p>
          </table:table-cell>
          <table:table-cell office:value-type="float" office:value="365876000.0000">
            <text:p>365876000.0000</text:p>
          </table:table-cell>
          <table:table-cell office:value-type="float" office:value="0.0000">
            <text:p>0.0000</text:p>
          </table:table-cell>
          <table:table-cell office:value-type="float" office:value="36587600.0000">
            <text:p>36587600.0000</text:p>
          </table:table-cell>
          <table:table-cell office:value-type="float" office:value="36587600.0000">
            <text:p>365876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06">
            <text:p>203006</text:p>
          </table:table-cell>
          <table:table-cell office:value-type="float" office:value="222000000.0000">
            <text:p>222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2000000.0000">
            <text:p>222000000.0000</text:p>
          </table:table-cell>
          <table:table-cell office:value-type="float" office:value="222000000.0000">
            <text:p>222000000.0000</text:p>
          </table:table-cell>
          <table:table-cell office:value-type="float" office:value="0.0000">
            <text:p>0.0000</text:p>
          </table:table-cell>
          <table:table-cell office:value-type="float" office:value="22200000.0000">
            <text:p>22200000.0000</text:p>
          </table:table-cell>
          <table:table-cell office:value-type="float" office:value="22200000.0000">
            <text:p>222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08">
            <text:p>203008</text:p>
          </table:table-cell>
          <table:table-cell office:value-type="float" office:value="48800000.0000">
            <text:p>488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800000.0000">
            <text:p>48800000.0000</text:p>
          </table:table-cell>
          <table:table-cell office:value-type="float" office:value="48800000.0000">
            <text:p>48800000.0000</text:p>
          </table:table-cell>
          <table:table-cell office:value-type="float" office:value="0.0000">
            <text:p>0.0000</text:p>
          </table:table-cell>
          <table:table-cell office:value-type="float" office:value="4880000.0000">
            <text:p>4880000.0000</text:p>
          </table:table-cell>
          <table:table-cell office:value-type="float" office:value="4880000.0000">
            <text:p>488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09">
            <text:p>203009</text:p>
          </table:table-cell>
          <table:table-cell office:value-type="float" office:value="112100000.0000">
            <text:p>1121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12100000.0000">
            <text:p>112100000.0000</text:p>
          </table:table-cell>
          <table:table-cell office:value-type="float" office:value="112100000.0000">
            <text:p>112100000.0000</text:p>
          </table:table-cell>
          <table:table-cell office:value-type="float" office:value="0.0000">
            <text:p>0.0000</text:p>
          </table:table-cell>
          <table:table-cell office:value-type="float" office:value="11210000.0000">
            <text:p>11210000.0000</text:p>
          </table:table-cell>
          <table:table-cell office:value-type="float" office:value="11210000.0000">
            <text:p>1121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10">
            <text:p>203010</text:p>
          </table:table-cell>
          <table:table-cell office:value-type="float" office:value="353400000.0000">
            <text:p>3534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3400000.0000">
            <text:p>353400000.0000</text:p>
          </table:table-cell>
          <table:table-cell office:value-type="float" office:value="353400000.0000">
            <text:p>353400000.0000</text:p>
          </table:table-cell>
          <table:table-cell office:value-type="float" office:value="0.0000">
            <text:p>0.0000</text:p>
          </table:table-cell>
          <table:table-cell office:value-type="float" office:value="35340000.0000">
            <text:p>35340000.0000</text:p>
          </table:table-cell>
          <table:table-cell office:value-type="float" office:value="35340000.0000">
            <text:p>3534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11">
            <text:p>203011</text:p>
          </table:table-cell>
          <table:table-cell office:value-type="float" office:value="40929000.0000">
            <text:p>40929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929000.0000">
            <text:p>40929000.0000</text:p>
          </table:table-cell>
          <table:table-cell office:value-type="float" office:value="40929000.0000">
            <text:p>40929000.0000</text:p>
          </table:table-cell>
          <table:table-cell office:value-type="float" office:value="0.0000">
            <text:p>0.0000</text:p>
          </table:table-cell>
          <table:table-cell office:value-type="float" office:value="4092900.0000">
            <text:p>4092900.0000</text:p>
          </table:table-cell>
          <table:table-cell office:value-type="float" office:value="4092900.0000">
            <text:p>40929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12">
            <text:p>203012</text:p>
          </table:table-cell>
          <table:table-cell office:value-type="float" office:value="42095000.0000">
            <text:p>4209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095000.0000">
            <text:p>42095000.0000</text:p>
          </table:table-cell>
          <table:table-cell office:value-type="float" office:value="42095000.0000">
            <text:p>42095000.0000</text:p>
          </table:table-cell>
          <table:table-cell office:value-type="float" office:value="0.0000">
            <text:p>0.0000</text:p>
          </table:table-cell>
          <table:table-cell office:value-type="float" office:value="4209500.0000">
            <text:p>4209500.0000</text:p>
          </table:table-cell>
          <table:table-cell office:value-type="float" office:value="4209500.0000">
            <text:p>4209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14">
            <text:p>203014</text:p>
          </table:table-cell>
          <table:table-cell office:value-type="float" office:value="39915325.0000">
            <text:p>39915325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27940731.0000">
            <text:p>27940731.0000</text:p>
          </table:table-cell>
          <table:table-cell office:value-type="float" office:value="23949198.0000">
            <text:p>23949198.0000</text:p>
          </table:table-cell>
          <table:table-cell office:value-type="float" office:value="3991533.0000">
            <text:p>3991533.0000</text:p>
          </table:table-cell>
          <table:table-cell office:value-type="float" office:value="3991533.0000">
            <text:p>3991533.0000</text:p>
          </table:table-cell>
          <table:table-cell office:value-type="float" office:value="3991533.0000">
            <text:p>39915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15">
            <text:p>203015</text:p>
          </table:table-cell>
          <table:table-cell office:value-type="float" office:value="144479000.0000">
            <text:p>144479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101135300.0000">
            <text:p>101135300.0000</text:p>
          </table:table-cell>
          <table:table-cell office:value-type="float" office:value="86687400.0000">
            <text:p>86687400.0000</text:p>
          </table:table-cell>
          <table:table-cell office:value-type="float" office:value="14447900.0000">
            <text:p>14447900.0000</text:p>
          </table:table-cell>
          <table:table-cell office:value-type="float" office:value="14447900.0000">
            <text:p>14447900.0000</text:p>
          </table:table-cell>
          <table:table-cell office:value-type="float" office:value="14447900.0000">
            <text:p>144479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16">
            <text:p>203016</text:p>
          </table:table-cell>
          <table:table-cell office:value-type="float" office:value="72078000.0000">
            <text:p>72078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50454600.0000">
            <text:p>50454600.0000</text:p>
          </table:table-cell>
          <table:table-cell office:value-type="float" office:value="43246800.0000">
            <text:p>43246800.0000</text:p>
          </table:table-cell>
          <table:table-cell office:value-type="float" office:value="7207800.0000">
            <text:p>7207800.0000</text:p>
          </table:table-cell>
          <table:table-cell office:value-type="float" office:value="7207800.0000">
            <text:p>7207800.0000</text:p>
          </table:table-cell>
          <table:table-cell office:value-type="float" office:value="7207800.0000">
            <text:p>72078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17">
            <text:p>203017</text:p>
          </table:table-cell>
          <table:table-cell office:value-type="float" office:value="144249000.0000">
            <text:p>144249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100974300.0000">
            <text:p>100974300.0000</text:p>
          </table:table-cell>
          <table:table-cell office:value-type="float" office:value="86549400.0000">
            <text:p>86549400.0000</text:p>
          </table:table-cell>
          <table:table-cell office:value-type="float" office:value="14424900.0000">
            <text:p>14424900.0000</text:p>
          </table:table-cell>
          <table:table-cell office:value-type="float" office:value="14424900.0000">
            <text:p>14424900.0000</text:p>
          </table:table-cell>
          <table:table-cell office:value-type="float" office:value="14424900.0000">
            <text:p>144249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18">
            <text:p>203018</text:p>
          </table:table-cell>
          <table:table-cell office:value-type="float" office:value="242117000.0000">
            <text:p>242117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169481900.0000">
            <text:p>169481900.0000</text:p>
          </table:table-cell>
          <table:table-cell office:value-type="float" office:value="145270200.0000">
            <text:p>145270200.0000</text:p>
          </table:table-cell>
          <table:table-cell office:value-type="float" office:value="24211700.0000">
            <text:p>24211700.0000</text:p>
          </table:table-cell>
          <table:table-cell office:value-type="float" office:value="24211700.0000">
            <text:p>24211700.0000</text:p>
          </table:table-cell>
          <table:table-cell office:value-type="float" office:value="24211700.0000">
            <text:p>24211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19">
            <text:p>203019</text:p>
          </table:table-cell>
          <table:table-cell office:value-type="float" office:value="168397000.0000">
            <text:p>168397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117877900.0000">
            <text:p>117877900.0000</text:p>
          </table:table-cell>
          <table:table-cell office:value-type="float" office:value="101038200.0000">
            <text:p>101038200.0000</text:p>
          </table:table-cell>
          <table:table-cell office:value-type="float" office:value="16839700.0000">
            <text:p>16839700.0000</text:p>
          </table:table-cell>
          <table:table-cell office:value-type="float" office:value="16839700.0000">
            <text:p>16839700.0000</text:p>
          </table:table-cell>
          <table:table-cell office:value-type="float" office:value="16839700.0000">
            <text:p>16839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20">
            <text:p>203020</text:p>
          </table:table-cell>
          <table:table-cell office:value-type="float" office:value="98784000.0000">
            <text:p>98784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69148800.0000">
            <text:p>69148800.0000</text:p>
          </table:table-cell>
          <table:table-cell office:value-type="float" office:value="59270400.0000">
            <text:p>59270400.0000</text:p>
          </table:table-cell>
          <table:table-cell office:value-type="float" office:value="9878400.0000">
            <text:p>9878400.0000</text:p>
          </table:table-cell>
          <table:table-cell office:value-type="float" office:value="9878400.0000">
            <text:p>9878400.0000</text:p>
          </table:table-cell>
          <table:table-cell office:value-type="float" office:value="9878400.0000">
            <text:p>98784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21">
            <text:p>203021</text:p>
          </table:table-cell>
          <table:table-cell office:value-type="float" office:value="510023000.0000">
            <text:p>510023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357016100.0000">
            <text:p>357016100.0000</text:p>
          </table:table-cell>
          <table:table-cell office:value-type="float" office:value="306013800.0000">
            <text:p>306013800.0000</text:p>
          </table:table-cell>
          <table:table-cell office:value-type="float" office:value="51002300.0000">
            <text:p>51002300.0000</text:p>
          </table:table-cell>
          <table:table-cell office:value-type="float" office:value="51002300.0000">
            <text:p>51002300.0000</text:p>
          </table:table-cell>
          <table:table-cell office:value-type="float" office:value="51002300.0000">
            <text:p>51002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22">
            <text:p>203022</text:p>
          </table:table-cell>
          <table:table-cell office:value-type="float" office:value="776261000.0000">
            <text:p>776261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543382700.0000">
            <text:p>543382700.0000</text:p>
          </table:table-cell>
          <table:table-cell office:value-type="float" office:value="465756600.0000">
            <text:p>465756600.0000</text:p>
          </table:table-cell>
          <table:table-cell office:value-type="float" office:value="77626100.0000">
            <text:p>77626100.0000</text:p>
          </table:table-cell>
          <table:table-cell office:value-type="float" office:value="77626100.0000">
            <text:p>77626100.0000</text:p>
          </table:table-cell>
          <table:table-cell office:value-type="float" office:value="77626100.0000">
            <text:p>776261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23">
            <text:p>203023</text:p>
          </table:table-cell>
          <table:table-cell office:value-type="float" office:value="665268000.0000">
            <text:p>665268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465687600.0000">
            <text:p>465687600.0000</text:p>
          </table:table-cell>
          <table:table-cell office:value-type="float" office:value="399160800.0000">
            <text:p>399160800.0000</text:p>
          </table:table-cell>
          <table:table-cell office:value-type="float" office:value="66526800.0000">
            <text:p>66526800.0000</text:p>
          </table:table-cell>
          <table:table-cell office:value-type="float" office:value="66526800.0000">
            <text:p>66526800.0000</text:p>
          </table:table-cell>
          <table:table-cell office:value-type="float" office:value="66526800.0000">
            <text:p>665268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24">
            <text:p>203024</text:p>
          </table:table-cell>
          <table:table-cell office:value-type="float" office:value="50676000.0000">
            <text:p>50676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35473200.0000">
            <text:p>35473200.0000</text:p>
          </table:table-cell>
          <table:table-cell office:value-type="float" office:value="30405600.0000">
            <text:p>30405600.0000</text:p>
          </table:table-cell>
          <table:table-cell office:value-type="float" office:value="5067600.0000">
            <text:p>5067600.0000</text:p>
          </table:table-cell>
          <table:table-cell office:value-type="float" office:value="5067600.0000">
            <text:p>5067600.0000</text:p>
          </table:table-cell>
          <table:table-cell office:value-type="float" office:value="5067600.0000">
            <text:p>50676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25">
            <text:p>203025</text:p>
          </table:table-cell>
          <table:table-cell office:value-type="float" office:value="152792000.0000">
            <text:p>152792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91675200.0000">
            <text:p>91675200.0000</text:p>
          </table:table-cell>
          <table:table-cell office:value-type="float" office:value="76396000.0000">
            <text:p>76396000.0000</text:p>
          </table:table-cell>
          <table:table-cell office:value-type="float" office:value="15279200.0000">
            <text:p>15279200.0000</text:p>
          </table:table-cell>
          <table:table-cell office:value-type="float" office:value="15279200.0000">
            <text:p>15279200.0000</text:p>
          </table:table-cell>
          <table:table-cell office:value-type="float" office:value="15279200.0000">
            <text:p>152792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26">
            <text:p>203026</text:p>
          </table:table-cell>
          <table:table-cell office:value-type="float" office:value="100723000.0000">
            <text:p>100723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60433800.0000">
            <text:p>60433800.0000</text:p>
          </table:table-cell>
          <table:table-cell office:value-type="float" office:value="50361500.0000">
            <text:p>50361500.0000</text:p>
          </table:table-cell>
          <table:table-cell office:value-type="float" office:value="10072300.0000">
            <text:p>10072300.0000</text:p>
          </table:table-cell>
          <table:table-cell office:value-type="float" office:value="10072300.0000">
            <text:p>10072300.0000</text:p>
          </table:table-cell>
          <table:table-cell office:value-type="float" office:value="10072300.0000">
            <text:p>10072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27">
            <text:p>203027</text:p>
          </table:table-cell>
          <table:table-cell office:value-type="float" office:value="926045000.0000">
            <text:p>926045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555627000.0000">
            <text:p>555627000.0000</text:p>
          </table:table-cell>
          <table:table-cell office:value-type="float" office:value="463022500.0000">
            <text:p>463022500.0000</text:p>
          </table:table-cell>
          <table:table-cell office:value-type="float" office:value="92604500.0000">
            <text:p>92604500.0000</text:p>
          </table:table-cell>
          <table:table-cell office:value-type="float" office:value="92604500.0000">
            <text:p>92604500.0000</text:p>
          </table:table-cell>
          <table:table-cell office:value-type="float" office:value="92604500.0000">
            <text:p>92604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28">
            <text:p>203028</text:p>
          </table:table-cell>
          <table:table-cell office:value-type="float" office:value="203720000.0000">
            <text:p>203720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122232000.0000">
            <text:p>122232000.0000</text:p>
          </table:table-cell>
          <table:table-cell office:value-type="float" office:value="101860000.0000">
            <text:p>101860000.0000</text:p>
          </table:table-cell>
          <table:table-cell office:value-type="float" office:value="20372000.0000">
            <text:p>20372000.0000</text:p>
          </table:table-cell>
          <table:table-cell office:value-type="float" office:value="20372000.0000">
            <text:p>20372000.0000</text:p>
          </table:table-cell>
          <table:table-cell office:value-type="float" office:value="20372000.0000">
            <text:p>20372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29">
            <text:p>203029</text:p>
          </table:table-cell>
          <table:table-cell office:value-type="float" office:value="35934000.0000">
            <text:p>35934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21560400.0000">
            <text:p>21560400.0000</text:p>
          </table:table-cell>
          <table:table-cell office:value-type="float" office:value="17967000.0000">
            <text:p>17967000.0000</text:p>
          </table:table-cell>
          <table:table-cell office:value-type="float" office:value="3593400.0000">
            <text:p>3593400.0000</text:p>
          </table:table-cell>
          <table:table-cell office:value-type="float" office:value="3593400.0000">
            <text:p>3593400.0000</text:p>
          </table:table-cell>
          <table:table-cell office:value-type="float" office:value="3593400.0000">
            <text:p>35934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30">
            <text:p>203030</text:p>
          </table:table-cell>
          <table:table-cell office:value-type="float" office:value="102652000.0000">
            <text:p>102652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61591200.0000">
            <text:p>61591200.0000</text:p>
          </table:table-cell>
          <table:table-cell office:value-type="float" office:value="51326000.0000">
            <text:p>51326000.0000</text:p>
          </table:table-cell>
          <table:table-cell office:value-type="float" office:value="10265200.0000">
            <text:p>10265200.0000</text:p>
          </table:table-cell>
          <table:table-cell office:value-type="float" office:value="10265200.0000">
            <text:p>10265200.0000</text:p>
          </table:table-cell>
          <table:table-cell office:value-type="float" office:value="10265200.0000">
            <text:p>102652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31">
            <text:p>203031</text:p>
          </table:table-cell>
          <table:table-cell office:value-type="float" office:value="9824000.0000">
            <text:p>9824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5894400.0000">
            <text:p>5894400.0000</text:p>
          </table:table-cell>
          <table:table-cell office:value-type="float" office:value="4912000.0000">
            <text:p>4912000.0000</text:p>
          </table:table-cell>
          <table:table-cell office:value-type="float" office:value="982400.0000">
            <text:p>982400.0000</text:p>
          </table:table-cell>
          <table:table-cell office:value-type="float" office:value="982400.0000">
            <text:p>982400.0000</text:p>
          </table:table-cell>
          <table:table-cell office:value-type="float" office:value="982400.0000">
            <text:p>9824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32">
            <text:p>203032</text:p>
          </table:table-cell>
          <table:table-cell office:value-type="float" office:value="133767000.0000">
            <text:p>133767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80260200.0000">
            <text:p>80260200.0000</text:p>
          </table:table-cell>
          <table:table-cell office:value-type="float" office:value="66883500.0000">
            <text:p>66883500.0000</text:p>
          </table:table-cell>
          <table:table-cell office:value-type="float" office:value="13376700.0000">
            <text:p>13376700.0000</text:p>
          </table:table-cell>
          <table:table-cell office:value-type="float" office:value="13376700.0000">
            <text:p>13376700.0000</text:p>
          </table:table-cell>
          <table:table-cell office:value-type="float" office:value="13376700.0000">
            <text:p>13376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33">
            <text:p>203033</text:p>
          </table:table-cell>
          <table:table-cell office:value-type="float" office:value="128084000.0000">
            <text:p>128084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76850400.0000">
            <text:p>76850400.0000</text:p>
          </table:table-cell>
          <table:table-cell office:value-type="float" office:value="64042000.0000">
            <text:p>64042000.0000</text:p>
          </table:table-cell>
          <table:table-cell office:value-type="float" office:value="12808400.0000">
            <text:p>12808400.0000</text:p>
          </table:table-cell>
          <table:table-cell office:value-type="float" office:value="12808400.0000">
            <text:p>12808400.0000</text:p>
          </table:table-cell>
          <table:table-cell office:value-type="float" office:value="12808400.0000">
            <text:p>128084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34">
            <text:p>203034</text:p>
          </table:table-cell>
          <table:table-cell office:value-type="float" office:value="557050000.0000">
            <text:p>557050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334230000.0000">
            <text:p>334230000.0000</text:p>
          </table:table-cell>
          <table:table-cell office:value-type="float" office:value="278525000.0000">
            <text:p>278525000.0000</text:p>
          </table:table-cell>
          <table:table-cell office:value-type="float" office:value="55705000.0000">
            <text:p>55705000.0000</text:p>
          </table:table-cell>
          <table:table-cell office:value-type="float" office:value="55705000.0000">
            <text:p>55705000.0000</text:p>
          </table:table-cell>
          <table:table-cell office:value-type="float" office:value="55705000.0000">
            <text:p>5570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35">
            <text:p>203035</text:p>
          </table:table-cell>
          <table:table-cell office:value-type="float" office:value="557041000.0000">
            <text:p>557041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334224600.0000">
            <text:p>334224600.0000</text:p>
          </table:table-cell>
          <table:table-cell office:value-type="float" office:value="278520500.0000">
            <text:p>278520500.0000</text:p>
          </table:table-cell>
          <table:table-cell office:value-type="float" office:value="55704100.0000">
            <text:p>55704100.0000</text:p>
          </table:table-cell>
          <table:table-cell office:value-type="float" office:value="55704100.0000">
            <text:p>55704100.0000</text:p>
          </table:table-cell>
          <table:table-cell office:value-type="float" office:value="55704100.0000">
            <text:p>557041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36">
            <text:p>203036</text:p>
          </table:table-cell>
          <table:table-cell office:value-type="float" office:value="4938842000.0000">
            <text:p>4938842000.00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1975536800.0000">
            <text:p>1975536800.0000</text:p>
          </table:table-cell>
          <table:table-cell office:value-type="float" office:value="1481652600.0000">
            <text:p>1481652600.0000</text:p>
          </table:table-cell>
          <table:table-cell office:value-type="float" office:value="493884200.0000">
            <text:p>493884200.0000</text:p>
          </table:table-cell>
          <table:table-cell office:value-type="float" office:value="493884200.0000">
            <text:p>493884200.0000</text:p>
          </table:table-cell>
          <table:table-cell office:value-type="float" office:value="493884200.0000">
            <text:p>4938842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37">
            <text:p>203037</text:p>
          </table:table-cell>
          <table:table-cell office:value-type="float" office:value="195949000.0000">
            <text:p>195949000.00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8379600.0000">
            <text:p>78379600.0000</text:p>
          </table:table-cell>
          <table:table-cell office:value-type="float" office:value="58784700.0000">
            <text:p>58784700.0000</text:p>
          </table:table-cell>
          <table:table-cell office:value-type="float" office:value="19594900.0000">
            <text:p>19594900.0000</text:p>
          </table:table-cell>
          <table:table-cell office:value-type="float" office:value="19594900.0000">
            <text:p>19594900.0000</text:p>
          </table:table-cell>
          <table:table-cell office:value-type="float" office:value="19594900.0000">
            <text:p>195949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38">
            <text:p>203038</text:p>
          </table:table-cell>
          <table:table-cell office:value-type="float" office:value="287151000.0000">
            <text:p>287151000.00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114860400.0000">
            <text:p>114860400.0000</text:p>
          </table:table-cell>
          <table:table-cell office:value-type="float" office:value="86145300.0000">
            <text:p>86145300.0000</text:p>
          </table:table-cell>
          <table:table-cell office:value-type="float" office:value="28715100.0000">
            <text:p>28715100.0000</text:p>
          </table:table-cell>
          <table:table-cell office:value-type="float" office:value="28715100.0000">
            <text:p>28715100.0000</text:p>
          </table:table-cell>
          <table:table-cell office:value-type="float" office:value="28715100.0000">
            <text:p>287151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39">
            <text:p>203039</text:p>
          </table:table-cell>
          <table:table-cell office:value-type="float" office:value="287506000.0000">
            <text:p>287506000.00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115002400.0000">
            <text:p>115002400.0000</text:p>
          </table:table-cell>
          <table:table-cell office:value-type="float" office:value="86251800.0000">
            <text:p>86251800.0000</text:p>
          </table:table-cell>
          <table:table-cell office:value-type="float" office:value="28750600.0000">
            <text:p>28750600.0000</text:p>
          </table:table-cell>
          <table:table-cell office:value-type="float" office:value="28750600.0000">
            <text:p>28750600.0000</text:p>
          </table:table-cell>
          <table:table-cell office:value-type="float" office:value="28750600.0000">
            <text:p>287506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40">
            <text:p>203040</text:p>
          </table:table-cell>
          <table:table-cell office:value-type="float" office:value="287806000.0000">
            <text:p>287806000.00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115122400.0000">
            <text:p>115122400.0000</text:p>
          </table:table-cell>
          <table:table-cell office:value-type="float" office:value="86341800.0000">
            <text:p>86341800.0000</text:p>
          </table:table-cell>
          <table:table-cell office:value-type="float" office:value="28780600.0000">
            <text:p>28780600.0000</text:p>
          </table:table-cell>
          <table:table-cell office:value-type="float" office:value="28780600.0000">
            <text:p>28780600.0000</text:p>
          </table:table-cell>
          <table:table-cell office:value-type="float" office:value="28780600.0000">
            <text:p>287806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41">
            <text:p>203041</text:p>
          </table:table-cell>
          <table:table-cell office:value-type="float" office:value="287564000.0000">
            <text:p>287564000.00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115025600.0000">
            <text:p>115025600.0000</text:p>
          </table:table-cell>
          <table:table-cell office:value-type="float" office:value="86269200.0000">
            <text:p>86269200.0000</text:p>
          </table:table-cell>
          <table:table-cell office:value-type="float" office:value="28756400.0000">
            <text:p>28756400.0000</text:p>
          </table:table-cell>
          <table:table-cell office:value-type="float" office:value="28756400.0000">
            <text:p>28756400.0000</text:p>
          </table:table-cell>
          <table:table-cell office:value-type="float" office:value="28756400.0000">
            <text:p>287564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42">
            <text:p>203042</text:p>
          </table:table-cell>
          <table:table-cell office:value-type="float" office:value="742494500.0000">
            <text:p>742494500.00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296997800.0000">
            <text:p>296997800.0000</text:p>
          </table:table-cell>
          <table:table-cell office:value-type="float" office:value="222748350.0000">
            <text:p>222748350.0000</text:p>
          </table:table-cell>
          <table:table-cell office:value-type="float" office:value="74249450.0000">
            <text:p>74249450.0000</text:p>
          </table:table-cell>
          <table:table-cell office:value-type="float" office:value="74249450.0000">
            <text:p>74249450.0000</text:p>
          </table:table-cell>
          <table:table-cell office:value-type="float" office:value="74249450.0000">
            <text:p>742494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43">
            <text:p>203043</text:p>
          </table:table-cell>
          <table:table-cell office:value-type="float" office:value="1503993000.0000">
            <text:p>1503993000.00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601597200.0000">
            <text:p>601597200.0000</text:p>
          </table:table-cell>
          <table:table-cell office:value-type="float" office:value="451197900.0000">
            <text:p>451197900.0000</text:p>
          </table:table-cell>
          <table:table-cell office:value-type="float" office:value="150399300.0000">
            <text:p>150399300.0000</text:p>
          </table:table-cell>
          <table:table-cell office:value-type="float" office:value="150399300.0000">
            <text:p>150399300.0000</text:p>
          </table:table-cell>
          <table:table-cell office:value-type="float" office:value="150399300.0000">
            <text:p>150399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44">
            <text:p>203044</text:p>
          </table:table-cell>
          <table:table-cell office:value-type="float" office:value="1482027000.0000">
            <text:p>1482027000.00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592810800.0000">
            <text:p>592810800.0000</text:p>
          </table:table-cell>
          <table:table-cell office:value-type="float" office:value="444608100.0000">
            <text:p>444608100.0000</text:p>
          </table:table-cell>
          <table:table-cell office:value-type="float" office:value="148202700.0000">
            <text:p>148202700.0000</text:p>
          </table:table-cell>
          <table:table-cell office:value-type="float" office:value="148202700.0000">
            <text:p>148202700.0000</text:p>
          </table:table-cell>
          <table:table-cell office:value-type="float" office:value="148202700.0000">
            <text:p>148202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45">
            <text:p>203045</text:p>
          </table:table-cell>
          <table:table-cell office:value-type="float" office:value="498405000.0000">
            <text:p>498405000.00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199362000.0000">
            <text:p>199362000.0000</text:p>
          </table:table-cell>
          <table:table-cell office:value-type="float" office:value="149521500.0000">
            <text:p>149521500.0000</text:p>
          </table:table-cell>
          <table:table-cell office:value-type="float" office:value="49840500.0000">
            <text:p>49840500.0000</text:p>
          </table:table-cell>
          <table:table-cell office:value-type="float" office:value="49840500.0000">
            <text:p>49840500.0000</text:p>
          </table:table-cell>
          <table:table-cell office:value-type="float" office:value="49840500.0000">
            <text:p>49840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46">
            <text:p>203046</text:p>
          </table:table-cell>
          <table:table-cell office:value-type="float" office:value="511090000.0000">
            <text:p>511090000.00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204436000.0000">
            <text:p>204436000.0000</text:p>
          </table:table-cell>
          <table:table-cell office:value-type="float" office:value="153327000.0000">
            <text:p>153327000.0000</text:p>
          </table:table-cell>
          <table:table-cell office:value-type="float" office:value="51109000.0000">
            <text:p>51109000.0000</text:p>
          </table:table-cell>
          <table:table-cell office:value-type="float" office:value="51109000.0000">
            <text:p>51109000.0000</text:p>
          </table:table-cell>
          <table:table-cell office:value-type="float" office:value="51109000.0000">
            <text:p>51109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47">
            <text:p>203047</text:p>
          </table:table-cell>
          <table:table-cell office:value-type="float" office:value="202579000.0000">
            <text:p>202579000.00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1031600.0000">
            <text:p>81031600.0000</text:p>
          </table:table-cell>
          <table:table-cell office:value-type="float" office:value="60773700.0000">
            <text:p>60773700.0000</text:p>
          </table:table-cell>
          <table:table-cell office:value-type="float" office:value="20257900.0000">
            <text:p>20257900.0000</text:p>
          </table:table-cell>
          <table:table-cell office:value-type="float" office:value="20257900.0000">
            <text:p>20257900.0000</text:p>
          </table:table-cell>
          <table:table-cell office:value-type="float" office:value="20257900.0000">
            <text:p>202579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48">
            <text:p>203048</text:p>
          </table:table-cell>
          <table:table-cell office:value-type="float" office:value="300728000.0000">
            <text:p>300728000.00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120291200.0000">
            <text:p>120291200.0000</text:p>
          </table:table-cell>
          <table:table-cell office:value-type="float" office:value="90218400.0000">
            <text:p>90218400.0000</text:p>
          </table:table-cell>
          <table:table-cell office:value-type="float" office:value="30072800.0000">
            <text:p>30072800.0000</text:p>
          </table:table-cell>
          <table:table-cell office:value-type="float" office:value="30072800.0000">
            <text:p>30072800.0000</text:p>
          </table:table-cell>
          <table:table-cell office:value-type="float" office:value="30072800.0000">
            <text:p>300728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50">
            <text:p>203050</text:p>
          </table:table-cell>
          <table:table-cell office:value-type="float" office:value="35700000.0000">
            <text:p>35700000.0000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9817500.0000">
            <text:p>9817500.0000</text:p>
          </table:table-cell>
          <table:table-cell office:value-type="float" office:value="8925000.0000">
            <text:p>8925000.0000</text:p>
          </table:table-cell>
          <table:table-cell office:value-type="float" office:value="892500.0000">
            <text:p>892500.0000</text:p>
          </table:table-cell>
          <table:table-cell office:value-type="float" office:value="892500.0000">
            <text:p>892500.0000</text:p>
          </table:table-cell>
          <table:table-cell office:value-type="float" office:value="892500.0000">
            <text:p>89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51">
            <text:p>203051</text:p>
          </table:table-cell>
          <table:table-cell office:value-type="float" office:value="481393000.0000">
            <text:p>481393000.0000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-1">
            <text:p>-1</text:p>
          </table:table-cell>
          <table:table-cell office:value-type="float" office:value="80232165.0000">
            <text:p>80232165.0000</text:p>
          </table:table-cell>
          <table:table-cell office:value-type="float" office:value="64185732.0000">
            <text:p>64185732.0000</text:p>
          </table:table-cell>
          <table:table-cell office:value-type="float" office:value="16046433.0000">
            <text:p>16046433.0000</text:p>
          </table:table-cell>
          <table:table-cell office:value-type="float" office:value="16046433.0000">
            <text:p>16046433.0000</text:p>
          </table:table-cell>
          <table:table-cell office:value-type="float" office:value="16046433.0000">
            <text:p>160464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52">
            <text:p>203052</text:p>
          </table:table-cell>
          <table:table-cell office:value-type="float" office:value="585141000.0000">
            <text:p>585141000.0000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-1">
            <text:p>-1</text:p>
          </table:table-cell>
          <table:table-cell office:value-type="float" office:value="97523500.0000">
            <text:p>97523500.0000</text:p>
          </table:table-cell>
          <table:table-cell office:value-type="float" office:value="78018800.0000">
            <text:p>78018800.0000</text:p>
          </table:table-cell>
          <table:table-cell office:value-type="float" office:value="19504700.0000">
            <text:p>19504700.0000</text:p>
          </table:table-cell>
          <table:table-cell office:value-type="float" office:value="19504700.0000">
            <text:p>19504700.0000</text:p>
          </table:table-cell>
          <table:table-cell office:value-type="float" office:value="19504700.0000">
            <text:p>19504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56">
            <text:p>203056</text:p>
          </table:table-cell>
          <table:table-cell office:value-type="float" office:value="80010000.0000">
            <text:p>80010000.0000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-1">
            <text:p>-1</text:p>
          </table:table-cell>
          <table:table-cell office:value-type="float" office:value="14001750.0000">
            <text:p>14001750.0000</text:p>
          </table:table-cell>
          <table:table-cell office:value-type="float" office:value="12001500.0000">
            <text:p>12001500.0000</text:p>
          </table:table-cell>
          <table:table-cell office:value-type="float" office:value="2000250.0000">
            <text:p>2000250.0000</text:p>
          </table:table-cell>
          <table:table-cell office:value-type="float" office:value="2000250.0000">
            <text:p>2000250.0000</text:p>
          </table:table-cell>
          <table:table-cell office:value-type="float" office:value="2000250.0000">
            <text:p>20002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57">
            <text:p>203057</text:p>
          </table:table-cell>
          <table:table-cell office:value-type="float" office:value="5321800.0000">
            <text:p>5321800.0000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-1">
            <text:p>-1</text:p>
          </table:table-cell>
          <table:table-cell office:value-type="float" office:value="931315.0000">
            <text:p>931315.0000</text:p>
          </table:table-cell>
          <table:table-cell office:value-type="float" office:value="798270.0000">
            <text:p>798270.0000</text:p>
          </table:table-cell>
          <table:table-cell office:value-type="float" office:value="133045.0000">
            <text:p>133045.0000</text:p>
          </table:table-cell>
          <table:table-cell office:value-type="float" office:value="133045.0000">
            <text:p>133045.0000</text:p>
          </table:table-cell>
          <table:table-cell office:value-type="float" office:value="133045.0000">
            <text:p>13304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59">
            <text:p>203059</text:p>
          </table:table-cell>
          <table:table-cell office:value-type="float" office:value="63060000.0000">
            <text:p>63060000.0000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9459000.0000">
            <text:p>9459000.0000</text:p>
          </table:table-cell>
          <table:table-cell office:value-type="float" office:value="7882500.0000">
            <text:p>7882500.0000</text:p>
          </table:table-cell>
          <table:table-cell office:value-type="float" office:value="1576500.0000">
            <text:p>1576500.0000</text:p>
          </table:table-cell>
          <table:table-cell office:value-type="float" office:value="1576500.0000">
            <text:p>1576500.0000</text:p>
          </table:table-cell>
          <table:table-cell office:value-type="float" office:value="1576500.0000">
            <text:p>1576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60">
            <text:p>203060</text:p>
          </table:table-cell>
          <table:table-cell office:value-type="float" office:value="154788573.0000">
            <text:p>154788573.0000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23218284.0000">
            <text:p>23218284.0000</text:p>
          </table:table-cell>
          <table:table-cell office:value-type="float" office:value="19348570.0000">
            <text:p>19348570.0000</text:p>
          </table:table-cell>
          <table:table-cell office:value-type="float" office:value="3869714.0000">
            <text:p>3869714.0000</text:p>
          </table:table-cell>
          <table:table-cell office:value-type="float" office:value="3869714.0000">
            <text:p>3869714.0000</text:p>
          </table:table-cell>
          <table:table-cell office:value-type="float" office:value="3869714.0000">
            <text:p>3869714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61">
            <text:p>203061</text:p>
          </table:table-cell>
          <table:table-cell office:value-type="float" office:value="414777000.0000">
            <text:p>414777000.0000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62216550.0000">
            <text:p>62216550.0000</text:p>
          </table:table-cell>
          <table:table-cell office:value-type="float" office:value="51847125.0000">
            <text:p>51847125.0000</text:p>
          </table:table-cell>
          <table:table-cell office:value-type="float" office:value="10369425.0000">
            <text:p>10369425.0000</text:p>
          </table:table-cell>
          <table:table-cell office:value-type="float" office:value="10369425.0000">
            <text:p>10369425.0000</text:p>
          </table:table-cell>
          <table:table-cell office:value-type="float" office:value="10369425.0000">
            <text:p>103694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63">
            <text:p>203063</text:p>
          </table:table-cell>
          <table:table-cell office:value-type="float" office:value="203888000.0000">
            <text:p>203888000.000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-1">
            <text:p>-1</text:p>
          </table:table-cell>
          <table:table-cell office:value-type="float" office:value="61166403.0000">
            <text:p>61166403.0000</text:p>
          </table:table-cell>
          <table:table-cell office:value-type="float" office:value="54370136.0000">
            <text:p>54370136.0000</text:p>
          </table:table-cell>
          <table:table-cell office:value-type="float" office:value="6796267.0000">
            <text:p>6796267.0000</text:p>
          </table:table-cell>
          <table:table-cell office:value-type="float" office:value="6796267.0000">
            <text:p>6796267.0000</text:p>
          </table:table-cell>
          <table:table-cell office:value-type="float" office:value="6796267.0000">
            <text:p>67962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64">
            <text:p>203064</text:p>
          </table:table-cell>
          <table:table-cell office:value-type="float" office:value="321641000.0000">
            <text:p>321641000.000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-1">
            <text:p>-1</text:p>
          </table:table-cell>
          <table:table-cell office:value-type="float" office:value="96492303.0000">
            <text:p>96492303.0000</text:p>
          </table:table-cell>
          <table:table-cell office:value-type="float" office:value="85770936.0000">
            <text:p>85770936.0000</text:p>
          </table:table-cell>
          <table:table-cell office:value-type="float" office:value="10721367.0000">
            <text:p>10721367.0000</text:p>
          </table:table-cell>
          <table:table-cell office:value-type="float" office:value="10721367.0000">
            <text:p>10721367.0000</text:p>
          </table:table-cell>
          <table:table-cell office:value-type="float" office:value="10721367.0000">
            <text:p>107213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65">
            <text:p>203065</text:p>
          </table:table-cell>
          <table:table-cell office:value-type="float" office:value="480795000.0000">
            <text:p>480795000.000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-1">
            <text:p>-1</text:p>
          </table:table-cell>
          <table:table-cell office:value-type="float" office:value="144238500.0000">
            <text:p>144238500.0000</text:p>
          </table:table-cell>
          <table:table-cell office:value-type="float" office:value="128212000.0000">
            <text:p>128212000.0000</text:p>
          </table:table-cell>
          <table:table-cell office:value-type="float" office:value="16026500.0000">
            <text:p>16026500.0000</text:p>
          </table:table-cell>
          <table:table-cell office:value-type="float" office:value="16026500.0000">
            <text:p>16026500.0000</text:p>
          </table:table-cell>
          <table:table-cell office:value-type="float" office:value="16026500.0000">
            <text:p>16026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66">
            <text:p>203066</text:p>
          </table:table-cell>
          <table:table-cell office:value-type="float" office:value="434245650.0000">
            <text:p>434245650.000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-1">
            <text:p>-1</text:p>
          </table:table-cell>
          <table:table-cell office:value-type="float" office:value="130273695.0000">
            <text:p>130273695.0000</text:p>
          </table:table-cell>
          <table:table-cell office:value-type="float" office:value="115798840.0000">
            <text:p>115798840.0000</text:p>
          </table:table-cell>
          <table:table-cell office:value-type="float" office:value="14474855.0000">
            <text:p>14474855.0000</text:p>
          </table:table-cell>
          <table:table-cell office:value-type="float" office:value="14474855.0000">
            <text:p>14474855.0000</text:p>
          </table:table-cell>
          <table:table-cell office:value-type="float" office:value="14474855.0000">
            <text:p>1447485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67">
            <text:p>203067</text:p>
          </table:table-cell>
          <table:table-cell office:value-type="float" office:value="448666000.0000">
            <text:p>448666000.000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-1">
            <text:p>-1</text:p>
          </table:table-cell>
          <table:table-cell office:value-type="float" office:value="134599797.0000">
            <text:p>134599797.0000</text:p>
          </table:table-cell>
          <table:table-cell office:value-type="float" office:value="119644264.0000">
            <text:p>119644264.0000</text:p>
          </table:table-cell>
          <table:table-cell office:value-type="float" office:value="14955533.0000">
            <text:p>14955533.0000</text:p>
          </table:table-cell>
          <table:table-cell office:value-type="float" office:value="14955533.0000">
            <text:p>14955533.0000</text:p>
          </table:table-cell>
          <table:table-cell office:value-type="float" office:value="14955533.0000">
            <text:p>149555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68">
            <text:p>203068</text:p>
          </table:table-cell>
          <table:table-cell office:value-type="float" office:value="518172424.0000">
            <text:p>518172424.0000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-1">
            <text:p>-1</text:p>
          </table:table-cell>
          <table:table-cell office:value-type="float" office:value="138179312.0000">
            <text:p>138179312.0000</text:p>
          </table:table-cell>
          <table:table-cell office:value-type="float" office:value="120906898.0000">
            <text:p>120906898.0000</text:p>
          </table:table-cell>
          <table:table-cell office:value-type="float" office:value="17272414.0000">
            <text:p>17272414.0000</text:p>
          </table:table-cell>
          <table:table-cell office:value-type="float" office:value="17272414.0000">
            <text:p>17272414.0000</text:p>
          </table:table-cell>
          <table:table-cell office:value-type="float" office:value="17272414.0000">
            <text:p>17272414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69">
            <text:p>203069</text:p>
          </table:table-cell>
          <table:table-cell office:value-type="float" office:value="506454027.0000">
            <text:p>506454027.0000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-1">
            <text:p>-1</text:p>
          </table:table-cell>
          <table:table-cell office:value-type="float" office:value="135054408.0000">
            <text:p>135054408.0000</text:p>
          </table:table-cell>
          <table:table-cell office:value-type="float" office:value="118172607.0000">
            <text:p>118172607.0000</text:p>
          </table:table-cell>
          <table:table-cell office:value-type="float" office:value="16881801.0000">
            <text:p>16881801.0000</text:p>
          </table:table-cell>
          <table:table-cell office:value-type="float" office:value="16881801.0000">
            <text:p>16881801.0000</text:p>
          </table:table-cell>
          <table:table-cell office:value-type="float" office:value="16881801.0000">
            <text:p>16881801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70">
            <text:p>203070</text:p>
          </table:table-cell>
          <table:table-cell office:value-type="float" office:value="324212565.0000">
            <text:p>324212565.0000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-1">
            <text:p>-1</text:p>
          </table:table-cell>
          <table:table-cell office:value-type="float" office:value="86456688.0000">
            <text:p>86456688.0000</text:p>
          </table:table-cell>
          <table:table-cell office:value-type="float" office:value="75649602.0000">
            <text:p>75649602.0000</text:p>
          </table:table-cell>
          <table:table-cell office:value-type="float" office:value="10807086.0000">
            <text:p>10807086.0000</text:p>
          </table:table-cell>
          <table:table-cell office:value-type="float" office:value="10807086.0000">
            <text:p>10807086.0000</text:p>
          </table:table-cell>
          <table:table-cell office:value-type="float" office:value="10807086.0000">
            <text:p>10807086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71">
            <text:p>203071</text:p>
          </table:table-cell>
          <table:table-cell office:value-type="float" office:value="47392841.0000">
            <text:p>47392841.0000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-1">
            <text:p>-1</text:p>
          </table:table-cell>
          <table:table-cell office:value-type="float" office:value="12638088.0000">
            <text:p>12638088.0000</text:p>
          </table:table-cell>
          <table:table-cell office:value-type="float" office:value="11058327.0000">
            <text:p>11058327.0000</text:p>
          </table:table-cell>
          <table:table-cell office:value-type="float" office:value="1579761.0000">
            <text:p>1579761.0000</text:p>
          </table:table-cell>
          <table:table-cell office:value-type="float" office:value="1579761.0000">
            <text:p>1579761.0000</text:p>
          </table:table-cell>
          <table:table-cell office:value-type="float" office:value="1579761.0000">
            <text:p>1579761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72">
            <text:p>203072</text:p>
          </table:table-cell>
          <table:table-cell office:value-type="float" office:value="54514185.0000">
            <text:p>54514185.0000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-1">
            <text:p>-1</text:p>
          </table:table-cell>
          <table:table-cell office:value-type="float" office:value="14537120.0000">
            <text:p>14537120.0000</text:p>
          </table:table-cell>
          <table:table-cell office:value-type="float" office:value="12719980.0000">
            <text:p>12719980.0000</text:p>
          </table:table-cell>
          <table:table-cell office:value-type="float" office:value="1817140.0000">
            <text:p>1817140.0000</text:p>
          </table:table-cell>
          <table:table-cell office:value-type="float" office:value="1817140.0000">
            <text:p>1817140.0000</text:p>
          </table:table-cell>
          <table:table-cell office:value-type="float" office:value="1817140.0000">
            <text:p>181714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73">
            <text:p>203073</text:p>
          </table:table-cell>
          <table:table-cell office:value-type="float" office:value="236964206.0000">
            <text:p>236964206.0000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-1">
            <text:p>-1</text:p>
          </table:table-cell>
          <table:table-cell office:value-type="float" office:value="63190456.0000">
            <text:p>63190456.0000</text:p>
          </table:table-cell>
          <table:table-cell office:value-type="float" office:value="55291649.0000">
            <text:p>55291649.0000</text:p>
          </table:table-cell>
          <table:table-cell office:value-type="float" office:value="7898807.0000">
            <text:p>7898807.0000</text:p>
          </table:table-cell>
          <table:table-cell office:value-type="float" office:value="7898807.0000">
            <text:p>7898807.0000</text:p>
          </table:table-cell>
          <table:table-cell office:value-type="float" office:value="7898807.0000">
            <text:p>789880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74">
            <text:p>203074</text:p>
          </table:table-cell>
          <table:table-cell office:value-type="float" office:value="492637202.0000">
            <text:p>492637202.0000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-1">
            <text:p>-1</text:p>
          </table:table-cell>
          <table:table-cell office:value-type="float" office:value="131369920.0000">
            <text:p>131369920.0000</text:p>
          </table:table-cell>
          <table:table-cell office:value-type="float" office:value="114948680.0000">
            <text:p>114948680.0000</text:p>
          </table:table-cell>
          <table:table-cell office:value-type="float" office:value="16421240.0000">
            <text:p>16421240.0000</text:p>
          </table:table-cell>
          <table:table-cell office:value-type="float" office:value="16421240.0000">
            <text:p>16421240.0000</text:p>
          </table:table-cell>
          <table:table-cell office:value-type="float" office:value="16421240.0000">
            <text:p>1642124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75">
            <text:p>203075</text:p>
          </table:table-cell>
          <table:table-cell office:value-type="float" office:value="212971000.0000">
            <text:p>212971000.0000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float" office:value="49693231.0000">
            <text:p>49693231.0000</text:p>
          </table:table-cell>
          <table:table-cell office:value-type="float" office:value="42594198.0000">
            <text:p>42594198.0000</text:p>
          </table:table-cell>
          <table:table-cell office:value-type="float" office:value="7099033.0000">
            <text:p>7099033.0000</text:p>
          </table:table-cell>
          <table:table-cell office:value-type="float" office:value="7099033.0000">
            <text:p>7099033.0000</text:p>
          </table:table-cell>
          <table:table-cell office:value-type="float" office:value="7099033.0000">
            <text:p>70990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76">
            <text:p>203076</text:p>
          </table:table-cell>
          <table:table-cell office:value-type="float" office:value="318534000.0000">
            <text:p>318534000.0000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float" office:value="74324600.0000">
            <text:p>74324600.0000</text:p>
          </table:table-cell>
          <table:table-cell office:value-type="float" office:value="63706800.0000">
            <text:p>63706800.0000</text:p>
          </table:table-cell>
          <table:table-cell office:value-type="float" office:value="10617800.0000">
            <text:p>10617800.0000</text:p>
          </table:table-cell>
          <table:table-cell office:value-type="float" office:value="10617800.0000">
            <text:p>10617800.0000</text:p>
          </table:table-cell>
          <table:table-cell office:value-type="float" office:value="10617800.0000">
            <text:p>106178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77">
            <text:p>203077</text:p>
          </table:table-cell>
          <table:table-cell office:value-type="float" office:value="93297000.0000">
            <text:p>93297000.0000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float" office:value="21769300.0000">
            <text:p>21769300.0000</text:p>
          </table:table-cell>
          <table:table-cell office:value-type="float" office:value="18659400.0000">
            <text:p>18659400.0000</text:p>
          </table:table-cell>
          <table:table-cell office:value-type="float" office:value="3109900.0000">
            <text:p>3109900.0000</text:p>
          </table:table-cell>
          <table:table-cell office:value-type="float" office:value="3109900.0000">
            <text:p>3109900.0000</text:p>
          </table:table-cell>
          <table:table-cell office:value-type="float" office:value="3109900.0000">
            <text:p>31099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78">
            <text:p>203078</text:p>
          </table:table-cell>
          <table:table-cell office:value-type="float" office:value="90916000.0000">
            <text:p>90916000.0000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float" office:value="21213731.0000">
            <text:p>21213731.0000</text:p>
          </table:table-cell>
          <table:table-cell office:value-type="float" office:value="18183198.0000">
            <text:p>18183198.0000</text:p>
          </table:table-cell>
          <table:table-cell office:value-type="float" office:value="3030533.0000">
            <text:p>3030533.0000</text:p>
          </table:table-cell>
          <table:table-cell office:value-type="float" office:value="3030533.0000">
            <text:p>3030533.0000</text:p>
          </table:table-cell>
          <table:table-cell office:value-type="float" office:value="3030533.0000">
            <text:p>30305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79">
            <text:p>203079</text:p>
          </table:table-cell>
          <table:table-cell office:value-type="float" office:value="337102000.0000">
            <text:p>337102000.000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-1">
            <text:p>-1</text:p>
          </table:table-cell>
          <table:table-cell office:value-type="float" office:value="67420398.0000">
            <text:p>67420398.0000</text:p>
          </table:table-cell>
          <table:table-cell office:value-type="float" office:value="56183665.0000">
            <text:p>56183665.0000</text:p>
          </table:table-cell>
          <table:table-cell office:value-type="float" office:value="11236733.0000">
            <text:p>11236733.0000</text:p>
          </table:table-cell>
          <table:table-cell office:value-type="float" office:value="11236733.0000">
            <text:p>11236733.0000</text:p>
          </table:table-cell>
          <table:table-cell office:value-type="float" office:value="11236733.0000">
            <text:p>112367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80">
            <text:p>203080</text:p>
          </table:table-cell>
          <table:table-cell office:value-type="float" office:value="582685000.0000">
            <text:p>582685000.000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-1">
            <text:p>-1</text:p>
          </table:table-cell>
          <table:table-cell office:value-type="float" office:value="116536998.0000">
            <text:p>116536998.0000</text:p>
          </table:table-cell>
          <table:table-cell office:value-type="float" office:value="97114165.0000">
            <text:p>97114165.0000</text:p>
          </table:table-cell>
          <table:table-cell office:value-type="float" office:value="19422833.0000">
            <text:p>19422833.0000</text:p>
          </table:table-cell>
          <table:table-cell office:value-type="float" office:value="19422833.0000">
            <text:p>19422833.0000</text:p>
          </table:table-cell>
          <table:table-cell office:value-type="float" office:value="19422833.0000">
            <text:p>194228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81">
            <text:p>203081</text:p>
          </table:table-cell>
          <table:table-cell office:value-type="float" office:value="562442000.0000">
            <text:p>562442000.000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-1">
            <text:p>-1</text:p>
          </table:table-cell>
          <table:table-cell office:value-type="float" office:value="112488402.0000">
            <text:p>112488402.0000</text:p>
          </table:table-cell>
          <table:table-cell office:value-type="float" office:value="93740335.0000">
            <text:p>93740335.0000</text:p>
          </table:table-cell>
          <table:table-cell office:value-type="float" office:value="18748067.0000">
            <text:p>18748067.0000</text:p>
          </table:table-cell>
          <table:table-cell office:value-type="float" office:value="18748067.0000">
            <text:p>18748067.0000</text:p>
          </table:table-cell>
          <table:table-cell office:value-type="float" office:value="18748067.0000">
            <text:p>187480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82">
            <text:p>203082</text:p>
          </table:table-cell>
          <table:table-cell office:value-type="float" office:value="481537000.0000">
            <text:p>481537000.000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-1">
            <text:p>-1</text:p>
          </table:table-cell>
          <table:table-cell office:value-type="float" office:value="96307398.0000">
            <text:p>96307398.0000</text:p>
          </table:table-cell>
          <table:table-cell office:value-type="float" office:value="80256165.0000">
            <text:p>80256165.0000</text:p>
          </table:table-cell>
          <table:table-cell office:value-type="float" office:value="16051233.0000">
            <text:p>16051233.0000</text:p>
          </table:table-cell>
          <table:table-cell office:value-type="float" office:value="16051233.0000">
            <text:p>16051233.0000</text:p>
          </table:table-cell>
          <table:table-cell office:value-type="float" office:value="16051233.0000">
            <text:p>160512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83">
            <text:p>203083</text:p>
          </table:table-cell>
          <table:table-cell office:value-type="float" office:value="216008200.0000">
            <text:p>216008200.000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-1">
            <text:p>-1</text:p>
          </table:table-cell>
          <table:table-cell office:value-type="float" office:value="43201638.0000">
            <text:p>43201638.0000</text:p>
          </table:table-cell>
          <table:table-cell office:value-type="float" office:value="36001365.0000">
            <text:p>36001365.0000</text:p>
          </table:table-cell>
          <table:table-cell office:value-type="float" office:value="7200273.0000">
            <text:p>7200273.0000</text:p>
          </table:table-cell>
          <table:table-cell office:value-type="float" office:value="7200273.0000">
            <text:p>7200273.0000</text:p>
          </table:table-cell>
          <table:table-cell office:value-type="float" office:value="7200273.0000">
            <text:p>720027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84">
            <text:p>203084</text:p>
          </table:table-cell>
          <table:table-cell office:value-type="float" office:value="214912000.0000">
            <text:p>214912000.000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-1">
            <text:p>-1</text:p>
          </table:table-cell>
          <table:table-cell office:value-type="float" office:value="42982398.0000">
            <text:p>42982398.0000</text:p>
          </table:table-cell>
          <table:table-cell office:value-type="float" office:value="35818665.0000">
            <text:p>35818665.0000</text:p>
          </table:table-cell>
          <table:table-cell office:value-type="float" office:value="7163733.0000">
            <text:p>7163733.0000</text:p>
          </table:table-cell>
          <table:table-cell office:value-type="float" office:value="7163733.0000">
            <text:p>7163733.0000</text:p>
          </table:table-cell>
          <table:table-cell office:value-type="float" office:value="7163733.0000">
            <text:p>71637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85">
            <text:p>203085</text:p>
          </table:table-cell>
          <table:table-cell office:value-type="float" office:value="460178765.0000">
            <text:p>460178765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61357168.0000">
            <text:p>61357168.0000</text:p>
          </table:table-cell>
          <table:table-cell office:value-type="float" office:value="46017876.0000">
            <text:p>46017876.0000</text:p>
          </table:table-cell>
          <table:table-cell office:value-type="float" office:value="15339292.0000">
            <text:p>15339292.0000</text:p>
          </table:table-cell>
          <table:table-cell office:value-type="float" office:value="15339292.0000">
            <text:p>15339292.0000</text:p>
          </table:table-cell>
          <table:table-cell office:value-type="float" office:value="15339292.0000">
            <text:p>15339292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86">
            <text:p>203086</text:p>
          </table:table-cell>
          <table:table-cell office:value-type="float" office:value="473862000.0000">
            <text:p>473862000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63181600.0000">
            <text:p>63181600.0000</text:p>
          </table:table-cell>
          <table:table-cell office:value-type="float" office:value="47386200.0000">
            <text:p>47386200.0000</text:p>
          </table:table-cell>
          <table:table-cell office:value-type="float" office:value="15795400.0000">
            <text:p>15795400.0000</text:p>
          </table:table-cell>
          <table:table-cell office:value-type="float" office:value="15795400.0000">
            <text:p>15795400.0000</text:p>
          </table:table-cell>
          <table:table-cell office:value-type="float" office:value="15795400.0000">
            <text:p>157954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87">
            <text:p>203087</text:p>
          </table:table-cell>
          <table:table-cell office:value-type="float" office:value="32451000.0000">
            <text:p>32451000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4326800.0000">
            <text:p>4326800.0000</text:p>
          </table:table-cell>
          <table:table-cell office:value-type="float" office:value="3245100.0000">
            <text:p>3245100.0000</text:p>
          </table:table-cell>
          <table:table-cell office:value-type="float" office:value="1081700.0000">
            <text:p>1081700.0000</text:p>
          </table:table-cell>
          <table:table-cell office:value-type="float" office:value="1081700.0000">
            <text:p>1081700.0000</text:p>
          </table:table-cell>
          <table:table-cell office:value-type="float" office:value="1081700.0000">
            <text:p>1081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88">
            <text:p>203088</text:p>
          </table:table-cell>
          <table:table-cell office:value-type="float" office:value="105110000.0000">
            <text:p>105110000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14014668.0000">
            <text:p>14014668.0000</text:p>
          </table:table-cell>
          <table:table-cell office:value-type="float" office:value="10511001.0000">
            <text:p>10511001.0000</text:p>
          </table:table-cell>
          <table:table-cell office:value-type="float" office:value="3503667.0000">
            <text:p>3503667.0000</text:p>
          </table:table-cell>
          <table:table-cell office:value-type="float" office:value="3503667.0000">
            <text:p>3503667.0000</text:p>
          </table:table-cell>
          <table:table-cell office:value-type="float" office:value="3503667.0000">
            <text:p>35036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89">
            <text:p>203089</text:p>
          </table:table-cell>
          <table:table-cell office:value-type="float" office:value="102366000.0000">
            <text:p>102366000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13648800.0000">
            <text:p>13648800.0000</text:p>
          </table:table-cell>
          <table:table-cell office:value-type="float" office:value="10236600.0000">
            <text:p>10236600.0000</text:p>
          </table:table-cell>
          <table:table-cell office:value-type="float" office:value="3412200.0000">
            <text:p>3412200.0000</text:p>
          </table:table-cell>
          <table:table-cell office:value-type="float" office:value="3412200.0000">
            <text:p>3412200.0000</text:p>
          </table:table-cell>
          <table:table-cell office:value-type="float" office:value="3412200.0000">
            <text:p>34122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90">
            <text:p>203090</text:p>
          </table:table-cell>
          <table:table-cell office:value-type="float" office:value="105057000.0000">
            <text:p>105057000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14007600.0000">
            <text:p>14007600.0000</text:p>
          </table:table-cell>
          <table:table-cell office:value-type="float" office:value="10505700.0000">
            <text:p>10505700.0000</text:p>
          </table:table-cell>
          <table:table-cell office:value-type="float" office:value="3501900.0000">
            <text:p>3501900.0000</text:p>
          </table:table-cell>
          <table:table-cell office:value-type="float" office:value="3501900.0000">
            <text:p>3501900.0000</text:p>
          </table:table-cell>
          <table:table-cell office:value-type="float" office:value="3501900.0000">
            <text:p>35019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91">
            <text:p>203091</text:p>
          </table:table-cell>
          <table:table-cell office:value-type="float" office:value="104899000.0000">
            <text:p>104899000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13986532.0000">
            <text:p>13986532.0000</text:p>
          </table:table-cell>
          <table:table-cell office:value-type="float" office:value="10489899.0000">
            <text:p>10489899.0000</text:p>
          </table:table-cell>
          <table:table-cell office:value-type="float" office:value="3496633.0000">
            <text:p>3496633.0000</text:p>
          </table:table-cell>
          <table:table-cell office:value-type="float" office:value="3496633.0000">
            <text:p>3496633.0000</text:p>
          </table:table-cell>
          <table:table-cell office:value-type="float" office:value="3496633.0000">
            <text:p>34966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92">
            <text:p>203092</text:p>
          </table:table-cell>
          <table:table-cell office:value-type="float" office:value="78609000.0000">
            <text:p>78609000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10481200.0000">
            <text:p>10481200.0000</text:p>
          </table:table-cell>
          <table:table-cell office:value-type="float" office:value="7860900.0000">
            <text:p>7860900.0000</text:p>
          </table:table-cell>
          <table:table-cell office:value-type="float" office:value="2620300.0000">
            <text:p>2620300.0000</text:p>
          </table:table-cell>
          <table:table-cell office:value-type="float" office:value="2620300.0000">
            <text:p>2620300.0000</text:p>
          </table:table-cell>
          <table:table-cell office:value-type="float" office:value="2620300.0000">
            <text:p>2620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93">
            <text:p>203093</text:p>
          </table:table-cell>
          <table:table-cell office:value-type="float" office:value="78663000.0000">
            <text:p>78663000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10488400.0000">
            <text:p>10488400.0000</text:p>
          </table:table-cell>
          <table:table-cell office:value-type="float" office:value="7866300.0000">
            <text:p>7866300.0000</text:p>
          </table:table-cell>
          <table:table-cell office:value-type="float" office:value="2622100.0000">
            <text:p>2622100.0000</text:p>
          </table:table-cell>
          <table:table-cell office:value-type="float" office:value="2622100.0000">
            <text:p>2622100.0000</text:p>
          </table:table-cell>
          <table:table-cell office:value-type="float" office:value="2622100.0000">
            <text:p>26221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94">
            <text:p>203094</text:p>
          </table:table-cell>
          <table:table-cell office:value-type="float" office:value="78685000.0000">
            <text:p>78685000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10491332.0000">
            <text:p>10491332.0000</text:p>
          </table:table-cell>
          <table:table-cell office:value-type="float" office:value="7868499.0000">
            <text:p>7868499.0000</text:p>
          </table:table-cell>
          <table:table-cell office:value-type="float" office:value="2622833.0000">
            <text:p>2622833.0000</text:p>
          </table:table-cell>
          <table:table-cell office:value-type="float" office:value="2622833.0000">
            <text:p>2622833.0000</text:p>
          </table:table-cell>
          <table:table-cell office:value-type="float" office:value="2622833.0000">
            <text:p>26228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95">
            <text:p>203095</text:p>
          </table:table-cell>
          <table:table-cell office:value-type="float" office:value="509868000.0000">
            <text:p>509868000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67982400.0000">
            <text:p>67982400.0000</text:p>
          </table:table-cell>
          <table:table-cell office:value-type="float" office:value="50986800.0000">
            <text:p>50986800.0000</text:p>
          </table:table-cell>
          <table:table-cell office:value-type="float" office:value="16995600.0000">
            <text:p>16995600.0000</text:p>
          </table:table-cell>
          <table:table-cell office:value-type="float" office:value="16995600.0000">
            <text:p>16995600.0000</text:p>
          </table:table-cell>
          <table:table-cell office:value-type="float" office:value="16995600.0000">
            <text:p>169956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96">
            <text:p>203096</text:p>
          </table:table-cell>
          <table:table-cell office:value-type="float" office:value="388980000.0000">
            <text:p>388980000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51864000.0000">
            <text:p>51864000.0000</text:p>
          </table:table-cell>
          <table:table-cell office:value-type="float" office:value="38898000.0000">
            <text:p>38898000.0000</text:p>
          </table:table-cell>
          <table:table-cell office:value-type="float" office:value="12966000.0000">
            <text:p>12966000.0000</text:p>
          </table:table-cell>
          <table:table-cell office:value-type="float" office:value="12966000.0000">
            <text:p>12966000.0000</text:p>
          </table:table-cell>
          <table:table-cell office:value-type="float" office:value="12966000.0000">
            <text:p>12966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97">
            <text:p>203097</text:p>
          </table:table-cell>
          <table:table-cell office:value-type="float" office:value="519847000.0000">
            <text:p>519847000.0000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-1">
            <text:p>-1</text:p>
          </table:table-cell>
          <table:table-cell office:value-type="float" office:value="86641165.0000">
            <text:p>86641165.0000</text:p>
          </table:table-cell>
          <table:table-cell office:value-type="float" office:value="69312932.0000">
            <text:p>69312932.0000</text:p>
          </table:table-cell>
          <table:table-cell office:value-type="float" office:value="17328233.0000">
            <text:p>17328233.0000</text:p>
          </table:table-cell>
          <table:table-cell office:value-type="float" office:value="17328233.0000">
            <text:p>17328233.0000</text:p>
          </table:table-cell>
          <table:table-cell office:value-type="float" office:value="17328233.0000">
            <text:p>173282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98">
            <text:p>203098</text:p>
          </table:table-cell>
          <table:table-cell office:value-type="float" office:value="467006000.0000">
            <text:p>467006000.0000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-1">
            <text:p>-1</text:p>
          </table:table-cell>
          <table:table-cell office:value-type="float" office:value="77834335.0000">
            <text:p>77834335.0000</text:p>
          </table:table-cell>
          <table:table-cell office:value-type="float" office:value="62267468.0000">
            <text:p>62267468.0000</text:p>
          </table:table-cell>
          <table:table-cell office:value-type="float" office:value="15566867.0000">
            <text:p>15566867.0000</text:p>
          </table:table-cell>
          <table:table-cell office:value-type="float" office:value="15566867.0000">
            <text:p>15566867.0000</text:p>
          </table:table-cell>
          <table:table-cell office:value-type="float" office:value="15566867.0000">
            <text:p>155668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099">
            <text:p>203099</text:p>
          </table:table-cell>
          <table:table-cell office:value-type="float" office:value="511902100.0000">
            <text:p>511902100.0000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-1">
            <text:p>-1</text:p>
          </table:table-cell>
          <table:table-cell office:value-type="float" office:value="85317015.0000">
            <text:p>85317015.0000</text:p>
          </table:table-cell>
          <table:table-cell office:value-type="float" office:value="68253612.0000">
            <text:p>68253612.0000</text:p>
          </table:table-cell>
          <table:table-cell office:value-type="float" office:value="17063403.0000">
            <text:p>17063403.0000</text:p>
          </table:table-cell>
          <table:table-cell office:value-type="float" office:value="17063403.0000">
            <text:p>17063403.0000</text:p>
          </table:table-cell>
          <table:table-cell office:value-type="float" office:value="17063403.0000">
            <text:p>1706340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00">
            <text:p>203100</text:p>
          </table:table-cell>
          <table:table-cell office:value-type="float" office:value="457049001.0000">
            <text:p>457049001.0000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-1">
            <text:p>-1</text:p>
          </table:table-cell>
          <table:table-cell office:value-type="float" office:value="76174835.0000">
            <text:p>76174835.0000</text:p>
          </table:table-cell>
          <table:table-cell office:value-type="float" office:value="60939868.0000">
            <text:p>60939868.0000</text:p>
          </table:table-cell>
          <table:table-cell office:value-type="float" office:value="15234967.0000">
            <text:p>15234967.0000</text:p>
          </table:table-cell>
          <table:table-cell office:value-type="float" office:value="15234967.0000">
            <text:p>15234967.0000</text:p>
          </table:table-cell>
          <table:table-cell office:value-type="float" office:value="15234967.0000">
            <text:p>152349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01">
            <text:p>203101</text:p>
          </table:table-cell>
          <table:table-cell office:value-type="float" office:value="39400000.0000">
            <text:p>39400000.0000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-1">
            <text:p>-1</text:p>
          </table:table-cell>
          <table:table-cell office:value-type="float" office:value="6566665.0000">
            <text:p>6566665.0000</text:p>
          </table:table-cell>
          <table:table-cell office:value-type="float" office:value="5253332.0000">
            <text:p>5253332.0000</text:p>
          </table:table-cell>
          <table:table-cell office:value-type="float" office:value="1313333.0000">
            <text:p>1313333.0000</text:p>
          </table:table-cell>
          <table:table-cell office:value-type="float" office:value="1313333.0000">
            <text:p>1313333.0000</text:p>
          </table:table-cell>
          <table:table-cell office:value-type="float" office:value="1313333.0000">
            <text:p>13133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02">
            <text:p>203102</text:p>
          </table:table-cell>
          <table:table-cell office:value-type="float" office:value="213936000.0000">
            <text:p>213936000.0000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-1">
            <text:p>-1</text:p>
          </table:table-cell>
          <table:table-cell office:value-type="float" office:value="35656000.0000">
            <text:p>35656000.0000</text:p>
          </table:table-cell>
          <table:table-cell office:value-type="float" office:value="28524800.0000">
            <text:p>28524800.0000</text:p>
          </table:table-cell>
          <table:table-cell office:value-type="float" office:value="7131200.0000">
            <text:p>7131200.0000</text:p>
          </table:table-cell>
          <table:table-cell office:value-type="float" office:value="7131200.0000">
            <text:p>7131200.0000</text:p>
          </table:table-cell>
          <table:table-cell office:value-type="float" office:value="7131200.0000">
            <text:p>71312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03">
            <text:p>203103</text:p>
          </table:table-cell>
          <table:table-cell office:value-type="float" office:value="214608000.0000">
            <text:p>214608000.0000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-1">
            <text:p>-1</text:p>
          </table:table-cell>
          <table:table-cell office:value-type="float" office:value="35768000.0000">
            <text:p>35768000.0000</text:p>
          </table:table-cell>
          <table:table-cell office:value-type="float" office:value="28614400.0000">
            <text:p>28614400.0000</text:p>
          </table:table-cell>
          <table:table-cell office:value-type="float" office:value="7153600.0000">
            <text:p>7153600.0000</text:p>
          </table:table-cell>
          <table:table-cell office:value-type="float" office:value="7153600.0000">
            <text:p>7153600.0000</text:p>
          </table:table-cell>
          <table:table-cell office:value-type="float" office:value="7153600.0000">
            <text:p>71536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04">
            <text:p>203104</text:p>
          </table:table-cell>
          <table:table-cell office:value-type="float" office:value="529987100.0000">
            <text:p>529987100.0000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-1">
            <text:p>-1</text:p>
          </table:table-cell>
          <table:table-cell office:value-type="float" office:value="88331185.0000">
            <text:p>88331185.0000</text:p>
          </table:table-cell>
          <table:table-cell office:value-type="float" office:value="70664948.0000">
            <text:p>70664948.0000</text:p>
          </table:table-cell>
          <table:table-cell office:value-type="float" office:value="17666237.0000">
            <text:p>17666237.0000</text:p>
          </table:table-cell>
          <table:table-cell office:value-type="float" office:value="17666237.0000">
            <text:p>17666237.0000</text:p>
          </table:table-cell>
          <table:table-cell office:value-type="float" office:value="17666237.0000">
            <text:p>1766623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05">
            <text:p>203105</text:p>
          </table:table-cell>
          <table:table-cell office:value-type="float" office:value="3000000.0000">
            <text:p>3000000.0000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-1">
            <text:p>-1</text:p>
          </table:table-cell>
          <table:table-cell office:value-type="float" office:value="1125000.0000">
            <text:p>1125000.0000</text:p>
          </table:table-cell>
          <table:table-cell office:value-type="float" office:value="1050000.0000">
            <text:p>1050000.0000</text:p>
          </table:table-cell>
          <table:table-cell office:value-type="float" office:value="75000.0000">
            <text:p>75000.0000</text:p>
          </table:table-cell>
          <table:table-cell office:value-type="float" office:value="75000.0000">
            <text:p>75000.0000</text:p>
          </table:table-cell>
          <table:table-cell office:value-type="float" office:value="75000.0000">
            <text:p>7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06">
            <text:p>203106</text:p>
          </table:table-cell>
          <table:table-cell office:value-type="float" office:value="41241200.0000">
            <text:p>41241200.000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-1">
            <text:p>-1</text:p>
          </table:table-cell>
          <table:table-cell office:value-type="float" office:value="9279270.0000">
            <text:p>9279270.0000</text:p>
          </table:table-cell>
          <table:table-cell office:value-type="float" office:value="8248240.0000">
            <text:p>8248240.0000</text:p>
          </table:table-cell>
          <table:table-cell office:value-type="float" office:value="1031030.0000">
            <text:p>1031030.0000</text:p>
          </table:table-cell>
          <table:table-cell office:value-type="float" office:value="1031030.0000">
            <text:p>1031030.0000</text:p>
          </table:table-cell>
          <table:table-cell office:value-type="float" office:value="1031030.0000">
            <text:p>103103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08">
            <text:p>203108</text:p>
          </table:table-cell>
          <table:table-cell office:value-type="float" office:value="4751248.0000">
            <text:p>4751248.000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-1">
            <text:p>-1</text:p>
          </table:table-cell>
          <table:table-cell office:value-type="float" office:value="1069029.0000">
            <text:p>1069029.0000</text:p>
          </table:table-cell>
          <table:table-cell office:value-type="float" office:value="950248.0000">
            <text:p>950248.0000</text:p>
          </table:table-cell>
          <table:table-cell office:value-type="float" office:value="118781.0000">
            <text:p>118781.0000</text:p>
          </table:table-cell>
          <table:table-cell office:value-type="float" office:value="118781.0000">
            <text:p>118781.0000</text:p>
          </table:table-cell>
          <table:table-cell office:value-type="float" office:value="118781.0000">
            <text:p>118781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09">
            <text:p>203109</text:p>
          </table:table-cell>
          <table:table-cell office:value-type="float" office:value="560100000.0000">
            <text:p>560100000.0000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-1">
            <text:p>-1</text:p>
          </table:table-cell>
          <table:table-cell office:value-type="float" office:value="112020000.0000">
            <text:p>112020000.0000</text:p>
          </table:table-cell>
          <table:table-cell office:value-type="float" office:value="98017500.0000">
            <text:p>98017500.0000</text:p>
          </table:table-cell>
          <table:table-cell office:value-type="float" office:value="14002500.0000">
            <text:p>14002500.0000</text:p>
          </table:table-cell>
          <table:table-cell office:value-type="float" office:value="14002500.0000">
            <text:p>14002500.0000</text:p>
          </table:table-cell>
          <table:table-cell office:value-type="float" office:value="14002500.0000">
            <text:p>1400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10">
            <text:p>203110</text:p>
          </table:table-cell>
          <table:table-cell office:value-type="float" office:value="357419200.0000">
            <text:p>357419200.0000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-1">
            <text:p>-1</text:p>
          </table:table-cell>
          <table:table-cell office:value-type="float" office:value="71483840.0000">
            <text:p>71483840.0000</text:p>
          </table:table-cell>
          <table:table-cell office:value-type="float" office:value="62548360.0000">
            <text:p>62548360.0000</text:p>
          </table:table-cell>
          <table:table-cell office:value-type="float" office:value="8935480.0000">
            <text:p>8935480.0000</text:p>
          </table:table-cell>
          <table:table-cell office:value-type="float" office:value="8935480.0000">
            <text:p>8935480.0000</text:p>
          </table:table-cell>
          <table:table-cell office:value-type="float" office:value="8935480.0000">
            <text:p>893548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11">
            <text:p>203111</text:p>
          </table:table-cell>
          <table:table-cell office:value-type="float" office:value="298644900.0000">
            <text:p>298644900.0000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-1">
            <text:p>-1</text:p>
          </table:table-cell>
          <table:table-cell office:value-type="float" office:value="52262861.0000">
            <text:p>52262861.0000</text:p>
          </table:table-cell>
          <table:table-cell office:value-type="float" office:value="44796738.0000">
            <text:p>44796738.0000</text:p>
          </table:table-cell>
          <table:table-cell office:value-type="float" office:value="7466123.0000">
            <text:p>7466123.0000</text:p>
          </table:table-cell>
          <table:table-cell office:value-type="float" office:value="7466123.0000">
            <text:p>7466123.0000</text:p>
          </table:table-cell>
          <table:table-cell office:value-type="float" office:value="7466123.0000">
            <text:p>746612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12">
            <text:p>203112</text:p>
          </table:table-cell>
          <table:table-cell office:value-type="float" office:value="148549000.0000">
            <text:p>148549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8568625.0000">
            <text:p>18568625.0000</text:p>
          </table:table-cell>
          <table:table-cell office:value-type="float" office:value="14854900.0000">
            <text:p>14854900.0000</text:p>
          </table:table-cell>
          <table:table-cell office:value-type="float" office:value="3713725.0000">
            <text:p>3713725.0000</text:p>
          </table:table-cell>
          <table:table-cell office:value-type="float" office:value="3713725.0000">
            <text:p>3713725.0000</text:p>
          </table:table-cell>
          <table:table-cell office:value-type="float" office:value="3713725.0000">
            <text:p>37137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14">
            <text:p>203114</text:p>
          </table:table-cell>
          <table:table-cell office:value-type="float" office:value="47777000.0000">
            <text:p>47777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5972125.0000">
            <text:p>5972125.0000</text:p>
          </table:table-cell>
          <table:table-cell office:value-type="float" office:value="4777700.0000">
            <text:p>4777700.0000</text:p>
          </table:table-cell>
          <table:table-cell office:value-type="float" office:value="1194425.0000">
            <text:p>1194425.0000</text:p>
          </table:table-cell>
          <table:table-cell office:value-type="float" office:value="1194425.0000">
            <text:p>1194425.0000</text:p>
          </table:table-cell>
          <table:table-cell office:value-type="float" office:value="1194425.0000">
            <text:p>11944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19">
            <text:p>203119</text:p>
          </table:table-cell>
          <table:table-cell office:value-type="float" office:value="87400000.0000">
            <text:p>87400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8740000.0000">
            <text:p>8740000.0000</text:p>
          </table:table-cell>
          <table:table-cell office:value-type="float" office:value="6555000.0000">
            <text:p>6555000.0000</text:p>
          </table:table-cell>
          <table:table-cell office:value-type="float" office:value="2185000.0000">
            <text:p>2185000.0000</text:p>
          </table:table-cell>
          <table:table-cell office:value-type="float" office:value="2185000.0000">
            <text:p>2185000.0000</text:p>
          </table:table-cell>
          <table:table-cell office:value-type="float" office:value="2185000.0000">
            <text:p>218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20">
            <text:p>203120</text:p>
          </table:table-cell>
          <table:table-cell office:value-type="float" office:value="500000.0000">
            <text:p>500000.00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375000.0000">
            <text:p>375000.0000</text:p>
          </table:table-cell>
          <table:table-cell office:value-type="float" office:value="350000.0000">
            <text:p>350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21">
            <text:p>203121</text:p>
          </table:table-cell>
          <table:table-cell office:value-type="float" office:value="500000.0000">
            <text:p>500000.00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375000.0000">
            <text:p>375000.0000</text:p>
          </table:table-cell>
          <table:table-cell office:value-type="float" office:value="350000.0000">
            <text:p>350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22">
            <text:p>203122</text:p>
          </table:table-cell>
          <table:table-cell office:value-type="float" office:value="500000.0000">
            <text:p>500000.00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375000.0000">
            <text:p>375000.0000</text:p>
          </table:table-cell>
          <table:table-cell office:value-type="float" office:value="350000.0000">
            <text:p>350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123">
            <text:p>203123</text:p>
          </table:table-cell>
          <table:table-cell office:value-type="float" office:value="500000.0000">
            <text:p>500000.00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375000.0000">
            <text:p>375000.0000</text:p>
          </table:table-cell>
          <table:table-cell office:value-type="float" office:value="350000.0000">
            <text:p>350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36834">
            <text:p>1836834</text:p>
          </table:table-cell>
          <table:table-cell office:value-type="float" office:value="213680330.0000">
            <text:p>21368033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64104099.0000">
            <text:p>64104099.0000</text:p>
          </table:table-cell>
          <table:table-cell office:value-type="float" office:value="42736066.0000">
            <text:p>42736066.0000</text:p>
          </table:table-cell>
          <table:table-cell office:value-type="float" office:value="21368033.0000">
            <text:p>21368033.0000</text:p>
          </table:table-cell>
          <table:table-cell office:value-type="float" office:value="21368033.0000">
            <text:p>21368033.0000</text:p>
          </table:table-cell>
          <table:table-cell office:value-type="float" office:value="21368033.0000">
            <text:p>213680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36836">
            <text:p>1836836</text:p>
          </table:table-cell>
          <table:table-cell office:value-type="float" office:value="183432000.0000">
            <text:p>183432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55029600.0000">
            <text:p>55029600.0000</text:p>
          </table:table-cell>
          <table:table-cell office:value-type="float" office:value="36686400.0000">
            <text:p>36686400.0000</text:p>
          </table:table-cell>
          <table:table-cell office:value-type="float" office:value="18343200.0000">
            <text:p>18343200.0000</text:p>
          </table:table-cell>
          <table:table-cell office:value-type="float" office:value="18343200.0000">
            <text:p>18343200.0000</text:p>
          </table:table-cell>
          <table:table-cell office:value-type="float" office:value="18343200.0000">
            <text:p>183432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36837">
            <text:p>1836837</text:p>
          </table:table-cell>
          <table:table-cell office:value-type="float" office:value="103647000.0000">
            <text:p>103647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31094100.0000">
            <text:p>31094100.0000</text:p>
          </table:table-cell>
          <table:table-cell office:value-type="float" office:value="20729400.0000">
            <text:p>20729400.0000</text:p>
          </table:table-cell>
          <table:table-cell office:value-type="float" office:value="10364700.0000">
            <text:p>10364700.0000</text:p>
          </table:table-cell>
          <table:table-cell office:value-type="float" office:value="10364700.0000">
            <text:p>10364700.0000</text:p>
          </table:table-cell>
          <table:table-cell office:value-type="float" office:value="10364700.0000">
            <text:p>10364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36841">
            <text:p>1836841</text:p>
          </table:table-cell>
          <table:table-cell office:value-type="float" office:value="1297752000.0000">
            <text:p>1297752000.0000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-1">
            <text:p>-1</text:p>
          </table:table-cell>
          <table:table-cell office:value-type="float" office:value="77865120.0000">
            <text:p>77865120.0000</text:p>
          </table:table-cell>
          <table:table-cell office:value-type="float" office:value="51910080.0000">
            <text:p>51910080.0000</text:p>
          </table:table-cell>
          <table:table-cell office:value-type="float" office:value="25955040.0000">
            <text:p>25955040.0000</text:p>
          </table:table-cell>
          <table:table-cell office:value-type="float" office:value="25955040.0000">
            <text:p>25955040.0000</text:p>
          </table:table-cell>
          <table:table-cell office:value-type="float" office:value="25955040.0000">
            <text:p>2595504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36904">
            <text:p>1836904</text:p>
          </table:table-cell>
          <table:table-cell office:value-type="float" office:value="752155602.0000">
            <text:p>752155602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25646680.0000">
            <text:p>225646680.0000</text:p>
          </table:table-cell>
          <table:table-cell office:value-type="float" office:value="150431120.0000">
            <text:p>150431120.0000</text:p>
          </table:table-cell>
          <table:table-cell office:value-type="float" office:value="75215560.0000">
            <text:p>75215560.0000</text:p>
          </table:table-cell>
          <table:table-cell office:value-type="float" office:value="75215560.0000">
            <text:p>75215560.0000</text:p>
          </table:table-cell>
          <table:table-cell office:value-type="float" office:value="75215560.0000">
            <text:p>7521556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39656">
            <text:p>1839656</text:p>
          </table:table-cell>
          <table:table-cell office:value-type="float" office:value="214410320.0000">
            <text:p>21441032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64323096.0000">
            <text:p>64323096.0000</text:p>
          </table:table-cell>
          <table:table-cell office:value-type="float" office:value="42882064.0000">
            <text:p>42882064.0000</text:p>
          </table:table-cell>
          <table:table-cell office:value-type="float" office:value="21441032.0000">
            <text:p>21441032.0000</text:p>
          </table:table-cell>
          <table:table-cell office:value-type="float" office:value="21441032.0000">
            <text:p>21441032.0000</text:p>
          </table:table-cell>
          <table:table-cell office:value-type="float" office:value="21441032.0000">
            <text:p>21441032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42399">
            <text:p>1842399</text:p>
          </table:table-cell>
          <table:table-cell office:value-type="float" office:value="161079000.0000">
            <text:p>161079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48323700.0000">
            <text:p>48323700.0000</text:p>
          </table:table-cell>
          <table:table-cell office:value-type="float" office:value="32215800.0000">
            <text:p>32215800.0000</text:p>
          </table:table-cell>
          <table:table-cell office:value-type="float" office:value="16107900.0000">
            <text:p>16107900.0000</text:p>
          </table:table-cell>
          <table:table-cell office:value-type="float" office:value="16107900.0000">
            <text:p>16107900.0000</text:p>
          </table:table-cell>
          <table:table-cell office:value-type="float" office:value="16107900.0000">
            <text:p>161079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42402">
            <text:p>1842402</text:p>
          </table:table-cell>
          <table:table-cell office:value-type="float" office:value="80025000.0000">
            <text:p>80025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4007500.0000">
            <text:p>24007500.0000</text:p>
          </table:table-cell>
          <table:table-cell office:value-type="float" office:value="16005000.0000">
            <text:p>16005000.0000</text:p>
          </table:table-cell>
          <table:table-cell office:value-type="float" office:value="8002500.0000">
            <text:p>8002500.0000</text:p>
          </table:table-cell>
          <table:table-cell office:value-type="float" office:value="8002500.0000">
            <text:p>8002500.0000</text:p>
          </table:table-cell>
          <table:table-cell office:value-type="float" office:value="8002500.0000">
            <text:p>800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42403">
            <text:p>1842403</text:p>
          </table:table-cell>
          <table:table-cell office:value-type="float" office:value="53422000.0000">
            <text:p>53422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6026600.0000">
            <text:p>16026600.0000</text:p>
          </table:table-cell>
          <table:table-cell office:value-type="float" office:value="10684400.0000">
            <text:p>10684400.0000</text:p>
          </table:table-cell>
          <table:table-cell office:value-type="float" office:value="5342200.0000">
            <text:p>5342200.0000</text:p>
          </table:table-cell>
          <table:table-cell office:value-type="float" office:value="5342200.0000">
            <text:p>5342200.0000</text:p>
          </table:table-cell>
          <table:table-cell office:value-type="float" office:value="5342200.0000">
            <text:p>53422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43382">
            <text:p>1843382</text:p>
          </table:table-cell>
          <table:table-cell office:value-type="float" office:value="284065000.0000">
            <text:p>284065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5219500.0000">
            <text:p>85219500.0000</text:p>
          </table:table-cell>
          <table:table-cell office:value-type="float" office:value="56813000.0000">
            <text:p>56813000.0000</text:p>
          </table:table-cell>
          <table:table-cell office:value-type="float" office:value="28406500.0000">
            <text:p>28406500.0000</text:p>
          </table:table-cell>
          <table:table-cell office:value-type="float" office:value="28406500.0000">
            <text:p>28406500.0000</text:p>
          </table:table-cell>
          <table:table-cell office:value-type="float" office:value="28406500.0000">
            <text:p>28406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55598">
            <text:p>1855598</text:p>
          </table:table-cell>
          <table:table-cell office:value-type="float" office:value="185651000.0000">
            <text:p>185651000.000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49198750.0000">
            <text:p>49198750.0000</text:p>
          </table:table-cell>
          <table:table-cell office:value-type="float" office:value="30633650.0000">
            <text:p>30633650.0000</text:p>
          </table:table-cell>
          <table:table-cell office:value-type="float" office:value="18565100.0000">
            <text:p>18565100.0000</text:p>
          </table:table-cell>
          <table:table-cell office:value-type="float" office:value="18565100.0000">
            <text:p>18565100.0000</text:p>
          </table:table-cell>
          <table:table-cell office:value-type="float" office:value="17224150.0000">
            <text:p>17224150.0000</text:p>
          </table:table-cell>
          <table:table-cell office:value-type="float" office:value="1340950.0000">
            <text:p>1340950.0000</text:p>
          </table:table-cell>
        </table:table-row>
        <table:table-row>
          <table:table-cell office:value-type="float" office:value="1856743">
            <text:p>1856743</text:p>
          </table:table-cell>
          <table:table-cell office:value-type="float" office:value="928890000.0000">
            <text:p>928890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78667000.0000">
            <text:p>278667000.0000</text:p>
          </table:table-cell>
          <table:table-cell office:value-type="float" office:value="185778000.0000">
            <text:p>185778000.0000</text:p>
          </table:table-cell>
          <table:table-cell office:value-type="float" office:value="92889000.0000">
            <text:p>92889000.0000</text:p>
          </table:table-cell>
          <table:table-cell office:value-type="float" office:value="92889000.0000">
            <text:p>92889000.0000</text:p>
          </table:table-cell>
          <table:table-cell office:value-type="float" office:value="92889000.0000">
            <text:p>92889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62518">
            <text:p>1862518</text:p>
          </table:table-cell>
          <table:table-cell office:value-type="float" office:value="154719000.0000">
            <text:p>154719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46415700.0000">
            <text:p>46415700.0000</text:p>
          </table:table-cell>
          <table:table-cell office:value-type="float" office:value="30943800.0000">
            <text:p>30943800.0000</text:p>
          </table:table-cell>
          <table:table-cell office:value-type="float" office:value="15471900.0000">
            <text:p>15471900.0000</text:p>
          </table:table-cell>
          <table:table-cell office:value-type="float" office:value="15471900.0000">
            <text:p>15471900.0000</text:p>
          </table:table-cell>
          <table:table-cell office:value-type="float" office:value="15471900.0000">
            <text:p>154719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67306">
            <text:p>1867306</text:p>
          </table:table-cell>
          <table:table-cell office:value-type="float" office:value="333860000.0000">
            <text:p>333860000.000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33386001.0000">
            <text:p>33386001.0000</text:p>
          </table:table-cell>
          <table:table-cell office:value-type="float" office:value="22257334.0000">
            <text:p>22257334.0000</text:p>
          </table:table-cell>
          <table:table-cell office:value-type="float" office:value="11128667.0000">
            <text:p>11128667.0000</text:p>
          </table:table-cell>
          <table:table-cell office:value-type="float" office:value="11128667.0000">
            <text:p>11128667.0000</text:p>
          </table:table-cell>
          <table:table-cell office:value-type="float" office:value="11128667.0000">
            <text:p>111286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67309">
            <text:p>1867309</text:p>
          </table:table-cell>
          <table:table-cell office:value-type="float" office:value="309539000.0000">
            <text:p>309539000.000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30953901.0000">
            <text:p>30953901.0000</text:p>
          </table:table-cell>
          <table:table-cell office:value-type="float" office:value="20635934.0000">
            <text:p>20635934.0000</text:p>
          </table:table-cell>
          <table:table-cell office:value-type="float" office:value="10317967.0000">
            <text:p>10317967.0000</text:p>
          </table:table-cell>
          <table:table-cell office:value-type="float" office:value="10317967.0000">
            <text:p>10317967.0000</text:p>
          </table:table-cell>
          <table:table-cell office:value-type="float" office:value="10317967.0000">
            <text:p>103179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67311">
            <text:p>1867311</text:p>
          </table:table-cell>
          <table:table-cell office:value-type="float" office:value="156763000.0000">
            <text:p>156763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47028900.0000">
            <text:p>47028900.0000</text:p>
          </table:table-cell>
          <table:table-cell office:value-type="float" office:value="31352600.0000">
            <text:p>31352600.0000</text:p>
          </table:table-cell>
          <table:table-cell office:value-type="float" office:value="15676300.0000">
            <text:p>15676300.0000</text:p>
          </table:table-cell>
          <table:table-cell office:value-type="float" office:value="15676300.0000">
            <text:p>15676300.0000</text:p>
          </table:table-cell>
          <table:table-cell office:value-type="float" office:value="15676300.0000">
            <text:p>15676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67312">
            <text:p>1867312</text:p>
          </table:table-cell>
          <table:table-cell office:value-type="float" office:value="98522000.0000">
            <text:p>98522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9556600.0000">
            <text:p>29556600.0000</text:p>
          </table:table-cell>
          <table:table-cell office:value-type="float" office:value="19704400.0000">
            <text:p>19704400.0000</text:p>
          </table:table-cell>
          <table:table-cell office:value-type="float" office:value="9852200.0000">
            <text:p>9852200.0000</text:p>
          </table:table-cell>
          <table:table-cell office:value-type="float" office:value="9852200.0000">
            <text:p>9852200.0000</text:p>
          </table:table-cell>
          <table:table-cell office:value-type="float" office:value="9852200.0000">
            <text:p>98522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67315">
            <text:p>1867315</text:p>
          </table:table-cell>
          <table:table-cell office:value-type="float" office:value="98486622.0000">
            <text:p>98486622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9545986.0000">
            <text:p>29545986.0000</text:p>
          </table:table-cell>
          <table:table-cell office:value-type="float" office:value="19697324.0000">
            <text:p>19697324.0000</text:p>
          </table:table-cell>
          <table:table-cell office:value-type="float" office:value="9848662.0000">
            <text:p>9848662.0000</text:p>
          </table:table-cell>
          <table:table-cell office:value-type="float" office:value="9848662.0000">
            <text:p>9848662.0000</text:p>
          </table:table-cell>
          <table:table-cell office:value-type="float" office:value="9848662.0000">
            <text:p>9848662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67328">
            <text:p>1867328</text:p>
          </table:table-cell>
          <table:table-cell office:value-type="float" office:value="333860000.0000">
            <text:p>333860000.000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33386001.0000">
            <text:p>33386001.0000</text:p>
          </table:table-cell>
          <table:table-cell office:value-type="float" office:value="22257334.0000">
            <text:p>22257334.0000</text:p>
          </table:table-cell>
          <table:table-cell office:value-type="float" office:value="11128667.0000">
            <text:p>11128667.0000</text:p>
          </table:table-cell>
          <table:table-cell office:value-type="float" office:value="11128667.0000">
            <text:p>11128667.0000</text:p>
          </table:table-cell>
          <table:table-cell office:value-type="float" office:value="11128667.0000">
            <text:p>111286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67329">
            <text:p>1867329</text:p>
          </table:table-cell>
          <table:table-cell office:value-type="float" office:value="331494300.0000">
            <text:p>331494300.000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33149430.0000">
            <text:p>33149430.0000</text:p>
          </table:table-cell>
          <table:table-cell office:value-type="float" office:value="22099620.0000">
            <text:p>22099620.0000</text:p>
          </table:table-cell>
          <table:table-cell office:value-type="float" office:value="11049810.0000">
            <text:p>11049810.0000</text:p>
          </table:table-cell>
          <table:table-cell office:value-type="float" office:value="11049810.0000">
            <text:p>11049810.0000</text:p>
          </table:table-cell>
          <table:table-cell office:value-type="float" office:value="11049810.0000">
            <text:p>1104981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67341">
            <text:p>1867341</text:p>
          </table:table-cell>
          <table:table-cell office:value-type="float" office:value="198445000.0000">
            <text:p>198445000.0000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14883375.0000">
            <text:p>14883375.0000</text:p>
          </table:table-cell>
          <table:table-cell office:value-type="float" office:value="9922250.0000">
            <text:p>9922250.0000</text:p>
          </table:table-cell>
          <table:table-cell office:value-type="float" office:value="4961125.0000">
            <text:p>4961125.0000</text:p>
          </table:table-cell>
          <table:table-cell office:value-type="float" office:value="4961125.0000">
            <text:p>4961125.0000</text:p>
          </table:table-cell>
          <table:table-cell office:value-type="float" office:value="4961125.0000">
            <text:p>49611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67345">
            <text:p>1867345</text:p>
          </table:table-cell>
          <table:table-cell office:value-type="float" office:value="190000000.0000">
            <text:p>190000000.0000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14250000.0000">
            <text:p>14250000.0000</text:p>
          </table:table-cell>
          <table:table-cell office:value-type="float" office:value="9500000.0000">
            <text:p>9500000.0000</text:p>
          </table:table-cell>
          <table:table-cell office:value-type="float" office:value="4750000.0000">
            <text:p>4750000.0000</text:p>
          </table:table-cell>
          <table:table-cell office:value-type="float" office:value="4750000.0000">
            <text:p>4750000.0000</text:p>
          </table:table-cell>
          <table:table-cell office:value-type="float" office:value="4750000.0000">
            <text:p>47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67348">
            <text:p>1867348</text:p>
          </table:table-cell>
          <table:table-cell office:value-type="float" office:value="153949000.0000">
            <text:p>153949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46184700.0000">
            <text:p>46184700.0000</text:p>
          </table:table-cell>
          <table:table-cell office:value-type="float" office:value="30789800.0000">
            <text:p>30789800.0000</text:p>
          </table:table-cell>
          <table:table-cell office:value-type="float" office:value="15394900.0000">
            <text:p>15394900.0000</text:p>
          </table:table-cell>
          <table:table-cell office:value-type="float" office:value="15394900.0000">
            <text:p>15394900.0000</text:p>
          </table:table-cell>
          <table:table-cell office:value-type="float" office:value="15394900.0000">
            <text:p>153949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67350">
            <text:p>1867350</text:p>
          </table:table-cell>
          <table:table-cell office:value-type="float" office:value="185099000.0000">
            <text:p>185099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55529700.0000">
            <text:p>55529700.0000</text:p>
          </table:table-cell>
          <table:table-cell office:value-type="float" office:value="37019800.0000">
            <text:p>37019800.0000</text:p>
          </table:table-cell>
          <table:table-cell office:value-type="float" office:value="18509900.0000">
            <text:p>18509900.0000</text:p>
          </table:table-cell>
          <table:table-cell office:value-type="float" office:value="18509900.0000">
            <text:p>18509900.0000</text:p>
          </table:table-cell>
          <table:table-cell office:value-type="float" office:value="18509900.0000">
            <text:p>185099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67353">
            <text:p>1867353</text:p>
          </table:table-cell>
          <table:table-cell office:value-type="float" office:value="171490500.0000">
            <text:p>1714905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51447150.0000">
            <text:p>51447150.0000</text:p>
          </table:table-cell>
          <table:table-cell office:value-type="float" office:value="34298100.0000">
            <text:p>34298100.0000</text:p>
          </table:table-cell>
          <table:table-cell office:value-type="float" office:value="17149050.0000">
            <text:p>17149050.0000</text:p>
          </table:table-cell>
          <table:table-cell office:value-type="float" office:value="17149050.0000">
            <text:p>17149050.0000</text:p>
          </table:table-cell>
          <table:table-cell office:value-type="float" office:value="17149050.0000">
            <text:p>171490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67362">
            <text:p>1867362</text:p>
          </table:table-cell>
          <table:table-cell office:value-type="float" office:value="102517000.0000">
            <text:p>102517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30755100.0000">
            <text:p>30755100.0000</text:p>
          </table:table-cell>
          <table:table-cell office:value-type="float" office:value="20503400.0000">
            <text:p>20503400.0000</text:p>
          </table:table-cell>
          <table:table-cell office:value-type="float" office:value="10251700.0000">
            <text:p>10251700.0000</text:p>
          </table:table-cell>
          <table:table-cell office:value-type="float" office:value="10251700.0000">
            <text:p>10251700.0000</text:p>
          </table:table-cell>
          <table:table-cell office:value-type="float" office:value="10251700.0000">
            <text:p>10251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67363">
            <text:p>1867363</text:p>
          </table:table-cell>
          <table:table-cell office:value-type="float" office:value="4085300000.0000">
            <text:p>4085300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225590000.0000">
            <text:p>1225590000.0000</text:p>
          </table:table-cell>
          <table:table-cell office:value-type="float" office:value="817060000.0000">
            <text:p>817060000.0000</text:p>
          </table:table-cell>
          <table:table-cell office:value-type="float" office:value="408530000.0000">
            <text:p>408530000.0000</text:p>
          </table:table-cell>
          <table:table-cell office:value-type="float" office:value="408530000.0000">
            <text:p>408530000.0000</text:p>
          </table:table-cell>
          <table:table-cell office:value-type="float" office:value="408530000.0000">
            <text:p>40853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67364">
            <text:p>1867364</text:p>
          </table:table-cell>
          <table:table-cell office:value-type="float" office:value="102267000.0000">
            <text:p>102267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30680100.0000">
            <text:p>30680100.0000</text:p>
          </table:table-cell>
          <table:table-cell office:value-type="float" office:value="20453400.0000">
            <text:p>20453400.0000</text:p>
          </table:table-cell>
          <table:table-cell office:value-type="float" office:value="10226700.0000">
            <text:p>10226700.0000</text:p>
          </table:table-cell>
          <table:table-cell office:value-type="float" office:value="10226700.0000">
            <text:p>10226700.0000</text:p>
          </table:table-cell>
          <table:table-cell office:value-type="float" office:value="10226700.0000">
            <text:p>10226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67365">
            <text:p>1867365</text:p>
          </table:table-cell>
          <table:table-cell office:value-type="float" office:value="205774000.0000">
            <text:p>205774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61732200.0000">
            <text:p>61732200.0000</text:p>
          </table:table-cell>
          <table:table-cell office:value-type="float" office:value="41154800.0000">
            <text:p>41154800.0000</text:p>
          </table:table-cell>
          <table:table-cell office:value-type="float" office:value="20577400.0000">
            <text:p>20577400.0000</text:p>
          </table:table-cell>
          <table:table-cell office:value-type="float" office:value="20577400.0000">
            <text:p>20577400.0000</text:p>
          </table:table-cell>
          <table:table-cell office:value-type="float" office:value="20577400.0000">
            <text:p>205774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67366">
            <text:p>1867366</text:p>
          </table:table-cell>
          <table:table-cell office:value-type="float" office:value="97987000.0000">
            <text:p>97987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9396100.0000">
            <text:p>29396100.0000</text:p>
          </table:table-cell>
          <table:table-cell office:value-type="float" office:value="19597400.0000">
            <text:p>19597400.0000</text:p>
          </table:table-cell>
          <table:table-cell office:value-type="float" office:value="9798700.0000">
            <text:p>9798700.0000</text:p>
          </table:table-cell>
          <table:table-cell office:value-type="float" office:value="9798700.0000">
            <text:p>9798700.0000</text:p>
          </table:table-cell>
          <table:table-cell office:value-type="float" office:value="9798700.0000">
            <text:p>9798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67367">
            <text:p>1867367</text:p>
          </table:table-cell>
          <table:table-cell office:value-type="float" office:value="3055330000.0000">
            <text:p>3055330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16599000.0000">
            <text:p>916599000.0000</text:p>
          </table:table-cell>
          <table:table-cell office:value-type="float" office:value="611066000.0000">
            <text:p>611066000.0000</text:p>
          </table:table-cell>
          <table:table-cell office:value-type="float" office:value="305533000.0000">
            <text:p>305533000.0000</text:p>
          </table:table-cell>
          <table:table-cell office:value-type="float" office:value="305533000.0000">
            <text:p>305533000.0000</text:p>
          </table:table-cell>
          <table:table-cell office:value-type="float" office:value="305533000.0000">
            <text:p>305533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67368">
            <text:p>1867368</text:p>
          </table:table-cell>
          <table:table-cell office:value-type="float" office:value="177028000.0000">
            <text:p>177028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53108400.0000">
            <text:p>53108400.0000</text:p>
          </table:table-cell>
          <table:table-cell office:value-type="float" office:value="35405600.0000">
            <text:p>35405600.0000</text:p>
          </table:table-cell>
          <table:table-cell office:value-type="float" office:value="17702800.0000">
            <text:p>17702800.0000</text:p>
          </table:table-cell>
          <table:table-cell office:value-type="float" office:value="17702800.0000">
            <text:p>17702800.0000</text:p>
          </table:table-cell>
          <table:table-cell office:value-type="float" office:value="17702800.0000">
            <text:p>177028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67369">
            <text:p>1867369</text:p>
          </table:table-cell>
          <table:table-cell office:value-type="float" office:value="3633896000.0000">
            <text:p>3633896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090168800.0000">
            <text:p>1090168800.0000</text:p>
          </table:table-cell>
          <table:table-cell office:value-type="float" office:value="726779200.0000">
            <text:p>726779200.0000</text:p>
          </table:table-cell>
          <table:table-cell office:value-type="float" office:value="363389600.0000">
            <text:p>363389600.0000</text:p>
          </table:table-cell>
          <table:table-cell office:value-type="float" office:value="363389600.0000">
            <text:p>363389600.0000</text:p>
          </table:table-cell>
          <table:table-cell office:value-type="float" office:value="363389600.0000">
            <text:p>3633896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67370">
            <text:p>1867370</text:p>
          </table:table-cell>
          <table:table-cell office:value-type="float" office:value="178620000.0000">
            <text:p>178620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53586000.0000">
            <text:p>53586000.0000</text:p>
          </table:table-cell>
          <table:table-cell office:value-type="float" office:value="35724000.0000">
            <text:p>35724000.0000</text:p>
          </table:table-cell>
          <table:table-cell office:value-type="float" office:value="17862000.0000">
            <text:p>17862000.0000</text:p>
          </table:table-cell>
          <table:table-cell office:value-type="float" office:value="17862000.0000">
            <text:p>17862000.0000</text:p>
          </table:table-cell>
          <table:table-cell office:value-type="float" office:value="17862000.0000">
            <text:p>17862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67371">
            <text:p>1867371</text:p>
          </table:table-cell>
          <table:table-cell office:value-type="float" office:value="193427000.0000">
            <text:p>193427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58028100.0000">
            <text:p>58028100.0000</text:p>
          </table:table-cell>
          <table:table-cell office:value-type="float" office:value="38685400.0000">
            <text:p>38685400.0000</text:p>
          </table:table-cell>
          <table:table-cell office:value-type="float" office:value="19342700.0000">
            <text:p>19342700.0000</text:p>
          </table:table-cell>
          <table:table-cell office:value-type="float" office:value="19342700.0000">
            <text:p>19342700.0000</text:p>
          </table:table-cell>
          <table:table-cell office:value-type="float" office:value="19342700.0000">
            <text:p>19342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67538">
            <text:p>1867538</text:p>
          </table:table-cell>
          <table:table-cell office:value-type="float" office:value="791856427.2100">
            <text:p>791856427.21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37556929.0210">
            <text:p>237556929.0210</text:p>
          </table:table-cell>
          <table:table-cell office:value-type="float" office:value="158371286.0210">
            <text:p>158371286.0210</text:p>
          </table:table-cell>
          <table:table-cell office:value-type="float" office:value="79185643.0000">
            <text:p>79185643.0000</text:p>
          </table:table-cell>
          <table:table-cell office:value-type="float" office:value="79185643.0000">
            <text:p>79185643.0000</text:p>
          </table:table-cell>
          <table:table-cell office:value-type="float" office:value="79185643.0000">
            <text:p>7918564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70062">
            <text:p>1870062</text:p>
          </table:table-cell>
          <table:table-cell office:value-type="float" office:value="35159000.0000">
            <text:p>35159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0547700.0000">
            <text:p>10547700.0000</text:p>
          </table:table-cell>
          <table:table-cell office:value-type="float" office:value="7031800.0000">
            <text:p>7031800.0000</text:p>
          </table:table-cell>
          <table:table-cell office:value-type="float" office:value="3515900.0000">
            <text:p>3515900.0000</text:p>
          </table:table-cell>
          <table:table-cell office:value-type="float" office:value="3515900.0000">
            <text:p>3515900.0000</text:p>
          </table:table-cell>
          <table:table-cell office:value-type="float" office:value="3515900.0000">
            <text:p>35159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70063">
            <text:p>1870063</text:p>
          </table:table-cell>
          <table:table-cell office:value-type="float" office:value="69854900.0000">
            <text:p>698549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0956470.0000">
            <text:p>20956470.0000</text:p>
          </table:table-cell>
          <table:table-cell office:value-type="float" office:value="13970980.0000">
            <text:p>13970980.0000</text:p>
          </table:table-cell>
          <table:table-cell office:value-type="float" office:value="6985490.0000">
            <text:p>6985490.0000</text:p>
          </table:table-cell>
          <table:table-cell office:value-type="float" office:value="6985490.0000">
            <text:p>6985490.0000</text:p>
          </table:table-cell>
          <table:table-cell office:value-type="float" office:value="6985490.0000">
            <text:p>698549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70064">
            <text:p>1870064</text:p>
          </table:table-cell>
          <table:table-cell office:value-type="float" office:value="100648000.0000">
            <text:p>100648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30194400.0000">
            <text:p>30194400.0000</text:p>
          </table:table-cell>
          <table:table-cell office:value-type="float" office:value="20129600.0000">
            <text:p>20129600.0000</text:p>
          </table:table-cell>
          <table:table-cell office:value-type="float" office:value="10064800.0000">
            <text:p>10064800.0000</text:p>
          </table:table-cell>
          <table:table-cell office:value-type="float" office:value="10064800.0000">
            <text:p>10064800.0000</text:p>
          </table:table-cell>
          <table:table-cell office:value-type="float" office:value="10064800.0000">
            <text:p>100648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70065">
            <text:p>1870065</text:p>
          </table:table-cell>
          <table:table-cell office:value-type="float" office:value="80500000.0000">
            <text:p>80500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4150000.0000">
            <text:p>24150000.0000</text:p>
          </table:table-cell>
          <table:table-cell office:value-type="float" office:value="16100000.0000">
            <text:p>16100000.0000</text:p>
          </table:table-cell>
          <table:table-cell office:value-type="float" office:value="8050000.0000">
            <text:p>8050000.0000</text:p>
          </table:table-cell>
          <table:table-cell office:value-type="float" office:value="8050000.0000">
            <text:p>8050000.0000</text:p>
          </table:table-cell>
          <table:table-cell office:value-type="float" office:value="8050000.0000">
            <text:p>80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70066">
            <text:p>1870066</text:p>
          </table:table-cell>
          <table:table-cell office:value-type="float" office:value="80834000.0000">
            <text:p>80834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4250200.0000">
            <text:p>24250200.0000</text:p>
          </table:table-cell>
          <table:table-cell office:value-type="float" office:value="16166800.0000">
            <text:p>16166800.0000</text:p>
          </table:table-cell>
          <table:table-cell office:value-type="float" office:value="8083400.0000">
            <text:p>8083400.0000</text:p>
          </table:table-cell>
          <table:table-cell office:value-type="float" office:value="8083400.0000">
            <text:p>8083400.0000</text:p>
          </table:table-cell>
          <table:table-cell office:value-type="float" office:value="8083400.0000">
            <text:p>80834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70067">
            <text:p>1870067</text:p>
          </table:table-cell>
          <table:table-cell office:value-type="float" office:value="80510000.0000">
            <text:p>80510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4153000.0000">
            <text:p>24153000.0000</text:p>
          </table:table-cell>
          <table:table-cell office:value-type="float" office:value="16102000.0000">
            <text:p>16102000.0000</text:p>
          </table:table-cell>
          <table:table-cell office:value-type="float" office:value="8051000.0000">
            <text:p>8051000.0000</text:p>
          </table:table-cell>
          <table:table-cell office:value-type="float" office:value="8051000.0000">
            <text:p>8051000.0000</text:p>
          </table:table-cell>
          <table:table-cell office:value-type="float" office:value="8051000.0000">
            <text:p>8051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70068">
            <text:p>1870068</text:p>
          </table:table-cell>
          <table:table-cell office:value-type="float" office:value="60561000.0000">
            <text:p>60561000.0000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-1">
            <text:p>-1</text:p>
          </table:table-cell>
          <table:table-cell office:value-type="float" office:value="3633660.0000">
            <text:p>3633660.0000</text:p>
          </table:table-cell>
          <table:table-cell office:value-type="float" office:value="2422440.0000">
            <text:p>2422440.0000</text:p>
          </table:table-cell>
          <table:table-cell office:value-type="float" office:value="1211220.0000">
            <text:p>1211220.0000</text:p>
          </table:table-cell>
          <table:table-cell office:value-type="float" office:value="1211220.0000">
            <text:p>1211220.0000</text:p>
          </table:table-cell>
          <table:table-cell office:value-type="float" office:value="1211220.0000">
            <text:p>121122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70069">
            <text:p>1870069</text:p>
          </table:table-cell>
          <table:table-cell office:value-type="float" office:value="151305000.0000">
            <text:p>151305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45391500.0000">
            <text:p>45391500.0000</text:p>
          </table:table-cell>
          <table:table-cell office:value-type="float" office:value="30261000.0000">
            <text:p>30261000.0000</text:p>
          </table:table-cell>
          <table:table-cell office:value-type="float" office:value="15130500.0000">
            <text:p>15130500.0000</text:p>
          </table:table-cell>
          <table:table-cell office:value-type="float" office:value="15130500.0000">
            <text:p>15130500.0000</text:p>
          </table:table-cell>
          <table:table-cell office:value-type="float" office:value="15130500.0000">
            <text:p>15130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70070">
            <text:p>1870070</text:p>
          </table:table-cell>
          <table:table-cell office:value-type="float" office:value="80694000.0000">
            <text:p>80694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4208200.0000">
            <text:p>24208200.0000</text:p>
          </table:table-cell>
          <table:table-cell office:value-type="float" office:value="16138800.0000">
            <text:p>16138800.0000</text:p>
          </table:table-cell>
          <table:table-cell office:value-type="float" office:value="8069400.0000">
            <text:p>8069400.0000</text:p>
          </table:table-cell>
          <table:table-cell office:value-type="float" office:value="8069400.0000">
            <text:p>8069400.0000</text:p>
          </table:table-cell>
          <table:table-cell office:value-type="float" office:value="8069400.0000">
            <text:p>80694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70071">
            <text:p>1870071</text:p>
          </table:table-cell>
          <table:table-cell office:value-type="float" office:value="37300000.0000">
            <text:p>37300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1190000.0000">
            <text:p>11190000.0000</text:p>
          </table:table-cell>
          <table:table-cell office:value-type="float" office:value="7460000.0000">
            <text:p>7460000.0000</text:p>
          </table:table-cell>
          <table:table-cell office:value-type="float" office:value="3730000.0000">
            <text:p>3730000.0000</text:p>
          </table:table-cell>
          <table:table-cell office:value-type="float" office:value="3730000.0000">
            <text:p>3730000.0000</text:p>
          </table:table-cell>
          <table:table-cell office:value-type="float" office:value="3730000.0000">
            <text:p>373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70072">
            <text:p>1870072</text:p>
          </table:table-cell>
          <table:table-cell office:value-type="float" office:value="80816000.0000">
            <text:p>80816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4244800.0000">
            <text:p>24244800.0000</text:p>
          </table:table-cell>
          <table:table-cell office:value-type="float" office:value="16163200.0000">
            <text:p>16163200.0000</text:p>
          </table:table-cell>
          <table:table-cell office:value-type="float" office:value="8081600.0000">
            <text:p>8081600.0000</text:p>
          </table:table-cell>
          <table:table-cell office:value-type="float" office:value="8081600.0000">
            <text:p>8081600.0000</text:p>
          </table:table-cell>
          <table:table-cell office:value-type="float" office:value="8081600.0000">
            <text:p>80816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70073">
            <text:p>1870073</text:p>
          </table:table-cell>
          <table:table-cell office:value-type="float" office:value="151849000.0000">
            <text:p>151849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45554700.0000">
            <text:p>45554700.0000</text:p>
          </table:table-cell>
          <table:table-cell office:value-type="float" office:value="30369800.0000">
            <text:p>30369800.0000</text:p>
          </table:table-cell>
          <table:table-cell office:value-type="float" office:value="15184900.0000">
            <text:p>15184900.0000</text:p>
          </table:table-cell>
          <table:table-cell office:value-type="float" office:value="15184900.0000">
            <text:p>15184900.0000</text:p>
          </table:table-cell>
          <table:table-cell office:value-type="float" office:value="15184900.0000">
            <text:p>151849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70074">
            <text:p>1870074</text:p>
          </table:table-cell>
          <table:table-cell office:value-type="float" office:value="70808000.0000">
            <text:p>70808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1242400.0000">
            <text:p>21242400.0000</text:p>
          </table:table-cell>
          <table:table-cell office:value-type="float" office:value="14161600.0000">
            <text:p>14161600.0000</text:p>
          </table:table-cell>
          <table:table-cell office:value-type="float" office:value="7080800.0000">
            <text:p>7080800.0000</text:p>
          </table:table-cell>
          <table:table-cell office:value-type="float" office:value="7080800.0000">
            <text:p>7080800.0000</text:p>
          </table:table-cell>
          <table:table-cell office:value-type="float" office:value="7080800.0000">
            <text:p>70808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70075">
            <text:p>1870075</text:p>
          </table:table-cell>
          <table:table-cell office:value-type="float" office:value="70773000.0000">
            <text:p>70773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1231900.0000">
            <text:p>21231900.0000</text:p>
          </table:table-cell>
          <table:table-cell office:value-type="float" office:value="14154600.0000">
            <text:p>14154600.0000</text:p>
          </table:table-cell>
          <table:table-cell office:value-type="float" office:value="7077300.0000">
            <text:p>7077300.0000</text:p>
          </table:table-cell>
          <table:table-cell office:value-type="float" office:value="7077300.0000">
            <text:p>7077300.0000</text:p>
          </table:table-cell>
          <table:table-cell office:value-type="float" office:value="7077300.0000">
            <text:p>7077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70076">
            <text:p>1870076</text:p>
          </table:table-cell>
          <table:table-cell office:value-type="float" office:value="50563000.0000">
            <text:p>50563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5168900.0000">
            <text:p>15168900.0000</text:p>
          </table:table-cell>
          <table:table-cell office:value-type="float" office:value="10112600.0000">
            <text:p>10112600.0000</text:p>
          </table:table-cell>
          <table:table-cell office:value-type="float" office:value="5056300.0000">
            <text:p>5056300.0000</text:p>
          </table:table-cell>
          <table:table-cell office:value-type="float" office:value="5056300.0000">
            <text:p>5056300.0000</text:p>
          </table:table-cell>
          <table:table-cell office:value-type="float" office:value="5056300.0000">
            <text:p>5056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70078">
            <text:p>1870078</text:p>
          </table:table-cell>
          <table:table-cell office:value-type="float" office:value="111215000.0000">
            <text:p>111215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33364500.0000">
            <text:p>33364500.0000</text:p>
          </table:table-cell>
          <table:table-cell office:value-type="float" office:value="22243000.0000">
            <text:p>22243000.0000</text:p>
          </table:table-cell>
          <table:table-cell office:value-type="float" office:value="11121500.0000">
            <text:p>11121500.0000</text:p>
          </table:table-cell>
          <table:table-cell office:value-type="float" office:value="11121500.0000">
            <text:p>11121500.0000</text:p>
          </table:table-cell>
          <table:table-cell office:value-type="float" office:value="11121500.0000">
            <text:p>11121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70079">
            <text:p>1870079</text:p>
          </table:table-cell>
          <table:table-cell office:value-type="float" office:value="79913000.0000">
            <text:p>79913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3973900.0000">
            <text:p>23973900.0000</text:p>
          </table:table-cell>
          <table:table-cell office:value-type="float" office:value="15982600.0000">
            <text:p>15982600.0000</text:p>
          </table:table-cell>
          <table:table-cell office:value-type="float" office:value="7991300.0000">
            <text:p>7991300.0000</text:p>
          </table:table-cell>
          <table:table-cell office:value-type="float" office:value="7991300.0000">
            <text:p>7991300.0000</text:p>
          </table:table-cell>
          <table:table-cell office:value-type="float" office:value="7991300.0000">
            <text:p>7991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70080">
            <text:p>1870080</text:p>
          </table:table-cell>
          <table:table-cell office:value-type="float" office:value="201786000.0000">
            <text:p>201786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60535800.0000">
            <text:p>60535800.0000</text:p>
          </table:table-cell>
          <table:table-cell office:value-type="float" office:value="40357200.0000">
            <text:p>40357200.0000</text:p>
          </table:table-cell>
          <table:table-cell office:value-type="float" office:value="20178600.0000">
            <text:p>20178600.0000</text:p>
          </table:table-cell>
          <table:table-cell office:value-type="float" office:value="20178600.0000">
            <text:p>20178600.0000</text:p>
          </table:table-cell>
          <table:table-cell office:value-type="float" office:value="20178600.0000">
            <text:p>201786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70081">
            <text:p>1870081</text:p>
          </table:table-cell>
          <table:table-cell office:value-type="float" office:value="101097000.0000">
            <text:p>101097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30329100.0000">
            <text:p>30329100.0000</text:p>
          </table:table-cell>
          <table:table-cell office:value-type="float" office:value="20219400.0000">
            <text:p>20219400.0000</text:p>
          </table:table-cell>
          <table:table-cell office:value-type="float" office:value="10109700.0000">
            <text:p>10109700.0000</text:p>
          </table:table-cell>
          <table:table-cell office:value-type="float" office:value="10109700.0000">
            <text:p>10109700.0000</text:p>
          </table:table-cell>
          <table:table-cell office:value-type="float" office:value="10109700.0000">
            <text:p>10109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70082">
            <text:p>1870082</text:p>
          </table:table-cell>
          <table:table-cell office:value-type="float" office:value="252299400.0000">
            <text:p>2522994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5689820.0000">
            <text:p>75689820.0000</text:p>
          </table:table-cell>
          <table:table-cell office:value-type="float" office:value="50459880.0000">
            <text:p>50459880.0000</text:p>
          </table:table-cell>
          <table:table-cell office:value-type="float" office:value="25229940.0000">
            <text:p>25229940.0000</text:p>
          </table:table-cell>
          <table:table-cell office:value-type="float" office:value="25229940.0000">
            <text:p>25229940.0000</text:p>
          </table:table-cell>
          <table:table-cell office:value-type="float" office:value="25229940.0000">
            <text:p>2522994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70083">
            <text:p>1870083</text:p>
          </table:table-cell>
          <table:table-cell office:value-type="float" office:value="144277000.0000">
            <text:p>144277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43283100.0000">
            <text:p>43283100.0000</text:p>
          </table:table-cell>
          <table:table-cell office:value-type="float" office:value="28855400.0000">
            <text:p>28855400.0000</text:p>
          </table:table-cell>
          <table:table-cell office:value-type="float" office:value="14427700.0000">
            <text:p>14427700.0000</text:p>
          </table:table-cell>
          <table:table-cell office:value-type="float" office:value="14427700.0000">
            <text:p>14427700.0000</text:p>
          </table:table-cell>
          <table:table-cell office:value-type="float" office:value="14427700.0000">
            <text:p>14427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70084">
            <text:p>1870084</text:p>
          </table:table-cell>
          <table:table-cell office:value-type="float" office:value="80816000.0000">
            <text:p>80816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4244800.0000">
            <text:p>24244800.0000</text:p>
          </table:table-cell>
          <table:table-cell office:value-type="float" office:value="16163200.0000">
            <text:p>16163200.0000</text:p>
          </table:table-cell>
          <table:table-cell office:value-type="float" office:value="8081600.0000">
            <text:p>8081600.0000</text:p>
          </table:table-cell>
          <table:table-cell office:value-type="float" office:value="8081600.0000">
            <text:p>8081600.0000</text:p>
          </table:table-cell>
          <table:table-cell office:value-type="float" office:value="8081600.0000">
            <text:p>80816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70085">
            <text:p>1870085</text:p>
          </table:table-cell>
          <table:table-cell office:value-type="float" office:value="101301000.0000">
            <text:p>101301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30390300.0000">
            <text:p>30390300.0000</text:p>
          </table:table-cell>
          <table:table-cell office:value-type="float" office:value="20260200.0000">
            <text:p>20260200.0000</text:p>
          </table:table-cell>
          <table:table-cell office:value-type="float" office:value="10130100.0000">
            <text:p>10130100.0000</text:p>
          </table:table-cell>
          <table:table-cell office:value-type="float" office:value="10130100.0000">
            <text:p>10130100.0000</text:p>
          </table:table-cell>
          <table:table-cell office:value-type="float" office:value="10130100.0000">
            <text:p>101301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70087">
            <text:p>1870087</text:p>
          </table:table-cell>
          <table:table-cell office:value-type="float" office:value="40354000.0000">
            <text:p>40354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2106200.0000">
            <text:p>12106200.0000</text:p>
          </table:table-cell>
          <table:table-cell office:value-type="float" office:value="8070800.0000">
            <text:p>8070800.0000</text:p>
          </table:table-cell>
          <table:table-cell office:value-type="float" office:value="4035400.0000">
            <text:p>4035400.0000</text:p>
          </table:table-cell>
          <table:table-cell office:value-type="float" office:value="4035400.0000">
            <text:p>4035400.0000</text:p>
          </table:table-cell>
          <table:table-cell office:value-type="float" office:value="4035400.0000">
            <text:p>40354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70088">
            <text:p>1870088</text:p>
          </table:table-cell>
          <table:table-cell office:value-type="float" office:value="80184000.0000">
            <text:p>80184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4055200.0000">
            <text:p>24055200.0000</text:p>
          </table:table-cell>
          <table:table-cell office:value-type="float" office:value="16036800.0000">
            <text:p>16036800.0000</text:p>
          </table:table-cell>
          <table:table-cell office:value-type="float" office:value="8018400.0000">
            <text:p>8018400.0000</text:p>
          </table:table-cell>
          <table:table-cell office:value-type="float" office:value="8018400.0000">
            <text:p>8018400.0000</text:p>
          </table:table-cell>
          <table:table-cell office:value-type="float" office:value="8018400.0000">
            <text:p>80184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70089">
            <text:p>1870089</text:p>
          </table:table-cell>
          <table:table-cell office:value-type="float" office:value="109164000.0000">
            <text:p>109164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32749200.0000">
            <text:p>32749200.0000</text:p>
          </table:table-cell>
          <table:table-cell office:value-type="float" office:value="21832800.0000">
            <text:p>21832800.0000</text:p>
          </table:table-cell>
          <table:table-cell office:value-type="float" office:value="10916400.0000">
            <text:p>10916400.0000</text:p>
          </table:table-cell>
          <table:table-cell office:value-type="float" office:value="10916400.0000">
            <text:p>10916400.0000</text:p>
          </table:table-cell>
          <table:table-cell office:value-type="float" office:value="10916400.0000">
            <text:p>109164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70090">
            <text:p>1870090</text:p>
          </table:table-cell>
          <table:table-cell office:value-type="float" office:value="131017000.0000">
            <text:p>131017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39305100.0000">
            <text:p>39305100.0000</text:p>
          </table:table-cell>
          <table:table-cell office:value-type="float" office:value="26203400.0000">
            <text:p>26203400.0000</text:p>
          </table:table-cell>
          <table:table-cell office:value-type="float" office:value="13101700.0000">
            <text:p>13101700.0000</text:p>
          </table:table-cell>
          <table:table-cell office:value-type="float" office:value="13101700.0000">
            <text:p>13101700.0000</text:p>
          </table:table-cell>
          <table:table-cell office:value-type="float" office:value="13101700.0000">
            <text:p>13101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70091">
            <text:p>1870091</text:p>
          </table:table-cell>
          <table:table-cell office:value-type="float" office:value="80816000.0000">
            <text:p>80816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4244800.0000">
            <text:p>24244800.0000</text:p>
          </table:table-cell>
          <table:table-cell office:value-type="float" office:value="16163200.0000">
            <text:p>16163200.0000</text:p>
          </table:table-cell>
          <table:table-cell office:value-type="float" office:value="8081600.0000">
            <text:p>8081600.0000</text:p>
          </table:table-cell>
          <table:table-cell office:value-type="float" office:value="8081600.0000">
            <text:p>8081600.0000</text:p>
          </table:table-cell>
          <table:table-cell office:value-type="float" office:value="8081600.0000">
            <text:p>80816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70092">
            <text:p>1870092</text:p>
          </table:table-cell>
          <table:table-cell office:value-type="float" office:value="50589000.0000">
            <text:p>50589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5176700.0000">
            <text:p>15176700.0000</text:p>
          </table:table-cell>
          <table:table-cell office:value-type="float" office:value="10117800.0000">
            <text:p>10117800.0000</text:p>
          </table:table-cell>
          <table:table-cell office:value-type="float" office:value="5058900.0000">
            <text:p>5058900.0000</text:p>
          </table:table-cell>
          <table:table-cell office:value-type="float" office:value="5058900.0000">
            <text:p>5058900.0000</text:p>
          </table:table-cell>
          <table:table-cell office:value-type="float" office:value="5058900.0000">
            <text:p>50589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70093">
            <text:p>1870093</text:p>
          </table:table-cell>
          <table:table-cell office:value-type="float" office:value="80498000.0000">
            <text:p>80498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4149400.0000">
            <text:p>24149400.0000</text:p>
          </table:table-cell>
          <table:table-cell office:value-type="float" office:value="16099600.0000">
            <text:p>16099600.0000</text:p>
          </table:table-cell>
          <table:table-cell office:value-type="float" office:value="8049800.0000">
            <text:p>8049800.0000</text:p>
          </table:table-cell>
          <table:table-cell office:value-type="float" office:value="8049800.0000">
            <text:p>8049800.0000</text:p>
          </table:table-cell>
          <table:table-cell office:value-type="float" office:value="8049800.0000">
            <text:p>80498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70094">
            <text:p>1870094</text:p>
          </table:table-cell>
          <table:table-cell office:value-type="float" office:value="80933000.0000">
            <text:p>80933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4279900.0000">
            <text:p>24279900.0000</text:p>
          </table:table-cell>
          <table:table-cell office:value-type="float" office:value="16186600.0000">
            <text:p>16186600.0000</text:p>
          </table:table-cell>
          <table:table-cell office:value-type="float" office:value="8093300.0000">
            <text:p>8093300.0000</text:p>
          </table:table-cell>
          <table:table-cell office:value-type="float" office:value="8093300.0000">
            <text:p>8093300.0000</text:p>
          </table:table-cell>
          <table:table-cell office:value-type="float" office:value="8093300.0000">
            <text:p>8093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70095">
            <text:p>1870095</text:p>
          </table:table-cell>
          <table:table-cell office:value-type="float" office:value="50293000.0000">
            <text:p>50293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5087900.0000">
            <text:p>15087900.0000</text:p>
          </table:table-cell>
          <table:table-cell office:value-type="float" office:value="10058600.0000">
            <text:p>10058600.0000</text:p>
          </table:table-cell>
          <table:table-cell office:value-type="float" office:value="5029300.0000">
            <text:p>5029300.0000</text:p>
          </table:table-cell>
          <table:table-cell office:value-type="float" office:value="5029300.0000">
            <text:p>5029300.0000</text:p>
          </table:table-cell>
          <table:table-cell office:value-type="float" office:value="5029300.0000">
            <text:p>5029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70096">
            <text:p>1870096</text:p>
          </table:table-cell>
          <table:table-cell office:value-type="float" office:value="53962000.0000">
            <text:p>53962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6188600.0000">
            <text:p>16188600.0000</text:p>
          </table:table-cell>
          <table:table-cell office:value-type="float" office:value="10792400.0000">
            <text:p>10792400.0000</text:p>
          </table:table-cell>
          <table:table-cell office:value-type="float" office:value="5396200.0000">
            <text:p>5396200.0000</text:p>
          </table:table-cell>
          <table:table-cell office:value-type="float" office:value="5396200.0000">
            <text:p>5396200.0000</text:p>
          </table:table-cell>
          <table:table-cell office:value-type="float" office:value="5396200.0000">
            <text:p>53962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70098">
            <text:p>1870098</text:p>
          </table:table-cell>
          <table:table-cell office:value-type="float" office:value="20107000.0000">
            <text:p>20107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6032100.0000">
            <text:p>6032100.0000</text:p>
          </table:table-cell>
          <table:table-cell office:value-type="float" office:value="4021400.0000">
            <text:p>4021400.0000</text:p>
          </table:table-cell>
          <table:table-cell office:value-type="float" office:value="2010700.0000">
            <text:p>2010700.0000</text:p>
          </table:table-cell>
          <table:table-cell office:value-type="float" office:value="2010700.0000">
            <text:p>2010700.0000</text:p>
          </table:table-cell>
          <table:table-cell office:value-type="float" office:value="2010700.0000">
            <text:p>2010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70099">
            <text:p>1870099</text:p>
          </table:table-cell>
          <table:table-cell office:value-type="float" office:value="80765000.0000">
            <text:p>80765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4229500.0000">
            <text:p>24229500.0000</text:p>
          </table:table-cell>
          <table:table-cell office:value-type="float" office:value="16153000.0000">
            <text:p>16153000.0000</text:p>
          </table:table-cell>
          <table:table-cell office:value-type="float" office:value="8076500.0000">
            <text:p>8076500.0000</text:p>
          </table:table-cell>
          <table:table-cell office:value-type="float" office:value="8076500.0000">
            <text:p>8076500.0000</text:p>
          </table:table-cell>
          <table:table-cell office:value-type="float" office:value="8076500.0000">
            <text:p>8076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70101">
            <text:p>1870101</text:p>
          </table:table-cell>
          <table:table-cell office:value-type="float" office:value="60536000.0000">
            <text:p>60536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8160800.0000">
            <text:p>18160800.0000</text:p>
          </table:table-cell>
          <table:table-cell office:value-type="float" office:value="12107200.0000">
            <text:p>12107200.0000</text:p>
          </table:table-cell>
          <table:table-cell office:value-type="float" office:value="6053600.0000">
            <text:p>6053600.0000</text:p>
          </table:table-cell>
          <table:table-cell office:value-type="float" office:value="6053600.0000">
            <text:p>6053600.0000</text:p>
          </table:table-cell>
          <table:table-cell office:value-type="float" office:value="6053600.0000">
            <text:p>60536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70102">
            <text:p>1870102</text:p>
          </table:table-cell>
          <table:table-cell office:value-type="float" office:value="20076000.0000">
            <text:p>20076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6022800.0000">
            <text:p>6022800.0000</text:p>
          </table:table-cell>
          <table:table-cell office:value-type="float" office:value="4015200.0000">
            <text:p>4015200.0000</text:p>
          </table:table-cell>
          <table:table-cell office:value-type="float" office:value="2007600.0000">
            <text:p>2007600.0000</text:p>
          </table:table-cell>
          <table:table-cell office:value-type="float" office:value="2007600.0000">
            <text:p>2007600.0000</text:p>
          </table:table-cell>
          <table:table-cell office:value-type="float" office:value="2007600.0000">
            <text:p>20076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70103">
            <text:p>1870103</text:p>
          </table:table-cell>
          <table:table-cell office:value-type="float" office:value="35465000.0000">
            <text:p>35465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0639500.0000">
            <text:p>10639500.0000</text:p>
          </table:table-cell>
          <table:table-cell office:value-type="float" office:value="7093000.0000">
            <text:p>7093000.0000</text:p>
          </table:table-cell>
          <table:table-cell office:value-type="float" office:value="3546500.0000">
            <text:p>3546500.0000</text:p>
          </table:table-cell>
          <table:table-cell office:value-type="float" office:value="3546500.0000">
            <text:p>3546500.0000</text:p>
          </table:table-cell>
          <table:table-cell office:value-type="float" office:value="3546500.0000">
            <text:p>3546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70104">
            <text:p>1870104</text:p>
          </table:table-cell>
          <table:table-cell office:value-type="float" office:value="70870000.0000">
            <text:p>70870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1261000.0000">
            <text:p>21261000.0000</text:p>
          </table:table-cell>
          <table:table-cell office:value-type="float" office:value="14174000.0000">
            <text:p>14174000.0000</text:p>
          </table:table-cell>
          <table:table-cell office:value-type="float" office:value="7087000.0000">
            <text:p>7087000.0000</text:p>
          </table:table-cell>
          <table:table-cell office:value-type="float" office:value="7087000.0000">
            <text:p>7087000.0000</text:p>
          </table:table-cell>
          <table:table-cell office:value-type="float" office:value="7087000.0000">
            <text:p>7087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70105">
            <text:p>1870105</text:p>
          </table:table-cell>
          <table:table-cell office:value-type="float" office:value="75772000.0000">
            <text:p>75772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2731600.0000">
            <text:p>22731600.0000</text:p>
          </table:table-cell>
          <table:table-cell office:value-type="float" office:value="15154400.0000">
            <text:p>15154400.0000</text:p>
          </table:table-cell>
          <table:table-cell office:value-type="float" office:value="7577200.0000">
            <text:p>7577200.0000</text:p>
          </table:table-cell>
          <table:table-cell office:value-type="float" office:value="7577200.0000">
            <text:p>7577200.0000</text:p>
          </table:table-cell>
          <table:table-cell office:value-type="float" office:value="7577200.0000">
            <text:p>75772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70106">
            <text:p>1870106</text:p>
          </table:table-cell>
          <table:table-cell office:value-type="float" office:value="79228000.0000">
            <text:p>79228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3768400.0000">
            <text:p>23768400.0000</text:p>
          </table:table-cell>
          <table:table-cell office:value-type="float" office:value="15845600.0000">
            <text:p>15845600.0000</text:p>
          </table:table-cell>
          <table:table-cell office:value-type="float" office:value="7922800.0000">
            <text:p>7922800.0000</text:p>
          </table:table-cell>
          <table:table-cell office:value-type="float" office:value="7922800.0000">
            <text:p>7922800.0000</text:p>
          </table:table-cell>
          <table:table-cell office:value-type="float" office:value="7922800.0000">
            <text:p>79228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70107">
            <text:p>1870107</text:p>
          </table:table-cell>
          <table:table-cell office:value-type="float" office:value="77779000.0000">
            <text:p>77779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3333700.0000">
            <text:p>23333700.0000</text:p>
          </table:table-cell>
          <table:table-cell office:value-type="float" office:value="15555800.0000">
            <text:p>15555800.0000</text:p>
          </table:table-cell>
          <table:table-cell office:value-type="float" office:value="7777900.0000">
            <text:p>7777900.0000</text:p>
          </table:table-cell>
          <table:table-cell office:value-type="float" office:value="7777900.0000">
            <text:p>7777900.0000</text:p>
          </table:table-cell>
          <table:table-cell office:value-type="float" office:value="7777900.0000">
            <text:p>77779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70108">
            <text:p>1870108</text:p>
          </table:table-cell>
          <table:table-cell office:value-type="float" office:value="80730000.0000">
            <text:p>80730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4219000.0000">
            <text:p>24219000.0000</text:p>
          </table:table-cell>
          <table:table-cell office:value-type="float" office:value="16146000.0000">
            <text:p>16146000.0000</text:p>
          </table:table-cell>
          <table:table-cell office:value-type="float" office:value="8073000.0000">
            <text:p>8073000.0000</text:p>
          </table:table-cell>
          <table:table-cell office:value-type="float" office:value="8073000.0000">
            <text:p>8073000.0000</text:p>
          </table:table-cell>
          <table:table-cell office:value-type="float" office:value="8073000.0000">
            <text:p>8073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70109">
            <text:p>1870109</text:p>
          </table:table-cell>
          <table:table-cell office:value-type="float" office:value="27776000.0000">
            <text:p>27776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332800.0000">
            <text:p>8332800.0000</text:p>
          </table:table-cell>
          <table:table-cell office:value-type="float" office:value="5555200.0000">
            <text:p>5555200.0000</text:p>
          </table:table-cell>
          <table:table-cell office:value-type="float" office:value="2777600.0000">
            <text:p>2777600.0000</text:p>
          </table:table-cell>
          <table:table-cell office:value-type="float" office:value="2777600.0000">
            <text:p>2777600.0000</text:p>
          </table:table-cell>
          <table:table-cell office:value-type="float" office:value="2777600.0000">
            <text:p>27776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70110">
            <text:p>1870110</text:p>
          </table:table-cell>
          <table:table-cell office:value-type="float" office:value="80765000.0000">
            <text:p>80765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4229500.0000">
            <text:p>24229500.0000</text:p>
          </table:table-cell>
          <table:table-cell office:value-type="float" office:value="16153000.0000">
            <text:p>16153000.0000</text:p>
          </table:table-cell>
          <table:table-cell office:value-type="float" office:value="8076500.0000">
            <text:p>8076500.0000</text:p>
          </table:table-cell>
          <table:table-cell office:value-type="float" office:value="8076500.0000">
            <text:p>8076500.0000</text:p>
          </table:table-cell>
          <table:table-cell office:value-type="float" office:value="8076500.0000">
            <text:p>8076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70111">
            <text:p>1870111</text:p>
          </table:table-cell>
          <table:table-cell office:value-type="float" office:value="151613000.0000">
            <text:p>151613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45483900.0000">
            <text:p>45483900.0000</text:p>
          </table:table-cell>
          <table:table-cell office:value-type="float" office:value="30322600.0000">
            <text:p>30322600.0000</text:p>
          </table:table-cell>
          <table:table-cell office:value-type="float" office:value="15161300.0000">
            <text:p>15161300.0000</text:p>
          </table:table-cell>
          <table:table-cell office:value-type="float" office:value="15161300.0000">
            <text:p>15161300.0000</text:p>
          </table:table-cell>
          <table:table-cell office:value-type="float" office:value="15161300.0000">
            <text:p>15161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70112">
            <text:p>1870112</text:p>
          </table:table-cell>
          <table:table-cell office:value-type="float" office:value="71950000.0000">
            <text:p>71950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1585000.0000">
            <text:p>21585000.0000</text:p>
          </table:table-cell>
          <table:table-cell office:value-type="float" office:value="14390000.0000">
            <text:p>14390000.0000</text:p>
          </table:table-cell>
          <table:table-cell office:value-type="float" office:value="7195000.0000">
            <text:p>7195000.0000</text:p>
          </table:table-cell>
          <table:table-cell office:value-type="float" office:value="7195000.0000">
            <text:p>7195000.0000</text:p>
          </table:table-cell>
          <table:table-cell office:value-type="float" office:value="7195000.0000">
            <text:p>719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914484">
            <text:p>1914484</text:p>
          </table:table-cell>
          <table:table-cell office:value-type="float" office:value="25274000.0000">
            <text:p>25274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582200.0000">
            <text:p>7582200.0000</text:p>
          </table:table-cell>
          <table:table-cell office:value-type="float" office:value="5054800.0000">
            <text:p>5054800.0000</text:p>
          </table:table-cell>
          <table:table-cell office:value-type="float" office:value="2527400.0000">
            <text:p>2527400.0000</text:p>
          </table:table-cell>
          <table:table-cell office:value-type="float" office:value="2527400.0000">
            <text:p>2527400.0000</text:p>
          </table:table-cell>
          <table:table-cell office:value-type="float" office:value="2527400.0000">
            <text:p>25274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914495">
            <text:p>1914495</text:p>
          </table:table-cell>
          <table:table-cell office:value-type="float" office:value="80867000.0000">
            <text:p>80867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4260100.0000">
            <text:p>24260100.0000</text:p>
          </table:table-cell>
          <table:table-cell office:value-type="float" office:value="16173400.0000">
            <text:p>16173400.0000</text:p>
          </table:table-cell>
          <table:table-cell office:value-type="float" office:value="8086700.0000">
            <text:p>8086700.0000</text:p>
          </table:table-cell>
          <table:table-cell office:value-type="float" office:value="8086700.0000">
            <text:p>8086700.0000</text:p>
          </table:table-cell>
          <table:table-cell office:value-type="float" office:value="8086700.0000">
            <text:p>8086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914496">
            <text:p>1914496</text:p>
          </table:table-cell>
          <table:table-cell office:value-type="float" office:value="70625000.0000">
            <text:p>70625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1187500.0000">
            <text:p>21187500.0000</text:p>
          </table:table-cell>
          <table:table-cell office:value-type="float" office:value="14125000.0000">
            <text:p>14125000.0000</text:p>
          </table:table-cell>
          <table:table-cell office:value-type="float" office:value="7062500.0000">
            <text:p>7062500.0000</text:p>
          </table:table-cell>
          <table:table-cell office:value-type="float" office:value="7062500.0000">
            <text:p>7062500.0000</text:p>
          </table:table-cell>
          <table:table-cell office:value-type="float" office:value="7062500.0000">
            <text:p>706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914507">
            <text:p>1914507</text:p>
          </table:table-cell>
          <table:table-cell office:value-type="float" office:value="50543000.0000">
            <text:p>50543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5162900.0000">
            <text:p>15162900.0000</text:p>
          </table:table-cell>
          <table:table-cell office:value-type="float" office:value="10108600.0000">
            <text:p>10108600.0000</text:p>
          </table:table-cell>
          <table:table-cell office:value-type="float" office:value="5054300.0000">
            <text:p>5054300.0000</text:p>
          </table:table-cell>
          <table:table-cell office:value-type="float" office:value="5054300.0000">
            <text:p>5054300.0000</text:p>
          </table:table-cell>
          <table:table-cell office:value-type="float" office:value="5054300.0000">
            <text:p>5054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914568">
            <text:p>1914568</text:p>
          </table:table-cell>
          <table:table-cell office:value-type="float" office:value="65774000.0000">
            <text:p>65774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9732200.0000">
            <text:p>19732200.0000</text:p>
          </table:table-cell>
          <table:table-cell office:value-type="float" office:value="13154800.0000">
            <text:p>13154800.0000</text:p>
          </table:table-cell>
          <table:table-cell office:value-type="float" office:value="6577400.0000">
            <text:p>6577400.0000</text:p>
          </table:table-cell>
          <table:table-cell office:value-type="float" office:value="6577400.0000">
            <text:p>6577400.0000</text:p>
          </table:table-cell>
          <table:table-cell office:value-type="float" office:value="6577400.0000">
            <text:p>65774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914600">
            <text:p>1914600</text:p>
          </table:table-cell>
          <table:table-cell office:value-type="float" office:value="80714000.0000">
            <text:p>80714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4214200.0000">
            <text:p>24214200.0000</text:p>
          </table:table-cell>
          <table:table-cell office:value-type="float" office:value="16142800.0000">
            <text:p>16142800.0000</text:p>
          </table:table-cell>
          <table:table-cell office:value-type="float" office:value="8071400.0000">
            <text:p>8071400.0000</text:p>
          </table:table-cell>
          <table:table-cell office:value-type="float" office:value="8071400.0000">
            <text:p>8071400.0000</text:p>
          </table:table-cell>
          <table:table-cell office:value-type="float" office:value="8071400.0000">
            <text:p>80714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914605">
            <text:p>1914605</text:p>
          </table:table-cell>
          <table:table-cell office:value-type="float" office:value="80470000.0000">
            <text:p>80470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4141000.0000">
            <text:p>24141000.0000</text:p>
          </table:table-cell>
          <table:table-cell office:value-type="float" office:value="16094000.0000">
            <text:p>16094000.0000</text:p>
          </table:table-cell>
          <table:table-cell office:value-type="float" office:value="8047000.0000">
            <text:p>8047000.0000</text:p>
          </table:table-cell>
          <table:table-cell office:value-type="float" office:value="8047000.0000">
            <text:p>8047000.0000</text:p>
          </table:table-cell>
          <table:table-cell office:value-type="float" office:value="8047000.0000">
            <text:p>8047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914606">
            <text:p>1914606</text:p>
          </table:table-cell>
          <table:table-cell office:value-type="float" office:value="50569000.0000">
            <text:p>50569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5170700.0000">
            <text:p>15170700.0000</text:p>
          </table:table-cell>
          <table:table-cell office:value-type="float" office:value="10113800.0000">
            <text:p>10113800.0000</text:p>
          </table:table-cell>
          <table:table-cell office:value-type="float" office:value="5056900.0000">
            <text:p>5056900.0000</text:p>
          </table:table-cell>
          <table:table-cell office:value-type="float" office:value="5056900.0000">
            <text:p>5056900.0000</text:p>
          </table:table-cell>
          <table:table-cell office:value-type="float" office:value="5056900.0000">
            <text:p>50569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914642">
            <text:p>1914642</text:p>
          </table:table-cell>
          <table:table-cell office:value-type="float" office:value="50548000.0000">
            <text:p>50548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5164400.0000">
            <text:p>15164400.0000</text:p>
          </table:table-cell>
          <table:table-cell office:value-type="float" office:value="10109600.0000">
            <text:p>10109600.0000</text:p>
          </table:table-cell>
          <table:table-cell office:value-type="float" office:value="5054800.0000">
            <text:p>5054800.0000</text:p>
          </table:table-cell>
          <table:table-cell office:value-type="float" office:value="5054800.0000">
            <text:p>5054800.0000</text:p>
          </table:table-cell>
          <table:table-cell office:value-type="float" office:value="5054800.0000">
            <text:p>50548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914684">
            <text:p>1914684</text:p>
          </table:table-cell>
          <table:table-cell office:value-type="float" office:value="80694000.0000">
            <text:p>80694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4208200.0000">
            <text:p>24208200.0000</text:p>
          </table:table-cell>
          <table:table-cell office:value-type="float" office:value="16138800.0000">
            <text:p>16138800.0000</text:p>
          </table:table-cell>
          <table:table-cell office:value-type="float" office:value="8069400.0000">
            <text:p>8069400.0000</text:p>
          </table:table-cell>
          <table:table-cell office:value-type="float" office:value="8069400.0000">
            <text:p>8069400.0000</text:p>
          </table:table-cell>
          <table:table-cell office:value-type="float" office:value="8069400.0000">
            <text:p>80694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914699">
            <text:p>1914699</text:p>
          </table:table-cell>
          <table:table-cell office:value-type="float" office:value="103747000.0000">
            <text:p>103747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31124100.0000">
            <text:p>31124100.0000</text:p>
          </table:table-cell>
          <table:table-cell office:value-type="float" office:value="20749400.0000">
            <text:p>20749400.0000</text:p>
          </table:table-cell>
          <table:table-cell office:value-type="float" office:value="10374700.0000">
            <text:p>10374700.0000</text:p>
          </table:table-cell>
          <table:table-cell office:value-type="float" office:value="10374700.0000">
            <text:p>10374700.0000</text:p>
          </table:table-cell>
          <table:table-cell office:value-type="float" office:value="10374700.0000">
            <text:p>10374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914706">
            <text:p>1914706</text:p>
          </table:table-cell>
          <table:table-cell office:value-type="float" office:value="69337000.0000">
            <text:p>69337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0801100.0000">
            <text:p>20801100.0000</text:p>
          </table:table-cell>
          <table:table-cell office:value-type="float" office:value="13867400.0000">
            <text:p>13867400.0000</text:p>
          </table:table-cell>
          <table:table-cell office:value-type="float" office:value="6933700.0000">
            <text:p>6933700.0000</text:p>
          </table:table-cell>
          <table:table-cell office:value-type="float" office:value="6933700.0000">
            <text:p>6933700.0000</text:p>
          </table:table-cell>
          <table:table-cell office:value-type="float" office:value="6933700.0000">
            <text:p>6933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914741">
            <text:p>1914741</text:p>
          </table:table-cell>
          <table:table-cell office:value-type="float" office:value="80510000.0000">
            <text:p>80510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4153000.0000">
            <text:p>24153000.0000</text:p>
          </table:table-cell>
          <table:table-cell office:value-type="float" office:value="16102000.0000">
            <text:p>16102000.0000</text:p>
          </table:table-cell>
          <table:table-cell office:value-type="float" office:value="8051000.0000">
            <text:p>8051000.0000</text:p>
          </table:table-cell>
          <table:table-cell office:value-type="float" office:value="8051000.0000">
            <text:p>8051000.0000</text:p>
          </table:table-cell>
          <table:table-cell office:value-type="float" office:value="8051000.0000">
            <text:p>8051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914927">
            <text:p>1914927</text:p>
          </table:table-cell>
          <table:table-cell office:value-type="float" office:value="80979000.0000">
            <text:p>80979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4293700.0000">
            <text:p>24293700.0000</text:p>
          </table:table-cell>
          <table:table-cell office:value-type="float" office:value="16195800.0000">
            <text:p>16195800.0000</text:p>
          </table:table-cell>
          <table:table-cell office:value-type="float" office:value="8097900.0000">
            <text:p>8097900.0000</text:p>
          </table:table-cell>
          <table:table-cell office:value-type="float" office:value="8097900.0000">
            <text:p>8097900.0000</text:p>
          </table:table-cell>
          <table:table-cell office:value-type="float" office:value="8097900.0000">
            <text:p>80979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914950">
            <text:p>1914950</text:p>
          </table:table-cell>
          <table:table-cell office:value-type="float" office:value="126830000.0000">
            <text:p>126830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38049000.0000">
            <text:p>38049000.0000</text:p>
          </table:table-cell>
          <table:table-cell office:value-type="float" office:value="25366000.0000">
            <text:p>25366000.0000</text:p>
          </table:table-cell>
          <table:table-cell office:value-type="float" office:value="12683000.0000">
            <text:p>12683000.0000</text:p>
          </table:table-cell>
          <table:table-cell office:value-type="float" office:value="12683000.0000">
            <text:p>12683000.0000</text:p>
          </table:table-cell>
          <table:table-cell office:value-type="float" office:value="12683000.0000">
            <text:p>12683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915012">
            <text:p>1915012</text:p>
          </table:table-cell>
          <table:table-cell office:value-type="float" office:value="101372000.0000">
            <text:p>101372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30411600.0000">
            <text:p>30411600.0000</text:p>
          </table:table-cell>
          <table:table-cell office:value-type="float" office:value="20274400.0000">
            <text:p>20274400.0000</text:p>
          </table:table-cell>
          <table:table-cell office:value-type="float" office:value="10137200.0000">
            <text:p>10137200.0000</text:p>
          </table:table-cell>
          <table:table-cell office:value-type="float" office:value="10137200.0000">
            <text:p>10137200.0000</text:p>
          </table:table-cell>
          <table:table-cell office:value-type="float" office:value="10137200.0000">
            <text:p>101372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915017">
            <text:p>1915017</text:p>
          </table:table-cell>
          <table:table-cell office:value-type="float" office:value="101450000.0000">
            <text:p>101450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30435000.0000">
            <text:p>30435000.0000</text:p>
          </table:table-cell>
          <table:table-cell office:value-type="float" office:value="20290000.0000">
            <text:p>20290000.0000</text:p>
          </table:table-cell>
          <table:table-cell office:value-type="float" office:value="10145000.0000">
            <text:p>10145000.0000</text:p>
          </table:table-cell>
          <table:table-cell office:value-type="float" office:value="10145000.0000">
            <text:p>10145000.0000</text:p>
          </table:table-cell>
          <table:table-cell office:value-type="float" office:value="10145000.0000">
            <text:p>1014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915054">
            <text:p>1915054</text:p>
          </table:table-cell>
          <table:table-cell office:value-type="float" office:value="50609000.0000">
            <text:p>50609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5182700.0000">
            <text:p>15182700.0000</text:p>
          </table:table-cell>
          <table:table-cell office:value-type="float" office:value="10121800.0000">
            <text:p>10121800.0000</text:p>
          </table:table-cell>
          <table:table-cell office:value-type="float" office:value="5060900.0000">
            <text:p>5060900.0000</text:p>
          </table:table-cell>
          <table:table-cell office:value-type="float" office:value="5060900.0000">
            <text:p>5060900.0000</text:p>
          </table:table-cell>
          <table:table-cell office:value-type="float" office:value="5060900.0000">
            <text:p>50609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915269">
            <text:p>1915269</text:p>
          </table:table-cell>
          <table:table-cell office:value-type="float" office:value="81040000.0000">
            <text:p>81040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4312000.0000">
            <text:p>24312000.0000</text:p>
          </table:table-cell>
          <table:table-cell office:value-type="float" office:value="16208000.0000">
            <text:p>16208000.0000</text:p>
          </table:table-cell>
          <table:table-cell office:value-type="float" office:value="8104000.0000">
            <text:p>8104000.0000</text:p>
          </table:table-cell>
          <table:table-cell office:value-type="float" office:value="8104000.0000">
            <text:p>8104000.0000</text:p>
          </table:table-cell>
          <table:table-cell office:value-type="float" office:value="8104000.0000">
            <text:p>8104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915541">
            <text:p>1915541</text:p>
          </table:table-cell>
          <table:table-cell office:value-type="float" office:value="82956000.0000">
            <text:p>82956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4886800.0000">
            <text:p>24886800.0000</text:p>
          </table:table-cell>
          <table:table-cell office:value-type="float" office:value="16591200.0000">
            <text:p>16591200.0000</text:p>
          </table:table-cell>
          <table:table-cell office:value-type="float" office:value="8295600.0000">
            <text:p>8295600.0000</text:p>
          </table:table-cell>
          <table:table-cell office:value-type="float" office:value="8295600.0000">
            <text:p>8295600.0000</text:p>
          </table:table-cell>
          <table:table-cell office:value-type="float" office:value="8295600.0000">
            <text:p>82956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915771">
            <text:p>1915771</text:p>
          </table:table-cell>
          <table:table-cell office:value-type="float" office:value="80714000.0000">
            <text:p>80714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4214200.0000">
            <text:p>24214200.0000</text:p>
          </table:table-cell>
          <table:table-cell office:value-type="float" office:value="16142800.0000">
            <text:p>16142800.0000</text:p>
          </table:table-cell>
          <table:table-cell office:value-type="float" office:value="8071400.0000">
            <text:p>8071400.0000</text:p>
          </table:table-cell>
          <table:table-cell office:value-type="float" office:value="8071400.0000">
            <text:p>8071400.0000</text:p>
          </table:table-cell>
          <table:table-cell office:value-type="float" office:value="8071400.0000">
            <text:p>80714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915772">
            <text:p>1915772</text:p>
          </table:table-cell>
          <table:table-cell office:value-type="float" office:value="80694000.0000">
            <text:p>80694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4208200.0000">
            <text:p>24208200.0000</text:p>
          </table:table-cell>
          <table:table-cell office:value-type="float" office:value="16138800.0000">
            <text:p>16138800.0000</text:p>
          </table:table-cell>
          <table:table-cell office:value-type="float" office:value="8069400.0000">
            <text:p>8069400.0000</text:p>
          </table:table-cell>
          <table:table-cell office:value-type="float" office:value="8069400.0000">
            <text:p>8069400.0000</text:p>
          </table:table-cell>
          <table:table-cell office:value-type="float" office:value="8069400.0000">
            <text:p>80694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916082">
            <text:p>1916082</text:p>
          </table:table-cell>
          <table:table-cell office:value-type="float" office:value="80612000.0000">
            <text:p>80612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4183600.0000">
            <text:p>24183600.0000</text:p>
          </table:table-cell>
          <table:table-cell office:value-type="float" office:value="16122400.0000">
            <text:p>16122400.0000</text:p>
          </table:table-cell>
          <table:table-cell office:value-type="float" office:value="8061200.0000">
            <text:p>8061200.0000</text:p>
          </table:table-cell>
          <table:table-cell office:value-type="float" office:value="8061200.0000">
            <text:p>8061200.0000</text:p>
          </table:table-cell>
          <table:table-cell office:value-type="float" office:value="8061200.0000">
            <text:p>80612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916131">
            <text:p>1916131</text:p>
          </table:table-cell>
          <table:table-cell office:value-type="float" office:value="90702000.0000">
            <text:p>90702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7210600.0000">
            <text:p>27210600.0000</text:p>
          </table:table-cell>
          <table:table-cell office:value-type="float" office:value="18140400.0000">
            <text:p>18140400.0000</text:p>
          </table:table-cell>
          <table:table-cell office:value-type="float" office:value="9070200.0000">
            <text:p>9070200.0000</text:p>
          </table:table-cell>
          <table:table-cell office:value-type="float" office:value="9070200.0000">
            <text:p>9070200.0000</text:p>
          </table:table-cell>
          <table:table-cell office:value-type="float" office:value="9070200.0000">
            <text:p>90702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916133">
            <text:p>1916133</text:p>
          </table:table-cell>
          <table:table-cell office:value-type="float" office:value="100893000.0000">
            <text:p>100893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30267900.0000">
            <text:p>30267900.0000</text:p>
          </table:table-cell>
          <table:table-cell office:value-type="float" office:value="20178600.0000">
            <text:p>20178600.0000</text:p>
          </table:table-cell>
          <table:table-cell office:value-type="float" office:value="10089300.0000">
            <text:p>10089300.0000</text:p>
          </table:table-cell>
          <table:table-cell office:value-type="float" office:value="10089300.0000">
            <text:p>10089300.0000</text:p>
          </table:table-cell>
          <table:table-cell office:value-type="float" office:value="10089300.0000">
            <text:p>10089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7187">
            <text:p>2047187</text:p>
          </table:table-cell>
          <table:table-cell office:value-type="float" office:value="30064000.0000">
            <text:p>30064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019200.0000">
            <text:p>9019200.0000</text:p>
          </table:table-cell>
          <table:table-cell office:value-type="float" office:value="6012800.0000">
            <text:p>6012800.0000</text:p>
          </table:table-cell>
          <table:table-cell office:value-type="float" office:value="3006400.0000">
            <text:p>3006400.0000</text:p>
          </table:table-cell>
          <table:table-cell office:value-type="float" office:value="3006400.0000">
            <text:p>3006400.0000</text:p>
          </table:table-cell>
          <table:table-cell office:value-type="float" office:value="3006400.0000">
            <text:p>30064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7539">
            <text:p>2047539</text:p>
          </table:table-cell>
          <table:table-cell office:value-type="float" office:value="72928000.0000">
            <text:p>72928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1878400.0000">
            <text:p>21878400.0000</text:p>
          </table:table-cell>
          <table:table-cell office:value-type="float" office:value="14585600.0000">
            <text:p>14585600.0000</text:p>
          </table:table-cell>
          <table:table-cell office:value-type="float" office:value="7292800.0000">
            <text:p>7292800.0000</text:p>
          </table:table-cell>
          <table:table-cell office:value-type="float" office:value="7292800.0000">
            <text:p>7292800.0000</text:p>
          </table:table-cell>
          <table:table-cell office:value-type="float" office:value="7292800.0000">
            <text:p>72928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7585">
            <text:p>2047585</text:p>
          </table:table-cell>
          <table:table-cell office:value-type="float" office:value="100791000.0000">
            <text:p>100791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30237300.0000">
            <text:p>30237300.0000</text:p>
          </table:table-cell>
          <table:table-cell office:value-type="float" office:value="20158200.0000">
            <text:p>20158200.0000</text:p>
          </table:table-cell>
          <table:table-cell office:value-type="float" office:value="10079100.0000">
            <text:p>10079100.0000</text:p>
          </table:table-cell>
          <table:table-cell office:value-type="float" office:value="10079100.0000">
            <text:p>10079100.0000</text:p>
          </table:table-cell>
          <table:table-cell office:value-type="float" office:value="10079100.0000">
            <text:p>100791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47628">
            <text:p>2047628</text:p>
          </table:table-cell>
          <table:table-cell office:value-type="float" office:value="80409000.0000">
            <text:p>80409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4122700.0000">
            <text:p>24122700.0000</text:p>
          </table:table-cell>
          <table:table-cell office:value-type="float" office:value="16081800.0000">
            <text:p>16081800.0000</text:p>
          </table:table-cell>
          <table:table-cell office:value-type="float" office:value="8040900.0000">
            <text:p>8040900.0000</text:p>
          </table:table-cell>
          <table:table-cell office:value-type="float" office:value="8040900.0000">
            <text:p>8040900.0000</text:p>
          </table:table-cell>
          <table:table-cell office:value-type="float" office:value="8040900.0000">
            <text:p>80409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65023">
            <text:p>2065023</text:p>
          </table:table-cell>
          <table:table-cell office:value-type="float" office:value="154207000.0000">
            <text:p>154207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46262100.0000">
            <text:p>46262100.0000</text:p>
          </table:table-cell>
          <table:table-cell office:value-type="float" office:value="30841400.0000">
            <text:p>30841400.0000</text:p>
          </table:table-cell>
          <table:table-cell office:value-type="float" office:value="15420700.0000">
            <text:p>15420700.0000</text:p>
          </table:table-cell>
          <table:table-cell office:value-type="float" office:value="15420700.0000">
            <text:p>15420700.0000</text:p>
          </table:table-cell>
          <table:table-cell office:value-type="float" office:value="15420700.0000">
            <text:p>15420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65028">
            <text:p>2065028</text:p>
          </table:table-cell>
          <table:table-cell office:value-type="float" office:value="153864000.0000">
            <text:p>153864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46159200.0000">
            <text:p>46159200.0000</text:p>
          </table:table-cell>
          <table:table-cell office:value-type="float" office:value="30772800.0000">
            <text:p>30772800.0000</text:p>
          </table:table-cell>
          <table:table-cell office:value-type="float" office:value="15386400.0000">
            <text:p>15386400.0000</text:p>
          </table:table-cell>
          <table:table-cell office:value-type="float" office:value="15386400.0000">
            <text:p>15386400.0000</text:p>
          </table:table-cell>
          <table:table-cell office:value-type="float" office:value="15386400.0000">
            <text:p>153864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65029">
            <text:p>2065029</text:p>
          </table:table-cell>
          <table:table-cell office:value-type="float" office:value="154515000.0000">
            <text:p>154515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46354500.0000">
            <text:p>46354500.0000</text:p>
          </table:table-cell>
          <table:table-cell office:value-type="float" office:value="30903000.0000">
            <text:p>30903000.0000</text:p>
          </table:table-cell>
          <table:table-cell office:value-type="float" office:value="15451500.0000">
            <text:p>15451500.0000</text:p>
          </table:table-cell>
          <table:table-cell office:value-type="float" office:value="15451500.0000">
            <text:p>15451500.0000</text:p>
          </table:table-cell>
          <table:table-cell office:value-type="float" office:value="15451500.0000">
            <text:p>15451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65030">
            <text:p>2065030</text:p>
          </table:table-cell>
          <table:table-cell office:value-type="float" office:value="153619000.0000">
            <text:p>153619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46085700.0000">
            <text:p>46085700.0000</text:p>
          </table:table-cell>
          <table:table-cell office:value-type="float" office:value="30723800.0000">
            <text:p>30723800.0000</text:p>
          </table:table-cell>
          <table:table-cell office:value-type="float" office:value="15361900.0000">
            <text:p>15361900.0000</text:p>
          </table:table-cell>
          <table:table-cell office:value-type="float" office:value="15361900.0000">
            <text:p>15361900.0000</text:p>
          </table:table-cell>
          <table:table-cell office:value-type="float" office:value="15361900.0000">
            <text:p>153619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65031">
            <text:p>2065031</text:p>
          </table:table-cell>
          <table:table-cell office:value-type="float" office:value="153760000.0000">
            <text:p>153760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46128000.0000">
            <text:p>46128000.0000</text:p>
          </table:table-cell>
          <table:table-cell office:value-type="float" office:value="30752000.0000">
            <text:p>30752000.0000</text:p>
          </table:table-cell>
          <table:table-cell office:value-type="float" office:value="15376000.0000">
            <text:p>15376000.0000</text:p>
          </table:table-cell>
          <table:table-cell office:value-type="float" office:value="15376000.0000">
            <text:p>15376000.0000</text:p>
          </table:table-cell>
          <table:table-cell office:value-type="float" office:value="15376000.0000">
            <text:p>15376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65032">
            <text:p>2065032</text:p>
          </table:table-cell>
          <table:table-cell office:value-type="float" office:value="614228000.0000">
            <text:p>614228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84268400.0000">
            <text:p>184268400.0000</text:p>
          </table:table-cell>
          <table:table-cell office:value-type="float" office:value="122845600.0000">
            <text:p>122845600.0000</text:p>
          </table:table-cell>
          <table:table-cell office:value-type="float" office:value="61422800.0000">
            <text:p>61422800.0000</text:p>
          </table:table-cell>
          <table:table-cell office:value-type="float" office:value="61422800.0000">
            <text:p>61422800.0000</text:p>
          </table:table-cell>
          <table:table-cell office:value-type="float" office:value="61422800.0000">
            <text:p>614228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65033">
            <text:p>2065033</text:p>
          </table:table-cell>
          <table:table-cell office:value-type="float" office:value="718387000.0000">
            <text:p>718387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15516100.0000">
            <text:p>215516100.0000</text:p>
          </table:table-cell>
          <table:table-cell office:value-type="float" office:value="143677400.0000">
            <text:p>143677400.0000</text:p>
          </table:table-cell>
          <table:table-cell office:value-type="float" office:value="71838700.0000">
            <text:p>71838700.0000</text:p>
          </table:table-cell>
          <table:table-cell office:value-type="float" office:value="71838700.0000">
            <text:p>71838700.0000</text:p>
          </table:table-cell>
          <table:table-cell office:value-type="float" office:value="71838700.0000">
            <text:p>71838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65034">
            <text:p>2065034</text:p>
          </table:table-cell>
          <table:table-cell office:value-type="float" office:value="154174000.0000">
            <text:p>154174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46252200.0000">
            <text:p>46252200.0000</text:p>
          </table:table-cell>
          <table:table-cell office:value-type="float" office:value="30834800.0000">
            <text:p>30834800.0000</text:p>
          </table:table-cell>
          <table:table-cell office:value-type="float" office:value="15417400.0000">
            <text:p>15417400.0000</text:p>
          </table:table-cell>
          <table:table-cell office:value-type="float" office:value="15417400.0000">
            <text:p>15417400.0000</text:p>
          </table:table-cell>
          <table:table-cell office:value-type="float" office:value="15417400.0000">
            <text:p>154174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65035">
            <text:p>2065035</text:p>
          </table:table-cell>
          <table:table-cell office:value-type="float" office:value="153007000.0000">
            <text:p>153007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45902100.0000">
            <text:p>45902100.0000</text:p>
          </table:table-cell>
          <table:table-cell office:value-type="float" office:value="30601400.0000">
            <text:p>30601400.0000</text:p>
          </table:table-cell>
          <table:table-cell office:value-type="float" office:value="15300700.0000">
            <text:p>15300700.0000</text:p>
          </table:table-cell>
          <table:table-cell office:value-type="float" office:value="15300700.0000">
            <text:p>15300700.0000</text:p>
          </table:table-cell>
          <table:table-cell office:value-type="float" office:value="15300700.0000">
            <text:p>15300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65036">
            <text:p>2065036</text:p>
          </table:table-cell>
          <table:table-cell office:value-type="float" office:value="153735000.0000">
            <text:p>153735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46120500.0000">
            <text:p>46120500.0000</text:p>
          </table:table-cell>
          <table:table-cell office:value-type="float" office:value="30747000.0000">
            <text:p>30747000.0000</text:p>
          </table:table-cell>
          <table:table-cell office:value-type="float" office:value="15373500.0000">
            <text:p>15373500.0000</text:p>
          </table:table-cell>
          <table:table-cell office:value-type="float" office:value="15373500.0000">
            <text:p>15373500.0000</text:p>
          </table:table-cell>
          <table:table-cell office:value-type="float" office:value="15373500.0000">
            <text:p>15373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65037">
            <text:p>2065037</text:p>
          </table:table-cell>
          <table:table-cell office:value-type="float" office:value="153041000.0000">
            <text:p>153041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45912300.0000">
            <text:p>45912300.0000</text:p>
          </table:table-cell>
          <table:table-cell office:value-type="float" office:value="30608200.0000">
            <text:p>30608200.0000</text:p>
          </table:table-cell>
          <table:table-cell office:value-type="float" office:value="15304100.0000">
            <text:p>15304100.0000</text:p>
          </table:table-cell>
          <table:table-cell office:value-type="float" office:value="15304100.0000">
            <text:p>15304100.0000</text:p>
          </table:table-cell>
          <table:table-cell office:value-type="float" office:value="15304100.0000">
            <text:p>153041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65038">
            <text:p>2065038</text:p>
          </table:table-cell>
          <table:table-cell office:value-type="float" office:value="38587000.0000">
            <text:p>38587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1576100.0000">
            <text:p>11576100.0000</text:p>
          </table:table-cell>
          <table:table-cell office:value-type="float" office:value="7717400.0000">
            <text:p>7717400.0000</text:p>
          </table:table-cell>
          <table:table-cell office:value-type="float" office:value="3858700.0000">
            <text:p>3858700.0000</text:p>
          </table:table-cell>
          <table:table-cell office:value-type="float" office:value="3858700.0000">
            <text:p>3858700.0000</text:p>
          </table:table-cell>
          <table:table-cell office:value-type="float" office:value="3858700.0000">
            <text:p>3858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65039">
            <text:p>2065039</text:p>
          </table:table-cell>
          <table:table-cell office:value-type="float" office:value="152932000.0000">
            <text:p>152932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45879600.0000">
            <text:p>45879600.0000</text:p>
          </table:table-cell>
          <table:table-cell office:value-type="float" office:value="30586400.0000">
            <text:p>30586400.0000</text:p>
          </table:table-cell>
          <table:table-cell office:value-type="float" office:value="15293200.0000">
            <text:p>15293200.0000</text:p>
          </table:table-cell>
          <table:table-cell office:value-type="float" office:value="15293200.0000">
            <text:p>15293200.0000</text:p>
          </table:table-cell>
          <table:table-cell office:value-type="float" office:value="15293200.0000">
            <text:p>152932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65040">
            <text:p>2065040</text:p>
          </table:table-cell>
          <table:table-cell office:value-type="float" office:value="150592000.0000">
            <text:p>150592000.000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15059199.0000">
            <text:p>15059199.0000</text:p>
          </table:table-cell>
          <table:table-cell office:value-type="float" office:value="10039466.0000">
            <text:p>10039466.0000</text:p>
          </table:table-cell>
          <table:table-cell office:value-type="float" office:value="5019733.0000">
            <text:p>5019733.0000</text:p>
          </table:table-cell>
          <table:table-cell office:value-type="float" office:value="5019733.0000">
            <text:p>5019733.0000</text:p>
          </table:table-cell>
          <table:table-cell office:value-type="float" office:value="5019733.0000">
            <text:p>50197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65042">
            <text:p>2065042</text:p>
          </table:table-cell>
          <table:table-cell office:value-type="float" office:value="41974000.0000">
            <text:p>41974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2592200.0000">
            <text:p>12592200.0000</text:p>
          </table:table-cell>
          <table:table-cell office:value-type="float" office:value="8394800.0000">
            <text:p>8394800.0000</text:p>
          </table:table-cell>
          <table:table-cell office:value-type="float" office:value="4197400.0000">
            <text:p>4197400.0000</text:p>
          </table:table-cell>
          <table:table-cell office:value-type="float" office:value="4197400.0000">
            <text:p>4197400.0000</text:p>
          </table:table-cell>
          <table:table-cell office:value-type="float" office:value="4197400.0000">
            <text:p>41974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65043">
            <text:p>2065043</text:p>
          </table:table-cell>
          <table:table-cell office:value-type="float" office:value="94597000.0000">
            <text:p>94597000.0000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7094775.0000">
            <text:p>7094775.0000</text:p>
          </table:table-cell>
          <table:table-cell office:value-type="float" office:value="4729850.0000">
            <text:p>4729850.0000</text:p>
          </table:table-cell>
          <table:table-cell office:value-type="float" office:value="2364925.0000">
            <text:p>2364925.0000</text:p>
          </table:table-cell>
          <table:table-cell office:value-type="float" office:value="2364925.0000">
            <text:p>2364925.0000</text:p>
          </table:table-cell>
          <table:table-cell office:value-type="float" office:value="2364925.0000">
            <text:p>23649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65045">
            <text:p>2065045</text:p>
          </table:table-cell>
          <table:table-cell office:value-type="float" office:value="81655000.0000">
            <text:p>81655000.0000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6124125.0000">
            <text:p>6124125.0000</text:p>
          </table:table-cell>
          <table:table-cell office:value-type="float" office:value="4082750.0000">
            <text:p>4082750.0000</text:p>
          </table:table-cell>
          <table:table-cell office:value-type="float" office:value="2041375.0000">
            <text:p>2041375.0000</text:p>
          </table:table-cell>
          <table:table-cell office:value-type="float" office:value="2041375.0000">
            <text:p>2041375.0000</text:p>
          </table:table-cell>
          <table:table-cell office:value-type="float" office:value="2041375.0000">
            <text:p>20413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65047">
            <text:p>2065047</text:p>
          </table:table-cell>
          <table:table-cell office:value-type="float" office:value="94266000.0000">
            <text:p>94266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8279800.0000">
            <text:p>28279800.0000</text:p>
          </table:table-cell>
          <table:table-cell office:value-type="float" office:value="18853200.0000">
            <text:p>18853200.0000</text:p>
          </table:table-cell>
          <table:table-cell office:value-type="float" office:value="9426600.0000">
            <text:p>9426600.0000</text:p>
          </table:table-cell>
          <table:table-cell office:value-type="float" office:value="9426600.0000">
            <text:p>9426600.0000</text:p>
          </table:table-cell>
          <table:table-cell office:value-type="float" office:value="9426600.0000">
            <text:p>94266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65048">
            <text:p>2065048</text:p>
          </table:table-cell>
          <table:table-cell office:value-type="float" office:value="151012000.0000">
            <text:p>151012000.000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15101199.0000">
            <text:p>15101199.0000</text:p>
          </table:table-cell>
          <table:table-cell office:value-type="float" office:value="10067466.0000">
            <text:p>10067466.0000</text:p>
          </table:table-cell>
          <table:table-cell office:value-type="float" office:value="5033733.0000">
            <text:p>5033733.0000</text:p>
          </table:table-cell>
          <table:table-cell office:value-type="float" office:value="5033733.0000">
            <text:p>5033733.0000</text:p>
          </table:table-cell>
          <table:table-cell office:value-type="float" office:value="5033733.0000">
            <text:p>50337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65049">
            <text:p>2065049</text:p>
          </table:table-cell>
          <table:table-cell office:value-type="float" office:value="215579550.0000">
            <text:p>21557955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64673865.0000">
            <text:p>64673865.0000</text:p>
          </table:table-cell>
          <table:table-cell office:value-type="float" office:value="43115910.0000">
            <text:p>43115910.0000</text:p>
          </table:table-cell>
          <table:table-cell office:value-type="float" office:value="21557955.0000">
            <text:p>21557955.0000</text:p>
          </table:table-cell>
          <table:table-cell office:value-type="float" office:value="21557955.0000">
            <text:p>21557955.0000</text:p>
          </table:table-cell>
          <table:table-cell office:value-type="float" office:value="21557955.0000">
            <text:p>2155795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65050">
            <text:p>2065050</text:p>
          </table:table-cell>
          <table:table-cell office:value-type="float" office:value="92864000.0000">
            <text:p>92864000.0000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6964800.0000">
            <text:p>6964800.0000</text:p>
          </table:table-cell>
          <table:table-cell office:value-type="float" office:value="4643200.0000">
            <text:p>4643200.0000</text:p>
          </table:table-cell>
          <table:table-cell office:value-type="float" office:value="2321600.0000">
            <text:p>2321600.0000</text:p>
          </table:table-cell>
          <table:table-cell office:value-type="float" office:value="2321600.0000">
            <text:p>2321600.0000</text:p>
          </table:table-cell>
          <table:table-cell office:value-type="float" office:value="2321600.0000">
            <text:p>23216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65051">
            <text:p>2065051</text:p>
          </table:table-cell>
          <table:table-cell office:value-type="float" office:value="216171000.0000">
            <text:p>216171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64851300.0000">
            <text:p>64851300.0000</text:p>
          </table:table-cell>
          <table:table-cell office:value-type="float" office:value="43234200.0000">
            <text:p>43234200.0000</text:p>
          </table:table-cell>
          <table:table-cell office:value-type="float" office:value="21617100.0000">
            <text:p>21617100.0000</text:p>
          </table:table-cell>
          <table:table-cell office:value-type="float" office:value="21617100.0000">
            <text:p>21617100.0000</text:p>
          </table:table-cell>
          <table:table-cell office:value-type="float" office:value="21617100.0000">
            <text:p>216171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65052">
            <text:p>2065052</text:p>
          </table:table-cell>
          <table:table-cell office:value-type="float" office:value="162080000.0000">
            <text:p>162080000.0000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12156000.0000">
            <text:p>12156000.0000</text:p>
          </table:table-cell>
          <table:table-cell office:value-type="float" office:value="8104000.0000">
            <text:p>8104000.0000</text:p>
          </table:table-cell>
          <table:table-cell office:value-type="float" office:value="4052000.0000">
            <text:p>4052000.0000</text:p>
          </table:table-cell>
          <table:table-cell office:value-type="float" office:value="4052000.0000">
            <text:p>4052000.0000</text:p>
          </table:table-cell>
          <table:table-cell office:value-type="float" office:value="4052000.0000">
            <text:p>4052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65054">
            <text:p>2065054</text:p>
          </table:table-cell>
          <table:table-cell office:value-type="float" office:value="429791000.0000">
            <text:p>429791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28937300.0000">
            <text:p>128937300.0000</text:p>
          </table:table-cell>
          <table:table-cell office:value-type="float" office:value="85958200.0000">
            <text:p>85958200.0000</text:p>
          </table:table-cell>
          <table:table-cell office:value-type="float" office:value="42979100.0000">
            <text:p>42979100.0000</text:p>
          </table:table-cell>
          <table:table-cell office:value-type="float" office:value="42979100.0000">
            <text:p>42979100.0000</text:p>
          </table:table-cell>
          <table:table-cell office:value-type="float" office:value="42979100.0000">
            <text:p>429791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65055">
            <text:p>2065055</text:p>
          </table:table-cell>
          <table:table-cell office:value-type="float" office:value="213554000.0000">
            <text:p>213554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64066200.0000">
            <text:p>64066200.0000</text:p>
          </table:table-cell>
          <table:table-cell office:value-type="float" office:value="42710800.0000">
            <text:p>42710800.0000</text:p>
          </table:table-cell>
          <table:table-cell office:value-type="float" office:value="21355400.0000">
            <text:p>21355400.0000</text:p>
          </table:table-cell>
          <table:table-cell office:value-type="float" office:value="21355400.0000">
            <text:p>21355400.0000</text:p>
          </table:table-cell>
          <table:table-cell office:value-type="float" office:value="21355400.0000">
            <text:p>213554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65056">
            <text:p>2065056</text:p>
          </table:table-cell>
          <table:table-cell office:value-type="float" office:value="34440000.0000">
            <text:p>34440000.000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3444000.0000">
            <text:p>3444000.0000</text:p>
          </table:table-cell>
          <table:table-cell office:value-type="float" office:value="2296000.0000">
            <text:p>2296000.0000</text:p>
          </table:table-cell>
          <table:table-cell office:value-type="float" office:value="1148000.0000">
            <text:p>1148000.0000</text:p>
          </table:table-cell>
          <table:table-cell office:value-type="float" office:value="1148000.0000">
            <text:p>1148000.0000</text:p>
          </table:table-cell>
          <table:table-cell office:value-type="float" office:value="1148000.0000">
            <text:p>1148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65057">
            <text:p>2065057</text:p>
          </table:table-cell>
          <table:table-cell office:value-type="float" office:value="93651000.0000">
            <text:p>93651000.0000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7023825.0000">
            <text:p>7023825.0000</text:p>
          </table:table-cell>
          <table:table-cell office:value-type="float" office:value="4682550.0000">
            <text:p>4682550.0000</text:p>
          </table:table-cell>
          <table:table-cell office:value-type="float" office:value="2341275.0000">
            <text:p>2341275.0000</text:p>
          </table:table-cell>
          <table:table-cell office:value-type="float" office:value="2341275.0000">
            <text:p>2341275.0000</text:p>
          </table:table-cell>
          <table:table-cell office:value-type="float" office:value="2341275.0000">
            <text:p>23412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65058">
            <text:p>2065058</text:p>
          </table:table-cell>
          <table:table-cell office:value-type="float" office:value="215449000.0000">
            <text:p>215449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64634700.0000">
            <text:p>64634700.0000</text:p>
          </table:table-cell>
          <table:table-cell office:value-type="float" office:value="43089800.0000">
            <text:p>43089800.0000</text:p>
          </table:table-cell>
          <table:table-cell office:value-type="float" office:value="21544900.0000">
            <text:p>21544900.0000</text:p>
          </table:table-cell>
          <table:table-cell office:value-type="float" office:value="21544900.0000">
            <text:p>21544900.0000</text:p>
          </table:table-cell>
          <table:table-cell office:value-type="float" office:value="21544900.0000">
            <text:p>215449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65059">
            <text:p>2065059</text:p>
          </table:table-cell>
          <table:table-cell office:value-type="float" office:value="216426000.0000">
            <text:p>216426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64927800.0000">
            <text:p>64927800.0000</text:p>
          </table:table-cell>
          <table:table-cell office:value-type="float" office:value="43285200.0000">
            <text:p>43285200.0000</text:p>
          </table:table-cell>
          <table:table-cell office:value-type="float" office:value="21642600.0000">
            <text:p>21642600.0000</text:p>
          </table:table-cell>
          <table:table-cell office:value-type="float" office:value="21642600.0000">
            <text:p>21642600.0000</text:p>
          </table:table-cell>
          <table:table-cell office:value-type="float" office:value="21642600.0000">
            <text:p>216426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65061">
            <text:p>2065061</text:p>
          </table:table-cell>
          <table:table-cell office:value-type="float" office:value="454818000.0000">
            <text:p>454818000.000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45481800.0000">
            <text:p>45481800.0000</text:p>
          </table:table-cell>
          <table:table-cell office:value-type="float" office:value="30321200.0000">
            <text:p>30321200.0000</text:p>
          </table:table-cell>
          <table:table-cell office:value-type="float" office:value="15160600.0000">
            <text:p>15160600.0000</text:p>
          </table:table-cell>
          <table:table-cell office:value-type="float" office:value="15160600.0000">
            <text:p>15160600.0000</text:p>
          </table:table-cell>
          <table:table-cell office:value-type="float" office:value="15160600.0000">
            <text:p>151606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71146">
            <text:p>2071146</text:p>
          </table:table-cell>
          <table:table-cell office:value-type="float" office:value="24134000.0000">
            <text:p>24134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240200.0000">
            <text:p>7240200.0000</text:p>
          </table:table-cell>
          <table:table-cell office:value-type="float" office:value="4826800.0000">
            <text:p>4826800.0000</text:p>
          </table:table-cell>
          <table:table-cell office:value-type="float" office:value="2413400.0000">
            <text:p>2413400.0000</text:p>
          </table:table-cell>
          <table:table-cell office:value-type="float" office:value="2413400.0000">
            <text:p>2413400.0000</text:p>
          </table:table-cell>
          <table:table-cell office:value-type="float" office:value="2413400.0000">
            <text:p>24134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71149">
            <text:p>2071149</text:p>
          </table:table-cell>
          <table:table-cell office:value-type="float" office:value="123077000.0000">
            <text:p>123077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36923100.0000">
            <text:p>36923100.0000</text:p>
          </table:table-cell>
          <table:table-cell office:value-type="float" office:value="24615400.0000">
            <text:p>24615400.0000</text:p>
          </table:table-cell>
          <table:table-cell office:value-type="float" office:value="12307700.0000">
            <text:p>12307700.0000</text:p>
          </table:table-cell>
          <table:table-cell office:value-type="float" office:value="12307700.0000">
            <text:p>12307700.0000</text:p>
          </table:table-cell>
          <table:table-cell office:value-type="float" office:value="12307700.0000">
            <text:p>12307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71150">
            <text:p>2071150</text:p>
          </table:table-cell>
          <table:table-cell office:value-type="float" office:value="155791000.0000">
            <text:p>155791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46737300.0000">
            <text:p>46737300.0000</text:p>
          </table:table-cell>
          <table:table-cell office:value-type="float" office:value="31158200.0000">
            <text:p>31158200.0000</text:p>
          </table:table-cell>
          <table:table-cell office:value-type="float" office:value="15579100.0000">
            <text:p>15579100.0000</text:p>
          </table:table-cell>
          <table:table-cell office:value-type="float" office:value="15579100.0000">
            <text:p>15579100.0000</text:p>
          </table:table-cell>
          <table:table-cell office:value-type="float" office:value="15579100.0000">
            <text:p>155791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71151">
            <text:p>2071151</text:p>
          </table:table-cell>
          <table:table-cell office:value-type="float" office:value="192329000.0000">
            <text:p>192329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57698700.0000">
            <text:p>57698700.0000</text:p>
          </table:table-cell>
          <table:table-cell office:value-type="float" office:value="38465800.0000">
            <text:p>38465800.0000</text:p>
          </table:table-cell>
          <table:table-cell office:value-type="float" office:value="19232900.0000">
            <text:p>19232900.0000</text:p>
          </table:table-cell>
          <table:table-cell office:value-type="float" office:value="19232900.0000">
            <text:p>19232900.0000</text:p>
          </table:table-cell>
          <table:table-cell office:value-type="float" office:value="19232900.0000">
            <text:p>192329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71152">
            <text:p>2071152</text:p>
          </table:table-cell>
          <table:table-cell office:value-type="float" office:value="189357000.0000">
            <text:p>189357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56807100.0000">
            <text:p>56807100.0000</text:p>
          </table:table-cell>
          <table:table-cell office:value-type="float" office:value="37871400.0000">
            <text:p>37871400.0000</text:p>
          </table:table-cell>
          <table:table-cell office:value-type="float" office:value="18935700.0000">
            <text:p>18935700.0000</text:p>
          </table:table-cell>
          <table:table-cell office:value-type="float" office:value="18935700.0000">
            <text:p>18935700.0000</text:p>
          </table:table-cell>
          <table:table-cell office:value-type="float" office:value="18935700.0000">
            <text:p>18935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71153">
            <text:p>2071153</text:p>
          </table:table-cell>
          <table:table-cell office:value-type="float" office:value="180891000.0000">
            <text:p>180891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54267300.0000">
            <text:p>54267300.0000</text:p>
          </table:table-cell>
          <table:table-cell office:value-type="float" office:value="36178200.0000">
            <text:p>36178200.0000</text:p>
          </table:table-cell>
          <table:table-cell office:value-type="float" office:value="18089100.0000">
            <text:p>18089100.0000</text:p>
          </table:table-cell>
          <table:table-cell office:value-type="float" office:value="18089100.0000">
            <text:p>18089100.0000</text:p>
          </table:table-cell>
          <table:table-cell office:value-type="float" office:value="18089100.0000">
            <text:p>180891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71154">
            <text:p>2071154</text:p>
          </table:table-cell>
          <table:table-cell office:value-type="float" office:value="164825000.0000">
            <text:p>164825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49447500.0000">
            <text:p>49447500.0000</text:p>
          </table:table-cell>
          <table:table-cell office:value-type="float" office:value="32965000.0000">
            <text:p>32965000.0000</text:p>
          </table:table-cell>
          <table:table-cell office:value-type="float" office:value="16482500.0000">
            <text:p>16482500.0000</text:p>
          </table:table-cell>
          <table:table-cell office:value-type="float" office:value="16482500.0000">
            <text:p>16482500.0000</text:p>
          </table:table-cell>
          <table:table-cell office:value-type="float" office:value="16482500.0000">
            <text:p>1648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220568">
            <text:p>2220568</text:p>
          </table:table-cell>
          <table:table-cell office:value-type="float" office:value="305446000.0000">
            <text:p>305446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1633800.0000">
            <text:p>91633800.0000</text:p>
          </table:table-cell>
          <table:table-cell office:value-type="float" office:value="61089200.0000">
            <text:p>61089200.0000</text:p>
          </table:table-cell>
          <table:table-cell office:value-type="float" office:value="30544600.0000">
            <text:p>30544600.0000</text:p>
          </table:table-cell>
          <table:table-cell office:value-type="float" office:value="30544600.0000">
            <text:p>30544600.0000</text:p>
          </table:table-cell>
          <table:table-cell office:value-type="float" office:value="30544600.0000">
            <text:p>305446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220569">
            <text:p>2220569</text:p>
          </table:table-cell>
          <table:table-cell office:value-type="float" office:value="416122000.0000">
            <text:p>416122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24836600.0000">
            <text:p>124836600.0000</text:p>
          </table:table-cell>
          <table:table-cell office:value-type="float" office:value="83224400.0000">
            <text:p>83224400.0000</text:p>
          </table:table-cell>
          <table:table-cell office:value-type="float" office:value="41612200.0000">
            <text:p>41612200.0000</text:p>
          </table:table-cell>
          <table:table-cell office:value-type="float" office:value="41612200.0000">
            <text:p>41612200.0000</text:p>
          </table:table-cell>
          <table:table-cell office:value-type="float" office:value="41612200.0000">
            <text:p>416122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220570">
            <text:p>2220570</text:p>
          </table:table-cell>
          <table:table-cell office:value-type="float" office:value="1192577500.0000">
            <text:p>11925775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357773250.0000">
            <text:p>357773250.0000</text:p>
          </table:table-cell>
          <table:table-cell office:value-type="float" office:value="238515500.0000">
            <text:p>238515500.0000</text:p>
          </table:table-cell>
          <table:table-cell office:value-type="float" office:value="119257750.0000">
            <text:p>119257750.0000</text:p>
          </table:table-cell>
          <table:table-cell office:value-type="float" office:value="119257750.0000">
            <text:p>119257750.0000</text:p>
          </table:table-cell>
          <table:table-cell office:value-type="float" office:value="119257750.0000">
            <text:p>1192577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220571">
            <text:p>2220571</text:p>
          </table:table-cell>
          <table:table-cell office:value-type="float" office:value="530844000.0000">
            <text:p>530844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59253200.0000">
            <text:p>159253200.0000</text:p>
          </table:table-cell>
          <table:table-cell office:value-type="float" office:value="106168800.0000">
            <text:p>106168800.0000</text:p>
          </table:table-cell>
          <table:table-cell office:value-type="float" office:value="53084400.0000">
            <text:p>53084400.0000</text:p>
          </table:table-cell>
          <table:table-cell office:value-type="float" office:value="53084400.0000">
            <text:p>53084400.0000</text:p>
          </table:table-cell>
          <table:table-cell office:value-type="float" office:value="53084400.0000">
            <text:p>530844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220572">
            <text:p>2220572</text:p>
          </table:table-cell>
          <table:table-cell office:value-type="float" office:value="635558000.0000">
            <text:p>635558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90667400.0000">
            <text:p>190667400.0000</text:p>
          </table:table-cell>
          <table:table-cell office:value-type="float" office:value="127111600.0000">
            <text:p>127111600.0000</text:p>
          </table:table-cell>
          <table:table-cell office:value-type="float" office:value="63555800.0000">
            <text:p>63555800.0000</text:p>
          </table:table-cell>
          <table:table-cell office:value-type="float" office:value="63555800.0000">
            <text:p>63555800.0000</text:p>
          </table:table-cell>
          <table:table-cell office:value-type="float" office:value="63555800.0000">
            <text:p>635558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220573">
            <text:p>2220573</text:p>
          </table:table-cell>
          <table:table-cell office:value-type="float" office:value="157401000.0000">
            <text:p>157401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47220300.0000">
            <text:p>47220300.0000</text:p>
          </table:table-cell>
          <table:table-cell office:value-type="float" office:value="31480200.0000">
            <text:p>31480200.0000</text:p>
          </table:table-cell>
          <table:table-cell office:value-type="float" office:value="15740100.0000">
            <text:p>15740100.0000</text:p>
          </table:table-cell>
          <table:table-cell office:value-type="float" office:value="15740100.0000">
            <text:p>15740100.0000</text:p>
          </table:table-cell>
          <table:table-cell office:value-type="float" office:value="15740100.0000">
            <text:p>157401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220574">
            <text:p>2220574</text:p>
          </table:table-cell>
          <table:table-cell office:value-type="float" office:value="914571000.0000">
            <text:p>914571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74371300.0000">
            <text:p>274371300.0000</text:p>
          </table:table-cell>
          <table:table-cell office:value-type="float" office:value="182914200.0000">
            <text:p>182914200.0000</text:p>
          </table:table-cell>
          <table:table-cell office:value-type="float" office:value="91457100.0000">
            <text:p>91457100.0000</text:p>
          </table:table-cell>
          <table:table-cell office:value-type="float" office:value="91457100.0000">
            <text:p>91457100.0000</text:p>
          </table:table-cell>
          <table:table-cell office:value-type="float" office:value="91457100.0000">
            <text:p>914571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220575">
            <text:p>2220575</text:p>
          </table:table-cell>
          <table:table-cell office:value-type="float" office:value="2455565000.0000">
            <text:p>2455565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36669500.0000">
            <text:p>736669500.0000</text:p>
          </table:table-cell>
          <table:table-cell office:value-type="float" office:value="491113000.0000">
            <text:p>491113000.0000</text:p>
          </table:table-cell>
          <table:table-cell office:value-type="float" office:value="245556500.0000">
            <text:p>245556500.0000</text:p>
          </table:table-cell>
          <table:table-cell office:value-type="float" office:value="245556500.0000">
            <text:p>245556500.0000</text:p>
          </table:table-cell>
          <table:table-cell office:value-type="float" office:value="245556500.0000">
            <text:p>245556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220576">
            <text:p>2220576</text:p>
          </table:table-cell>
          <table:table-cell office:value-type="float" office:value="2085023000.0000">
            <text:p>2085023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625506900.0000">
            <text:p>625506900.0000</text:p>
          </table:table-cell>
          <table:table-cell office:value-type="float" office:value="417004600.0000">
            <text:p>417004600.0000</text:p>
          </table:table-cell>
          <table:table-cell office:value-type="float" office:value="208502300.0000">
            <text:p>208502300.0000</text:p>
          </table:table-cell>
          <table:table-cell office:value-type="float" office:value="208502300.0000">
            <text:p>208502300.0000</text:p>
          </table:table-cell>
          <table:table-cell office:value-type="float" office:value="208502300.0000">
            <text:p>208502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220577">
            <text:p>2220577</text:p>
          </table:table-cell>
          <table:table-cell office:value-type="float" office:value="2163269000.0000">
            <text:p>2163269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648980700.0000">
            <text:p>648980700.0000</text:p>
          </table:table-cell>
          <table:table-cell office:value-type="float" office:value="432653800.0000">
            <text:p>432653800.0000</text:p>
          </table:table-cell>
          <table:table-cell office:value-type="float" office:value="216326900.0000">
            <text:p>216326900.0000</text:p>
          </table:table-cell>
          <table:table-cell office:value-type="float" office:value="216326900.0000">
            <text:p>216326900.0000</text:p>
          </table:table-cell>
          <table:table-cell office:value-type="float" office:value="216326900.0000">
            <text:p>2163269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333">
            <text:p>2633333</text:p>
          </table:table-cell>
          <table:table-cell office:value-type="float" office:value="114810000.0000">
            <text:p>11481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4351250.0000">
            <text:p>14351250.0000</text:p>
          </table:table-cell>
          <table:table-cell office:value-type="float" office:value="11481000.0000">
            <text:p>11481000.0000</text:p>
          </table:table-cell>
          <table:table-cell office:value-type="float" office:value="2870250.0000">
            <text:p>2870250.0000</text:p>
          </table:table-cell>
          <table:table-cell office:value-type="float" office:value="2870250.0000">
            <text:p>2870250.0000</text:p>
          </table:table-cell>
          <table:table-cell office:value-type="float" office:value="2870250.0000">
            <text:p>28702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352">
            <text:p>2633352</text:p>
          </table:table-cell>
          <table:table-cell office:value-type="float" office:value="62561000.0000">
            <text:p>62561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7820125.0000">
            <text:p>7820125.0000</text:p>
          </table:table-cell>
          <table:table-cell office:value-type="float" office:value="6256100.0000">
            <text:p>6256100.0000</text:p>
          </table:table-cell>
          <table:table-cell office:value-type="float" office:value="1564025.0000">
            <text:p>1564025.0000</text:p>
          </table:table-cell>
          <table:table-cell office:value-type="float" office:value="1564025.0000">
            <text:p>1564025.0000</text:p>
          </table:table-cell>
          <table:table-cell office:value-type="float" office:value="1564025.0000">
            <text:p>15640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354">
            <text:p>2633354</text:p>
          </table:table-cell>
          <table:table-cell office:value-type="float" office:value="185039000.0000">
            <text:p>185039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23129875.0000">
            <text:p>23129875.0000</text:p>
          </table:table-cell>
          <table:table-cell office:value-type="float" office:value="18503900.0000">
            <text:p>18503900.0000</text:p>
          </table:table-cell>
          <table:table-cell office:value-type="float" office:value="4625975.0000">
            <text:p>4625975.0000</text:p>
          </table:table-cell>
          <table:table-cell office:value-type="float" office:value="4625975.0000">
            <text:p>4625975.0000</text:p>
          </table:table-cell>
          <table:table-cell office:value-type="float" office:value="4625975.0000">
            <text:p>46259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356">
            <text:p>2633356</text:p>
          </table:table-cell>
          <table:table-cell office:value-type="float" office:value="93410000.0000">
            <text:p>9341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1676250.0000">
            <text:p>11676250.0000</text:p>
          </table:table-cell>
          <table:table-cell office:value-type="float" office:value="9341000.0000">
            <text:p>9341000.0000</text:p>
          </table:table-cell>
          <table:table-cell office:value-type="float" office:value="2335250.0000">
            <text:p>2335250.0000</text:p>
          </table:table-cell>
          <table:table-cell office:value-type="float" office:value="2335250.0000">
            <text:p>2335250.0000</text:p>
          </table:table-cell>
          <table:table-cell office:value-type="float" office:value="2335250.0000">
            <text:p>23352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357">
            <text:p>2633357</text:p>
          </table:table-cell>
          <table:table-cell office:value-type="float" office:value="78528000.0000">
            <text:p>78528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9816000.0000">
            <text:p>9816000.0000</text:p>
          </table:table-cell>
          <table:table-cell office:value-type="float" office:value="7852800.0000">
            <text:p>7852800.0000</text:p>
          </table:table-cell>
          <table:table-cell office:value-type="float" office:value="1963200.0000">
            <text:p>1963200.0000</text:p>
          </table:table-cell>
          <table:table-cell office:value-type="float" office:value="1963200.0000">
            <text:p>1963200.0000</text:p>
          </table:table-cell>
          <table:table-cell office:value-type="float" office:value="1963200.0000">
            <text:p>19632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359">
            <text:p>2633359</text:p>
          </table:table-cell>
          <table:table-cell office:value-type="float" office:value="65025000.0000">
            <text:p>65025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8128125.0000">
            <text:p>8128125.0000</text:p>
          </table:table-cell>
          <table:table-cell office:value-type="float" office:value="6502500.0000">
            <text:p>6502500.0000</text:p>
          </table:table-cell>
          <table:table-cell office:value-type="float" office:value="1625625.0000">
            <text:p>1625625.0000</text:p>
          </table:table-cell>
          <table:table-cell office:value-type="float" office:value="1625625.0000">
            <text:p>1625625.0000</text:p>
          </table:table-cell>
          <table:table-cell office:value-type="float" office:value="1625625.0000">
            <text:p>16256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360">
            <text:p>2633360</text:p>
          </table:table-cell>
          <table:table-cell office:value-type="float" office:value="48329000.0000">
            <text:p>48329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6041125.0000">
            <text:p>6041125.0000</text:p>
          </table:table-cell>
          <table:table-cell office:value-type="float" office:value="4832900.0000">
            <text:p>4832900.0000</text:p>
          </table:table-cell>
          <table:table-cell office:value-type="float" office:value="1208225.0000">
            <text:p>1208225.0000</text:p>
          </table:table-cell>
          <table:table-cell office:value-type="float" office:value="1208225.0000">
            <text:p>1208225.0000</text:p>
          </table:table-cell>
          <table:table-cell office:value-type="float" office:value="1208225.0000">
            <text:p>12082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362">
            <text:p>2633362</text:p>
          </table:table-cell>
          <table:table-cell office:value-type="float" office:value="126026000.0000">
            <text:p>126026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5753250.0000">
            <text:p>15753250.0000</text:p>
          </table:table-cell>
          <table:table-cell office:value-type="float" office:value="12602600.0000">
            <text:p>12602600.0000</text:p>
          </table:table-cell>
          <table:table-cell office:value-type="float" office:value="3150650.0000">
            <text:p>3150650.0000</text:p>
          </table:table-cell>
          <table:table-cell office:value-type="float" office:value="3150650.0000">
            <text:p>3150650.0000</text:p>
          </table:table-cell>
          <table:table-cell office:value-type="float" office:value="3150650.0000">
            <text:p>31506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364">
            <text:p>2633364</text:p>
          </table:table-cell>
          <table:table-cell office:value-type="float" office:value="83712000.0000">
            <text:p>83712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0464000.0000">
            <text:p>10464000.0000</text:p>
          </table:table-cell>
          <table:table-cell office:value-type="float" office:value="8371200.0000">
            <text:p>8371200.0000</text:p>
          </table:table-cell>
          <table:table-cell office:value-type="float" office:value="2092800.0000">
            <text:p>2092800.0000</text:p>
          </table:table-cell>
          <table:table-cell office:value-type="float" office:value="2092800.0000">
            <text:p>2092800.0000</text:p>
          </table:table-cell>
          <table:table-cell office:value-type="float" office:value="2092800.0000">
            <text:p>20928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368">
            <text:p>2633368</text:p>
          </table:table-cell>
          <table:table-cell office:value-type="float" office:value="80125000.0000">
            <text:p>80125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0015625.0000">
            <text:p>10015625.0000</text:p>
          </table:table-cell>
          <table:table-cell office:value-type="float" office:value="8012500.0000">
            <text:p>8012500.0000</text:p>
          </table:table-cell>
          <table:table-cell office:value-type="float" office:value="2003125.0000">
            <text:p>2003125.0000</text:p>
          </table:table-cell>
          <table:table-cell office:value-type="float" office:value="2003125.0000">
            <text:p>2003125.0000</text:p>
          </table:table-cell>
          <table:table-cell office:value-type="float" office:value="2003125.0000">
            <text:p>20031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420">
            <text:p>2633420</text:p>
          </table:table-cell>
          <table:table-cell office:value-type="float" office:value="219698287.0000">
            <text:p>219698287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27462285.0000">
            <text:p>27462285.0000</text:p>
          </table:table-cell>
          <table:table-cell office:value-type="float" office:value="21969828.0000">
            <text:p>21969828.0000</text:p>
          </table:table-cell>
          <table:table-cell office:value-type="float" office:value="5492457.0000">
            <text:p>5492457.0000</text:p>
          </table:table-cell>
          <table:table-cell office:value-type="float" office:value="5492457.0000">
            <text:p>5492457.0000</text:p>
          </table:table-cell>
          <table:table-cell office:value-type="float" office:value="5492457.0000">
            <text:p>549245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423">
            <text:p>2633423</text:p>
          </table:table-cell>
          <table:table-cell office:value-type="float" office:value="44286000.0000">
            <text:p>44286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5535750.0000">
            <text:p>5535750.0000</text:p>
          </table:table-cell>
          <table:table-cell office:value-type="float" office:value="4428600.0000">
            <text:p>4428600.0000</text:p>
          </table:table-cell>
          <table:table-cell office:value-type="float" office:value="1107150.0000">
            <text:p>1107150.0000</text:p>
          </table:table-cell>
          <table:table-cell office:value-type="float" office:value="1107150.0000">
            <text:p>1107150.0000</text:p>
          </table:table-cell>
          <table:table-cell office:value-type="float" office:value="1107150.0000">
            <text:p>11071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424">
            <text:p>2633424</text:p>
          </table:table-cell>
          <table:table-cell office:value-type="float" office:value="74282000.0000">
            <text:p>74282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9285250.0000">
            <text:p>9285250.0000</text:p>
          </table:table-cell>
          <table:table-cell office:value-type="float" office:value="7428200.0000">
            <text:p>7428200.0000</text:p>
          </table:table-cell>
          <table:table-cell office:value-type="float" office:value="1857050.0000">
            <text:p>1857050.0000</text:p>
          </table:table-cell>
          <table:table-cell office:value-type="float" office:value="1857050.0000">
            <text:p>1857050.0000</text:p>
          </table:table-cell>
          <table:table-cell office:value-type="float" office:value="1857050.0000">
            <text:p>18570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426">
            <text:p>2633426</text:p>
          </table:table-cell>
          <table:table-cell office:value-type="float" office:value="123383000.0000">
            <text:p>123383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5422875.0000">
            <text:p>15422875.0000</text:p>
          </table:table-cell>
          <table:table-cell office:value-type="float" office:value="12338300.0000">
            <text:p>12338300.0000</text:p>
          </table:table-cell>
          <table:table-cell office:value-type="float" office:value="3084575.0000">
            <text:p>3084575.0000</text:p>
          </table:table-cell>
          <table:table-cell office:value-type="float" office:value="3084575.0000">
            <text:p>3084575.0000</text:p>
          </table:table-cell>
          <table:table-cell office:value-type="float" office:value="3084575.0000">
            <text:p>30845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470">
            <text:p>2633470</text:p>
          </table:table-cell>
          <table:table-cell office:value-type="float" office:value="210378000.0000">
            <text:p>210378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26297250.0000">
            <text:p>26297250.0000</text:p>
          </table:table-cell>
          <table:table-cell office:value-type="float" office:value="21037800.0000">
            <text:p>21037800.0000</text:p>
          </table:table-cell>
          <table:table-cell office:value-type="float" office:value="5259450.0000">
            <text:p>5259450.0000</text:p>
          </table:table-cell>
          <table:table-cell office:value-type="float" office:value="5259450.0000">
            <text:p>5259450.0000</text:p>
          </table:table-cell>
          <table:table-cell office:value-type="float" office:value="5259450.0000">
            <text:p>52594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506">
            <text:p>2633506</text:p>
          </table:table-cell>
          <table:table-cell office:value-type="float" office:value="109211000.0000">
            <text:p>109211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3651375.0000">
            <text:p>13651375.0000</text:p>
          </table:table-cell>
          <table:table-cell office:value-type="float" office:value="10921100.0000">
            <text:p>10921100.0000</text:p>
          </table:table-cell>
          <table:table-cell office:value-type="float" office:value="2730275.0000">
            <text:p>2730275.0000</text:p>
          </table:table-cell>
          <table:table-cell office:value-type="float" office:value="2730275.0000">
            <text:p>2730275.0000</text:p>
          </table:table-cell>
          <table:table-cell office:value-type="float" office:value="2730275.0000">
            <text:p>27302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507">
            <text:p>2633507</text:p>
          </table:table-cell>
          <table:table-cell office:value-type="float" office:value="54116000.0000">
            <text:p>54116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6764500.0000">
            <text:p>6764500.0000</text:p>
          </table:table-cell>
          <table:table-cell office:value-type="float" office:value="5411600.0000">
            <text:p>5411600.0000</text:p>
          </table:table-cell>
          <table:table-cell office:value-type="float" office:value="1352900.0000">
            <text:p>1352900.0000</text:p>
          </table:table-cell>
          <table:table-cell office:value-type="float" office:value="1352900.0000">
            <text:p>1352900.0000</text:p>
          </table:table-cell>
          <table:table-cell office:value-type="float" office:value="1352900.0000">
            <text:p>13529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509">
            <text:p>2633509</text:p>
          </table:table-cell>
          <table:table-cell office:value-type="float" office:value="472437000.0000">
            <text:p>472437000.0000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-1">
            <text:p>-1</text:p>
          </table:table-cell>
          <table:table-cell office:value-type="float" office:value="82676475.0000">
            <text:p>82676475.0000</text:p>
          </table:table-cell>
          <table:table-cell office:value-type="float" office:value="70865550.0000">
            <text:p>70865550.0000</text:p>
          </table:table-cell>
          <table:table-cell office:value-type="float" office:value="11810925.0000">
            <text:p>11810925.0000</text:p>
          </table:table-cell>
          <table:table-cell office:value-type="float" office:value="11810925.0000">
            <text:p>11810925.0000</text:p>
          </table:table-cell>
          <table:table-cell office:value-type="float" office:value="11810925.0000">
            <text:p>118109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538">
            <text:p>2633538</text:p>
          </table:table-cell>
          <table:table-cell office:value-type="float" office:value="148506000.0000">
            <text:p>148506000.0000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-1">
            <text:p>-1</text:p>
          </table:table-cell>
          <table:table-cell office:value-type="float" office:value="25988550.0000">
            <text:p>25988550.0000</text:p>
          </table:table-cell>
          <table:table-cell office:value-type="float" office:value="22275900.0000">
            <text:p>22275900.0000</text:p>
          </table:table-cell>
          <table:table-cell office:value-type="float" office:value="3712650.0000">
            <text:p>3712650.0000</text:p>
          </table:table-cell>
          <table:table-cell office:value-type="float" office:value="3712650.0000">
            <text:p>3712650.0000</text:p>
          </table:table-cell>
          <table:table-cell office:value-type="float" office:value="3712650.0000">
            <text:p>37126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557">
            <text:p>2633557</text:p>
          </table:table-cell>
          <table:table-cell office:value-type="float" office:value="116392000.0000">
            <text:p>116392000.0000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-1">
            <text:p>-1</text:p>
          </table:table-cell>
          <table:table-cell office:value-type="float" office:value="20368600.0000">
            <text:p>20368600.0000</text:p>
          </table:table-cell>
          <table:table-cell office:value-type="float" office:value="17458800.0000">
            <text:p>17458800.0000</text:p>
          </table:table-cell>
          <table:table-cell office:value-type="float" office:value="2909800.0000">
            <text:p>2909800.0000</text:p>
          </table:table-cell>
          <table:table-cell office:value-type="float" office:value="2909800.0000">
            <text:p>2909800.0000</text:p>
          </table:table-cell>
          <table:table-cell office:value-type="float" office:value="2909800.0000">
            <text:p>29098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573">
            <text:p>2633573</text:p>
          </table:table-cell>
          <table:table-cell office:value-type="float" office:value="84257000.0000">
            <text:p>84257000.0000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-1">
            <text:p>-1</text:p>
          </table:table-cell>
          <table:table-cell office:value-type="float" office:value="14744975.0000">
            <text:p>14744975.0000</text:p>
          </table:table-cell>
          <table:table-cell office:value-type="float" office:value="12638550.0000">
            <text:p>12638550.0000</text:p>
          </table:table-cell>
          <table:table-cell office:value-type="float" office:value="2106425.0000">
            <text:p>2106425.0000</text:p>
          </table:table-cell>
          <table:table-cell office:value-type="float" office:value="2106425.0000">
            <text:p>2106425.0000</text:p>
          </table:table-cell>
          <table:table-cell office:value-type="float" office:value="2106425.0000">
            <text:p>21064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574">
            <text:p>2633574</text:p>
          </table:table-cell>
          <table:table-cell office:value-type="float" office:value="169466000.0000">
            <text:p>169466000.0000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-1">
            <text:p>-1</text:p>
          </table:table-cell>
          <table:table-cell office:value-type="float" office:value="29656550.0000">
            <text:p>29656550.0000</text:p>
          </table:table-cell>
          <table:table-cell office:value-type="float" office:value="25419900.0000">
            <text:p>25419900.0000</text:p>
          </table:table-cell>
          <table:table-cell office:value-type="float" office:value="4236650.0000">
            <text:p>4236650.0000</text:p>
          </table:table-cell>
          <table:table-cell office:value-type="float" office:value="4236650.0000">
            <text:p>4236650.0000</text:p>
          </table:table-cell>
          <table:table-cell office:value-type="float" office:value="4236650.0000">
            <text:p>42366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578">
            <text:p>2633578</text:p>
          </table:table-cell>
          <table:table-cell office:value-type="float" office:value="181254000.0000">
            <text:p>181254000.0000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-1">
            <text:p>-1</text:p>
          </table:table-cell>
          <table:table-cell office:value-type="float" office:value="31719450.0000">
            <text:p>31719450.0000</text:p>
          </table:table-cell>
          <table:table-cell office:value-type="float" office:value="27188100.0000">
            <text:p>27188100.0000</text:p>
          </table:table-cell>
          <table:table-cell office:value-type="float" office:value="4531350.0000">
            <text:p>4531350.0000</text:p>
          </table:table-cell>
          <table:table-cell office:value-type="float" office:value="4531350.0000">
            <text:p>4531350.0000</text:p>
          </table:table-cell>
          <table:table-cell office:value-type="float" office:value="4531350.0000">
            <text:p>45313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579">
            <text:p>2633579</text:p>
          </table:table-cell>
          <table:table-cell office:value-type="float" office:value="1014574000.0000">
            <text:p>1014574000.0000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-1">
            <text:p>-1</text:p>
          </table:table-cell>
          <table:table-cell office:value-type="float" office:value="177550450.0000">
            <text:p>177550450.0000</text:p>
          </table:table-cell>
          <table:table-cell office:value-type="float" office:value="152186100.0000">
            <text:p>152186100.0000</text:p>
          </table:table-cell>
          <table:table-cell office:value-type="float" office:value="25364350.0000">
            <text:p>25364350.0000</text:p>
          </table:table-cell>
          <table:table-cell office:value-type="float" office:value="25364350.0000">
            <text:p>25364350.0000</text:p>
          </table:table-cell>
          <table:table-cell office:value-type="float" office:value="25364350.0000">
            <text:p>253643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580">
            <text:p>2633580</text:p>
          </table:table-cell>
          <table:table-cell office:value-type="float" office:value="133338000.0000">
            <text:p>133338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6667250.0000">
            <text:p>16667250.0000</text:p>
          </table:table-cell>
          <table:table-cell office:value-type="float" office:value="13333800.0000">
            <text:p>13333800.0000</text:p>
          </table:table-cell>
          <table:table-cell office:value-type="float" office:value="3333450.0000">
            <text:p>3333450.0000</text:p>
          </table:table-cell>
          <table:table-cell office:value-type="float" office:value="3333450.0000">
            <text:p>3333450.0000</text:p>
          </table:table-cell>
          <table:table-cell office:value-type="float" office:value="3333450.0000">
            <text:p>33334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581">
            <text:p>2633581</text:p>
          </table:table-cell>
          <table:table-cell office:value-type="float" office:value="133798000.0000">
            <text:p>133798000.0000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-1">
            <text:p>-1</text:p>
          </table:table-cell>
          <table:table-cell office:value-type="float" office:value="23414650.0000">
            <text:p>23414650.0000</text:p>
          </table:table-cell>
          <table:table-cell office:value-type="float" office:value="20069700.0000">
            <text:p>20069700.0000</text:p>
          </table:table-cell>
          <table:table-cell office:value-type="float" office:value="3344950.0000">
            <text:p>3344950.0000</text:p>
          </table:table-cell>
          <table:table-cell office:value-type="float" office:value="3344950.0000">
            <text:p>3344950.0000</text:p>
          </table:table-cell>
          <table:table-cell office:value-type="float" office:value="3344950.0000">
            <text:p>33449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582">
            <text:p>2633582</text:p>
          </table:table-cell>
          <table:table-cell office:value-type="float" office:value="86807000.0000">
            <text:p>86807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0850875.0000">
            <text:p>10850875.0000</text:p>
          </table:table-cell>
          <table:table-cell office:value-type="float" office:value="8680700.0000">
            <text:p>8680700.0000</text:p>
          </table:table-cell>
          <table:table-cell office:value-type="float" office:value="2170175.0000">
            <text:p>2170175.0000</text:p>
          </table:table-cell>
          <table:table-cell office:value-type="float" office:value="2170175.0000">
            <text:p>2170175.0000</text:p>
          </table:table-cell>
          <table:table-cell office:value-type="float" office:value="2170175.0000">
            <text:p>21701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583">
            <text:p>2633583</text:p>
          </table:table-cell>
          <table:table-cell office:value-type="float" office:value="540454000.0000">
            <text:p>540454000.0000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-1">
            <text:p>-1</text:p>
          </table:table-cell>
          <table:table-cell office:value-type="float" office:value="94579450.0000">
            <text:p>94579450.0000</text:p>
          </table:table-cell>
          <table:table-cell office:value-type="float" office:value="81068100.0000">
            <text:p>81068100.0000</text:p>
          </table:table-cell>
          <table:table-cell office:value-type="float" office:value="13511350.0000">
            <text:p>13511350.0000</text:p>
          </table:table-cell>
          <table:table-cell office:value-type="float" office:value="13511350.0000">
            <text:p>13511350.0000</text:p>
          </table:table-cell>
          <table:table-cell office:value-type="float" office:value="13511350.0000">
            <text:p>135113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584">
            <text:p>2633584</text:p>
          </table:table-cell>
          <table:table-cell office:value-type="float" office:value="295114000.0000">
            <text:p>295114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36889250.0000">
            <text:p>36889250.0000</text:p>
          </table:table-cell>
          <table:table-cell office:value-type="float" office:value="29511400.0000">
            <text:p>29511400.0000</text:p>
          </table:table-cell>
          <table:table-cell office:value-type="float" office:value="7377850.0000">
            <text:p>7377850.0000</text:p>
          </table:table-cell>
          <table:table-cell office:value-type="float" office:value="7377850.0000">
            <text:p>7377850.0000</text:p>
          </table:table-cell>
          <table:table-cell office:value-type="float" office:value="7377850.0000">
            <text:p>73778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585">
            <text:p>2633585</text:p>
          </table:table-cell>
          <table:table-cell office:value-type="float" office:value="149014000.0000">
            <text:p>149014000.0000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-1">
            <text:p>-1</text:p>
          </table:table-cell>
          <table:table-cell office:value-type="float" office:value="26077450.0000">
            <text:p>26077450.0000</text:p>
          </table:table-cell>
          <table:table-cell office:value-type="float" office:value="22352100.0000">
            <text:p>22352100.0000</text:p>
          </table:table-cell>
          <table:table-cell office:value-type="float" office:value="3725350.0000">
            <text:p>3725350.0000</text:p>
          </table:table-cell>
          <table:table-cell office:value-type="float" office:value="3725350.0000">
            <text:p>3725350.0000</text:p>
          </table:table-cell>
          <table:table-cell office:value-type="float" office:value="3725350.0000">
            <text:p>37253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607">
            <text:p>2633607</text:p>
          </table:table-cell>
          <table:table-cell office:value-type="float" office:value="92365000.0000">
            <text:p>92365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1545625.0000">
            <text:p>11545625.0000</text:p>
          </table:table-cell>
          <table:table-cell office:value-type="float" office:value="9236500.0000">
            <text:p>9236500.0000</text:p>
          </table:table-cell>
          <table:table-cell office:value-type="float" office:value="2309125.0000">
            <text:p>2309125.0000</text:p>
          </table:table-cell>
          <table:table-cell office:value-type="float" office:value="2309125.0000">
            <text:p>2309125.0000</text:p>
          </table:table-cell>
          <table:table-cell office:value-type="float" office:value="2309125.0000">
            <text:p>23091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609">
            <text:p>2633609</text:p>
          </table:table-cell>
          <table:table-cell office:value-type="float" office:value="106514000.0000">
            <text:p>106514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3314250.0000">
            <text:p>13314250.0000</text:p>
          </table:table-cell>
          <table:table-cell office:value-type="float" office:value="10651400.0000">
            <text:p>10651400.0000</text:p>
          </table:table-cell>
          <table:table-cell office:value-type="float" office:value="2662850.0000">
            <text:p>2662850.0000</text:p>
          </table:table-cell>
          <table:table-cell office:value-type="float" office:value="2662850.0000">
            <text:p>2662850.0000</text:p>
          </table:table-cell>
          <table:table-cell office:value-type="float" office:value="2662850.0000">
            <text:p>26628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613">
            <text:p>2633613</text:p>
          </table:table-cell>
          <table:table-cell office:value-type="float" office:value="88271000.0000">
            <text:p>88271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1033875.0000">
            <text:p>11033875.0000</text:p>
          </table:table-cell>
          <table:table-cell office:value-type="float" office:value="8827100.0000">
            <text:p>8827100.0000</text:p>
          </table:table-cell>
          <table:table-cell office:value-type="float" office:value="2206775.0000">
            <text:p>2206775.0000</text:p>
          </table:table-cell>
          <table:table-cell office:value-type="float" office:value="2206775.0000">
            <text:p>2206775.0000</text:p>
          </table:table-cell>
          <table:table-cell office:value-type="float" office:value="2206775.0000">
            <text:p>22067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615">
            <text:p>2633615</text:p>
          </table:table-cell>
          <table:table-cell office:value-type="float" office:value="119587000.0000">
            <text:p>119587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4948375.0000">
            <text:p>14948375.0000</text:p>
          </table:table-cell>
          <table:table-cell office:value-type="float" office:value="11958700.0000">
            <text:p>11958700.0000</text:p>
          </table:table-cell>
          <table:table-cell office:value-type="float" office:value="2989675.0000">
            <text:p>2989675.0000</text:p>
          </table:table-cell>
          <table:table-cell office:value-type="float" office:value="2989675.0000">
            <text:p>2989675.0000</text:p>
          </table:table-cell>
          <table:table-cell office:value-type="float" office:value="2989675.0000">
            <text:p>29896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616">
            <text:p>2633616</text:p>
          </table:table-cell>
          <table:table-cell office:value-type="float" office:value="157351000.0000">
            <text:p>157351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9668875.0000">
            <text:p>19668875.0000</text:p>
          </table:table-cell>
          <table:table-cell office:value-type="float" office:value="15735100.0000">
            <text:p>15735100.0000</text:p>
          </table:table-cell>
          <table:table-cell office:value-type="float" office:value="3933775.0000">
            <text:p>3933775.0000</text:p>
          </table:table-cell>
          <table:table-cell office:value-type="float" office:value="3933775.0000">
            <text:p>3933775.0000</text:p>
          </table:table-cell>
          <table:table-cell office:value-type="float" office:value="3933775.0000">
            <text:p>39337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617">
            <text:p>2633617</text:p>
          </table:table-cell>
          <table:table-cell office:value-type="float" office:value="350367000.0000">
            <text:p>350367000.0000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-1">
            <text:p>-1</text:p>
          </table:table-cell>
          <table:table-cell office:value-type="float" office:value="61314225.0000">
            <text:p>61314225.0000</text:p>
          </table:table-cell>
          <table:table-cell office:value-type="float" office:value="52555050.0000">
            <text:p>52555050.0000</text:p>
          </table:table-cell>
          <table:table-cell office:value-type="float" office:value="8759175.0000">
            <text:p>8759175.0000</text:p>
          </table:table-cell>
          <table:table-cell office:value-type="float" office:value="8759175.0000">
            <text:p>8759175.0000</text:p>
          </table:table-cell>
          <table:table-cell office:value-type="float" office:value="8759175.0000">
            <text:p>87591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618">
            <text:p>2633618</text:p>
          </table:table-cell>
          <table:table-cell office:value-type="float" office:value="180712000.0000">
            <text:p>180712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22589000.0000">
            <text:p>22589000.0000</text:p>
          </table:table-cell>
          <table:table-cell office:value-type="float" office:value="18071200.0000">
            <text:p>18071200.0000</text:p>
          </table:table-cell>
          <table:table-cell office:value-type="float" office:value="4517800.0000">
            <text:p>4517800.0000</text:p>
          </table:table-cell>
          <table:table-cell office:value-type="float" office:value="4517800.0000">
            <text:p>4517800.0000</text:p>
          </table:table-cell>
          <table:table-cell office:value-type="float" office:value="4517800.0000">
            <text:p>45178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619">
            <text:p>2633619</text:p>
          </table:table-cell>
          <table:table-cell office:value-type="float" office:value="1028068000.0000">
            <text:p>1028068000.0000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-1">
            <text:p>-1</text:p>
          </table:table-cell>
          <table:table-cell office:value-type="float" office:value="179911900.0000">
            <text:p>179911900.0000</text:p>
          </table:table-cell>
          <table:table-cell office:value-type="float" office:value="154210200.0000">
            <text:p>154210200.0000</text:p>
          </table:table-cell>
          <table:table-cell office:value-type="float" office:value="25701700.0000">
            <text:p>25701700.0000</text:p>
          </table:table-cell>
          <table:table-cell office:value-type="float" office:value="25701700.0000">
            <text:p>25701700.0000</text:p>
          </table:table-cell>
          <table:table-cell office:value-type="float" office:value="25701700.0000">
            <text:p>25701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620">
            <text:p>2633620</text:p>
          </table:table-cell>
          <table:table-cell office:value-type="float" office:value="65229000.0000">
            <text:p>65229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8153625.0000">
            <text:p>8153625.0000</text:p>
          </table:table-cell>
          <table:table-cell office:value-type="float" office:value="6522900.0000">
            <text:p>6522900.0000</text:p>
          </table:table-cell>
          <table:table-cell office:value-type="float" office:value="1630725.0000">
            <text:p>1630725.0000</text:p>
          </table:table-cell>
          <table:table-cell office:value-type="float" office:value="1630725.0000">
            <text:p>1630725.0000</text:p>
          </table:table-cell>
          <table:table-cell office:value-type="float" office:value="1630725.0000">
            <text:p>16307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625">
            <text:p>2633625</text:p>
          </table:table-cell>
          <table:table-cell office:value-type="float" office:value="124734000.0000">
            <text:p>124734000.0000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-1">
            <text:p>-1</text:p>
          </table:table-cell>
          <table:table-cell office:value-type="float" office:value="21828450.0000">
            <text:p>21828450.0000</text:p>
          </table:table-cell>
          <table:table-cell office:value-type="float" office:value="18710100.0000">
            <text:p>18710100.0000</text:p>
          </table:table-cell>
          <table:table-cell office:value-type="float" office:value="3118350.0000">
            <text:p>3118350.0000</text:p>
          </table:table-cell>
          <table:table-cell office:value-type="float" office:value="3118350.0000">
            <text:p>3118350.0000</text:p>
          </table:table-cell>
          <table:table-cell office:value-type="float" office:value="3118350.0000">
            <text:p>31183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626">
            <text:p>2633626</text:p>
          </table:table-cell>
          <table:table-cell office:value-type="float" office:value="92441000.0000">
            <text:p>92441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1555125.0000">
            <text:p>11555125.0000</text:p>
          </table:table-cell>
          <table:table-cell office:value-type="float" office:value="9244100.0000">
            <text:p>9244100.0000</text:p>
          </table:table-cell>
          <table:table-cell office:value-type="float" office:value="2311025.0000">
            <text:p>2311025.0000</text:p>
          </table:table-cell>
          <table:table-cell office:value-type="float" office:value="2311025.0000">
            <text:p>2311025.0000</text:p>
          </table:table-cell>
          <table:table-cell office:value-type="float" office:value="2311025.0000">
            <text:p>23110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627">
            <text:p>2633627</text:p>
          </table:table-cell>
          <table:table-cell office:value-type="float" office:value="189943000.0000">
            <text:p>189943000.0000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-1">
            <text:p>-1</text:p>
          </table:table-cell>
          <table:table-cell office:value-type="float" office:value="33240025.0000">
            <text:p>33240025.0000</text:p>
          </table:table-cell>
          <table:table-cell office:value-type="float" office:value="28491450.0000">
            <text:p>28491450.0000</text:p>
          </table:table-cell>
          <table:table-cell office:value-type="float" office:value="4748575.0000">
            <text:p>4748575.0000</text:p>
          </table:table-cell>
          <table:table-cell office:value-type="float" office:value="4748575.0000">
            <text:p>4748575.0000</text:p>
          </table:table-cell>
          <table:table-cell office:value-type="float" office:value="4748575.0000">
            <text:p>47485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628">
            <text:p>2633628</text:p>
          </table:table-cell>
          <table:table-cell office:value-type="float" office:value="48634000.0000">
            <text:p>48634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6079250.0000">
            <text:p>6079250.0000</text:p>
          </table:table-cell>
          <table:table-cell office:value-type="float" office:value="4863400.0000">
            <text:p>4863400.0000</text:p>
          </table:table-cell>
          <table:table-cell office:value-type="float" office:value="1215850.0000">
            <text:p>1215850.0000</text:p>
          </table:table-cell>
          <table:table-cell office:value-type="float" office:value="1215850.0000">
            <text:p>1215850.0000</text:p>
          </table:table-cell>
          <table:table-cell office:value-type="float" office:value="1215850.0000">
            <text:p>12158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672">
            <text:p>2633672</text:p>
          </table:table-cell>
          <table:table-cell office:value-type="float" office:value="111720000.0000">
            <text:p>111720000.0000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-1">
            <text:p>-1</text:p>
          </table:table-cell>
          <table:table-cell office:value-type="float" office:value="19551000.0000">
            <text:p>19551000.0000</text:p>
          </table:table-cell>
          <table:table-cell office:value-type="float" office:value="16758000.0000">
            <text:p>16758000.0000</text:p>
          </table:table-cell>
          <table:table-cell office:value-type="float" office:value="2793000.0000">
            <text:p>2793000.0000</text:p>
          </table:table-cell>
          <table:table-cell office:value-type="float" office:value="2793000.0000">
            <text:p>2793000.0000</text:p>
          </table:table-cell>
          <table:table-cell office:value-type="float" office:value="2793000.0000">
            <text:p>2793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673">
            <text:p>2633673</text:p>
          </table:table-cell>
          <table:table-cell office:value-type="float" office:value="137345000.0000">
            <text:p>137345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7168125.0000">
            <text:p>17168125.0000</text:p>
          </table:table-cell>
          <table:table-cell office:value-type="float" office:value="13734500.0000">
            <text:p>13734500.0000</text:p>
          </table:table-cell>
          <table:table-cell office:value-type="float" office:value="3433625.0000">
            <text:p>3433625.0000</text:p>
          </table:table-cell>
          <table:table-cell office:value-type="float" office:value="3433625.0000">
            <text:p>3433625.0000</text:p>
          </table:table-cell>
          <table:table-cell office:value-type="float" office:value="3433625.0000">
            <text:p>34336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674">
            <text:p>2633674</text:p>
          </table:table-cell>
          <table:table-cell office:value-type="float" office:value="320685000.0000">
            <text:p>320685000.0000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-1">
            <text:p>-1</text:p>
          </table:table-cell>
          <table:table-cell office:value-type="float" office:value="56119875.0000">
            <text:p>56119875.0000</text:p>
          </table:table-cell>
          <table:table-cell office:value-type="float" office:value="48102750.0000">
            <text:p>48102750.0000</text:p>
          </table:table-cell>
          <table:table-cell office:value-type="float" office:value="8017125.0000">
            <text:p>8017125.0000</text:p>
          </table:table-cell>
          <table:table-cell office:value-type="float" office:value="8017125.0000">
            <text:p>8017125.0000</text:p>
          </table:table-cell>
          <table:table-cell office:value-type="float" office:value="8017125.0000">
            <text:p>80171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677">
            <text:p>2633677</text:p>
          </table:table-cell>
          <table:table-cell office:value-type="float" office:value="49295000.0000">
            <text:p>49295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6161875.0000">
            <text:p>6161875.0000</text:p>
          </table:table-cell>
          <table:table-cell office:value-type="float" office:value="4929500.0000">
            <text:p>4929500.0000</text:p>
          </table:table-cell>
          <table:table-cell office:value-type="float" office:value="1232375.0000">
            <text:p>1232375.0000</text:p>
          </table:table-cell>
          <table:table-cell office:value-type="float" office:value="1232375.0000">
            <text:p>1232375.0000</text:p>
          </table:table-cell>
          <table:table-cell office:value-type="float" office:value="1232375.0000">
            <text:p>12323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678">
            <text:p>2633678</text:p>
          </table:table-cell>
          <table:table-cell office:value-type="float" office:value="458901000.0000">
            <text:p>458901000.0000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-1">
            <text:p>-1</text:p>
          </table:table-cell>
          <table:table-cell office:value-type="float" office:value="80307675.0000">
            <text:p>80307675.0000</text:p>
          </table:table-cell>
          <table:table-cell office:value-type="float" office:value="68835150.0000">
            <text:p>68835150.0000</text:p>
          </table:table-cell>
          <table:table-cell office:value-type="float" office:value="11472525.0000">
            <text:p>11472525.0000</text:p>
          </table:table-cell>
          <table:table-cell office:value-type="float" office:value="11472525.0000">
            <text:p>11472525.0000</text:p>
          </table:table-cell>
          <table:table-cell office:value-type="float" office:value="11472525.0000">
            <text:p>114725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679">
            <text:p>2633679</text:p>
          </table:table-cell>
          <table:table-cell office:value-type="float" office:value="248997000.0000">
            <text:p>248997000.0000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-1">
            <text:p>-1</text:p>
          </table:table-cell>
          <table:table-cell office:value-type="float" office:value="43574475.0000">
            <text:p>43574475.0000</text:p>
          </table:table-cell>
          <table:table-cell office:value-type="float" office:value="37349550.0000">
            <text:p>37349550.0000</text:p>
          </table:table-cell>
          <table:table-cell office:value-type="float" office:value="6224925.0000">
            <text:p>6224925.0000</text:p>
          </table:table-cell>
          <table:table-cell office:value-type="float" office:value="6224925.0000">
            <text:p>6224925.0000</text:p>
          </table:table-cell>
          <table:table-cell office:value-type="float" office:value="6224925.0000">
            <text:p>62249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716">
            <text:p>2633716</text:p>
          </table:table-cell>
          <table:table-cell office:value-type="float" office:value="37737000.0000">
            <text:p>37737000.0000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-1">
            <text:p>-1</text:p>
          </table:table-cell>
          <table:table-cell office:value-type="float" office:value="6603975.0000">
            <text:p>6603975.0000</text:p>
          </table:table-cell>
          <table:table-cell office:value-type="float" office:value="5660550.0000">
            <text:p>5660550.0000</text:p>
          </table:table-cell>
          <table:table-cell office:value-type="float" office:value="943425.0000">
            <text:p>943425.0000</text:p>
          </table:table-cell>
          <table:table-cell office:value-type="float" office:value="943425.0000">
            <text:p>943425.0000</text:p>
          </table:table-cell>
          <table:table-cell office:value-type="float" office:value="943425.0000">
            <text:p>9434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831">
            <text:p>2633831</text:p>
          </table:table-cell>
          <table:table-cell office:value-type="float" office:value="141039000.0000">
            <text:p>141039000.0000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21155850.0000">
            <text:p>21155850.0000</text:p>
          </table:table-cell>
          <table:table-cell office:value-type="float" office:value="17629875.0000">
            <text:p>17629875.0000</text:p>
          </table:table-cell>
          <table:table-cell office:value-type="float" office:value="3525975.0000">
            <text:p>3525975.0000</text:p>
          </table:table-cell>
          <table:table-cell office:value-type="float" office:value="3525975.0000">
            <text:p>3525975.0000</text:p>
          </table:table-cell>
          <table:table-cell office:value-type="float" office:value="3525975.0000">
            <text:p>35259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861">
            <text:p>2633861</text:p>
          </table:table-cell>
          <table:table-cell office:value-type="float" office:value="129276000.0000">
            <text:p>129276000.0000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19391400.0000">
            <text:p>19391400.0000</text:p>
          </table:table-cell>
          <table:table-cell office:value-type="float" office:value="16159500.0000">
            <text:p>16159500.0000</text:p>
          </table:table-cell>
          <table:table-cell office:value-type="float" office:value="3231900.0000">
            <text:p>3231900.0000</text:p>
          </table:table-cell>
          <table:table-cell office:value-type="float" office:value="3231900.0000">
            <text:p>3231900.0000</text:p>
          </table:table-cell>
          <table:table-cell office:value-type="float" office:value="3231900.0000">
            <text:p>32319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877">
            <text:p>2633877</text:p>
          </table:table-cell>
          <table:table-cell office:value-type="float" office:value="45559000.0000">
            <text:p>45559000.0000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6833850.0000">
            <text:p>6833850.0000</text:p>
          </table:table-cell>
          <table:table-cell office:value-type="float" office:value="5694875.0000">
            <text:p>5694875.0000</text:p>
          </table:table-cell>
          <table:table-cell office:value-type="float" office:value="1138975.0000">
            <text:p>1138975.0000</text:p>
          </table:table-cell>
          <table:table-cell office:value-type="float" office:value="1138975.0000">
            <text:p>1138975.0000</text:p>
          </table:table-cell>
          <table:table-cell office:value-type="float" office:value="1138975.0000">
            <text:p>11389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892">
            <text:p>2633892</text:p>
          </table:table-cell>
          <table:table-cell office:value-type="float" office:value="130352000.0000">
            <text:p>130352000.0000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19552800.0000">
            <text:p>19552800.0000</text:p>
          </table:table-cell>
          <table:table-cell office:value-type="float" office:value="16294000.0000">
            <text:p>16294000.0000</text:p>
          </table:table-cell>
          <table:table-cell office:value-type="float" office:value="3258800.0000">
            <text:p>3258800.0000</text:p>
          </table:table-cell>
          <table:table-cell office:value-type="float" office:value="3258800.0000">
            <text:p>3258800.0000</text:p>
          </table:table-cell>
          <table:table-cell office:value-type="float" office:value="3258800.0000">
            <text:p>32588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925">
            <text:p>2633925</text:p>
          </table:table-cell>
          <table:table-cell office:value-type="float" office:value="101682000.0000">
            <text:p>101682000.0000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15252300.0000">
            <text:p>15252300.0000</text:p>
          </table:table-cell>
          <table:table-cell office:value-type="float" office:value="12710250.0000">
            <text:p>12710250.0000</text:p>
          </table:table-cell>
          <table:table-cell office:value-type="float" office:value="2542050.0000">
            <text:p>2542050.0000</text:p>
          </table:table-cell>
          <table:table-cell office:value-type="float" office:value="2542050.0000">
            <text:p>2542050.0000</text:p>
          </table:table-cell>
          <table:table-cell office:value-type="float" office:value="2542050.0000">
            <text:p>25420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957">
            <text:p>2633957</text:p>
          </table:table-cell>
          <table:table-cell office:value-type="float" office:value="84222000.0000">
            <text:p>84222000.0000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12633300.0000">
            <text:p>12633300.0000</text:p>
          </table:table-cell>
          <table:table-cell office:value-type="float" office:value="10527750.0000">
            <text:p>10527750.0000</text:p>
          </table:table-cell>
          <table:table-cell office:value-type="float" office:value="2105550.0000">
            <text:p>2105550.0000</text:p>
          </table:table-cell>
          <table:table-cell office:value-type="float" office:value="2105550.0000">
            <text:p>2105550.0000</text:p>
          </table:table-cell>
          <table:table-cell office:value-type="float" office:value="2105550.0000">
            <text:p>21055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960">
            <text:p>2633960</text:p>
          </table:table-cell>
          <table:table-cell office:value-type="float" office:value="95801000.0000">
            <text:p>95801000.0000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14370150.0000">
            <text:p>14370150.0000</text:p>
          </table:table-cell>
          <table:table-cell office:value-type="float" office:value="11975125.0000">
            <text:p>11975125.0000</text:p>
          </table:table-cell>
          <table:table-cell office:value-type="float" office:value="2395025.0000">
            <text:p>2395025.0000</text:p>
          </table:table-cell>
          <table:table-cell office:value-type="float" office:value="2395025.0000">
            <text:p>2395025.0000</text:p>
          </table:table-cell>
          <table:table-cell office:value-type="float" office:value="2395025.0000">
            <text:p>23950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963">
            <text:p>2633963</text:p>
          </table:table-cell>
          <table:table-cell office:value-type="float" office:value="38769000.0000">
            <text:p>38769000.0000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5815350.0000">
            <text:p>5815350.0000</text:p>
          </table:table-cell>
          <table:table-cell office:value-type="float" office:value="4846125.0000">
            <text:p>4846125.0000</text:p>
          </table:table-cell>
          <table:table-cell office:value-type="float" office:value="969225.0000">
            <text:p>969225.0000</text:p>
          </table:table-cell>
          <table:table-cell office:value-type="float" office:value="969225.0000">
            <text:p>969225.0000</text:p>
          </table:table-cell>
          <table:table-cell office:value-type="float" office:value="969225.0000">
            <text:p>9692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967">
            <text:p>2633967</text:p>
          </table:table-cell>
          <table:table-cell office:value-type="float" office:value="461986000.0000">
            <text:p>461986000.0000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34648950.0000">
            <text:p>34648950.0000</text:p>
          </table:table-cell>
          <table:table-cell office:value-type="float" office:value="23099300.0000">
            <text:p>23099300.0000</text:p>
          </table:table-cell>
          <table:table-cell office:value-type="float" office:value="11549650.0000">
            <text:p>11549650.0000</text:p>
          </table:table-cell>
          <table:table-cell office:value-type="float" office:value="11549650.0000">
            <text:p>11549650.0000</text:p>
          </table:table-cell>
          <table:table-cell office:value-type="float" office:value="11549650.0000">
            <text:p>115496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969">
            <text:p>2633969</text:p>
          </table:table-cell>
          <table:table-cell office:value-type="float" office:value="47093000.0000">
            <text:p>47093000.0000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7063950.0000">
            <text:p>7063950.0000</text:p>
          </table:table-cell>
          <table:table-cell office:value-type="float" office:value="5886625.0000">
            <text:p>5886625.0000</text:p>
          </table:table-cell>
          <table:table-cell office:value-type="float" office:value="1177325.0000">
            <text:p>1177325.0000</text:p>
          </table:table-cell>
          <table:table-cell office:value-type="float" office:value="1177325.0000">
            <text:p>1177325.0000</text:p>
          </table:table-cell>
          <table:table-cell office:value-type="float" office:value="1177325.0000">
            <text:p>11773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971">
            <text:p>2633971</text:p>
          </table:table-cell>
          <table:table-cell office:value-type="float" office:value="388487000.0000">
            <text:p>388487000.0000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29136525.0000">
            <text:p>29136525.0000</text:p>
          </table:table-cell>
          <table:table-cell office:value-type="float" office:value="19424350.0000">
            <text:p>19424350.0000</text:p>
          </table:table-cell>
          <table:table-cell office:value-type="float" office:value="9712175.0000">
            <text:p>9712175.0000</text:p>
          </table:table-cell>
          <table:table-cell office:value-type="float" office:value="9712175.0000">
            <text:p>9712175.0000</text:p>
          </table:table-cell>
          <table:table-cell office:value-type="float" office:value="9712175.0000">
            <text:p>97121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972">
            <text:p>2633972</text:p>
          </table:table-cell>
          <table:table-cell office:value-type="float" office:value="158196000.0000">
            <text:p>158196000.0000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11864700.0000">
            <text:p>11864700.0000</text:p>
          </table:table-cell>
          <table:table-cell office:value-type="float" office:value="7909800.0000">
            <text:p>7909800.0000</text:p>
          </table:table-cell>
          <table:table-cell office:value-type="float" office:value="3954900.0000">
            <text:p>3954900.0000</text:p>
          </table:table-cell>
          <table:table-cell office:value-type="float" office:value="3954900.0000">
            <text:p>3954900.0000</text:p>
          </table:table-cell>
          <table:table-cell office:value-type="float" office:value="3954900.0000">
            <text:p>39549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973">
            <text:p>2633973</text:p>
          </table:table-cell>
          <table:table-cell office:value-type="float" office:value="121624000.0000">
            <text:p>121624000.0000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9121800.0000">
            <text:p>9121800.0000</text:p>
          </table:table-cell>
          <table:table-cell office:value-type="float" office:value="6081200.0000">
            <text:p>6081200.0000</text:p>
          </table:table-cell>
          <table:table-cell office:value-type="float" office:value="3040600.0000">
            <text:p>3040600.0000</text:p>
          </table:table-cell>
          <table:table-cell office:value-type="float" office:value="3040600.0000">
            <text:p>3040600.0000</text:p>
          </table:table-cell>
          <table:table-cell office:value-type="float" office:value="3040600.0000">
            <text:p>30406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986">
            <text:p>2633986</text:p>
          </table:table-cell>
          <table:table-cell office:value-type="float" office:value="257750000.0000">
            <text:p>257750000.0000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19331250.0000">
            <text:p>19331250.0000</text:p>
          </table:table-cell>
          <table:table-cell office:value-type="float" office:value="12887500.0000">
            <text:p>12887500.0000</text:p>
          </table:table-cell>
          <table:table-cell office:value-type="float" office:value="6443750.0000">
            <text:p>6443750.0000</text:p>
          </table:table-cell>
          <table:table-cell office:value-type="float" office:value="6443750.0000">
            <text:p>6443750.0000</text:p>
          </table:table-cell>
          <table:table-cell office:value-type="float" office:value="6443750.0000">
            <text:p>64437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987">
            <text:p>2633987</text:p>
          </table:table-cell>
          <table:table-cell office:value-type="float" office:value="306136251.0000">
            <text:p>306136251.0000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22960218.0000">
            <text:p>22960218.0000</text:p>
          </table:table-cell>
          <table:table-cell office:value-type="float" office:value="15306812.0000">
            <text:p>15306812.0000</text:p>
          </table:table-cell>
          <table:table-cell office:value-type="float" office:value="7653406.0000">
            <text:p>7653406.0000</text:p>
          </table:table-cell>
          <table:table-cell office:value-type="float" office:value="7653406.0000">
            <text:p>7653406.0000</text:p>
          </table:table-cell>
          <table:table-cell office:value-type="float" office:value="7653406.0000">
            <text:p>7653406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988">
            <text:p>2633988</text:p>
          </table:table-cell>
          <table:table-cell office:value-type="float" office:value="42380000.0000">
            <text:p>42380000.0000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6357000.0000">
            <text:p>6357000.0000</text:p>
          </table:table-cell>
          <table:table-cell office:value-type="float" office:value="5297500.0000">
            <text:p>5297500.0000</text:p>
          </table:table-cell>
          <table:table-cell office:value-type="float" office:value="1059500.0000">
            <text:p>1059500.0000</text:p>
          </table:table-cell>
          <table:table-cell office:value-type="float" office:value="1059500.0000">
            <text:p>1059500.0000</text:p>
          </table:table-cell>
          <table:table-cell office:value-type="float" office:value="1059500.0000">
            <text:p>1059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991">
            <text:p>2633991</text:p>
          </table:table-cell>
          <table:table-cell office:value-type="float" office:value="67252000.0000">
            <text:p>67252000.0000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5043900.0000">
            <text:p>5043900.0000</text:p>
          </table:table-cell>
          <table:table-cell office:value-type="float" office:value="3362600.0000">
            <text:p>3362600.0000</text:p>
          </table:table-cell>
          <table:table-cell office:value-type="float" office:value="1681300.0000">
            <text:p>1681300.0000</text:p>
          </table:table-cell>
          <table:table-cell office:value-type="float" office:value="1681300.0000">
            <text:p>1681300.0000</text:p>
          </table:table-cell>
          <table:table-cell office:value-type="float" office:value="1681300.0000">
            <text:p>1681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992">
            <text:p>2633992</text:p>
          </table:table-cell>
          <table:table-cell office:value-type="float" office:value="164964800.0000">
            <text:p>164964800.000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-1">
            <text:p>-1</text:p>
          </table:table-cell>
          <table:table-cell office:value-type="float" office:value="37117080.0000">
            <text:p>37117080.0000</text:p>
          </table:table-cell>
          <table:table-cell office:value-type="float" office:value="32992960.0000">
            <text:p>32992960.0000</text:p>
          </table:table-cell>
          <table:table-cell office:value-type="float" office:value="4124120.0000">
            <text:p>4124120.0000</text:p>
          </table:table-cell>
          <table:table-cell office:value-type="float" office:value="4124120.0000">
            <text:p>4124120.0000</text:p>
          </table:table-cell>
          <table:table-cell office:value-type="float" office:value="4124120.0000">
            <text:p>412412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994">
            <text:p>2633994</text:p>
          </table:table-cell>
          <table:table-cell office:value-type="float" office:value="177783000.0000">
            <text:p>177783000.0000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13333725.0000">
            <text:p>13333725.0000</text:p>
          </table:table-cell>
          <table:table-cell office:value-type="float" office:value="8889150.0000">
            <text:p>8889150.0000</text:p>
          </table:table-cell>
          <table:table-cell office:value-type="float" office:value="4444575.0000">
            <text:p>4444575.0000</text:p>
          </table:table-cell>
          <table:table-cell office:value-type="float" office:value="4444575.0000">
            <text:p>4444575.0000</text:p>
          </table:table-cell>
          <table:table-cell office:value-type="float" office:value="4444575.0000">
            <text:p>44445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995">
            <text:p>2633995</text:p>
          </table:table-cell>
          <table:table-cell office:value-type="float" office:value="237621000.0000">
            <text:p>237621000.0000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17821575.0000">
            <text:p>17821575.0000</text:p>
          </table:table-cell>
          <table:table-cell office:value-type="float" office:value="11881050.0000">
            <text:p>11881050.0000</text:p>
          </table:table-cell>
          <table:table-cell office:value-type="float" office:value="5940525.0000">
            <text:p>5940525.0000</text:p>
          </table:table-cell>
          <table:table-cell office:value-type="float" office:value="5940525.0000">
            <text:p>5940525.0000</text:p>
          </table:table-cell>
          <table:table-cell office:value-type="float" office:value="5940525.0000">
            <text:p>59405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3998">
            <text:p>2633998</text:p>
          </table:table-cell>
          <table:table-cell office:value-type="float" office:value="141405000.0000">
            <text:p>141405000.0000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10605375.0000">
            <text:p>10605375.0000</text:p>
          </table:table-cell>
          <table:table-cell office:value-type="float" office:value="7070250.0000">
            <text:p>7070250.0000</text:p>
          </table:table-cell>
          <table:table-cell office:value-type="float" office:value="3535125.0000">
            <text:p>3535125.0000</text:p>
          </table:table-cell>
          <table:table-cell office:value-type="float" office:value="3535125.0000">
            <text:p>3535125.0000</text:p>
          </table:table-cell>
          <table:table-cell office:value-type="float" office:value="3535125.0000">
            <text:p>35351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000">
            <text:p>2634000</text:p>
          </table:table-cell>
          <table:table-cell office:value-type="float" office:value="47072000.0000">
            <text:p>47072000.0000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7060800.0000">
            <text:p>7060800.0000</text:p>
          </table:table-cell>
          <table:table-cell office:value-type="float" office:value="5884000.0000">
            <text:p>5884000.0000</text:p>
          </table:table-cell>
          <table:table-cell office:value-type="float" office:value="1176800.0000">
            <text:p>1176800.0000</text:p>
          </table:table-cell>
          <table:table-cell office:value-type="float" office:value="1176800.0000">
            <text:p>1176800.0000</text:p>
          </table:table-cell>
          <table:table-cell office:value-type="float" office:value="1176800.0000">
            <text:p>11768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001">
            <text:p>2634001</text:p>
          </table:table-cell>
          <table:table-cell office:value-type="float" office:value="111060000.0000">
            <text:p>111060000.0000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8329500.0000">
            <text:p>8329500.0000</text:p>
          </table:table-cell>
          <table:table-cell office:value-type="float" office:value="5553000.0000">
            <text:p>5553000.0000</text:p>
          </table:table-cell>
          <table:table-cell office:value-type="float" office:value="2776500.0000">
            <text:p>2776500.0000</text:p>
          </table:table-cell>
          <table:table-cell office:value-type="float" office:value="2776500.0000">
            <text:p>2776500.0000</text:p>
          </table:table-cell>
          <table:table-cell office:value-type="float" office:value="2776500.0000">
            <text:p>2776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003">
            <text:p>2634003</text:p>
          </table:table-cell>
          <table:table-cell office:value-type="float" office:value="109282000.0000">
            <text:p>109282000.0000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16392300.0000">
            <text:p>16392300.0000</text:p>
          </table:table-cell>
          <table:table-cell office:value-type="float" office:value="13660250.0000">
            <text:p>13660250.0000</text:p>
          </table:table-cell>
          <table:table-cell office:value-type="float" office:value="2732050.0000">
            <text:p>2732050.0000</text:p>
          </table:table-cell>
          <table:table-cell office:value-type="float" office:value="2732050.0000">
            <text:p>2732050.0000</text:p>
          </table:table-cell>
          <table:table-cell office:value-type="float" office:value="2732050.0000">
            <text:p>27320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005">
            <text:p>2634005</text:p>
          </table:table-cell>
          <table:table-cell office:value-type="float" office:value="86367000.0000">
            <text:p>86367000.0000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6477525.0000">
            <text:p>6477525.0000</text:p>
          </table:table-cell>
          <table:table-cell office:value-type="float" office:value="4318350.0000">
            <text:p>4318350.0000</text:p>
          </table:table-cell>
          <table:table-cell office:value-type="float" office:value="2159175.0000">
            <text:p>2159175.0000</text:p>
          </table:table-cell>
          <table:table-cell office:value-type="float" office:value="2159175.0000">
            <text:p>2159175.0000</text:p>
          </table:table-cell>
          <table:table-cell office:value-type="float" office:value="2159175.0000">
            <text:p>21591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008">
            <text:p>2634008</text:p>
          </table:table-cell>
          <table:table-cell office:value-type="float" office:value="111921000.0000">
            <text:p>111921000.0000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8394075.0000">
            <text:p>8394075.0000</text:p>
          </table:table-cell>
          <table:table-cell office:value-type="float" office:value="5596050.0000">
            <text:p>5596050.0000</text:p>
          </table:table-cell>
          <table:table-cell office:value-type="float" office:value="2798025.0000">
            <text:p>2798025.0000</text:p>
          </table:table-cell>
          <table:table-cell office:value-type="float" office:value="2798025.0000">
            <text:p>2798025.0000</text:p>
          </table:table-cell>
          <table:table-cell office:value-type="float" office:value="2798025.0000">
            <text:p>27980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010">
            <text:p>2634010</text:p>
          </table:table-cell>
          <table:table-cell office:value-type="float" office:value="85660000.0000">
            <text:p>85660000.0000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6424500.0000">
            <text:p>6424500.0000</text:p>
          </table:table-cell>
          <table:table-cell office:value-type="float" office:value="4283000.0000">
            <text:p>4283000.0000</text:p>
          </table:table-cell>
          <table:table-cell office:value-type="float" office:value="2141500.0000">
            <text:p>2141500.0000</text:p>
          </table:table-cell>
          <table:table-cell office:value-type="float" office:value="2141500.0000">
            <text:p>2141500.0000</text:p>
          </table:table-cell>
          <table:table-cell office:value-type="float" office:value="2141500.0000">
            <text:p>2141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011">
            <text:p>2634011</text:p>
          </table:table-cell>
          <table:table-cell office:value-type="float" office:value="64252000.0000">
            <text:p>64252000.0000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9637800.0000">
            <text:p>9637800.0000</text:p>
          </table:table-cell>
          <table:table-cell office:value-type="float" office:value="8031500.0000">
            <text:p>8031500.0000</text:p>
          </table:table-cell>
          <table:table-cell office:value-type="float" office:value="1606300.0000">
            <text:p>1606300.0000</text:p>
          </table:table-cell>
          <table:table-cell office:value-type="float" office:value="1606300.0000">
            <text:p>1606300.0000</text:p>
          </table:table-cell>
          <table:table-cell office:value-type="float" office:value="1606300.0000">
            <text:p>1606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014">
            <text:p>2634014</text:p>
          </table:table-cell>
          <table:table-cell office:value-type="float" office:value="126371000.0000">
            <text:p>126371000.0000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9477825.0000">
            <text:p>9477825.0000</text:p>
          </table:table-cell>
          <table:table-cell office:value-type="float" office:value="6318550.0000">
            <text:p>6318550.0000</text:p>
          </table:table-cell>
          <table:table-cell office:value-type="float" office:value="3159275.0000">
            <text:p>3159275.0000</text:p>
          </table:table-cell>
          <table:table-cell office:value-type="float" office:value="3159275.0000">
            <text:p>3159275.0000</text:p>
          </table:table-cell>
          <table:table-cell office:value-type="float" office:value="3159275.0000">
            <text:p>31592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015">
            <text:p>2634015</text:p>
          </table:table-cell>
          <table:table-cell office:value-type="float" office:value="46873000.0000">
            <text:p>46873000.0000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7030950.0000">
            <text:p>7030950.0000</text:p>
          </table:table-cell>
          <table:table-cell office:value-type="float" office:value="5859125.0000">
            <text:p>5859125.0000</text:p>
          </table:table-cell>
          <table:table-cell office:value-type="float" office:value="1171825.0000">
            <text:p>1171825.0000</text:p>
          </table:table-cell>
          <table:table-cell office:value-type="float" office:value="1171825.0000">
            <text:p>1171825.0000</text:p>
          </table:table-cell>
          <table:table-cell office:value-type="float" office:value="1171825.0000">
            <text:p>11718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018">
            <text:p>2634018</text:p>
          </table:table-cell>
          <table:table-cell office:value-type="float" office:value="308195000.0000">
            <text:p>308195000.0000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46229250.0000">
            <text:p>46229250.0000</text:p>
          </table:table-cell>
          <table:table-cell office:value-type="float" office:value="38524375.0000">
            <text:p>38524375.0000</text:p>
          </table:table-cell>
          <table:table-cell office:value-type="float" office:value="7704875.0000">
            <text:p>7704875.0000</text:p>
          </table:table-cell>
          <table:table-cell office:value-type="float" office:value="7704875.0000">
            <text:p>7704875.0000</text:p>
          </table:table-cell>
          <table:table-cell office:value-type="float" office:value="7704875.0000">
            <text:p>77048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021">
            <text:p>2634021</text:p>
          </table:table-cell>
          <table:table-cell office:value-type="float" office:value="182015000.0000">
            <text:p>182015000.0000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13651125.0000">
            <text:p>13651125.0000</text:p>
          </table:table-cell>
          <table:table-cell office:value-type="float" office:value="9100750.0000">
            <text:p>9100750.0000</text:p>
          </table:table-cell>
          <table:table-cell office:value-type="float" office:value="4550375.0000">
            <text:p>4550375.0000</text:p>
          </table:table-cell>
          <table:table-cell office:value-type="float" office:value="4550375.0000">
            <text:p>4550375.0000</text:p>
          </table:table-cell>
          <table:table-cell office:value-type="float" office:value="4550375.0000">
            <text:p>45503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025">
            <text:p>2634025</text:p>
          </table:table-cell>
          <table:table-cell office:value-type="float" office:value="113761000.0000">
            <text:p>113761000.0000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17064150.0000">
            <text:p>17064150.0000</text:p>
          </table:table-cell>
          <table:table-cell office:value-type="float" office:value="14220125.0000">
            <text:p>14220125.0000</text:p>
          </table:table-cell>
          <table:table-cell office:value-type="float" office:value="2844025.0000">
            <text:p>2844025.0000</text:p>
          </table:table-cell>
          <table:table-cell office:value-type="float" office:value="2844025.0000">
            <text:p>2844025.0000</text:p>
          </table:table-cell>
          <table:table-cell office:value-type="float" office:value="2844025.0000">
            <text:p>28440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027">
            <text:p>2634027</text:p>
          </table:table-cell>
          <table:table-cell office:value-type="float" office:value="32359000.0000">
            <text:p>32359000.0000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2426925.0000">
            <text:p>2426925.0000</text:p>
          </table:table-cell>
          <table:table-cell office:value-type="float" office:value="1617950.0000">
            <text:p>1617950.0000</text:p>
          </table:table-cell>
          <table:table-cell office:value-type="float" office:value="808975.0000">
            <text:p>808975.0000</text:p>
          </table:table-cell>
          <table:table-cell office:value-type="float" office:value="808975.0000">
            <text:p>808975.0000</text:p>
          </table:table-cell>
          <table:table-cell office:value-type="float" office:value="808975.0000">
            <text:p>8089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029">
            <text:p>2634029</text:p>
          </table:table-cell>
          <table:table-cell office:value-type="float" office:value="103460000.0000">
            <text:p>103460000.0000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15519000.0000">
            <text:p>15519000.0000</text:p>
          </table:table-cell>
          <table:table-cell office:value-type="float" office:value="12932500.0000">
            <text:p>12932500.0000</text:p>
          </table:table-cell>
          <table:table-cell office:value-type="float" office:value="2586500.0000">
            <text:p>2586500.0000</text:p>
          </table:table-cell>
          <table:table-cell office:value-type="float" office:value="2586500.0000">
            <text:p>2586500.0000</text:p>
          </table:table-cell>
          <table:table-cell office:value-type="float" office:value="2586500.0000">
            <text:p>2586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079">
            <text:p>2634079</text:p>
          </table:table-cell>
          <table:table-cell office:value-type="float" office:value="44866000.0000">
            <text:p>44866000.0000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6729900.0000">
            <text:p>6729900.0000</text:p>
          </table:table-cell>
          <table:table-cell office:value-type="float" office:value="5608250.0000">
            <text:p>5608250.0000</text:p>
          </table:table-cell>
          <table:table-cell office:value-type="float" office:value="1121650.0000">
            <text:p>1121650.0000</text:p>
          </table:table-cell>
          <table:table-cell office:value-type="float" office:value="1121650.0000">
            <text:p>1121650.0000</text:p>
          </table:table-cell>
          <table:table-cell office:value-type="float" office:value="1121650.0000">
            <text:p>11216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080">
            <text:p>2634080</text:p>
          </table:table-cell>
          <table:table-cell office:value-type="float" office:value="141391000.0000">
            <text:p>141391000.0000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10604325.0000">
            <text:p>10604325.0000</text:p>
          </table:table-cell>
          <table:table-cell office:value-type="float" office:value="7069550.0000">
            <text:p>7069550.0000</text:p>
          </table:table-cell>
          <table:table-cell office:value-type="float" office:value="3534775.0000">
            <text:p>3534775.0000</text:p>
          </table:table-cell>
          <table:table-cell office:value-type="float" office:value="3534775.0000">
            <text:p>3534775.0000</text:p>
          </table:table-cell>
          <table:table-cell office:value-type="float" office:value="3534775.0000">
            <text:p>35347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083">
            <text:p>2634083</text:p>
          </table:table-cell>
          <table:table-cell office:value-type="float" office:value="58660000.0000">
            <text:p>58660000.0000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8799000.0000">
            <text:p>8799000.0000</text:p>
          </table:table-cell>
          <table:table-cell office:value-type="float" office:value="7332500.0000">
            <text:p>7332500.0000</text:p>
          </table:table-cell>
          <table:table-cell office:value-type="float" office:value="1466500.0000">
            <text:p>1466500.0000</text:p>
          </table:table-cell>
          <table:table-cell office:value-type="float" office:value="1466500.0000">
            <text:p>1466500.0000</text:p>
          </table:table-cell>
          <table:table-cell office:value-type="float" office:value="1466500.0000">
            <text:p>1466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084">
            <text:p>2634084</text:p>
          </table:table-cell>
          <table:table-cell office:value-type="float" office:value="134786000.0000">
            <text:p>134786000.0000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10108950.0000">
            <text:p>10108950.0000</text:p>
          </table:table-cell>
          <table:table-cell office:value-type="float" office:value="6739300.0000">
            <text:p>6739300.0000</text:p>
          </table:table-cell>
          <table:table-cell office:value-type="float" office:value="3369650.0000">
            <text:p>3369650.0000</text:p>
          </table:table-cell>
          <table:table-cell office:value-type="float" office:value="3369650.0000">
            <text:p>3369650.0000</text:p>
          </table:table-cell>
          <table:table-cell office:value-type="float" office:value="3369650.0000">
            <text:p>33696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086">
            <text:p>2634086</text:p>
          </table:table-cell>
          <table:table-cell office:value-type="float" office:value="271765000.0000">
            <text:p>271765000.0000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40764750.0000">
            <text:p>40764750.0000</text:p>
          </table:table-cell>
          <table:table-cell office:value-type="float" office:value="33970625.0000">
            <text:p>33970625.0000</text:p>
          </table:table-cell>
          <table:table-cell office:value-type="float" office:value="6794125.0000">
            <text:p>6794125.0000</text:p>
          </table:table-cell>
          <table:table-cell office:value-type="float" office:value="6794125.0000">
            <text:p>6794125.0000</text:p>
          </table:table-cell>
          <table:table-cell office:value-type="float" office:value="6794125.0000">
            <text:p>67941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092">
            <text:p>2634092</text:p>
          </table:table-cell>
          <table:table-cell office:value-type="float" office:value="88413000.0000">
            <text:p>88413000.0000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6630975.0000">
            <text:p>6630975.0000</text:p>
          </table:table-cell>
          <table:table-cell office:value-type="float" office:value="4420650.0000">
            <text:p>4420650.0000</text:p>
          </table:table-cell>
          <table:table-cell office:value-type="float" office:value="2210325.0000">
            <text:p>2210325.0000</text:p>
          </table:table-cell>
          <table:table-cell office:value-type="float" office:value="2210325.0000">
            <text:p>2210325.0000</text:p>
          </table:table-cell>
          <table:table-cell office:value-type="float" office:value="2210325.0000">
            <text:p>22103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135">
            <text:p>2634135</text:p>
          </table:table-cell>
          <table:table-cell office:value-type="float" office:value="101851000.0000">
            <text:p>101851000.0000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7638825.0000">
            <text:p>7638825.0000</text:p>
          </table:table-cell>
          <table:table-cell office:value-type="float" office:value="5092550.0000">
            <text:p>5092550.0000</text:p>
          </table:table-cell>
          <table:table-cell office:value-type="float" office:value="2546275.0000">
            <text:p>2546275.0000</text:p>
          </table:table-cell>
          <table:table-cell office:value-type="float" office:value="2546275.0000">
            <text:p>2546275.0000</text:p>
          </table:table-cell>
          <table:table-cell office:value-type="float" office:value="2546275.0000">
            <text:p>25462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140">
            <text:p>2634140</text:p>
          </table:table-cell>
          <table:table-cell office:value-type="float" office:value="28977000.0000">
            <text:p>28977000.0000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2173275.0000">
            <text:p>2173275.0000</text:p>
          </table:table-cell>
          <table:table-cell office:value-type="float" office:value="1448850.0000">
            <text:p>1448850.0000</text:p>
          </table:table-cell>
          <table:table-cell office:value-type="float" office:value="724425.0000">
            <text:p>724425.0000</text:p>
          </table:table-cell>
          <table:table-cell office:value-type="float" office:value="724425.0000">
            <text:p>724425.0000</text:p>
          </table:table-cell>
          <table:table-cell office:value-type="float" office:value="724425.0000">
            <text:p>7244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156">
            <text:p>2634156</text:p>
          </table:table-cell>
          <table:table-cell office:value-type="float" office:value="134387000.0000">
            <text:p>134387000.0000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10079025.0000">
            <text:p>10079025.0000</text:p>
          </table:table-cell>
          <table:table-cell office:value-type="float" office:value="6719350.0000">
            <text:p>6719350.0000</text:p>
          </table:table-cell>
          <table:table-cell office:value-type="float" office:value="3359675.0000">
            <text:p>3359675.0000</text:p>
          </table:table-cell>
          <table:table-cell office:value-type="float" office:value="3359675.0000">
            <text:p>3359675.0000</text:p>
          </table:table-cell>
          <table:table-cell office:value-type="float" office:value="3359675.0000">
            <text:p>33596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157">
            <text:p>2634157</text:p>
          </table:table-cell>
          <table:table-cell office:value-type="float" office:value="94504000.0000">
            <text:p>94504000.0000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7087800.0000">
            <text:p>7087800.0000</text:p>
          </table:table-cell>
          <table:table-cell office:value-type="float" office:value="4725200.0000">
            <text:p>4725200.0000</text:p>
          </table:table-cell>
          <table:table-cell office:value-type="float" office:value="2362600.0000">
            <text:p>2362600.0000</text:p>
          </table:table-cell>
          <table:table-cell office:value-type="float" office:value="2362600.0000">
            <text:p>2362600.0000</text:p>
          </table:table-cell>
          <table:table-cell office:value-type="float" office:value="2362600.0000">
            <text:p>23626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159">
            <text:p>2634159</text:p>
          </table:table-cell>
          <table:table-cell office:value-type="float" office:value="148081000.0000">
            <text:p>148081000.0000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11106075.0000">
            <text:p>11106075.0000</text:p>
          </table:table-cell>
          <table:table-cell office:value-type="float" office:value="7404050.0000">
            <text:p>7404050.0000</text:p>
          </table:table-cell>
          <table:table-cell office:value-type="float" office:value="3702025.0000">
            <text:p>3702025.0000</text:p>
          </table:table-cell>
          <table:table-cell office:value-type="float" office:value="3702025.0000">
            <text:p>3702025.0000</text:p>
          </table:table-cell>
          <table:table-cell office:value-type="float" office:value="3702025.0000">
            <text:p>37020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284">
            <text:p>2634284</text:p>
          </table:table-cell>
          <table:table-cell office:value-type="float" office:value="109115000.0000">
            <text:p>109115000.0000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16367250.0000">
            <text:p>16367250.0000</text:p>
          </table:table-cell>
          <table:table-cell office:value-type="float" office:value="13639375.0000">
            <text:p>13639375.0000</text:p>
          </table:table-cell>
          <table:table-cell office:value-type="float" office:value="2727875.0000">
            <text:p>2727875.0000</text:p>
          </table:table-cell>
          <table:table-cell office:value-type="float" office:value="2727875.0000">
            <text:p>2727875.0000</text:p>
          </table:table-cell>
          <table:table-cell office:value-type="float" office:value="2727875.0000">
            <text:p>27278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285">
            <text:p>2634285</text:p>
          </table:table-cell>
          <table:table-cell office:value-type="float" office:value="199691000.0000">
            <text:p>199691000.0000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29953650.0000">
            <text:p>29953650.0000</text:p>
          </table:table-cell>
          <table:table-cell office:value-type="float" office:value="24961375.0000">
            <text:p>24961375.0000</text:p>
          </table:table-cell>
          <table:table-cell office:value-type="float" office:value="4992275.0000">
            <text:p>4992275.0000</text:p>
          </table:table-cell>
          <table:table-cell office:value-type="float" office:value="4992275.0000">
            <text:p>4992275.0000</text:p>
          </table:table-cell>
          <table:table-cell office:value-type="float" office:value="4992275.0000">
            <text:p>49922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286">
            <text:p>2634286</text:p>
          </table:table-cell>
          <table:table-cell office:value-type="float" office:value="82081000.0000">
            <text:p>82081000.0000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12312150.0000">
            <text:p>12312150.0000</text:p>
          </table:table-cell>
          <table:table-cell office:value-type="float" office:value="10260125.0000">
            <text:p>10260125.0000</text:p>
          </table:table-cell>
          <table:table-cell office:value-type="float" office:value="2052025.0000">
            <text:p>2052025.0000</text:p>
          </table:table-cell>
          <table:table-cell office:value-type="float" office:value="2052025.0000">
            <text:p>2052025.0000</text:p>
          </table:table-cell>
          <table:table-cell office:value-type="float" office:value="2052025.0000">
            <text:p>20520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287">
            <text:p>2634287</text:p>
          </table:table-cell>
          <table:table-cell office:value-type="float" office:value="204758000.0000">
            <text:p>204758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25594750.0000">
            <text:p>25594750.0000</text:p>
          </table:table-cell>
          <table:table-cell office:value-type="float" office:value="20475800.0000">
            <text:p>20475800.0000</text:p>
          </table:table-cell>
          <table:table-cell office:value-type="float" office:value="5118950.0000">
            <text:p>5118950.0000</text:p>
          </table:table-cell>
          <table:table-cell office:value-type="float" office:value="5118950.0000">
            <text:p>5118950.0000</text:p>
          </table:table-cell>
          <table:table-cell office:value-type="float" office:value="5118950.0000">
            <text:p>51189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288">
            <text:p>2634288</text:p>
          </table:table-cell>
          <table:table-cell office:value-type="float" office:value="130740000.0000">
            <text:p>130740000.0000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19611000.0000">
            <text:p>19611000.0000</text:p>
          </table:table-cell>
          <table:table-cell office:value-type="float" office:value="16342500.0000">
            <text:p>16342500.0000</text:p>
          </table:table-cell>
          <table:table-cell office:value-type="float" office:value="3268500.0000">
            <text:p>3268500.0000</text:p>
          </table:table-cell>
          <table:table-cell office:value-type="float" office:value="3268500.0000">
            <text:p>3268500.0000</text:p>
          </table:table-cell>
          <table:table-cell office:value-type="float" office:value="3268500.0000">
            <text:p>3268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290">
            <text:p>2634290</text:p>
          </table:table-cell>
          <table:table-cell office:value-type="float" office:value="99022000.0000">
            <text:p>99022000.0000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14853300.0000">
            <text:p>14853300.0000</text:p>
          </table:table-cell>
          <table:table-cell office:value-type="float" office:value="12377750.0000">
            <text:p>12377750.0000</text:p>
          </table:table-cell>
          <table:table-cell office:value-type="float" office:value="2475550.0000">
            <text:p>2475550.0000</text:p>
          </table:table-cell>
          <table:table-cell office:value-type="float" office:value="2475550.0000">
            <text:p>2475550.0000</text:p>
          </table:table-cell>
          <table:table-cell office:value-type="float" office:value="2475550.0000">
            <text:p>24755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291">
            <text:p>2634291</text:p>
          </table:table-cell>
          <table:table-cell office:value-type="float" office:value="72054000.0000">
            <text:p>72054000.0000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10808100.0000">
            <text:p>10808100.0000</text:p>
          </table:table-cell>
          <table:table-cell office:value-type="float" office:value="9006750.0000">
            <text:p>9006750.0000</text:p>
          </table:table-cell>
          <table:table-cell office:value-type="float" office:value="1801350.0000">
            <text:p>1801350.0000</text:p>
          </table:table-cell>
          <table:table-cell office:value-type="float" office:value="1801350.0000">
            <text:p>1801350.0000</text:p>
          </table:table-cell>
          <table:table-cell office:value-type="float" office:value="1801350.0000">
            <text:p>18013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293">
            <text:p>2634293</text:p>
          </table:table-cell>
          <table:table-cell office:value-type="float" office:value="36430000.0000">
            <text:p>36430000.0000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5464500.0000">
            <text:p>5464500.0000</text:p>
          </table:table-cell>
          <table:table-cell office:value-type="float" office:value="4553750.0000">
            <text:p>4553750.0000</text:p>
          </table:table-cell>
          <table:table-cell office:value-type="float" office:value="910750.0000">
            <text:p>910750.0000</text:p>
          </table:table-cell>
          <table:table-cell office:value-type="float" office:value="910750.0000">
            <text:p>910750.0000</text:p>
          </table:table-cell>
          <table:table-cell office:value-type="float" office:value="910750.0000">
            <text:p>9107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294">
            <text:p>2634294</text:p>
          </table:table-cell>
          <table:table-cell office:value-type="float" office:value="80039000.0000">
            <text:p>80039000.0000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12005850.0000">
            <text:p>12005850.0000</text:p>
          </table:table-cell>
          <table:table-cell office:value-type="float" office:value="10004875.0000">
            <text:p>10004875.0000</text:p>
          </table:table-cell>
          <table:table-cell office:value-type="float" office:value="2000975.0000">
            <text:p>2000975.0000</text:p>
          </table:table-cell>
          <table:table-cell office:value-type="float" office:value="2000975.0000">
            <text:p>2000975.0000</text:p>
          </table:table-cell>
          <table:table-cell office:value-type="float" office:value="2000975.0000">
            <text:p>20009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305">
            <text:p>2634305</text:p>
          </table:table-cell>
          <table:table-cell office:value-type="float" office:value="495730000.0000">
            <text:p>495730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49573000.0000">
            <text:p>49573000.0000</text:p>
          </table:table-cell>
          <table:table-cell office:value-type="float" office:value="37179750.0000">
            <text:p>37179750.0000</text:p>
          </table:table-cell>
          <table:table-cell office:value-type="float" office:value="12393250.0000">
            <text:p>12393250.0000</text:p>
          </table:table-cell>
          <table:table-cell office:value-type="float" office:value="12393250.0000">
            <text:p>12393250.0000</text:p>
          </table:table-cell>
          <table:table-cell office:value-type="float" office:value="12393250.0000">
            <text:p>123932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310">
            <text:p>2634310</text:p>
          </table:table-cell>
          <table:table-cell office:value-type="float" office:value="204096000.0000">
            <text:p>204096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0409600.0000">
            <text:p>20409600.0000</text:p>
          </table:table-cell>
          <table:table-cell office:value-type="float" office:value="15307200.0000">
            <text:p>15307200.0000</text:p>
          </table:table-cell>
          <table:table-cell office:value-type="float" office:value="5102400.0000">
            <text:p>5102400.0000</text:p>
          </table:table-cell>
          <table:table-cell office:value-type="float" office:value="5102400.0000">
            <text:p>5102400.0000</text:p>
          </table:table-cell>
          <table:table-cell office:value-type="float" office:value="5102400.0000">
            <text:p>51024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311">
            <text:p>2634311</text:p>
          </table:table-cell>
          <table:table-cell office:value-type="float" office:value="94366000.0000">
            <text:p>94366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9436600.0000">
            <text:p>9436600.0000</text:p>
          </table:table-cell>
          <table:table-cell office:value-type="float" office:value="7077450.0000">
            <text:p>7077450.0000</text:p>
          </table:table-cell>
          <table:table-cell office:value-type="float" office:value="2359150.0000">
            <text:p>2359150.0000</text:p>
          </table:table-cell>
          <table:table-cell office:value-type="float" office:value="2359150.0000">
            <text:p>2359150.0000</text:p>
          </table:table-cell>
          <table:table-cell office:value-type="float" office:value="2359150.0000">
            <text:p>23591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312">
            <text:p>2634312</text:p>
          </table:table-cell>
          <table:table-cell office:value-type="float" office:value="199819000.0000">
            <text:p>199819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9981900.0000">
            <text:p>19981900.0000</text:p>
          </table:table-cell>
          <table:table-cell office:value-type="float" office:value="14986425.0000">
            <text:p>14986425.0000</text:p>
          </table:table-cell>
          <table:table-cell office:value-type="float" office:value="4995475.0000">
            <text:p>4995475.0000</text:p>
          </table:table-cell>
          <table:table-cell office:value-type="float" office:value="4995475.0000">
            <text:p>4995475.0000</text:p>
          </table:table-cell>
          <table:table-cell office:value-type="float" office:value="4995475.0000">
            <text:p>49954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315">
            <text:p>2634315</text:p>
          </table:table-cell>
          <table:table-cell office:value-type="float" office:value="146276000.0000">
            <text:p>146276000.0000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10970700.0000">
            <text:p>10970700.0000</text:p>
          </table:table-cell>
          <table:table-cell office:value-type="float" office:value="7313800.0000">
            <text:p>7313800.0000</text:p>
          </table:table-cell>
          <table:table-cell office:value-type="float" office:value="3656900.0000">
            <text:p>3656900.0000</text:p>
          </table:table-cell>
          <table:table-cell office:value-type="float" office:value="3656900.0000">
            <text:p>3656900.0000</text:p>
          </table:table-cell>
          <table:table-cell office:value-type="float" office:value="3656900.0000">
            <text:p>36569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316">
            <text:p>2634316</text:p>
          </table:table-cell>
          <table:table-cell office:value-type="float" office:value="479671000.0000">
            <text:p>479671000.0000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35975325.0000">
            <text:p>35975325.0000</text:p>
          </table:table-cell>
          <table:table-cell office:value-type="float" office:value="23983550.0000">
            <text:p>23983550.0000</text:p>
          </table:table-cell>
          <table:table-cell office:value-type="float" office:value="11991775.0000">
            <text:p>11991775.0000</text:p>
          </table:table-cell>
          <table:table-cell office:value-type="float" office:value="11991775.0000">
            <text:p>11991775.0000</text:p>
          </table:table-cell>
          <table:table-cell office:value-type="float" office:value="11991775.0000">
            <text:p>119917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336">
            <text:p>2634336</text:p>
          </table:table-cell>
          <table:table-cell office:value-type="float" office:value="20133000.0000">
            <text:p>20133000.000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-1">
            <text:p>-1</text:p>
          </table:table-cell>
          <table:table-cell office:value-type="float" office:value="4529925.0000">
            <text:p>4529925.0000</text:p>
          </table:table-cell>
          <table:table-cell office:value-type="float" office:value="4026600.0000">
            <text:p>4026600.0000</text:p>
          </table:table-cell>
          <table:table-cell office:value-type="float" office:value="503325.0000">
            <text:p>503325.0000</text:p>
          </table:table-cell>
          <table:table-cell office:value-type="float" office:value="503325.0000">
            <text:p>503325.0000</text:p>
          </table:table-cell>
          <table:table-cell office:value-type="float" office:value="503325.0000">
            <text:p>5033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340">
            <text:p>2634340</text:p>
          </table:table-cell>
          <table:table-cell office:value-type="float" office:value="31745000.0000">
            <text:p>31745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3174500.0000">
            <text:p>3174500.0000</text:p>
          </table:table-cell>
          <table:table-cell office:value-type="float" office:value="2380875.0000">
            <text:p>2380875.0000</text:p>
          </table:table-cell>
          <table:table-cell office:value-type="float" office:value="793625.0000">
            <text:p>793625.0000</text:p>
          </table:table-cell>
          <table:table-cell office:value-type="float" office:value="793625.0000">
            <text:p>793625.0000</text:p>
          </table:table-cell>
          <table:table-cell office:value-type="float" office:value="793625.0000">
            <text:p>7936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341">
            <text:p>2634341</text:p>
          </table:table-cell>
          <table:table-cell office:value-type="float" office:value="10538000.0000">
            <text:p>10538000.000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-1">
            <text:p>-1</text:p>
          </table:table-cell>
          <table:table-cell office:value-type="float" office:value="2371050.0000">
            <text:p>2371050.0000</text:p>
          </table:table-cell>
          <table:table-cell office:value-type="float" office:value="2107600.0000">
            <text:p>2107600.0000</text:p>
          </table:table-cell>
          <table:table-cell office:value-type="float" office:value="263450.0000">
            <text:p>263450.0000</text:p>
          </table:table-cell>
          <table:table-cell office:value-type="float" office:value="263450.0000">
            <text:p>263450.0000</text:p>
          </table:table-cell>
          <table:table-cell office:value-type="float" office:value="263450.0000">
            <text:p>2634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342">
            <text:p>2634342</text:p>
          </table:table-cell>
          <table:table-cell office:value-type="float" office:value="26452000.0000">
            <text:p>26452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645200.0000">
            <text:p>2645200.0000</text:p>
          </table:table-cell>
          <table:table-cell office:value-type="float" office:value="1983900.0000">
            <text:p>1983900.0000</text:p>
          </table:table-cell>
          <table:table-cell office:value-type="float" office:value="661300.0000">
            <text:p>661300.0000</text:p>
          </table:table-cell>
          <table:table-cell office:value-type="float" office:value="661300.0000">
            <text:p>661300.0000</text:p>
          </table:table-cell>
          <table:table-cell office:value-type="float" office:value="661300.0000">
            <text:p>661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343">
            <text:p>2634343</text:p>
          </table:table-cell>
          <table:table-cell office:value-type="float" office:value="18612000.0000">
            <text:p>18612000.000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-1">
            <text:p>-1</text:p>
          </table:table-cell>
          <table:table-cell office:value-type="float" office:value="4187700.0000">
            <text:p>4187700.0000</text:p>
          </table:table-cell>
          <table:table-cell office:value-type="float" office:value="3722400.0000">
            <text:p>3722400.0000</text:p>
          </table:table-cell>
          <table:table-cell office:value-type="float" office:value="465300.0000">
            <text:p>465300.0000</text:p>
          </table:table-cell>
          <table:table-cell office:value-type="float" office:value="465300.0000">
            <text:p>465300.0000</text:p>
          </table:table-cell>
          <table:table-cell office:value-type="float" office:value="465300.0000">
            <text:p>465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346">
            <text:p>2634346</text:p>
          </table:table-cell>
          <table:table-cell office:value-type="float" office:value="121546000.0000">
            <text:p>121546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2154600.0000">
            <text:p>12154600.0000</text:p>
          </table:table-cell>
          <table:table-cell office:value-type="float" office:value="9115950.0000">
            <text:p>9115950.0000</text:p>
          </table:table-cell>
          <table:table-cell office:value-type="float" office:value="3038650.0000">
            <text:p>3038650.0000</text:p>
          </table:table-cell>
          <table:table-cell office:value-type="float" office:value="3038650.0000">
            <text:p>3038650.0000</text:p>
          </table:table-cell>
          <table:table-cell office:value-type="float" office:value="3038650.0000">
            <text:p>30386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347">
            <text:p>2634347</text:p>
          </table:table-cell>
          <table:table-cell office:value-type="float" office:value="98783000.0000">
            <text:p>98783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9878300.0000">
            <text:p>9878300.0000</text:p>
          </table:table-cell>
          <table:table-cell office:value-type="float" office:value="7408725.0000">
            <text:p>7408725.0000</text:p>
          </table:table-cell>
          <table:table-cell office:value-type="float" office:value="2469575.0000">
            <text:p>2469575.0000</text:p>
          </table:table-cell>
          <table:table-cell office:value-type="float" office:value="2469575.0000">
            <text:p>2469575.0000</text:p>
          </table:table-cell>
          <table:table-cell office:value-type="float" office:value="2469575.0000">
            <text:p>24695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354">
            <text:p>2634354</text:p>
          </table:table-cell>
          <table:table-cell office:value-type="float" office:value="50214000.0000">
            <text:p>50214000.000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-1">
            <text:p>-1</text:p>
          </table:table-cell>
          <table:table-cell office:value-type="float" office:value="11298150.0000">
            <text:p>11298150.0000</text:p>
          </table:table-cell>
          <table:table-cell office:value-type="float" office:value="10042800.0000">
            <text:p>10042800.0000</text:p>
          </table:table-cell>
          <table:table-cell office:value-type="float" office:value="1255350.0000">
            <text:p>1255350.0000</text:p>
          </table:table-cell>
          <table:table-cell office:value-type="float" office:value="1255350.0000">
            <text:p>1255350.0000</text:p>
          </table:table-cell>
          <table:table-cell office:value-type="float" office:value="1255350.0000">
            <text:p>12553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355">
            <text:p>2634355</text:p>
          </table:table-cell>
          <table:table-cell office:value-type="float" office:value="120644000.0000">
            <text:p>120644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2064400.0000">
            <text:p>12064400.0000</text:p>
          </table:table-cell>
          <table:table-cell office:value-type="float" office:value="9048300.0000">
            <text:p>9048300.0000</text:p>
          </table:table-cell>
          <table:table-cell office:value-type="float" office:value="3016100.0000">
            <text:p>3016100.0000</text:p>
          </table:table-cell>
          <table:table-cell office:value-type="float" office:value="3016100.0000">
            <text:p>3016100.0000</text:p>
          </table:table-cell>
          <table:table-cell office:value-type="float" office:value="3016100.0000">
            <text:p>30161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356">
            <text:p>2634356</text:p>
          </table:table-cell>
          <table:table-cell office:value-type="float" office:value="305050000.0000">
            <text:p>305050000.000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-1">
            <text:p>-1</text:p>
          </table:table-cell>
          <table:table-cell office:value-type="float" office:value="68636250.0000">
            <text:p>68636250.0000</text:p>
          </table:table-cell>
          <table:table-cell office:value-type="float" office:value="61010000.0000">
            <text:p>61010000.0000</text:p>
          </table:table-cell>
          <table:table-cell office:value-type="float" office:value="7626250.0000">
            <text:p>7626250.0000</text:p>
          </table:table-cell>
          <table:table-cell office:value-type="float" office:value="7626250.0000">
            <text:p>7626250.0000</text:p>
          </table:table-cell>
          <table:table-cell office:value-type="float" office:value="7626250.0000">
            <text:p>76262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363">
            <text:p>2634363</text:p>
          </table:table-cell>
          <table:table-cell office:value-type="float" office:value="121279000.0000">
            <text:p>121279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2127900.0000">
            <text:p>12127900.0000</text:p>
          </table:table-cell>
          <table:table-cell office:value-type="float" office:value="9095925.0000">
            <text:p>9095925.0000</text:p>
          </table:table-cell>
          <table:table-cell office:value-type="float" office:value="3031975.0000">
            <text:p>3031975.0000</text:p>
          </table:table-cell>
          <table:table-cell office:value-type="float" office:value="3031975.0000">
            <text:p>3031975.0000</text:p>
          </table:table-cell>
          <table:table-cell office:value-type="float" office:value="3031975.0000">
            <text:p>30319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364">
            <text:p>2634364</text:p>
          </table:table-cell>
          <table:table-cell office:value-type="float" office:value="61381000.0000">
            <text:p>61381000.000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-1">
            <text:p>-1</text:p>
          </table:table-cell>
          <table:table-cell office:value-type="float" office:value="13810725.0000">
            <text:p>13810725.0000</text:p>
          </table:table-cell>
          <table:table-cell office:value-type="float" office:value="12276200.0000">
            <text:p>12276200.0000</text:p>
          </table:table-cell>
          <table:table-cell office:value-type="float" office:value="1534525.0000">
            <text:p>1534525.0000</text:p>
          </table:table-cell>
          <table:table-cell office:value-type="float" office:value="1534525.0000">
            <text:p>1534525.0000</text:p>
          </table:table-cell>
          <table:table-cell office:value-type="float" office:value="1534525.0000">
            <text:p>15345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365">
            <text:p>2634365</text:p>
          </table:table-cell>
          <table:table-cell office:value-type="float" office:value="14236000.0000">
            <text:p>14236000.000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-1">
            <text:p>-1</text:p>
          </table:table-cell>
          <table:table-cell office:value-type="float" office:value="3203100.0000">
            <text:p>3203100.0000</text:p>
          </table:table-cell>
          <table:table-cell office:value-type="float" office:value="2847200.0000">
            <text:p>2847200.0000</text:p>
          </table:table-cell>
          <table:table-cell office:value-type="float" office:value="355900.0000">
            <text:p>355900.0000</text:p>
          </table:table-cell>
          <table:table-cell office:value-type="float" office:value="355900.0000">
            <text:p>355900.0000</text:p>
          </table:table-cell>
          <table:table-cell office:value-type="float" office:value="355900.0000">
            <text:p>3559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366">
            <text:p>2634366</text:p>
          </table:table-cell>
          <table:table-cell office:value-type="float" office:value="136576000.0000">
            <text:p>136576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3657600.0000">
            <text:p>13657600.0000</text:p>
          </table:table-cell>
          <table:table-cell office:value-type="float" office:value="10243200.0000">
            <text:p>10243200.0000</text:p>
          </table:table-cell>
          <table:table-cell office:value-type="float" office:value="3414400.0000">
            <text:p>3414400.0000</text:p>
          </table:table-cell>
          <table:table-cell office:value-type="float" office:value="3414400.0000">
            <text:p>3414400.0000</text:p>
          </table:table-cell>
          <table:table-cell office:value-type="float" office:value="3414400.0000">
            <text:p>34144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367">
            <text:p>2634367</text:p>
          </table:table-cell>
          <table:table-cell office:value-type="float" office:value="82472000.0000">
            <text:p>82472000.000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-1">
            <text:p>-1</text:p>
          </table:table-cell>
          <table:table-cell office:value-type="float" office:value="18556200.0000">
            <text:p>18556200.0000</text:p>
          </table:table-cell>
          <table:table-cell office:value-type="float" office:value="16494400.0000">
            <text:p>16494400.0000</text:p>
          </table:table-cell>
          <table:table-cell office:value-type="float" office:value="2061800.0000">
            <text:p>2061800.0000</text:p>
          </table:table-cell>
          <table:table-cell office:value-type="float" office:value="2061800.0000">
            <text:p>2061800.0000</text:p>
          </table:table-cell>
          <table:table-cell office:value-type="float" office:value="2061800.0000">
            <text:p>20618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368">
            <text:p>2634368</text:p>
          </table:table-cell>
          <table:table-cell office:value-type="float" office:value="130732000.0000">
            <text:p>130732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3073200.0000">
            <text:p>13073200.0000</text:p>
          </table:table-cell>
          <table:table-cell office:value-type="float" office:value="9804900.0000">
            <text:p>9804900.0000</text:p>
          </table:table-cell>
          <table:table-cell office:value-type="float" office:value="3268300.0000">
            <text:p>3268300.0000</text:p>
          </table:table-cell>
          <table:table-cell office:value-type="float" office:value="3268300.0000">
            <text:p>3268300.0000</text:p>
          </table:table-cell>
          <table:table-cell office:value-type="float" office:value="3268300.0000">
            <text:p>3268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375">
            <text:p>2634375</text:p>
          </table:table-cell>
          <table:table-cell office:value-type="float" office:value="103861000.0000">
            <text:p>103861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0386100.0000">
            <text:p>10386100.0000</text:p>
          </table:table-cell>
          <table:table-cell office:value-type="float" office:value="7789575.0000">
            <text:p>7789575.0000</text:p>
          </table:table-cell>
          <table:table-cell office:value-type="float" office:value="2596525.0000">
            <text:p>2596525.0000</text:p>
          </table:table-cell>
          <table:table-cell office:value-type="float" office:value="2596525.0000">
            <text:p>2596525.0000</text:p>
          </table:table-cell>
          <table:table-cell office:value-type="float" office:value="2596525.0000">
            <text:p>25965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376">
            <text:p>2634376</text:p>
          </table:table-cell>
          <table:table-cell office:value-type="float" office:value="90575000.0000">
            <text:p>90575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9057500.0000">
            <text:p>9057500.0000</text:p>
          </table:table-cell>
          <table:table-cell office:value-type="float" office:value="6793125.0000">
            <text:p>6793125.0000</text:p>
          </table:table-cell>
          <table:table-cell office:value-type="float" office:value="2264375.0000">
            <text:p>2264375.0000</text:p>
          </table:table-cell>
          <table:table-cell office:value-type="float" office:value="2264375.0000">
            <text:p>2264375.0000</text:p>
          </table:table-cell>
          <table:table-cell office:value-type="float" office:value="2264375.0000">
            <text:p>22643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395">
            <text:p>2634395</text:p>
          </table:table-cell>
          <table:table-cell office:value-type="float" office:value="50521000.0000">
            <text:p>50521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5052100.0000">
            <text:p>5052100.0000</text:p>
          </table:table-cell>
          <table:table-cell office:value-type="float" office:value="3789075.0000">
            <text:p>3789075.0000</text:p>
          </table:table-cell>
          <table:table-cell office:value-type="float" office:value="1263025.0000">
            <text:p>1263025.0000</text:p>
          </table:table-cell>
          <table:table-cell office:value-type="float" office:value="1263025.0000">
            <text:p>1263025.0000</text:p>
          </table:table-cell>
          <table:table-cell office:value-type="float" office:value="1263025.0000">
            <text:p>12630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436">
            <text:p>2634436</text:p>
          </table:table-cell>
          <table:table-cell office:value-type="float" office:value="19498000.0000">
            <text:p>19498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949800.0000">
            <text:p>1949800.0000</text:p>
          </table:table-cell>
          <table:table-cell office:value-type="float" office:value="1462350.0000">
            <text:p>1462350.0000</text:p>
          </table:table-cell>
          <table:table-cell office:value-type="float" office:value="487450.0000">
            <text:p>487450.0000</text:p>
          </table:table-cell>
          <table:table-cell office:value-type="float" office:value="487450.0000">
            <text:p>487450.0000</text:p>
          </table:table-cell>
          <table:table-cell office:value-type="float" office:value="487450.0000">
            <text:p>4874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439">
            <text:p>2634439</text:p>
          </table:table-cell>
          <table:table-cell office:value-type="float" office:value="69167000.0000">
            <text:p>69167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6916700.0000">
            <text:p>6916700.0000</text:p>
          </table:table-cell>
          <table:table-cell office:value-type="float" office:value="5187525.0000">
            <text:p>5187525.0000</text:p>
          </table:table-cell>
          <table:table-cell office:value-type="float" office:value="1729175.0000">
            <text:p>1729175.0000</text:p>
          </table:table-cell>
          <table:table-cell office:value-type="float" office:value="1729175.0000">
            <text:p>1729175.0000</text:p>
          </table:table-cell>
          <table:table-cell office:value-type="float" office:value="1729175.0000">
            <text:p>17291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440">
            <text:p>2634440</text:p>
          </table:table-cell>
          <table:table-cell office:value-type="float" office:value="18852000.0000">
            <text:p>18852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885200.0000">
            <text:p>1885200.0000</text:p>
          </table:table-cell>
          <table:table-cell office:value-type="float" office:value="1413900.0000">
            <text:p>1413900.0000</text:p>
          </table:table-cell>
          <table:table-cell office:value-type="float" office:value="471300.0000">
            <text:p>471300.0000</text:p>
          </table:table-cell>
          <table:table-cell office:value-type="float" office:value="471300.0000">
            <text:p>471300.0000</text:p>
          </table:table-cell>
          <table:table-cell office:value-type="float" office:value="471300.0000">
            <text:p>471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447">
            <text:p>2634447</text:p>
          </table:table-cell>
          <table:table-cell office:value-type="float" office:value="19743000.0000">
            <text:p>19743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974300.0000">
            <text:p>1974300.0000</text:p>
          </table:table-cell>
          <table:table-cell office:value-type="float" office:value="1480725.0000">
            <text:p>1480725.0000</text:p>
          </table:table-cell>
          <table:table-cell office:value-type="float" office:value="493575.0000">
            <text:p>493575.0000</text:p>
          </table:table-cell>
          <table:table-cell office:value-type="float" office:value="493575.0000">
            <text:p>493575.0000</text:p>
          </table:table-cell>
          <table:table-cell office:value-type="float" office:value="493575.0000">
            <text:p>4935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454">
            <text:p>2634454</text:p>
          </table:table-cell>
          <table:table-cell office:value-type="float" office:value="30476000.0000">
            <text:p>30476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3047600.0000">
            <text:p>3047600.0000</text:p>
          </table:table-cell>
          <table:table-cell office:value-type="float" office:value="2285700.0000">
            <text:p>2285700.0000</text:p>
          </table:table-cell>
          <table:table-cell office:value-type="float" office:value="761900.0000">
            <text:p>761900.0000</text:p>
          </table:table-cell>
          <table:table-cell office:value-type="float" office:value="761900.0000">
            <text:p>761900.0000</text:p>
          </table:table-cell>
          <table:table-cell office:value-type="float" office:value="761900.0000">
            <text:p>7619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455">
            <text:p>2634455</text:p>
          </table:table-cell>
          <table:table-cell office:value-type="float" office:value="22648000.0000">
            <text:p>22648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264800.0000">
            <text:p>2264800.0000</text:p>
          </table:table-cell>
          <table:table-cell office:value-type="float" office:value="1698600.0000">
            <text:p>1698600.0000</text:p>
          </table:table-cell>
          <table:table-cell office:value-type="float" office:value="566200.0000">
            <text:p>566200.0000</text:p>
          </table:table-cell>
          <table:table-cell office:value-type="float" office:value="566200.0000">
            <text:p>566200.0000</text:p>
          </table:table-cell>
          <table:table-cell office:value-type="float" office:value="566200.0000">
            <text:p>5662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456">
            <text:p>2634456</text:p>
          </table:table-cell>
          <table:table-cell office:value-type="float" office:value="20763000.0000">
            <text:p>20763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076300.0000">
            <text:p>2076300.0000</text:p>
          </table:table-cell>
          <table:table-cell office:value-type="float" office:value="1557225.0000">
            <text:p>1557225.0000</text:p>
          </table:table-cell>
          <table:table-cell office:value-type="float" office:value="519075.0000">
            <text:p>519075.0000</text:p>
          </table:table-cell>
          <table:table-cell office:value-type="float" office:value="519075.0000">
            <text:p>519075.0000</text:p>
          </table:table-cell>
          <table:table-cell office:value-type="float" office:value="519075.0000">
            <text:p>5190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457">
            <text:p>2634457</text:p>
          </table:table-cell>
          <table:table-cell office:value-type="float" office:value="16748000.0000">
            <text:p>16748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674800.0000">
            <text:p>1674800.0000</text:p>
          </table:table-cell>
          <table:table-cell office:value-type="float" office:value="1256100.0000">
            <text:p>1256100.0000</text:p>
          </table:table-cell>
          <table:table-cell office:value-type="float" office:value="418700.0000">
            <text:p>418700.0000</text:p>
          </table:table-cell>
          <table:table-cell office:value-type="float" office:value="418700.0000">
            <text:p>418700.0000</text:p>
          </table:table-cell>
          <table:table-cell office:value-type="float" office:value="418700.0000">
            <text:p>418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458">
            <text:p>2634458</text:p>
          </table:table-cell>
          <table:table-cell office:value-type="float" office:value="25517000.0000">
            <text:p>25517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551700.0000">
            <text:p>2551700.0000</text:p>
          </table:table-cell>
          <table:table-cell office:value-type="float" office:value="1913775.0000">
            <text:p>1913775.0000</text:p>
          </table:table-cell>
          <table:table-cell office:value-type="float" office:value="637925.0000">
            <text:p>637925.0000</text:p>
          </table:table-cell>
          <table:table-cell office:value-type="float" office:value="637925.0000">
            <text:p>637925.0000</text:p>
          </table:table-cell>
          <table:table-cell office:value-type="float" office:value="637925.0000">
            <text:p>6379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459">
            <text:p>2634459</text:p>
          </table:table-cell>
          <table:table-cell office:value-type="float" office:value="14950000.0000">
            <text:p>14950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495000.0000">
            <text:p>1495000.0000</text:p>
          </table:table-cell>
          <table:table-cell office:value-type="float" office:value="1121250.0000">
            <text:p>1121250.0000</text:p>
          </table:table-cell>
          <table:table-cell office:value-type="float" office:value="373750.0000">
            <text:p>373750.0000</text:p>
          </table:table-cell>
          <table:table-cell office:value-type="float" office:value="373750.0000">
            <text:p>373750.0000</text:p>
          </table:table-cell>
          <table:table-cell office:value-type="float" office:value="373750.0000">
            <text:p>3737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460">
            <text:p>2634460</text:p>
          </table:table-cell>
          <table:table-cell office:value-type="float" office:value="25193000.0000">
            <text:p>25193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519300.0000">
            <text:p>2519300.0000</text:p>
          </table:table-cell>
          <table:table-cell office:value-type="float" office:value="1889475.0000">
            <text:p>1889475.0000</text:p>
          </table:table-cell>
          <table:table-cell office:value-type="float" office:value="629825.0000">
            <text:p>629825.0000</text:p>
          </table:table-cell>
          <table:table-cell office:value-type="float" office:value="629825.0000">
            <text:p>629825.0000</text:p>
          </table:table-cell>
          <table:table-cell office:value-type="float" office:value="629825.0000">
            <text:p>6298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461">
            <text:p>2634461</text:p>
          </table:table-cell>
          <table:table-cell office:value-type="float" office:value="112790000.0000">
            <text:p>112790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1279000.0000">
            <text:p>11279000.0000</text:p>
          </table:table-cell>
          <table:table-cell office:value-type="float" office:value="8459250.0000">
            <text:p>8459250.0000</text:p>
          </table:table-cell>
          <table:table-cell office:value-type="float" office:value="2819750.0000">
            <text:p>2819750.0000</text:p>
          </table:table-cell>
          <table:table-cell office:value-type="float" office:value="2819750.0000">
            <text:p>2819750.0000</text:p>
          </table:table-cell>
          <table:table-cell office:value-type="float" office:value="2819750.0000">
            <text:p>28197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462">
            <text:p>2634462</text:p>
          </table:table-cell>
          <table:table-cell office:value-type="float" office:value="108167000.0000">
            <text:p>108167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0816700.0000">
            <text:p>10816700.0000</text:p>
          </table:table-cell>
          <table:table-cell office:value-type="float" office:value="8112525.0000">
            <text:p>8112525.0000</text:p>
          </table:table-cell>
          <table:table-cell office:value-type="float" office:value="2704175.0000">
            <text:p>2704175.0000</text:p>
          </table:table-cell>
          <table:table-cell office:value-type="float" office:value="2704175.0000">
            <text:p>2704175.0000</text:p>
          </table:table-cell>
          <table:table-cell office:value-type="float" office:value="2704175.0000">
            <text:p>27041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463">
            <text:p>2634463</text:p>
          </table:table-cell>
          <table:table-cell office:value-type="float" office:value="102606000.0000">
            <text:p>102606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0260600.0000">
            <text:p>10260600.0000</text:p>
          </table:table-cell>
          <table:table-cell office:value-type="float" office:value="7695450.0000">
            <text:p>7695450.0000</text:p>
          </table:table-cell>
          <table:table-cell office:value-type="float" office:value="2565150.0000">
            <text:p>2565150.0000</text:p>
          </table:table-cell>
          <table:table-cell office:value-type="float" office:value="2565150.0000">
            <text:p>2565150.0000</text:p>
          </table:table-cell>
          <table:table-cell office:value-type="float" office:value="2565150.0000">
            <text:p>25651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464">
            <text:p>2634464</text:p>
          </table:table-cell>
          <table:table-cell office:value-type="float" office:value="101551000.0000">
            <text:p>101551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0155100.0000">
            <text:p>10155100.0000</text:p>
          </table:table-cell>
          <table:table-cell office:value-type="float" office:value="7616325.0000">
            <text:p>7616325.0000</text:p>
          </table:table-cell>
          <table:table-cell office:value-type="float" office:value="2538775.0000">
            <text:p>2538775.0000</text:p>
          </table:table-cell>
          <table:table-cell office:value-type="float" office:value="2538775.0000">
            <text:p>2538775.0000</text:p>
          </table:table-cell>
          <table:table-cell office:value-type="float" office:value="2538775.0000">
            <text:p>25387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465">
            <text:p>2634465</text:p>
          </table:table-cell>
          <table:table-cell office:value-type="float" office:value="94879000.0000">
            <text:p>94879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9487900.0000">
            <text:p>9487900.0000</text:p>
          </table:table-cell>
          <table:table-cell office:value-type="float" office:value="7115925.0000">
            <text:p>7115925.0000</text:p>
          </table:table-cell>
          <table:table-cell office:value-type="float" office:value="2371975.0000">
            <text:p>2371975.0000</text:p>
          </table:table-cell>
          <table:table-cell office:value-type="float" office:value="2371975.0000">
            <text:p>2371975.0000</text:p>
          </table:table-cell>
          <table:table-cell office:value-type="float" office:value="2371975.0000">
            <text:p>23719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466">
            <text:p>2634466</text:p>
          </table:table-cell>
          <table:table-cell office:value-type="float" office:value="38157000.0000">
            <text:p>38157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3815700.0000">
            <text:p>3815700.0000</text:p>
          </table:table-cell>
          <table:table-cell office:value-type="float" office:value="2861775.0000">
            <text:p>2861775.0000</text:p>
          </table:table-cell>
          <table:table-cell office:value-type="float" office:value="953925.0000">
            <text:p>953925.0000</text:p>
          </table:table-cell>
          <table:table-cell office:value-type="float" office:value="953925.0000">
            <text:p>953925.0000</text:p>
          </table:table-cell>
          <table:table-cell office:value-type="float" office:value="953925.0000">
            <text:p>9539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467">
            <text:p>2634467</text:p>
          </table:table-cell>
          <table:table-cell office:value-type="float" office:value="18777000.0000">
            <text:p>18777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877700.0000">
            <text:p>1877700.0000</text:p>
          </table:table-cell>
          <table:table-cell office:value-type="float" office:value="1408275.0000">
            <text:p>1408275.0000</text:p>
          </table:table-cell>
          <table:table-cell office:value-type="float" office:value="469425.0000">
            <text:p>469425.0000</text:p>
          </table:table-cell>
          <table:table-cell office:value-type="float" office:value="469425.0000">
            <text:p>469425.0000</text:p>
          </table:table-cell>
          <table:table-cell office:value-type="float" office:value="469425.0000">
            <text:p>4694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468">
            <text:p>2634468</text:p>
          </table:table-cell>
          <table:table-cell office:value-type="float" office:value="21915000.0000">
            <text:p>21915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191500.0000">
            <text:p>2191500.0000</text:p>
          </table:table-cell>
          <table:table-cell office:value-type="float" office:value="1643625.0000">
            <text:p>1643625.0000</text:p>
          </table:table-cell>
          <table:table-cell office:value-type="float" office:value="547875.0000">
            <text:p>547875.0000</text:p>
          </table:table-cell>
          <table:table-cell office:value-type="float" office:value="547875.0000">
            <text:p>547875.0000</text:p>
          </table:table-cell>
          <table:table-cell office:value-type="float" office:value="547875.0000">
            <text:p>5478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485">
            <text:p>2634485</text:p>
          </table:table-cell>
          <table:table-cell office:value-type="float" office:value="2286000.0000">
            <text:p>2286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28600.0000">
            <text:p>228600.0000</text:p>
          </table:table-cell>
          <table:table-cell office:value-type="float" office:value="171450.0000">
            <text:p>171450.0000</text:p>
          </table:table-cell>
          <table:table-cell office:value-type="float" office:value="57150.0000">
            <text:p>57150.0000</text:p>
          </table:table-cell>
          <table:table-cell office:value-type="float" office:value="57150.0000">
            <text:p>57150.0000</text:p>
          </table:table-cell>
          <table:table-cell office:value-type="float" office:value="57150.0000">
            <text:p>571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486">
            <text:p>2634486</text:p>
          </table:table-cell>
          <table:table-cell office:value-type="float" office:value="11888000.0000">
            <text:p>11888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188800.0000">
            <text:p>1188800.0000</text:p>
          </table:table-cell>
          <table:table-cell office:value-type="float" office:value="891600.0000">
            <text:p>891600.0000</text:p>
          </table:table-cell>
          <table:table-cell office:value-type="float" office:value="297200.0000">
            <text:p>297200.0000</text:p>
          </table:table-cell>
          <table:table-cell office:value-type="float" office:value="297200.0000">
            <text:p>297200.0000</text:p>
          </table:table-cell>
          <table:table-cell office:value-type="float" office:value="297200.0000">
            <text:p>2972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487">
            <text:p>2634487</text:p>
          </table:table-cell>
          <table:table-cell office:value-type="float" office:value="10673000.0000">
            <text:p>10673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067300.0000">
            <text:p>1067300.0000</text:p>
          </table:table-cell>
          <table:table-cell office:value-type="float" office:value="800475.0000">
            <text:p>800475.0000</text:p>
          </table:table-cell>
          <table:table-cell office:value-type="float" office:value="266825.0000">
            <text:p>266825.0000</text:p>
          </table:table-cell>
          <table:table-cell office:value-type="float" office:value="266825.0000">
            <text:p>266825.0000</text:p>
          </table:table-cell>
          <table:table-cell office:value-type="float" office:value="266825.0000">
            <text:p>2668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488">
            <text:p>2634488</text:p>
          </table:table-cell>
          <table:table-cell office:value-type="float" office:value="18727000.0000">
            <text:p>18727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872700.0000">
            <text:p>1872700.0000</text:p>
          </table:table-cell>
          <table:table-cell office:value-type="float" office:value="1404525.0000">
            <text:p>1404525.0000</text:p>
          </table:table-cell>
          <table:table-cell office:value-type="float" office:value="468175.0000">
            <text:p>468175.0000</text:p>
          </table:table-cell>
          <table:table-cell office:value-type="float" office:value="468175.0000">
            <text:p>468175.0000</text:p>
          </table:table-cell>
          <table:table-cell office:value-type="float" office:value="468175.0000">
            <text:p>4681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489">
            <text:p>2634489</text:p>
          </table:table-cell>
          <table:table-cell office:value-type="float" office:value="62004000.0000">
            <text:p>62004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6200400.0000">
            <text:p>6200400.0000</text:p>
          </table:table-cell>
          <table:table-cell office:value-type="float" office:value="4650300.0000">
            <text:p>4650300.0000</text:p>
          </table:table-cell>
          <table:table-cell office:value-type="float" office:value="1550100.0000">
            <text:p>1550100.0000</text:p>
          </table:table-cell>
          <table:table-cell office:value-type="float" office:value="1550100.0000">
            <text:p>1550100.0000</text:p>
          </table:table-cell>
          <table:table-cell office:value-type="float" office:value="1550100.0000">
            <text:p>15501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490">
            <text:p>2634490</text:p>
          </table:table-cell>
          <table:table-cell office:value-type="float" office:value="113891000.0000">
            <text:p>113891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1389100.0000">
            <text:p>11389100.0000</text:p>
          </table:table-cell>
          <table:table-cell office:value-type="float" office:value="8541825.0000">
            <text:p>8541825.0000</text:p>
          </table:table-cell>
          <table:table-cell office:value-type="float" office:value="2847275.0000">
            <text:p>2847275.0000</text:p>
          </table:table-cell>
          <table:table-cell office:value-type="float" office:value="2847275.0000">
            <text:p>2847275.0000</text:p>
          </table:table-cell>
          <table:table-cell office:value-type="float" office:value="2847275.0000">
            <text:p>28472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491">
            <text:p>2634491</text:p>
          </table:table-cell>
          <table:table-cell office:value-type="float" office:value="22009000.0000">
            <text:p>22009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200900.0000">
            <text:p>2200900.0000</text:p>
          </table:table-cell>
          <table:table-cell office:value-type="float" office:value="1650675.0000">
            <text:p>1650675.0000</text:p>
          </table:table-cell>
          <table:table-cell office:value-type="float" office:value="550225.0000">
            <text:p>550225.0000</text:p>
          </table:table-cell>
          <table:table-cell office:value-type="float" office:value="550225.0000">
            <text:p>550225.0000</text:p>
          </table:table-cell>
          <table:table-cell office:value-type="float" office:value="550225.0000">
            <text:p>5502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492">
            <text:p>2634492</text:p>
          </table:table-cell>
          <table:table-cell office:value-type="float" office:value="27575000.0000">
            <text:p>27575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757500.0000">
            <text:p>2757500.0000</text:p>
          </table:table-cell>
          <table:table-cell office:value-type="float" office:value="2068125.0000">
            <text:p>2068125.0000</text:p>
          </table:table-cell>
          <table:table-cell office:value-type="float" office:value="689375.0000">
            <text:p>689375.0000</text:p>
          </table:table-cell>
          <table:table-cell office:value-type="float" office:value="689375.0000">
            <text:p>689375.0000</text:p>
          </table:table-cell>
          <table:table-cell office:value-type="float" office:value="689375.0000">
            <text:p>6893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493">
            <text:p>2634493</text:p>
          </table:table-cell>
          <table:table-cell office:value-type="float" office:value="20169000.0000">
            <text:p>20169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016900.0000">
            <text:p>2016900.0000</text:p>
          </table:table-cell>
          <table:table-cell office:value-type="float" office:value="1512675.0000">
            <text:p>1512675.0000</text:p>
          </table:table-cell>
          <table:table-cell office:value-type="float" office:value="504225.0000">
            <text:p>504225.0000</text:p>
          </table:table-cell>
          <table:table-cell office:value-type="float" office:value="504225.0000">
            <text:p>504225.0000</text:p>
          </table:table-cell>
          <table:table-cell office:value-type="float" office:value="504225.0000">
            <text:p>5042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494">
            <text:p>2634494</text:p>
          </table:table-cell>
          <table:table-cell office:value-type="float" office:value="13829000.0000">
            <text:p>13829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382900.0000">
            <text:p>1382900.0000</text:p>
          </table:table-cell>
          <table:table-cell office:value-type="float" office:value="1037175.0000">
            <text:p>1037175.0000</text:p>
          </table:table-cell>
          <table:table-cell office:value-type="float" office:value="345725.0000">
            <text:p>345725.0000</text:p>
          </table:table-cell>
          <table:table-cell office:value-type="float" office:value="345725.0000">
            <text:p>345725.0000</text:p>
          </table:table-cell>
          <table:table-cell office:value-type="float" office:value="345725.0000">
            <text:p>3457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495">
            <text:p>2634495</text:p>
          </table:table-cell>
          <table:table-cell office:value-type="float" office:value="2567000.0000">
            <text:p>2567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56700.0000">
            <text:p>256700.0000</text:p>
          </table:table-cell>
          <table:table-cell office:value-type="float" office:value="192525.0000">
            <text:p>192525.0000</text:p>
          </table:table-cell>
          <table:table-cell office:value-type="float" office:value="64175.0000">
            <text:p>64175.0000</text:p>
          </table:table-cell>
          <table:table-cell office:value-type="float" office:value="64175.0000">
            <text:p>64175.0000</text:p>
          </table:table-cell>
          <table:table-cell office:value-type="float" office:value="64175.0000">
            <text:p>641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496">
            <text:p>2634496</text:p>
          </table:table-cell>
          <table:table-cell office:value-type="float" office:value="18934000.0000">
            <text:p>18934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893400.0000">
            <text:p>1893400.0000</text:p>
          </table:table-cell>
          <table:table-cell office:value-type="float" office:value="1420050.0000">
            <text:p>1420050.0000</text:p>
          </table:table-cell>
          <table:table-cell office:value-type="float" office:value="473350.0000">
            <text:p>473350.0000</text:p>
          </table:table-cell>
          <table:table-cell office:value-type="float" office:value="473350.0000">
            <text:p>473350.0000</text:p>
          </table:table-cell>
          <table:table-cell office:value-type="float" office:value="473350.0000">
            <text:p>4733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497">
            <text:p>2634497</text:p>
          </table:table-cell>
          <table:table-cell office:value-type="float" office:value="31951000.0000">
            <text:p>31951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3195100.0000">
            <text:p>3195100.0000</text:p>
          </table:table-cell>
          <table:table-cell office:value-type="float" office:value="2396325.0000">
            <text:p>2396325.0000</text:p>
          </table:table-cell>
          <table:table-cell office:value-type="float" office:value="798775.0000">
            <text:p>798775.0000</text:p>
          </table:table-cell>
          <table:table-cell office:value-type="float" office:value="798775.0000">
            <text:p>798775.0000</text:p>
          </table:table-cell>
          <table:table-cell office:value-type="float" office:value="798775.0000">
            <text:p>7987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538">
            <text:p>2634538</text:p>
          </table:table-cell>
          <table:table-cell office:value-type="float" office:value="134369000.0000">
            <text:p>134369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3436900.0000">
            <text:p>13436900.0000</text:p>
          </table:table-cell>
          <table:table-cell office:value-type="float" office:value="10077675.0000">
            <text:p>10077675.0000</text:p>
          </table:table-cell>
          <table:table-cell office:value-type="float" office:value="3359225.0000">
            <text:p>3359225.0000</text:p>
          </table:table-cell>
          <table:table-cell office:value-type="float" office:value="3359225.0000">
            <text:p>3359225.0000</text:p>
          </table:table-cell>
          <table:table-cell office:value-type="float" office:value="3359225.0000">
            <text:p>33592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539">
            <text:p>2634539</text:p>
          </table:table-cell>
          <table:table-cell office:value-type="float" office:value="21477000.0000">
            <text:p>21477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147700.0000">
            <text:p>2147700.0000</text:p>
          </table:table-cell>
          <table:table-cell office:value-type="float" office:value="1610775.0000">
            <text:p>1610775.0000</text:p>
          </table:table-cell>
          <table:table-cell office:value-type="float" office:value="536925.0000">
            <text:p>536925.0000</text:p>
          </table:table-cell>
          <table:table-cell office:value-type="float" office:value="536925.0000">
            <text:p>536925.0000</text:p>
          </table:table-cell>
          <table:table-cell office:value-type="float" office:value="536925.0000">
            <text:p>5369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580">
            <text:p>2634580</text:p>
          </table:table-cell>
          <table:table-cell office:value-type="float" office:value="117048000.0000">
            <text:p>117048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1704800.0000">
            <text:p>11704800.0000</text:p>
          </table:table-cell>
          <table:table-cell office:value-type="float" office:value="8778600.0000">
            <text:p>8778600.0000</text:p>
          </table:table-cell>
          <table:table-cell office:value-type="float" office:value="2926200.0000">
            <text:p>2926200.0000</text:p>
          </table:table-cell>
          <table:table-cell office:value-type="float" office:value="2926200.0000">
            <text:p>2926200.0000</text:p>
          </table:table-cell>
          <table:table-cell office:value-type="float" office:value="2926200.0000">
            <text:p>29262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584">
            <text:p>2634584</text:p>
          </table:table-cell>
          <table:table-cell office:value-type="float" office:value="16942000.0000">
            <text:p>16942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694200.0000">
            <text:p>1694200.0000</text:p>
          </table:table-cell>
          <table:table-cell office:value-type="float" office:value="1270650.0000">
            <text:p>1270650.0000</text:p>
          </table:table-cell>
          <table:table-cell office:value-type="float" office:value="423550.0000">
            <text:p>423550.0000</text:p>
          </table:table-cell>
          <table:table-cell office:value-type="float" office:value="423550.0000">
            <text:p>423550.0000</text:p>
          </table:table-cell>
          <table:table-cell office:value-type="float" office:value="423550.0000">
            <text:p>4235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588">
            <text:p>2634588</text:p>
          </table:table-cell>
          <table:table-cell office:value-type="float" office:value="18814000.0000">
            <text:p>18814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881400.0000">
            <text:p>1881400.0000</text:p>
          </table:table-cell>
          <table:table-cell office:value-type="float" office:value="1411050.0000">
            <text:p>1411050.0000</text:p>
          </table:table-cell>
          <table:table-cell office:value-type="float" office:value="470350.0000">
            <text:p>470350.0000</text:p>
          </table:table-cell>
          <table:table-cell office:value-type="float" office:value="470350.0000">
            <text:p>470350.0000</text:p>
          </table:table-cell>
          <table:table-cell office:value-type="float" office:value="470350.0000">
            <text:p>4703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594">
            <text:p>2634594</text:p>
          </table:table-cell>
          <table:table-cell office:value-type="float" office:value="22759000.0000">
            <text:p>22759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275900.0000">
            <text:p>2275900.0000</text:p>
          </table:table-cell>
          <table:table-cell office:value-type="float" office:value="1706925.0000">
            <text:p>1706925.0000</text:p>
          </table:table-cell>
          <table:table-cell office:value-type="float" office:value="568975.0000">
            <text:p>568975.0000</text:p>
          </table:table-cell>
          <table:table-cell office:value-type="float" office:value="568975.0000">
            <text:p>568975.0000</text:p>
          </table:table-cell>
          <table:table-cell office:value-type="float" office:value="568975.0000">
            <text:p>5689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597">
            <text:p>2634597</text:p>
          </table:table-cell>
          <table:table-cell office:value-type="float" office:value="22698000.0000">
            <text:p>22698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269800.0000">
            <text:p>2269800.0000</text:p>
          </table:table-cell>
          <table:table-cell office:value-type="float" office:value="1702350.0000">
            <text:p>1702350.0000</text:p>
          </table:table-cell>
          <table:table-cell office:value-type="float" office:value="567450.0000">
            <text:p>567450.0000</text:p>
          </table:table-cell>
          <table:table-cell office:value-type="float" office:value="567450.0000">
            <text:p>567450.0000</text:p>
          </table:table-cell>
          <table:table-cell office:value-type="float" office:value="567450.0000">
            <text:p>5674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611">
            <text:p>2634611</text:p>
          </table:table-cell>
          <table:table-cell office:value-type="float" office:value="26624000.0000">
            <text:p>26624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662400.0000">
            <text:p>2662400.0000</text:p>
          </table:table-cell>
          <table:table-cell office:value-type="float" office:value="1996800.0000">
            <text:p>1996800.0000</text:p>
          </table:table-cell>
          <table:table-cell office:value-type="float" office:value="665600.0000">
            <text:p>665600.0000</text:p>
          </table:table-cell>
          <table:table-cell office:value-type="float" office:value="665600.0000">
            <text:p>665600.0000</text:p>
          </table:table-cell>
          <table:table-cell office:value-type="float" office:value="665600.0000">
            <text:p>6656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612">
            <text:p>2634612</text:p>
          </table:table-cell>
          <table:table-cell office:value-type="float" office:value="6864000.0000">
            <text:p>6864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686400.0000">
            <text:p>686400.0000</text:p>
          </table:table-cell>
          <table:table-cell office:value-type="float" office:value="514800.0000">
            <text:p>514800.0000</text:p>
          </table:table-cell>
          <table:table-cell office:value-type="float" office:value="171600.0000">
            <text:p>171600.0000</text:p>
          </table:table-cell>
          <table:table-cell office:value-type="float" office:value="171600.0000">
            <text:p>171600.0000</text:p>
          </table:table-cell>
          <table:table-cell office:value-type="float" office:value="171600.0000">
            <text:p>1716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639">
            <text:p>2634639</text:p>
          </table:table-cell>
          <table:table-cell office:value-type="float" office:value="2542000.0000">
            <text:p>2542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54200.0000">
            <text:p>254200.0000</text:p>
          </table:table-cell>
          <table:table-cell office:value-type="float" office:value="190650.0000">
            <text:p>190650.0000</text:p>
          </table:table-cell>
          <table:table-cell office:value-type="float" office:value="63550.0000">
            <text:p>63550.0000</text:p>
          </table:table-cell>
          <table:table-cell office:value-type="float" office:value="63550.0000">
            <text:p>63550.0000</text:p>
          </table:table-cell>
          <table:table-cell office:value-type="float" office:value="63550.0000">
            <text:p>635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640">
            <text:p>2634640</text:p>
          </table:table-cell>
          <table:table-cell office:value-type="float" office:value="1897000.0000">
            <text:p>1897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89700.0000">
            <text:p>189700.0000</text:p>
          </table:table-cell>
          <table:table-cell office:value-type="float" office:value="142275.0000">
            <text:p>142275.0000</text:p>
          </table:table-cell>
          <table:table-cell office:value-type="float" office:value="47425.0000">
            <text:p>47425.0000</text:p>
          </table:table-cell>
          <table:table-cell office:value-type="float" office:value="47425.0000">
            <text:p>47425.0000</text:p>
          </table:table-cell>
          <table:table-cell office:value-type="float" office:value="47425.0000">
            <text:p>474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648">
            <text:p>2634648</text:p>
          </table:table-cell>
          <table:table-cell office:value-type="float" office:value="81498000.0000">
            <text:p>81498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8149800.0000">
            <text:p>8149800.0000</text:p>
          </table:table-cell>
          <table:table-cell office:value-type="float" office:value="6112350.0000">
            <text:p>6112350.0000</text:p>
          </table:table-cell>
          <table:table-cell office:value-type="float" office:value="2037450.0000">
            <text:p>2037450.0000</text:p>
          </table:table-cell>
          <table:table-cell office:value-type="float" office:value="2037450.0000">
            <text:p>2037450.0000</text:p>
          </table:table-cell>
          <table:table-cell office:value-type="float" office:value="2037450.0000">
            <text:p>20374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653">
            <text:p>2634653</text:p>
          </table:table-cell>
          <table:table-cell office:value-type="float" office:value="137201000.0000">
            <text:p>137201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3720100.0000">
            <text:p>13720100.0000</text:p>
          </table:table-cell>
          <table:table-cell office:value-type="float" office:value="10290075.0000">
            <text:p>10290075.0000</text:p>
          </table:table-cell>
          <table:table-cell office:value-type="float" office:value="3430025.0000">
            <text:p>3430025.0000</text:p>
          </table:table-cell>
          <table:table-cell office:value-type="float" office:value="3430025.0000">
            <text:p>3430025.0000</text:p>
          </table:table-cell>
          <table:table-cell office:value-type="float" office:value="3430025.0000">
            <text:p>34300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667">
            <text:p>2634667</text:p>
          </table:table-cell>
          <table:table-cell office:value-type="float" office:value="21570000.0000">
            <text:p>21570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157000.0000">
            <text:p>2157000.0000</text:p>
          </table:table-cell>
          <table:table-cell office:value-type="float" office:value="1617750.0000">
            <text:p>1617750.0000</text:p>
          </table:table-cell>
          <table:table-cell office:value-type="float" office:value="539250.0000">
            <text:p>539250.0000</text:p>
          </table:table-cell>
          <table:table-cell office:value-type="float" office:value="539250.0000">
            <text:p>539250.0000</text:p>
          </table:table-cell>
          <table:table-cell office:value-type="float" office:value="539250.0000">
            <text:p>5392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681">
            <text:p>2634681</text:p>
          </table:table-cell>
          <table:table-cell office:value-type="float" office:value="112676000.0000">
            <text:p>112676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1267600.0000">
            <text:p>11267600.0000</text:p>
          </table:table-cell>
          <table:table-cell office:value-type="float" office:value="8450700.0000">
            <text:p>8450700.0000</text:p>
          </table:table-cell>
          <table:table-cell office:value-type="float" office:value="2816900.0000">
            <text:p>2816900.0000</text:p>
          </table:table-cell>
          <table:table-cell office:value-type="float" office:value="2816900.0000">
            <text:p>2816900.0000</text:p>
          </table:table-cell>
          <table:table-cell office:value-type="float" office:value="2816900.0000">
            <text:p>28169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692">
            <text:p>2634692</text:p>
          </table:table-cell>
          <table:table-cell office:value-type="float" office:value="20761000.0000">
            <text:p>20761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076100.0000">
            <text:p>2076100.0000</text:p>
          </table:table-cell>
          <table:table-cell office:value-type="float" office:value="1557075.0000">
            <text:p>1557075.0000</text:p>
          </table:table-cell>
          <table:table-cell office:value-type="float" office:value="519025.0000">
            <text:p>519025.0000</text:p>
          </table:table-cell>
          <table:table-cell office:value-type="float" office:value="519025.0000">
            <text:p>519025.0000</text:p>
          </table:table-cell>
          <table:table-cell office:value-type="float" office:value="519025.0000">
            <text:p>5190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703">
            <text:p>2634703</text:p>
          </table:table-cell>
          <table:table-cell office:value-type="float" office:value="38595000.0000">
            <text:p>38595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3859500.0000">
            <text:p>3859500.0000</text:p>
          </table:table-cell>
          <table:table-cell office:value-type="float" office:value="2894625.0000">
            <text:p>2894625.0000</text:p>
          </table:table-cell>
          <table:table-cell office:value-type="float" office:value="964875.0000">
            <text:p>964875.0000</text:p>
          </table:table-cell>
          <table:table-cell office:value-type="float" office:value="964875.0000">
            <text:p>964875.0000</text:p>
          </table:table-cell>
          <table:table-cell office:value-type="float" office:value="964875.0000">
            <text:p>9648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766">
            <text:p>2634766</text:p>
          </table:table-cell>
          <table:table-cell office:value-type="float" office:value="20224000.0000">
            <text:p>20224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022400.0000">
            <text:p>2022400.0000</text:p>
          </table:table-cell>
          <table:table-cell office:value-type="float" office:value="1516800.0000">
            <text:p>1516800.0000</text:p>
          </table:table-cell>
          <table:table-cell office:value-type="float" office:value="505600.0000">
            <text:p>505600.0000</text:p>
          </table:table-cell>
          <table:table-cell office:value-type="float" office:value="505600.0000">
            <text:p>505600.0000</text:p>
          </table:table-cell>
          <table:table-cell office:value-type="float" office:value="505600.0000">
            <text:p>5056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769">
            <text:p>2634769</text:p>
          </table:table-cell>
          <table:table-cell office:value-type="float" office:value="17694000.0000">
            <text:p>17694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769400.0000">
            <text:p>1769400.0000</text:p>
          </table:table-cell>
          <table:table-cell office:value-type="float" office:value="1327050.0000">
            <text:p>1327050.0000</text:p>
          </table:table-cell>
          <table:table-cell office:value-type="float" office:value="442350.0000">
            <text:p>442350.0000</text:p>
          </table:table-cell>
          <table:table-cell office:value-type="float" office:value="442350.0000">
            <text:p>442350.0000</text:p>
          </table:table-cell>
          <table:table-cell office:value-type="float" office:value="442350.0000">
            <text:p>4423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770">
            <text:p>2634770</text:p>
          </table:table-cell>
          <table:table-cell office:value-type="float" office:value="21359000.0000">
            <text:p>21359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135900.0000">
            <text:p>2135900.0000</text:p>
          </table:table-cell>
          <table:table-cell office:value-type="float" office:value="1601925.0000">
            <text:p>1601925.0000</text:p>
          </table:table-cell>
          <table:table-cell office:value-type="float" office:value="533975.0000">
            <text:p>533975.0000</text:p>
          </table:table-cell>
          <table:table-cell office:value-type="float" office:value="533975.0000">
            <text:p>533975.0000</text:p>
          </table:table-cell>
          <table:table-cell office:value-type="float" office:value="533975.0000">
            <text:p>5339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772">
            <text:p>2634772</text:p>
          </table:table-cell>
          <table:table-cell office:value-type="float" office:value="21759000.0000">
            <text:p>21759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175900.0000">
            <text:p>2175900.0000</text:p>
          </table:table-cell>
          <table:table-cell office:value-type="float" office:value="1631925.0000">
            <text:p>1631925.0000</text:p>
          </table:table-cell>
          <table:table-cell office:value-type="float" office:value="543975.0000">
            <text:p>543975.0000</text:p>
          </table:table-cell>
          <table:table-cell office:value-type="float" office:value="543975.0000">
            <text:p>543975.0000</text:p>
          </table:table-cell>
          <table:table-cell office:value-type="float" office:value="543975.0000">
            <text:p>5439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776">
            <text:p>2634776</text:p>
          </table:table-cell>
          <table:table-cell office:value-type="float" office:value="13315000.0000">
            <text:p>13315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331500.0000">
            <text:p>1331500.0000</text:p>
          </table:table-cell>
          <table:table-cell office:value-type="float" office:value="998625.0000">
            <text:p>998625.0000</text:p>
          </table:table-cell>
          <table:table-cell office:value-type="float" office:value="332875.0000">
            <text:p>332875.0000</text:p>
          </table:table-cell>
          <table:table-cell office:value-type="float" office:value="332875.0000">
            <text:p>332875.0000</text:p>
          </table:table-cell>
          <table:table-cell office:value-type="float" office:value="332875.0000">
            <text:p>3328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779">
            <text:p>2634779</text:p>
          </table:table-cell>
          <table:table-cell office:value-type="float" office:value="19798000.0000">
            <text:p>19798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979800.0000">
            <text:p>1979800.0000</text:p>
          </table:table-cell>
          <table:table-cell office:value-type="float" office:value="1484850.0000">
            <text:p>1484850.0000</text:p>
          </table:table-cell>
          <table:table-cell office:value-type="float" office:value="494950.0000">
            <text:p>494950.0000</text:p>
          </table:table-cell>
          <table:table-cell office:value-type="float" office:value="494950.0000">
            <text:p>494950.0000</text:p>
          </table:table-cell>
          <table:table-cell office:value-type="float" office:value="494950.0000">
            <text:p>4949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786">
            <text:p>2634786</text:p>
          </table:table-cell>
          <table:table-cell office:value-type="float" office:value="3833000.0000">
            <text:p>3833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383300.0000">
            <text:p>383300.0000</text:p>
          </table:table-cell>
          <table:table-cell office:value-type="float" office:value="287475.0000">
            <text:p>287475.0000</text:p>
          </table:table-cell>
          <table:table-cell office:value-type="float" office:value="95825.0000">
            <text:p>95825.0000</text:p>
          </table:table-cell>
          <table:table-cell office:value-type="float" office:value="95825.0000">
            <text:p>95825.0000</text:p>
          </table:table-cell>
          <table:table-cell office:value-type="float" office:value="95825.0000">
            <text:p>958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787">
            <text:p>2634787</text:p>
          </table:table-cell>
          <table:table-cell office:value-type="float" office:value="1941000.0000">
            <text:p>1941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94100.0000">
            <text:p>194100.0000</text:p>
          </table:table-cell>
          <table:table-cell office:value-type="float" office:value="145575.0000">
            <text:p>145575.0000</text:p>
          </table:table-cell>
          <table:table-cell office:value-type="float" office:value="48525.0000">
            <text:p>48525.0000</text:p>
          </table:table-cell>
          <table:table-cell office:value-type="float" office:value="48525.0000">
            <text:p>48525.0000</text:p>
          </table:table-cell>
          <table:table-cell office:value-type="float" office:value="48525.0000">
            <text:p>485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937">
            <text:p>2634937</text:p>
          </table:table-cell>
          <table:table-cell office:value-type="float" office:value="67689000.0000">
            <text:p>67689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6768900.0000">
            <text:p>6768900.0000</text:p>
          </table:table-cell>
          <table:table-cell office:value-type="float" office:value="5076675.0000">
            <text:p>5076675.0000</text:p>
          </table:table-cell>
          <table:table-cell office:value-type="float" office:value="1692225.0000">
            <text:p>1692225.0000</text:p>
          </table:table-cell>
          <table:table-cell office:value-type="float" office:value="1692225.0000">
            <text:p>1692225.0000</text:p>
          </table:table-cell>
          <table:table-cell office:value-type="float" office:value="1692225.0000">
            <text:p>16922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939">
            <text:p>2634939</text:p>
          </table:table-cell>
          <table:table-cell office:value-type="float" office:value="73074000.0000">
            <text:p>73074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7307400.0000">
            <text:p>7307400.0000</text:p>
          </table:table-cell>
          <table:table-cell office:value-type="float" office:value="5480550.0000">
            <text:p>5480550.0000</text:p>
          </table:table-cell>
          <table:table-cell office:value-type="float" office:value="1826850.0000">
            <text:p>1826850.0000</text:p>
          </table:table-cell>
          <table:table-cell office:value-type="float" office:value="1826850.0000">
            <text:p>1826850.0000</text:p>
          </table:table-cell>
          <table:table-cell office:value-type="float" office:value="1826850.0000">
            <text:p>18268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943">
            <text:p>2634943</text:p>
          </table:table-cell>
          <table:table-cell office:value-type="float" office:value="2580000.0000">
            <text:p>2580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58000.0000">
            <text:p>258000.0000</text:p>
          </table:table-cell>
          <table:table-cell office:value-type="float" office:value="193500.0000">
            <text:p>193500.0000</text:p>
          </table:table-cell>
          <table:table-cell office:value-type="float" office:value="64500.0000">
            <text:p>64500.0000</text:p>
          </table:table-cell>
          <table:table-cell office:value-type="float" office:value="64500.0000">
            <text:p>64500.0000</text:p>
          </table:table-cell>
          <table:table-cell office:value-type="float" office:value="64500.0000">
            <text:p>64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944">
            <text:p>2634944</text:p>
          </table:table-cell>
          <table:table-cell office:value-type="float" office:value="20508000.0000">
            <text:p>20508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050800.0000">
            <text:p>2050800.0000</text:p>
          </table:table-cell>
          <table:table-cell office:value-type="float" office:value="1538100.0000">
            <text:p>1538100.0000</text:p>
          </table:table-cell>
          <table:table-cell office:value-type="float" office:value="512700.0000">
            <text:p>512700.0000</text:p>
          </table:table-cell>
          <table:table-cell office:value-type="float" office:value="512700.0000">
            <text:p>512700.0000</text:p>
          </table:table-cell>
          <table:table-cell office:value-type="float" office:value="512700.0000">
            <text:p>512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987">
            <text:p>2634987</text:p>
          </table:table-cell>
          <table:table-cell office:value-type="float" office:value="19369000.0000">
            <text:p>19369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936900.0000">
            <text:p>1936900.0000</text:p>
          </table:table-cell>
          <table:table-cell office:value-type="float" office:value="1452675.0000">
            <text:p>1452675.0000</text:p>
          </table:table-cell>
          <table:table-cell office:value-type="float" office:value="484225.0000">
            <text:p>484225.0000</text:p>
          </table:table-cell>
          <table:table-cell office:value-type="float" office:value="484225.0000">
            <text:p>484225.0000</text:p>
          </table:table-cell>
          <table:table-cell office:value-type="float" office:value="484225.0000">
            <text:p>4842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988">
            <text:p>2634988</text:p>
          </table:table-cell>
          <table:table-cell office:value-type="float" office:value="18502000.0000">
            <text:p>18502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850200.0000">
            <text:p>1850200.0000</text:p>
          </table:table-cell>
          <table:table-cell office:value-type="float" office:value="1387650.0000">
            <text:p>1387650.0000</text:p>
          </table:table-cell>
          <table:table-cell office:value-type="float" office:value="462550.0000">
            <text:p>462550.0000</text:p>
          </table:table-cell>
          <table:table-cell office:value-type="float" office:value="462550.0000">
            <text:p>462550.0000</text:p>
          </table:table-cell>
          <table:table-cell office:value-type="float" office:value="462550.0000">
            <text:p>4625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990">
            <text:p>2634990</text:p>
          </table:table-cell>
          <table:table-cell office:value-type="float" office:value="20895000.0000">
            <text:p>20895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089500.0000">
            <text:p>2089500.0000</text:p>
          </table:table-cell>
          <table:table-cell office:value-type="float" office:value="1567125.0000">
            <text:p>1567125.0000</text:p>
          </table:table-cell>
          <table:table-cell office:value-type="float" office:value="522375.0000">
            <text:p>522375.0000</text:p>
          </table:table-cell>
          <table:table-cell office:value-type="float" office:value="522375.0000">
            <text:p>522375.0000</text:p>
          </table:table-cell>
          <table:table-cell office:value-type="float" office:value="522375.0000">
            <text:p>5223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991">
            <text:p>2634991</text:p>
          </table:table-cell>
          <table:table-cell office:value-type="float" office:value="25302000.0000">
            <text:p>25302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530200.0000">
            <text:p>2530200.0000</text:p>
          </table:table-cell>
          <table:table-cell office:value-type="float" office:value="1897650.0000">
            <text:p>1897650.0000</text:p>
          </table:table-cell>
          <table:table-cell office:value-type="float" office:value="632550.0000">
            <text:p>632550.0000</text:p>
          </table:table-cell>
          <table:table-cell office:value-type="float" office:value="632550.0000">
            <text:p>632550.0000</text:p>
          </table:table-cell>
          <table:table-cell office:value-type="float" office:value="632550.0000">
            <text:p>6325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993">
            <text:p>2634993</text:p>
          </table:table-cell>
          <table:table-cell office:value-type="float" office:value="130342000.0000">
            <text:p>130342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3034200.0000">
            <text:p>13034200.0000</text:p>
          </table:table-cell>
          <table:table-cell office:value-type="float" office:value="9775650.0000">
            <text:p>9775650.0000</text:p>
          </table:table-cell>
          <table:table-cell office:value-type="float" office:value="3258550.0000">
            <text:p>3258550.0000</text:p>
          </table:table-cell>
          <table:table-cell office:value-type="float" office:value="3258550.0000">
            <text:p>3258550.0000</text:p>
          </table:table-cell>
          <table:table-cell office:value-type="float" office:value="3258550.0000">
            <text:p>32585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994">
            <text:p>2634994</text:p>
          </table:table-cell>
          <table:table-cell office:value-type="float" office:value="107969000.0000">
            <text:p>107969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0796900.0000">
            <text:p>10796900.0000</text:p>
          </table:table-cell>
          <table:table-cell office:value-type="float" office:value="8097675.0000">
            <text:p>8097675.0000</text:p>
          </table:table-cell>
          <table:table-cell office:value-type="float" office:value="2699225.0000">
            <text:p>2699225.0000</text:p>
          </table:table-cell>
          <table:table-cell office:value-type="float" office:value="2699225.0000">
            <text:p>2699225.0000</text:p>
          </table:table-cell>
          <table:table-cell office:value-type="float" office:value="2699225.0000">
            <text:p>26992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995">
            <text:p>2634995</text:p>
          </table:table-cell>
          <table:table-cell office:value-type="float" office:value="95032000.0000">
            <text:p>95032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9503200.0000">
            <text:p>9503200.0000</text:p>
          </table:table-cell>
          <table:table-cell office:value-type="float" office:value="7127400.0000">
            <text:p>7127400.0000</text:p>
          </table:table-cell>
          <table:table-cell office:value-type="float" office:value="2375800.0000">
            <text:p>2375800.0000</text:p>
          </table:table-cell>
          <table:table-cell office:value-type="float" office:value="2375800.0000">
            <text:p>2375800.0000</text:p>
          </table:table-cell>
          <table:table-cell office:value-type="float" office:value="2375800.0000">
            <text:p>23758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996">
            <text:p>2634996</text:p>
          </table:table-cell>
          <table:table-cell office:value-type="float" office:value="16342000.0000">
            <text:p>16342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634200.0000">
            <text:p>1634200.0000</text:p>
          </table:table-cell>
          <table:table-cell office:value-type="float" office:value="1225650.0000">
            <text:p>1225650.0000</text:p>
          </table:table-cell>
          <table:table-cell office:value-type="float" office:value="408550.0000">
            <text:p>408550.0000</text:p>
          </table:table-cell>
          <table:table-cell office:value-type="float" office:value="408550.0000">
            <text:p>408550.0000</text:p>
          </table:table-cell>
          <table:table-cell office:value-type="float" office:value="408550.0000">
            <text:p>4085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998">
            <text:p>2634998</text:p>
          </table:table-cell>
          <table:table-cell office:value-type="float" office:value="19548000.0000">
            <text:p>19548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954800.0000">
            <text:p>1954800.0000</text:p>
          </table:table-cell>
          <table:table-cell office:value-type="float" office:value="1466100.0000">
            <text:p>1466100.0000</text:p>
          </table:table-cell>
          <table:table-cell office:value-type="float" office:value="488700.0000">
            <text:p>488700.0000</text:p>
          </table:table-cell>
          <table:table-cell office:value-type="float" office:value="488700.0000">
            <text:p>488700.0000</text:p>
          </table:table-cell>
          <table:table-cell office:value-type="float" office:value="488700.0000">
            <text:p>488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4999">
            <text:p>2634999</text:p>
          </table:table-cell>
          <table:table-cell office:value-type="float" office:value="21194000.0000">
            <text:p>21194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119400.0000">
            <text:p>2119400.0000</text:p>
          </table:table-cell>
          <table:table-cell office:value-type="float" office:value="1589550.0000">
            <text:p>1589550.0000</text:p>
          </table:table-cell>
          <table:table-cell office:value-type="float" office:value="529850.0000">
            <text:p>529850.0000</text:p>
          </table:table-cell>
          <table:table-cell office:value-type="float" office:value="529850.0000">
            <text:p>529850.0000</text:p>
          </table:table-cell>
          <table:table-cell office:value-type="float" office:value="529850.0000">
            <text:p>5298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001">
            <text:p>2635001</text:p>
          </table:table-cell>
          <table:table-cell office:value-type="float" office:value="53386000.0000">
            <text:p>53386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5338600.0000">
            <text:p>5338600.0000</text:p>
          </table:table-cell>
          <table:table-cell office:value-type="float" office:value="4003950.0000">
            <text:p>4003950.0000</text:p>
          </table:table-cell>
          <table:table-cell office:value-type="float" office:value="1334650.0000">
            <text:p>1334650.0000</text:p>
          </table:table-cell>
          <table:table-cell office:value-type="float" office:value="1334650.0000">
            <text:p>1334650.0000</text:p>
          </table:table-cell>
          <table:table-cell office:value-type="float" office:value="1334650.0000">
            <text:p>13346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002">
            <text:p>2635002</text:p>
          </table:table-cell>
          <table:table-cell office:value-type="float" office:value="58873000.0000">
            <text:p>58873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5887300.0000">
            <text:p>5887300.0000</text:p>
          </table:table-cell>
          <table:table-cell office:value-type="float" office:value="4415475.0000">
            <text:p>4415475.0000</text:p>
          </table:table-cell>
          <table:table-cell office:value-type="float" office:value="1471825.0000">
            <text:p>1471825.0000</text:p>
          </table:table-cell>
          <table:table-cell office:value-type="float" office:value="1471825.0000">
            <text:p>1471825.0000</text:p>
          </table:table-cell>
          <table:table-cell office:value-type="float" office:value="1471825.0000">
            <text:p>14718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003">
            <text:p>2635003</text:p>
          </table:table-cell>
          <table:table-cell office:value-type="float" office:value="59285000.0000">
            <text:p>59285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5928500.0000">
            <text:p>5928500.0000</text:p>
          </table:table-cell>
          <table:table-cell office:value-type="float" office:value="4446375.0000">
            <text:p>4446375.0000</text:p>
          </table:table-cell>
          <table:table-cell office:value-type="float" office:value="1482125.0000">
            <text:p>1482125.0000</text:p>
          </table:table-cell>
          <table:table-cell office:value-type="float" office:value="1482125.0000">
            <text:p>1482125.0000</text:p>
          </table:table-cell>
          <table:table-cell office:value-type="float" office:value="1482125.0000">
            <text:p>14821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004">
            <text:p>2635004</text:p>
          </table:table-cell>
          <table:table-cell office:value-type="float" office:value="102169000.0000">
            <text:p>102169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0216900.0000">
            <text:p>10216900.0000</text:p>
          </table:table-cell>
          <table:table-cell office:value-type="float" office:value="7662675.0000">
            <text:p>7662675.0000</text:p>
          </table:table-cell>
          <table:table-cell office:value-type="float" office:value="2554225.0000">
            <text:p>2554225.0000</text:p>
          </table:table-cell>
          <table:table-cell office:value-type="float" office:value="2554225.0000">
            <text:p>2554225.0000</text:p>
          </table:table-cell>
          <table:table-cell office:value-type="float" office:value="2554225.0000">
            <text:p>25542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005">
            <text:p>2635005</text:p>
          </table:table-cell>
          <table:table-cell office:value-type="float" office:value="56569000.0000">
            <text:p>56569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5656900.0000">
            <text:p>5656900.0000</text:p>
          </table:table-cell>
          <table:table-cell office:value-type="float" office:value="4242675.0000">
            <text:p>4242675.0000</text:p>
          </table:table-cell>
          <table:table-cell office:value-type="float" office:value="1414225.0000">
            <text:p>1414225.0000</text:p>
          </table:table-cell>
          <table:table-cell office:value-type="float" office:value="1414225.0000">
            <text:p>1414225.0000</text:p>
          </table:table-cell>
          <table:table-cell office:value-type="float" office:value="1414225.0000">
            <text:p>14142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007">
            <text:p>2635007</text:p>
          </table:table-cell>
          <table:table-cell office:value-type="float" office:value="18295000.0000">
            <text:p>18295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829500.0000">
            <text:p>1829500.0000</text:p>
          </table:table-cell>
          <table:table-cell office:value-type="float" office:value="1372125.0000">
            <text:p>1372125.0000</text:p>
          </table:table-cell>
          <table:table-cell office:value-type="float" office:value="457375.0000">
            <text:p>457375.0000</text:p>
          </table:table-cell>
          <table:table-cell office:value-type="float" office:value="457375.0000">
            <text:p>457375.0000</text:p>
          </table:table-cell>
          <table:table-cell office:value-type="float" office:value="457375.0000">
            <text:p>4573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008">
            <text:p>2635008</text:p>
          </table:table-cell>
          <table:table-cell office:value-type="float" office:value="18107000.0000">
            <text:p>18107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810700.0000">
            <text:p>1810700.0000</text:p>
          </table:table-cell>
          <table:table-cell office:value-type="float" office:value="1358025.0000">
            <text:p>1358025.0000</text:p>
          </table:table-cell>
          <table:table-cell office:value-type="float" office:value="452675.0000">
            <text:p>452675.0000</text:p>
          </table:table-cell>
          <table:table-cell office:value-type="float" office:value="452675.0000">
            <text:p>452675.0000</text:p>
          </table:table-cell>
          <table:table-cell office:value-type="float" office:value="452675.0000">
            <text:p>4526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009">
            <text:p>2635009</text:p>
          </table:table-cell>
          <table:table-cell office:value-type="float" office:value="121737000.0000">
            <text:p>121737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2173700.0000">
            <text:p>12173700.0000</text:p>
          </table:table-cell>
          <table:table-cell office:value-type="float" office:value="9130275.0000">
            <text:p>9130275.0000</text:p>
          </table:table-cell>
          <table:table-cell office:value-type="float" office:value="3043425.0000">
            <text:p>3043425.0000</text:p>
          </table:table-cell>
          <table:table-cell office:value-type="float" office:value="3043425.0000">
            <text:p>3043425.0000</text:p>
          </table:table-cell>
          <table:table-cell office:value-type="float" office:value="3043425.0000">
            <text:p>30434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010">
            <text:p>2635010</text:p>
          </table:table-cell>
          <table:table-cell office:value-type="float" office:value="28490000.0000">
            <text:p>28490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849000.0000">
            <text:p>2849000.0000</text:p>
          </table:table-cell>
          <table:table-cell office:value-type="float" office:value="2136750.0000">
            <text:p>2136750.0000</text:p>
          </table:table-cell>
          <table:table-cell office:value-type="float" office:value="712250.0000">
            <text:p>712250.0000</text:p>
          </table:table-cell>
          <table:table-cell office:value-type="float" office:value="712250.0000">
            <text:p>712250.0000</text:p>
          </table:table-cell>
          <table:table-cell office:value-type="float" office:value="712250.0000">
            <text:p>7122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011">
            <text:p>2635011</text:p>
          </table:table-cell>
          <table:table-cell office:value-type="float" office:value="70633000.0000">
            <text:p>70633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7063300.0000">
            <text:p>7063300.0000</text:p>
          </table:table-cell>
          <table:table-cell office:value-type="float" office:value="5297475.0000">
            <text:p>5297475.0000</text:p>
          </table:table-cell>
          <table:table-cell office:value-type="float" office:value="1765825.0000">
            <text:p>1765825.0000</text:p>
          </table:table-cell>
          <table:table-cell office:value-type="float" office:value="1765825.0000">
            <text:p>1765825.0000</text:p>
          </table:table-cell>
          <table:table-cell office:value-type="float" office:value="1765825.0000">
            <text:p>17658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012">
            <text:p>2635012</text:p>
          </table:table-cell>
          <table:table-cell office:value-type="float" office:value="18883000.0000">
            <text:p>18883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888300.0000">
            <text:p>1888300.0000</text:p>
          </table:table-cell>
          <table:table-cell office:value-type="float" office:value="1416225.0000">
            <text:p>1416225.0000</text:p>
          </table:table-cell>
          <table:table-cell office:value-type="float" office:value="472075.0000">
            <text:p>472075.0000</text:p>
          </table:table-cell>
          <table:table-cell office:value-type="float" office:value="472075.0000">
            <text:p>472075.0000</text:p>
          </table:table-cell>
          <table:table-cell office:value-type="float" office:value="472075.0000">
            <text:p>4720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013">
            <text:p>2635013</text:p>
          </table:table-cell>
          <table:table-cell office:value-type="float" office:value="29032000.0000">
            <text:p>29032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903200.0000">
            <text:p>2903200.0000</text:p>
          </table:table-cell>
          <table:table-cell office:value-type="float" office:value="2177400.0000">
            <text:p>2177400.0000</text:p>
          </table:table-cell>
          <table:table-cell office:value-type="float" office:value="725800.0000">
            <text:p>725800.0000</text:p>
          </table:table-cell>
          <table:table-cell office:value-type="float" office:value="725800.0000">
            <text:p>725800.0000</text:p>
          </table:table-cell>
          <table:table-cell office:value-type="float" office:value="725800.0000">
            <text:p>7258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014">
            <text:p>2635014</text:p>
          </table:table-cell>
          <table:table-cell office:value-type="float" office:value="36494000.0000">
            <text:p>36494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3649400.0000">
            <text:p>3649400.0000</text:p>
          </table:table-cell>
          <table:table-cell office:value-type="float" office:value="2737050.0000">
            <text:p>2737050.0000</text:p>
          </table:table-cell>
          <table:table-cell office:value-type="float" office:value="912350.0000">
            <text:p>912350.0000</text:p>
          </table:table-cell>
          <table:table-cell office:value-type="float" office:value="912350.0000">
            <text:p>912350.0000</text:p>
          </table:table-cell>
          <table:table-cell office:value-type="float" office:value="912350.0000">
            <text:p>9123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015">
            <text:p>2635015</text:p>
          </table:table-cell>
          <table:table-cell office:value-type="float" office:value="120472000.0000">
            <text:p>120472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2047200.0000">
            <text:p>12047200.0000</text:p>
          </table:table-cell>
          <table:table-cell office:value-type="float" office:value="9035400.0000">
            <text:p>9035400.0000</text:p>
          </table:table-cell>
          <table:table-cell office:value-type="float" office:value="3011800.0000">
            <text:p>3011800.0000</text:p>
          </table:table-cell>
          <table:table-cell office:value-type="float" office:value="3011800.0000">
            <text:p>3011800.0000</text:p>
          </table:table-cell>
          <table:table-cell office:value-type="float" office:value="3011800.0000">
            <text:p>30118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016">
            <text:p>2635016</text:p>
          </table:table-cell>
          <table:table-cell office:value-type="float" office:value="23051000.0000">
            <text:p>23051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305100.0000">
            <text:p>2305100.0000</text:p>
          </table:table-cell>
          <table:table-cell office:value-type="float" office:value="1728825.0000">
            <text:p>1728825.0000</text:p>
          </table:table-cell>
          <table:table-cell office:value-type="float" office:value="576275.0000">
            <text:p>576275.0000</text:p>
          </table:table-cell>
          <table:table-cell office:value-type="float" office:value="576275.0000">
            <text:p>576275.0000</text:p>
          </table:table-cell>
          <table:table-cell office:value-type="float" office:value="576275.0000">
            <text:p>5762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019">
            <text:p>2635019</text:p>
          </table:table-cell>
          <table:table-cell office:value-type="float" office:value="22004000.0000">
            <text:p>22004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200400.0000">
            <text:p>2200400.0000</text:p>
          </table:table-cell>
          <table:table-cell office:value-type="float" office:value="1650300.0000">
            <text:p>1650300.0000</text:p>
          </table:table-cell>
          <table:table-cell office:value-type="float" office:value="550100.0000">
            <text:p>550100.0000</text:p>
          </table:table-cell>
          <table:table-cell office:value-type="float" office:value="550100.0000">
            <text:p>550100.0000</text:p>
          </table:table-cell>
          <table:table-cell office:value-type="float" office:value="550100.0000">
            <text:p>5501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020">
            <text:p>2635020</text:p>
          </table:table-cell>
          <table:table-cell office:value-type="float" office:value="19079000.0000">
            <text:p>19079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907900.0000">
            <text:p>1907900.0000</text:p>
          </table:table-cell>
          <table:table-cell office:value-type="float" office:value="1430925.0000">
            <text:p>1430925.0000</text:p>
          </table:table-cell>
          <table:table-cell office:value-type="float" office:value="476975.0000">
            <text:p>476975.0000</text:p>
          </table:table-cell>
          <table:table-cell office:value-type="float" office:value="476975.0000">
            <text:p>476975.0000</text:p>
          </table:table-cell>
          <table:table-cell office:value-type="float" office:value="476975.0000">
            <text:p>4769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021">
            <text:p>2635021</text:p>
          </table:table-cell>
          <table:table-cell office:value-type="float" office:value="22211000.0000">
            <text:p>22211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221100.0000">
            <text:p>2221100.0000</text:p>
          </table:table-cell>
          <table:table-cell office:value-type="float" office:value="1665825.0000">
            <text:p>1665825.0000</text:p>
          </table:table-cell>
          <table:table-cell office:value-type="float" office:value="555275.0000">
            <text:p>555275.0000</text:p>
          </table:table-cell>
          <table:table-cell office:value-type="float" office:value="555275.0000">
            <text:p>555275.0000</text:p>
          </table:table-cell>
          <table:table-cell office:value-type="float" office:value="555275.0000">
            <text:p>5552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022">
            <text:p>2635022</text:p>
          </table:table-cell>
          <table:table-cell office:value-type="float" office:value="74959000.0000">
            <text:p>74959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7495900.0000">
            <text:p>7495900.0000</text:p>
          </table:table-cell>
          <table:table-cell office:value-type="float" office:value="5621925.0000">
            <text:p>5621925.0000</text:p>
          </table:table-cell>
          <table:table-cell office:value-type="float" office:value="1873975.0000">
            <text:p>1873975.0000</text:p>
          </table:table-cell>
          <table:table-cell office:value-type="float" office:value="1873975.0000">
            <text:p>1873975.0000</text:p>
          </table:table-cell>
          <table:table-cell office:value-type="float" office:value="1873975.0000">
            <text:p>18739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023">
            <text:p>2635023</text:p>
          </table:table-cell>
          <table:table-cell office:value-type="float" office:value="62077000.0000">
            <text:p>62077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6207700.0000">
            <text:p>6207700.0000</text:p>
          </table:table-cell>
          <table:table-cell office:value-type="float" office:value="4655775.0000">
            <text:p>4655775.0000</text:p>
          </table:table-cell>
          <table:table-cell office:value-type="float" office:value="1551925.0000">
            <text:p>1551925.0000</text:p>
          </table:table-cell>
          <table:table-cell office:value-type="float" office:value="1551925.0000">
            <text:p>1551925.0000</text:p>
          </table:table-cell>
          <table:table-cell office:value-type="float" office:value="1551925.0000">
            <text:p>15519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025">
            <text:p>2635025</text:p>
          </table:table-cell>
          <table:table-cell office:value-type="float" office:value="4253000.0000">
            <text:p>4253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425300.0000">
            <text:p>425300.0000</text:p>
          </table:table-cell>
          <table:table-cell office:value-type="float" office:value="318975.0000">
            <text:p>318975.0000</text:p>
          </table:table-cell>
          <table:table-cell office:value-type="float" office:value="106325.0000">
            <text:p>106325.0000</text:p>
          </table:table-cell>
          <table:table-cell office:value-type="float" office:value="106325.0000">
            <text:p>106325.0000</text:p>
          </table:table-cell>
          <table:table-cell office:value-type="float" office:value="106325.0000">
            <text:p>1063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027">
            <text:p>2635027</text:p>
          </table:table-cell>
          <table:table-cell office:value-type="float" office:value="141979000.0000">
            <text:p>141979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4197900.0000">
            <text:p>14197900.0000</text:p>
          </table:table-cell>
          <table:table-cell office:value-type="float" office:value="10648425.0000">
            <text:p>10648425.0000</text:p>
          </table:table-cell>
          <table:table-cell office:value-type="float" office:value="3549475.0000">
            <text:p>3549475.0000</text:p>
          </table:table-cell>
          <table:table-cell office:value-type="float" office:value="3549475.0000">
            <text:p>3549475.0000</text:p>
          </table:table-cell>
          <table:table-cell office:value-type="float" office:value="3549475.0000">
            <text:p>35494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033">
            <text:p>2635033</text:p>
          </table:table-cell>
          <table:table-cell office:value-type="float" office:value="17876000.0000">
            <text:p>17876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787600.0000">
            <text:p>1787600.0000</text:p>
          </table:table-cell>
          <table:table-cell office:value-type="float" office:value="1340700.0000">
            <text:p>1340700.0000</text:p>
          </table:table-cell>
          <table:table-cell office:value-type="float" office:value="446900.0000">
            <text:p>446900.0000</text:p>
          </table:table-cell>
          <table:table-cell office:value-type="float" office:value="446900.0000">
            <text:p>446900.0000</text:p>
          </table:table-cell>
          <table:table-cell office:value-type="float" office:value="446900.0000">
            <text:p>4469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036">
            <text:p>2635036</text:p>
          </table:table-cell>
          <table:table-cell office:value-type="float" office:value="22331000.0000">
            <text:p>22331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233100.0000">
            <text:p>2233100.0000</text:p>
          </table:table-cell>
          <table:table-cell office:value-type="float" office:value="1674825.0000">
            <text:p>1674825.0000</text:p>
          </table:table-cell>
          <table:table-cell office:value-type="float" office:value="558275.0000">
            <text:p>558275.0000</text:p>
          </table:table-cell>
          <table:table-cell office:value-type="float" office:value="558275.0000">
            <text:p>558275.0000</text:p>
          </table:table-cell>
          <table:table-cell office:value-type="float" office:value="558275.0000">
            <text:p>5582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037">
            <text:p>2635037</text:p>
          </table:table-cell>
          <table:table-cell office:value-type="float" office:value="19161000.0000">
            <text:p>19161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916100.0000">
            <text:p>1916100.0000</text:p>
          </table:table-cell>
          <table:table-cell office:value-type="float" office:value="1437075.0000">
            <text:p>1437075.0000</text:p>
          </table:table-cell>
          <table:table-cell office:value-type="float" office:value="479025.0000">
            <text:p>479025.0000</text:p>
          </table:table-cell>
          <table:table-cell office:value-type="float" office:value="479025.0000">
            <text:p>479025.0000</text:p>
          </table:table-cell>
          <table:table-cell office:value-type="float" office:value="479025.0000">
            <text:p>4790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038">
            <text:p>2635038</text:p>
          </table:table-cell>
          <table:table-cell office:value-type="float" office:value="22030000.0000">
            <text:p>22030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203000.0000">
            <text:p>2203000.0000</text:p>
          </table:table-cell>
          <table:table-cell office:value-type="float" office:value="1652250.0000">
            <text:p>1652250.0000</text:p>
          </table:table-cell>
          <table:table-cell office:value-type="float" office:value="550750.0000">
            <text:p>550750.0000</text:p>
          </table:table-cell>
          <table:table-cell office:value-type="float" office:value="550750.0000">
            <text:p>550750.0000</text:p>
          </table:table-cell>
          <table:table-cell office:value-type="float" office:value="550750.0000">
            <text:p>5507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063">
            <text:p>2635063</text:p>
          </table:table-cell>
          <table:table-cell office:value-type="float" office:value="23094000.0000">
            <text:p>23094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309400.0000">
            <text:p>2309400.0000</text:p>
          </table:table-cell>
          <table:table-cell office:value-type="float" office:value="1732050.0000">
            <text:p>1732050.0000</text:p>
          </table:table-cell>
          <table:table-cell office:value-type="float" office:value="577350.0000">
            <text:p>577350.0000</text:p>
          </table:table-cell>
          <table:table-cell office:value-type="float" office:value="577350.0000">
            <text:p>577350.0000</text:p>
          </table:table-cell>
          <table:table-cell office:value-type="float" office:value="577350.0000">
            <text:p>5773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064">
            <text:p>2635064</text:p>
          </table:table-cell>
          <table:table-cell office:value-type="float" office:value="21885000.0000">
            <text:p>21885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188500.0000">
            <text:p>2188500.0000</text:p>
          </table:table-cell>
          <table:table-cell office:value-type="float" office:value="1641375.0000">
            <text:p>1641375.0000</text:p>
          </table:table-cell>
          <table:table-cell office:value-type="float" office:value="547125.0000">
            <text:p>547125.0000</text:p>
          </table:table-cell>
          <table:table-cell office:value-type="float" office:value="547125.0000">
            <text:p>547125.0000</text:p>
          </table:table-cell>
          <table:table-cell office:value-type="float" office:value="547125.0000">
            <text:p>5471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065">
            <text:p>2635065</text:p>
          </table:table-cell>
          <table:table-cell office:value-type="float" office:value="34186000.0000">
            <text:p>34186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3418600.0000">
            <text:p>3418600.0000</text:p>
          </table:table-cell>
          <table:table-cell office:value-type="float" office:value="2563950.0000">
            <text:p>2563950.0000</text:p>
          </table:table-cell>
          <table:table-cell office:value-type="float" office:value="854650.0000">
            <text:p>854650.0000</text:p>
          </table:table-cell>
          <table:table-cell office:value-type="float" office:value="854650.0000">
            <text:p>854650.0000</text:p>
          </table:table-cell>
          <table:table-cell office:value-type="float" office:value="854650.0000">
            <text:p>8546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106">
            <text:p>2635106</text:p>
          </table:table-cell>
          <table:table-cell office:value-type="float" office:value="23072000.0000">
            <text:p>23072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307200.0000">
            <text:p>2307200.0000</text:p>
          </table:table-cell>
          <table:table-cell office:value-type="float" office:value="1730400.0000">
            <text:p>1730400.0000</text:p>
          </table:table-cell>
          <table:table-cell office:value-type="float" office:value="576800.0000">
            <text:p>576800.0000</text:p>
          </table:table-cell>
          <table:table-cell office:value-type="float" office:value="576800.0000">
            <text:p>576800.0000</text:p>
          </table:table-cell>
          <table:table-cell office:value-type="float" office:value="576800.0000">
            <text:p>5768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123">
            <text:p>2635123</text:p>
          </table:table-cell>
          <table:table-cell office:value-type="float" office:value="47414000.0000">
            <text:p>47414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4741400.0000">
            <text:p>4741400.0000</text:p>
          </table:table-cell>
          <table:table-cell office:value-type="float" office:value="3556050.0000">
            <text:p>3556050.0000</text:p>
          </table:table-cell>
          <table:table-cell office:value-type="float" office:value="1185350.0000">
            <text:p>1185350.0000</text:p>
          </table:table-cell>
          <table:table-cell office:value-type="float" office:value="1185350.0000">
            <text:p>1185350.0000</text:p>
          </table:table-cell>
          <table:table-cell office:value-type="float" office:value="1185350.0000">
            <text:p>11853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124">
            <text:p>2635124</text:p>
          </table:table-cell>
          <table:table-cell office:value-type="float" office:value="28315000.0000">
            <text:p>28315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831500.0000">
            <text:p>2831500.0000</text:p>
          </table:table-cell>
          <table:table-cell office:value-type="float" office:value="2123625.0000">
            <text:p>2123625.0000</text:p>
          </table:table-cell>
          <table:table-cell office:value-type="float" office:value="707875.0000">
            <text:p>707875.0000</text:p>
          </table:table-cell>
          <table:table-cell office:value-type="float" office:value="707875.0000">
            <text:p>707875.0000</text:p>
          </table:table-cell>
          <table:table-cell office:value-type="float" office:value="707875.0000">
            <text:p>7078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128">
            <text:p>2635128</text:p>
          </table:table-cell>
          <table:table-cell office:value-type="float" office:value="36980000.0000">
            <text:p>36980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3698000.0000">
            <text:p>3698000.0000</text:p>
          </table:table-cell>
          <table:table-cell office:value-type="float" office:value="2773500.0000">
            <text:p>2773500.0000</text:p>
          </table:table-cell>
          <table:table-cell office:value-type="float" office:value="924500.0000">
            <text:p>924500.0000</text:p>
          </table:table-cell>
          <table:table-cell office:value-type="float" office:value="924500.0000">
            <text:p>924500.0000</text:p>
          </table:table-cell>
          <table:table-cell office:value-type="float" office:value="924500.0000">
            <text:p>924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129">
            <text:p>2635129</text:p>
          </table:table-cell>
          <table:table-cell office:value-type="float" office:value="73148000.0000">
            <text:p>73148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7314800.0000">
            <text:p>7314800.0000</text:p>
          </table:table-cell>
          <table:table-cell office:value-type="float" office:value="5486100.0000">
            <text:p>5486100.0000</text:p>
          </table:table-cell>
          <table:table-cell office:value-type="float" office:value="1828700.0000">
            <text:p>1828700.0000</text:p>
          </table:table-cell>
          <table:table-cell office:value-type="float" office:value="1828700.0000">
            <text:p>1828700.0000</text:p>
          </table:table-cell>
          <table:table-cell office:value-type="float" office:value="1828700.0000">
            <text:p>1828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130">
            <text:p>2635130</text:p>
          </table:table-cell>
          <table:table-cell office:value-type="float" office:value="45003000.0000">
            <text:p>45003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4500300.0000">
            <text:p>4500300.0000</text:p>
          </table:table-cell>
          <table:table-cell office:value-type="float" office:value="3375225.0000">
            <text:p>3375225.0000</text:p>
          </table:table-cell>
          <table:table-cell office:value-type="float" office:value="1125075.0000">
            <text:p>1125075.0000</text:p>
          </table:table-cell>
          <table:table-cell office:value-type="float" office:value="1125075.0000">
            <text:p>1125075.0000</text:p>
          </table:table-cell>
          <table:table-cell office:value-type="float" office:value="1125075.0000">
            <text:p>11250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131">
            <text:p>2635131</text:p>
          </table:table-cell>
          <table:table-cell office:value-type="float" office:value="19154000.0000">
            <text:p>19154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915400.0000">
            <text:p>1915400.0000</text:p>
          </table:table-cell>
          <table:table-cell office:value-type="float" office:value="1436550.0000">
            <text:p>1436550.0000</text:p>
          </table:table-cell>
          <table:table-cell office:value-type="float" office:value="478850.0000">
            <text:p>478850.0000</text:p>
          </table:table-cell>
          <table:table-cell office:value-type="float" office:value="478850.0000">
            <text:p>478850.0000</text:p>
          </table:table-cell>
          <table:table-cell office:value-type="float" office:value="478850.0000">
            <text:p>4788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132">
            <text:p>2635132</text:p>
          </table:table-cell>
          <table:table-cell office:value-type="float" office:value="109063000.0000">
            <text:p>109063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0906300.0000">
            <text:p>10906300.0000</text:p>
          </table:table-cell>
          <table:table-cell office:value-type="float" office:value="8179725.0000">
            <text:p>8179725.0000</text:p>
          </table:table-cell>
          <table:table-cell office:value-type="float" office:value="2726575.0000">
            <text:p>2726575.0000</text:p>
          </table:table-cell>
          <table:table-cell office:value-type="float" office:value="2726575.0000">
            <text:p>2726575.0000</text:p>
          </table:table-cell>
          <table:table-cell office:value-type="float" office:value="2726575.0000">
            <text:p>27265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133">
            <text:p>2635133</text:p>
          </table:table-cell>
          <table:table-cell office:value-type="float" office:value="34448000.0000">
            <text:p>34448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3444800.0000">
            <text:p>3444800.0000</text:p>
          </table:table-cell>
          <table:table-cell office:value-type="float" office:value="2583600.0000">
            <text:p>2583600.0000</text:p>
          </table:table-cell>
          <table:table-cell office:value-type="float" office:value="861200.0000">
            <text:p>861200.0000</text:p>
          </table:table-cell>
          <table:table-cell office:value-type="float" office:value="861200.0000">
            <text:p>861200.0000</text:p>
          </table:table-cell>
          <table:table-cell office:value-type="float" office:value="861200.0000">
            <text:p>8612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134">
            <text:p>2635134</text:p>
          </table:table-cell>
          <table:table-cell office:value-type="float" office:value="19443000.0000">
            <text:p>19443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944300.0000">
            <text:p>1944300.0000</text:p>
          </table:table-cell>
          <table:table-cell office:value-type="float" office:value="1458225.0000">
            <text:p>1458225.0000</text:p>
          </table:table-cell>
          <table:table-cell office:value-type="float" office:value="486075.0000">
            <text:p>486075.0000</text:p>
          </table:table-cell>
          <table:table-cell office:value-type="float" office:value="486075.0000">
            <text:p>486075.0000</text:p>
          </table:table-cell>
          <table:table-cell office:value-type="float" office:value="486075.0000">
            <text:p>4860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135">
            <text:p>2635135</text:p>
          </table:table-cell>
          <table:table-cell office:value-type="float" office:value="124028000.0000">
            <text:p>124028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2402800.0000">
            <text:p>12402800.0000</text:p>
          </table:table-cell>
          <table:table-cell office:value-type="float" office:value="9302100.0000">
            <text:p>9302100.0000</text:p>
          </table:table-cell>
          <table:table-cell office:value-type="float" office:value="3100700.0000">
            <text:p>3100700.0000</text:p>
          </table:table-cell>
          <table:table-cell office:value-type="float" office:value="3100700.0000">
            <text:p>3100700.0000</text:p>
          </table:table-cell>
          <table:table-cell office:value-type="float" office:value="3100700.0000">
            <text:p>3100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136">
            <text:p>2635136</text:p>
          </table:table-cell>
          <table:table-cell office:value-type="float" office:value="126634000.0000">
            <text:p>126634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2663400.0000">
            <text:p>12663400.0000</text:p>
          </table:table-cell>
          <table:table-cell office:value-type="float" office:value="9497550.0000">
            <text:p>9497550.0000</text:p>
          </table:table-cell>
          <table:table-cell office:value-type="float" office:value="3165850.0000">
            <text:p>3165850.0000</text:p>
          </table:table-cell>
          <table:table-cell office:value-type="float" office:value="3165850.0000">
            <text:p>3165850.0000</text:p>
          </table:table-cell>
          <table:table-cell office:value-type="float" office:value="3165850.0000">
            <text:p>31658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137">
            <text:p>2635137</text:p>
          </table:table-cell>
          <table:table-cell office:value-type="float" office:value="95638000.0000">
            <text:p>95638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9563800.0000">
            <text:p>9563800.0000</text:p>
          </table:table-cell>
          <table:table-cell office:value-type="float" office:value="7172850.0000">
            <text:p>7172850.0000</text:p>
          </table:table-cell>
          <table:table-cell office:value-type="float" office:value="2390950.0000">
            <text:p>2390950.0000</text:p>
          </table:table-cell>
          <table:table-cell office:value-type="float" office:value="2390950.0000">
            <text:p>2390950.0000</text:p>
          </table:table-cell>
          <table:table-cell office:value-type="float" office:value="2390950.0000">
            <text:p>23909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138">
            <text:p>2635138</text:p>
          </table:table-cell>
          <table:table-cell office:value-type="float" office:value="24265000.0000">
            <text:p>24265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426500.0000">
            <text:p>2426500.0000</text:p>
          </table:table-cell>
          <table:table-cell office:value-type="float" office:value="1819875.0000">
            <text:p>1819875.0000</text:p>
          </table:table-cell>
          <table:table-cell office:value-type="float" office:value="606625.0000">
            <text:p>606625.0000</text:p>
          </table:table-cell>
          <table:table-cell office:value-type="float" office:value="606625.0000">
            <text:p>606625.0000</text:p>
          </table:table-cell>
          <table:table-cell office:value-type="float" office:value="606625.0000">
            <text:p>6066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139">
            <text:p>2635139</text:p>
          </table:table-cell>
          <table:table-cell office:value-type="float" office:value="24191000.0000">
            <text:p>24191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419100.0000">
            <text:p>2419100.0000</text:p>
          </table:table-cell>
          <table:table-cell office:value-type="float" office:value="1814325.0000">
            <text:p>1814325.0000</text:p>
          </table:table-cell>
          <table:table-cell office:value-type="float" office:value="604775.0000">
            <text:p>604775.0000</text:p>
          </table:table-cell>
          <table:table-cell office:value-type="float" office:value="604775.0000">
            <text:p>604775.0000</text:p>
          </table:table-cell>
          <table:table-cell office:value-type="float" office:value="604775.0000">
            <text:p>6047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140">
            <text:p>2635140</text:p>
          </table:table-cell>
          <table:table-cell office:value-type="float" office:value="2655000.0000">
            <text:p>2655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65500.0000">
            <text:p>265500.0000</text:p>
          </table:table-cell>
          <table:table-cell office:value-type="float" office:value="199125.0000">
            <text:p>199125.0000</text:p>
          </table:table-cell>
          <table:table-cell office:value-type="float" office:value="66375.0000">
            <text:p>66375.0000</text:p>
          </table:table-cell>
          <table:table-cell office:value-type="float" office:value="66375.0000">
            <text:p>66375.0000</text:p>
          </table:table-cell>
          <table:table-cell office:value-type="float" office:value="66375.0000">
            <text:p>663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141">
            <text:p>2635141</text:p>
          </table:table-cell>
          <table:table-cell office:value-type="float" office:value="14887000.0000">
            <text:p>14887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488700.0000">
            <text:p>1488700.0000</text:p>
          </table:table-cell>
          <table:table-cell office:value-type="float" office:value="1116525.0000">
            <text:p>1116525.0000</text:p>
          </table:table-cell>
          <table:table-cell office:value-type="float" office:value="372175.0000">
            <text:p>372175.0000</text:p>
          </table:table-cell>
          <table:table-cell office:value-type="float" office:value="372175.0000">
            <text:p>372175.0000</text:p>
          </table:table-cell>
          <table:table-cell office:value-type="float" office:value="372175.0000">
            <text:p>3721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142">
            <text:p>2635142</text:p>
          </table:table-cell>
          <table:table-cell office:value-type="float" office:value="66020000.0000">
            <text:p>66020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6602000.0000">
            <text:p>6602000.0000</text:p>
          </table:table-cell>
          <table:table-cell office:value-type="float" office:value="4951500.0000">
            <text:p>4951500.0000</text:p>
          </table:table-cell>
          <table:table-cell office:value-type="float" office:value="1650500.0000">
            <text:p>1650500.0000</text:p>
          </table:table-cell>
          <table:table-cell office:value-type="float" office:value="1650500.0000">
            <text:p>1650500.0000</text:p>
          </table:table-cell>
          <table:table-cell office:value-type="float" office:value="1650500.0000">
            <text:p>1650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143">
            <text:p>2635143</text:p>
          </table:table-cell>
          <table:table-cell office:value-type="float" office:value="115628000.0000">
            <text:p>115628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1562800.0000">
            <text:p>11562800.0000</text:p>
          </table:table-cell>
          <table:table-cell office:value-type="float" office:value="8672100.0000">
            <text:p>8672100.0000</text:p>
          </table:table-cell>
          <table:table-cell office:value-type="float" office:value="2890700.0000">
            <text:p>2890700.0000</text:p>
          </table:table-cell>
          <table:table-cell office:value-type="float" office:value="2890700.0000">
            <text:p>2890700.0000</text:p>
          </table:table-cell>
          <table:table-cell office:value-type="float" office:value="2890700.0000">
            <text:p>2890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144">
            <text:p>2635144</text:p>
          </table:table-cell>
          <table:table-cell office:value-type="float" office:value="123986000.0000">
            <text:p>123986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2398600.0000">
            <text:p>12398600.0000</text:p>
          </table:table-cell>
          <table:table-cell office:value-type="float" office:value="9298950.0000">
            <text:p>9298950.0000</text:p>
          </table:table-cell>
          <table:table-cell office:value-type="float" office:value="3099650.0000">
            <text:p>3099650.0000</text:p>
          </table:table-cell>
          <table:table-cell office:value-type="float" office:value="3099650.0000">
            <text:p>3099650.0000</text:p>
          </table:table-cell>
          <table:table-cell office:value-type="float" office:value="3099650.0000">
            <text:p>30996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145">
            <text:p>2635145</text:p>
          </table:table-cell>
          <table:table-cell office:value-type="float" office:value="78892000.0000">
            <text:p>78892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7889200.0000">
            <text:p>7889200.0000</text:p>
          </table:table-cell>
          <table:table-cell office:value-type="float" office:value="5916900.0000">
            <text:p>5916900.0000</text:p>
          </table:table-cell>
          <table:table-cell office:value-type="float" office:value="1972300.0000">
            <text:p>1972300.0000</text:p>
          </table:table-cell>
          <table:table-cell office:value-type="float" office:value="1972300.0000">
            <text:p>1972300.0000</text:p>
          </table:table-cell>
          <table:table-cell office:value-type="float" office:value="1972300.0000">
            <text:p>1972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146">
            <text:p>2635146</text:p>
          </table:table-cell>
          <table:table-cell office:value-type="float" office:value="38646000.0000">
            <text:p>38646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3864600.0000">
            <text:p>3864600.0000</text:p>
          </table:table-cell>
          <table:table-cell office:value-type="float" office:value="2898450.0000">
            <text:p>2898450.0000</text:p>
          </table:table-cell>
          <table:table-cell office:value-type="float" office:value="966150.0000">
            <text:p>966150.0000</text:p>
          </table:table-cell>
          <table:table-cell office:value-type="float" office:value="966150.0000">
            <text:p>966150.0000</text:p>
          </table:table-cell>
          <table:table-cell office:value-type="float" office:value="966150.0000">
            <text:p>9661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147">
            <text:p>2635147</text:p>
          </table:table-cell>
          <table:table-cell office:value-type="float" office:value="146739000.0000">
            <text:p>146739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4673900.0000">
            <text:p>14673900.0000</text:p>
          </table:table-cell>
          <table:table-cell office:value-type="float" office:value="11005425.0000">
            <text:p>11005425.0000</text:p>
          </table:table-cell>
          <table:table-cell office:value-type="float" office:value="3668475.0000">
            <text:p>3668475.0000</text:p>
          </table:table-cell>
          <table:table-cell office:value-type="float" office:value="3668475.0000">
            <text:p>3668475.0000</text:p>
          </table:table-cell>
          <table:table-cell office:value-type="float" office:value="3668475.0000">
            <text:p>36684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148">
            <text:p>2635148</text:p>
          </table:table-cell>
          <table:table-cell office:value-type="float" office:value="63358000.0000">
            <text:p>63358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6335800.0000">
            <text:p>6335800.0000</text:p>
          </table:table-cell>
          <table:table-cell office:value-type="float" office:value="4751850.0000">
            <text:p>4751850.0000</text:p>
          </table:table-cell>
          <table:table-cell office:value-type="float" office:value="1583950.0000">
            <text:p>1583950.0000</text:p>
          </table:table-cell>
          <table:table-cell office:value-type="float" office:value="1583950.0000">
            <text:p>1583950.0000</text:p>
          </table:table-cell>
          <table:table-cell office:value-type="float" office:value="1583950.0000">
            <text:p>15839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149">
            <text:p>2635149</text:p>
          </table:table-cell>
          <table:table-cell office:value-type="float" office:value="15348000.0000">
            <text:p>15348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534800.0000">
            <text:p>1534800.0000</text:p>
          </table:table-cell>
          <table:table-cell office:value-type="float" office:value="1151100.0000">
            <text:p>1151100.0000</text:p>
          </table:table-cell>
          <table:table-cell office:value-type="float" office:value="383700.0000">
            <text:p>383700.0000</text:p>
          </table:table-cell>
          <table:table-cell office:value-type="float" office:value="383700.0000">
            <text:p>383700.0000</text:p>
          </table:table-cell>
          <table:table-cell office:value-type="float" office:value="383700.0000">
            <text:p>383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150">
            <text:p>2635150</text:p>
          </table:table-cell>
          <table:table-cell office:value-type="float" office:value="84572000.0000">
            <text:p>84572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8457200.0000">
            <text:p>8457200.0000</text:p>
          </table:table-cell>
          <table:table-cell office:value-type="float" office:value="6342900.0000">
            <text:p>6342900.0000</text:p>
          </table:table-cell>
          <table:table-cell office:value-type="float" office:value="2114300.0000">
            <text:p>2114300.0000</text:p>
          </table:table-cell>
          <table:table-cell office:value-type="float" office:value="2114300.0000">
            <text:p>2114300.0000</text:p>
          </table:table-cell>
          <table:table-cell office:value-type="float" office:value="2114300.0000">
            <text:p>2114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151">
            <text:p>2635151</text:p>
          </table:table-cell>
          <table:table-cell office:value-type="float" office:value="20657000.0000">
            <text:p>20657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065700.0000">
            <text:p>2065700.0000</text:p>
          </table:table-cell>
          <table:table-cell office:value-type="float" office:value="1549275.0000">
            <text:p>1549275.0000</text:p>
          </table:table-cell>
          <table:table-cell office:value-type="float" office:value="516425.0000">
            <text:p>516425.0000</text:p>
          </table:table-cell>
          <table:table-cell office:value-type="float" office:value="516425.0000">
            <text:p>516425.0000</text:p>
          </table:table-cell>
          <table:table-cell office:value-type="float" office:value="516425.0000">
            <text:p>5164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152">
            <text:p>2635152</text:p>
          </table:table-cell>
          <table:table-cell office:value-type="float" office:value="16227000.0000">
            <text:p>16227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622700.0000">
            <text:p>1622700.0000</text:p>
          </table:table-cell>
          <table:table-cell office:value-type="float" office:value="1217025.0000">
            <text:p>1217025.0000</text:p>
          </table:table-cell>
          <table:table-cell office:value-type="float" office:value="405675.0000">
            <text:p>405675.0000</text:p>
          </table:table-cell>
          <table:table-cell office:value-type="float" office:value="405675.0000">
            <text:p>405675.0000</text:p>
          </table:table-cell>
          <table:table-cell office:value-type="float" office:value="405675.0000">
            <text:p>4056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153">
            <text:p>2635153</text:p>
          </table:table-cell>
          <table:table-cell office:value-type="float" office:value="14531000.0000">
            <text:p>14531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453100.0000">
            <text:p>1453100.0000</text:p>
          </table:table-cell>
          <table:table-cell office:value-type="float" office:value="1089825.0000">
            <text:p>1089825.0000</text:p>
          </table:table-cell>
          <table:table-cell office:value-type="float" office:value="363275.0000">
            <text:p>363275.0000</text:p>
          </table:table-cell>
          <table:table-cell office:value-type="float" office:value="363275.0000">
            <text:p>363275.0000</text:p>
          </table:table-cell>
          <table:table-cell office:value-type="float" office:value="363275.0000">
            <text:p>3632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154">
            <text:p>2635154</text:p>
          </table:table-cell>
          <table:table-cell office:value-type="float" office:value="23774000.0000">
            <text:p>23774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377400.0000">
            <text:p>2377400.0000</text:p>
          </table:table-cell>
          <table:table-cell office:value-type="float" office:value="1783050.0000">
            <text:p>1783050.0000</text:p>
          </table:table-cell>
          <table:table-cell office:value-type="float" office:value="594350.0000">
            <text:p>594350.0000</text:p>
          </table:table-cell>
          <table:table-cell office:value-type="float" office:value="594350.0000">
            <text:p>594350.0000</text:p>
          </table:table-cell>
          <table:table-cell office:value-type="float" office:value="594350.0000">
            <text:p>5943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155">
            <text:p>2635155</text:p>
          </table:table-cell>
          <table:table-cell office:value-type="float" office:value="35534000.0000">
            <text:p>35534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3553400.0000">
            <text:p>3553400.0000</text:p>
          </table:table-cell>
          <table:table-cell office:value-type="float" office:value="2665050.0000">
            <text:p>2665050.0000</text:p>
          </table:table-cell>
          <table:table-cell office:value-type="float" office:value="888350.0000">
            <text:p>888350.0000</text:p>
          </table:table-cell>
          <table:table-cell office:value-type="float" office:value="888350.0000">
            <text:p>888350.0000</text:p>
          </table:table-cell>
          <table:table-cell office:value-type="float" office:value="888350.0000">
            <text:p>8883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156">
            <text:p>2635156</text:p>
          </table:table-cell>
          <table:table-cell office:value-type="float" office:value="116335000.0000">
            <text:p>116335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1633500.0000">
            <text:p>11633500.0000</text:p>
          </table:table-cell>
          <table:table-cell office:value-type="float" office:value="8725125.0000">
            <text:p>8725125.0000</text:p>
          </table:table-cell>
          <table:table-cell office:value-type="float" office:value="2908375.0000">
            <text:p>2908375.0000</text:p>
          </table:table-cell>
          <table:table-cell office:value-type="float" office:value="2908375.0000">
            <text:p>2908375.0000</text:p>
          </table:table-cell>
          <table:table-cell office:value-type="float" office:value="2908375.0000">
            <text:p>29083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164">
            <text:p>2635164</text:p>
          </table:table-cell>
          <table:table-cell office:value-type="float" office:value="45788000.0000">
            <text:p>45788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4578800.0000">
            <text:p>4578800.0000</text:p>
          </table:table-cell>
          <table:table-cell office:value-type="float" office:value="3434100.0000">
            <text:p>3434100.0000</text:p>
          </table:table-cell>
          <table:table-cell office:value-type="float" office:value="1144700.0000">
            <text:p>1144700.0000</text:p>
          </table:table-cell>
          <table:table-cell office:value-type="float" office:value="1144700.0000">
            <text:p>1144700.0000</text:p>
          </table:table-cell>
          <table:table-cell office:value-type="float" office:value="1144700.0000">
            <text:p>1144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165">
            <text:p>2635165</text:p>
          </table:table-cell>
          <table:table-cell office:value-type="float" office:value="39789000.0000">
            <text:p>39789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3978900.0000">
            <text:p>3978900.0000</text:p>
          </table:table-cell>
          <table:table-cell office:value-type="float" office:value="2984175.0000">
            <text:p>2984175.0000</text:p>
          </table:table-cell>
          <table:table-cell office:value-type="float" office:value="994725.0000">
            <text:p>994725.0000</text:p>
          </table:table-cell>
          <table:table-cell office:value-type="float" office:value="994725.0000">
            <text:p>994725.0000</text:p>
          </table:table-cell>
          <table:table-cell office:value-type="float" office:value="994725.0000">
            <text:p>9947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183">
            <text:p>2635183</text:p>
          </table:table-cell>
          <table:table-cell office:value-type="float" office:value="18727000.0000">
            <text:p>18727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872700.0000">
            <text:p>1872700.0000</text:p>
          </table:table-cell>
          <table:table-cell office:value-type="float" office:value="1404525.0000">
            <text:p>1404525.0000</text:p>
          </table:table-cell>
          <table:table-cell office:value-type="float" office:value="468175.0000">
            <text:p>468175.0000</text:p>
          </table:table-cell>
          <table:table-cell office:value-type="float" office:value="468175.0000">
            <text:p>468175.0000</text:p>
          </table:table-cell>
          <table:table-cell office:value-type="float" office:value="468175.0000">
            <text:p>4681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192">
            <text:p>2635192</text:p>
          </table:table-cell>
          <table:table-cell office:value-type="float" office:value="23808000.0000">
            <text:p>23808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380800.0000">
            <text:p>2380800.0000</text:p>
          </table:table-cell>
          <table:table-cell office:value-type="float" office:value="1785600.0000">
            <text:p>1785600.0000</text:p>
          </table:table-cell>
          <table:table-cell office:value-type="float" office:value="595200.0000">
            <text:p>595200.0000</text:p>
          </table:table-cell>
          <table:table-cell office:value-type="float" office:value="595200.0000">
            <text:p>595200.0000</text:p>
          </table:table-cell>
          <table:table-cell office:value-type="float" office:value="595200.0000">
            <text:p>5952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198">
            <text:p>2635198</text:p>
          </table:table-cell>
          <table:table-cell office:value-type="float" office:value="197714000.0000">
            <text:p>197714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9771400.0000">
            <text:p>19771400.0000</text:p>
          </table:table-cell>
          <table:table-cell office:value-type="float" office:value="14828550.0000">
            <text:p>14828550.0000</text:p>
          </table:table-cell>
          <table:table-cell office:value-type="float" office:value="4942850.0000">
            <text:p>4942850.0000</text:p>
          </table:table-cell>
          <table:table-cell office:value-type="float" office:value="4942850.0000">
            <text:p>4942850.0000</text:p>
          </table:table-cell>
          <table:table-cell office:value-type="float" office:value="4942850.0000">
            <text:p>49428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199">
            <text:p>2635199</text:p>
          </table:table-cell>
          <table:table-cell office:value-type="float" office:value="173979000.0000">
            <text:p>173979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7397900.0000">
            <text:p>17397900.0000</text:p>
          </table:table-cell>
          <table:table-cell office:value-type="float" office:value="13048425.0000">
            <text:p>13048425.0000</text:p>
          </table:table-cell>
          <table:table-cell office:value-type="float" office:value="4349475.0000">
            <text:p>4349475.0000</text:p>
          </table:table-cell>
          <table:table-cell office:value-type="float" office:value="4349475.0000">
            <text:p>4349475.0000</text:p>
          </table:table-cell>
          <table:table-cell office:value-type="float" office:value="4349475.0000">
            <text:p>43494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200">
            <text:p>2635200</text:p>
          </table:table-cell>
          <table:table-cell office:value-type="float" office:value="279082000.0000">
            <text:p>279082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7908200.0000">
            <text:p>27908200.0000</text:p>
          </table:table-cell>
          <table:table-cell office:value-type="float" office:value="20931150.0000">
            <text:p>20931150.0000</text:p>
          </table:table-cell>
          <table:table-cell office:value-type="float" office:value="6977050.0000">
            <text:p>6977050.0000</text:p>
          </table:table-cell>
          <table:table-cell office:value-type="float" office:value="6977050.0000">
            <text:p>6977050.0000</text:p>
          </table:table-cell>
          <table:table-cell office:value-type="float" office:value="6977050.0000">
            <text:p>69770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201">
            <text:p>2635201</text:p>
          </table:table-cell>
          <table:table-cell office:value-type="float" office:value="198390000.0000">
            <text:p>198390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9839000.0000">
            <text:p>19839000.0000</text:p>
          </table:table-cell>
          <table:table-cell office:value-type="float" office:value="14879250.0000">
            <text:p>14879250.0000</text:p>
          </table:table-cell>
          <table:table-cell office:value-type="float" office:value="4959750.0000">
            <text:p>4959750.0000</text:p>
          </table:table-cell>
          <table:table-cell office:value-type="float" office:value="4959750.0000">
            <text:p>4959750.0000</text:p>
          </table:table-cell>
          <table:table-cell office:value-type="float" office:value="4959750.0000">
            <text:p>49597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5202">
            <text:p>2635202</text:p>
          </table:table-cell>
          <table:table-cell office:value-type="float" office:value="344003900.0000">
            <text:p>3440039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34400392.0000">
            <text:p>34400392.0000</text:p>
          </table:table-cell>
          <table:table-cell office:value-type="float" office:value="25800294.0000">
            <text:p>25800294.0000</text:p>
          </table:table-cell>
          <table:table-cell office:value-type="float" office:value="8600098.0000">
            <text:p>8600098.0000</text:p>
          </table:table-cell>
          <table:table-cell office:value-type="float" office:value="8600098.0000">
            <text:p>8600098.0000</text:p>
          </table:table-cell>
          <table:table-cell office:value-type="float" office:value="8600098.0000">
            <text:p>8600098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7824">
            <text:p>2637824</text:p>
          </table:table-cell>
          <table:table-cell office:value-type="float" office:value="423621000.0000">
            <text:p>423621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52952625.0000">
            <text:p>52952625.0000</text:p>
          </table:table-cell>
          <table:table-cell office:value-type="float" office:value="42362100.0000">
            <text:p>42362100.0000</text:p>
          </table:table-cell>
          <table:table-cell office:value-type="float" office:value="10590525.0000">
            <text:p>10590525.0000</text:p>
          </table:table-cell>
          <table:table-cell office:value-type="float" office:value="10590525.0000">
            <text:p>10590525.0000</text:p>
          </table:table-cell>
          <table:table-cell office:value-type="float" office:value="10590525.0000">
            <text:p>105905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37823">
            <text:p>2637823</text:p>
          </table:table-cell>
          <table:table-cell office:value-type="float" office:value="469243703.0000">
            <text:p>469243703.00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234621850.0000">
            <text:p>234621850.0000</text:p>
          </table:table-cell>
          <table:table-cell office:value-type="float" office:value="187697480.0000">
            <text:p>187697480.0000</text:p>
          </table:table-cell>
          <table:table-cell office:value-type="float" office:value="46924370.0000">
            <text:p>46924370.0000</text:p>
          </table:table-cell>
          <table:table-cell office:value-type="float" office:value="46924370.0000">
            <text:p>46924370.0000</text:p>
          </table:table-cell>
          <table:table-cell office:value-type="float" office:value="46924370.0000">
            <text:p>4692437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59389">
            <text:p>2659389</text:p>
          </table:table-cell>
          <table:table-cell office:value-type="float" office:value="214897000.0000">
            <text:p>214897000.000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42979400.0000">
            <text:p>42979400.0000</text:p>
          </table:table-cell>
          <table:table-cell office:value-type="float" office:value="21489700.0000">
            <text:p>21489700.0000</text:p>
          </table:table-cell>
          <table:table-cell office:value-type="float" office:value="21489700.0000">
            <text:p>21489700.0000</text:p>
          </table:table-cell>
          <table:table-cell office:value-type="float" office:value="21489700.0000">
            <text:p>21489700.0000</text:p>
          </table:table-cell>
          <table:table-cell office:value-type="float" office:value="21489700.0000">
            <text:p>21489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59703">
            <text:p>2659703</text:p>
          </table:table-cell>
          <table:table-cell office:value-type="float" office:value="395005000.0000">
            <text:p>395005000.000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26333666.0000">
            <text:p>26333666.0000</text:p>
          </table:table-cell>
          <table:table-cell office:value-type="float" office:value="13166833.0000">
            <text:p>13166833.0000</text:p>
          </table:table-cell>
          <table:table-cell office:value-type="float" office:value="13166833.0000">
            <text:p>13166833.0000</text:p>
          </table:table-cell>
          <table:table-cell office:value-type="float" office:value="13166833.0000">
            <text:p>13166833.0000</text:p>
          </table:table-cell>
          <table:table-cell office:value-type="float" office:value="13166833.0000">
            <text:p>131668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59712">
            <text:p>2659712</text:p>
          </table:table-cell>
          <table:table-cell office:value-type="float" office:value="155791000.0000">
            <text:p>155791000.0000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-1">
            <text:p>-1</text:p>
          </table:table-cell>
          <table:table-cell office:value-type="float" office:value="6231640.0000">
            <text:p>6231640.0000</text:p>
          </table:table-cell>
          <table:table-cell office:value-type="float" office:value="3115820.0000">
            <text:p>3115820.0000</text:p>
          </table:table-cell>
          <table:table-cell office:value-type="float" office:value="3115820.0000">
            <text:p>3115820.0000</text:p>
          </table:table-cell>
          <table:table-cell office:value-type="float" office:value="3115820.0000">
            <text:p>3115820.0000</text:p>
          </table:table-cell>
          <table:table-cell office:value-type="float" office:value="3115820.0000">
            <text:p>311582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63846">
            <text:p>2663846</text:p>
          </table:table-cell>
          <table:table-cell office:value-type="float" office:value="1938040100.0000">
            <text:p>1938040100.0000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-1">
            <text:p>-1</text:p>
          </table:table-cell>
          <table:table-cell office:value-type="float" office:value="77521604.0000">
            <text:p>77521604.0000</text:p>
          </table:table-cell>
          <table:table-cell office:value-type="float" office:value="38760802.0000">
            <text:p>38760802.0000</text:p>
          </table:table-cell>
          <table:table-cell office:value-type="float" office:value="38760802.0000">
            <text:p>38760802.0000</text:p>
          </table:table-cell>
          <table:table-cell office:value-type="float" office:value="38760802.0000">
            <text:p>38760802.0000</text:p>
          </table:table-cell>
          <table:table-cell office:value-type="float" office:value="38760802.0000">
            <text:p>38760802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63858">
            <text:p>2663858</text:p>
          </table:table-cell>
          <table:table-cell office:value-type="float" office:value="201453000.0000">
            <text:p>201453000.000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40290600.0000">
            <text:p>40290600.0000</text:p>
          </table:table-cell>
          <table:table-cell office:value-type="float" office:value="20145300.0000">
            <text:p>20145300.0000</text:p>
          </table:table-cell>
          <table:table-cell office:value-type="float" office:value="20145300.0000">
            <text:p>20145300.0000</text:p>
          </table:table-cell>
          <table:table-cell office:value-type="float" office:value="20145300.0000">
            <text:p>20145300.0000</text:p>
          </table:table-cell>
          <table:table-cell office:value-type="float" office:value="20145300.0000">
            <text:p>20145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63859">
            <text:p>2663859</text:p>
          </table:table-cell>
          <table:table-cell office:value-type="float" office:value="244780000.0000">
            <text:p>244780000.000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48956000.0000">
            <text:p>48956000.0000</text:p>
          </table:table-cell>
          <table:table-cell office:value-type="float" office:value="24478000.0000">
            <text:p>24478000.0000</text:p>
          </table:table-cell>
          <table:table-cell office:value-type="float" office:value="24478000.0000">
            <text:p>24478000.0000</text:p>
          </table:table-cell>
          <table:table-cell office:value-type="float" office:value="24478000.0000">
            <text:p>24478000.0000</text:p>
          </table:table-cell>
          <table:table-cell office:value-type="float" office:value="24478000.0000">
            <text:p>24478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63863">
            <text:p>2663863</text:p>
          </table:table-cell>
          <table:table-cell office:value-type="float" office:value="145709397.0000">
            <text:p>145709397.000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29141880.0000">
            <text:p>29141880.0000</text:p>
          </table:table-cell>
          <table:table-cell office:value-type="float" office:value="14570940.0000">
            <text:p>14570940.0000</text:p>
          </table:table-cell>
          <table:table-cell office:value-type="float" office:value="14570940.0000">
            <text:p>14570940.0000</text:p>
          </table:table-cell>
          <table:table-cell office:value-type="float" office:value="14570940.0000">
            <text:p>14570940.0000</text:p>
          </table:table-cell>
          <table:table-cell office:value-type="float" office:value="14570940.0000">
            <text:p>1457094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67357">
            <text:p>2667357</text:p>
          </table:table-cell>
          <table:table-cell office:value-type="float" office:value="361998828.0000">
            <text:p>361998828.000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24133256.0000">
            <text:p>24133256.0000</text:p>
          </table:table-cell>
          <table:table-cell office:value-type="float" office:value="12066628.0000">
            <text:p>12066628.0000</text:p>
          </table:table-cell>
          <table:table-cell office:value-type="float" office:value="12066628.0000">
            <text:p>12066628.0000</text:p>
          </table:table-cell>
          <table:table-cell office:value-type="float" office:value="12066628.0000">
            <text:p>12066628.0000</text:p>
          </table:table-cell>
          <table:table-cell office:value-type="float" office:value="12066628.0000">
            <text:p>12066628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67402">
            <text:p>2667402</text:p>
          </table:table-cell>
          <table:table-cell office:value-type="float" office:value="712988000.0000">
            <text:p>712988000.000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42597600.0000">
            <text:p>142597600.0000</text:p>
          </table:table-cell>
          <table:table-cell office:value-type="float" office:value="71298800.0000">
            <text:p>71298800.0000</text:p>
          </table:table-cell>
          <table:table-cell office:value-type="float" office:value="71298800.0000">
            <text:p>71298800.0000</text:p>
          </table:table-cell>
          <table:table-cell office:value-type="float" office:value="71298800.0000">
            <text:p>71298800.0000</text:p>
          </table:table-cell>
          <table:table-cell office:value-type="float" office:value="71298800.0000">
            <text:p>712988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67403">
            <text:p>2667403</text:p>
          </table:table-cell>
          <table:table-cell office:value-type="float" office:value="721664000.0000">
            <text:p>721664000.000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44332800.0000">
            <text:p>144332800.0000</text:p>
          </table:table-cell>
          <table:table-cell office:value-type="float" office:value="72166400.0000">
            <text:p>72166400.0000</text:p>
          </table:table-cell>
          <table:table-cell office:value-type="float" office:value="72166400.0000">
            <text:p>72166400.0000</text:p>
          </table:table-cell>
          <table:table-cell office:value-type="float" office:value="72166400.0000">
            <text:p>72166400.0000</text:p>
          </table:table-cell>
          <table:table-cell office:value-type="float" office:value="72166400.0000">
            <text:p>721664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67404">
            <text:p>2667404</text:p>
          </table:table-cell>
          <table:table-cell office:value-type="float" office:value="713780000.0000">
            <text:p>713780000.000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42756000.0000">
            <text:p>142756000.0000</text:p>
          </table:table-cell>
          <table:table-cell office:value-type="float" office:value="71378000.0000">
            <text:p>71378000.0000</text:p>
          </table:table-cell>
          <table:table-cell office:value-type="float" office:value="71378000.0000">
            <text:p>71378000.0000</text:p>
          </table:table-cell>
          <table:table-cell office:value-type="float" office:value="71378000.0000">
            <text:p>71378000.0000</text:p>
          </table:table-cell>
          <table:table-cell office:value-type="float" office:value="71378000.0000">
            <text:p>71378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67416">
            <text:p>2667416</text:p>
          </table:table-cell>
          <table:table-cell office:value-type="float" office:value="533184000.0000">
            <text:p>533184000.000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06636800.0000">
            <text:p>106636800.0000</text:p>
          </table:table-cell>
          <table:table-cell office:value-type="float" office:value="53318400.0000">
            <text:p>53318400.0000</text:p>
          </table:table-cell>
          <table:table-cell office:value-type="float" office:value="53318400.0000">
            <text:p>53318400.0000</text:p>
          </table:table-cell>
          <table:table-cell office:value-type="float" office:value="53318400.0000">
            <text:p>53318400.0000</text:p>
          </table:table-cell>
          <table:table-cell office:value-type="float" office:value="53318400.0000">
            <text:p>533184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67417">
            <text:p>2667417</text:p>
          </table:table-cell>
          <table:table-cell office:value-type="float" office:value="1574252000.0000">
            <text:p>1574252000.000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314850400.0000">
            <text:p>314850400.0000</text:p>
          </table:table-cell>
          <table:table-cell office:value-type="float" office:value="157425200.0000">
            <text:p>157425200.0000</text:p>
          </table:table-cell>
          <table:table-cell office:value-type="float" office:value="157425200.0000">
            <text:p>157425200.0000</text:p>
          </table:table-cell>
          <table:table-cell office:value-type="float" office:value="157425200.0000">
            <text:p>157425200.0000</text:p>
          </table:table-cell>
          <table:table-cell office:value-type="float" office:value="157425200.0000">
            <text:p>1574252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67426">
            <text:p>2667426</text:p>
          </table:table-cell>
          <table:table-cell office:value-type="float" office:value="8417818000.0000">
            <text:p>8417818000.000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683563600.0000">
            <text:p>1683563600.0000</text:p>
          </table:table-cell>
          <table:table-cell office:value-type="float" office:value="841781800.0000">
            <text:p>841781800.0000</text:p>
          </table:table-cell>
          <table:table-cell office:value-type="float" office:value="841781800.0000">
            <text:p>841781800.0000</text:p>
          </table:table-cell>
          <table:table-cell office:value-type="float" office:value="841781800.0000">
            <text:p>841781800.0000</text:p>
          </table:table-cell>
          <table:table-cell office:value-type="float" office:value="841781800.0000">
            <text:p>8417818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67655">
            <text:p>2667655</text:p>
          </table:table-cell>
          <table:table-cell office:value-type="float" office:value="199575000.0000">
            <text:p>199575000.000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39915000.0000">
            <text:p>39915000.0000</text:p>
          </table:table-cell>
          <table:table-cell office:value-type="float" office:value="19957500.0000">
            <text:p>19957500.0000</text:p>
          </table:table-cell>
          <table:table-cell office:value-type="float" office:value="19957500.0000">
            <text:p>19957500.0000</text:p>
          </table:table-cell>
          <table:table-cell office:value-type="float" office:value="19957500.0000">
            <text:p>19957500.0000</text:p>
          </table:table-cell>
          <table:table-cell office:value-type="float" office:value="19957500.0000">
            <text:p>1995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67706">
            <text:p>2667706</text:p>
          </table:table-cell>
          <table:table-cell office:value-type="float" office:value="198317000.0000">
            <text:p>198317000.000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39663400.0000">
            <text:p>39663400.0000</text:p>
          </table:table-cell>
          <table:table-cell office:value-type="float" office:value="19831700.0000">
            <text:p>19831700.0000</text:p>
          </table:table-cell>
          <table:table-cell office:value-type="float" office:value="19831700.0000">
            <text:p>19831700.0000</text:p>
          </table:table-cell>
          <table:table-cell office:value-type="float" office:value="19831700.0000">
            <text:p>19831700.0000</text:p>
          </table:table-cell>
          <table:table-cell office:value-type="float" office:value="19831700.0000">
            <text:p>19831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67707">
            <text:p>2667707</text:p>
          </table:table-cell>
          <table:table-cell office:value-type="float" office:value="20664000.0000">
            <text:p>20664000.000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4132800.0000">
            <text:p>4132800.0000</text:p>
          </table:table-cell>
          <table:table-cell office:value-type="float" office:value="2066400.0000">
            <text:p>2066400.0000</text:p>
          </table:table-cell>
          <table:table-cell office:value-type="float" office:value="2066400.0000">
            <text:p>2066400.0000</text:p>
          </table:table-cell>
          <table:table-cell office:value-type="float" office:value="2066400.0000">
            <text:p>2066400.0000</text:p>
          </table:table-cell>
          <table:table-cell office:value-type="float" office:value="2066400.0000">
            <text:p>20664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67708">
            <text:p>2667708</text:p>
          </table:table-cell>
          <table:table-cell office:value-type="float" office:value="57640000.0000">
            <text:p>57640000.000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1528000.0000">
            <text:p>11528000.0000</text:p>
          </table:table-cell>
          <table:table-cell office:value-type="float" office:value="5764000.0000">
            <text:p>5764000.0000</text:p>
          </table:table-cell>
          <table:table-cell office:value-type="float" office:value="5764000.0000">
            <text:p>5764000.0000</text:p>
          </table:table-cell>
          <table:table-cell office:value-type="float" office:value="5764000.0000">
            <text:p>5764000.0000</text:p>
          </table:table-cell>
          <table:table-cell office:value-type="float" office:value="5764000.0000">
            <text:p>5764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67709">
            <text:p>2667709</text:p>
          </table:table-cell>
          <table:table-cell office:value-type="float" office:value="35478000.0000">
            <text:p>35478000.000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095600.0000">
            <text:p>7095600.0000</text:p>
          </table:table-cell>
          <table:table-cell office:value-type="float" office:value="3547800.0000">
            <text:p>3547800.0000</text:p>
          </table:table-cell>
          <table:table-cell office:value-type="float" office:value="3547800.0000">
            <text:p>3547800.0000</text:p>
          </table:table-cell>
          <table:table-cell office:value-type="float" office:value="3547800.0000">
            <text:p>3547800.0000</text:p>
          </table:table-cell>
          <table:table-cell office:value-type="float" office:value="3547800.0000">
            <text:p>35478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67712">
            <text:p>2667712</text:p>
          </table:table-cell>
          <table:table-cell office:value-type="float" office:value="82074000.0000">
            <text:p>82074000.000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6414800.0000">
            <text:p>16414800.0000</text:p>
          </table:table-cell>
          <table:table-cell office:value-type="float" office:value="8207400.0000">
            <text:p>8207400.0000</text:p>
          </table:table-cell>
          <table:table-cell office:value-type="float" office:value="8207400.0000">
            <text:p>8207400.0000</text:p>
          </table:table-cell>
          <table:table-cell office:value-type="float" office:value="8207400.0000">
            <text:p>8207400.0000</text:p>
          </table:table-cell>
          <table:table-cell office:value-type="float" office:value="8207400.0000">
            <text:p>82074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68119">
            <text:p>2668119</text:p>
          </table:table-cell>
          <table:table-cell office:value-type="float" office:value="392705000.0000">
            <text:p>392705000.000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26180334.0000">
            <text:p>26180334.0000</text:p>
          </table:table-cell>
          <table:table-cell office:value-type="float" office:value="13090167.0000">
            <text:p>13090167.0000</text:p>
          </table:table-cell>
          <table:table-cell office:value-type="float" office:value="13090167.0000">
            <text:p>13090167.0000</text:p>
          </table:table-cell>
          <table:table-cell office:value-type="float" office:value="13090167.0000">
            <text:p>13090167.0000</text:p>
          </table:table-cell>
          <table:table-cell office:value-type="float" office:value="13090167.0000">
            <text:p>130901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68120">
            <text:p>2668120</text:p>
          </table:table-cell>
          <table:table-cell office:value-type="float" office:value="454639000.0000">
            <text:p>454639000.000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30309266.0000">
            <text:p>30309266.0000</text:p>
          </table:table-cell>
          <table:table-cell office:value-type="float" office:value="15154633.0000">
            <text:p>15154633.0000</text:p>
          </table:table-cell>
          <table:table-cell office:value-type="float" office:value="15154633.0000">
            <text:p>15154633.0000</text:p>
          </table:table-cell>
          <table:table-cell office:value-type="float" office:value="15154633.0000">
            <text:p>15154633.0000</text:p>
          </table:table-cell>
          <table:table-cell office:value-type="float" office:value="15154633.0000">
            <text:p>151546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68123">
            <text:p>2668123</text:p>
          </table:table-cell>
          <table:table-cell office:value-type="float" office:value="451730000.0000">
            <text:p>451730000.000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30115334.0000">
            <text:p>30115334.0000</text:p>
          </table:table-cell>
          <table:table-cell office:value-type="float" office:value="15057667.0000">
            <text:p>15057667.0000</text:p>
          </table:table-cell>
          <table:table-cell office:value-type="float" office:value="15057667.0000">
            <text:p>15057667.0000</text:p>
          </table:table-cell>
          <table:table-cell office:value-type="float" office:value="15057667.0000">
            <text:p>15057667.0000</text:p>
          </table:table-cell>
          <table:table-cell office:value-type="float" office:value="15057667.0000">
            <text:p>150576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68130">
            <text:p>2668130</text:p>
          </table:table-cell>
          <table:table-cell office:value-type="float" office:value="468617000.0000">
            <text:p>468617000.000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31241134.0000">
            <text:p>31241134.0000</text:p>
          </table:table-cell>
          <table:table-cell office:value-type="float" office:value="15620567.0000">
            <text:p>15620567.0000</text:p>
          </table:table-cell>
          <table:table-cell office:value-type="float" office:value="15620567.0000">
            <text:p>15620567.0000</text:p>
          </table:table-cell>
          <table:table-cell office:value-type="float" office:value="15620567.0000">
            <text:p>15620567.0000</text:p>
          </table:table-cell>
          <table:table-cell office:value-type="float" office:value="15620567.0000">
            <text:p>156205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68224">
            <text:p>2668224</text:p>
          </table:table-cell>
          <table:table-cell office:value-type="float" office:value="69640000.0000">
            <text:p>69640000.0000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-1">
            <text:p>-1</text:p>
          </table:table-cell>
          <table:table-cell office:value-type="float" office:value="3482000.0000">
            <text:p>3482000.0000</text:p>
          </table:table-cell>
          <table:table-cell office:value-type="float" office:value="1741000.0000">
            <text:p>1741000.0000</text:p>
          </table:table-cell>
          <table:table-cell office:value-type="float" office:value="1741000.0000">
            <text:p>1741000.0000</text:p>
          </table:table-cell>
          <table:table-cell office:value-type="float" office:value="1741000.0000">
            <text:p>1741000.0000</text:p>
          </table:table-cell>
          <table:table-cell office:value-type="float" office:value="1741000.0000">
            <text:p>1741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68225">
            <text:p>2668225</text:p>
          </table:table-cell>
          <table:table-cell office:value-type="float" office:value="90272000.0000">
            <text:p>90272000.0000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-1">
            <text:p>-1</text:p>
          </table:table-cell>
          <table:table-cell office:value-type="float" office:value="4513600.0000">
            <text:p>4513600.0000</text:p>
          </table:table-cell>
          <table:table-cell office:value-type="float" office:value="2256800.0000">
            <text:p>2256800.0000</text:p>
          </table:table-cell>
          <table:table-cell office:value-type="float" office:value="2256800.0000">
            <text:p>2256800.0000</text:p>
          </table:table-cell>
          <table:table-cell office:value-type="float" office:value="2256800.0000">
            <text:p>2256800.0000</text:p>
          </table:table-cell>
          <table:table-cell office:value-type="float" office:value="2256800.0000">
            <text:p>22568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68226">
            <text:p>2668226</text:p>
          </table:table-cell>
          <table:table-cell office:value-type="float" office:value="159930000.0000">
            <text:p>159930000.0000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-1">
            <text:p>-1</text:p>
          </table:table-cell>
          <table:table-cell office:value-type="float" office:value="7996500.0000">
            <text:p>7996500.0000</text:p>
          </table:table-cell>
          <table:table-cell office:value-type="float" office:value="3998250.0000">
            <text:p>3998250.0000</text:p>
          </table:table-cell>
          <table:table-cell office:value-type="float" office:value="3998250.0000">
            <text:p>3998250.0000</text:p>
          </table:table-cell>
          <table:table-cell office:value-type="float" office:value="3998250.0000">
            <text:p>3998250.0000</text:p>
          </table:table-cell>
          <table:table-cell office:value-type="float" office:value="3998250.0000">
            <text:p>39982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68228">
            <text:p>2668228</text:p>
          </table:table-cell>
          <table:table-cell office:value-type="float" office:value="184138000.0000">
            <text:p>184138000.0000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-1">
            <text:p>-1</text:p>
          </table:table-cell>
          <table:table-cell office:value-type="float" office:value="9206900.0000">
            <text:p>9206900.0000</text:p>
          </table:table-cell>
          <table:table-cell office:value-type="float" office:value="4603450.0000">
            <text:p>4603450.0000</text:p>
          </table:table-cell>
          <table:table-cell office:value-type="float" office:value="4603450.0000">
            <text:p>4603450.0000</text:p>
          </table:table-cell>
          <table:table-cell office:value-type="float" office:value="4603450.0000">
            <text:p>4603450.0000</text:p>
          </table:table-cell>
          <table:table-cell office:value-type="float" office:value="4603450.0000">
            <text:p>46034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68683">
            <text:p>2668683</text:p>
          </table:table-cell>
          <table:table-cell office:value-type="float" office:value="201750000.0000">
            <text:p>201750000.0000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-1">
            <text:p>-1</text:p>
          </table:table-cell>
          <table:table-cell office:value-type="float" office:value="10087500.0000">
            <text:p>10087500.0000</text:p>
          </table:table-cell>
          <table:table-cell office:value-type="float" office:value="5043750.0000">
            <text:p>5043750.0000</text:p>
          </table:table-cell>
          <table:table-cell office:value-type="float" office:value="5043750.0000">
            <text:p>5043750.0000</text:p>
          </table:table-cell>
          <table:table-cell office:value-type="float" office:value="5043750.0000">
            <text:p>5043750.0000</text:p>
          </table:table-cell>
          <table:table-cell office:value-type="float" office:value="5043750.0000">
            <text:p>50437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69672">
            <text:p>2669672</text:p>
          </table:table-cell>
          <table:table-cell office:value-type="float" office:value="192625000.0000">
            <text:p>192625000.0000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-1">
            <text:p>-1</text:p>
          </table:table-cell>
          <table:table-cell office:value-type="float" office:value="9631250.0000">
            <text:p>9631250.0000</text:p>
          </table:table-cell>
          <table:table-cell office:value-type="float" office:value="4815625.0000">
            <text:p>4815625.0000</text:p>
          </table:table-cell>
          <table:table-cell office:value-type="float" office:value="4815625.0000">
            <text:p>4815625.0000</text:p>
          </table:table-cell>
          <table:table-cell office:value-type="float" office:value="4815625.0000">
            <text:p>4815625.0000</text:p>
          </table:table-cell>
          <table:table-cell office:value-type="float" office:value="4815625.0000">
            <text:p>48156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36839">
            <text:p>1836839</text:p>
          </table:table-cell>
          <table:table-cell office:value-type="float" office:value="1420007000.0000">
            <text:p>1420007000.0000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-1">
            <text:p>-1</text:p>
          </table:table-cell>
          <table:table-cell office:value-type="float" office:value="85200420.0000">
            <text:p>85200420.0000</text:p>
          </table:table-cell>
          <table:table-cell office:value-type="float" office:value="56800280.0000">
            <text:p>56800280.0000</text:p>
          </table:table-cell>
          <table:table-cell office:value-type="float" office:value="28400140.0000">
            <text:p>28400140.0000</text:p>
          </table:table-cell>
          <table:table-cell office:value-type="float" office:value="28400140.0000">
            <text:p>28400140.0000</text:p>
          </table:table-cell>
          <table:table-cell office:value-type="float" office:value="28400140.0000">
            <text:p>2840014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74553">
            <text:p>2674553</text:p>
          </table:table-cell>
          <table:table-cell office:value-type="float" office:value="441933500.0000">
            <text:p>441933500.000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8386700.0000">
            <text:p>88386700.0000</text:p>
          </table:table-cell>
          <table:table-cell office:value-type="float" office:value="44193350.0000">
            <text:p>44193350.0000</text:p>
          </table:table-cell>
          <table:table-cell office:value-type="float" office:value="44193350.0000">
            <text:p>44193350.0000</text:p>
          </table:table-cell>
          <table:table-cell office:value-type="float" office:value="44193350.0000">
            <text:p>44193350.0000</text:p>
          </table:table-cell>
          <table:table-cell office:value-type="float" office:value="44193350.0000">
            <text:p>441933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769686">
            <text:p>2769686</text:p>
          </table:table-cell>
          <table:table-cell office:value-type="float" office:value="465575500.0000">
            <text:p>465575500.0000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-1">
            <text:p>-1</text:p>
          </table:table-cell>
          <table:table-cell office:value-type="float" office:value="18623020.0000">
            <text:p>18623020.0000</text:p>
          </table:table-cell>
          <table:table-cell office:value-type="float" office:value="9311510.0000">
            <text:p>9311510.0000</text:p>
          </table:table-cell>
          <table:table-cell office:value-type="float" office:value="9311510.0000">
            <text:p>9311510.0000</text:p>
          </table:table-cell>
          <table:table-cell office:value-type="float" office:value="9311510.0000">
            <text:p>9311510.0000</text:p>
          </table:table-cell>
          <table:table-cell office:value-type="float" office:value="9311510.0000">
            <text:p>931151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769687">
            <text:p>2769687</text:p>
          </table:table-cell>
          <table:table-cell office:value-type="float" office:value="160605000.0000">
            <text:p>160605000.0000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-1">
            <text:p>-1</text:p>
          </table:table-cell>
          <table:table-cell office:value-type="float" office:value="6424200.0000">
            <text:p>6424200.0000</text:p>
          </table:table-cell>
          <table:table-cell office:value-type="float" office:value="3212100.0000">
            <text:p>3212100.0000</text:p>
          </table:table-cell>
          <table:table-cell office:value-type="float" office:value="3212100.0000">
            <text:p>3212100.0000</text:p>
          </table:table-cell>
          <table:table-cell office:value-type="float" office:value="3212100.0000">
            <text:p>3212100.0000</text:p>
          </table:table-cell>
          <table:table-cell office:value-type="float" office:value="3212100.0000">
            <text:p>32121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769688">
            <text:p>2769688</text:p>
          </table:table-cell>
          <table:table-cell office:value-type="float" office:value="160443000.0000">
            <text:p>160443000.0000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-1">
            <text:p>-1</text:p>
          </table:table-cell>
          <table:table-cell office:value-type="float" office:value="6417720.0000">
            <text:p>6417720.0000</text:p>
          </table:table-cell>
          <table:table-cell office:value-type="float" office:value="3208860.0000">
            <text:p>3208860.0000</text:p>
          </table:table-cell>
          <table:table-cell office:value-type="float" office:value="3208860.0000">
            <text:p>3208860.0000</text:p>
          </table:table-cell>
          <table:table-cell office:value-type="float" office:value="3208860.0000">
            <text:p>3208860.0000</text:p>
          </table:table-cell>
          <table:table-cell office:value-type="float" office:value="3208860.0000">
            <text:p>320886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769689">
            <text:p>2769689</text:p>
          </table:table-cell>
          <table:table-cell office:value-type="float" office:value="160663000.0000">
            <text:p>160663000.0000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-1">
            <text:p>-1</text:p>
          </table:table-cell>
          <table:table-cell office:value-type="float" office:value="6426520.0000">
            <text:p>6426520.0000</text:p>
          </table:table-cell>
          <table:table-cell office:value-type="float" office:value="3213260.0000">
            <text:p>3213260.0000</text:p>
          </table:table-cell>
          <table:table-cell office:value-type="float" office:value="3213260.0000">
            <text:p>3213260.0000</text:p>
          </table:table-cell>
          <table:table-cell office:value-type="float" office:value="3213260.0000">
            <text:p>3213260.0000</text:p>
          </table:table-cell>
          <table:table-cell office:value-type="float" office:value="3213260.0000">
            <text:p>321326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769690">
            <text:p>2769690</text:p>
          </table:table-cell>
          <table:table-cell office:value-type="float" office:value="114966000.0000">
            <text:p>114966000.0000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-1">
            <text:p>-1</text:p>
          </table:table-cell>
          <table:table-cell office:value-type="float" office:value="4598640.0000">
            <text:p>4598640.0000</text:p>
          </table:table-cell>
          <table:table-cell office:value-type="float" office:value="2299320.0000">
            <text:p>2299320.0000</text:p>
          </table:table-cell>
          <table:table-cell office:value-type="float" office:value="2299320.0000">
            <text:p>2299320.0000</text:p>
          </table:table-cell>
          <table:table-cell office:value-type="float" office:value="2299320.0000">
            <text:p>2299320.0000</text:p>
          </table:table-cell>
          <table:table-cell office:value-type="float" office:value="2299320.0000">
            <text:p>229932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704">
            <text:p>202704</text:p>
          </table:table-cell>
          <table:table-cell office:value-type="float" office:value="74209000.0000">
            <text:p>74209000.0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66788100.0000">
            <text:p>66788100.0000</text:p>
          </table:table-cell>
          <table:table-cell office:value-type="float" office:value="59367200.0000">
            <text:p>59367200.0000</text:p>
          </table:table-cell>
          <table:table-cell office:value-type="float" office:value="7420900.0000">
            <text:p>7420900.0000</text:p>
          </table:table-cell>
          <table:table-cell office:value-type="float" office:value="7420900.0000">
            <text:p>7420900.0000</text:p>
          </table:table-cell>
          <table:table-cell office:value-type="float" office:value="7420900.0000">
            <text:p>74209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19">
            <text:p>202919</text:p>
          </table:table-cell>
          <table:table-cell office:value-type="float" office:value="59549500.0000">
            <text:p>59549500.000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14291880.0000">
            <text:p>14291880.0000</text:p>
          </table:table-cell>
          <table:table-cell office:value-type="float" office:value="11909900.0000">
            <text:p>11909900.0000</text:p>
          </table:table-cell>
          <table:table-cell office:value-type="float" office:value="2381980.0000">
            <text:p>2381980.0000</text:p>
          </table:table-cell>
          <table:table-cell office:value-type="float" office:value="2381980.0000">
            <text:p>2381980.0000</text:p>
          </table:table-cell>
          <table:table-cell office:value-type="float" office:value="2381980.0000">
            <text:p>238198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934">
            <text:p>202934</text:p>
          </table:table-cell>
          <table:table-cell office:value-type="float" office:value="64465000.0000">
            <text:p>64465000.00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25786000.0000">
            <text:p>25786000.0000</text:p>
          </table:table-cell>
          <table:table-cell office:value-type="float" office:value="19339500.0000">
            <text:p>19339500.0000</text:p>
          </table:table-cell>
          <table:table-cell office:value-type="float" office:value="6446500.0000">
            <text:p>6446500.0000</text:p>
          </table:table-cell>
          <table:table-cell office:value-type="float" office:value="6446500.0000">
            <text:p>6446500.0000</text:p>
          </table:table-cell>
          <table:table-cell office:value-type="float" office:value="6446500.0000">
            <text:p>6446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69">
            <text:p>203669</text:p>
          </table:table-cell>
          <table:table-cell office:value-type="float" office:value="67254500.0000">
            <text:p>672545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47078150.0000">
            <text:p>47078150.0000</text:p>
          </table:table-cell>
          <table:table-cell office:value-type="float" office:value="40352700.0000">
            <text:p>40352700.0000</text:p>
          </table:table-cell>
          <table:table-cell office:value-type="float" office:value="6725450.0000">
            <text:p>6725450.0000</text:p>
          </table:table-cell>
          <table:table-cell office:value-type="float" office:value="6725450.0000">
            <text:p>6725450.0000</text:p>
          </table:table-cell>
          <table:table-cell office:value-type="float" office:value="6725450.0000">
            <text:p>67254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70">
            <text:p>203670</text:p>
          </table:table-cell>
          <table:table-cell office:value-type="float" office:value="90317800.0000">
            <text:p>903178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63222460.0000">
            <text:p>63222460.0000</text:p>
          </table:table-cell>
          <table:table-cell office:value-type="float" office:value="54190680.0000">
            <text:p>54190680.0000</text:p>
          </table:table-cell>
          <table:table-cell office:value-type="float" office:value="9031780.0000">
            <text:p>9031780.0000</text:p>
          </table:table-cell>
          <table:table-cell office:value-type="float" office:value="9031780.0000">
            <text:p>9031780.0000</text:p>
          </table:table-cell>
          <table:table-cell office:value-type="float" office:value="9031780.0000">
            <text:p>903178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71">
            <text:p>203671</text:p>
          </table:table-cell>
          <table:table-cell office:value-type="float" office:value="102077000.0000">
            <text:p>102077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61246200.0000">
            <text:p>61246200.0000</text:p>
          </table:table-cell>
          <table:table-cell office:value-type="float" office:value="51038500.0000">
            <text:p>51038500.0000</text:p>
          </table:table-cell>
          <table:table-cell office:value-type="float" office:value="10207700.0000">
            <text:p>10207700.0000</text:p>
          </table:table-cell>
          <table:table-cell office:value-type="float" office:value="10207700.0000">
            <text:p>10207700.0000</text:p>
          </table:table-cell>
          <table:table-cell office:value-type="float" office:value="10207700.0000">
            <text:p>102077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72">
            <text:p>203672</text:p>
          </table:table-cell>
          <table:table-cell office:value-type="float" office:value="176172000.0000">
            <text:p>176172000.0000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-1">
            <text:p>-1</text:p>
          </table:table-cell>
          <table:table-cell office:value-type="float" office:value="24664080.0000">
            <text:p>24664080.0000</text:p>
          </table:table-cell>
          <table:table-cell office:value-type="float" office:value="21140640.0000">
            <text:p>21140640.0000</text:p>
          </table:table-cell>
          <table:table-cell office:value-type="float" office:value="3523440.0000">
            <text:p>3523440.0000</text:p>
          </table:table-cell>
          <table:table-cell office:value-type="float" office:value="3523440.0000">
            <text:p>3523440.0000</text:p>
          </table:table-cell>
          <table:table-cell office:value-type="float" office:value="3523440.0000">
            <text:p>352344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73">
            <text:p>203673</text:p>
          </table:table-cell>
          <table:table-cell office:value-type="float" office:value="2500000.0000">
            <text:p>2500000.000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-1">
            <text:p>-1</text:p>
          </table:table-cell>
          <table:table-cell office:value-type="float" office:value="450000.0000">
            <text:p>450000.0000</text:p>
          </table:table-cell>
          <table:table-cell office:value-type="float" office:value="400000.0000">
            <text:p>40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74">
            <text:p>203674</text:p>
          </table:table-cell>
          <table:table-cell office:value-type="float" office:value="30165000.0000">
            <text:p>30165000.0000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-1">
            <text:p>-1</text:p>
          </table:table-cell>
          <table:table-cell office:value-type="float" office:value="4223100.0000">
            <text:p>4223100.0000</text:p>
          </table:table-cell>
          <table:table-cell office:value-type="float" office:value="3619800.0000">
            <text:p>3619800.0000</text:p>
          </table:table-cell>
          <table:table-cell office:value-type="float" office:value="603300.0000">
            <text:p>603300.0000</text:p>
          </table:table-cell>
          <table:table-cell office:value-type="float" office:value="603300.0000">
            <text:p>603300.0000</text:p>
          </table:table-cell>
          <table:table-cell office:value-type="float" office:value="603300.0000">
            <text:p>603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75">
            <text:p>203675</text:p>
          </table:table-cell>
          <table:table-cell office:value-type="float" office:value="34491300.0000">
            <text:p>34491300.0000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-1">
            <text:p>-1</text:p>
          </table:table-cell>
          <table:table-cell office:value-type="float" office:value="3449130.0000">
            <text:p>3449130.0000</text:p>
          </table:table-cell>
          <table:table-cell office:value-type="float" office:value="2759304.0000">
            <text:p>2759304.0000</text:p>
          </table:table-cell>
          <table:table-cell office:value-type="float" office:value="689826.0000">
            <text:p>689826.0000</text:p>
          </table:table-cell>
          <table:table-cell office:value-type="float" office:value="689826.0000">
            <text:p>689826.0000</text:p>
          </table:table-cell>
          <table:table-cell office:value-type="float" office:value="689826.0000">
            <text:p>689826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76">
            <text:p>203676</text:p>
          </table:table-cell>
          <table:table-cell office:value-type="float" office:value="101839500.0000">
            <text:p>1018395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61103700.0000">
            <text:p>61103700.0000</text:p>
          </table:table-cell>
          <table:table-cell office:value-type="float" office:value="50919750.0000">
            <text:p>50919750.0000</text:p>
          </table:table-cell>
          <table:table-cell office:value-type="float" office:value="10183950.0000">
            <text:p>10183950.0000</text:p>
          </table:table-cell>
          <table:table-cell office:value-type="float" office:value="10183950.0000">
            <text:p>10183950.0000</text:p>
          </table:table-cell>
          <table:table-cell office:value-type="float" office:value="10183950.0000">
            <text:p>101839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77">
            <text:p>203677</text:p>
          </table:table-cell>
          <table:table-cell office:value-type="float" office:value="3598000.0000">
            <text:p>3598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2518600.0000">
            <text:p>2518600.0000</text:p>
          </table:table-cell>
          <table:table-cell office:value-type="float" office:value="2158800.0000">
            <text:p>2158800.0000</text:p>
          </table:table-cell>
          <table:table-cell office:value-type="float" office:value="359800.0000">
            <text:p>359800.0000</text:p>
          </table:table-cell>
          <table:table-cell office:value-type="float" office:value="359800.0000">
            <text:p>359800.0000</text:p>
          </table:table-cell>
          <table:table-cell office:value-type="float" office:value="359800.0000">
            <text:p>3598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78">
            <text:p>203678</text:p>
          </table:table-cell>
          <table:table-cell office:value-type="float" office:value="7742200.0000">
            <text:p>77422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5419540.0000">
            <text:p>5419540.0000</text:p>
          </table:table-cell>
          <table:table-cell office:value-type="float" office:value="4645320.0000">
            <text:p>4645320.0000</text:p>
          </table:table-cell>
          <table:table-cell office:value-type="float" office:value="774220.0000">
            <text:p>774220.0000</text:p>
          </table:table-cell>
          <table:table-cell office:value-type="float" office:value="774220.0000">
            <text:p>774220.0000</text:p>
          </table:table-cell>
          <table:table-cell office:value-type="float" office:value="774220.0000">
            <text:p>77422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79">
            <text:p>203679</text:p>
          </table:table-cell>
          <table:table-cell office:value-type="float" office:value="440460000.0000">
            <text:p>440460000.0000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-1">
            <text:p>-1</text:p>
          </table:table-cell>
          <table:table-cell office:value-type="float" office:value="31680180.0000">
            <text:p>31680180.0000</text:p>
          </table:table-cell>
          <table:table-cell office:value-type="float" office:value="20668680.0000">
            <text:p>20668680.0000</text:p>
          </table:table-cell>
          <table:table-cell office:value-type="float" office:value="11011500.0000">
            <text:p>11011500.0000</text:p>
          </table:table-cell>
          <table:table-cell office:value-type="float" office:value="11011500.0000">
            <text:p>11011500.0000</text:p>
          </table:table-cell>
          <table:table-cell office:value-type="float" office:value="10763880.0000">
            <text:p>10763880.0000</text:p>
          </table:table-cell>
          <table:table-cell office:value-type="float" office:value="247620.0000">
            <text:p>247620.0000</text:p>
          </table:table-cell>
        </table:table-row>
        <table:table-row>
          <table:table-cell office:value-type="float" office:value="203680">
            <text:p>203680</text:p>
          </table:table-cell>
          <table:table-cell office:value-type="float" office:value="148872000.0000">
            <text:p>148872000.0000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22330800.0000">
            <text:p>22330800.0000</text:p>
          </table:table-cell>
          <table:table-cell office:value-type="float" office:value="18609000.0000">
            <text:p>18609000.0000</text:p>
          </table:table-cell>
          <table:table-cell office:value-type="float" office:value="3721800.0000">
            <text:p>3721800.0000</text:p>
          </table:table-cell>
          <table:table-cell office:value-type="float" office:value="3721800.0000">
            <text:p>3721800.0000</text:p>
          </table:table-cell>
          <table:table-cell office:value-type="float" office:value="3721800.0000">
            <text:p>37218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81">
            <text:p>203681</text:p>
          </table:table-cell>
          <table:table-cell office:value-type="float" office:value="2683700.0000">
            <text:p>2683700.0000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-1">
            <text:p>-1</text:p>
          </table:table-cell>
          <table:table-cell office:value-type="float" office:value="447285.0000">
            <text:p>447285.0000</text:p>
          </table:table-cell>
          <table:table-cell office:value-type="float" office:value="357828.0000">
            <text:p>357828.0000</text:p>
          </table:table-cell>
          <table:table-cell office:value-type="float" office:value="89457.0000">
            <text:p>89457.0000</text:p>
          </table:table-cell>
          <table:table-cell office:value-type="float" office:value="89457.0000">
            <text:p>89457.0000</text:p>
          </table:table-cell>
          <table:table-cell office:value-type="float" office:value="89457.0000">
            <text:p>8945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82">
            <text:p>203682</text:p>
          </table:table-cell>
          <table:table-cell office:value-type="float" office:value="69526000.0000">
            <text:p>69526000.000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-1">
            <text:p>-1</text:p>
          </table:table-cell>
          <table:table-cell office:value-type="float" office:value="13905198.0000">
            <text:p>13905198.0000</text:p>
          </table:table-cell>
          <table:table-cell office:value-type="float" office:value="11587665.0000">
            <text:p>11587665.0000</text:p>
          </table:table-cell>
          <table:table-cell office:value-type="float" office:value="2317533.0000">
            <text:p>2317533.0000</text:p>
          </table:table-cell>
          <table:table-cell office:value-type="float" office:value="2317533.0000">
            <text:p>2317533.0000</text:p>
          </table:table-cell>
          <table:table-cell office:value-type="float" office:value="2317533.0000">
            <text:p>23175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83">
            <text:p>203683</text:p>
          </table:table-cell>
          <table:table-cell office:value-type="float" office:value="49766000.0000">
            <text:p>49766000.000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-1">
            <text:p>-1</text:p>
          </table:table-cell>
          <table:table-cell office:value-type="float" office:value="9953202.0000">
            <text:p>9953202.0000</text:p>
          </table:table-cell>
          <table:table-cell office:value-type="float" office:value="8294335.0000">
            <text:p>8294335.0000</text:p>
          </table:table-cell>
          <table:table-cell office:value-type="float" office:value="1658867.0000">
            <text:p>1658867.0000</text:p>
          </table:table-cell>
          <table:table-cell office:value-type="float" office:value="1658867.0000">
            <text:p>1658867.0000</text:p>
          </table:table-cell>
          <table:table-cell office:value-type="float" office:value="1658867.0000">
            <text:p>16588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84">
            <text:p>203684</text:p>
          </table:table-cell>
          <table:table-cell office:value-type="float" office:value="2500000.0000">
            <text:p>2500000.000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-1">
            <text:p>-1</text:p>
          </table:table-cell>
          <table:table-cell office:value-type="float" office:value="749997.0000">
            <text:p>749997.0000</text:p>
          </table:table-cell>
          <table:table-cell office:value-type="float" office:value="666664.0000">
            <text:p>666664.0000</text:p>
          </table:table-cell>
          <table:table-cell office:value-type="float" office:value="83333.0000">
            <text:p>83333.0000</text:p>
          </table:table-cell>
          <table:table-cell office:value-type="float" office:value="83333.0000">
            <text:p>83333.0000</text:p>
          </table:table-cell>
          <table:table-cell office:value-type="float" office:value="83333.0000">
            <text:p>833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85">
            <text:p>203685</text:p>
          </table:table-cell>
          <table:table-cell office:value-type="float" office:value="121836000.0000">
            <text:p>121836000.0000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-1">
            <text:p>-1</text:p>
          </table:table-cell>
          <table:table-cell office:value-type="float" office:value="20306000.0000">
            <text:p>20306000.0000</text:p>
          </table:table-cell>
          <table:table-cell office:value-type="float" office:value="16244800.0000">
            <text:p>16244800.0000</text:p>
          </table:table-cell>
          <table:table-cell office:value-type="float" office:value="4061200.0000">
            <text:p>4061200.0000</text:p>
          </table:table-cell>
          <table:table-cell office:value-type="float" office:value="4061200.0000">
            <text:p>4061200.0000</text:p>
          </table:table-cell>
          <table:table-cell office:value-type="float" office:value="4061200.0000">
            <text:p>40612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86">
            <text:p>203686</text:p>
          </table:table-cell>
          <table:table-cell office:value-type="float" office:value="227706002.0000">
            <text:p>227706002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24998278.0000">
            <text:p>24998278.0000</text:p>
          </table:table-cell>
          <table:table-cell office:value-type="float" office:value="17408078.0000">
            <text:p>17408078.0000</text:p>
          </table:table-cell>
          <table:table-cell office:value-type="float" office:value="7590200.0000">
            <text:p>7590200.0000</text:p>
          </table:table-cell>
          <table:table-cell office:value-type="float" office:value="7590200.0000">
            <text:p>7590200.0000</text:p>
          </table:table-cell>
          <table:table-cell office:value-type="float" office:value="7788812.0000">
            <text:p>7788812.0000</text:p>
          </table:table-cell>
          <table:table-cell office:value-type="float" office:value="-198612.0000">
            <text:p>-198612.0000</text:p>
          </table:table-cell>
        </table:table-row>
        <table:table-row>
          <table:table-cell office:value-type="float" office:value="203687">
            <text:p>203687</text:p>
          </table:table-cell>
          <table:table-cell office:value-type="float" office:value="61580000.0000">
            <text:p>61580000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8210668.0000">
            <text:p>8210668.0000</text:p>
          </table:table-cell>
          <table:table-cell office:value-type="float" office:value="6158001.0000">
            <text:p>6158001.0000</text:p>
          </table:table-cell>
          <table:table-cell office:value-type="float" office:value="2052667.0000">
            <text:p>2052667.0000</text:p>
          </table:table-cell>
          <table:table-cell office:value-type="float" office:value="2052667.0000">
            <text:p>2052667.0000</text:p>
          </table:table-cell>
          <table:table-cell office:value-type="float" office:value="2052667.0000">
            <text:p>20526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88">
            <text:p>203688</text:p>
          </table:table-cell>
          <table:table-cell office:value-type="float" office:value="84525000.0000">
            <text:p>84525000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11270000.0000">
            <text:p>11270000.0000</text:p>
          </table:table-cell>
          <table:table-cell office:value-type="float" office:value="8452500.0000">
            <text:p>8452500.0000</text:p>
          </table:table-cell>
          <table:table-cell office:value-type="float" office:value="2817500.0000">
            <text:p>2817500.0000</text:p>
          </table:table-cell>
          <table:table-cell office:value-type="float" office:value="2817500.0000">
            <text:p>2817500.0000</text:p>
          </table:table-cell>
          <table:table-cell office:value-type="float" office:value="2817500.0000">
            <text:p>281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89">
            <text:p>203689</text:p>
          </table:table-cell>
          <table:table-cell office:value-type="float" office:value="162895500.0000">
            <text:p>162895500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21719400.0000">
            <text:p>21719400.0000</text:p>
          </table:table-cell>
          <table:table-cell office:value-type="float" office:value="16289550.0000">
            <text:p>16289550.0000</text:p>
          </table:table-cell>
          <table:table-cell office:value-type="float" office:value="5429850.0000">
            <text:p>5429850.0000</text:p>
          </table:table-cell>
          <table:table-cell office:value-type="float" office:value="5429850.0000">
            <text:p>5429850.0000</text:p>
          </table:table-cell>
          <table:table-cell office:value-type="float" office:value="5429850.0000">
            <text:p>54298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90">
            <text:p>203690</text:p>
          </table:table-cell>
          <table:table-cell office:value-type="float" office:value="84520000.0000">
            <text:p>84520000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11269332.0000">
            <text:p>11269332.0000</text:p>
          </table:table-cell>
          <table:table-cell office:value-type="float" office:value="8451999.0000">
            <text:p>8451999.0000</text:p>
          </table:table-cell>
          <table:table-cell office:value-type="float" office:value="2817333.0000">
            <text:p>2817333.0000</text:p>
          </table:table-cell>
          <table:table-cell office:value-type="float" office:value="2817333.0000">
            <text:p>2817333.0000</text:p>
          </table:table-cell>
          <table:table-cell office:value-type="float" office:value="2817333.0000">
            <text:p>28173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91">
            <text:p>203691</text:p>
          </table:table-cell>
          <table:table-cell office:value-type="float" office:value="80280003.0000">
            <text:p>80280003.000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-1">
            <text:p>-1</text:p>
          </table:table-cell>
          <table:table-cell office:value-type="float" office:value="16056000.0000">
            <text:p>16056000.0000</text:p>
          </table:table-cell>
          <table:table-cell office:value-type="float" office:value="13380000.0000">
            <text:p>13380000.0000</text:p>
          </table:table-cell>
          <table:table-cell office:value-type="float" office:value="2676000.0000">
            <text:p>2676000.0000</text:p>
          </table:table-cell>
          <table:table-cell office:value-type="float" office:value="2676000.0000">
            <text:p>2676000.0000</text:p>
          </table:table-cell>
          <table:table-cell office:value-type="float" office:value="2676000.0000">
            <text:p>2676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92">
            <text:p>203692</text:p>
          </table:table-cell>
          <table:table-cell office:value-type="float" office:value="10492500.0000">
            <text:p>10492500.000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-1">
            <text:p>-1</text:p>
          </table:table-cell>
          <table:table-cell office:value-type="float" office:value="2098500.0000">
            <text:p>2098500.0000</text:p>
          </table:table-cell>
          <table:table-cell office:value-type="float" office:value="1748750.0000">
            <text:p>1748750.0000</text:p>
          </table:table-cell>
          <table:table-cell office:value-type="float" office:value="349750.0000">
            <text:p>349750.0000</text:p>
          </table:table-cell>
          <table:table-cell office:value-type="float" office:value="349750.0000">
            <text:p>349750.0000</text:p>
          </table:table-cell>
          <table:table-cell office:value-type="float" office:value="349750.0000">
            <text:p>3497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93">
            <text:p>203693</text:p>
          </table:table-cell>
          <table:table-cell office:value-type="float" office:value="10492500.0000">
            <text:p>10492500.000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-1">
            <text:p>-1</text:p>
          </table:table-cell>
          <table:table-cell office:value-type="float" office:value="2098500.0000">
            <text:p>2098500.0000</text:p>
          </table:table-cell>
          <table:table-cell office:value-type="float" office:value="1748750.0000">
            <text:p>1748750.0000</text:p>
          </table:table-cell>
          <table:table-cell office:value-type="float" office:value="349750.0000">
            <text:p>349750.0000</text:p>
          </table:table-cell>
          <table:table-cell office:value-type="float" office:value="349750.0000">
            <text:p>349750.0000</text:p>
          </table:table-cell>
          <table:table-cell office:value-type="float" office:value="349750.0000">
            <text:p>3497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94">
            <text:p>203694</text:p>
          </table:table-cell>
          <table:table-cell office:value-type="float" office:value="101131500.0000">
            <text:p>101131500.000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-1">
            <text:p>-1</text:p>
          </table:table-cell>
          <table:table-cell office:value-type="float" office:value="20226300.0000">
            <text:p>20226300.0000</text:p>
          </table:table-cell>
          <table:table-cell office:value-type="float" office:value="16855250.0000">
            <text:p>16855250.0000</text:p>
          </table:table-cell>
          <table:table-cell office:value-type="float" office:value="3371050.0000">
            <text:p>3371050.0000</text:p>
          </table:table-cell>
          <table:table-cell office:value-type="float" office:value="3371050.0000">
            <text:p>3371050.0000</text:p>
          </table:table-cell>
          <table:table-cell office:value-type="float" office:value="3371050.0000">
            <text:p>33710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95">
            <text:p>203695</text:p>
          </table:table-cell>
          <table:table-cell office:value-type="float" office:value="97080000.0000">
            <text:p>97080000.000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-1">
            <text:p>-1</text:p>
          </table:table-cell>
          <table:table-cell office:value-type="float" office:value="19416000.0000">
            <text:p>19416000.0000</text:p>
          </table:table-cell>
          <table:table-cell office:value-type="float" office:value="16180000.0000">
            <text:p>16180000.0000</text:p>
          </table:table-cell>
          <table:table-cell office:value-type="float" office:value="3236000.0000">
            <text:p>3236000.0000</text:p>
          </table:table-cell>
          <table:table-cell office:value-type="float" office:value="3236000.0000">
            <text:p>3236000.0000</text:p>
          </table:table-cell>
          <table:table-cell office:value-type="float" office:value="3236000.0000">
            <text:p>3236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96">
            <text:p>203696</text:p>
          </table:table-cell>
          <table:table-cell office:value-type="float" office:value="170850000.0000">
            <text:p>170850000.000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-1">
            <text:p>-1</text:p>
          </table:table-cell>
          <table:table-cell office:value-type="float" office:value="34170000.0000">
            <text:p>34170000.0000</text:p>
          </table:table-cell>
          <table:table-cell office:value-type="float" office:value="28475000.0000">
            <text:p>28475000.0000</text:p>
          </table:table-cell>
          <table:table-cell office:value-type="float" office:value="5695000.0000">
            <text:p>5695000.0000</text:p>
          </table:table-cell>
          <table:table-cell office:value-type="float" office:value="5695000.0000">
            <text:p>5695000.0000</text:p>
          </table:table-cell>
          <table:table-cell office:value-type="float" office:value="5695000.0000">
            <text:p>569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97">
            <text:p>203697</text:p>
          </table:table-cell>
          <table:table-cell office:value-type="float" office:value="148253997.0000">
            <text:p>148253997.000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-1">
            <text:p>-1</text:p>
          </table:table-cell>
          <table:table-cell office:value-type="float" office:value="29650800.0000">
            <text:p>29650800.0000</text:p>
          </table:table-cell>
          <table:table-cell office:value-type="float" office:value="24709000.0000">
            <text:p>24709000.0000</text:p>
          </table:table-cell>
          <table:table-cell office:value-type="float" office:value="4941800.0000">
            <text:p>4941800.0000</text:p>
          </table:table-cell>
          <table:table-cell office:value-type="float" office:value="4941800.0000">
            <text:p>4941800.0000</text:p>
          </table:table-cell>
          <table:table-cell office:value-type="float" office:value="4941800.0000">
            <text:p>49418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98">
            <text:p>203698</text:p>
          </table:table-cell>
          <table:table-cell office:value-type="float" office:value="49897000.0000">
            <text:p>49897000.0000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-1">
            <text:p>-1</text:p>
          </table:table-cell>
          <table:table-cell office:value-type="float" office:value="8316165.0000">
            <text:p>8316165.0000</text:p>
          </table:table-cell>
          <table:table-cell office:value-type="float" office:value="6652932.0000">
            <text:p>6652932.0000</text:p>
          </table:table-cell>
          <table:table-cell office:value-type="float" office:value="1663233.0000">
            <text:p>1663233.0000</text:p>
          </table:table-cell>
          <table:table-cell office:value-type="float" office:value="1663233.0000">
            <text:p>1663233.0000</text:p>
          </table:table-cell>
          <table:table-cell office:value-type="float" office:value="1663233.0000">
            <text:p>16632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99">
            <text:p>203699</text:p>
          </table:table-cell>
          <table:table-cell office:value-type="float" office:value="24000000.0000">
            <text:p>24000000.0000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-1">
            <text:p>-1</text:p>
          </table:table-cell>
          <table:table-cell office:value-type="float" office:value="4000000.0000">
            <text:p>4000000.0000</text:p>
          </table:table-cell>
          <table:table-cell office:value-type="float" office:value="3200000.0000">
            <text:p>3200000.0000</text:p>
          </table:table-cell>
          <table:table-cell office:value-type="float" office:value="800000.0000">
            <text:p>800000.0000</text:p>
          </table:table-cell>
          <table:table-cell office:value-type="float" office:value="800000.0000">
            <text:p>800000.0000</text:p>
          </table:table-cell>
          <table:table-cell office:value-type="float" office:value="800000.0000">
            <text:p>8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00">
            <text:p>203700</text:p>
          </table:table-cell>
          <table:table-cell office:value-type="float" office:value="23982000.0000">
            <text:p>23982000.0000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-1">
            <text:p>-1</text:p>
          </table:table-cell>
          <table:table-cell office:value-type="float" office:value="3997000.0000">
            <text:p>3997000.0000</text:p>
          </table:table-cell>
          <table:table-cell office:value-type="float" office:value="3197600.0000">
            <text:p>3197600.0000</text:p>
          </table:table-cell>
          <table:table-cell office:value-type="float" office:value="799400.0000">
            <text:p>799400.0000</text:p>
          </table:table-cell>
          <table:table-cell office:value-type="float" office:value="799400.0000">
            <text:p>799400.0000</text:p>
          </table:table-cell>
          <table:table-cell office:value-type="float" office:value="799400.0000">
            <text:p>7994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01">
            <text:p>203701</text:p>
          </table:table-cell>
          <table:table-cell office:value-type="float" office:value="17925333.0000">
            <text:p>17925333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2390044.0000">
            <text:p>2390044.0000</text:p>
          </table:table-cell>
          <table:table-cell office:value-type="float" office:value="1792533.0000">
            <text:p>1792533.0000</text:p>
          </table:table-cell>
          <table:table-cell office:value-type="float" office:value="597511.0000">
            <text:p>597511.0000</text:p>
          </table:table-cell>
          <table:table-cell office:value-type="float" office:value="597511.0000">
            <text:p>597511.0000</text:p>
          </table:table-cell>
          <table:table-cell office:value-type="float" office:value="597511.0000">
            <text:p>597511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02">
            <text:p>203702</text:p>
          </table:table-cell>
          <table:table-cell office:value-type="float" office:value="17925333.0000">
            <text:p>17925333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2390044.0000">
            <text:p>2390044.0000</text:p>
          </table:table-cell>
          <table:table-cell office:value-type="float" office:value="1792533.0000">
            <text:p>1792533.0000</text:p>
          </table:table-cell>
          <table:table-cell office:value-type="float" office:value="597511.0000">
            <text:p>597511.0000</text:p>
          </table:table-cell>
          <table:table-cell office:value-type="float" office:value="597511.0000">
            <text:p>597511.0000</text:p>
          </table:table-cell>
          <table:table-cell office:value-type="float" office:value="597511.0000">
            <text:p>597511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03">
            <text:p>203703</text:p>
          </table:table-cell>
          <table:table-cell office:value-type="float" office:value="17925333.0000">
            <text:p>17925333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2390044.0000">
            <text:p>2390044.0000</text:p>
          </table:table-cell>
          <table:table-cell office:value-type="float" office:value="1792533.0000">
            <text:p>1792533.0000</text:p>
          </table:table-cell>
          <table:table-cell office:value-type="float" office:value="597511.0000">
            <text:p>597511.0000</text:p>
          </table:table-cell>
          <table:table-cell office:value-type="float" office:value="597511.0000">
            <text:p>597511.0000</text:p>
          </table:table-cell>
          <table:table-cell office:value-type="float" office:value="597511.0000">
            <text:p>597511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04">
            <text:p>203704</text:p>
          </table:table-cell>
          <table:table-cell office:value-type="float" office:value="17925333.0000">
            <text:p>17925333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2390044.0000">
            <text:p>2390044.0000</text:p>
          </table:table-cell>
          <table:table-cell office:value-type="float" office:value="1792533.0000">
            <text:p>1792533.0000</text:p>
          </table:table-cell>
          <table:table-cell office:value-type="float" office:value="597511.0000">
            <text:p>597511.0000</text:p>
          </table:table-cell>
          <table:table-cell office:value-type="float" office:value="597511.0000">
            <text:p>597511.0000</text:p>
          </table:table-cell>
          <table:table-cell office:value-type="float" office:value="597511.0000">
            <text:p>597511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05">
            <text:p>203705</text:p>
          </table:table-cell>
          <table:table-cell office:value-type="float" office:value="17925333.0000">
            <text:p>17925333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2390044.0000">
            <text:p>2390044.0000</text:p>
          </table:table-cell>
          <table:table-cell office:value-type="float" office:value="1792533.0000">
            <text:p>1792533.0000</text:p>
          </table:table-cell>
          <table:table-cell office:value-type="float" office:value="597511.0000">
            <text:p>597511.0000</text:p>
          </table:table-cell>
          <table:table-cell office:value-type="float" office:value="597511.0000">
            <text:p>597511.0000</text:p>
          </table:table-cell>
          <table:table-cell office:value-type="float" office:value="597511.0000">
            <text:p>597511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06">
            <text:p>203706</text:p>
          </table:table-cell>
          <table:table-cell office:value-type="float" office:value="17925333.0000">
            <text:p>17925333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2390044.0000">
            <text:p>2390044.0000</text:p>
          </table:table-cell>
          <table:table-cell office:value-type="float" office:value="1792533.0000">
            <text:p>1792533.0000</text:p>
          </table:table-cell>
          <table:table-cell office:value-type="float" office:value="597511.0000">
            <text:p>597511.0000</text:p>
          </table:table-cell>
          <table:table-cell office:value-type="float" office:value="597511.0000">
            <text:p>597511.0000</text:p>
          </table:table-cell>
          <table:table-cell office:value-type="float" office:value="597511.0000">
            <text:p>597511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07">
            <text:p>203707</text:p>
          </table:table-cell>
          <table:table-cell office:value-type="float" office:value="2000000.0000">
            <text:p>2000000.0000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-1">
            <text:p>-1</text:p>
          </table:table-cell>
          <table:table-cell office:value-type="float" office:value="333335.0000">
            <text:p>333335.0000</text:p>
          </table:table-cell>
          <table:table-cell office:value-type="float" office:value="266668.0000">
            <text:p>266668.0000</text:p>
          </table:table-cell>
          <table:table-cell office:value-type="float" office:value="66667.0000">
            <text:p>66667.0000</text:p>
          </table:table-cell>
          <table:table-cell office:value-type="float" office:value="66667.0000">
            <text:p>66667.0000</text:p>
          </table:table-cell>
          <table:table-cell office:value-type="float" office:value="66667.0000">
            <text:p>666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08">
            <text:p>203708</text:p>
          </table:table-cell>
          <table:table-cell office:value-type="float" office:value="7419000.0000">
            <text:p>7419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741900.0000">
            <text:p>741900.0000</text:p>
          </table:table-cell>
          <table:table-cell office:value-type="float" office:value="556425.0000">
            <text:p>556425.0000</text:p>
          </table:table-cell>
          <table:table-cell office:value-type="float" office:value="185475.0000">
            <text:p>185475.0000</text:p>
          </table:table-cell>
          <table:table-cell office:value-type="float" office:value="185475.0000">
            <text:p>185475.0000</text:p>
          </table:table-cell>
          <table:table-cell office:value-type="float" office:value="185475.0000">
            <text:p>1854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09">
            <text:p>203709</text:p>
          </table:table-cell>
          <table:table-cell office:value-type="float" office:value="33826762.0000">
            <text:p>33826762.0000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-1">
            <text:p>-1</text:p>
          </table:table-cell>
          <table:table-cell office:value-type="float" office:value="6765352.0000">
            <text:p>6765352.0000</text:p>
          </table:table-cell>
          <table:table-cell office:value-type="float" office:value="5919683.0000">
            <text:p>5919683.0000</text:p>
          </table:table-cell>
          <table:table-cell office:value-type="float" office:value="845669.0000">
            <text:p>845669.0000</text:p>
          </table:table-cell>
          <table:table-cell office:value-type="float" office:value="845669.0000">
            <text:p>845669.0000</text:p>
          </table:table-cell>
          <table:table-cell office:value-type="float" office:value="845669.0000">
            <text:p>845669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10">
            <text:p>203710</text:p>
          </table:table-cell>
          <table:table-cell office:value-type="float" office:value="99926700.0000">
            <text:p>99926700.0000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-1">
            <text:p>-1</text:p>
          </table:table-cell>
          <table:table-cell office:value-type="float" office:value="19985344.0000">
            <text:p>19985344.0000</text:p>
          </table:table-cell>
          <table:table-cell office:value-type="float" office:value="17487176.0000">
            <text:p>17487176.0000</text:p>
          </table:table-cell>
          <table:table-cell office:value-type="float" office:value="2498168.0000">
            <text:p>2498168.0000</text:p>
          </table:table-cell>
          <table:table-cell office:value-type="float" office:value="2498168.0000">
            <text:p>2498168.0000</text:p>
          </table:table-cell>
          <table:table-cell office:value-type="float" office:value="2498168.0000">
            <text:p>2498168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11">
            <text:p>203711</text:p>
          </table:table-cell>
          <table:table-cell office:value-type="float" office:value="18970000.0000">
            <text:p>18970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897000.0000">
            <text:p>1897000.0000</text:p>
          </table:table-cell>
          <table:table-cell office:value-type="float" office:value="1422750.0000">
            <text:p>1422750.0000</text:p>
          </table:table-cell>
          <table:table-cell office:value-type="float" office:value="474250.0000">
            <text:p>474250.0000</text:p>
          </table:table-cell>
          <table:table-cell office:value-type="float" office:value="474250.0000">
            <text:p>474250.0000</text:p>
          </table:table-cell>
          <table:table-cell office:value-type="float" office:value="474250.0000">
            <text:p>4742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12">
            <text:p>203712</text:p>
          </table:table-cell>
          <table:table-cell office:value-type="float" office:value="3500000.0000">
            <text:p>3500000.0000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-1">
            <text:p>-1</text:p>
          </table:table-cell>
          <table:table-cell office:value-type="float" office:value="612500.0000">
            <text:p>612500.0000</text:p>
          </table:table-cell>
          <table:table-cell office:value-type="float" office:value="525000.0000">
            <text:p>525000.0000</text:p>
          </table:table-cell>
          <table:table-cell office:value-type="float" office:value="87500.0000">
            <text:p>87500.0000</text:p>
          </table:table-cell>
          <table:table-cell office:value-type="float" office:value="87500.0000">
            <text:p>87500.0000</text:p>
          </table:table-cell>
          <table:table-cell office:value-type="float" office:value="87500.0000">
            <text:p>8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13">
            <text:p>203713</text:p>
          </table:table-cell>
          <table:table-cell office:value-type="float" office:value="19759200.0000">
            <text:p>197592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2469900.0000">
            <text:p>2469900.0000</text:p>
          </table:table-cell>
          <table:table-cell office:value-type="float" office:value="1975920.0000">
            <text:p>1975920.0000</text:p>
          </table:table-cell>
          <table:table-cell office:value-type="float" office:value="493980.0000">
            <text:p>493980.0000</text:p>
          </table:table-cell>
          <table:table-cell office:value-type="float" office:value="493980.0000">
            <text:p>493980.0000</text:p>
          </table:table-cell>
          <table:table-cell office:value-type="float" office:value="493980.0000">
            <text:p>49398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714">
            <text:p>203714</text:p>
          </table:table-cell>
          <table:table-cell office:value-type="float" office:value="39738300.0000">
            <text:p>397383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4967290.0000">
            <text:p>4967290.0000</text:p>
          </table:table-cell>
          <table:table-cell office:value-type="float" office:value="3973832.0000">
            <text:p>3973832.0000</text:p>
          </table:table-cell>
          <table:table-cell office:value-type="float" office:value="993458.0000">
            <text:p>993458.0000</text:p>
          </table:table-cell>
          <table:table-cell office:value-type="float" office:value="993458.0000">
            <text:p>993458.0000</text:p>
          </table:table-cell>
          <table:table-cell office:value-type="float" office:value="993458.0000">
            <text:p>993458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719504">
            <text:p>719504</text:p>
          </table:table-cell>
          <table:table-cell office:value-type="float" office:value="30970332.0000">
            <text:p>30970332.000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554256.0000">
            <text:p>8554256.0000</text:p>
          </table:table-cell>
          <table:table-cell office:value-type="float" office:value="5457223.0000">
            <text:p>5457223.0000</text:p>
          </table:table-cell>
          <table:table-cell office:value-type="float" office:value="3097033.0000">
            <text:p>3097033.0000</text:p>
          </table:table-cell>
          <table:table-cell office:value-type="float" office:value="3097033.0000">
            <text:p>3097033.0000</text:p>
          </table:table-cell>
          <table:table-cell office:value-type="float" office:value="2834790.0000">
            <text:p>2834790.0000</text:p>
          </table:table-cell>
          <table:table-cell office:value-type="float" office:value="262243.0000">
            <text:p>262243.0000</text:p>
          </table:table-cell>
        </table:table-row>
        <table:table-row>
          <table:table-cell office:value-type="float" office:value="720960">
            <text:p>720960</text:p>
          </table:table-cell>
          <table:table-cell office:value-type="float" office:value="49700000.0000">
            <text:p>49700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4910000.0000">
            <text:p>14910000.0000</text:p>
          </table:table-cell>
          <table:table-cell office:value-type="float" office:value="9940000.0000">
            <text:p>9940000.0000</text:p>
          </table:table-cell>
          <table:table-cell office:value-type="float" office:value="4970000.0000">
            <text:p>4970000.0000</text:p>
          </table:table-cell>
          <table:table-cell office:value-type="float" office:value="4970000.0000">
            <text:p>4970000.0000</text:p>
          </table:table-cell>
          <table:table-cell office:value-type="float" office:value="4970000.0000">
            <text:p>497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721870">
            <text:p>721870</text:p>
          </table:table-cell>
          <table:table-cell office:value-type="float" office:value="500974089.0000">
            <text:p>500974089.0000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-1">
            <text:p>-1</text:p>
          </table:table-cell>
          <table:table-cell office:value-type="float" office:value="29273869.0000">
            <text:p>29273869.0000</text:p>
          </table:table-cell>
          <table:table-cell office:value-type="float" office:value="16749517.0000">
            <text:p>16749517.0000</text:p>
          </table:table-cell>
          <table:table-cell office:value-type="float" office:value="12524352.0000">
            <text:p>12524352.0000</text:p>
          </table:table-cell>
          <table:table-cell office:value-type="float" office:value="12524352.0000">
            <text:p>12524352.0000</text:p>
          </table:table-cell>
          <table:table-cell office:value-type="float" office:value="12416015.0000">
            <text:p>12416015.0000</text:p>
          </table:table-cell>
          <table:table-cell office:value-type="float" office:value="108337.0000">
            <text:p>108337.0000</text:p>
          </table:table-cell>
        </table:table-row>
        <table:table-row>
          <table:table-cell office:value-type="float" office:value="1709388">
            <text:p>1709388</text:p>
          </table:table-cell>
          <table:table-cell office:value-type="float" office:value="62500000.0000">
            <text:p>62500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8750000.0000">
            <text:p>18750000.0000</text:p>
          </table:table-cell>
          <table:table-cell office:value-type="float" office:value="12500000.0000">
            <text:p>12500000.0000</text:p>
          </table:table-cell>
          <table:table-cell office:value-type="float" office:value="6250000.0000">
            <text:p>6250000.0000</text:p>
          </table:table-cell>
          <table:table-cell office:value-type="float" office:value="6250000.0000">
            <text:p>6250000.0000</text:p>
          </table:table-cell>
          <table:table-cell office:value-type="float" office:value="6250000.0000">
            <text:p>62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709389">
            <text:p>1709389</text:p>
          </table:table-cell>
          <table:table-cell office:value-type="float" office:value="19550350.0000">
            <text:p>19550350.000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1955034.0000">
            <text:p>1955034.0000</text:p>
          </table:table-cell>
          <table:table-cell office:value-type="float" office:value="1303356.0000">
            <text:p>1303356.0000</text:p>
          </table:table-cell>
          <table:table-cell office:value-type="float" office:value="651678.0000">
            <text:p>651678.0000</text:p>
          </table:table-cell>
          <table:table-cell office:value-type="float" office:value="651678.0000">
            <text:p>651678.0000</text:p>
          </table:table-cell>
          <table:table-cell office:value-type="float" office:value="651678.0000">
            <text:p>651678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709390">
            <text:p>1709390</text:p>
          </table:table-cell>
          <table:table-cell office:value-type="float" office:value="19550350.0000">
            <text:p>19550350.000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1955034.0000">
            <text:p>1955034.0000</text:p>
          </table:table-cell>
          <table:table-cell office:value-type="float" office:value="1303356.0000">
            <text:p>1303356.0000</text:p>
          </table:table-cell>
          <table:table-cell office:value-type="float" office:value="651678.0000">
            <text:p>651678.0000</text:p>
          </table:table-cell>
          <table:table-cell office:value-type="float" office:value="651678.0000">
            <text:p>651678.0000</text:p>
          </table:table-cell>
          <table:table-cell office:value-type="float" office:value="651678.0000">
            <text:p>651678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709391">
            <text:p>1709391</text:p>
          </table:table-cell>
          <table:table-cell office:value-type="float" office:value="19550350.0000">
            <text:p>19550350.000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1955034.0000">
            <text:p>1955034.0000</text:p>
          </table:table-cell>
          <table:table-cell office:value-type="float" office:value="1303356.0000">
            <text:p>1303356.0000</text:p>
          </table:table-cell>
          <table:table-cell office:value-type="float" office:value="651678.0000">
            <text:p>651678.0000</text:p>
          </table:table-cell>
          <table:table-cell office:value-type="float" office:value="651678.0000">
            <text:p>651678.0000</text:p>
          </table:table-cell>
          <table:table-cell office:value-type="float" office:value="651678.0000">
            <text:p>651678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709392">
            <text:p>1709392</text:p>
          </table:table-cell>
          <table:table-cell office:value-type="float" office:value="19550350.0000">
            <text:p>19550350.000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1955034.0000">
            <text:p>1955034.0000</text:p>
          </table:table-cell>
          <table:table-cell office:value-type="float" office:value="1303356.0000">
            <text:p>1303356.0000</text:p>
          </table:table-cell>
          <table:table-cell office:value-type="float" office:value="651678.0000">
            <text:p>651678.0000</text:p>
          </table:table-cell>
          <table:table-cell office:value-type="float" office:value="651678.0000">
            <text:p>651678.0000</text:p>
          </table:table-cell>
          <table:table-cell office:value-type="float" office:value="651678.0000">
            <text:p>651678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709393">
            <text:p>1709393</text:p>
          </table:table-cell>
          <table:table-cell office:value-type="float" office:value="19550350.0000">
            <text:p>19550350.000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1955034.0000">
            <text:p>1955034.0000</text:p>
          </table:table-cell>
          <table:table-cell office:value-type="float" office:value="1303356.0000">
            <text:p>1303356.0000</text:p>
          </table:table-cell>
          <table:table-cell office:value-type="float" office:value="651678.0000">
            <text:p>651678.0000</text:p>
          </table:table-cell>
          <table:table-cell office:value-type="float" office:value="651678.0000">
            <text:p>651678.0000</text:p>
          </table:table-cell>
          <table:table-cell office:value-type="float" office:value="651678.0000">
            <text:p>651678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709394">
            <text:p>1709394</text:p>
          </table:table-cell>
          <table:table-cell office:value-type="float" office:value="19550350.0000">
            <text:p>19550350.000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1955034.0000">
            <text:p>1955034.0000</text:p>
          </table:table-cell>
          <table:table-cell office:value-type="float" office:value="1303356.0000">
            <text:p>1303356.0000</text:p>
          </table:table-cell>
          <table:table-cell office:value-type="float" office:value="651678.0000">
            <text:p>651678.0000</text:p>
          </table:table-cell>
          <table:table-cell office:value-type="float" office:value="651678.0000">
            <text:p>651678.0000</text:p>
          </table:table-cell>
          <table:table-cell office:value-type="float" office:value="651678.0000">
            <text:p>651678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709395">
            <text:p>1709395</text:p>
          </table:table-cell>
          <table:table-cell office:value-type="float" office:value="19550350.0000">
            <text:p>19550350.000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1955034.0000">
            <text:p>1955034.0000</text:p>
          </table:table-cell>
          <table:table-cell office:value-type="float" office:value="1303356.0000">
            <text:p>1303356.0000</text:p>
          </table:table-cell>
          <table:table-cell office:value-type="float" office:value="651678.0000">
            <text:p>651678.0000</text:p>
          </table:table-cell>
          <table:table-cell office:value-type="float" office:value="651678.0000">
            <text:p>651678.0000</text:p>
          </table:table-cell>
          <table:table-cell office:value-type="float" office:value="651678.0000">
            <text:p>651678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709396">
            <text:p>1709396</text:p>
          </table:table-cell>
          <table:table-cell office:value-type="float" office:value="19550350.0000">
            <text:p>19550350.000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1955034.0000">
            <text:p>1955034.0000</text:p>
          </table:table-cell>
          <table:table-cell office:value-type="float" office:value="1303356.0000">
            <text:p>1303356.0000</text:p>
          </table:table-cell>
          <table:table-cell office:value-type="float" office:value="651678.0000">
            <text:p>651678.0000</text:p>
          </table:table-cell>
          <table:table-cell office:value-type="float" office:value="651678.0000">
            <text:p>651678.0000</text:p>
          </table:table-cell>
          <table:table-cell office:value-type="float" office:value="651678.0000">
            <text:p>651678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709397">
            <text:p>1709397</text:p>
          </table:table-cell>
          <table:table-cell office:value-type="float" office:value="19550350.0000">
            <text:p>19550350.000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1955034.0000">
            <text:p>1955034.0000</text:p>
          </table:table-cell>
          <table:table-cell office:value-type="float" office:value="1303356.0000">
            <text:p>1303356.0000</text:p>
          </table:table-cell>
          <table:table-cell office:value-type="float" office:value="651678.0000">
            <text:p>651678.0000</text:p>
          </table:table-cell>
          <table:table-cell office:value-type="float" office:value="651678.0000">
            <text:p>651678.0000</text:p>
          </table:table-cell>
          <table:table-cell office:value-type="float" office:value="651678.0000">
            <text:p>651678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709398">
            <text:p>1709398</text:p>
          </table:table-cell>
          <table:table-cell office:value-type="float" office:value="19550350.0000">
            <text:p>19550350.000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1955034.0000">
            <text:p>1955034.0000</text:p>
          </table:table-cell>
          <table:table-cell office:value-type="float" office:value="1303356.0000">
            <text:p>1303356.0000</text:p>
          </table:table-cell>
          <table:table-cell office:value-type="float" office:value="651678.0000">
            <text:p>651678.0000</text:p>
          </table:table-cell>
          <table:table-cell office:value-type="float" office:value="651678.0000">
            <text:p>651678.0000</text:p>
          </table:table-cell>
          <table:table-cell office:value-type="float" office:value="651678.0000">
            <text:p>651678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709402">
            <text:p>1709402</text:p>
          </table:table-cell>
          <table:table-cell office:value-type="float" office:value="28536538.0000">
            <text:p>28536538.000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2853654.0000">
            <text:p>2853654.0000</text:p>
          </table:table-cell>
          <table:table-cell office:value-type="float" office:value="1902436.0000">
            <text:p>1902436.0000</text:p>
          </table:table-cell>
          <table:table-cell office:value-type="float" office:value="951218.0000">
            <text:p>951218.0000</text:p>
          </table:table-cell>
          <table:table-cell office:value-type="float" office:value="951218.0000">
            <text:p>951218.0000</text:p>
          </table:table-cell>
          <table:table-cell office:value-type="float" office:value="951218.0000">
            <text:p>951218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709403">
            <text:p>1709403</text:p>
          </table:table-cell>
          <table:table-cell office:value-type="float" office:value="28536538.0000">
            <text:p>28536538.000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2853654.0000">
            <text:p>2853654.0000</text:p>
          </table:table-cell>
          <table:table-cell office:value-type="float" office:value="1902436.0000">
            <text:p>1902436.0000</text:p>
          </table:table-cell>
          <table:table-cell office:value-type="float" office:value="951218.0000">
            <text:p>951218.0000</text:p>
          </table:table-cell>
          <table:table-cell office:value-type="float" office:value="951218.0000">
            <text:p>951218.0000</text:p>
          </table:table-cell>
          <table:table-cell office:value-type="float" office:value="951218.0000">
            <text:p>951218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709404">
            <text:p>1709404</text:p>
          </table:table-cell>
          <table:table-cell office:value-type="float" office:value="28538924.0000">
            <text:p>28538924.000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2853891.0000">
            <text:p>2853891.0000</text:p>
          </table:table-cell>
          <table:table-cell office:value-type="float" office:value="1902594.0000">
            <text:p>1902594.0000</text:p>
          </table:table-cell>
          <table:table-cell office:value-type="float" office:value="951297.0000">
            <text:p>951297.0000</text:p>
          </table:table-cell>
          <table:table-cell office:value-type="float" office:value="951297.0000">
            <text:p>951297.0000</text:p>
          </table:table-cell>
          <table:table-cell office:value-type="float" office:value="951297.0000">
            <text:p>95129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709488">
            <text:p>1709488</text:p>
          </table:table-cell>
          <table:table-cell office:value-type="float" office:value="72600000.0000">
            <text:p>72600000.000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7260000.0000">
            <text:p>7260000.0000</text:p>
          </table:table-cell>
          <table:table-cell office:value-type="float" office:value="4840000.0000">
            <text:p>4840000.0000</text:p>
          </table:table-cell>
          <table:table-cell office:value-type="float" office:value="2420000.0000">
            <text:p>2420000.0000</text:p>
          </table:table-cell>
          <table:table-cell office:value-type="float" office:value="2420000.0000">
            <text:p>2420000.0000</text:p>
          </table:table-cell>
          <table:table-cell office:value-type="float" office:value="2420000.0000">
            <text:p>242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713963">
            <text:p>1713963</text:p>
          </table:table-cell>
          <table:table-cell office:value-type="float" office:value="150750000.0000">
            <text:p>150750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45225000.0000">
            <text:p>45225000.0000</text:p>
          </table:table-cell>
          <table:table-cell office:value-type="float" office:value="30150000.0000">
            <text:p>30150000.0000</text:p>
          </table:table-cell>
          <table:table-cell office:value-type="float" office:value="15075000.0000">
            <text:p>15075000.0000</text:p>
          </table:table-cell>
          <table:table-cell office:value-type="float" office:value="15075000.0000">
            <text:p>15075000.0000</text:p>
          </table:table-cell>
          <table:table-cell office:value-type="float" office:value="15075000.0000">
            <text:p>1507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53994">
            <text:p>2653994</text:p>
          </table:table-cell>
          <table:table-cell office:value-type="float" office:value="77585200.0000">
            <text:p>77585200.0000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-1">
            <text:p>-1</text:p>
          </table:table-cell>
          <table:table-cell office:value-type="float" office:value="3879260.0000">
            <text:p>3879260.0000</text:p>
          </table:table-cell>
          <table:table-cell office:value-type="float" office:value="1939630.0000">
            <text:p>1939630.0000</text:p>
          </table:table-cell>
          <table:table-cell office:value-type="float" office:value="1939630.0000">
            <text:p>1939630.0000</text:p>
          </table:table-cell>
          <table:table-cell office:value-type="float" office:value="1939630.0000">
            <text:p>1939630.0000</text:p>
          </table:table-cell>
          <table:table-cell office:value-type="float" office:value="1939630.0000">
            <text:p>193963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59693">
            <text:p>2659693</text:p>
          </table:table-cell>
          <table:table-cell office:value-type="float" office:value="5489000.0000">
            <text:p>5489000.000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365934.0000">
            <text:p>365934.0000</text:p>
          </table:table-cell>
          <table:table-cell office:value-type="float" office:value="182967.0000">
            <text:p>182967.0000</text:p>
          </table:table-cell>
          <table:table-cell office:value-type="float" office:value="182967.0000">
            <text:p>182967.0000</text:p>
          </table:table-cell>
          <table:table-cell office:value-type="float" office:value="182967.0000">
            <text:p>182967.0000</text:p>
          </table:table-cell>
          <table:table-cell office:value-type="float" office:value="182967.0000">
            <text:p>1829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59694">
            <text:p>2659694</text:p>
          </table:table-cell>
          <table:table-cell office:value-type="float" office:value="5489000.0000">
            <text:p>5489000.000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365934.0000">
            <text:p>365934.0000</text:p>
          </table:table-cell>
          <table:table-cell office:value-type="float" office:value="182967.0000">
            <text:p>182967.0000</text:p>
          </table:table-cell>
          <table:table-cell office:value-type="float" office:value="182967.0000">
            <text:p>182967.0000</text:p>
          </table:table-cell>
          <table:table-cell office:value-type="float" office:value="182967.0000">
            <text:p>182967.0000</text:p>
          </table:table-cell>
          <table:table-cell office:value-type="float" office:value="182967.0000">
            <text:p>1829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59695">
            <text:p>2659695</text:p>
          </table:table-cell>
          <table:table-cell office:value-type="float" office:value="5489000.0000">
            <text:p>5489000.000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365934.0000">
            <text:p>365934.0000</text:p>
          </table:table-cell>
          <table:table-cell office:value-type="float" office:value="182967.0000">
            <text:p>182967.0000</text:p>
          </table:table-cell>
          <table:table-cell office:value-type="float" office:value="182967.0000">
            <text:p>182967.0000</text:p>
          </table:table-cell>
          <table:table-cell office:value-type="float" office:value="182967.0000">
            <text:p>182967.0000</text:p>
          </table:table-cell>
          <table:table-cell office:value-type="float" office:value="182967.0000">
            <text:p>1829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59696">
            <text:p>2659696</text:p>
          </table:table-cell>
          <table:table-cell office:value-type="float" office:value="5489000.0000">
            <text:p>5489000.000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365934.0000">
            <text:p>365934.0000</text:p>
          </table:table-cell>
          <table:table-cell office:value-type="float" office:value="182967.0000">
            <text:p>182967.0000</text:p>
          </table:table-cell>
          <table:table-cell office:value-type="float" office:value="182967.0000">
            <text:p>182967.0000</text:p>
          </table:table-cell>
          <table:table-cell office:value-type="float" office:value="182967.0000">
            <text:p>182967.0000</text:p>
          </table:table-cell>
          <table:table-cell office:value-type="float" office:value="182967.0000">
            <text:p>1829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59697">
            <text:p>2659697</text:p>
          </table:table-cell>
          <table:table-cell office:value-type="float" office:value="5489000.0000">
            <text:p>5489000.000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365934.0000">
            <text:p>365934.0000</text:p>
          </table:table-cell>
          <table:table-cell office:value-type="float" office:value="182967.0000">
            <text:p>182967.0000</text:p>
          </table:table-cell>
          <table:table-cell office:value-type="float" office:value="182967.0000">
            <text:p>182967.0000</text:p>
          </table:table-cell>
          <table:table-cell office:value-type="float" office:value="182967.0000">
            <text:p>182967.0000</text:p>
          </table:table-cell>
          <table:table-cell office:value-type="float" office:value="182967.0000">
            <text:p>1829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59698">
            <text:p>2659698</text:p>
          </table:table-cell>
          <table:table-cell office:value-type="float" office:value="5489000.0000">
            <text:p>5489000.000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365934.0000">
            <text:p>365934.0000</text:p>
          </table:table-cell>
          <table:table-cell office:value-type="float" office:value="182967.0000">
            <text:p>182967.0000</text:p>
          </table:table-cell>
          <table:table-cell office:value-type="float" office:value="182967.0000">
            <text:p>182967.0000</text:p>
          </table:table-cell>
          <table:table-cell office:value-type="float" office:value="182967.0000">
            <text:p>182967.0000</text:p>
          </table:table-cell>
          <table:table-cell office:value-type="float" office:value="182967.0000">
            <text:p>1829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59699">
            <text:p>2659699</text:p>
          </table:table-cell>
          <table:table-cell office:value-type="float" office:value="5489000.0000">
            <text:p>5489000.000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365934.0000">
            <text:p>365934.0000</text:p>
          </table:table-cell>
          <table:table-cell office:value-type="float" office:value="182967.0000">
            <text:p>182967.0000</text:p>
          </table:table-cell>
          <table:table-cell office:value-type="float" office:value="182967.0000">
            <text:p>182967.0000</text:p>
          </table:table-cell>
          <table:table-cell office:value-type="float" office:value="182967.0000">
            <text:p>182967.0000</text:p>
          </table:table-cell>
          <table:table-cell office:value-type="float" office:value="182967.0000">
            <text:p>1829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59700">
            <text:p>2659700</text:p>
          </table:table-cell>
          <table:table-cell office:value-type="float" office:value="5489000.0000">
            <text:p>5489000.000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365934.0000">
            <text:p>365934.0000</text:p>
          </table:table-cell>
          <table:table-cell office:value-type="float" office:value="182967.0000">
            <text:p>182967.0000</text:p>
          </table:table-cell>
          <table:table-cell office:value-type="float" office:value="182967.0000">
            <text:p>182967.0000</text:p>
          </table:table-cell>
          <table:table-cell office:value-type="float" office:value="182967.0000">
            <text:p>182967.0000</text:p>
          </table:table-cell>
          <table:table-cell office:value-type="float" office:value="182967.0000">
            <text:p>1829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59701">
            <text:p>2659701</text:p>
          </table:table-cell>
          <table:table-cell office:value-type="float" office:value="5489000.0000">
            <text:p>5489000.000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365934.0000">
            <text:p>365934.0000</text:p>
          </table:table-cell>
          <table:table-cell office:value-type="float" office:value="182967.0000">
            <text:p>182967.0000</text:p>
          </table:table-cell>
          <table:table-cell office:value-type="float" office:value="182967.0000">
            <text:p>182967.0000</text:p>
          </table:table-cell>
          <table:table-cell office:value-type="float" office:value="182967.0000">
            <text:p>182967.0000</text:p>
          </table:table-cell>
          <table:table-cell office:value-type="float" office:value="182967.0000">
            <text:p>1829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59702">
            <text:p>2659702</text:p>
          </table:table-cell>
          <table:table-cell office:value-type="float" office:value="5489000.0000">
            <text:p>5489000.000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365934.0000">
            <text:p>365934.0000</text:p>
          </table:table-cell>
          <table:table-cell office:value-type="float" office:value="182967.0000">
            <text:p>182967.0000</text:p>
          </table:table-cell>
          <table:table-cell office:value-type="float" office:value="182967.0000">
            <text:p>182967.0000</text:p>
          </table:table-cell>
          <table:table-cell office:value-type="float" office:value="182967.0000">
            <text:p>182967.0000</text:p>
          </table:table-cell>
          <table:table-cell office:value-type="float" office:value="182967.0000">
            <text:p>1829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59704">
            <text:p>2659704</text:p>
          </table:table-cell>
          <table:table-cell office:value-type="float" office:value="5485000.0000">
            <text:p>5485000.000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365666.0000">
            <text:p>365666.0000</text:p>
          </table:table-cell>
          <table:table-cell office:value-type="float" office:value="182833.0000">
            <text:p>182833.0000</text:p>
          </table:table-cell>
          <table:table-cell office:value-type="float" office:value="182833.0000">
            <text:p>182833.0000</text:p>
          </table:table-cell>
          <table:table-cell office:value-type="float" office:value="182833.0000">
            <text:p>182833.0000</text:p>
          </table:table-cell>
          <table:table-cell office:value-type="float" office:value="182833.0000">
            <text:p>1828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69600">
            <text:p>2669600</text:p>
          </table:table-cell>
          <table:table-cell office:value-type="float" office:value="32918000.0000">
            <text:p>32918000.000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6583600.0000">
            <text:p>6583600.0000</text:p>
          </table:table-cell>
          <table:table-cell office:value-type="float" office:value="3291800.0000">
            <text:p>3291800.0000</text:p>
          </table:table-cell>
          <table:table-cell office:value-type="float" office:value="3291800.0000">
            <text:p>3291800.0000</text:p>
          </table:table-cell>
          <table:table-cell office:value-type="float" office:value="3291800.0000">
            <text:p>3291800.0000</text:p>
          </table:table-cell>
          <table:table-cell office:value-type="float" office:value="3291800.0000">
            <text:p>32918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16">
            <text:p>203216</text:p>
          </table:table-cell>
          <table:table-cell office:value-type="float" office:value="400000.0000">
            <text:p>400000.000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-1">
            <text:p>-1</text:p>
          </table:table-cell>
          <table:table-cell office:value-type="float" office:value="159996.0000">
            <text:p>159996.0000</text:p>
          </table:table-cell>
          <table:table-cell office:value-type="float" office:value="146663.0000">
            <text:p>146663.0000</text:p>
          </table:table-cell>
          <table:table-cell office:value-type="float" office:value="13333.0000">
            <text:p>13333.0000</text:p>
          </table:table-cell>
          <table:table-cell office:value-type="float" office:value="13333.0000">
            <text:p>13333.0000</text:p>
          </table:table-cell>
          <table:table-cell office:value-type="float" office:value="13333.0000">
            <text:p>133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17">
            <text:p>203217</text:p>
          </table:table-cell>
          <table:table-cell office:value-type="float" office:value="500000.0000">
            <text:p>500000.000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-1">
            <text:p>-1</text:p>
          </table:table-cell>
          <table:table-cell office:value-type="float" office:value="200004.0000">
            <text:p>200004.0000</text:p>
          </table:table-cell>
          <table:table-cell office:value-type="float" office:value="183337.0000">
            <text:p>183337.0000</text:p>
          </table:table-cell>
          <table:table-cell office:value-type="float" office:value="16667.0000">
            <text:p>16667.0000</text:p>
          </table:table-cell>
          <table:table-cell office:value-type="float" office:value="16667.0000">
            <text:p>16667.0000</text:p>
          </table:table-cell>
          <table:table-cell office:value-type="float" office:value="16667.0000">
            <text:p>166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18">
            <text:p>203218</text:p>
          </table:table-cell>
          <table:table-cell office:value-type="float" office:value="2000000.0000">
            <text:p>2000000.000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-1">
            <text:p>-1</text:p>
          </table:table-cell>
          <table:table-cell office:value-type="float" office:value="1000005.0000">
            <text:p>1000005.0000</text:p>
          </table:table-cell>
          <table:table-cell office:value-type="float" office:value="933338.0000">
            <text:p>933338.0000</text:p>
          </table:table-cell>
          <table:table-cell office:value-type="float" office:value="66667.0000">
            <text:p>66667.0000</text:p>
          </table:table-cell>
          <table:table-cell office:value-type="float" office:value="66667.0000">
            <text:p>66667.0000</text:p>
          </table:table-cell>
          <table:table-cell office:value-type="float" office:value="66667.0000">
            <text:p>666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19">
            <text:p>203219</text:p>
          </table:table-cell>
          <table:table-cell office:value-type="float" office:value="2000000.0000">
            <text:p>2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0000.0000">
            <text:p>2000000.0000</text:p>
          </table:table-cell>
          <table:table-cell office:value-type="float" office:value="2000000.0000">
            <text:p>2000000.0000</text:p>
          </table:table-cell>
          <table:table-cell office:value-type="float" office:value="0.0000">
            <text:p>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20">
            <text:p>203220</text:p>
          </table:table-cell>
          <table:table-cell office:value-type="float" office:value="3500000.0000">
            <text:p>3500000.0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3412500.0000">
            <text:p>3412500.0000</text:p>
          </table:table-cell>
          <table:table-cell office:value-type="float" office:value="3325000.0000">
            <text:p>3325000.0000</text:p>
          </table:table-cell>
          <table:table-cell office:value-type="float" office:value="87500.0000">
            <text:p>87500.0000</text:p>
          </table:table-cell>
          <table:table-cell office:value-type="float" office:value="87500.0000">
            <text:p>87500.0000</text:p>
          </table:table-cell>
          <table:table-cell office:value-type="float" office:value="87500.0000">
            <text:p>8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21">
            <text:p>203221</text:p>
          </table:table-cell>
          <table:table-cell office:value-type="float" office:value="2000000.0000">
            <text:p>2000000.0000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-1">
            <text:p>-1</text:p>
          </table:table-cell>
          <table:table-cell office:value-type="float" office:value="750000.0000">
            <text:p>750000.0000</text:p>
          </table:table-cell>
          <table:table-cell office:value-type="float" office:value="700000.0000">
            <text:p>70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23">
            <text:p>203223</text:p>
          </table:table-cell>
          <table:table-cell office:value-type="float" office:value="350000.0000">
            <text:p>350000.000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71250.0000">
            <text:p>271250.0000</text:p>
          </table:table-cell>
          <table:table-cell office:value-type="float" office:value="262500.0000">
            <text:p>262500.0000</text:p>
          </table:table-cell>
          <table:table-cell office:value-type="float" office:value="8750.0000">
            <text:p>8750.0000</text:p>
          </table:table-cell>
          <table:table-cell office:value-type="float" office:value="8750.0000">
            <text:p>8750.0000</text:p>
          </table:table-cell>
          <table:table-cell office:value-type="float" office:value="8750.0000">
            <text:p>87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24">
            <text:p>203224</text:p>
          </table:table-cell>
          <table:table-cell office:value-type="float" office:value="450000.0000">
            <text:p>450000.0000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-1">
            <text:p>-1</text:p>
          </table:table-cell>
          <table:table-cell office:value-type="float" office:value="168750.0000">
            <text:p>168750.0000</text:p>
          </table:table-cell>
          <table:table-cell office:value-type="float" office:value="157500.0000">
            <text:p>157500.0000</text:p>
          </table:table-cell>
          <table:table-cell office:value-type="float" office:value="11250.0000">
            <text:p>11250.0000</text:p>
          </table:table-cell>
          <table:table-cell office:value-type="float" office:value="11250.0000">
            <text:p>11250.0000</text:p>
          </table:table-cell>
          <table:table-cell office:value-type="float" office:value="11250.0000">
            <text:p>112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25">
            <text:p>203225</text:p>
          </table:table-cell>
          <table:table-cell office:value-type="float" office:value="475000.0000">
            <text:p>475000.0000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-1">
            <text:p>-1</text:p>
          </table:table-cell>
          <table:table-cell office:value-type="float" office:value="178125.0000">
            <text:p>178125.0000</text:p>
          </table:table-cell>
          <table:table-cell office:value-type="float" office:value="166250.0000">
            <text:p>166250.0000</text:p>
          </table:table-cell>
          <table:table-cell office:value-type="float" office:value="11875.0000">
            <text:p>11875.0000</text:p>
          </table:table-cell>
          <table:table-cell office:value-type="float" office:value="11875.0000">
            <text:p>11875.0000</text:p>
          </table:table-cell>
          <table:table-cell office:value-type="float" office:value="11875.0000">
            <text:p>118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26">
            <text:p>203226</text:p>
          </table:table-cell>
          <table:table-cell office:value-type="float" office:value="300000.0000">
            <text:p>3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0000.0000">
            <text:p>300000.0000</text:p>
          </table:table-cell>
          <table:table-cell office:value-type="float" office:value="300000.0000">
            <text:p>300000.0000</text:p>
          </table:table-cell>
          <table:table-cell office:value-type="float" office:value="0.0000">
            <text:p>0.0000</text:p>
          </table:table-cell>
          <table:table-cell office:value-type="float" office:value="15000.0000">
            <text:p>15000.0000</text:p>
          </table:table-cell>
          <table:table-cell office:value-type="float" office:value="15000.0000">
            <text:p>1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27">
            <text:p>203227</text:p>
          </table:table-cell>
          <table:table-cell office:value-type="float" office:value="300000.0000">
            <text:p>3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0000.0000">
            <text:p>300000.0000</text:p>
          </table:table-cell>
          <table:table-cell office:value-type="float" office:value="300000.0000">
            <text:p>300000.0000</text:p>
          </table:table-cell>
          <table:table-cell office:value-type="float" office:value="0.0000">
            <text:p>0.0000</text:p>
          </table:table-cell>
          <table:table-cell office:value-type="float" office:value="15000.0000">
            <text:p>15000.0000</text:p>
          </table:table-cell>
          <table:table-cell office:value-type="float" office:value="15000.0000">
            <text:p>1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28">
            <text:p>203228</text:p>
          </table:table-cell>
          <table:table-cell office:value-type="float" office:value="500000.0000">
            <text:p>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0000.0000">
            <text:p>500000.0000</text:p>
          </table:table-cell>
          <table:table-cell office:value-type="float" office:value="500000.0000">
            <text:p>500000.0000</text:p>
          </table:table-cell>
          <table:table-cell office:value-type="float" office:value="0.0000">
            <text:p>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29">
            <text:p>203229</text:p>
          </table:table-cell>
          <table:table-cell office:value-type="float" office:value="1000000.0000">
            <text:p>1000000.000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550000.0000">
            <text:p>550000.0000</text:p>
          </table:table-cell>
          <table:table-cell office:value-type="float" office:value="500000.0000">
            <text:p>50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30">
            <text:p>203230</text:p>
          </table:table-cell>
          <table:table-cell office:value-type="float" office:value="1000000.0000">
            <text:p>1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0000.0000">
            <text:p>1000000.0000</text:p>
          </table:table-cell>
          <table:table-cell office:value-type="float" office:value="1000000.0000">
            <text:p>1000000.0000</text:p>
          </table:table-cell>
          <table:table-cell office:value-type="float" office:value="0.0000">
            <text:p>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31">
            <text:p>203231</text:p>
          </table:table-cell>
          <table:table-cell office:value-type="float" office:value="1500000.0000">
            <text:p>1500000.0000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412500.0000">
            <text:p>412500.0000</text:p>
          </table:table-cell>
          <table:table-cell office:value-type="float" office:value="375000.0000">
            <text:p>375000.0000</text:p>
          </table:table-cell>
          <table:table-cell office:value-type="float" office:value="37500.0000">
            <text:p>37500.0000</text:p>
          </table:table-cell>
          <table:table-cell office:value-type="float" office:value="37500.0000">
            <text:p>37500.0000</text:p>
          </table:table-cell>
          <table:table-cell office:value-type="float" office:value="37500.0000">
            <text:p>3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32">
            <text:p>203232</text:p>
          </table:table-cell>
          <table:table-cell office:value-type="float" office:value="1000000.0000">
            <text:p>1000000.000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775000.0000">
            <text:p>775000.0000</text:p>
          </table:table-cell>
          <table:table-cell office:value-type="float" office:value="750000.0000">
            <text:p>750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33">
            <text:p>203233</text:p>
          </table:table-cell>
          <table:table-cell office:value-type="float" office:value="2000000.0000">
            <text:p>2000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00000.0000">
            <text:p>200000.0000</text:p>
          </table:table-cell>
          <table:table-cell office:value-type="float" office:value="150000.0000">
            <text:p>1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34">
            <text:p>203234</text:p>
          </table:table-cell>
          <table:table-cell office:value-type="float" office:value="600000.0000">
            <text:p>600000.000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300000.0000">
            <text:p>300000.0000</text:p>
          </table:table-cell>
          <table:table-cell office:value-type="float" office:value="270000.0000">
            <text:p>270000.0000</text:p>
          </table:table-cell>
          <table:table-cell office:value-type="float" office:value="30000.0000">
            <text:p>30000.0000</text:p>
          </table:table-cell>
          <table:table-cell office:value-type="float" office:value="30000.0000">
            <text:p>30000.0000</text:p>
          </table:table-cell>
          <table:table-cell office:value-type="float" office:value="30000.0000">
            <text:p>3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35">
            <text:p>203235</text:p>
          </table:table-cell>
          <table:table-cell office:value-type="float" office:value="800000.0000">
            <text:p>800000.000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-1">
            <text:p>-1</text:p>
          </table:table-cell>
          <table:table-cell office:value-type="float" office:value="160000.0000">
            <text:p>160000.0000</text:p>
          </table:table-cell>
          <table:table-cell office:value-type="float" office:value="120000.0000">
            <text:p>120000.0000</text:p>
          </table:table-cell>
          <table:table-cell office:value-type="float" office:value="40000.0000">
            <text:p>40000.0000</text:p>
          </table:table-cell>
          <table:table-cell office:value-type="float" office:value="40000.0000">
            <text:p>40000.0000</text:p>
          </table:table-cell>
          <table:table-cell office:value-type="float" office:value="40000.0000">
            <text:p>4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36">
            <text:p>203236</text:p>
          </table:table-cell>
          <table:table-cell office:value-type="float" office:value="350000.0000">
            <text:p>350000.000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128337.0000">
            <text:p>128337.0000</text:p>
          </table:table-cell>
          <table:table-cell office:value-type="float" office:value="116670.0000">
            <text:p>116670.0000</text:p>
          </table:table-cell>
          <table:table-cell office:value-type="float" office:value="11667.0000">
            <text:p>11667.0000</text:p>
          </table:table-cell>
          <table:table-cell office:value-type="float" office:value="11667.0000">
            <text:p>11667.0000</text:p>
          </table:table-cell>
          <table:table-cell office:value-type="float" office:value="11667.0000">
            <text:p>116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37">
            <text:p>203237</text:p>
          </table:table-cell>
          <table:table-cell office:value-type="float" office:value="450000.0000">
            <text:p>450000.000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-1">
            <text:p>-1</text:p>
          </table:table-cell>
          <table:table-cell office:value-type="float" office:value="247500.0000">
            <text:p>247500.0000</text:p>
          </table:table-cell>
          <table:table-cell office:value-type="float" office:value="236250.0000">
            <text:p>236250.0000</text:p>
          </table:table-cell>
          <table:table-cell office:value-type="float" office:value="11250.0000">
            <text:p>11250.0000</text:p>
          </table:table-cell>
          <table:table-cell office:value-type="float" office:value="11250.0000">
            <text:p>11250.0000</text:p>
          </table:table-cell>
          <table:table-cell office:value-type="float" office:value="11250.0000">
            <text:p>112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38">
            <text:p>203238</text:p>
          </table:table-cell>
          <table:table-cell office:value-type="float" office:value="450000.0000">
            <text:p>450000.000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225000.0000">
            <text:p>225000.0000</text:p>
          </table:table-cell>
          <table:table-cell office:value-type="float" office:value="202500.0000">
            <text:p>202500.0000</text:p>
          </table:table-cell>
          <table:table-cell office:value-type="float" office:value="22500.0000">
            <text:p>22500.0000</text:p>
          </table:table-cell>
          <table:table-cell office:value-type="float" office:value="22500.0000">
            <text:p>22500.0000</text:p>
          </table:table-cell>
          <table:table-cell office:value-type="float" office:value="22500.0000">
            <text:p>2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39">
            <text:p>203239</text:p>
          </table:table-cell>
          <table:table-cell office:value-type="float" office:value="1000000.0000">
            <text:p>1000000.00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875000.0000">
            <text:p>875000.0000</text:p>
          </table:table-cell>
          <table:table-cell office:value-type="float" office:value="850000.0000">
            <text:p>850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40">
            <text:p>203240</text:p>
          </table:table-cell>
          <table:table-cell office:value-type="float" office:value="2000000.0000">
            <text:p>2000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1700000.0000">
            <text:p>1700000.0000</text:p>
          </table:table-cell>
          <table:table-cell office:value-type="float" office:value="1600000.0000">
            <text:p>1600000.0000</text:p>
          </table:table-cell>
          <table:table-cell office:value-type="float" office:value="100000.0000">
            <text:p>100000.0000</text:p>
          </table:table-cell>
          <table:table-cell office:value-type="float" office:value="100000.0000">
            <text:p>100000.0000</text:p>
          </table:table-cell>
          <table:table-cell office:value-type="float" office:value="100000.0000">
            <text:p>1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41">
            <text:p>203241</text:p>
          </table:table-cell>
          <table:table-cell office:value-type="float" office:value="300000.0000">
            <text:p>300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30000.0000">
            <text:p>230000.0000</text:p>
          </table:table-cell>
          <table:table-cell office:value-type="float" office:value="220000.0000">
            <text:p>220000.0000</text:p>
          </table:table-cell>
          <table:table-cell office:value-type="float" office:value="10000.0000">
            <text:p>10000.0000</text:p>
          </table:table-cell>
          <table:table-cell office:value-type="float" office:value="10000.0000">
            <text:p>10000.0000</text:p>
          </table:table-cell>
          <table:table-cell office:value-type="float" office:value="10000.0000">
            <text:p>1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42">
            <text:p>203242</text:p>
          </table:table-cell>
          <table:table-cell office:value-type="float" office:value="450000.0000">
            <text:p>45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0000.0000">
            <text:p>450000.0000</text:p>
          </table:table-cell>
          <table:table-cell office:value-type="float" office:value="450000.0000">
            <text:p>450000.0000</text:p>
          </table:table-cell>
          <table:table-cell office:value-type="float" office:value="0.0000">
            <text:p>0.0000</text:p>
          </table:table-cell>
          <table:table-cell office:value-type="float" office:value="11250.0000">
            <text:p>11250.0000</text:p>
          </table:table-cell>
          <table:table-cell office:value-type="float" office:value="11250.0000">
            <text:p>112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43">
            <text:p>203243</text:p>
          </table:table-cell>
          <table:table-cell office:value-type="float" office:value="450000.0000">
            <text:p>45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0000.0000">
            <text:p>450000.0000</text:p>
          </table:table-cell>
          <table:table-cell office:value-type="float" office:value="450000.0000">
            <text:p>450000.0000</text:p>
          </table:table-cell>
          <table:table-cell office:value-type="float" office:value="0.0000">
            <text:p>0.0000</text:p>
          </table:table-cell>
          <table:table-cell office:value-type="float" office:value="22500.0000">
            <text:p>22500.0000</text:p>
          </table:table-cell>
          <table:table-cell office:value-type="float" office:value="22500.0000">
            <text:p>2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44">
            <text:p>203244</text:p>
          </table:table-cell>
          <table:table-cell office:value-type="float" office:value="300000.0000">
            <text:p>300000.000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110000.0000">
            <text:p>110000.0000</text:p>
          </table:table-cell>
          <table:table-cell office:value-type="float" office:value="100000.0000">
            <text:p>100000.0000</text:p>
          </table:table-cell>
          <table:table-cell office:value-type="float" office:value="10000.0000">
            <text:p>10000.0000</text:p>
          </table:table-cell>
          <table:table-cell office:value-type="float" office:value="10000.0000">
            <text:p>10000.0000</text:p>
          </table:table-cell>
          <table:table-cell office:value-type="float" office:value="10000.0000">
            <text:p>1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45">
            <text:p>203245</text:p>
          </table:table-cell>
          <table:table-cell office:value-type="float" office:value="300000.0000">
            <text:p>300000.000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225000.0000">
            <text:p>225000.0000</text:p>
          </table:table-cell>
          <table:table-cell office:value-type="float" office:value="217500.0000">
            <text:p>217500.0000</text:p>
          </table:table-cell>
          <table:table-cell office:value-type="float" office:value="7500.0000">
            <text:p>7500.0000</text:p>
          </table:table-cell>
          <table:table-cell office:value-type="float" office:value="7500.0000">
            <text:p>7500.0000</text:p>
          </table:table-cell>
          <table:table-cell office:value-type="float" office:value="7500.0000">
            <text:p>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46">
            <text:p>203246</text:p>
          </table:table-cell>
          <table:table-cell office:value-type="float" office:value="400000.0000">
            <text:p>400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340000.0000">
            <text:p>340000.0000</text:p>
          </table:table-cell>
          <table:table-cell office:value-type="float" office:value="320000.0000">
            <text:p>320000.0000</text:p>
          </table:table-cell>
          <table:table-cell office:value-type="float" office:value="20000.0000">
            <text:p>20000.0000</text:p>
          </table:table-cell>
          <table:table-cell office:value-type="float" office:value="20000.0000">
            <text:p>20000.0000</text:p>
          </table:table-cell>
          <table:table-cell office:value-type="float" office:value="20000.0000">
            <text:p>2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47">
            <text:p>203247</text:p>
          </table:table-cell>
          <table:table-cell office:value-type="float" office:value="500000.0000">
            <text:p>500000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66668.0000">
            <text:p>66668.0000</text:p>
          </table:table-cell>
          <table:table-cell office:value-type="float" office:value="50001.0000">
            <text:p>50001.0000</text:p>
          </table:table-cell>
          <table:table-cell office:value-type="float" office:value="16667.0000">
            <text:p>16667.0000</text:p>
          </table:table-cell>
          <table:table-cell office:value-type="float" office:value="16667.0000">
            <text:p>16667.0000</text:p>
          </table:table-cell>
          <table:table-cell office:value-type="float" office:value="16667.0000">
            <text:p>166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48">
            <text:p>203248</text:p>
          </table:table-cell>
          <table:table-cell office:value-type="float" office:value="1200000.0000">
            <text:p>1200000.0000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-1">
            <text:p>-1</text:p>
          </table:table-cell>
          <table:table-cell office:value-type="float" office:value="400000.0000">
            <text:p>400000.0000</text:p>
          </table:table-cell>
          <table:table-cell office:value-type="float" office:value="360000.0000">
            <text:p>360000.0000</text:p>
          </table:table-cell>
          <table:table-cell office:value-type="float" office:value="40000.0000">
            <text:p>40000.0000</text:p>
          </table:table-cell>
          <table:table-cell office:value-type="float" office:value="40000.0000">
            <text:p>40000.0000</text:p>
          </table:table-cell>
          <table:table-cell office:value-type="float" office:value="40000.0000">
            <text:p>4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49">
            <text:p>203249</text:p>
          </table:table-cell>
          <table:table-cell office:value-type="float" office:value="1500000.0000">
            <text:p>1500000.000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450000.0000">
            <text:p>450000.0000</text:p>
          </table:table-cell>
          <table:table-cell office:value-type="float" office:value="412500.0000">
            <text:p>412500.0000</text:p>
          </table:table-cell>
          <table:table-cell office:value-type="float" office:value="37500.0000">
            <text:p>37500.0000</text:p>
          </table:table-cell>
          <table:table-cell office:value-type="float" office:value="37500.0000">
            <text:p>37500.0000</text:p>
          </table:table-cell>
          <table:table-cell office:value-type="float" office:value="37500.0000">
            <text:p>3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50">
            <text:p>203250</text:p>
          </table:table-cell>
          <table:table-cell office:value-type="float" office:value="300000.0000">
            <text:p>300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30000.0000">
            <text:p>30000.0000</text:p>
          </table:table-cell>
          <table:table-cell office:value-type="float" office:value="22500.0000">
            <text:p>22500.0000</text:p>
          </table:table-cell>
          <table:table-cell office:value-type="float" office:value="7500.0000">
            <text:p>7500.0000</text:p>
          </table:table-cell>
          <table:table-cell office:value-type="float" office:value="7500.0000">
            <text:p>7500.0000</text:p>
          </table:table-cell>
          <table:table-cell office:value-type="float" office:value="7500.0000">
            <text:p>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51">
            <text:p>203251</text:p>
          </table:table-cell>
          <table:table-cell office:value-type="float" office:value="1500000.0000">
            <text:p>1500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50000.0000">
            <text:p>150000.0000</text:p>
          </table:table-cell>
          <table:table-cell office:value-type="float" office:value="112500.0000">
            <text:p>112500.0000</text:p>
          </table:table-cell>
          <table:table-cell office:value-type="float" office:value="37500.0000">
            <text:p>37500.0000</text:p>
          </table:table-cell>
          <table:table-cell office:value-type="float" office:value="37500.0000">
            <text:p>37500.0000</text:p>
          </table:table-cell>
          <table:table-cell office:value-type="float" office:value="37500.0000">
            <text:p>3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52">
            <text:p>203252</text:p>
          </table:table-cell>
          <table:table-cell office:value-type="float" office:value="850000.0000">
            <text:p>85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0000.0000">
            <text:p>850000.0000</text:p>
          </table:table-cell>
          <table:table-cell office:value-type="float" office:value="850000.0000">
            <text:p>850000.0000</text:p>
          </table:table-cell>
          <table:table-cell office:value-type="float" office:value="0.0000">
            <text:p>0.0000</text:p>
          </table:table-cell>
          <table:table-cell office:value-type="float" office:value="42500.0000">
            <text:p>42500.0000</text:p>
          </table:table-cell>
          <table:table-cell office:value-type="float" office:value="42500.0000">
            <text:p>4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53">
            <text:p>203253</text:p>
          </table:table-cell>
          <table:table-cell office:value-type="float" office:value="900000.0000">
            <text:p>900000.000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-1">
            <text:p>-1</text:p>
          </table:table-cell>
          <table:table-cell office:value-type="float" office:value="180000.0000">
            <text:p>180000.0000</text:p>
          </table:table-cell>
          <table:table-cell office:value-type="float" office:value="135000.0000">
            <text:p>135000.0000</text:p>
          </table:table-cell>
          <table:table-cell office:value-type="float" office:value="45000.0000">
            <text:p>45000.0000</text:p>
          </table:table-cell>
          <table:table-cell office:value-type="float" office:value="45000.0000">
            <text:p>45000.0000</text:p>
          </table:table-cell>
          <table:table-cell office:value-type="float" office:value="45000.0000">
            <text:p>4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54">
            <text:p>203254</text:p>
          </table:table-cell>
          <table:table-cell office:value-type="float" office:value="2000000.0000">
            <text:p>2000000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266668.0000">
            <text:p>266668.0000</text:p>
          </table:table-cell>
          <table:table-cell office:value-type="float" office:value="200001.0000">
            <text:p>200001.0000</text:p>
          </table:table-cell>
          <table:table-cell office:value-type="float" office:value="66667.0000">
            <text:p>66667.0000</text:p>
          </table:table-cell>
          <table:table-cell office:value-type="float" office:value="66667.0000">
            <text:p>66667.0000</text:p>
          </table:table-cell>
          <table:table-cell office:value-type="float" office:value="66667.0000">
            <text:p>666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55">
            <text:p>203255</text:p>
          </table:table-cell>
          <table:table-cell office:value-type="float" office:value="1350000.0000">
            <text:p>1350000.0000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-1">
            <text:p>-1</text:p>
          </table:table-cell>
          <table:table-cell office:value-type="float" office:value="450000.0000">
            <text:p>450000.0000</text:p>
          </table:table-cell>
          <table:table-cell office:value-type="float" office:value="405000.0000">
            <text:p>405000.0000</text:p>
          </table:table-cell>
          <table:table-cell office:value-type="float" office:value="45000.0000">
            <text:p>45000.0000</text:p>
          </table:table-cell>
          <table:table-cell office:value-type="float" office:value="45000.0000">
            <text:p>45000.0000</text:p>
          </table:table-cell>
          <table:table-cell office:value-type="float" office:value="45000.0000">
            <text:p>4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56">
            <text:p>203256</text:p>
          </table:table-cell>
          <table:table-cell office:value-type="float" office:value="1000000.0000">
            <text:p>1000000.000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-1">
            <text:p>-1</text:p>
          </table:table-cell>
          <table:table-cell office:value-type="float" office:value="650000.0000">
            <text:p>650000.0000</text:p>
          </table:table-cell>
          <table:table-cell office:value-type="float" office:value="625000.0000">
            <text:p>6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57">
            <text:p>203257</text:p>
          </table:table-cell>
          <table:table-cell office:value-type="float" office:value="2000000.0000">
            <text:p>2000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00000.0000">
            <text:p>200000.0000</text:p>
          </table:table-cell>
          <table:table-cell office:value-type="float" office:value="150000.0000">
            <text:p>1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58">
            <text:p>203258</text:p>
          </table:table-cell>
          <table:table-cell office:value-type="float" office:value="1000000.0000">
            <text:p>1000000.0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950000.0000">
            <text:p>950000.0000</text:p>
          </table:table-cell>
          <table:table-cell office:value-type="float" office:value="900000.0000">
            <text:p>90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59">
            <text:p>203259</text:p>
          </table:table-cell>
          <table:table-cell office:value-type="float" office:value="1000000.0000">
            <text:p>1000000.000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-1">
            <text:p>-1</text:p>
          </table:table-cell>
          <table:table-cell office:value-type="float" office:value="200000.0000">
            <text:p>200000.0000</text:p>
          </table:table-cell>
          <table:table-cell office:value-type="float" office:value="150000.0000">
            <text:p>1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60">
            <text:p>203260</text:p>
          </table:table-cell>
          <table:table-cell office:value-type="float" office:value="750000.0000">
            <text:p>750000.000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-1">
            <text:p>-1</text:p>
          </table:table-cell>
          <table:table-cell office:value-type="float" office:value="375000.0000">
            <text:p>375000.0000</text:p>
          </table:table-cell>
          <table:table-cell office:value-type="float" office:value="350000.0000">
            <text:p>350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61">
            <text:p>203261</text:p>
          </table:table-cell>
          <table:table-cell office:value-type="float" office:value="1250000.0000">
            <text:p>125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50000.0000">
            <text:p>1250000.0000</text:p>
          </table:table-cell>
          <table:table-cell office:value-type="float" office:value="1250000.0000">
            <text:p>1250000.0000</text:p>
          </table:table-cell>
          <table:table-cell office:value-type="float" office:value="0.0000">
            <text:p>0.0000</text:p>
          </table:table-cell>
          <table:table-cell office:value-type="float" office:value="31250.0000">
            <text:p>31250.0000</text:p>
          </table:table-cell>
          <table:table-cell office:value-type="float" office:value="31250.0000">
            <text:p>312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62">
            <text:p>203262</text:p>
          </table:table-cell>
          <table:table-cell office:value-type="float" office:value="525000.0000">
            <text:p>52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5000.0000">
            <text:p>525000.0000</text:p>
          </table:table-cell>
          <table:table-cell office:value-type="float" office:value="525000.0000">
            <text:p>525000.0000</text:p>
          </table:table-cell>
          <table:table-cell office:value-type="float" office:value="0.0000">
            <text:p>0.0000</text:p>
          </table:table-cell>
          <table:table-cell office:value-type="float" office:value="26250.0000">
            <text:p>26250.0000</text:p>
          </table:table-cell>
          <table:table-cell office:value-type="float" office:value="26250.0000">
            <text:p>262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63">
            <text:p>203263</text:p>
          </table:table-cell>
          <table:table-cell office:value-type="float" office:value="850000.0000">
            <text:p>850000.000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-1">
            <text:p>-1</text:p>
          </table:table-cell>
          <table:table-cell office:value-type="float" office:value="396662.0000">
            <text:p>396662.0000</text:p>
          </table:table-cell>
          <table:table-cell office:value-type="float" office:value="368329.0000">
            <text:p>368329.0000</text:p>
          </table:table-cell>
          <table:table-cell office:value-type="float" office:value="28333.0000">
            <text:p>28333.0000</text:p>
          </table:table-cell>
          <table:table-cell office:value-type="float" office:value="28333.0000">
            <text:p>28333.0000</text:p>
          </table:table-cell>
          <table:table-cell office:value-type="float" office:value="28333.0000">
            <text:p>283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64">
            <text:p>203264</text:p>
          </table:table-cell>
          <table:table-cell office:value-type="float" office:value="1500000.0000">
            <text:p>1500000.0000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-1">
            <text:p>-1</text:p>
          </table:table-cell>
          <table:table-cell office:value-type="float" office:value="650000.0000">
            <text:p>650000.0000</text:p>
          </table:table-cell>
          <table:table-cell office:value-type="float" office:value="600000.0000">
            <text:p>60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65">
            <text:p>203265</text:p>
          </table:table-cell>
          <table:table-cell office:value-type="float" office:value="300000.0000">
            <text:p>300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47500.0000">
            <text:p>247500.0000</text:p>
          </table:table-cell>
          <table:table-cell office:value-type="float" office:value="240000.0000">
            <text:p>240000.0000</text:p>
          </table:table-cell>
          <table:table-cell office:value-type="float" office:value="7500.0000">
            <text:p>7500.0000</text:p>
          </table:table-cell>
          <table:table-cell office:value-type="float" office:value="7500.0000">
            <text:p>7500.0000</text:p>
          </table:table-cell>
          <table:table-cell office:value-type="float" office:value="7500.0000">
            <text:p>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66">
            <text:p>203266</text:p>
          </table:table-cell>
          <table:table-cell office:value-type="float" office:value="2000000.0000">
            <text:p>2000000.000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600000.0000">
            <text:p>600000.0000</text:p>
          </table:table-cell>
          <table:table-cell office:value-type="float" office:value="550000.0000">
            <text:p>5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67">
            <text:p>203267</text:p>
          </table:table-cell>
          <table:table-cell office:value-type="float" office:value="1365000.0000">
            <text:p>1365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36500.0000">
            <text:p>136500.0000</text:p>
          </table:table-cell>
          <table:table-cell office:value-type="float" office:value="102375.0000">
            <text:p>102375.0000</text:p>
          </table:table-cell>
          <table:table-cell office:value-type="float" office:value="34125.0000">
            <text:p>34125.0000</text:p>
          </table:table-cell>
          <table:table-cell office:value-type="float" office:value="34125.0000">
            <text:p>34125.0000</text:p>
          </table:table-cell>
          <table:table-cell office:value-type="float" office:value="34125.0000">
            <text:p>341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68">
            <text:p>203268</text:p>
          </table:table-cell>
          <table:table-cell office:value-type="float" office:value="1000000.0000">
            <text:p>1000000.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000000.0000">
            <text:p>1000000.0000</text:p>
          </table:table-cell>
          <table:table-cell office:value-type="float" office:value="950000.0000">
            <text:p>9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69">
            <text:p>203269</text:p>
          </table:table-cell>
          <table:table-cell office:value-type="float" office:value="700000.0000">
            <text:p>700000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245000.0000">
            <text:p>245000.0000</text:p>
          </table:table-cell>
          <table:table-cell office:value-type="float" office:value="227500.0000">
            <text:p>227500.0000</text:p>
          </table:table-cell>
          <table:table-cell office:value-type="float" office:value="17500.0000">
            <text:p>17500.0000</text:p>
          </table:table-cell>
          <table:table-cell office:value-type="float" office:value="17500.0000">
            <text:p>17500.0000</text:p>
          </table:table-cell>
          <table:table-cell office:value-type="float" office:value="17500.0000">
            <text:p>1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70">
            <text:p>203270</text:p>
          </table:table-cell>
          <table:table-cell office:value-type="float" office:value="975000.0000">
            <text:p>975000.000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487500.0000">
            <text:p>487500.0000</text:p>
          </table:table-cell>
          <table:table-cell office:value-type="float" office:value="438750.0000">
            <text:p>438750.0000</text:p>
          </table:table-cell>
          <table:table-cell office:value-type="float" office:value="48750.0000">
            <text:p>48750.0000</text:p>
          </table:table-cell>
          <table:table-cell office:value-type="float" office:value="48750.0000">
            <text:p>48750.0000</text:p>
          </table:table-cell>
          <table:table-cell office:value-type="float" office:value="48750.0000">
            <text:p>487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71">
            <text:p>203271</text:p>
          </table:table-cell>
          <table:table-cell office:value-type="float" office:value="500000.0000">
            <text:p>500000.000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-1">
            <text:p>-1</text:p>
          </table:table-cell>
          <table:table-cell office:value-type="float" office:value="266672.0000">
            <text:p>266672.0000</text:p>
          </table:table-cell>
          <table:table-cell office:value-type="float" office:value="250005.0000">
            <text:p>250005.0000</text:p>
          </table:table-cell>
          <table:table-cell office:value-type="float" office:value="16667.0000">
            <text:p>16667.0000</text:p>
          </table:table-cell>
          <table:table-cell office:value-type="float" office:value="16667.0000">
            <text:p>16667.0000</text:p>
          </table:table-cell>
          <table:table-cell office:value-type="float" office:value="16667.0000">
            <text:p>166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72">
            <text:p>203272</text:p>
          </table:table-cell>
          <table:table-cell office:value-type="float" office:value="3000000.0000">
            <text:p>3000000.000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900000.0000">
            <text:p>900000.0000</text:p>
          </table:table-cell>
          <table:table-cell office:value-type="float" office:value="825000.0000">
            <text:p>825000.0000</text:p>
          </table:table-cell>
          <table:table-cell office:value-type="float" office:value="75000.0000">
            <text:p>75000.0000</text:p>
          </table:table-cell>
          <table:table-cell office:value-type="float" office:value="75000.0000">
            <text:p>75000.0000</text:p>
          </table:table-cell>
          <table:table-cell office:value-type="float" office:value="75000.0000">
            <text:p>7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73">
            <text:p>203273</text:p>
          </table:table-cell>
          <table:table-cell office:value-type="float" office:value="1500000.0000">
            <text:p>1500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1200000.0000">
            <text:p>1200000.0000</text:p>
          </table:table-cell>
          <table:table-cell office:value-type="float" office:value="1125000.0000">
            <text:p>1125000.0000</text:p>
          </table:table-cell>
          <table:table-cell office:value-type="float" office:value="75000.0000">
            <text:p>75000.0000</text:p>
          </table:table-cell>
          <table:table-cell office:value-type="float" office:value="75000.0000">
            <text:p>75000.0000</text:p>
          </table:table-cell>
          <table:table-cell office:value-type="float" office:value="75000.0000">
            <text:p>7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74">
            <text:p>203274</text:p>
          </table:table-cell>
          <table:table-cell office:value-type="float" office:value="3000000.0000">
            <text:p>3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00000.0000">
            <text:p>3000000.0000</text:p>
          </table:table-cell>
          <table:table-cell office:value-type="float" office:value="3000000.0000">
            <text:p>3000000.0000</text:p>
          </table:table-cell>
          <table:table-cell office:value-type="float" office:value="0.0000">
            <text:p>0.0000</text:p>
          </table:table-cell>
          <table:table-cell office:value-type="float" office:value="100000.0000">
            <text:p>100000.0000</text:p>
          </table:table-cell>
          <table:table-cell office:value-type="float" office:value="100000.0000">
            <text:p>1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75">
            <text:p>203275</text:p>
          </table:table-cell>
          <table:table-cell office:value-type="float" office:value="1500000.0000">
            <text:p>1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00000.0000">
            <text:p>1500000.0000</text:p>
          </table:table-cell>
          <table:table-cell office:value-type="float" office:value="1500000.0000">
            <text:p>1500000.0000</text:p>
          </table:table-cell>
          <table:table-cell office:value-type="float" office:value="0.0000">
            <text:p>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76">
            <text:p>203276</text:p>
          </table:table-cell>
          <table:table-cell office:value-type="float" office:value="1500000.0000">
            <text:p>1500000.000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00000.0000">
            <text:p>900000.0000</text:p>
          </table:table-cell>
          <table:table-cell office:value-type="float" office:value="825000.0000">
            <text:p>825000.0000</text:p>
          </table:table-cell>
          <table:table-cell office:value-type="float" office:value="75000.0000">
            <text:p>75000.0000</text:p>
          </table:table-cell>
          <table:table-cell office:value-type="float" office:value="75000.0000">
            <text:p>75000.0000</text:p>
          </table:table-cell>
          <table:table-cell office:value-type="float" office:value="75000.0000">
            <text:p>7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77">
            <text:p>203277</text:p>
          </table:table-cell>
          <table:table-cell office:value-type="float" office:value="1500000.0000">
            <text:p>1500000.000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125000.0000">
            <text:p>1125000.0000</text:p>
          </table:table-cell>
          <table:table-cell office:value-type="float" office:value="1087500.0000">
            <text:p>1087500.0000</text:p>
          </table:table-cell>
          <table:table-cell office:value-type="float" office:value="37500.0000">
            <text:p>37500.0000</text:p>
          </table:table-cell>
          <table:table-cell office:value-type="float" office:value="37500.0000">
            <text:p>37500.0000</text:p>
          </table:table-cell>
          <table:table-cell office:value-type="float" office:value="37500.0000">
            <text:p>3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78">
            <text:p>203278</text:p>
          </table:table-cell>
          <table:table-cell office:value-type="float" office:value="1000000.0000">
            <text:p>1000000.000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office:value-type="float" office:value="675000.0000">
            <text:p>675000.0000</text:p>
          </table:table-cell>
          <table:table-cell office:value-type="float" office:value="650000.0000">
            <text:p>650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79">
            <text:p>203279</text:p>
          </table:table-cell>
          <table:table-cell office:value-type="float" office:value="650000.0000">
            <text:p>650000.000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357500.0000">
            <text:p>357500.0000</text:p>
          </table:table-cell>
          <table:table-cell office:value-type="float" office:value="325000.0000">
            <text:p>325000.0000</text:p>
          </table:table-cell>
          <table:table-cell office:value-type="float" office:value="32500.0000">
            <text:p>32500.0000</text:p>
          </table:table-cell>
          <table:table-cell office:value-type="float" office:value="32500.0000">
            <text:p>32500.0000</text:p>
          </table:table-cell>
          <table:table-cell office:value-type="float" office:value="32500.0000">
            <text:p>3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80">
            <text:p>203280</text:p>
          </table:table-cell>
          <table:table-cell office:value-type="float" office:value="500000.0000">
            <text:p>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0000.0000">
            <text:p>500000.0000</text:p>
          </table:table-cell>
          <table:table-cell office:value-type="float" office:value="500000.0000">
            <text:p>500000.0000</text:p>
          </table:table-cell>
          <table:table-cell office:value-type="float" office:value="0.0000">
            <text:p>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81">
            <text:p>203281</text:p>
          </table:table-cell>
          <table:table-cell office:value-type="float" office:value="700000.0000">
            <text:p>7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0000.0000">
            <text:p>700000.0000</text:p>
          </table:table-cell>
          <table:table-cell office:value-type="float" office:value="700000.0000">
            <text:p>700000.0000</text:p>
          </table:table-cell>
          <table:table-cell office:value-type="float" office:value="0.0000">
            <text:p>0.0000</text:p>
          </table:table-cell>
          <table:table-cell office:value-type="float" office:value="17500.0000">
            <text:p>17500.0000</text:p>
          </table:table-cell>
          <table:table-cell office:value-type="float" office:value="17500.0000">
            <text:p>1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82">
            <text:p>203282</text:p>
          </table:table-cell>
          <table:table-cell office:value-type="float" office:value="2000000.0000">
            <text:p>2000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00000.0000">
            <text:p>200000.0000</text:p>
          </table:table-cell>
          <table:table-cell office:value-type="float" office:value="150000.0000">
            <text:p>1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83">
            <text:p>203283</text:p>
          </table:table-cell>
          <table:table-cell office:value-type="float" office:value="2000000.0000">
            <text:p>2000000.000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00000.0000">
            <text:p>1000000.0000</text:p>
          </table:table-cell>
          <table:table-cell office:value-type="float" office:value="900000.0000">
            <text:p>900000.0000</text:p>
          </table:table-cell>
          <table:table-cell office:value-type="float" office:value="100000.0000">
            <text:p>100000.0000</text:p>
          </table:table-cell>
          <table:table-cell office:value-type="float" office:value="100000.0000">
            <text:p>100000.0000</text:p>
          </table:table-cell>
          <table:table-cell office:value-type="float" office:value="100000.0000">
            <text:p>1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84">
            <text:p>203284</text:p>
          </table:table-cell>
          <table:table-cell office:value-type="float" office:value="479000.0000">
            <text:p>479000.000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-1">
            <text:p>-1</text:p>
          </table:table-cell>
          <table:table-cell office:value-type="float" office:value="95800.0000">
            <text:p>95800.0000</text:p>
          </table:table-cell>
          <table:table-cell office:value-type="float" office:value="71850.0000">
            <text:p>71850.0000</text:p>
          </table:table-cell>
          <table:table-cell office:value-type="float" office:value="23950.0000">
            <text:p>23950.0000</text:p>
          </table:table-cell>
          <table:table-cell office:value-type="float" office:value="23950.0000">
            <text:p>23950.0000</text:p>
          </table:table-cell>
          <table:table-cell office:value-type="float" office:value="23950.0000">
            <text:p>239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85">
            <text:p>203285</text:p>
          </table:table-cell>
          <table:table-cell office:value-type="float" office:value="1000000.0000">
            <text:p>1000000.000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-1">
            <text:p>-1</text:p>
          </table:table-cell>
          <table:table-cell office:value-type="float" office:value="225000.0000">
            <text:p>225000.0000</text:p>
          </table:table-cell>
          <table:table-cell office:value-type="float" office:value="200000.0000">
            <text:p>200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86">
            <text:p>203286</text:p>
          </table:table-cell>
          <table:table-cell office:value-type="float" office:value="25000000.0000">
            <text:p>25000000.000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office:value-type="float" office:value="16875000.0000">
            <text:p>16875000.0000</text:p>
          </table:table-cell>
          <table:table-cell office:value-type="float" office:value="16250000.0000">
            <text:p>16250000.0000</text:p>
          </table:table-cell>
          <table:table-cell office:value-type="float" office:value="625000.0000">
            <text:p>625000.0000</text:p>
          </table:table-cell>
          <table:table-cell office:value-type="float" office:value="625000.0000">
            <text:p>625000.0000</text:p>
          </table:table-cell>
          <table:table-cell office:value-type="float" office:value="0.0000">
            <text:p>0.0000</text:p>
          </table:table-cell>
          <table:table-cell office:value-type="float" office:value="625000.0000">
            <text:p>625000.0000</text:p>
          </table:table-cell>
        </table:table-row>
        <table:table-row>
          <table:table-cell office:value-type="float" office:value="203287">
            <text:p>203287</text:p>
          </table:table-cell>
          <table:table-cell office:value-type="float" office:value="400000.0000">
            <text:p>400000.000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80000.0000">
            <text:p>180000.0000</text:p>
          </table:table-cell>
          <table:table-cell office:value-type="float" office:value="160000.0000">
            <text:p>160000.0000</text:p>
          </table:table-cell>
          <table:table-cell office:value-type="float" office:value="20000.0000">
            <text:p>20000.0000</text:p>
          </table:table-cell>
          <table:table-cell office:value-type="float" office:value="20000.0000">
            <text:p>20000.0000</text:p>
          </table:table-cell>
          <table:table-cell office:value-type="float" office:value="20000.0000">
            <text:p>2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88">
            <text:p>203288</text:p>
          </table:table-cell>
          <table:table-cell office:value-type="float" office:value="500000.0000">
            <text:p>500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412500.0000">
            <text:p>412500.0000</text:p>
          </table:table-cell>
          <table:table-cell office:value-type="float" office:value="400000.0000">
            <text:p>400000.0000</text:p>
          </table:table-cell>
          <table:table-cell office:value-type="float" office:value="12500.0000">
            <text:p>12500.0000</text:p>
          </table:table-cell>
          <table:table-cell office:value-type="float" office:value="12500.0000">
            <text:p>12500.0000</text:p>
          </table:table-cell>
          <table:table-cell office:value-type="float" office:value="12500.0000">
            <text:p>1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89">
            <text:p>203289</text:p>
          </table:table-cell>
          <table:table-cell office:value-type="float" office:value="120000.0000">
            <text:p>120000.000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-1">
            <text:p>-1</text:p>
          </table:table-cell>
          <table:table-cell office:value-type="float" office:value="75000.0000">
            <text:p>75000.0000</text:p>
          </table:table-cell>
          <table:table-cell office:value-type="float" office:value="72000.0000">
            <text:p>72000.0000</text:p>
          </table:table-cell>
          <table:table-cell office:value-type="float" office:value="3000.0000">
            <text:p>3000.0000</text:p>
          </table:table-cell>
          <table:table-cell office:value-type="float" office:value="3000.0000">
            <text:p>3000.0000</text:p>
          </table:table-cell>
          <table:table-cell office:value-type="float" office:value="3000.0000">
            <text:p>3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90">
            <text:p>203290</text:p>
          </table:table-cell>
          <table:table-cell office:value-type="float" office:value="750000.0000">
            <text:p>750000.000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375000.0000">
            <text:p>375000.0000</text:p>
          </table:table-cell>
          <table:table-cell office:value-type="float" office:value="337500.0000">
            <text:p>337500.0000</text:p>
          </table:table-cell>
          <table:table-cell office:value-type="float" office:value="37500.0000">
            <text:p>37500.0000</text:p>
          </table:table-cell>
          <table:table-cell office:value-type="float" office:value="37500.0000">
            <text:p>37500.0000</text:p>
          </table:table-cell>
          <table:table-cell office:value-type="float" office:value="37500.0000">
            <text:p>3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91">
            <text:p>203291</text:p>
          </table:table-cell>
          <table:table-cell office:value-type="float" office:value="1000000.0000">
            <text:p>1000000.0000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-1">
            <text:p>-1</text:p>
          </table:table-cell>
          <table:table-cell office:value-type="float" office:value="450000.0000">
            <text:p>450000.0000</text:p>
          </table:table-cell>
          <table:table-cell office:value-type="float" office:value="425000.0000">
            <text:p>4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92">
            <text:p>203292</text:p>
          </table:table-cell>
          <table:table-cell office:value-type="float" office:value="500000.0000">
            <text:p>500000.000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300000.0000">
            <text:p>300000.0000</text:p>
          </table:table-cell>
          <table:table-cell office:value-type="float" office:value="275000.0000">
            <text:p>27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93">
            <text:p>203293</text:p>
          </table:table-cell>
          <table:table-cell office:value-type="float" office:value="350000.0000">
            <text:p>350000.000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128337.0000">
            <text:p>128337.0000</text:p>
          </table:table-cell>
          <table:table-cell office:value-type="float" office:value="116670.0000">
            <text:p>116670.0000</text:p>
          </table:table-cell>
          <table:table-cell office:value-type="float" office:value="11667.0000">
            <text:p>11667.0000</text:p>
          </table:table-cell>
          <table:table-cell office:value-type="float" office:value="11667.0000">
            <text:p>11667.0000</text:p>
          </table:table-cell>
          <table:table-cell office:value-type="float" office:value="11667.0000">
            <text:p>116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94">
            <text:p>203294</text:p>
          </table:table-cell>
          <table:table-cell office:value-type="float" office:value="300000.0000">
            <text:p>300000.0000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82500.0000">
            <text:p>82500.0000</text:p>
          </table:table-cell>
          <table:table-cell office:value-type="float" office:value="75000.0000">
            <text:p>75000.0000</text:p>
          </table:table-cell>
          <table:table-cell office:value-type="float" office:value="7500.0000">
            <text:p>7500.0000</text:p>
          </table:table-cell>
          <table:table-cell office:value-type="float" office:value="7500.0000">
            <text:p>7500.0000</text:p>
          </table:table-cell>
          <table:table-cell office:value-type="float" office:value="7500.0000">
            <text:p>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95">
            <text:p>203295</text:p>
          </table:table-cell>
          <table:table-cell office:value-type="float" office:value="300000.0000">
            <text:p>3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0000.0000">
            <text:p>300000.0000</text:p>
          </table:table-cell>
          <table:table-cell office:value-type="float" office:value="300000.0000">
            <text:p>300000.0000</text:p>
          </table:table-cell>
          <table:table-cell office:value-type="float" office:value="0.0000">
            <text:p>0.0000</text:p>
          </table:table-cell>
          <table:table-cell office:value-type="float" office:value="15000.0000">
            <text:p>15000.0000</text:p>
          </table:table-cell>
          <table:table-cell office:value-type="float" office:value="15000.0000">
            <text:p>1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298">
            <text:p>203298</text:p>
          </table:table-cell>
          <table:table-cell office:value-type="float" office:value="200000.0000">
            <text:p>200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65000.0000">
            <text:p>165000.0000</text:p>
          </table:table-cell>
          <table:table-cell office:value-type="float" office:value="160000.0000">
            <text:p>160000.0000</text:p>
          </table:table-cell>
          <table:table-cell office:value-type="float" office:value="5000.0000">
            <text:p>5000.0000</text:p>
          </table:table-cell>
          <table:table-cell office:value-type="float" office:value="5000.0000">
            <text:p>5000.0000</text:p>
          </table:table-cell>
          <table:table-cell office:value-type="float" office:value="0.0000">
            <text:p>0.0000</text:p>
          </table:table-cell>
          <table:table-cell office:value-type="float" office:value="5000.0000">
            <text:p>5000.0000</text:p>
          </table:table-cell>
        </table:table-row>
        <table:table-row>
          <table:table-cell office:value-type="float" office:value="203299">
            <text:p>203299</text:p>
          </table:table-cell>
          <table:table-cell office:value-type="float" office:value="600000.0000">
            <text:p>600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60000.0000">
            <text:p>60000.0000</text:p>
          </table:table-cell>
          <table:table-cell office:value-type="float" office:value="45000.0000">
            <text:p>45000.0000</text:p>
          </table:table-cell>
          <table:table-cell office:value-type="float" office:value="15000.0000">
            <text:p>15000.0000</text:p>
          </table:table-cell>
          <table:table-cell office:value-type="float" office:value="15000.0000">
            <text:p>15000.0000</text:p>
          </table:table-cell>
          <table:table-cell office:value-type="float" office:value="15000.0000">
            <text:p>1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00">
            <text:p>203300</text:p>
          </table:table-cell>
          <table:table-cell office:value-type="float" office:value="200000.0000">
            <text:p>200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0000.0000">
            <text:p>20000.0000</text:p>
          </table:table-cell>
          <table:table-cell office:value-type="float" office:value="15000.0000">
            <text:p>15000.0000</text:p>
          </table:table-cell>
          <table:table-cell office:value-type="float" office:value="5000.0000">
            <text:p>5000.0000</text:p>
          </table:table-cell>
          <table:table-cell office:value-type="float" office:value="5000.0000">
            <text:p>5000.0000</text:p>
          </table:table-cell>
          <table:table-cell office:value-type="float" office:value="5000.0000">
            <text:p>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01">
            <text:p>203301</text:p>
          </table:table-cell>
          <table:table-cell office:value-type="float" office:value="400000.0000">
            <text:p>4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0000.0000">
            <text:p>400000.0000</text:p>
          </table:table-cell>
          <table:table-cell office:value-type="float" office:value="400000.0000">
            <text:p>400000.0000</text:p>
          </table:table-cell>
          <table:table-cell office:value-type="float" office:value="0.0000">
            <text:p>0.0000</text:p>
          </table:table-cell>
          <table:table-cell office:value-type="float" office:value="20000.0000">
            <text:p>20000.0000</text:p>
          </table:table-cell>
          <table:table-cell office:value-type="float" office:value="20000.0000">
            <text:p>2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02">
            <text:p>203302</text:p>
          </table:table-cell>
          <table:table-cell office:value-type="float" office:value="400000.0000">
            <text:p>400000.000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-1">
            <text:p>-1</text:p>
          </table:table-cell>
          <table:table-cell office:value-type="float" office:value="80000.0000">
            <text:p>80000.0000</text:p>
          </table:table-cell>
          <table:table-cell office:value-type="float" office:value="60000.0000">
            <text:p>60000.0000</text:p>
          </table:table-cell>
          <table:table-cell office:value-type="float" office:value="20000.0000">
            <text:p>20000.0000</text:p>
          </table:table-cell>
          <table:table-cell office:value-type="float" office:value="20000.0000">
            <text:p>20000.0000</text:p>
          </table:table-cell>
          <table:table-cell office:value-type="float" office:value="20000.0000">
            <text:p>2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03">
            <text:p>203303</text:p>
          </table:table-cell>
          <table:table-cell office:value-type="float" office:value="220000.0000">
            <text:p>220000.000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-1">
            <text:p>-1</text:p>
          </table:table-cell>
          <table:table-cell office:value-type="float" office:value="44000.0000">
            <text:p>44000.0000</text:p>
          </table:table-cell>
          <table:table-cell office:value-type="float" office:value="33000.0000">
            <text:p>33000.0000</text:p>
          </table:table-cell>
          <table:table-cell office:value-type="float" office:value="11000.0000">
            <text:p>11000.0000</text:p>
          </table:table-cell>
          <table:table-cell office:value-type="float" office:value="11000.0000">
            <text:p>11000.0000</text:p>
          </table:table-cell>
          <table:table-cell office:value-type="float" office:value="11000.0000">
            <text:p>11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04">
            <text:p>203304</text:p>
          </table:table-cell>
          <table:table-cell office:value-type="float" office:value="100000.0000">
            <text:p>100000.000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-1">
            <text:p>-1</text:p>
          </table:table-cell>
          <table:table-cell office:value-type="float" office:value="29997.0000">
            <text:p>29997.0000</text:p>
          </table:table-cell>
          <table:table-cell office:value-type="float" office:value="26664.0000">
            <text:p>26664.0000</text:p>
          </table:table-cell>
          <table:table-cell office:value-type="float" office:value="3333.0000">
            <text:p>3333.0000</text:p>
          </table:table-cell>
          <table:table-cell office:value-type="float" office:value="3333.0000">
            <text:p>3333.0000</text:p>
          </table:table-cell>
          <table:table-cell office:value-type="float" office:value="3333.0000">
            <text:p>33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05">
            <text:p>203305</text:p>
          </table:table-cell>
          <table:table-cell office:value-type="float" office:value="400000.0000">
            <text:p>400000.000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-1">
            <text:p>-1</text:p>
          </table:table-cell>
          <table:table-cell office:value-type="float" office:value="90000.0000">
            <text:p>90000.0000</text:p>
          </table:table-cell>
          <table:table-cell office:value-type="float" office:value="80000.0000">
            <text:p>80000.0000</text:p>
          </table:table-cell>
          <table:table-cell office:value-type="float" office:value="10000.0000">
            <text:p>10000.0000</text:p>
          </table:table-cell>
          <table:table-cell office:value-type="float" office:value="10000.0000">
            <text:p>10000.0000</text:p>
          </table:table-cell>
          <table:table-cell office:value-type="float" office:value="10000.0000">
            <text:p>1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06">
            <text:p>203306</text:p>
          </table:table-cell>
          <table:table-cell office:value-type="float" office:value="300000.0000">
            <text:p>300000.000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35000.0000">
            <text:p>135000.0000</text:p>
          </table:table-cell>
          <table:table-cell office:value-type="float" office:value="120000.0000">
            <text:p>120000.0000</text:p>
          </table:table-cell>
          <table:table-cell office:value-type="float" office:value="15000.0000">
            <text:p>15000.0000</text:p>
          </table:table-cell>
          <table:table-cell office:value-type="float" office:value="15000.0000">
            <text:p>15000.0000</text:p>
          </table:table-cell>
          <table:table-cell office:value-type="float" office:value="15000.0000">
            <text:p>1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07">
            <text:p>203307</text:p>
          </table:table-cell>
          <table:table-cell office:value-type="float" office:value="1500000.0000">
            <text:p>1500000.00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1400000.0000">
            <text:p>1400000.0000</text:p>
          </table:table-cell>
          <table:table-cell office:value-type="float" office:value="1350000.0000">
            <text:p>13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08">
            <text:p>203308</text:p>
          </table:table-cell>
          <table:table-cell office:value-type="float" office:value="1000000.0000">
            <text:p>1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0000.0000">
            <text:p>1000000.0000</text:p>
          </table:table-cell>
          <table:table-cell office:value-type="float" office:value="1000000.0000">
            <text:p>1000000.0000</text:p>
          </table:table-cell>
          <table:table-cell office:value-type="float" office:value="0.0000">
            <text:p>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09">
            <text:p>203309</text:p>
          </table:table-cell>
          <table:table-cell office:value-type="float" office:value="25000.0000">
            <text:p>25000.0000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float" office:value="13500.0000">
            <text:p>13500.0000</text:p>
          </table:table-cell>
          <table:table-cell office:value-type="float" office:value="13000.0000">
            <text:p>13000.0000</text:p>
          </table:table-cell>
          <table:table-cell office:value-type="float" office:value="500.0000">
            <text:p>500.0000</text:p>
          </table:table-cell>
          <table:table-cell office:value-type="float" office:value="500.0000">
            <text:p>500.0000</text:p>
          </table:table-cell>
          <table:table-cell office:value-type="float" office:value="500.0000">
            <text:p>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10">
            <text:p>203310</text:p>
          </table:table-cell>
          <table:table-cell office:value-type="float" office:value="250000.0000">
            <text:p>250000.0000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-1">
            <text:p>-1</text:p>
          </table:table-cell>
          <table:table-cell office:value-type="float" office:value="125000.0000">
            <text:p>125000.0000</text:p>
          </table:table-cell>
          <table:table-cell office:value-type="float" office:value="118750.0000">
            <text:p>118750.0000</text:p>
          </table:table-cell>
          <table:table-cell office:value-type="float" office:value="6250.0000">
            <text:p>6250.0000</text:p>
          </table:table-cell>
          <table:table-cell office:value-type="float" office:value="6250.0000">
            <text:p>6250.0000</text:p>
          </table:table-cell>
          <table:table-cell office:value-type="float" office:value="6250.0000">
            <text:p>62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11">
            <text:p>203311</text:p>
          </table:table-cell>
          <table:table-cell office:value-type="float" office:value="1250000.0000">
            <text:p>1250000.000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687500.0000">
            <text:p>687500.0000</text:p>
          </table:table-cell>
          <table:table-cell office:value-type="float" office:value="625000.0000">
            <text:p>625000.0000</text:p>
          </table:table-cell>
          <table:table-cell office:value-type="float" office:value="62500.0000">
            <text:p>62500.0000</text:p>
          </table:table-cell>
          <table:table-cell office:value-type="float" office:value="62500.0000">
            <text:p>62500.0000</text:p>
          </table:table-cell>
          <table:table-cell office:value-type="float" office:value="62500.0000">
            <text:p>6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12">
            <text:p>203312</text:p>
          </table:table-cell>
          <table:table-cell office:value-type="float" office:value="300000.0000">
            <text:p>300000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40000.0000">
            <text:p>40000.0000</text:p>
          </table:table-cell>
          <table:table-cell office:value-type="float" office:value="30000.0000">
            <text:p>30000.0000</text:p>
          </table:table-cell>
          <table:table-cell office:value-type="float" office:value="10000.0000">
            <text:p>10000.0000</text:p>
          </table:table-cell>
          <table:table-cell office:value-type="float" office:value="10000.0000">
            <text:p>10000.0000</text:p>
          </table:table-cell>
          <table:table-cell office:value-type="float" office:value="10000.0000">
            <text:p>1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13">
            <text:p>203313</text:p>
          </table:table-cell>
          <table:table-cell office:value-type="float" office:value="100000.0000">
            <text:p>100000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13332.0000">
            <text:p>13332.0000</text:p>
          </table:table-cell>
          <table:table-cell office:value-type="float" office:value="9999.0000">
            <text:p>9999.0000</text:p>
          </table:table-cell>
          <table:table-cell office:value-type="float" office:value="3333.0000">
            <text:p>3333.0000</text:p>
          </table:table-cell>
          <table:table-cell office:value-type="float" office:value="3333.0000">
            <text:p>3333.0000</text:p>
          </table:table-cell>
          <table:table-cell office:value-type="float" office:value="3333.0000">
            <text:p>33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14">
            <text:p>203314</text:p>
          </table:table-cell>
          <table:table-cell office:value-type="float" office:value="400000.0000">
            <text:p>400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360000.0000">
            <text:p>360000.0000</text:p>
          </table:table-cell>
          <table:table-cell office:value-type="float" office:value="350000.0000">
            <text:p>350000.0000</text:p>
          </table:table-cell>
          <table:table-cell office:value-type="float" office:value="10000.0000">
            <text:p>10000.0000</text:p>
          </table:table-cell>
          <table:table-cell office:value-type="float" office:value="10000.0000">
            <text:p>10000.0000</text:p>
          </table:table-cell>
          <table:table-cell office:value-type="float" office:value="10000.0000">
            <text:p>1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15">
            <text:p>203315</text:p>
          </table:table-cell>
          <table:table-cell office:value-type="float" office:value="1500000.0000">
            <text:p>1500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50000.0000">
            <text:p>150000.0000</text:p>
          </table:table-cell>
          <table:table-cell office:value-type="float" office:value="112500.0000">
            <text:p>112500.0000</text:p>
          </table:table-cell>
          <table:table-cell office:value-type="float" office:value="37500.0000">
            <text:p>37500.0000</text:p>
          </table:table-cell>
          <table:table-cell office:value-type="float" office:value="37500.0000">
            <text:p>37500.0000</text:p>
          </table:table-cell>
          <table:table-cell office:value-type="float" office:value="37500.0000">
            <text:p>3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16">
            <text:p>203316</text:p>
          </table:table-cell>
          <table:table-cell office:value-type="float" office:value="900000.0000">
            <text:p>900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90000.0000">
            <text:p>90000.0000</text:p>
          </table:table-cell>
          <table:table-cell office:value-type="float" office:value="67500.0000">
            <text:p>67500.0000</text:p>
          </table:table-cell>
          <table:table-cell office:value-type="float" office:value="22500.0000">
            <text:p>22500.0000</text:p>
          </table:table-cell>
          <table:table-cell office:value-type="float" office:value="22500.0000">
            <text:p>22500.0000</text:p>
          </table:table-cell>
          <table:table-cell office:value-type="float" office:value="22500.0000">
            <text:p>2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17">
            <text:p>203317</text:p>
          </table:table-cell>
          <table:table-cell office:value-type="float" office:value="400000.0000">
            <text:p>400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60000.0000">
            <text:p>260000.0000</text:p>
          </table:table-cell>
          <table:table-cell office:value-type="float" office:value="240000.0000">
            <text:p>240000.0000</text:p>
          </table:table-cell>
          <table:table-cell office:value-type="float" office:value="20000.0000">
            <text:p>20000.0000</text:p>
          </table:table-cell>
          <table:table-cell office:value-type="float" office:value="20000.0000">
            <text:p>20000.0000</text:p>
          </table:table-cell>
          <table:table-cell office:value-type="float" office:value="20000.0000">
            <text:p>2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18">
            <text:p>203318</text:p>
          </table:table-cell>
          <table:table-cell office:value-type="float" office:value="500000.0000">
            <text:p>500000.000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-1">
            <text:p>-1</text:p>
          </table:table-cell>
          <table:table-cell office:value-type="float" office:value="100000.0000">
            <text:p>100000.0000</text:p>
          </table:table-cell>
          <table:table-cell office:value-type="float" office:value="75000.0000">
            <text:p>7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19">
            <text:p>203319</text:p>
          </table:table-cell>
          <table:table-cell office:value-type="float" office:value="1200000.0000">
            <text:p>1200000.000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-1">
            <text:p>-1</text:p>
          </table:table-cell>
          <table:table-cell office:value-type="float" office:value="240000.0000">
            <text:p>240000.0000</text:p>
          </table:table-cell>
          <table:table-cell office:value-type="float" office:value="180000.0000">
            <text:p>180000.0000</text:p>
          </table:table-cell>
          <table:table-cell office:value-type="float" office:value="60000.0000">
            <text:p>60000.0000</text:p>
          </table:table-cell>
          <table:table-cell office:value-type="float" office:value="60000.0000">
            <text:p>60000.0000</text:p>
          </table:table-cell>
          <table:table-cell office:value-type="float" office:value="60000.0000">
            <text:p>6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20">
            <text:p>203320</text:p>
          </table:table-cell>
          <table:table-cell office:value-type="float" office:value="1500000.0000">
            <text:p>1500000.000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-1">
            <text:p>-1</text:p>
          </table:table-cell>
          <table:table-cell office:value-type="float" office:value="600000.0000">
            <text:p>600000.0000</text:p>
          </table:table-cell>
          <table:table-cell office:value-type="float" office:value="550000.0000">
            <text:p>5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21">
            <text:p>203321</text:p>
          </table:table-cell>
          <table:table-cell office:value-type="float" office:value="125000.0000">
            <text:p>125000.000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-1">
            <text:p>-1</text:p>
          </table:table-cell>
          <table:table-cell office:value-type="float" office:value="75000.0000">
            <text:p>75000.0000</text:p>
          </table:table-cell>
          <table:table-cell office:value-type="float" office:value="71875.0000">
            <text:p>71875.0000</text:p>
          </table:table-cell>
          <table:table-cell office:value-type="float" office:value="3125.0000">
            <text:p>3125.0000</text:p>
          </table:table-cell>
          <table:table-cell office:value-type="float" office:value="3125.0000">
            <text:p>3125.0000</text:p>
          </table:table-cell>
          <table:table-cell office:value-type="float" office:value="3125.0000">
            <text:p>31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22">
            <text:p>203322</text:p>
          </table:table-cell>
          <table:table-cell office:value-type="float" office:value="900000.0000">
            <text:p>900000.000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450000.0000">
            <text:p>450000.0000</text:p>
          </table:table-cell>
          <table:table-cell office:value-type="float" office:value="405000.0000">
            <text:p>405000.0000</text:p>
          </table:table-cell>
          <table:table-cell office:value-type="float" office:value="45000.0000">
            <text:p>45000.0000</text:p>
          </table:table-cell>
          <table:table-cell office:value-type="float" office:value="45000.0000">
            <text:p>45000.0000</text:p>
          </table:table-cell>
          <table:table-cell office:value-type="float" office:value="45000.0000">
            <text:p>4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23">
            <text:p>203323</text:p>
          </table:table-cell>
          <table:table-cell office:value-type="float" office:value="300000.0000">
            <text:p>3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0000.0000">
            <text:p>300000.0000</text:p>
          </table:table-cell>
          <table:table-cell office:value-type="float" office:value="300000.0000">
            <text:p>300000.0000</text:p>
          </table:table-cell>
          <table:table-cell office:value-type="float" office:value="0.0000">
            <text:p>0.0000</text:p>
          </table:table-cell>
          <table:table-cell office:value-type="float" office:value="10000.0000">
            <text:p>10000.0000</text:p>
          </table:table-cell>
          <table:table-cell office:value-type="float" office:value="10000.0000">
            <text:p>1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24">
            <text:p>203324</text:p>
          </table:table-cell>
          <table:table-cell office:value-type="float" office:value="80000.0000">
            <text:p>80000.000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56000.0000">
            <text:p>56000.0000</text:p>
          </table:table-cell>
          <table:table-cell office:value-type="float" office:value="54000.0000">
            <text:p>54000.0000</text:p>
          </table:table-cell>
          <table:table-cell office:value-type="float" office:value="2000.0000">
            <text:p>2000.0000</text:p>
          </table:table-cell>
          <table:table-cell office:value-type="float" office:value="2000.0000">
            <text:p>2000.0000</text:p>
          </table:table-cell>
          <table:table-cell office:value-type="float" office:value="0.0000">
            <text:p>0.0000</text:p>
          </table:table-cell>
          <table:table-cell office:value-type="float" office:value="2000.0000">
            <text:p>2000.0000</text:p>
          </table:table-cell>
        </table:table-row>
        <table:table-row>
          <table:table-cell office:value-type="float" office:value="203325">
            <text:p>203325</text:p>
          </table:table-cell>
          <table:table-cell office:value-type="float" office:value="900000.0000">
            <text:p>900000.000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495000.0000">
            <text:p>495000.0000</text:p>
          </table:table-cell>
          <table:table-cell office:value-type="float" office:value="450000.0000">
            <text:p>450000.0000</text:p>
          </table:table-cell>
          <table:table-cell office:value-type="float" office:value="45000.0000">
            <text:p>45000.0000</text:p>
          </table:table-cell>
          <table:table-cell office:value-type="float" office:value="45000.0000">
            <text:p>45000.0000</text:p>
          </table:table-cell>
          <table:table-cell office:value-type="float" office:value="45000.0000">
            <text:p>4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26">
            <text:p>203326</text:p>
          </table:table-cell>
          <table:table-cell office:value-type="float" office:value="300000.0000">
            <text:p>3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0000.0000">
            <text:p>300000.0000</text:p>
          </table:table-cell>
          <table:table-cell office:value-type="float" office:value="300000.0000">
            <text:p>300000.0000</text:p>
          </table:table-cell>
          <table:table-cell office:value-type="float" office:value="0.0000">
            <text:p>0.0000</text:p>
          </table:table-cell>
          <table:table-cell office:value-type="float" office:value="7500.0000">
            <text:p>7500.0000</text:p>
          </table:table-cell>
          <table:table-cell office:value-type="float" office:value="7500.0000">
            <text:p>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27">
            <text:p>203327</text:p>
          </table:table-cell>
          <table:table-cell office:value-type="float" office:value="1500000.0000">
            <text:p>1500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50000.0000">
            <text:p>150000.0000</text:p>
          </table:table-cell>
          <table:table-cell office:value-type="float" office:value="112500.0000">
            <text:p>112500.0000</text:p>
          </table:table-cell>
          <table:table-cell office:value-type="float" office:value="37500.0000">
            <text:p>37500.0000</text:p>
          </table:table-cell>
          <table:table-cell office:value-type="float" office:value="37500.0000">
            <text:p>37500.0000</text:p>
          </table:table-cell>
          <table:table-cell office:value-type="float" office:value="37500.0000">
            <text:p>3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28">
            <text:p>203328</text:p>
          </table:table-cell>
          <table:table-cell office:value-type="float" office:value="1800000.0000">
            <text:p>1800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80000.0000">
            <text:p>180000.0000</text:p>
          </table:table-cell>
          <table:table-cell office:value-type="float" office:value="135000.0000">
            <text:p>135000.0000</text:p>
          </table:table-cell>
          <table:table-cell office:value-type="float" office:value="45000.0000">
            <text:p>45000.0000</text:p>
          </table:table-cell>
          <table:table-cell office:value-type="float" office:value="45000.0000">
            <text:p>45000.0000</text:p>
          </table:table-cell>
          <table:table-cell office:value-type="float" office:value="45000.0000">
            <text:p>4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29">
            <text:p>203329</text:p>
          </table:table-cell>
          <table:table-cell office:value-type="float" office:value="500000.0000">
            <text:p>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0000.0000">
            <text:p>500000.0000</text:p>
          </table:table-cell>
          <table:table-cell office:value-type="float" office:value="500000.0000">
            <text:p>500000.0000</text:p>
          </table:table-cell>
          <table:table-cell office:value-type="float" office:value="0.0000">
            <text:p>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30">
            <text:p>203330</text:p>
          </table:table-cell>
          <table:table-cell office:value-type="float" office:value="200000.0000">
            <text:p>200000.000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-1">
            <text:p>-1</text:p>
          </table:table-cell>
          <table:table-cell office:value-type="float" office:value="40000.0000">
            <text:p>40000.0000</text:p>
          </table:table-cell>
          <table:table-cell office:value-type="float" office:value="30000.0000">
            <text:p>30000.0000</text:p>
          </table:table-cell>
          <table:table-cell office:value-type="float" office:value="10000.0000">
            <text:p>10000.0000</text:p>
          </table:table-cell>
          <table:table-cell office:value-type="float" office:value="10000.0000">
            <text:p>10000.0000</text:p>
          </table:table-cell>
          <table:table-cell office:value-type="float" office:value="10000.0000">
            <text:p>1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31">
            <text:p>203331</text:p>
          </table:table-cell>
          <table:table-cell office:value-type="float" office:value="100000.0000">
            <text:p>100000.000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-1">
            <text:p>-1</text:p>
          </table:table-cell>
          <table:table-cell office:value-type="float" office:value="20000.0000">
            <text:p>20000.0000</text:p>
          </table:table-cell>
          <table:table-cell office:value-type="float" office:value="15000.0000">
            <text:p>15000.0000</text:p>
          </table:table-cell>
          <table:table-cell office:value-type="float" office:value="5000.0000">
            <text:p>5000.0000</text:p>
          </table:table-cell>
          <table:table-cell office:value-type="float" office:value="5000.0000">
            <text:p>5000.0000</text:p>
          </table:table-cell>
          <table:table-cell office:value-type="float" office:value="5000.0000">
            <text:p>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32">
            <text:p>203332</text:p>
          </table:table-cell>
          <table:table-cell office:value-type="float" office:value="10000000.0000">
            <text:p>10000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000000.0000">
            <text:p>1000000.0000</text:p>
          </table:table-cell>
          <table:table-cell office:value-type="float" office:value="750000.0000">
            <text:p>750000.0000</text:p>
          </table:table-cell>
          <table:table-cell office:value-type="float" office:value="250000.0000">
            <text:p>250000.0000</text:p>
          </table:table-cell>
          <table:table-cell office:value-type="float" office:value="250000.0000">
            <text:p>250000.0000</text:p>
          </table:table-cell>
          <table:table-cell office:value-type="float" office:value="250000.0000">
            <text:p>2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33">
            <text:p>203333</text:p>
          </table:table-cell>
          <table:table-cell office:value-type="float" office:value="1150000.0000">
            <text:p>1150000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153332.0000">
            <text:p>153332.0000</text:p>
          </table:table-cell>
          <table:table-cell office:value-type="float" office:value="114999.0000">
            <text:p>114999.0000</text:p>
          </table:table-cell>
          <table:table-cell office:value-type="float" office:value="38333.0000">
            <text:p>38333.0000</text:p>
          </table:table-cell>
          <table:table-cell office:value-type="float" office:value="38333.0000">
            <text:p>38333.0000</text:p>
          </table:table-cell>
          <table:table-cell office:value-type="float" office:value="38333.0000">
            <text:p>383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34">
            <text:p>203334</text:p>
          </table:table-cell>
          <table:table-cell office:value-type="float" office:value="500000.0000">
            <text:p>500000.000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316673.0000">
            <text:p>316673.0000</text:p>
          </table:table-cell>
          <table:table-cell office:value-type="float" office:value="300006.0000">
            <text:p>300006.0000</text:p>
          </table:table-cell>
          <table:table-cell office:value-type="float" office:value="16667.0000">
            <text:p>16667.0000</text:p>
          </table:table-cell>
          <table:table-cell office:value-type="float" office:value="16667.0000">
            <text:p>16667.0000</text:p>
          </table:table-cell>
          <table:table-cell office:value-type="float" office:value="16667.0000">
            <text:p>166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35">
            <text:p>203335</text:p>
          </table:table-cell>
          <table:table-cell office:value-type="float" office:value="100000.0000">
            <text:p>100000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13332.0000">
            <text:p>13332.0000</text:p>
          </table:table-cell>
          <table:table-cell office:value-type="float" office:value="9999.0000">
            <text:p>9999.0000</text:p>
          </table:table-cell>
          <table:table-cell office:value-type="float" office:value="3333.0000">
            <text:p>3333.0000</text:p>
          </table:table-cell>
          <table:table-cell office:value-type="float" office:value="3333.0000">
            <text:p>3333.0000</text:p>
          </table:table-cell>
          <table:table-cell office:value-type="float" office:value="3333.0000">
            <text:p>33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36">
            <text:p>203336</text:p>
          </table:table-cell>
          <table:table-cell office:value-type="float" office:value="1500000.0000">
            <text:p>1500000.000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-1">
            <text:p>-1</text:p>
          </table:table-cell>
          <table:table-cell office:value-type="float" office:value="600000.0000">
            <text:p>600000.0000</text:p>
          </table:table-cell>
          <table:table-cell office:value-type="float" office:value="550000.0000">
            <text:p>5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37">
            <text:p>203337</text:p>
          </table:table-cell>
          <table:table-cell office:value-type="float" office:value="2900000.0000">
            <text:p>2900000.000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870000.0000">
            <text:p>870000.0000</text:p>
          </table:table-cell>
          <table:table-cell office:value-type="float" office:value="797500.0000">
            <text:p>797500.0000</text:p>
          </table:table-cell>
          <table:table-cell office:value-type="float" office:value="72500.0000">
            <text:p>72500.0000</text:p>
          </table:table-cell>
          <table:table-cell office:value-type="float" office:value="72500.0000">
            <text:p>72500.0000</text:p>
          </table:table-cell>
          <table:table-cell office:value-type="float" office:value="72500.0000">
            <text:p>7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38">
            <text:p>203338</text:p>
          </table:table-cell>
          <table:table-cell office:value-type="float" office:value="350000.0000">
            <text:p>350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35000.0000">
            <text:p>35000.0000</text:p>
          </table:table-cell>
          <table:table-cell office:value-type="float" office:value="26250.0000">
            <text:p>26250.0000</text:p>
          </table:table-cell>
          <table:table-cell office:value-type="float" office:value="8750.0000">
            <text:p>8750.0000</text:p>
          </table:table-cell>
          <table:table-cell office:value-type="float" office:value="8750.0000">
            <text:p>8750.0000</text:p>
          </table:table-cell>
          <table:table-cell office:value-type="float" office:value="8750.0000">
            <text:p>87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39">
            <text:p>203339</text:p>
          </table:table-cell>
          <table:table-cell office:value-type="float" office:value="400000.0000">
            <text:p>400000.000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20000.0000">
            <text:p>220000.0000</text:p>
          </table:table-cell>
          <table:table-cell office:value-type="float" office:value="200000.0000">
            <text:p>200000.0000</text:p>
          </table:table-cell>
          <table:table-cell office:value-type="float" office:value="20000.0000">
            <text:p>20000.0000</text:p>
          </table:table-cell>
          <table:table-cell office:value-type="float" office:value="20000.0000">
            <text:p>20000.0000</text:p>
          </table:table-cell>
          <table:table-cell office:value-type="float" office:value="20000.0000">
            <text:p>2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40">
            <text:p>203340</text:p>
          </table:table-cell>
          <table:table-cell office:value-type="float" office:value="700000.0000">
            <text:p>700000.000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-1">
            <text:p>-1</text:p>
          </table:table-cell>
          <table:table-cell office:value-type="float" office:value="140000.0000">
            <text:p>140000.0000</text:p>
          </table:table-cell>
          <table:table-cell office:value-type="float" office:value="105000.0000">
            <text:p>105000.0000</text:p>
          </table:table-cell>
          <table:table-cell office:value-type="float" office:value="35000.0000">
            <text:p>35000.0000</text:p>
          </table:table-cell>
          <table:table-cell office:value-type="float" office:value="35000.0000">
            <text:p>35000.0000</text:p>
          </table:table-cell>
          <table:table-cell office:value-type="float" office:value="35000.0000">
            <text:p>3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41">
            <text:p>203341</text:p>
          </table:table-cell>
          <table:table-cell office:value-type="float" office:value="1152000.0000">
            <text:p>1152000.000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422400.0000">
            <text:p>422400.0000</text:p>
          </table:table-cell>
          <table:table-cell office:value-type="float" office:value="384000.0000">
            <text:p>384000.0000</text:p>
          </table:table-cell>
          <table:table-cell office:value-type="float" office:value="38400.0000">
            <text:p>38400.0000</text:p>
          </table:table-cell>
          <table:table-cell office:value-type="float" office:value="38400.0000">
            <text:p>38400.0000</text:p>
          </table:table-cell>
          <table:table-cell office:value-type="float" office:value="38400.0000">
            <text:p>384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42">
            <text:p>203342</text:p>
          </table:table-cell>
          <table:table-cell office:value-type="float" office:value="550000.0000">
            <text:p>550000.000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office:value-type="float" office:value="371250.0000">
            <text:p>371250.0000</text:p>
          </table:table-cell>
          <table:table-cell office:value-type="float" office:value="357500.0000">
            <text:p>357500.0000</text:p>
          </table:table-cell>
          <table:table-cell office:value-type="float" office:value="13750.0000">
            <text:p>13750.0000</text:p>
          </table:table-cell>
          <table:table-cell office:value-type="float" office:value="13750.0000">
            <text:p>13750.0000</text:p>
          </table:table-cell>
          <table:table-cell office:value-type="float" office:value="13750.0000">
            <text:p>137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43">
            <text:p>203343</text:p>
          </table:table-cell>
          <table:table-cell office:value-type="float" office:value="1500000.0000">
            <text:p>1500000.000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25000.0000">
            <text:p>825000.0000</text:p>
          </table:table-cell>
          <table:table-cell office:value-type="float" office:value="750000.0000">
            <text:p>750000.0000</text:p>
          </table:table-cell>
          <table:table-cell office:value-type="float" office:value="75000.0000">
            <text:p>75000.0000</text:p>
          </table:table-cell>
          <table:table-cell office:value-type="float" office:value="75000.0000">
            <text:p>75000.0000</text:p>
          </table:table-cell>
          <table:table-cell office:value-type="float" office:value="75000.0000">
            <text:p>7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44">
            <text:p>203344</text:p>
          </table:table-cell>
          <table:table-cell office:value-type="float" office:value="100000.0000">
            <text:p>100000.0000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-1">
            <text:p>-1</text:p>
          </table:table-cell>
          <table:table-cell office:value-type="float" office:value="8000.0000">
            <text:p>8000.0000</text:p>
          </table:table-cell>
          <table:table-cell office:value-type="float" office:value="6000.0000">
            <text:p>6000.0000</text:p>
          </table:table-cell>
          <table:table-cell office:value-type="float" office:value="2000.0000">
            <text:p>2000.0000</text:p>
          </table:table-cell>
          <table:table-cell office:value-type="float" office:value="2000.0000">
            <text:p>2000.0000</text:p>
          </table:table-cell>
          <table:table-cell office:value-type="float" office:value="2000.0000">
            <text:p>2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45">
            <text:p>203345</text:p>
          </table:table-cell>
          <table:table-cell office:value-type="float" office:value="1000000.0000">
            <text:p>1000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899991.0000">
            <text:p>899991.0000</text:p>
          </table:table-cell>
          <table:table-cell office:value-type="float" office:value="866658.0000">
            <text:p>866658.0000</text:p>
          </table:table-cell>
          <table:table-cell office:value-type="float" office:value="33333.0000">
            <text:p>33333.0000</text:p>
          </table:table-cell>
          <table:table-cell office:value-type="float" office:value="33333.0000">
            <text:p>33333.0000</text:p>
          </table:table-cell>
          <table:table-cell office:value-type="float" office:value="33333.0000">
            <text:p>333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46">
            <text:p>203346</text:p>
          </table:table-cell>
          <table:table-cell office:value-type="float" office:value="90000.0000">
            <text:p>90000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12000.0000">
            <text:p>12000.0000</text:p>
          </table:table-cell>
          <table:table-cell office:value-type="float" office:value="9000.0000">
            <text:p>9000.0000</text:p>
          </table:table-cell>
          <table:table-cell office:value-type="float" office:value="3000.0000">
            <text:p>3000.0000</text:p>
          </table:table-cell>
          <table:table-cell office:value-type="float" office:value="3000.0000">
            <text:p>3000.0000</text:p>
          </table:table-cell>
          <table:table-cell office:value-type="float" office:value="3000.0000">
            <text:p>3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47">
            <text:p>203347</text:p>
          </table:table-cell>
          <table:table-cell office:value-type="float" office:value="1000000.0000">
            <text:p>1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0000.0000">
            <text:p>1000000.0000</text:p>
          </table:table-cell>
          <table:table-cell office:value-type="float" office:value="1000000.0000">
            <text:p>1000000.0000</text:p>
          </table:table-cell>
          <table:table-cell office:value-type="float" office:value="0.0000">
            <text:p>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48">
            <text:p>203348</text:p>
          </table:table-cell>
          <table:table-cell office:value-type="float" office:value="200000.0000">
            <text:p>2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000.0000">
            <text:p>200000.0000</text:p>
          </table:table-cell>
          <table:table-cell office:value-type="float" office:value="200000.0000">
            <text:p>200000.0000</text:p>
          </table:table-cell>
          <table:table-cell office:value-type="float" office:value="0.0000">
            <text:p>0.0000</text:p>
          </table:table-cell>
          <table:table-cell office:value-type="float" office:value="10000.0000">
            <text:p>10000.0000</text:p>
          </table:table-cell>
          <table:table-cell office:value-type="float" office:value="10000.0000">
            <text:p>1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49">
            <text:p>203349</text:p>
          </table:table-cell>
          <table:table-cell office:value-type="float" office:value="350000.0000">
            <text:p>350000.000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-1">
            <text:p>-1</text:p>
          </table:table-cell>
          <table:table-cell office:value-type="float" office:value="70000.0000">
            <text:p>70000.0000</text:p>
          </table:table-cell>
          <table:table-cell office:value-type="float" office:value="52500.0000">
            <text:p>52500.0000</text:p>
          </table:table-cell>
          <table:table-cell office:value-type="float" office:value="17500.0000">
            <text:p>17500.0000</text:p>
          </table:table-cell>
          <table:table-cell office:value-type="float" office:value="17500.0000">
            <text:p>17500.0000</text:p>
          </table:table-cell>
          <table:table-cell office:value-type="float" office:value="17500.0000">
            <text:p>1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50">
            <text:p>203350</text:p>
          </table:table-cell>
          <table:table-cell office:value-type="float" office:value="600000.0000">
            <text:p>600000.0000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-1">
            <text:p>-1</text:p>
          </table:table-cell>
          <table:table-cell office:value-type="float" office:value="260000.0000">
            <text:p>260000.0000</text:p>
          </table:table-cell>
          <table:table-cell office:value-type="float" office:value="240000.0000">
            <text:p>240000.0000</text:p>
          </table:table-cell>
          <table:table-cell office:value-type="float" office:value="20000.0000">
            <text:p>20000.0000</text:p>
          </table:table-cell>
          <table:table-cell office:value-type="float" office:value="20000.0000">
            <text:p>20000.0000</text:p>
          </table:table-cell>
          <table:table-cell office:value-type="float" office:value="20000.0000">
            <text:p>2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51">
            <text:p>203351</text:p>
          </table:table-cell>
          <table:table-cell office:value-type="float" office:value="5450000.0000">
            <text:p>545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681250.0000">
            <text:p>681250.0000</text:p>
          </table:table-cell>
          <table:table-cell office:value-type="float" office:value="545000.0000">
            <text:p>545000.0000</text:p>
          </table:table-cell>
          <table:table-cell office:value-type="float" office:value="136250.0000">
            <text:p>136250.0000</text:p>
          </table:table-cell>
          <table:table-cell office:value-type="float" office:value="136250.0000">
            <text:p>136250.0000</text:p>
          </table:table-cell>
          <table:table-cell office:value-type="float" office:value="136250.0000">
            <text:p>1362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52">
            <text:p>203352</text:p>
          </table:table-cell>
          <table:table-cell office:value-type="float" office:value="13700000.0000">
            <text:p>13700000.0000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3767500.0000">
            <text:p>3767500.0000</text:p>
          </table:table-cell>
          <table:table-cell office:value-type="float" office:value="3425000.0000">
            <text:p>3425000.0000</text:p>
          </table:table-cell>
          <table:table-cell office:value-type="float" office:value="342500.0000">
            <text:p>342500.0000</text:p>
          </table:table-cell>
          <table:table-cell office:value-type="float" office:value="342500.0000">
            <text:p>342500.0000</text:p>
          </table:table-cell>
          <table:table-cell office:value-type="float" office:value="342500.0000">
            <text:p>34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53">
            <text:p>203353</text:p>
          </table:table-cell>
          <table:table-cell office:value-type="float" office:value="750000.0000">
            <text:p>750000.000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412500.0000">
            <text:p>412500.0000</text:p>
          </table:table-cell>
          <table:table-cell office:value-type="float" office:value="375000.0000">
            <text:p>375000.0000</text:p>
          </table:table-cell>
          <table:table-cell office:value-type="float" office:value="37500.0000">
            <text:p>37500.0000</text:p>
          </table:table-cell>
          <table:table-cell office:value-type="float" office:value="37500.0000">
            <text:p>37500.0000</text:p>
          </table:table-cell>
          <table:table-cell office:value-type="float" office:value="37500.0000">
            <text:p>3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54">
            <text:p>203354</text:p>
          </table:table-cell>
          <table:table-cell office:value-type="float" office:value="1000225.0000">
            <text:p>1000225.000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366751.0000">
            <text:p>366751.0000</text:p>
          </table:table-cell>
          <table:table-cell office:value-type="float" office:value="333410.0000">
            <text:p>333410.0000</text:p>
          </table:table-cell>
          <table:table-cell office:value-type="float" office:value="33341.0000">
            <text:p>33341.0000</text:p>
          </table:table-cell>
          <table:table-cell office:value-type="float" office:value="33341.0000">
            <text:p>33341.0000</text:p>
          </table:table-cell>
          <table:table-cell office:value-type="float" office:value="33341.0000">
            <text:p>33341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55">
            <text:p>203355</text:p>
          </table:table-cell>
          <table:table-cell office:value-type="float" office:value="400000.0000">
            <text:p>400000.00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340000.0000">
            <text:p>340000.0000</text:p>
          </table:table-cell>
          <table:table-cell office:value-type="float" office:value="330000.0000">
            <text:p>330000.0000</text:p>
          </table:table-cell>
          <table:table-cell office:value-type="float" office:value="10000.0000">
            <text:p>10000.0000</text:p>
          </table:table-cell>
          <table:table-cell office:value-type="float" office:value="10000.0000">
            <text:p>10000.0000</text:p>
          </table:table-cell>
          <table:table-cell office:value-type="float" office:value="10000.0000">
            <text:p>1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56">
            <text:p>203356</text:p>
          </table:table-cell>
          <table:table-cell office:value-type="float" office:value="650000.0000">
            <text:p>650000.000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357500.0000">
            <text:p>357500.0000</text:p>
          </table:table-cell>
          <table:table-cell office:value-type="float" office:value="325000.0000">
            <text:p>325000.0000</text:p>
          </table:table-cell>
          <table:table-cell office:value-type="float" office:value="32500.0000">
            <text:p>32500.0000</text:p>
          </table:table-cell>
          <table:table-cell office:value-type="float" office:value="32500.0000">
            <text:p>32500.0000</text:p>
          </table:table-cell>
          <table:table-cell office:value-type="float" office:value="32500.0000">
            <text:p>3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57">
            <text:p>203357</text:p>
          </table:table-cell>
          <table:table-cell office:value-type="float" office:value="1200000.0000">
            <text:p>1200000.000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440000.0000">
            <text:p>440000.0000</text:p>
          </table:table-cell>
          <table:table-cell office:value-type="float" office:value="400000.0000">
            <text:p>400000.0000</text:p>
          </table:table-cell>
          <table:table-cell office:value-type="float" office:value="40000.0000">
            <text:p>40000.0000</text:p>
          </table:table-cell>
          <table:table-cell office:value-type="float" office:value="40000.0000">
            <text:p>40000.0000</text:p>
          </table:table-cell>
          <table:table-cell office:value-type="float" office:value="40000.0000">
            <text:p>4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58">
            <text:p>203358</text:p>
          </table:table-cell>
          <table:table-cell office:value-type="float" office:value="200000.0000">
            <text:p>2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000.0000">
            <text:p>200000.0000</text:p>
          </table:table-cell>
          <table:table-cell office:value-type="float" office:value="200000.0000">
            <text:p>200000.0000</text:p>
          </table:table-cell>
          <table:table-cell office:value-type="float" office:value="0.0000">
            <text:p>0.0000</text:p>
          </table:table-cell>
          <table:table-cell office:value-type="float" office:value="5000.0000">
            <text:p>5000.0000</text:p>
          </table:table-cell>
          <table:table-cell office:value-type="float" office:value="5000.0000">
            <text:p>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59">
            <text:p>203359</text:p>
          </table:table-cell>
          <table:table-cell office:value-type="float" office:value="900000.0000">
            <text:p>900000.000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495000.0000">
            <text:p>495000.0000</text:p>
          </table:table-cell>
          <table:table-cell office:value-type="float" office:value="450000.0000">
            <text:p>450000.0000</text:p>
          </table:table-cell>
          <table:table-cell office:value-type="float" office:value="45000.0000">
            <text:p>45000.0000</text:p>
          </table:table-cell>
          <table:table-cell office:value-type="float" office:value="45000.0000">
            <text:p>45000.0000</text:p>
          </table:table-cell>
          <table:table-cell office:value-type="float" office:value="45000.0000">
            <text:p>4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60">
            <text:p>203360</text:p>
          </table:table-cell>
          <table:table-cell office:value-type="float" office:value="1200000.0000">
            <text:p>1200000.000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760000.0000">
            <text:p>760000.0000</text:p>
          </table:table-cell>
          <table:table-cell office:value-type="float" office:value="720000.0000">
            <text:p>720000.0000</text:p>
          </table:table-cell>
          <table:table-cell office:value-type="float" office:value="40000.0000">
            <text:p>40000.0000</text:p>
          </table:table-cell>
          <table:table-cell office:value-type="float" office:value="40000.0000">
            <text:p>40000.0000</text:p>
          </table:table-cell>
          <table:table-cell office:value-type="float" office:value="40000.0000">
            <text:p>4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61">
            <text:p>203361</text:p>
          </table:table-cell>
          <table:table-cell office:value-type="float" office:value="2000000.0000">
            <text:p>2000000.000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-1">
            <text:p>-1</text:p>
          </table:table-cell>
          <table:table-cell office:value-type="float" office:value="1200000.0000">
            <text:p>1200000.0000</text:p>
          </table:table-cell>
          <table:table-cell office:value-type="float" office:value="1150000.0000">
            <text:p>11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62">
            <text:p>203362</text:p>
          </table:table-cell>
          <table:table-cell office:value-type="float" office:value="570000.0000">
            <text:p>570000.000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313500.0000">
            <text:p>313500.0000</text:p>
          </table:table-cell>
          <table:table-cell office:value-type="float" office:value="285000.0000">
            <text:p>285000.0000</text:p>
          </table:table-cell>
          <table:table-cell office:value-type="float" office:value="28500.0000">
            <text:p>28500.0000</text:p>
          </table:table-cell>
          <table:table-cell office:value-type="float" office:value="28500.0000">
            <text:p>28500.0000</text:p>
          </table:table-cell>
          <table:table-cell office:value-type="float" office:value="28500.0000">
            <text:p>28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63">
            <text:p>203363</text:p>
          </table:table-cell>
          <table:table-cell office:value-type="float" office:value="100000.0000">
            <text:p>100000.000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-1">
            <text:p>-1</text:p>
          </table:table-cell>
          <table:table-cell office:value-type="float" office:value="39996.0000">
            <text:p>39996.0000</text:p>
          </table:table-cell>
          <table:table-cell office:value-type="float" office:value="36663.0000">
            <text:p>36663.0000</text:p>
          </table:table-cell>
          <table:table-cell office:value-type="float" office:value="3333.0000">
            <text:p>3333.0000</text:p>
          </table:table-cell>
          <table:table-cell office:value-type="float" office:value="3333.0000">
            <text:p>3333.0000</text:p>
          </table:table-cell>
          <table:table-cell office:value-type="float" office:value="3333.0000">
            <text:p>33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64">
            <text:p>203364</text:p>
          </table:table-cell>
          <table:table-cell office:value-type="float" office:value="200000.0000">
            <text:p>200000.000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65000.0000">
            <text:p>65000.0000</text:p>
          </table:table-cell>
          <table:table-cell office:value-type="float" office:value="60000.0000">
            <text:p>60000.0000</text:p>
          </table:table-cell>
          <table:table-cell office:value-type="float" office:value="5000.0000">
            <text:p>5000.0000</text:p>
          </table:table-cell>
          <table:table-cell office:value-type="float" office:value="5000.0000">
            <text:p>5000.0000</text:p>
          </table:table-cell>
          <table:table-cell office:value-type="float" office:value="5000.0000">
            <text:p>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65">
            <text:p>203365</text:p>
          </table:table-cell>
          <table:table-cell office:value-type="float" office:value="750000.0000">
            <text:p>750000.000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375000.0000">
            <text:p>375000.0000</text:p>
          </table:table-cell>
          <table:table-cell office:value-type="float" office:value="337500.0000">
            <text:p>337500.0000</text:p>
          </table:table-cell>
          <table:table-cell office:value-type="float" office:value="37500.0000">
            <text:p>37500.0000</text:p>
          </table:table-cell>
          <table:table-cell office:value-type="float" office:value="37500.0000">
            <text:p>37500.0000</text:p>
          </table:table-cell>
          <table:table-cell office:value-type="float" office:value="37500.0000">
            <text:p>3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66">
            <text:p>203366</text:p>
          </table:table-cell>
          <table:table-cell office:value-type="float" office:value="600000.0000">
            <text:p>600000.000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220000.0000">
            <text:p>220000.0000</text:p>
          </table:table-cell>
          <table:table-cell office:value-type="float" office:value="200000.0000">
            <text:p>200000.0000</text:p>
          </table:table-cell>
          <table:table-cell office:value-type="float" office:value="20000.0000">
            <text:p>20000.0000</text:p>
          </table:table-cell>
          <table:table-cell office:value-type="float" office:value="20000.0000">
            <text:p>20000.0000</text:p>
          </table:table-cell>
          <table:table-cell office:value-type="float" office:value="20000.0000">
            <text:p>2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67">
            <text:p>203367</text:p>
          </table:table-cell>
          <table:table-cell office:value-type="float" office:value="657000.0000">
            <text:p>657000.000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-1">
            <text:p>-1</text:p>
          </table:table-cell>
          <table:table-cell office:value-type="float" office:value="262800.0000">
            <text:p>262800.0000</text:p>
          </table:table-cell>
          <table:table-cell office:value-type="float" office:value="240900.0000">
            <text:p>240900.0000</text:p>
          </table:table-cell>
          <table:table-cell office:value-type="float" office:value="21900.0000">
            <text:p>21900.0000</text:p>
          </table:table-cell>
          <table:table-cell office:value-type="float" office:value="21900.0000">
            <text:p>21900.0000</text:p>
          </table:table-cell>
          <table:table-cell office:value-type="float" office:value="21900.0000">
            <text:p>219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68">
            <text:p>203368</text:p>
          </table:table-cell>
          <table:table-cell office:value-type="float" office:value="500000.0000">
            <text:p>500000.000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-1">
            <text:p>-1</text:p>
          </table:table-cell>
          <table:table-cell office:value-type="float" office:value="237500.0000">
            <text:p>237500.0000</text:p>
          </table:table-cell>
          <table:table-cell office:value-type="float" office:value="225000.0000">
            <text:p>225000.0000</text:p>
          </table:table-cell>
          <table:table-cell office:value-type="float" office:value="12500.0000">
            <text:p>12500.0000</text:p>
          </table:table-cell>
          <table:table-cell office:value-type="float" office:value="12500.0000">
            <text:p>12500.0000</text:p>
          </table:table-cell>
          <table:table-cell office:value-type="float" office:value="12500.0000">
            <text:p>1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69">
            <text:p>203369</text:p>
          </table:table-cell>
          <table:table-cell office:value-type="float" office:value="500000.0000">
            <text:p>500000.000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75000.0000">
            <text:p>275000.0000</text:p>
          </table:table-cell>
          <table:table-cell office:value-type="float" office:value="250000.0000">
            <text:p>250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70">
            <text:p>203370</text:p>
          </table:table-cell>
          <table:table-cell office:value-type="float" office:value="1000000.0000">
            <text:p>1000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899991.0000">
            <text:p>899991.0000</text:p>
          </table:table-cell>
          <table:table-cell office:value-type="float" office:value="866658.0000">
            <text:p>866658.0000</text:p>
          </table:table-cell>
          <table:table-cell office:value-type="float" office:value="33333.0000">
            <text:p>33333.0000</text:p>
          </table:table-cell>
          <table:table-cell office:value-type="float" office:value="33333.0000">
            <text:p>33333.0000</text:p>
          </table:table-cell>
          <table:table-cell office:value-type="float" office:value="33333.0000">
            <text:p>333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71">
            <text:p>203371</text:p>
          </table:table-cell>
          <table:table-cell office:value-type="float" office:value="1700000.0000">
            <text:p>1700000.000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-1">
            <text:p>-1</text:p>
          </table:table-cell>
          <table:table-cell office:value-type="float" office:value="1062500.0000">
            <text:p>1062500.0000</text:p>
          </table:table-cell>
          <table:table-cell office:value-type="float" office:value="1020000.0000">
            <text:p>1020000.0000</text:p>
          </table:table-cell>
          <table:table-cell office:value-type="float" office:value="42500.0000">
            <text:p>42500.0000</text:p>
          </table:table-cell>
          <table:table-cell office:value-type="float" office:value="42500.0000">
            <text:p>42500.0000</text:p>
          </table:table-cell>
          <table:table-cell office:value-type="float" office:value="42500.0000">
            <text:p>4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72">
            <text:p>203372</text:p>
          </table:table-cell>
          <table:table-cell office:value-type="float" office:value="500000.0000">
            <text:p>500000.000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75000.0000">
            <text:p>275000.0000</text:p>
          </table:table-cell>
          <table:table-cell office:value-type="float" office:value="250000.0000">
            <text:p>250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73">
            <text:p>203373</text:p>
          </table:table-cell>
          <table:table-cell office:value-type="float" office:value="350000.0000">
            <text:p>350000.000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233340.0000">
            <text:p>233340.0000</text:p>
          </table:table-cell>
          <table:table-cell office:value-type="float" office:value="221673.0000">
            <text:p>221673.0000</text:p>
          </table:table-cell>
          <table:table-cell office:value-type="float" office:value="11667.0000">
            <text:p>11667.0000</text:p>
          </table:table-cell>
          <table:table-cell office:value-type="float" office:value="11667.0000">
            <text:p>11667.0000</text:p>
          </table:table-cell>
          <table:table-cell office:value-type="float" office:value="11667.0000">
            <text:p>116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74">
            <text:p>203374</text:p>
          </table:table-cell>
          <table:table-cell office:value-type="float" office:value="450000.0000">
            <text:p>450000.000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office:value-type="float" office:value="303750.0000">
            <text:p>303750.0000</text:p>
          </table:table-cell>
          <table:table-cell office:value-type="float" office:value="292500.0000">
            <text:p>292500.0000</text:p>
          </table:table-cell>
          <table:table-cell office:value-type="float" office:value="11250.0000">
            <text:p>11250.0000</text:p>
          </table:table-cell>
          <table:table-cell office:value-type="float" office:value="11250.0000">
            <text:p>11250.0000</text:p>
          </table:table-cell>
          <table:table-cell office:value-type="float" office:value="11250.0000">
            <text:p>112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75">
            <text:p>203375</text:p>
          </table:table-cell>
          <table:table-cell office:value-type="float" office:value="7500000.0000">
            <text:p>7500000.000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-1">
            <text:p>-1</text:p>
          </table:table-cell>
          <table:table-cell office:value-type="float" office:value="3562500.0000">
            <text:p>3562500.0000</text:p>
          </table:table-cell>
          <table:table-cell office:value-type="float" office:value="3375000.0000">
            <text:p>3375000.0000</text:p>
          </table:table-cell>
          <table:table-cell office:value-type="float" office:value="187500.0000">
            <text:p>187500.0000</text:p>
          </table:table-cell>
          <table:table-cell office:value-type="float" office:value="187500.0000">
            <text:p>187500.0000</text:p>
          </table:table-cell>
          <table:table-cell office:value-type="float" office:value="187500.0000">
            <text:p>18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76">
            <text:p>203376</text:p>
          </table:table-cell>
          <table:table-cell office:value-type="float" office:value="4000000.0000">
            <text:p>4000000.0000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1100000.0000">
            <text:p>1100000.0000</text:p>
          </table:table-cell>
          <table:table-cell office:value-type="float" office:value="1000000.0000">
            <text:p>1000000.0000</text:p>
          </table:table-cell>
          <table:table-cell office:value-type="float" office:value="100000.0000">
            <text:p>100000.0000</text:p>
          </table:table-cell>
          <table:table-cell office:value-type="float" office:value="100000.0000">
            <text:p>100000.0000</text:p>
          </table:table-cell>
          <table:table-cell office:value-type="float" office:value="100000.0000">
            <text:p>1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77">
            <text:p>203377</text:p>
          </table:table-cell>
          <table:table-cell office:value-type="float" office:value="1000000.0000">
            <text:p>1000000.00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833325.0000">
            <text:p>833325.0000</text:p>
          </table:table-cell>
          <table:table-cell office:value-type="float" office:value="799992.0000">
            <text:p>799992.0000</text:p>
          </table:table-cell>
          <table:table-cell office:value-type="float" office:value="33333.0000">
            <text:p>33333.0000</text:p>
          </table:table-cell>
          <table:table-cell office:value-type="float" office:value="33333.0000">
            <text:p>33333.0000</text:p>
          </table:table-cell>
          <table:table-cell office:value-type="float" office:value="33333.0000">
            <text:p>333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78">
            <text:p>203378</text:p>
          </table:table-cell>
          <table:table-cell office:value-type="float" office:value="300000.0000">
            <text:p>3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0000.0000">
            <text:p>300000.0000</text:p>
          </table:table-cell>
          <table:table-cell office:value-type="float" office:value="300000.0000">
            <text:p>300000.0000</text:p>
          </table:table-cell>
          <table:table-cell office:value-type="float" office:value="0.0000">
            <text:p>0.0000</text:p>
          </table:table-cell>
          <table:table-cell office:value-type="float" office:value="30000.0000">
            <text:p>30000.0000</text:p>
          </table:table-cell>
          <table:table-cell office:value-type="float" office:value="30000.0000">
            <text:p>3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79">
            <text:p>203379</text:p>
          </table:table-cell>
          <table:table-cell office:value-type="float" office:value="75000.0000">
            <text:p>75000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10000.0000">
            <text:p>10000.0000</text:p>
          </table:table-cell>
          <table:table-cell office:value-type="float" office:value="7500.0000">
            <text:p>7500.0000</text:p>
          </table:table-cell>
          <table:table-cell office:value-type="float" office:value="2500.0000">
            <text:p>2500.0000</text:p>
          </table:table-cell>
          <table:table-cell office:value-type="float" office:value="2500.0000">
            <text:p>2500.0000</text:p>
          </table:table-cell>
          <table:table-cell office:value-type="float" office:value="2500.0000">
            <text:p>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80">
            <text:p>203380</text:p>
          </table:table-cell>
          <table:table-cell office:value-type="float" office:value="5000000.0000">
            <text:p>5000000.0000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1375000.0000">
            <text:p>1375000.0000</text:p>
          </table:table-cell>
          <table:table-cell office:value-type="float" office:value="1250000.0000">
            <text:p>1250000.0000</text:p>
          </table:table-cell>
          <table:table-cell office:value-type="float" office:value="125000.0000">
            <text:p>125000.0000</text:p>
          </table:table-cell>
          <table:table-cell office:value-type="float" office:value="125000.0000">
            <text:p>125000.0000</text:p>
          </table:table-cell>
          <table:table-cell office:value-type="float" office:value="125000.0000">
            <text:p>1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81">
            <text:p>203381</text:p>
          </table:table-cell>
          <table:table-cell office:value-type="float" office:value="75000.0000">
            <text:p>75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7500.0000">
            <text:p>7500.0000</text:p>
          </table:table-cell>
          <table:table-cell office:value-type="float" office:value="5625.0000">
            <text:p>5625.0000</text:p>
          </table:table-cell>
          <table:table-cell office:value-type="float" office:value="1875.0000">
            <text:p>1875.0000</text:p>
          </table:table-cell>
          <table:table-cell office:value-type="float" office:value="1875.0000">
            <text:p>1875.0000</text:p>
          </table:table-cell>
          <table:table-cell office:value-type="float" office:value="1875.0000">
            <text:p>18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82">
            <text:p>203382</text:p>
          </table:table-cell>
          <table:table-cell office:value-type="float" office:value="900000.0000">
            <text:p>900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90000.0000">
            <text:p>90000.0000</text:p>
          </table:table-cell>
          <table:table-cell office:value-type="float" office:value="67500.0000">
            <text:p>67500.0000</text:p>
          </table:table-cell>
          <table:table-cell office:value-type="float" office:value="22500.0000">
            <text:p>22500.0000</text:p>
          </table:table-cell>
          <table:table-cell office:value-type="float" office:value="22500.0000">
            <text:p>22500.0000</text:p>
          </table:table-cell>
          <table:table-cell office:value-type="float" office:value="22500.0000">
            <text:p>2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83">
            <text:p>203383</text:p>
          </table:table-cell>
          <table:table-cell office:value-type="float" office:value="1000000.0000">
            <text:p>1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0000.0000">
            <text:p>1000000.0000</text:p>
          </table:table-cell>
          <table:table-cell office:value-type="float" office:value="1000000.0000">
            <text:p>1000000.0000</text:p>
          </table:table-cell>
          <table:table-cell office:value-type="float" office:value="0.0000">
            <text:p>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84">
            <text:p>203384</text:p>
          </table:table-cell>
          <table:table-cell office:value-type="float" office:value="17000.0000">
            <text:p>17000.000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-1">
            <text:p>-1</text:p>
          </table:table-cell>
          <table:table-cell office:value-type="float" office:value="3400.0000">
            <text:p>3400.0000</text:p>
          </table:table-cell>
          <table:table-cell office:value-type="float" office:value="2550.0000">
            <text:p>2550.0000</text:p>
          </table:table-cell>
          <table:table-cell office:value-type="float" office:value="850.0000">
            <text:p>850.0000</text:p>
          </table:table-cell>
          <table:table-cell office:value-type="float" office:value="850.0000">
            <text:p>850.0000</text:p>
          </table:table-cell>
          <table:table-cell office:value-type="float" office:value="850.0000">
            <text:p>8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85">
            <text:p>203385</text:p>
          </table:table-cell>
          <table:table-cell office:value-type="float" office:value="75000.0000">
            <text:p>7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5000.0000">
            <text:p>75000.0000</text:p>
          </table:table-cell>
          <table:table-cell office:value-type="float" office:value="75000.0000">
            <text:p>75000.0000</text:p>
          </table:table-cell>
          <table:table-cell office:value-type="float" office:value="0.0000">
            <text:p>0.0000</text:p>
          </table:table-cell>
          <table:table-cell office:value-type="float" office:value="2500.0000">
            <text:p>2500.0000</text:p>
          </table:table-cell>
          <table:table-cell office:value-type="float" office:value="2500.0000">
            <text:p>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86">
            <text:p>203386</text:p>
          </table:table-cell>
          <table:table-cell office:value-type="float" office:value="150000.0000">
            <text:p>150000.000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105000.0000">
            <text:p>105000.0000</text:p>
          </table:table-cell>
          <table:table-cell office:value-type="float" office:value="101250.0000">
            <text:p>101250.0000</text:p>
          </table:table-cell>
          <table:table-cell office:value-type="float" office:value="3750.0000">
            <text:p>3750.0000</text:p>
          </table:table-cell>
          <table:table-cell office:value-type="float" office:value="3750.0000">
            <text:p>3750.0000</text:p>
          </table:table-cell>
          <table:table-cell office:value-type="float" office:value="3750.0000">
            <text:p>37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87">
            <text:p>203387</text:p>
          </table:table-cell>
          <table:table-cell office:value-type="float" office:value="200000.0000">
            <text:p>2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000.0000">
            <text:p>200000.0000</text:p>
          </table:table-cell>
          <table:table-cell office:value-type="float" office:value="200000.0000">
            <text:p>200000.0000</text:p>
          </table:table-cell>
          <table:table-cell office:value-type="float" office:value="0.0000">
            <text:p>0.0000</text:p>
          </table:table-cell>
          <table:table-cell office:value-type="float" office:value="10000.0000">
            <text:p>10000.0000</text:p>
          </table:table-cell>
          <table:table-cell office:value-type="float" office:value="10000.0000">
            <text:p>1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88">
            <text:p>203388</text:p>
          </table:table-cell>
          <table:table-cell office:value-type="float" office:value="600000.0000">
            <text:p>600000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80000.0000">
            <text:p>80000.0000</text:p>
          </table:table-cell>
          <table:table-cell office:value-type="float" office:value="60000.0000">
            <text:p>60000.0000</text:p>
          </table:table-cell>
          <table:table-cell office:value-type="float" office:value="20000.0000">
            <text:p>20000.0000</text:p>
          </table:table-cell>
          <table:table-cell office:value-type="float" office:value="20000.0000">
            <text:p>20000.0000</text:p>
          </table:table-cell>
          <table:table-cell office:value-type="float" office:value="20000.0000">
            <text:p>2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89">
            <text:p>203389</text:p>
          </table:table-cell>
          <table:table-cell office:value-type="float" office:value="325000.0000">
            <text:p>325000.000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-1">
            <text:p>-1</text:p>
          </table:table-cell>
          <table:table-cell office:value-type="float" office:value="129996.0000">
            <text:p>129996.0000</text:p>
          </table:table-cell>
          <table:table-cell office:value-type="float" office:value="119163.0000">
            <text:p>119163.0000</text:p>
          </table:table-cell>
          <table:table-cell office:value-type="float" office:value="10833.0000">
            <text:p>10833.0000</text:p>
          </table:table-cell>
          <table:table-cell office:value-type="float" office:value="10833.0000">
            <text:p>10833.0000</text:p>
          </table:table-cell>
          <table:table-cell office:value-type="float" office:value="10833.0000">
            <text:p>108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90">
            <text:p>203390</text:p>
          </table:table-cell>
          <table:table-cell office:value-type="float" office:value="2000000.0000">
            <text:p>2000000.000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office:value-type="float" office:value="1350000.0000">
            <text:p>1350000.0000</text:p>
          </table:table-cell>
          <table:table-cell office:value-type="float" office:value="1300000.0000">
            <text:p>130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91">
            <text:p>203391</text:p>
          </table:table-cell>
          <table:table-cell office:value-type="float" office:value="500000.0000">
            <text:p>500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50000.0000">
            <text:p>50000.0000</text:p>
          </table:table-cell>
          <table:table-cell office:value-type="float" office:value="37500.0000">
            <text:p>37500.0000</text:p>
          </table:table-cell>
          <table:table-cell office:value-type="float" office:value="12500.0000">
            <text:p>12500.0000</text:p>
          </table:table-cell>
          <table:table-cell office:value-type="float" office:value="12500.0000">
            <text:p>12500.0000</text:p>
          </table:table-cell>
          <table:table-cell office:value-type="float" office:value="12500.0000">
            <text:p>1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92">
            <text:p>203392</text:p>
          </table:table-cell>
          <table:table-cell office:value-type="float" office:value="1000000.0000">
            <text:p>1000000.00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900000.0000">
            <text:p>900000.0000</text:p>
          </table:table-cell>
          <table:table-cell office:value-type="float" office:value="850000.0000">
            <text:p>8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93">
            <text:p>203393</text:p>
          </table:table-cell>
          <table:table-cell office:value-type="float" office:value="1000000.0000">
            <text:p>1000000.000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-1">
            <text:p>-1</text:p>
          </table:table-cell>
          <table:table-cell office:value-type="float" office:value="200000.0000">
            <text:p>200000.0000</text:p>
          </table:table-cell>
          <table:table-cell office:value-type="float" office:value="150000.0000">
            <text:p>1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94">
            <text:p>203394</text:p>
          </table:table-cell>
          <table:table-cell office:value-type="float" office:value="500000.0000">
            <text:p>500000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66668.0000">
            <text:p>66668.0000</text:p>
          </table:table-cell>
          <table:table-cell office:value-type="float" office:value="50001.0000">
            <text:p>50001.0000</text:p>
          </table:table-cell>
          <table:table-cell office:value-type="float" office:value="16667.0000">
            <text:p>16667.0000</text:p>
          </table:table-cell>
          <table:table-cell office:value-type="float" office:value="16667.0000">
            <text:p>16667.0000</text:p>
          </table:table-cell>
          <table:table-cell office:value-type="float" office:value="16667.0000">
            <text:p>166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95">
            <text:p>203395</text:p>
          </table:table-cell>
          <table:table-cell office:value-type="float" office:value="750000.0000">
            <text:p>75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50000.0000">
            <text:p>750000.0000</text:p>
          </table:table-cell>
          <table:table-cell office:value-type="float" office:value="750000.0000">
            <text:p>750000.0000</text:p>
          </table:table-cell>
          <table:table-cell office:value-type="float" office:value="0.0000">
            <text:p>0.0000</text:p>
          </table:table-cell>
          <table:table-cell office:value-type="float" office:value="18750.0000">
            <text:p>18750.0000</text:p>
          </table:table-cell>
          <table:table-cell office:value-type="float" office:value="18750.0000">
            <text:p>187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96">
            <text:p>203396</text:p>
          </table:table-cell>
          <table:table-cell office:value-type="float" office:value="325000.0000">
            <text:p>325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32500.0000">
            <text:p>32500.0000</text:p>
          </table:table-cell>
          <table:table-cell office:value-type="float" office:value="24375.0000">
            <text:p>24375.0000</text:p>
          </table:table-cell>
          <table:table-cell office:value-type="float" office:value="8125.0000">
            <text:p>8125.0000</text:p>
          </table:table-cell>
          <table:table-cell office:value-type="float" office:value="8125.0000">
            <text:p>8125.0000</text:p>
          </table:table-cell>
          <table:table-cell office:value-type="float" office:value="8125.0000">
            <text:p>81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97">
            <text:p>203397</text:p>
          </table:table-cell>
          <table:table-cell office:value-type="float" office:value="2000000.0000">
            <text:p>2000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00000.0000">
            <text:p>200000.0000</text:p>
          </table:table-cell>
          <table:table-cell office:value-type="float" office:value="150000.0000">
            <text:p>1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98">
            <text:p>203398</text:p>
          </table:table-cell>
          <table:table-cell office:value-type="float" office:value="500.0000">
            <text:p>500.000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-1">
            <text:p>-1</text:p>
          </table:table-cell>
          <table:table-cell office:value-type="float" office:value="100.0000">
            <text:p>100.0000</text:p>
          </table:table-cell>
          <table:table-cell office:value-type="float" office:value="75.0000">
            <text:p>75.0000</text:p>
          </table:table-cell>
          <table:table-cell office:value-type="float" office:value="25.0000">
            <text:p>25.0000</text:p>
          </table:table-cell>
          <table:table-cell office:value-type="float" office:value="25.0000">
            <text:p>25.0000</text:p>
          </table:table-cell>
          <table:table-cell office:value-type="float" office:value="25.0000">
            <text:p>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399">
            <text:p>203399</text:p>
          </table:table-cell>
          <table:table-cell office:value-type="float" office:value="500000.0000">
            <text:p>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0000.0000">
            <text:p>500000.0000</text:p>
          </table:table-cell>
          <table:table-cell office:value-type="float" office:value="500000.0000">
            <text:p>500000.0000</text:p>
          </table:table-cell>
          <table:table-cell office:value-type="float" office:value="0.0000">
            <text:p>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00">
            <text:p>203400</text:p>
          </table:table-cell>
          <table:table-cell office:value-type="float" office:value="750000.0000">
            <text:p>750000.000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-1">
            <text:p>-1</text:p>
          </table:table-cell>
          <table:table-cell office:value-type="float" office:value="150000.0000">
            <text:p>150000.0000</text:p>
          </table:table-cell>
          <table:table-cell office:value-type="float" office:value="112500.0000">
            <text:p>112500.0000</text:p>
          </table:table-cell>
          <table:table-cell office:value-type="float" office:value="37500.0000">
            <text:p>37500.0000</text:p>
          </table:table-cell>
          <table:table-cell office:value-type="float" office:value="37500.0000">
            <text:p>37500.0000</text:p>
          </table:table-cell>
          <table:table-cell office:value-type="float" office:value="37500.0000">
            <text:p>3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01">
            <text:p>203401</text:p>
          </table:table-cell>
          <table:table-cell office:value-type="float" office:value="700000.0000">
            <text:p>700000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93332.0000">
            <text:p>93332.0000</text:p>
          </table:table-cell>
          <table:table-cell office:value-type="float" office:value="69999.0000">
            <text:p>69999.0000</text:p>
          </table:table-cell>
          <table:table-cell office:value-type="float" office:value="23333.0000">
            <text:p>23333.0000</text:p>
          </table:table-cell>
          <table:table-cell office:value-type="float" office:value="23333.0000">
            <text:p>23333.0000</text:p>
          </table:table-cell>
          <table:table-cell office:value-type="float" office:value="23333.0000">
            <text:p>233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02">
            <text:p>203402</text:p>
          </table:table-cell>
          <table:table-cell office:value-type="float" office:value="550000.0000">
            <text:p>55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0000.0000">
            <text:p>550000.0000</text:p>
          </table:table-cell>
          <table:table-cell office:value-type="float" office:value="550000.0000">
            <text:p>550000.0000</text:p>
          </table:table-cell>
          <table:table-cell office:value-type="float" office:value="0.0000">
            <text:p>0.0000</text:p>
          </table:table-cell>
          <table:table-cell office:value-type="float" office:value="13750.0000">
            <text:p>13750.0000</text:p>
          </table:table-cell>
          <table:table-cell office:value-type="float" office:value="13750.0000">
            <text:p>137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03">
            <text:p>203403</text:p>
          </table:table-cell>
          <table:table-cell office:value-type="float" office:value="550000.0000">
            <text:p>550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55000.0000">
            <text:p>55000.0000</text:p>
          </table:table-cell>
          <table:table-cell office:value-type="float" office:value="41250.0000">
            <text:p>41250.0000</text:p>
          </table:table-cell>
          <table:table-cell office:value-type="float" office:value="13750.0000">
            <text:p>13750.0000</text:p>
          </table:table-cell>
          <table:table-cell office:value-type="float" office:value="13750.0000">
            <text:p>13750.0000</text:p>
          </table:table-cell>
          <table:table-cell office:value-type="float" office:value="13750.0000">
            <text:p>137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04">
            <text:p>203404</text:p>
          </table:table-cell>
          <table:table-cell office:value-type="float" office:value="150000.0000">
            <text:p>150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5000.0000">
            <text:p>15000.0000</text:p>
          </table:table-cell>
          <table:table-cell office:value-type="float" office:value="11250.0000">
            <text:p>11250.0000</text:p>
          </table:table-cell>
          <table:table-cell office:value-type="float" office:value="3750.0000">
            <text:p>3750.0000</text:p>
          </table:table-cell>
          <table:table-cell office:value-type="float" office:value="3750.0000">
            <text:p>3750.0000</text:p>
          </table:table-cell>
          <table:table-cell office:value-type="float" office:value="3750.0000">
            <text:p>37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05">
            <text:p>203405</text:p>
          </table:table-cell>
          <table:table-cell office:value-type="float" office:value="2000000.0000">
            <text:p>2000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00000.0000">
            <text:p>200000.0000</text:p>
          </table:table-cell>
          <table:table-cell office:value-type="float" office:value="150000.0000">
            <text:p>1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06">
            <text:p>203406</text:p>
          </table:table-cell>
          <table:table-cell office:value-type="float" office:value="500000.0000">
            <text:p>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0000.0000">
            <text:p>500000.0000</text:p>
          </table:table-cell>
          <table:table-cell office:value-type="float" office:value="500000.0000">
            <text:p>500000.0000</text:p>
          </table:table-cell>
          <table:table-cell office:value-type="float" office:value="0.0000">
            <text:p>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07">
            <text:p>203407</text:p>
          </table:table-cell>
          <table:table-cell office:value-type="float" office:value="500000.0000">
            <text:p>500000.000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-1">
            <text:p>-1</text:p>
          </table:table-cell>
          <table:table-cell office:value-type="float" office:value="100000.0000">
            <text:p>100000.0000</text:p>
          </table:table-cell>
          <table:table-cell office:value-type="float" office:value="75000.0000">
            <text:p>7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08">
            <text:p>203408</text:p>
          </table:table-cell>
          <table:table-cell office:value-type="float" office:value="250000.0000">
            <text:p>250000.000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-1">
            <text:p>-1</text:p>
          </table:table-cell>
          <table:table-cell office:value-type="float" office:value="50000.0000">
            <text:p>50000.0000</text:p>
          </table:table-cell>
          <table:table-cell office:value-type="float" office:value="37500.0000">
            <text:p>37500.0000</text:p>
          </table:table-cell>
          <table:table-cell office:value-type="float" office:value="12500.0000">
            <text:p>12500.0000</text:p>
          </table:table-cell>
          <table:table-cell office:value-type="float" office:value="12500.0000">
            <text:p>12500.0000</text:p>
          </table:table-cell>
          <table:table-cell office:value-type="float" office:value="12500.0000">
            <text:p>1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09">
            <text:p>203409</text:p>
          </table:table-cell>
          <table:table-cell office:value-type="float" office:value="750000.0000">
            <text:p>750000.000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-1">
            <text:p>-1</text:p>
          </table:table-cell>
          <table:table-cell office:value-type="float" office:value="150000.0000">
            <text:p>150000.0000</text:p>
          </table:table-cell>
          <table:table-cell office:value-type="float" office:value="112500.0000">
            <text:p>112500.0000</text:p>
          </table:table-cell>
          <table:table-cell office:value-type="float" office:value="37500.0000">
            <text:p>37500.0000</text:p>
          </table:table-cell>
          <table:table-cell office:value-type="float" office:value="37500.0000">
            <text:p>37500.0000</text:p>
          </table:table-cell>
          <table:table-cell office:value-type="float" office:value="37500.0000">
            <text:p>3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10">
            <text:p>203410</text:p>
          </table:table-cell>
          <table:table-cell office:value-type="float" office:value="15000000.0000">
            <text:p>15000000.00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6000000.0000">
            <text:p>6000000.0000</text:p>
          </table:table-cell>
          <table:table-cell office:value-type="float" office:value="4500000.0000">
            <text:p>4500000.0000</text:p>
          </table:table-cell>
          <table:table-cell office:value-type="float" office:value="1500000.0000">
            <text:p>1500000.0000</text:p>
          </table:table-cell>
          <table:table-cell office:value-type="float" office:value="1500000.0000">
            <text:p>1500000.0000</text:p>
          </table:table-cell>
          <table:table-cell office:value-type="float" office:value="1500000.0000">
            <text:p>15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11">
            <text:p>203411</text:p>
          </table:table-cell>
          <table:table-cell office:value-type="float" office:value="600000.0000">
            <text:p>600000.000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office:value-type="float" office:value="405000.0000">
            <text:p>405000.0000</text:p>
          </table:table-cell>
          <table:table-cell office:value-type="float" office:value="390000.0000">
            <text:p>390000.0000</text:p>
          </table:table-cell>
          <table:table-cell office:value-type="float" office:value="15000.0000">
            <text:p>15000.0000</text:p>
          </table:table-cell>
          <table:table-cell office:value-type="float" office:value="15000.0000">
            <text:p>15000.0000</text:p>
          </table:table-cell>
          <table:table-cell office:value-type="float" office:value="0.0000">
            <text:p>0.0000</text:p>
          </table:table-cell>
          <table:table-cell office:value-type="float" office:value="15000.0000">
            <text:p>15000.0000</text:p>
          </table:table-cell>
        </table:table-row>
        <table:table-row>
          <table:table-cell office:value-type="float" office:value="203412">
            <text:p>203412</text:p>
          </table:table-cell>
          <table:table-cell office:value-type="float" office:value="350000.0000">
            <text:p>350000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46668.0000">
            <text:p>46668.0000</text:p>
          </table:table-cell>
          <table:table-cell office:value-type="float" office:value="35001.0000">
            <text:p>35001.0000</text:p>
          </table:table-cell>
          <table:table-cell office:value-type="float" office:value="11667.0000">
            <text:p>11667.0000</text:p>
          </table:table-cell>
          <table:table-cell office:value-type="float" office:value="11667.0000">
            <text:p>11667.0000</text:p>
          </table:table-cell>
          <table:table-cell office:value-type="float" office:value="11667.0000">
            <text:p>116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13">
            <text:p>203413</text:p>
          </table:table-cell>
          <table:table-cell office:value-type="float" office:value="600000.0000">
            <text:p>600000.000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office:value-type="float" office:value="405000.0000">
            <text:p>405000.0000</text:p>
          </table:table-cell>
          <table:table-cell office:value-type="float" office:value="390000.0000">
            <text:p>390000.0000</text:p>
          </table:table-cell>
          <table:table-cell office:value-type="float" office:value="15000.0000">
            <text:p>15000.0000</text:p>
          </table:table-cell>
          <table:table-cell office:value-type="float" office:value="15000.0000">
            <text:p>15000.0000</text:p>
          </table:table-cell>
          <table:table-cell office:value-type="float" office:value="15000.0000">
            <text:p>1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14">
            <text:p>203414</text:p>
          </table:table-cell>
          <table:table-cell office:value-type="float" office:value="500000.0000">
            <text:p>50000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50000.0000">
            <text:p>50000.0000</text:p>
          </table:table-cell>
          <table:table-cell office:value-type="float" office:value="37500.0000">
            <text:p>37500.0000</text:p>
          </table:table-cell>
          <table:table-cell office:value-type="float" office:value="12500.0000">
            <text:p>12500.0000</text:p>
          </table:table-cell>
          <table:table-cell office:value-type="float" office:value="12500.0000">
            <text:p>12500.0000</text:p>
          </table:table-cell>
          <table:table-cell office:value-type="float" office:value="12500.0000">
            <text:p>1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15">
            <text:p>203415</text:p>
          </table:table-cell>
          <table:table-cell office:value-type="float" office:value="900.0000">
            <text:p>9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00.0000">
            <text:p>900.0000</text:p>
          </table:table-cell>
          <table:table-cell office:value-type="float" office:value="900.0000">
            <text:p>900.0000</text:p>
          </table:table-cell>
          <table:table-cell office:value-type="float" office:value="0.0000">
            <text:p>0.0000</text:p>
          </table:table-cell>
          <table:table-cell office:value-type="float" office:value="45.0000">
            <text:p>45.0000</text:p>
          </table:table-cell>
          <table:table-cell office:value-type="float" office:value="45.0000">
            <text:p>4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16">
            <text:p>203416</text:p>
          </table:table-cell>
          <table:table-cell office:value-type="float" office:value="400000.0000">
            <text:p>400000.000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-1">
            <text:p>-1</text:p>
          </table:table-cell>
          <table:table-cell office:value-type="float" office:value="80000.0000">
            <text:p>80000.0000</text:p>
          </table:table-cell>
          <table:table-cell office:value-type="float" office:value="60000.0000">
            <text:p>60000.0000</text:p>
          </table:table-cell>
          <table:table-cell office:value-type="float" office:value="20000.0000">
            <text:p>20000.0000</text:p>
          </table:table-cell>
          <table:table-cell office:value-type="float" office:value="20000.0000">
            <text:p>20000.0000</text:p>
          </table:table-cell>
          <table:table-cell office:value-type="float" office:value="20000.0000">
            <text:p>2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17">
            <text:p>203417</text:p>
          </table:table-cell>
          <table:table-cell office:value-type="float" office:value="1000000.0000">
            <text:p>1000000.000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office:value-type="float" office:value="566661.0000">
            <text:p>566661.0000</text:p>
          </table:table-cell>
          <table:table-cell office:value-type="float" office:value="533328.0000">
            <text:p>533328.0000</text:p>
          </table:table-cell>
          <table:table-cell office:value-type="float" office:value="33333.0000">
            <text:p>33333.0000</text:p>
          </table:table-cell>
          <table:table-cell office:value-type="float" office:value="33333.0000">
            <text:p>33333.0000</text:p>
          </table:table-cell>
          <table:table-cell office:value-type="float" office:value="0.0000">
            <text:p>0.0000</text:p>
          </table:table-cell>
          <table:table-cell office:value-type="float" office:value="33333.0000">
            <text:p>33333.0000</text:p>
          </table:table-cell>
        </table:table-row>
        <table:table-row>
          <table:table-cell office:value-type="float" office:value="203418">
            <text:p>203418</text:p>
          </table:table-cell>
          <table:table-cell office:value-type="float" office:value="700000.0000">
            <text:p>700000.000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-1">
            <text:p>-1</text:p>
          </table:table-cell>
          <table:table-cell office:value-type="float" office:value="332500.0000">
            <text:p>332500.0000</text:p>
          </table:table-cell>
          <table:table-cell office:value-type="float" office:value="315000.0000">
            <text:p>315000.0000</text:p>
          </table:table-cell>
          <table:table-cell office:value-type="float" office:value="17500.0000">
            <text:p>17500.0000</text:p>
          </table:table-cell>
          <table:table-cell office:value-type="float" office:value="17500.0000">
            <text:p>17500.0000</text:p>
          </table:table-cell>
          <table:table-cell office:value-type="float" office:value="17500.0000">
            <text:p>1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19">
            <text:p>203419</text:p>
          </table:table-cell>
          <table:table-cell office:value-type="float" office:value="500000.0000">
            <text:p>500000.000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75000.0000">
            <text:p>275000.0000</text:p>
          </table:table-cell>
          <table:table-cell office:value-type="float" office:value="250000.0000">
            <text:p>250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20">
            <text:p>203420</text:p>
          </table:table-cell>
          <table:table-cell office:value-type="float" office:value="350000.0000">
            <text:p>350000.000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-1">
            <text:p>-1</text:p>
          </table:table-cell>
          <table:table-cell office:value-type="float" office:value="192500.0000">
            <text:p>192500.0000</text:p>
          </table:table-cell>
          <table:table-cell office:value-type="float" office:value="183750.0000">
            <text:p>183750.0000</text:p>
          </table:table-cell>
          <table:table-cell office:value-type="float" office:value="8750.0000">
            <text:p>8750.0000</text:p>
          </table:table-cell>
          <table:table-cell office:value-type="float" office:value="8750.0000">
            <text:p>8750.0000</text:p>
          </table:table-cell>
          <table:table-cell office:value-type="float" office:value="8750.0000">
            <text:p>87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21">
            <text:p>203421</text:p>
          </table:table-cell>
          <table:table-cell office:value-type="float" office:value="300000.0000">
            <text:p>3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0000.0000">
            <text:p>300000.0000</text:p>
          </table:table-cell>
          <table:table-cell office:value-type="float" office:value="300000.0000">
            <text:p>300000.0000</text:p>
          </table:table-cell>
          <table:table-cell office:value-type="float" office:value="0.0000">
            <text:p>0.0000</text:p>
          </table:table-cell>
          <table:table-cell office:value-type="float" office:value="15000.0000">
            <text:p>15000.0000</text:p>
          </table:table-cell>
          <table:table-cell office:value-type="float" office:value="15000.0000">
            <text:p>1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22">
            <text:p>203422</text:p>
          </table:table-cell>
          <table:table-cell office:value-type="float" office:value="1200000.0000">
            <text:p>1200000.000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-1">
            <text:p>-1</text:p>
          </table:table-cell>
          <table:table-cell office:value-type="float" office:value="640000.0000">
            <text:p>640000.0000</text:p>
          </table:table-cell>
          <table:table-cell office:value-type="float" office:value="600000.0000">
            <text:p>600000.0000</text:p>
          </table:table-cell>
          <table:table-cell office:value-type="float" office:value="40000.0000">
            <text:p>40000.0000</text:p>
          </table:table-cell>
          <table:table-cell office:value-type="float" office:value="40000.0000">
            <text:p>40000.0000</text:p>
          </table:table-cell>
          <table:table-cell office:value-type="float" office:value="40000.0000">
            <text:p>4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23">
            <text:p>203423</text:p>
          </table:table-cell>
          <table:table-cell office:value-type="float" office:value="750000.0000">
            <text:p>750000.0000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float" office:value="318750.0000">
            <text:p>318750.0000</text:p>
          </table:table-cell>
          <table:table-cell office:value-type="float" office:value="300000.0000">
            <text:p>300000.0000</text:p>
          </table:table-cell>
          <table:table-cell office:value-type="float" office:value="18750.0000">
            <text:p>18750.0000</text:p>
          </table:table-cell>
          <table:table-cell office:value-type="float" office:value="18750.0000">
            <text:p>18750.0000</text:p>
          </table:table-cell>
          <table:table-cell office:value-type="float" office:value="18750.0000">
            <text:p>187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24">
            <text:p>203424</text:p>
          </table:table-cell>
          <table:table-cell office:value-type="float" office:value="700000.0000">
            <text:p>7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0000.0000">
            <text:p>700000.0000</text:p>
          </table:table-cell>
          <table:table-cell office:value-type="float" office:value="700000.0000">
            <text:p>700000.0000</text:p>
          </table:table-cell>
          <table:table-cell office:value-type="float" office:value="0.0000">
            <text:p>0.0000</text:p>
          </table:table-cell>
          <table:table-cell office:value-type="float" office:value="35000.0000">
            <text:p>35000.0000</text:p>
          </table:table-cell>
          <table:table-cell office:value-type="float" office:value="35000.0000">
            <text:p>3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25">
            <text:p>203425</text:p>
          </table:table-cell>
          <table:table-cell office:value-type="float" office:value="100000000.0000">
            <text:p>100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000000.0000">
            <text:p>100000000.0000</text:p>
          </table:table-cell>
          <table:table-cell office:value-type="float" office:value="100000000.0000">
            <text:p>100000000.0000</text:p>
          </table:table-cell>
          <table:table-cell office:value-type="float" office:value="0.0000">
            <text:p>0.0000</text:p>
          </table:table-cell>
          <table:table-cell office:value-type="float" office:value="10000000.0000">
            <text:p>10000000.0000</text:p>
          </table:table-cell>
          <table:table-cell office:value-type="float" office:value="10000000.0000">
            <text:p>10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26">
            <text:p>203426</text:p>
          </table:table-cell>
          <table:table-cell office:value-type="float" office:value="100000.0000">
            <text:p>1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000.0000">
            <text:p>100000.0000</text:p>
          </table:table-cell>
          <table:table-cell office:value-type="float" office:value="100000.0000">
            <text:p>100000.0000</text:p>
          </table:table-cell>
          <table:table-cell office:value-type="float" office:value="0.0000">
            <text:p>0.0000</text:p>
          </table:table-cell>
          <table:table-cell office:value-type="float" office:value="3333.0000">
            <text:p>3333.0000</text:p>
          </table:table-cell>
          <table:table-cell office:value-type="float" office:value="3333.0000">
            <text:p>33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27">
            <text:p>203427</text:p>
          </table:table-cell>
          <table:table-cell office:value-type="float" office:value="100000.0000">
            <text:p>100000.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00000.0000">
            <text:p>100000.0000</text:p>
          </table:table-cell>
          <table:table-cell office:value-type="float" office:value="97500.0000">
            <text:p>97500.0000</text:p>
          </table:table-cell>
          <table:table-cell office:value-type="float" office:value="2500.0000">
            <text:p>2500.0000</text:p>
          </table:table-cell>
          <table:table-cell office:value-type="float" office:value="2500.0000">
            <text:p>2500.0000</text:p>
          </table:table-cell>
          <table:table-cell office:value-type="float" office:value="2500.0000">
            <text:p>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28">
            <text:p>203428</text:p>
          </table:table-cell>
          <table:table-cell office:value-type="float" office:value="150000.0000">
            <text:p>15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0000.0000">
            <text:p>150000.0000</text:p>
          </table:table-cell>
          <table:table-cell office:value-type="float" office:value="150000.0000">
            <text:p>150000.0000</text:p>
          </table:table-cell>
          <table:table-cell office:value-type="float" office:value="0.0000">
            <text:p>0.0000</text:p>
          </table:table-cell>
          <table:table-cell office:value-type="float" office:value="5000.0000">
            <text:p>5000.0000</text:p>
          </table:table-cell>
          <table:table-cell office:value-type="float" office:value="5000.0000">
            <text:p>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29">
            <text:p>203429</text:p>
          </table:table-cell>
          <table:table-cell office:value-type="float" office:value="400000.0000">
            <text:p>400000.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360000.0000">
            <text:p>360000.0000</text:p>
          </table:table-cell>
          <table:table-cell office:value-type="float" office:value="350000.0000">
            <text:p>350000.0000</text:p>
          </table:table-cell>
          <table:table-cell office:value-type="float" office:value="10000.0000">
            <text:p>10000.0000</text:p>
          </table:table-cell>
          <table:table-cell office:value-type="float" office:value="10000.0000">
            <text:p>10000.0000</text:p>
          </table:table-cell>
          <table:table-cell office:value-type="float" office:value="10000.0000">
            <text:p>1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30">
            <text:p>203430</text:p>
          </table:table-cell>
          <table:table-cell office:value-type="float" office:value="250000.0000">
            <text:p>250000.000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149994.0000">
            <text:p>149994.0000</text:p>
          </table:table-cell>
          <table:table-cell office:value-type="float" office:value="141661.0000">
            <text:p>141661.0000</text:p>
          </table:table-cell>
          <table:table-cell office:value-type="float" office:value="8333.0000">
            <text:p>8333.0000</text:p>
          </table:table-cell>
          <table:table-cell office:value-type="float" office:value="8333.0000">
            <text:p>8333.0000</text:p>
          </table:table-cell>
          <table:table-cell office:value-type="float" office:value="8333.0000">
            <text:p>83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31">
            <text:p>203431</text:p>
          </table:table-cell>
          <table:table-cell office:value-type="float" office:value="1000000.0000">
            <text:p>1000000.000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-1">
            <text:p>-1</text:p>
          </table:table-cell>
          <table:table-cell office:value-type="float" office:value="475000.0000">
            <text:p>475000.0000</text:p>
          </table:table-cell>
          <table:table-cell office:value-type="float" office:value="450000.0000">
            <text:p>450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  <table:table-cell office:value-type="float" office:value="25000.0000">
            <text:p>25000.0000</text:p>
          </table:table-cell>
        </table:table-row>
        <table:table-row>
          <table:table-cell office:value-type="float" office:value="203432">
            <text:p>203432</text:p>
          </table:table-cell>
          <table:table-cell office:value-type="float" office:value="425000.0000">
            <text:p>425000.000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212500.0000">
            <text:p>212500.0000</text:p>
          </table:table-cell>
          <table:table-cell office:value-type="float" office:value="191250.0000">
            <text:p>191250.0000</text:p>
          </table:table-cell>
          <table:table-cell office:value-type="float" office:value="21250.0000">
            <text:p>21250.0000</text:p>
          </table:table-cell>
          <table:table-cell office:value-type="float" office:value="21250.0000">
            <text:p>21250.0000</text:p>
          </table:table-cell>
          <table:table-cell office:value-type="float" office:value="21250.0000">
            <text:p>212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33">
            <text:p>203433</text:p>
          </table:table-cell>
          <table:table-cell office:value-type="float" office:value="1000000.0000">
            <text:p>1000000.000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office:value-type="float" office:value="675000.0000">
            <text:p>675000.0000</text:p>
          </table:table-cell>
          <table:table-cell office:value-type="float" office:value="650000.0000">
            <text:p>650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34">
            <text:p>203434</text:p>
          </table:table-cell>
          <table:table-cell office:value-type="float" office:value="500000.0000">
            <text:p>500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425000.0000">
            <text:p>425000.0000</text:p>
          </table:table-cell>
          <table:table-cell office:value-type="float" office:value="400000.0000">
            <text:p>400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35">
            <text:p>203435</text:p>
          </table:table-cell>
          <table:table-cell office:value-type="float" office:value="15000.0000">
            <text:p>1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000.0000">
            <text:p>15000.0000</text:p>
          </table:table-cell>
          <table:table-cell office:value-type="float" office:value="15000.0000">
            <text:p>15000.0000</text:p>
          </table:table-cell>
          <table:table-cell office:value-type="float" office:value="0.0000">
            <text:p>0.0000</text:p>
          </table:table-cell>
          <table:table-cell office:value-type="float" office:value="500.0000">
            <text:p>500.0000</text:p>
          </table:table-cell>
          <table:table-cell office:value-type="float" office:value="500.0000">
            <text:p>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36">
            <text:p>203436</text:p>
          </table:table-cell>
          <table:table-cell office:value-type="float" office:value="450000.0000">
            <text:p>450000.000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-1">
            <text:p>-1</text:p>
          </table:table-cell>
          <table:table-cell office:value-type="float" office:value="281250.0000">
            <text:p>281250.0000</text:p>
          </table:table-cell>
          <table:table-cell office:value-type="float" office:value="270000.0000">
            <text:p>270000.0000</text:p>
          </table:table-cell>
          <table:table-cell office:value-type="float" office:value="11250.0000">
            <text:p>11250.0000</text:p>
          </table:table-cell>
          <table:table-cell office:value-type="float" office:value="11250.0000">
            <text:p>11250.0000</text:p>
          </table:table-cell>
          <table:table-cell office:value-type="float" office:value="11250.0000">
            <text:p>112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37">
            <text:p>203437</text:p>
          </table:table-cell>
          <table:table-cell office:value-type="float" office:value="175000.0000">
            <text:p>175000.0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66250.0000">
            <text:p>166250.0000</text:p>
          </table:table-cell>
          <table:table-cell office:value-type="float" office:value="157500.0000">
            <text:p>157500.0000</text:p>
          </table:table-cell>
          <table:table-cell office:value-type="float" office:value="8750.0000">
            <text:p>8750.0000</text:p>
          </table:table-cell>
          <table:table-cell office:value-type="float" office:value="8750.0000">
            <text:p>8750.0000</text:p>
          </table:table-cell>
          <table:table-cell office:value-type="float" office:value="8750.0000">
            <text:p>87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38">
            <text:p>203438</text:p>
          </table:table-cell>
          <table:table-cell office:value-type="float" office:value="750000.0000">
            <text:p>750000.000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-1">
            <text:p>-1</text:p>
          </table:table-cell>
          <table:table-cell office:value-type="float" office:value="356250.0000">
            <text:p>356250.0000</text:p>
          </table:table-cell>
          <table:table-cell office:value-type="float" office:value="337500.0000">
            <text:p>337500.0000</text:p>
          </table:table-cell>
          <table:table-cell office:value-type="float" office:value="18750.0000">
            <text:p>18750.0000</text:p>
          </table:table-cell>
          <table:table-cell office:value-type="float" office:value="18750.0000">
            <text:p>18750.0000</text:p>
          </table:table-cell>
          <table:table-cell office:value-type="float" office:value="18750.0000">
            <text:p>187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39">
            <text:p>203439</text:p>
          </table:table-cell>
          <table:table-cell office:value-type="float" office:value="500000.0000">
            <text:p>500000.000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250000.0000">
            <text:p>250000.0000</text:p>
          </table:table-cell>
          <table:table-cell office:value-type="float" office:value="225000.0000">
            <text:p>2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40">
            <text:p>203440</text:p>
          </table:table-cell>
          <table:table-cell office:value-type="float" office:value="500000.0000">
            <text:p>500000.000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333340.0000">
            <text:p>333340.0000</text:p>
          </table:table-cell>
          <table:table-cell office:value-type="float" office:value="316673.0000">
            <text:p>316673.0000</text:p>
          </table:table-cell>
          <table:table-cell office:value-type="float" office:value="16667.0000">
            <text:p>16667.0000</text:p>
          </table:table-cell>
          <table:table-cell office:value-type="float" office:value="16667.0000">
            <text:p>16667.0000</text:p>
          </table:table-cell>
          <table:table-cell office:value-type="float" office:value="16667.0000">
            <text:p>166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41">
            <text:p>203441</text:p>
          </table:table-cell>
          <table:table-cell office:value-type="float" office:value="900000.0000">
            <text:p>900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42500.0000">
            <text:p>742500.0000</text:p>
          </table:table-cell>
          <table:table-cell office:value-type="float" office:value="720000.0000">
            <text:p>720000.0000</text:p>
          </table:table-cell>
          <table:table-cell office:value-type="float" office:value="22500.0000">
            <text:p>22500.0000</text:p>
          </table:table-cell>
          <table:table-cell office:value-type="float" office:value="22500.0000">
            <text:p>22500.0000</text:p>
          </table:table-cell>
          <table:table-cell office:value-type="float" office:value="22500.0000">
            <text:p>2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42">
            <text:p>203442</text:p>
          </table:table-cell>
          <table:table-cell office:value-type="float" office:value="350000.0000">
            <text:p>350000.000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140000.0000">
            <text:p>140000.0000</text:p>
          </table:table-cell>
          <table:table-cell office:value-type="float" office:value="122500.0000">
            <text:p>122500.0000</text:p>
          </table:table-cell>
          <table:table-cell office:value-type="float" office:value="17500.0000">
            <text:p>17500.0000</text:p>
          </table:table-cell>
          <table:table-cell office:value-type="float" office:value="17500.0000">
            <text:p>17500.0000</text:p>
          </table:table-cell>
          <table:table-cell office:value-type="float" office:value="17500.0000">
            <text:p>1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43">
            <text:p>203443</text:p>
          </table:table-cell>
          <table:table-cell office:value-type="float" office:value="750000.0000">
            <text:p>750000.000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-1">
            <text:p>-1</text:p>
          </table:table-cell>
          <table:table-cell office:value-type="float" office:value="400000.0000">
            <text:p>400000.0000</text:p>
          </table:table-cell>
          <table:table-cell office:value-type="float" office:value="375000.0000">
            <text:p>37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44">
            <text:p>203444</text:p>
          </table:table-cell>
          <table:table-cell office:value-type="float" office:value="1000000.0000">
            <text:p>1000000.000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00000.0000">
            <text:p>800000.0000</text:p>
          </table:table-cell>
          <table:table-cell office:value-type="float" office:value="775000.0000">
            <text:p>77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45">
            <text:p>203445</text:p>
          </table:table-cell>
          <table:table-cell office:value-type="float" office:value="500000.0000">
            <text:p>500000.00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350000.0000">
            <text:p>350000.0000</text:p>
          </table:table-cell>
          <table:table-cell office:value-type="float" office:value="325000.0000">
            <text:p>3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46">
            <text:p>203446</text:p>
          </table:table-cell>
          <table:table-cell office:value-type="float" office:value="3000000.0000">
            <text:p>3000000.000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2200000.0000">
            <text:p>2200000.0000</text:p>
          </table:table-cell>
          <table:table-cell office:value-type="float" office:value="2100000.0000">
            <text:p>2100000.0000</text:p>
          </table:table-cell>
          <table:table-cell office:value-type="float" office:value="100000.0000">
            <text:p>100000.0000</text:p>
          </table:table-cell>
          <table:table-cell office:value-type="float" office:value="100000.0000">
            <text:p>100000.0000</text:p>
          </table:table-cell>
          <table:table-cell office:value-type="float" office:value="100000.0000">
            <text:p>1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47">
            <text:p>203447</text:p>
          </table:table-cell>
          <table:table-cell office:value-type="float" office:value="1900000.0000">
            <text:p>1900000.0000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-1">
            <text:p>-1</text:p>
          </table:table-cell>
          <table:table-cell office:value-type="float" office:value="712500.0000">
            <text:p>712500.0000</text:p>
          </table:table-cell>
          <table:table-cell office:value-type="float" office:value="665000.0000">
            <text:p>665000.0000</text:p>
          </table:table-cell>
          <table:table-cell office:value-type="float" office:value="47500.0000">
            <text:p>47500.0000</text:p>
          </table:table-cell>
          <table:table-cell office:value-type="float" office:value="47500.0000">
            <text:p>47500.0000</text:p>
          </table:table-cell>
          <table:table-cell office:value-type="float" office:value="47500.0000">
            <text:p>4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48">
            <text:p>203448</text:p>
          </table:table-cell>
          <table:table-cell office:value-type="float" office:value="600000.0000">
            <text:p>6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0000.0000">
            <text:p>600000.0000</text:p>
          </table:table-cell>
          <table:table-cell office:value-type="float" office:value="600000.0000">
            <text:p>600000.0000</text:p>
          </table:table-cell>
          <table:table-cell office:value-type="float" office:value="0.0000">
            <text:p>0.0000</text:p>
          </table:table-cell>
          <table:table-cell office:value-type="float" office:value="30000.0000">
            <text:p>30000.0000</text:p>
          </table:table-cell>
          <table:table-cell office:value-type="float" office:value="30000.0000">
            <text:p>3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49">
            <text:p>203449</text:p>
          </table:table-cell>
          <table:table-cell office:value-type="float" office:value="90000.0000">
            <text:p>9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0000.0000">
            <text:p>90000.0000</text:p>
          </table:table-cell>
          <table:table-cell office:value-type="float" office:value="90000.0000">
            <text:p>90000.0000</text:p>
          </table:table-cell>
          <table:table-cell office:value-type="float" office:value="0.0000">
            <text:p>0.0000</text:p>
          </table:table-cell>
          <table:table-cell office:value-type="float" office:value="3000.0000">
            <text:p>3000.0000</text:p>
          </table:table-cell>
          <table:table-cell office:value-type="float" office:value="3000.0000">
            <text:p>3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50">
            <text:p>203450</text:p>
          </table:table-cell>
          <table:table-cell office:value-type="float" office:value="450000.0000">
            <text:p>450000.0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438750.0000">
            <text:p>438750.0000</text:p>
          </table:table-cell>
          <table:table-cell office:value-type="float" office:value="427500.0000">
            <text:p>427500.0000</text:p>
          </table:table-cell>
          <table:table-cell office:value-type="float" office:value="11250.0000">
            <text:p>11250.0000</text:p>
          </table:table-cell>
          <table:table-cell office:value-type="float" office:value="11250.0000">
            <text:p>11250.0000</text:p>
          </table:table-cell>
          <table:table-cell office:value-type="float" office:value="11250.0000">
            <text:p>112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51">
            <text:p>203451</text:p>
          </table:table-cell>
          <table:table-cell office:value-type="float" office:value="500000.0000">
            <text:p>500000.000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75000.0000">
            <text:p>275000.0000</text:p>
          </table:table-cell>
          <table:table-cell office:value-type="float" office:value="250000.0000">
            <text:p>250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52">
            <text:p>203452</text:p>
          </table:table-cell>
          <table:table-cell office:value-type="float" office:value="1000000.0000">
            <text:p>1000000.000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office:value-type="float" office:value="566661.0000">
            <text:p>566661.0000</text:p>
          </table:table-cell>
          <table:table-cell office:value-type="float" office:value="533328.0000">
            <text:p>533328.0000</text:p>
          </table:table-cell>
          <table:table-cell office:value-type="float" office:value="33333.0000">
            <text:p>33333.0000</text:p>
          </table:table-cell>
          <table:table-cell office:value-type="float" office:value="33333.0000">
            <text:p>33333.0000</text:p>
          </table:table-cell>
          <table:table-cell office:value-type="float" office:value="33333.0000">
            <text:p>333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53">
            <text:p>203453</text:p>
          </table:table-cell>
          <table:table-cell office:value-type="float" office:value="700000.0000">
            <text:p>700000.000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-1">
            <text:p>-1</text:p>
          </table:table-cell>
          <table:table-cell office:value-type="float" office:value="437500.0000">
            <text:p>437500.0000</text:p>
          </table:table-cell>
          <table:table-cell office:value-type="float" office:value="420000.0000">
            <text:p>420000.0000</text:p>
          </table:table-cell>
          <table:table-cell office:value-type="float" office:value="17500.0000">
            <text:p>17500.0000</text:p>
          </table:table-cell>
          <table:table-cell office:value-type="float" office:value="17500.0000">
            <text:p>17500.0000</text:p>
          </table:table-cell>
          <table:table-cell office:value-type="float" office:value="17500.0000">
            <text:p>1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54">
            <text:p>203454</text:p>
          </table:table-cell>
          <table:table-cell office:value-type="float" office:value="250000.0000">
            <text:p>250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62500.0000">
            <text:p>162500.0000</text:p>
          </table:table-cell>
          <table:table-cell office:value-type="float" office:value="150000.0000">
            <text:p>150000.0000</text:p>
          </table:table-cell>
          <table:table-cell office:value-type="float" office:value="12500.0000">
            <text:p>12500.0000</text:p>
          </table:table-cell>
          <table:table-cell office:value-type="float" office:value="12500.0000">
            <text:p>12500.0000</text:p>
          </table:table-cell>
          <table:table-cell office:value-type="float" office:value="12500.0000">
            <text:p>1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55">
            <text:p>203455</text:p>
          </table:table-cell>
          <table:table-cell office:value-type="float" office:value="500000.0000">
            <text:p>500000.000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333340.0000">
            <text:p>333340.0000</text:p>
          </table:table-cell>
          <table:table-cell office:value-type="float" office:value="316673.0000">
            <text:p>316673.0000</text:p>
          </table:table-cell>
          <table:table-cell office:value-type="float" office:value="16667.0000">
            <text:p>16667.0000</text:p>
          </table:table-cell>
          <table:table-cell office:value-type="float" office:value="16667.0000">
            <text:p>16667.0000</text:p>
          </table:table-cell>
          <table:table-cell office:value-type="float" office:value="16667.0000">
            <text:p>166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56">
            <text:p>203456</text:p>
          </table:table-cell>
          <table:table-cell office:value-type="float" office:value="900000.0000">
            <text:p>900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42500.0000">
            <text:p>742500.0000</text:p>
          </table:table-cell>
          <table:table-cell office:value-type="float" office:value="720000.0000">
            <text:p>720000.0000</text:p>
          </table:table-cell>
          <table:table-cell office:value-type="float" office:value="22500.0000">
            <text:p>22500.0000</text:p>
          </table:table-cell>
          <table:table-cell office:value-type="float" office:value="22500.0000">
            <text:p>22500.0000</text:p>
          </table:table-cell>
          <table:table-cell office:value-type="float" office:value="22500.0000">
            <text:p>2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57">
            <text:p>203457</text:p>
          </table:table-cell>
          <table:table-cell office:value-type="float" office:value="350000.0000">
            <text:p>350000.000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92500.0000">
            <text:p>192500.0000</text:p>
          </table:table-cell>
          <table:table-cell office:value-type="float" office:value="175000.0000">
            <text:p>175000.0000</text:p>
          </table:table-cell>
          <table:table-cell office:value-type="float" office:value="17500.0000">
            <text:p>17500.0000</text:p>
          </table:table-cell>
          <table:table-cell office:value-type="float" office:value="17500.0000">
            <text:p>17500.0000</text:p>
          </table:table-cell>
          <table:table-cell office:value-type="float" office:value="17500.0000">
            <text:p>1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58">
            <text:p>203458</text:p>
          </table:table-cell>
          <table:table-cell office:value-type="float" office:value="300000.0000">
            <text:p>3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0000.0000">
            <text:p>300000.0000</text:p>
          </table:table-cell>
          <table:table-cell office:value-type="float" office:value="300000.0000">
            <text:p>300000.0000</text:p>
          </table:table-cell>
          <table:table-cell office:value-type="float" office:value="0.0000">
            <text:p>0.0000</text:p>
          </table:table-cell>
          <table:table-cell office:value-type="float" office:value="10000.0000">
            <text:p>10000.0000</text:p>
          </table:table-cell>
          <table:table-cell office:value-type="float" office:value="10000.0000">
            <text:p>1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59">
            <text:p>203459</text:p>
          </table:table-cell>
          <table:table-cell office:value-type="float" office:value="700000.0000">
            <text:p>700000.000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210000.0000">
            <text:p>210000.0000</text:p>
          </table:table-cell>
          <table:table-cell office:value-type="float" office:value="192500.0000">
            <text:p>192500.0000</text:p>
          </table:table-cell>
          <table:table-cell office:value-type="float" office:value="17500.0000">
            <text:p>17500.0000</text:p>
          </table:table-cell>
          <table:table-cell office:value-type="float" office:value="17500.0000">
            <text:p>17500.0000</text:p>
          </table:table-cell>
          <table:table-cell office:value-type="float" office:value="17500.0000">
            <text:p>1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60">
            <text:p>203460</text:p>
          </table:table-cell>
          <table:table-cell office:value-type="float" office:value="50000.0000">
            <text:p>5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  <table:table-cell office:value-type="float" office:value="1667.0000">
            <text:p>1667.0000</text:p>
          </table:table-cell>
          <table:table-cell office:value-type="float" office:value="1667.0000">
            <text:p>16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61">
            <text:p>203461</text:p>
          </table:table-cell>
          <table:table-cell office:value-type="float" office:value="500000.0000">
            <text:p>500000.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500000.0000">
            <text:p>500000.0000</text:p>
          </table:table-cell>
          <table:table-cell office:value-type="float" office:value="487500.0000">
            <text:p>487500.0000</text:p>
          </table:table-cell>
          <table:table-cell office:value-type="float" office:value="12500.0000">
            <text:p>12500.0000</text:p>
          </table:table-cell>
          <table:table-cell office:value-type="float" office:value="12500.0000">
            <text:p>12500.0000</text:p>
          </table:table-cell>
          <table:table-cell office:value-type="float" office:value="12500.0000">
            <text:p>1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62">
            <text:p>203462</text:p>
          </table:table-cell>
          <table:table-cell office:value-type="float" office:value="70000.0000">
            <text:p>70000.000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25663.0000">
            <text:p>25663.0000</text:p>
          </table:table-cell>
          <table:table-cell office:value-type="float" office:value="23330.0000">
            <text:p>23330.0000</text:p>
          </table:table-cell>
          <table:table-cell office:value-type="float" office:value="2333.0000">
            <text:p>2333.0000</text:p>
          </table:table-cell>
          <table:table-cell office:value-type="float" office:value="2333.0000">
            <text:p>2333.0000</text:p>
          </table:table-cell>
          <table:table-cell office:value-type="float" office:value="2333.0000">
            <text:p>23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63">
            <text:p>203463</text:p>
          </table:table-cell>
          <table:table-cell office:value-type="float" office:value="1.0000">
            <text:p>1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0000">
            <text:p>1.0000</text:p>
          </table:table-cell>
          <table:table-cell office:value-type="float" office:value="1.0000">
            <text:p>1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64">
            <text:p>203464</text:p>
          </table:table-cell>
          <table:table-cell office:value-type="float" office:value="2500000.0000">
            <text:p>2500000.000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-1">
            <text:p>-1</text:p>
          </table:table-cell>
          <table:table-cell office:value-type="float" office:value="1187500.0000">
            <text:p>1187500.0000</text:p>
          </table:table-cell>
          <table:table-cell office:value-type="float" office:value="1125000.0000">
            <text:p>1125000.0000</text:p>
          </table:table-cell>
          <table:table-cell office:value-type="float" office:value="62500.0000">
            <text:p>62500.0000</text:p>
          </table:table-cell>
          <table:table-cell office:value-type="float" office:value="62500.0000">
            <text:p>62500.0000</text:p>
          </table:table-cell>
          <table:table-cell office:value-type="float" office:value="62500.0000">
            <text:p>6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65">
            <text:p>203465</text:p>
          </table:table-cell>
          <table:table-cell office:value-type="float" office:value="3000000.0000">
            <text:p>3000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2700000.0000">
            <text:p>2700000.0000</text:p>
          </table:table-cell>
          <table:table-cell office:value-type="float" office:value="2600000.0000">
            <text:p>2600000.0000</text:p>
          </table:table-cell>
          <table:table-cell office:value-type="float" office:value="100000.0000">
            <text:p>100000.0000</text:p>
          </table:table-cell>
          <table:table-cell office:value-type="float" office:value="100000.0000">
            <text:p>100000.0000</text:p>
          </table:table-cell>
          <table:table-cell office:value-type="float" office:value="100000.0000">
            <text:p>1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66">
            <text:p>203466</text:p>
          </table:table-cell>
          <table:table-cell office:value-type="float" office:value="1900000.0000">
            <text:p>1900000.000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617500.0000">
            <text:p>617500.0000</text:p>
          </table:table-cell>
          <table:table-cell office:value-type="float" office:value="570000.0000">
            <text:p>570000.0000</text:p>
          </table:table-cell>
          <table:table-cell office:value-type="float" office:value="47500.0000">
            <text:p>47500.0000</text:p>
          </table:table-cell>
          <table:table-cell office:value-type="float" office:value="47500.0000">
            <text:p>47500.0000</text:p>
          </table:table-cell>
          <table:table-cell office:value-type="float" office:value="47500.0000">
            <text:p>4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67">
            <text:p>203467</text:p>
          </table:table-cell>
          <table:table-cell office:value-type="float" office:value="299000.0000">
            <text:p>299000.000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64450.0000">
            <text:p>164450.0000</text:p>
          </table:table-cell>
          <table:table-cell office:value-type="float" office:value="149500.0000">
            <text:p>149500.0000</text:p>
          </table:table-cell>
          <table:table-cell office:value-type="float" office:value="14950.0000">
            <text:p>14950.0000</text:p>
          </table:table-cell>
          <table:table-cell office:value-type="float" office:value="14950.0000">
            <text:p>14950.0000</text:p>
          </table:table-cell>
          <table:table-cell office:value-type="float" office:value="14950.0000">
            <text:p>149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68">
            <text:p>203468</text:p>
          </table:table-cell>
          <table:table-cell office:value-type="float" office:value="2500000.0000">
            <text:p>2500000.0000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687500.0000">
            <text:p>687500.0000</text:p>
          </table:table-cell>
          <table:table-cell office:value-type="float" office:value="625000.0000">
            <text:p>625000.0000</text:p>
          </table:table-cell>
          <table:table-cell office:value-type="float" office:value="62500.0000">
            <text:p>62500.0000</text:p>
          </table:table-cell>
          <table:table-cell office:value-type="float" office:value="62500.0000">
            <text:p>62500.0000</text:p>
          </table:table-cell>
          <table:table-cell office:value-type="float" office:value="62500.0000">
            <text:p>6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69">
            <text:p>203469</text:p>
          </table:table-cell>
          <table:table-cell office:value-type="float" office:value="2000000.0000">
            <text:p>2000000.000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100000.0000">
            <text:p>1100000.0000</text:p>
          </table:table-cell>
          <table:table-cell office:value-type="float" office:value="1000000.0000">
            <text:p>1000000.0000</text:p>
          </table:table-cell>
          <table:table-cell office:value-type="float" office:value="100000.0000">
            <text:p>100000.0000</text:p>
          </table:table-cell>
          <table:table-cell office:value-type="float" office:value="100000.0000">
            <text:p>100000.0000</text:p>
          </table:table-cell>
          <table:table-cell office:value-type="float" office:value="100000.0000">
            <text:p>1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70">
            <text:p>203470</text:p>
          </table:table-cell>
          <table:table-cell office:value-type="float" office:value="700000.0000">
            <text:p>700000.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658000.0000">
            <text:p>658000.0000</text:p>
          </table:table-cell>
          <table:table-cell office:value-type="float" office:value="644000.0000">
            <text:p>644000.0000</text:p>
          </table:table-cell>
          <table:table-cell office:value-type="float" office:value="14000.0000">
            <text:p>14000.0000</text:p>
          </table:table-cell>
          <table:table-cell office:value-type="float" office:value="14000.0000">
            <text:p>14000.0000</text:p>
          </table:table-cell>
          <table:table-cell office:value-type="float" office:value="14000.0000">
            <text:p>14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71">
            <text:p>203471</text:p>
          </table:table-cell>
          <table:table-cell office:value-type="float" office:value="2000000.0000">
            <text:p>2000000.000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600000.0000">
            <text:p>1600000.0000</text:p>
          </table:table-cell>
          <table:table-cell office:value-type="float" office:value="1550000.0000">
            <text:p>15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72">
            <text:p>203472</text:p>
          </table:table-cell>
          <table:table-cell office:value-type="float" office:value="400000.0000">
            <text:p>400000.00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360000.0000">
            <text:p>360000.0000</text:p>
          </table:table-cell>
          <table:table-cell office:value-type="float" office:value="340000.0000">
            <text:p>340000.0000</text:p>
          </table:table-cell>
          <table:table-cell office:value-type="float" office:value="20000.0000">
            <text:p>20000.0000</text:p>
          </table:table-cell>
          <table:table-cell office:value-type="float" office:value="20000.0000">
            <text:p>20000.0000</text:p>
          </table:table-cell>
          <table:table-cell office:value-type="float" office:value="20000.0000">
            <text:p>2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73">
            <text:p>203473</text:p>
          </table:table-cell>
          <table:table-cell office:value-type="float" office:value="50000.0000">
            <text:p>50000.00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46676.0000">
            <text:p>46676.0000</text:p>
          </table:table-cell>
          <table:table-cell office:value-type="float" office:value="45009.0000">
            <text:p>45009.0000</text:p>
          </table:table-cell>
          <table:table-cell office:value-type="float" office:value="1667.0000">
            <text:p>1667.0000</text:p>
          </table:table-cell>
          <table:table-cell office:value-type="float" office:value="1667.0000">
            <text:p>1667.0000</text:p>
          </table:table-cell>
          <table:table-cell office:value-type="float" office:value="1667.0000">
            <text:p>16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74">
            <text:p>203474</text:p>
          </table:table-cell>
          <table:table-cell office:value-type="float" office:value="250000.0000">
            <text:p>250000.000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office:value-type="float" office:value="168750.0000">
            <text:p>168750.0000</text:p>
          </table:table-cell>
          <table:table-cell office:value-type="float" office:value="162500.0000">
            <text:p>162500.0000</text:p>
          </table:table-cell>
          <table:table-cell office:value-type="float" office:value="6250.0000">
            <text:p>6250.0000</text:p>
          </table:table-cell>
          <table:table-cell office:value-type="float" office:value="6250.0000">
            <text:p>6250.0000</text:p>
          </table:table-cell>
          <table:table-cell office:value-type="float" office:value="0.0000">
            <text:p>0.0000</text:p>
          </table:table-cell>
          <table:table-cell office:value-type="float" office:value="6250.0000">
            <text:p>6250.0000</text:p>
          </table:table-cell>
        </table:table-row>
        <table:table-row>
          <table:table-cell office:value-type="float" office:value="203475">
            <text:p>203475</text:p>
          </table:table-cell>
          <table:table-cell office:value-type="float" office:value="400000.0000">
            <text:p>400000.000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20000.0000">
            <text:p>220000.0000</text:p>
          </table:table-cell>
          <table:table-cell office:value-type="float" office:value="200000.0000">
            <text:p>200000.0000</text:p>
          </table:table-cell>
          <table:table-cell office:value-type="float" office:value="20000.0000">
            <text:p>20000.0000</text:p>
          </table:table-cell>
          <table:table-cell office:value-type="float" office:value="20000.0000">
            <text:p>20000.0000</text:p>
          </table:table-cell>
          <table:table-cell office:value-type="float" office:value="20000.0000">
            <text:p>2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76">
            <text:p>203476</text:p>
          </table:table-cell>
          <table:table-cell office:value-type="float" office:value="250000.0000">
            <text:p>250000.000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175000.0000">
            <text:p>175000.0000</text:p>
          </table:table-cell>
          <table:table-cell office:value-type="float" office:value="168750.0000">
            <text:p>168750.0000</text:p>
          </table:table-cell>
          <table:table-cell office:value-type="float" office:value="6250.0000">
            <text:p>6250.0000</text:p>
          </table:table-cell>
          <table:table-cell office:value-type="float" office:value="6250.0000">
            <text:p>6250.0000</text:p>
          </table:table-cell>
          <table:table-cell office:value-type="float" office:value="0.0000">
            <text:p>0.0000</text:p>
          </table:table-cell>
          <table:table-cell office:value-type="float" office:value="6250.0000">
            <text:p>6250.0000</text:p>
          </table:table-cell>
        </table:table-row>
        <table:table-row>
          <table:table-cell office:value-type="float" office:value="203477">
            <text:p>203477</text:p>
          </table:table-cell>
          <table:table-cell office:value-type="float" office:value="600000.0000">
            <text:p>600000.000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330000.0000">
            <text:p>330000.0000</text:p>
          </table:table-cell>
          <table:table-cell office:value-type="float" office:value="300000.0000">
            <text:p>300000.0000</text:p>
          </table:table-cell>
          <table:table-cell office:value-type="float" office:value="30000.0000">
            <text:p>30000.0000</text:p>
          </table:table-cell>
          <table:table-cell office:value-type="float" office:value="30000.0000">
            <text:p>30000.0000</text:p>
          </table:table-cell>
          <table:table-cell office:value-type="float" office:value="30000.0000">
            <text:p>3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78">
            <text:p>203478</text:p>
          </table:table-cell>
          <table:table-cell office:value-type="float" office:value="1000000.0000">
            <text:p>1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0000.0000">
            <text:p>1000000.0000</text:p>
          </table:table-cell>
          <table:table-cell office:value-type="float" office:value="1000000.0000">
            <text:p>1000000.0000</text:p>
          </table:table-cell>
          <table:table-cell office:value-type="float" office:value="0.0000">
            <text:p>0.0000</text:p>
          </table:table-cell>
          <table:table-cell office:value-type="float" office:value="33333.0000">
            <text:p>33333.0000</text:p>
          </table:table-cell>
          <table:table-cell office:value-type="float" office:value="33333.0000">
            <text:p>333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79">
            <text:p>203479</text:p>
          </table:table-cell>
          <table:table-cell office:value-type="float" office:value="700000.0000">
            <text:p>700000.000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490000.0000">
            <text:p>490000.0000</text:p>
          </table:table-cell>
          <table:table-cell office:value-type="float" office:value="472500.0000">
            <text:p>472500.0000</text:p>
          </table:table-cell>
          <table:table-cell office:value-type="float" office:value="17500.0000">
            <text:p>17500.0000</text:p>
          </table:table-cell>
          <table:table-cell office:value-type="float" office:value="17500.0000">
            <text:p>17500.0000</text:p>
          </table:table-cell>
          <table:table-cell office:value-type="float" office:value="17500.0000">
            <text:p>1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80">
            <text:p>203480</text:p>
          </table:table-cell>
          <table:table-cell office:value-type="float" office:value="750000.0000">
            <text:p>750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487500.0000">
            <text:p>487500.0000</text:p>
          </table:table-cell>
          <table:table-cell office:value-type="float" office:value="450000.0000">
            <text:p>450000.0000</text:p>
          </table:table-cell>
          <table:table-cell office:value-type="float" office:value="37500.0000">
            <text:p>37500.0000</text:p>
          </table:table-cell>
          <table:table-cell office:value-type="float" office:value="37500.0000">
            <text:p>37500.0000</text:p>
          </table:table-cell>
          <table:table-cell office:value-type="float" office:value="37500.0000">
            <text:p>3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81">
            <text:p>203481</text:p>
          </table:table-cell>
          <table:table-cell office:value-type="float" office:value="1000000.0000">
            <text:p>1000000.000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-1">
            <text:p>-1</text:p>
          </table:table-cell>
          <table:table-cell office:value-type="float" office:value="399996.0000">
            <text:p>399996.0000</text:p>
          </table:table-cell>
          <table:table-cell office:value-type="float" office:value="366663.0000">
            <text:p>366663.0000</text:p>
          </table:table-cell>
          <table:table-cell office:value-type="float" office:value="33333.0000">
            <text:p>33333.0000</text:p>
          </table:table-cell>
          <table:table-cell office:value-type="float" office:value="33333.0000">
            <text:p>33333.0000</text:p>
          </table:table-cell>
          <table:table-cell office:value-type="float" office:value="33333.0000">
            <text:p>333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82">
            <text:p>203482</text:p>
          </table:table-cell>
          <table:table-cell office:value-type="float" office:value="1000000.0000">
            <text:p>1000000.0000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-1">
            <text:p>-1</text:p>
          </table:table-cell>
          <table:table-cell office:value-type="float" office:value="500000.0000">
            <text:p>500000.0000</text:p>
          </table:table-cell>
          <table:table-cell office:value-type="float" office:value="475000.0000">
            <text:p>47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83">
            <text:p>203483</text:p>
          </table:table-cell>
          <table:table-cell office:value-type="float" office:value="900000.0000">
            <text:p>900000.000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540000.0000">
            <text:p>540000.0000</text:p>
          </table:table-cell>
          <table:table-cell office:value-type="float" office:value="495000.0000">
            <text:p>495000.0000</text:p>
          </table:table-cell>
          <table:table-cell office:value-type="float" office:value="45000.0000">
            <text:p>45000.0000</text:p>
          </table:table-cell>
          <table:table-cell office:value-type="float" office:value="45000.0000">
            <text:p>45000.0000</text:p>
          </table:table-cell>
          <table:table-cell office:value-type="float" office:value="45000.0000">
            <text:p>4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84">
            <text:p>203484</text:p>
          </table:table-cell>
          <table:table-cell office:value-type="float" office:value="450000.0000">
            <text:p>450000.000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-1">
            <text:p>-1</text:p>
          </table:table-cell>
          <table:table-cell office:value-type="float" office:value="281250.0000">
            <text:p>281250.0000</text:p>
          </table:table-cell>
          <table:table-cell office:value-type="float" office:value="270000.0000">
            <text:p>270000.0000</text:p>
          </table:table-cell>
          <table:table-cell office:value-type="float" office:value="11250.0000">
            <text:p>11250.0000</text:p>
          </table:table-cell>
          <table:table-cell office:value-type="float" office:value="11250.0000">
            <text:p>11250.0000</text:p>
          </table:table-cell>
          <table:table-cell office:value-type="float" office:value="11250.0000">
            <text:p>112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85">
            <text:p>203485</text:p>
          </table:table-cell>
          <table:table-cell office:value-type="float" office:value="200000.0000">
            <text:p>200000.000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0000.0000">
            <text:p>100000.0000</text:p>
          </table:table-cell>
          <table:table-cell office:value-type="float" office:value="90000.0000">
            <text:p>90000.0000</text:p>
          </table:table-cell>
          <table:table-cell office:value-type="float" office:value="10000.0000">
            <text:p>10000.0000</text:p>
          </table:table-cell>
          <table:table-cell office:value-type="float" office:value="10000.0000">
            <text:p>10000.0000</text:p>
          </table:table-cell>
          <table:table-cell office:value-type="float" office:value="10000.0000">
            <text:p>1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86">
            <text:p>203486</text:p>
          </table:table-cell>
          <table:table-cell office:value-type="float" office:value="10000000.0000">
            <text:p>10000000.000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3000000.0000">
            <text:p>3000000.0000</text:p>
          </table:table-cell>
          <table:table-cell office:value-type="float" office:value="2750000.0000">
            <text:p>2750000.0000</text:p>
          </table:table-cell>
          <table:table-cell office:value-type="float" office:value="250000.0000">
            <text:p>250000.0000</text:p>
          </table:table-cell>
          <table:table-cell office:value-type="float" office:value="250000.0000">
            <text:p>250000.0000</text:p>
          </table:table-cell>
          <table:table-cell office:value-type="float" office:value="250000.0000">
            <text:p>2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87">
            <text:p>203487</text:p>
          </table:table-cell>
          <table:table-cell office:value-type="float" office:value="5000000.0000">
            <text:p>5000000.000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3166673.0000">
            <text:p>3166673.0000</text:p>
          </table:table-cell>
          <table:table-cell office:value-type="float" office:value="3000006.0000">
            <text:p>3000006.0000</text:p>
          </table:table-cell>
          <table:table-cell office:value-type="float" office:value="166667.0000">
            <text:p>166667.0000</text:p>
          </table:table-cell>
          <table:table-cell office:value-type="float" office:value="166667.0000">
            <text:p>166667.0000</text:p>
          </table:table-cell>
          <table:table-cell office:value-type="float" office:value="166667.0000">
            <text:p>1666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88">
            <text:p>203488</text:p>
          </table:table-cell>
          <table:table-cell office:value-type="float" office:value="150000.0000">
            <text:p>150000.0000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-1">
            <text:p>-1</text:p>
          </table:table-cell>
          <table:table-cell office:value-type="float" office:value="37500.0000">
            <text:p>37500.0000</text:p>
          </table:table-cell>
          <table:table-cell office:value-type="float" office:value="33750.0000">
            <text:p>33750.0000</text:p>
          </table:table-cell>
          <table:table-cell office:value-type="float" office:value="3750.0000">
            <text:p>3750.0000</text:p>
          </table:table-cell>
          <table:table-cell office:value-type="float" office:value="3750.0000">
            <text:p>3750.0000</text:p>
          </table:table-cell>
          <table:table-cell office:value-type="float" office:value="3750.0000">
            <text:p>37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89">
            <text:p>203489</text:p>
          </table:table-cell>
          <table:table-cell office:value-type="float" office:value="700000.0000">
            <text:p>700000.0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665000.0000">
            <text:p>665000.0000</text:p>
          </table:table-cell>
          <table:table-cell office:value-type="float" office:value="630000.0000">
            <text:p>630000.0000</text:p>
          </table:table-cell>
          <table:table-cell office:value-type="float" office:value="35000.0000">
            <text:p>35000.0000</text:p>
          </table:table-cell>
          <table:table-cell office:value-type="float" office:value="35000.0000">
            <text:p>35000.0000</text:p>
          </table:table-cell>
          <table:table-cell office:value-type="float" office:value="35000.0000">
            <text:p>3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90">
            <text:p>203490</text:p>
          </table:table-cell>
          <table:table-cell office:value-type="float" office:value="400000.0000">
            <text:p>400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330000.0000">
            <text:p>330000.0000</text:p>
          </table:table-cell>
          <table:table-cell office:value-type="float" office:value="320000.0000">
            <text:p>320000.0000</text:p>
          </table:table-cell>
          <table:table-cell office:value-type="float" office:value="10000.0000">
            <text:p>10000.0000</text:p>
          </table:table-cell>
          <table:table-cell office:value-type="float" office:value="10000.0000">
            <text:p>10000.0000</text:p>
          </table:table-cell>
          <table:table-cell office:value-type="float" office:value="10000.0000">
            <text:p>1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91">
            <text:p>203491</text:p>
          </table:table-cell>
          <table:table-cell office:value-type="float" office:value="250000.0000">
            <text:p>25000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06250.0000">
            <text:p>206250.0000</text:p>
          </table:table-cell>
          <table:table-cell office:value-type="float" office:value="200000.0000">
            <text:p>200000.0000</text:p>
          </table:table-cell>
          <table:table-cell office:value-type="float" office:value="6250.0000">
            <text:p>6250.0000</text:p>
          </table:table-cell>
          <table:table-cell office:value-type="float" office:value="6250.0000">
            <text:p>6250.0000</text:p>
          </table:table-cell>
          <table:table-cell office:value-type="float" office:value="6250.0000">
            <text:p>62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92">
            <text:p>203492</text:p>
          </table:table-cell>
          <table:table-cell office:value-type="float" office:value="120000.0000">
            <text:p>120000.00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90000.0000">
            <text:p>90000.0000</text:p>
          </table:table-cell>
          <table:table-cell office:value-type="float" office:value="84000.0000">
            <text:p>84000.0000</text:p>
          </table:table-cell>
          <table:table-cell office:value-type="float" office:value="6000.0000">
            <text:p>6000.0000</text:p>
          </table:table-cell>
          <table:table-cell office:value-type="float" office:value="6000.0000">
            <text:p>6000.0000</text:p>
          </table:table-cell>
          <table:table-cell office:value-type="float" office:value="6000.0000">
            <text:p>6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93">
            <text:p>203493</text:p>
          </table:table-cell>
          <table:table-cell office:value-type="float" office:value="1000000.0000">
            <text:p>1000000.0000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-1">
            <text:p>-1</text:p>
          </table:table-cell>
          <table:table-cell office:value-type="float" office:value="333330.0000">
            <text:p>333330.0000</text:p>
          </table:table-cell>
          <table:table-cell office:value-type="float" office:value="299997.0000">
            <text:p>299997.0000</text:p>
          </table:table-cell>
          <table:table-cell office:value-type="float" office:value="33333.0000">
            <text:p>33333.0000</text:p>
          </table:table-cell>
          <table:table-cell office:value-type="float" office:value="33333.0000">
            <text:p>33333.0000</text:p>
          </table:table-cell>
          <table:table-cell office:value-type="float" office:value="33333.0000">
            <text:p>333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94">
            <text:p>203494</text:p>
          </table:table-cell>
          <table:table-cell office:value-type="float" office:value="1000000.0000">
            <text:p>1000000.0000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-1">
            <text:p>-1</text:p>
          </table:table-cell>
          <table:table-cell office:value-type="float" office:value="250000.0000">
            <text:p>250000.0000</text:p>
          </table:table-cell>
          <table:table-cell office:value-type="float" office:value="225000.0000">
            <text:p>2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95">
            <text:p>203495</text:p>
          </table:table-cell>
          <table:table-cell office:value-type="float" office:value="1000000.0000">
            <text:p>1000000.000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500000.0000">
            <text:p>500000.0000</text:p>
          </table:table-cell>
          <table:table-cell office:value-type="float" office:value="450000.0000">
            <text:p>4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96">
            <text:p>203496</text:p>
          </table:table-cell>
          <table:table-cell office:value-type="float" office:value="513000.0000">
            <text:p>513000.000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153900.0000">
            <text:p>153900.0000</text:p>
          </table:table-cell>
          <table:table-cell office:value-type="float" office:value="141075.0000">
            <text:p>141075.0000</text:p>
          </table:table-cell>
          <table:table-cell office:value-type="float" office:value="12825.0000">
            <text:p>12825.0000</text:p>
          </table:table-cell>
          <table:table-cell office:value-type="float" office:value="12825.0000">
            <text:p>12825.0000</text:p>
          </table:table-cell>
          <table:table-cell office:value-type="float" office:value="12825.0000">
            <text:p>128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97">
            <text:p>203497</text:p>
          </table:table-cell>
          <table:table-cell office:value-type="float" office:value="1400000.0000">
            <text:p>1400000.000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420000.0000">
            <text:p>420000.0000</text:p>
          </table:table-cell>
          <table:table-cell office:value-type="float" office:value="385000.0000">
            <text:p>385000.0000</text:p>
          </table:table-cell>
          <table:table-cell office:value-type="float" office:value="35000.0000">
            <text:p>35000.0000</text:p>
          </table:table-cell>
          <table:table-cell office:value-type="float" office:value="35000.0000">
            <text:p>35000.0000</text:p>
          </table:table-cell>
          <table:table-cell office:value-type="float" office:value="35000.0000">
            <text:p>3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98">
            <text:p>203498</text:p>
          </table:table-cell>
          <table:table-cell office:value-type="float" office:value="990000.0000">
            <text:p>990000.000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594000.0000">
            <text:p>594000.0000</text:p>
          </table:table-cell>
          <table:table-cell office:value-type="float" office:value="544500.0000">
            <text:p>544500.0000</text:p>
          </table:table-cell>
          <table:table-cell office:value-type="float" office:value="49500.0000">
            <text:p>49500.0000</text:p>
          </table:table-cell>
          <table:table-cell office:value-type="float" office:value="49500.0000">
            <text:p>49500.0000</text:p>
          </table:table-cell>
          <table:table-cell office:value-type="float" office:value="49500.0000">
            <text:p>49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499">
            <text:p>203499</text:p>
          </table:table-cell>
          <table:table-cell office:value-type="float" office:value="1000000.0000">
            <text:p>1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0000.0000">
            <text:p>1000000.0000</text:p>
          </table:table-cell>
          <table:table-cell office:value-type="float" office:value="1000000.0000">
            <text:p>1000000.0000</text:p>
          </table:table-cell>
          <table:table-cell office:value-type="float" office:value="0.0000">
            <text:p>0.0000</text:p>
          </table:table-cell>
          <table:table-cell office:value-type="float" office:value="33333.0000">
            <text:p>33333.0000</text:p>
          </table:table-cell>
          <table:table-cell office:value-type="float" office:value="33333.0000">
            <text:p>333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00">
            <text:p>203500</text:p>
          </table:table-cell>
          <table:table-cell office:value-type="float" office:value="1000000.0000">
            <text:p>1000000.000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00000.0000">
            <text:p>800000.0000</text:p>
          </table:table-cell>
          <table:table-cell office:value-type="float" office:value="775000.0000">
            <text:p>77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  <table:table-cell office:value-type="float" office:value="25000.0000">
            <text:p>25000.0000</text:p>
          </table:table-cell>
        </table:table-row>
        <table:table-row>
          <table:table-cell office:value-type="float" office:value="203501">
            <text:p>203501</text:p>
          </table:table-cell>
          <table:table-cell office:value-type="float" office:value="1000000.0000">
            <text:p>1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0000.0000">
            <text:p>1000000.0000</text:p>
          </table:table-cell>
          <table:table-cell office:value-type="float" office:value="1000000.0000">
            <text:p>1000000.0000</text:p>
          </table:table-cell>
          <table:table-cell office:value-type="float" office:value="0.0000">
            <text:p>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02">
            <text:p>203502</text:p>
          </table:table-cell>
          <table:table-cell office:value-type="float" office:value="46150000.0000">
            <text:p>4615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5768750.0000">
            <text:p>5768750.0000</text:p>
          </table:table-cell>
          <table:table-cell office:value-type="float" office:value="4615000.0000">
            <text:p>4615000.0000</text:p>
          </table:table-cell>
          <table:table-cell office:value-type="float" office:value="1153750.0000">
            <text:p>1153750.0000</text:p>
          </table:table-cell>
          <table:table-cell office:value-type="float" office:value="1153750.0000">
            <text:p>1153750.0000</text:p>
          </table:table-cell>
          <table:table-cell office:value-type="float" office:value="1153750.0000">
            <text:p>11537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03">
            <text:p>203503</text:p>
          </table:table-cell>
          <table:table-cell office:value-type="float" office:value="250000.0000">
            <text:p>250000.000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office:value-type="float" office:value="141661.0000">
            <text:p>141661.0000</text:p>
          </table:table-cell>
          <table:table-cell office:value-type="float" office:value="133328.0000">
            <text:p>133328.0000</text:p>
          </table:table-cell>
          <table:table-cell office:value-type="float" office:value="8333.0000">
            <text:p>8333.0000</text:p>
          </table:table-cell>
          <table:table-cell office:value-type="float" office:value="8333.0000">
            <text:p>8333.0000</text:p>
          </table:table-cell>
          <table:table-cell office:value-type="float" office:value="8333.0000">
            <text:p>83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04">
            <text:p>203504</text:p>
          </table:table-cell>
          <table:table-cell office:value-type="float" office:value="1500000.0000">
            <text:p>1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00000.0000">
            <text:p>1500000.0000</text:p>
          </table:table-cell>
          <table:table-cell office:value-type="float" office:value="1500000.0000">
            <text:p>1500000.0000</text:p>
          </table:table-cell>
          <table:table-cell office:value-type="float" office:value="0.0000">
            <text:p>0.0000</text:p>
          </table:table-cell>
          <table:table-cell office:value-type="float" office:value="37500.0000">
            <text:p>37500.0000</text:p>
          </table:table-cell>
          <table:table-cell office:value-type="float" office:value="0.0000">
            <text:p>0.0000</text:p>
          </table:table-cell>
          <table:table-cell office:value-type="float" office:value="37500.0000">
            <text:p>37500.0000</text:p>
          </table:table-cell>
        </table:table-row>
        <table:table-row>
          <table:table-cell office:value-type="float" office:value="203505">
            <text:p>203505</text:p>
          </table:table-cell>
          <table:table-cell office:value-type="float" office:value="450000.0000">
            <text:p>45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0000.0000">
            <text:p>450000.0000</text:p>
          </table:table-cell>
          <table:table-cell office:value-type="float" office:value="450000.0000">
            <text:p>450000.0000</text:p>
          </table:table-cell>
          <table:table-cell office:value-type="float" office:value="0.0000">
            <text:p>0.0000</text:p>
          </table:table-cell>
          <table:table-cell office:value-type="float" office:value="22500.0000">
            <text:p>22500.0000</text:p>
          </table:table-cell>
          <table:table-cell office:value-type="float" office:value="22500.0000">
            <text:p>2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06">
            <text:p>203506</text:p>
          </table:table-cell>
          <table:table-cell office:value-type="float" office:value="500000.0000">
            <text:p>500000.000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-1">
            <text:p>-1</text:p>
          </table:table-cell>
          <table:table-cell office:value-type="float" office:value="200004.0000">
            <text:p>200004.0000</text:p>
          </table:table-cell>
          <table:table-cell office:value-type="float" office:value="183337.0000">
            <text:p>183337.0000</text:p>
          </table:table-cell>
          <table:table-cell office:value-type="float" office:value="16667.0000">
            <text:p>16667.0000</text:p>
          </table:table-cell>
          <table:table-cell office:value-type="float" office:value="16667.0000">
            <text:p>16667.0000</text:p>
          </table:table-cell>
          <table:table-cell office:value-type="float" office:value="16667.0000">
            <text:p>166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07">
            <text:p>203507</text:p>
          </table:table-cell>
          <table:table-cell office:value-type="float" office:value="5000000.0000">
            <text:p>5000000.0000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-1">
            <text:p>-1</text:p>
          </table:table-cell>
          <table:table-cell office:value-type="float" office:value="1250000.0000">
            <text:p>1250000.0000</text:p>
          </table:table-cell>
          <table:table-cell office:value-type="float" office:value="1125000.0000">
            <text:p>1125000.0000</text:p>
          </table:table-cell>
          <table:table-cell office:value-type="float" office:value="125000.0000">
            <text:p>125000.0000</text:p>
          </table:table-cell>
          <table:table-cell office:value-type="float" office:value="125000.0000">
            <text:p>125000.0000</text:p>
          </table:table-cell>
          <table:table-cell office:value-type="float" office:value="125000.0000">
            <text:p>1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08">
            <text:p>203508</text:p>
          </table:table-cell>
          <table:table-cell office:value-type="float" office:value="1500000.0000">
            <text:p>15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00000.0000">
            <text:p>1500000.0000</text:p>
          </table:table-cell>
          <table:table-cell office:value-type="float" office:value="1500000.0000">
            <text:p>1500000.0000</text:p>
          </table:table-cell>
          <table:table-cell office:value-type="float" office:value="0.0000">
            <text:p>0.0000</text:p>
          </table:table-cell>
          <table:table-cell office:value-type="float" office:value="75000.0000">
            <text:p>75000.0000</text:p>
          </table:table-cell>
          <table:table-cell office:value-type="float" office:value="75000.0000">
            <text:p>7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09">
            <text:p>203509</text:p>
          </table:table-cell>
          <table:table-cell office:value-type="float" office:value="12000000.0000">
            <text:p>12000000.0000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1800000.0000">
            <text:p>1800000.0000</text:p>
          </table:table-cell>
          <table:table-cell office:value-type="float" office:value="1500000.0000">
            <text:p>1500000.0000</text:p>
          </table:table-cell>
          <table:table-cell office:value-type="float" office:value="300000.0000">
            <text:p>300000.0000</text:p>
          </table:table-cell>
          <table:table-cell office:value-type="float" office:value="300000.0000">
            <text:p>300000.0000</text:p>
          </table:table-cell>
          <table:table-cell office:value-type="float" office:value="300000.0000">
            <text:p>3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10">
            <text:p>203510</text:p>
          </table:table-cell>
          <table:table-cell office:value-type="float" office:value="500000.0000">
            <text:p>500000.000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162500.0000">
            <text:p>162500.0000</text:p>
          </table:table-cell>
          <table:table-cell office:value-type="float" office:value="150000.0000">
            <text:p>150000.0000</text:p>
          </table:table-cell>
          <table:table-cell office:value-type="float" office:value="12500.0000">
            <text:p>12500.0000</text:p>
          </table:table-cell>
          <table:table-cell office:value-type="float" office:value="12500.0000">
            <text:p>12500.0000</text:p>
          </table:table-cell>
          <table:table-cell office:value-type="float" office:value="12500.0000">
            <text:p>1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11">
            <text:p>203511</text:p>
          </table:table-cell>
          <table:table-cell office:value-type="float" office:value="5000000.0000">
            <text:p>5000000.000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1500000.0000">
            <text:p>1500000.0000</text:p>
          </table:table-cell>
          <table:table-cell office:value-type="float" office:value="1375000.0000">
            <text:p>1375000.0000</text:p>
          </table:table-cell>
          <table:table-cell office:value-type="float" office:value="125000.0000">
            <text:p>125000.0000</text:p>
          </table:table-cell>
          <table:table-cell office:value-type="float" office:value="125000.0000">
            <text:p>125000.0000</text:p>
          </table:table-cell>
          <table:table-cell office:value-type="float" office:value="0.0000">
            <text:p>0.0000</text:p>
          </table:table-cell>
          <table:table-cell office:value-type="float" office:value="125000.0000">
            <text:p>125000.0000</text:p>
          </table:table-cell>
        </table:table-row>
        <table:table-row>
          <table:table-cell office:value-type="float" office:value="203512">
            <text:p>203512</text:p>
          </table:table-cell>
          <table:table-cell office:value-type="float" office:value="1000000.0000">
            <text:p>1000000.00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750000.0000">
            <text:p>750000.0000</text:p>
          </table:table-cell>
          <table:table-cell office:value-type="float" office:value="700000.0000">
            <text:p>70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13">
            <text:p>203513</text:p>
          </table:table-cell>
          <table:table-cell office:value-type="float" office:value="3500000.0000">
            <text:p>3500000.0000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962500.0000">
            <text:p>962500.0000</text:p>
          </table:table-cell>
          <table:table-cell office:value-type="float" office:value="875000.0000">
            <text:p>875000.0000</text:p>
          </table:table-cell>
          <table:table-cell office:value-type="float" office:value="87500.0000">
            <text:p>87500.0000</text:p>
          </table:table-cell>
          <table:table-cell office:value-type="float" office:value="87500.0000">
            <text:p>87500.0000</text:p>
          </table:table-cell>
          <table:table-cell office:value-type="float" office:value="87500.0000">
            <text:p>8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14">
            <text:p>203514</text:p>
          </table:table-cell>
          <table:table-cell office:value-type="float" office:value="75000.0000">
            <text:p>75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5000.0000">
            <text:p>75000.0000</text:p>
          </table:table-cell>
          <table:table-cell office:value-type="float" office:value="75000.0000">
            <text:p>75000.0000</text:p>
          </table:table-cell>
          <table:table-cell office:value-type="float" office:value="0.0000">
            <text:p>0.0000</text:p>
          </table:table-cell>
          <table:table-cell office:value-type="float" office:value="3750.0000">
            <text:p>3750.0000</text:p>
          </table:table-cell>
          <table:table-cell office:value-type="float" office:value="3750.0000">
            <text:p>37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15">
            <text:p>203515</text:p>
          </table:table-cell>
          <table:table-cell office:value-type="float" office:value="2000000.0000">
            <text:p>2000000.000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-1">
            <text:p>-1</text:p>
          </table:table-cell>
          <table:table-cell office:value-type="float" office:value="450000.0000">
            <text:p>450000.0000</text:p>
          </table:table-cell>
          <table:table-cell office:value-type="float" office:value="400000.0000">
            <text:p>40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16">
            <text:p>203516</text:p>
          </table:table-cell>
          <table:table-cell office:value-type="float" office:value="1000000.0000">
            <text:p>1000000.000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325000.0000">
            <text:p>325000.0000</text:p>
          </table:table-cell>
          <table:table-cell office:value-type="float" office:value="300000.0000">
            <text:p>300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17">
            <text:p>203517</text:p>
          </table:table-cell>
          <table:table-cell office:value-type="float" office:value="1500000.0000">
            <text:p>1500000.000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487500.0000">
            <text:p>487500.0000</text:p>
          </table:table-cell>
          <table:table-cell office:value-type="float" office:value="450000.0000">
            <text:p>450000.0000</text:p>
          </table:table-cell>
          <table:table-cell office:value-type="float" office:value="37500.0000">
            <text:p>37500.0000</text:p>
          </table:table-cell>
          <table:table-cell office:value-type="float" office:value="37500.0000">
            <text:p>37500.0000</text:p>
          </table:table-cell>
          <table:table-cell office:value-type="float" office:value="37500.0000">
            <text:p>3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18">
            <text:p>203518</text:p>
          </table:table-cell>
          <table:table-cell office:value-type="float" office:value="650000.0000">
            <text:p>650000.0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628343.0000">
            <text:p>628343.0000</text:p>
          </table:table-cell>
          <table:table-cell office:value-type="float" office:value="606676.0000">
            <text:p>606676.0000</text:p>
          </table:table-cell>
          <table:table-cell office:value-type="float" office:value="21667.0000">
            <text:p>21667.0000</text:p>
          </table:table-cell>
          <table:table-cell office:value-type="float" office:value="21667.0000">
            <text:p>21667.0000</text:p>
          </table:table-cell>
          <table:table-cell office:value-type="float" office:value="21667.0000">
            <text:p>216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19">
            <text:p>203519</text:p>
          </table:table-cell>
          <table:table-cell office:value-type="float" office:value="3500000.0000">
            <text:p>3500000.00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3062500.0000">
            <text:p>3062500.0000</text:p>
          </table:table-cell>
          <table:table-cell office:value-type="float" office:value="2975000.0000">
            <text:p>2975000.0000</text:p>
          </table:table-cell>
          <table:table-cell office:value-type="float" office:value="87500.0000">
            <text:p>87500.0000</text:p>
          </table:table-cell>
          <table:table-cell office:value-type="float" office:value="87500.0000">
            <text:p>87500.0000</text:p>
          </table:table-cell>
          <table:table-cell office:value-type="float" office:value="87500.0000">
            <text:p>8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20">
            <text:p>203520</text:p>
          </table:table-cell>
          <table:table-cell office:value-type="float" office:value="350000.0000">
            <text:p>35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0000.0000">
            <text:p>350000.0000</text:p>
          </table:table-cell>
          <table:table-cell office:value-type="float" office:value="350000.0000">
            <text:p>350000.0000</text:p>
          </table:table-cell>
          <table:table-cell office:value-type="float" office:value="0.0000">
            <text:p>0.0000</text:p>
          </table:table-cell>
          <table:table-cell office:value-type="float" office:value="17500.0000">
            <text:p>17500.0000</text:p>
          </table:table-cell>
          <table:table-cell office:value-type="float" office:value="17500.0000">
            <text:p>1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21">
            <text:p>203521</text:p>
          </table:table-cell>
          <table:table-cell office:value-type="float" office:value="250.0000">
            <text:p>25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0.0000">
            <text:p>250.0000</text:p>
          </table:table-cell>
          <table:table-cell office:value-type="float" office:value="250.0000">
            <text:p>250.0000</text:p>
          </table:table-cell>
          <table:table-cell office:value-type="float" office:value="0.0000">
            <text:p>0.0000</text:p>
          </table:table-cell>
          <table:table-cell office:value-type="float" office:value="8.0000">
            <text:p>8.0000</text:p>
          </table:table-cell>
          <table:table-cell office:value-type="float" office:value="8.0000">
            <text:p>8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22">
            <text:p>203522</text:p>
          </table:table-cell>
          <table:table-cell office:value-type="float" office:value="400000.0000">
            <text:p>400000.000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280000.0000">
            <text:p>280000.0000</text:p>
          </table:table-cell>
          <table:table-cell office:value-type="float" office:value="270000.0000">
            <text:p>270000.0000</text:p>
          </table:table-cell>
          <table:table-cell office:value-type="float" office:value="10000.0000">
            <text:p>10000.0000</text:p>
          </table:table-cell>
          <table:table-cell office:value-type="float" office:value="10000.0000">
            <text:p>10000.0000</text:p>
          </table:table-cell>
          <table:table-cell office:value-type="float" office:value="10000.0000">
            <text:p>1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23">
            <text:p>203523</text:p>
          </table:table-cell>
          <table:table-cell office:value-type="float" office:value="250000.0000">
            <text:p>250000.000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75000.0000">
            <text:p>75000.0000</text:p>
          </table:table-cell>
          <table:table-cell office:value-type="float" office:value="68750.0000">
            <text:p>68750.0000</text:p>
          </table:table-cell>
          <table:table-cell office:value-type="float" office:value="6250.0000">
            <text:p>6250.0000</text:p>
          </table:table-cell>
          <table:table-cell office:value-type="float" office:value="6250.0000">
            <text:p>6250.0000</text:p>
          </table:table-cell>
          <table:table-cell office:value-type="float" office:value="6250.0000">
            <text:p>62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24">
            <text:p>203524</text:p>
          </table:table-cell>
          <table:table-cell office:value-type="float" office:value="300.0000">
            <text:p>300.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300.0000">
            <text:p>300.0000</text:p>
          </table:table-cell>
          <table:table-cell office:value-type="float" office:value="285.0000">
            <text:p>285.0000</text:p>
          </table:table-cell>
          <table:table-cell office:value-type="float" office:value="15.0000">
            <text:p>15.0000</text:p>
          </table:table-cell>
          <table:table-cell office:value-type="float" office:value="15.0000">
            <text:p>15.0000</text:p>
          </table:table-cell>
          <table:table-cell office:value-type="float" office:value="15.0000">
            <text:p>1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25">
            <text:p>203525</text:p>
          </table:table-cell>
          <table:table-cell office:value-type="float" office:value="350000.0000">
            <text:p>350000.000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office:value-type="float" office:value="198339.0000">
            <text:p>198339.0000</text:p>
          </table:table-cell>
          <table:table-cell office:value-type="float" office:value="186672.0000">
            <text:p>186672.0000</text:p>
          </table:table-cell>
          <table:table-cell office:value-type="float" office:value="11667.0000">
            <text:p>11667.0000</text:p>
          </table:table-cell>
          <table:table-cell office:value-type="float" office:value="11667.0000">
            <text:p>11667.0000</text:p>
          </table:table-cell>
          <table:table-cell office:value-type="float" office:value="11667.0000">
            <text:p>116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26">
            <text:p>203526</text:p>
          </table:table-cell>
          <table:table-cell office:value-type="float" office:value="3000000.0000">
            <text:p>3000000.000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-1">
            <text:p>-1</text:p>
          </table:table-cell>
          <table:table-cell office:value-type="float" office:value="1800000.0000">
            <text:p>1800000.0000</text:p>
          </table:table-cell>
          <table:table-cell office:value-type="float" office:value="1725000.0000">
            <text:p>1725000.0000</text:p>
          </table:table-cell>
          <table:table-cell office:value-type="float" office:value="75000.0000">
            <text:p>75000.0000</text:p>
          </table:table-cell>
          <table:table-cell office:value-type="float" office:value="75000.0000">
            <text:p>75000.0000</text:p>
          </table:table-cell>
          <table:table-cell office:value-type="float" office:value="75000.0000">
            <text:p>7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27">
            <text:p>203527</text:p>
          </table:table-cell>
          <table:table-cell office:value-type="float" office:value="450000.0000">
            <text:p>45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0000.0000">
            <text:p>450000.0000</text:p>
          </table:table-cell>
          <table:table-cell office:value-type="float" office:value="450000.0000">
            <text:p>450000.0000</text:p>
          </table:table-cell>
          <table:table-cell office:value-type="float" office:value="0.0000">
            <text:p>0.0000</text:p>
          </table:table-cell>
          <table:table-cell office:value-type="float" office:value="22500.0000">
            <text:p>22500.0000</text:p>
          </table:table-cell>
          <table:table-cell office:value-type="float" office:value="22500.0000">
            <text:p>2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28">
            <text:p>203528</text:p>
          </table:table-cell>
          <table:table-cell office:value-type="float" office:value="165000.0000">
            <text:p>165000.000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86625.0000">
            <text:p>86625.0000</text:p>
          </table:table-cell>
          <table:table-cell office:value-type="float" office:value="82500.0000">
            <text:p>82500.0000</text:p>
          </table:table-cell>
          <table:table-cell office:value-type="float" office:value="4125.0000">
            <text:p>4125.0000</text:p>
          </table:table-cell>
          <table:table-cell office:value-type="float" office:value="4125.0000">
            <text:p>4125.0000</text:p>
          </table:table-cell>
          <table:table-cell office:value-type="float" office:value="4125.0000">
            <text:p>41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29">
            <text:p>203529</text:p>
          </table:table-cell>
          <table:table-cell office:value-type="float" office:value="3000000.0000">
            <text:p>3000000.0000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-1">
            <text:p>-1</text:p>
          </table:table-cell>
          <table:table-cell office:value-type="float" office:value="1125000.0000">
            <text:p>1125000.0000</text:p>
          </table:table-cell>
          <table:table-cell office:value-type="float" office:value="1050000.0000">
            <text:p>1050000.0000</text:p>
          </table:table-cell>
          <table:table-cell office:value-type="float" office:value="75000.0000">
            <text:p>75000.0000</text:p>
          </table:table-cell>
          <table:table-cell office:value-type="float" office:value="75000.0000">
            <text:p>75000.0000</text:p>
          </table:table-cell>
          <table:table-cell office:value-type="float" office:value="75000.0000">
            <text:p>7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30">
            <text:p>203530</text:p>
          </table:table-cell>
          <table:table-cell office:value-type="float" office:value="150000.0000">
            <text:p>15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0000.0000">
            <text:p>150000.0000</text:p>
          </table:table-cell>
          <table:table-cell office:value-type="float" office:value="150000.0000">
            <text:p>150000.0000</text:p>
          </table:table-cell>
          <table:table-cell office:value-type="float" office:value="0.0000">
            <text:p>0.0000</text:p>
          </table:table-cell>
          <table:table-cell office:value-type="float" office:value="7500.0000">
            <text:p>7500.0000</text:p>
          </table:table-cell>
          <table:table-cell office:value-type="float" office:value="7500.0000">
            <text:p>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31">
            <text:p>203531</text:p>
          </table:table-cell>
          <table:table-cell office:value-type="float" office:value="1000000.0000">
            <text:p>1000000.00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50000.0000">
            <text:p>850000.0000</text:p>
          </table:table-cell>
          <table:table-cell office:value-type="float" office:value="825000.0000">
            <text:p>8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32">
            <text:p>203532</text:p>
          </table:table-cell>
          <table:table-cell office:value-type="float" office:value="1000000.0000">
            <text:p>1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0000.0000">
            <text:p>1000000.0000</text:p>
          </table:table-cell>
          <table:table-cell office:value-type="float" office:value="1000000.0000">
            <text:p>1000000.0000</text:p>
          </table:table-cell>
          <table:table-cell office:value-type="float" office:value="0.0000">
            <text:p>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33">
            <text:p>203533</text:p>
          </table:table-cell>
          <table:table-cell office:value-type="float" office:value="26500000.0000">
            <text:p>26500000.0000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-1">
            <text:p>-1</text:p>
          </table:table-cell>
          <table:table-cell office:value-type="float" office:value="8833330.0000">
            <text:p>8833330.0000</text:p>
          </table:table-cell>
          <table:table-cell office:value-type="float" office:value="7949997.0000">
            <text:p>7949997.0000</text:p>
          </table:table-cell>
          <table:table-cell office:value-type="float" office:value="883333.0000">
            <text:p>883333.0000</text:p>
          </table:table-cell>
          <table:table-cell office:value-type="float" office:value="883333.0000">
            <text:p>883333.0000</text:p>
          </table:table-cell>
          <table:table-cell office:value-type="float" office:value="883333.0000">
            <text:p>8833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34">
            <text:p>203534</text:p>
          </table:table-cell>
          <table:table-cell office:value-type="float" office:value="2400000.0000">
            <text:p>2400000.000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-1">
            <text:p>-1</text:p>
          </table:table-cell>
          <table:table-cell office:value-type="float" office:value="540000.0000">
            <text:p>540000.0000</text:p>
          </table:table-cell>
          <table:table-cell office:value-type="float" office:value="480000.0000">
            <text:p>480000.0000</text:p>
          </table:table-cell>
          <table:table-cell office:value-type="float" office:value="60000.0000">
            <text:p>60000.0000</text:p>
          </table:table-cell>
          <table:table-cell office:value-type="float" office:value="60000.0000">
            <text:p>60000.0000</text:p>
          </table:table-cell>
          <table:table-cell office:value-type="float" office:value="60000.0000">
            <text:p>6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35">
            <text:p>203535</text:p>
          </table:table-cell>
          <table:table-cell office:value-type="float" office:value="2000000.0000">
            <text:p>2000000.00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1750000.0000">
            <text:p>1750000.0000</text:p>
          </table:table-cell>
          <table:table-cell office:value-type="float" office:value="1700000.0000">
            <text:p>170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36">
            <text:p>203536</text:p>
          </table:table-cell>
          <table:table-cell office:value-type="float" office:value="400000.0000">
            <text:p>4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0000.0000">
            <text:p>400000.0000</text:p>
          </table:table-cell>
          <table:table-cell office:value-type="float" office:value="400000.0000">
            <text:p>400000.0000</text:p>
          </table:table-cell>
          <table:table-cell office:value-type="float" office:value="0.0000">
            <text:p>0.0000</text:p>
          </table:table-cell>
          <table:table-cell office:value-type="float" office:value="20000.0000">
            <text:p>20000.0000</text:p>
          </table:table-cell>
          <table:table-cell office:value-type="float" office:value="20000.0000">
            <text:p>2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37">
            <text:p>203537</text:p>
          </table:table-cell>
          <table:table-cell office:value-type="float" office:value="6000000.0000">
            <text:p>6000000.0000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-1">
            <text:p>-1</text:p>
          </table:table-cell>
          <table:table-cell office:value-type="float" office:value="1500000.0000">
            <text:p>1500000.0000</text:p>
          </table:table-cell>
          <table:table-cell office:value-type="float" office:value="1350000.0000">
            <text:p>1350000.0000</text:p>
          </table:table-cell>
          <table:table-cell office:value-type="float" office:value="150000.0000">
            <text:p>150000.0000</text:p>
          </table:table-cell>
          <table:table-cell office:value-type="float" office:value="150000.0000">
            <text:p>150000.0000</text:p>
          </table:table-cell>
          <table:table-cell office:value-type="float" office:value="150000.0000">
            <text:p>1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38">
            <text:p>203538</text:p>
          </table:table-cell>
          <table:table-cell office:value-type="float" office:value="300000.0000">
            <text:p>300000.000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50000.0000">
            <text:p>150000.0000</text:p>
          </table:table-cell>
          <table:table-cell office:value-type="float" office:value="135000.0000">
            <text:p>135000.0000</text:p>
          </table:table-cell>
          <table:table-cell office:value-type="float" office:value="15000.0000">
            <text:p>15000.0000</text:p>
          </table:table-cell>
          <table:table-cell office:value-type="float" office:value="15000.0000">
            <text:p>15000.0000</text:p>
          </table:table-cell>
          <table:table-cell office:value-type="float" office:value="15000.0000">
            <text:p>1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39">
            <text:p>203539</text:p>
          </table:table-cell>
          <table:table-cell office:value-type="float" office:value="1500000.0000">
            <text:p>1500000.000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787500.0000">
            <text:p>787500.0000</text:p>
          </table:table-cell>
          <table:table-cell office:value-type="float" office:value="750000.0000">
            <text:p>750000.0000</text:p>
          </table:table-cell>
          <table:table-cell office:value-type="float" office:value="37500.0000">
            <text:p>37500.0000</text:p>
          </table:table-cell>
          <table:table-cell office:value-type="float" office:value="37500.0000">
            <text:p>37500.0000</text:p>
          </table:table-cell>
          <table:table-cell office:value-type="float" office:value="37500.0000">
            <text:p>37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40">
            <text:p>203540</text:p>
          </table:table-cell>
          <table:table-cell office:value-type="float" office:value="3000000.0000">
            <text:p>3000000.000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1575000.0000">
            <text:p>1575000.0000</text:p>
          </table:table-cell>
          <table:table-cell office:value-type="float" office:value="1500000.0000">
            <text:p>1500000.0000</text:p>
          </table:table-cell>
          <table:table-cell office:value-type="float" office:value="75000.0000">
            <text:p>75000.0000</text:p>
          </table:table-cell>
          <table:table-cell office:value-type="float" office:value="75000.0000">
            <text:p>75000.0000</text:p>
          </table:table-cell>
          <table:table-cell office:value-type="float" office:value="75000.0000">
            <text:p>7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41">
            <text:p>203541</text:p>
          </table:table-cell>
          <table:table-cell office:value-type="float" office:value="200000.0000">
            <text:p>200000.000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26673.0000">
            <text:p>126673.0000</text:p>
          </table:table-cell>
          <table:table-cell office:value-type="float" office:value="120006.0000">
            <text:p>120006.0000</text:p>
          </table:table-cell>
          <table:table-cell office:value-type="float" office:value="6667.0000">
            <text:p>6667.0000</text:p>
          </table:table-cell>
          <table:table-cell office:value-type="float" office:value="6667.0000">
            <text:p>6667.0000</text:p>
          </table:table-cell>
          <table:table-cell office:value-type="float" office:value="6667.0000">
            <text:p>66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42">
            <text:p>203542</text:p>
          </table:table-cell>
          <table:table-cell office:value-type="float" office:value="500000.0000">
            <text:p>500000.000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-1">
            <text:p>-1</text:p>
          </table:table-cell>
          <table:table-cell office:value-type="float" office:value="237500.0000">
            <text:p>237500.0000</text:p>
          </table:table-cell>
          <table:table-cell office:value-type="float" office:value="225000.0000">
            <text:p>225000.0000</text:p>
          </table:table-cell>
          <table:table-cell office:value-type="float" office:value="12500.0000">
            <text:p>12500.0000</text:p>
          </table:table-cell>
          <table:table-cell office:value-type="float" office:value="12500.0000">
            <text:p>12500.0000</text:p>
          </table:table-cell>
          <table:table-cell office:value-type="float" office:value="12500.0000">
            <text:p>1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543">
            <text:p>203543</text:p>
          </table:table-cell>
          <table:table-cell office:value-type="float" office:value="250000.0000">
            <text:p>250000.0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237500.0000">
            <text:p>237500.0000</text:p>
          </table:table-cell>
          <table:table-cell office:value-type="float" office:value="225000.0000">
            <text:p>225000.0000</text:p>
          </table:table-cell>
          <table:table-cell office:value-type="float" office:value="12500.0000">
            <text:p>12500.0000</text:p>
          </table:table-cell>
          <table:table-cell office:value-type="float" office:value="12500.0000">
            <text:p>12500.0000</text:p>
          </table:table-cell>
          <table:table-cell office:value-type="float" office:value="12500.0000">
            <text:p>1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58648">
            <text:p>58648</text:p>
          </table:table-cell>
          <table:table-cell office:value-type="float" office:value="900000.0000">
            <text:p>900000.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12500.0000">
            <text:p>112500.0000</text:p>
          </table:table-cell>
          <table:table-cell office:value-type="float" office:value="90000.0000">
            <text:p>90000.0000</text:p>
          </table:table-cell>
          <table:table-cell office:value-type="float" office:value="22500.0000">
            <text:p>22500.0000</text:p>
          </table:table-cell>
          <table:table-cell office:value-type="float" office:value="22500.0000">
            <text:p>22500.0000</text:p>
          </table:table-cell>
          <table:table-cell office:value-type="float" office:value="22500.0000">
            <text:p>2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74820">
            <text:p>2674820</text:p>
          </table:table-cell>
          <table:table-cell office:value-type="float" office:value="17060613.0000">
            <text:p>17060613.000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-1">
            <text:p>-1</text:p>
          </table:table-cell>
          <table:table-cell office:value-type="float" office:value="1706062.0000">
            <text:p>1706062.0000</text:p>
          </table:table-cell>
          <table:table-cell office:value-type="float" office:value="853031.0000">
            <text:p>853031.0000</text:p>
          </table:table-cell>
          <table:table-cell office:value-type="float" office:value="853031.0000">
            <text:p>853031.0000</text:p>
          </table:table-cell>
          <table:table-cell office:value-type="float" office:value="853031.0000">
            <text:p>853031.0000</text:p>
          </table:table-cell>
          <table:table-cell office:value-type="float" office:value="853031.0000">
            <text:p>853031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769296">
            <text:p>2769296</text:p>
          </table:table-cell>
          <table:table-cell office:value-type="float" office:value="27997000.0000">
            <text:p>27997000.000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1866466.0000">
            <text:p>1866466.0000</text:p>
          </table:table-cell>
          <table:table-cell office:value-type="float" office:value="933233.0000">
            <text:p>933233.0000</text:p>
          </table:table-cell>
          <table:table-cell office:value-type="float" office:value="933233.0000">
            <text:p>933233.0000</text:p>
          </table:table-cell>
          <table:table-cell office:value-type="float" office:value="933233.0000">
            <text:p>933233.0000</text:p>
          </table:table-cell>
          <table:table-cell office:value-type="float" office:value="933233.0000">
            <text:p>9332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00">
            <text:p>203600</text:p>
          </table:table-cell>
          <table:table-cell office:value-type="float" office:value="406482000.0000">
            <text:p>406482000.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406482000.0000">
            <text:p>406482000.0000</text:p>
          </table:table-cell>
          <table:table-cell office:value-type="float" office:value="365833800.0000">
            <text:p>365833800.0000</text:p>
          </table:table-cell>
          <table:table-cell office:value-type="float" office:value="40648200.0000">
            <text:p>40648200.0000</text:p>
          </table:table-cell>
          <table:table-cell office:value-type="float" office:value="40648200.0000">
            <text:p>40648200.0000</text:p>
          </table:table-cell>
          <table:table-cell office:value-type="float" office:value="40648200.0000">
            <text:p>406482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08">
            <text:p>203608</text:p>
          </table:table-cell>
          <table:table-cell office:value-type="float" office:value="2594194000.0000">
            <text:p>2594194000.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594194000.0000">
            <text:p>2594194000.0000</text:p>
          </table:table-cell>
          <table:table-cell office:value-type="float" office:value="2334774600.0000">
            <text:p>2334774600.0000</text:p>
          </table:table-cell>
          <table:table-cell office:value-type="float" office:value="259419400.0000">
            <text:p>259419400.0000</text:p>
          </table:table-cell>
          <table:table-cell office:value-type="float" office:value="259419400.0000">
            <text:p>259419400.0000</text:p>
          </table:table-cell>
          <table:table-cell office:value-type="float" office:value="259419400.0000">
            <text:p>2594194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09">
            <text:p>203609</text:p>
          </table:table-cell>
          <table:table-cell office:value-type="float" office:value="179250000.0000">
            <text:p>179250000.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79250000.0000">
            <text:p>179250000.0000</text:p>
          </table:table-cell>
          <table:table-cell office:value-type="float" office:value="161325000.0000">
            <text:p>161325000.0000</text:p>
          </table:table-cell>
          <table:table-cell office:value-type="float" office:value="17925000.0000">
            <text:p>17925000.0000</text:p>
          </table:table-cell>
          <table:table-cell office:value-type="float" office:value="17925000.0000">
            <text:p>17925000.0000</text:p>
          </table:table-cell>
          <table:table-cell office:value-type="float" office:value="17925000.0000">
            <text:p>179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10">
            <text:p>203610</text:p>
          </table:table-cell>
          <table:table-cell office:value-type="float" office:value="415135000.0000">
            <text:p>415135000.0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373621500.0000">
            <text:p>373621500.0000</text:p>
          </table:table-cell>
          <table:table-cell office:value-type="float" office:value="332108000.0000">
            <text:p>332108000.0000</text:p>
          </table:table-cell>
          <table:table-cell office:value-type="float" office:value="41513500.0000">
            <text:p>41513500.0000</text:p>
          </table:table-cell>
          <table:table-cell office:value-type="float" office:value="41513500.0000">
            <text:p>41513500.0000</text:p>
          </table:table-cell>
          <table:table-cell office:value-type="float" office:value="41513500.0000">
            <text:p>41513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11">
            <text:p>203611</text:p>
          </table:table-cell>
          <table:table-cell office:value-type="float" office:value="489672000.0000">
            <text:p>489672000.0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440704800.0000">
            <text:p>440704800.0000</text:p>
          </table:table-cell>
          <table:table-cell office:value-type="float" office:value="391737600.0000">
            <text:p>391737600.0000</text:p>
          </table:table-cell>
          <table:table-cell office:value-type="float" office:value="48967200.0000">
            <text:p>48967200.0000</text:p>
          </table:table-cell>
          <table:table-cell office:value-type="float" office:value="48967200.0000">
            <text:p>48967200.0000</text:p>
          </table:table-cell>
          <table:table-cell office:value-type="float" office:value="48967200.0000">
            <text:p>489672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13">
            <text:p>203613</text:p>
          </table:table-cell>
          <table:table-cell office:value-type="float" office:value="670631021.0000">
            <text:p>670631021.00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335315510.0000">
            <text:p>335315510.0000</text:p>
          </table:table-cell>
          <table:table-cell office:value-type="float" office:value="268252408.0000">
            <text:p>268252408.0000</text:p>
          </table:table-cell>
          <table:table-cell office:value-type="float" office:value="67063102.0000">
            <text:p>67063102.0000</text:p>
          </table:table-cell>
          <table:table-cell office:value-type="float" office:value="67063102.0000">
            <text:p>67063102.0000</text:p>
          </table:table-cell>
          <table:table-cell office:value-type="float" office:value="67063102.0000">
            <text:p>67063102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14">
            <text:p>203614</text:p>
          </table:table-cell>
          <table:table-cell office:value-type="float" office:value="9894000.0000">
            <text:p>9894000.0000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-1">
            <text:p>-1</text:p>
          </table:table-cell>
          <table:table-cell office:value-type="float" office:value="1187280.0000">
            <text:p>1187280.0000</text:p>
          </table:table-cell>
          <table:table-cell office:value-type="float" office:value="989400.0000">
            <text:p>989400.0000</text:p>
          </table:table-cell>
          <table:table-cell office:value-type="float" office:value="197880.0000">
            <text:p>197880.0000</text:p>
          </table:table-cell>
          <table:table-cell office:value-type="float" office:value="197880.0000">
            <text:p>197880.0000</text:p>
          </table:table-cell>
          <table:table-cell office:value-type="float" office:value="197880.0000">
            <text:p>19788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15">
            <text:p>203615</text:p>
          </table:table-cell>
          <table:table-cell office:value-type="float" office:value="9506000.0000">
            <text:p>9506000.0000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-1">
            <text:p>-1</text:p>
          </table:table-cell>
          <table:table-cell office:value-type="float" office:value="1140720.0000">
            <text:p>1140720.0000</text:p>
          </table:table-cell>
          <table:table-cell office:value-type="float" office:value="950600.0000">
            <text:p>950600.0000</text:p>
          </table:table-cell>
          <table:table-cell office:value-type="float" office:value="190120.0000">
            <text:p>190120.0000</text:p>
          </table:table-cell>
          <table:table-cell office:value-type="float" office:value="190120.0000">
            <text:p>190120.0000</text:p>
          </table:table-cell>
          <table:table-cell office:value-type="float" office:value="190120.0000">
            <text:p>19012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16">
            <text:p>203616</text:p>
          </table:table-cell>
          <table:table-cell office:value-type="float" office:value="105576000.0000">
            <text:p>105576000.0000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-1">
            <text:p>-1</text:p>
          </table:table-cell>
          <table:table-cell office:value-type="float" office:value="12669120.0000">
            <text:p>12669120.0000</text:p>
          </table:table-cell>
          <table:table-cell office:value-type="float" office:value="10557600.0000">
            <text:p>10557600.0000</text:p>
          </table:table-cell>
          <table:table-cell office:value-type="float" office:value="2111520.0000">
            <text:p>2111520.0000</text:p>
          </table:table-cell>
          <table:table-cell office:value-type="float" office:value="2111520.0000">
            <text:p>2111520.0000</text:p>
          </table:table-cell>
          <table:table-cell office:value-type="float" office:value="2111520.0000">
            <text:p>211152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20">
            <text:p>203620</text:p>
          </table:table-cell>
          <table:table-cell office:value-type="float" office:value="388260000.0000">
            <text:p>388260000.0000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-1">
            <text:p>-1</text:p>
          </table:table-cell>
          <table:table-cell office:value-type="float" office:value="31060800.0000">
            <text:p>31060800.0000</text:p>
          </table:table-cell>
          <table:table-cell office:value-type="float" office:value="23295600.0000">
            <text:p>23295600.0000</text:p>
          </table:table-cell>
          <table:table-cell office:value-type="float" office:value="7765200.0000">
            <text:p>7765200.0000</text:p>
          </table:table-cell>
          <table:table-cell office:value-type="float" office:value="7765200.0000">
            <text:p>7765200.0000</text:p>
          </table:table-cell>
          <table:table-cell office:value-type="float" office:value="7765200.0000">
            <text:p>77652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21">
            <text:p>203621</text:p>
          </table:table-cell>
          <table:table-cell office:value-type="float" office:value="1224764200.0000">
            <text:p>1224764200.0000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-1">
            <text:p>-1</text:p>
          </table:table-cell>
          <table:table-cell office:value-type="float" office:value="146971704.0000">
            <text:p>146971704.0000</text:p>
          </table:table-cell>
          <table:table-cell office:value-type="float" office:value="122476420.0000">
            <text:p>122476420.0000</text:p>
          </table:table-cell>
          <table:table-cell office:value-type="float" office:value="24495284.0000">
            <text:p>24495284.0000</text:p>
          </table:table-cell>
          <table:table-cell office:value-type="float" office:value="24495284.0000">
            <text:p>24495284.0000</text:p>
          </table:table-cell>
          <table:table-cell office:value-type="float" office:value="24495284.0000">
            <text:p>24495284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25">
            <text:p>203625</text:p>
          </table:table-cell>
          <table:table-cell office:value-type="float" office:value="56765008.2400">
            <text:p>56765008.2400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-1">
            <text:p>-1</text:p>
          </table:table-cell>
          <table:table-cell office:value-type="float" office:value="7947100.0000">
            <text:p>7947100.0000</text:p>
          </table:table-cell>
          <table:table-cell office:value-type="float" office:value="6811800.0000">
            <text:p>6811800.0000</text:p>
          </table:table-cell>
          <table:table-cell office:value-type="float" office:value="1135300.0000">
            <text:p>1135300.0000</text:p>
          </table:table-cell>
          <table:table-cell office:value-type="float" office:value="1135300.0000">
            <text:p>1135300.0000</text:p>
          </table:table-cell>
          <table:table-cell office:value-type="float" office:value="1135300.0000">
            <text:p>1135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26">
            <text:p>203626</text:p>
          </table:table-cell>
          <table:table-cell office:value-type="float" office:value="56765008.2600">
            <text:p>56765008.2600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-1">
            <text:p>-1</text:p>
          </table:table-cell>
          <table:table-cell office:value-type="float" office:value="7947100.0000">
            <text:p>7947100.0000</text:p>
          </table:table-cell>
          <table:table-cell office:value-type="float" office:value="6811800.0000">
            <text:p>6811800.0000</text:p>
          </table:table-cell>
          <table:table-cell office:value-type="float" office:value="1135300.0000">
            <text:p>1135300.0000</text:p>
          </table:table-cell>
          <table:table-cell office:value-type="float" office:value="1135300.0000">
            <text:p>1135300.0000</text:p>
          </table:table-cell>
          <table:table-cell office:value-type="float" office:value="1135300.0000">
            <text:p>1135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27">
            <text:p>203627</text:p>
          </table:table-cell>
          <table:table-cell office:value-type="float" office:value="56765008.2600">
            <text:p>56765008.2600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-1">
            <text:p>-1</text:p>
          </table:table-cell>
          <table:table-cell office:value-type="float" office:value="7947100.0000">
            <text:p>7947100.0000</text:p>
          </table:table-cell>
          <table:table-cell office:value-type="float" office:value="6811800.0000">
            <text:p>6811800.0000</text:p>
          </table:table-cell>
          <table:table-cell office:value-type="float" office:value="1135300.0000">
            <text:p>1135300.0000</text:p>
          </table:table-cell>
          <table:table-cell office:value-type="float" office:value="1135300.0000">
            <text:p>1135300.0000</text:p>
          </table:table-cell>
          <table:table-cell office:value-type="float" office:value="1135300.0000">
            <text:p>1135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28">
            <text:p>203628</text:p>
          </table:table-cell>
          <table:table-cell office:value-type="float" office:value="56765008.2600">
            <text:p>56765008.2600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-1">
            <text:p>-1</text:p>
          </table:table-cell>
          <table:table-cell office:value-type="float" office:value="7947100.0000">
            <text:p>7947100.0000</text:p>
          </table:table-cell>
          <table:table-cell office:value-type="float" office:value="6811800.0000">
            <text:p>6811800.0000</text:p>
          </table:table-cell>
          <table:table-cell office:value-type="float" office:value="1135300.0000">
            <text:p>1135300.0000</text:p>
          </table:table-cell>
          <table:table-cell office:value-type="float" office:value="1135300.0000">
            <text:p>1135300.0000</text:p>
          </table:table-cell>
          <table:table-cell office:value-type="float" office:value="1135300.0000">
            <text:p>1135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29">
            <text:p>203629</text:p>
          </table:table-cell>
          <table:table-cell office:value-type="float" office:value="56765008.2600">
            <text:p>56765008.2600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-1">
            <text:p>-1</text:p>
          </table:table-cell>
          <table:table-cell office:value-type="float" office:value="7947100.0000">
            <text:p>7947100.0000</text:p>
          </table:table-cell>
          <table:table-cell office:value-type="float" office:value="6811800.0000">
            <text:p>6811800.0000</text:p>
          </table:table-cell>
          <table:table-cell office:value-type="float" office:value="1135300.0000">
            <text:p>1135300.0000</text:p>
          </table:table-cell>
          <table:table-cell office:value-type="float" office:value="1135300.0000">
            <text:p>1135300.0000</text:p>
          </table:table-cell>
          <table:table-cell office:value-type="float" office:value="1135300.0000">
            <text:p>1135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30">
            <text:p>203630</text:p>
          </table:table-cell>
          <table:table-cell office:value-type="float" office:value="56765008.2600">
            <text:p>56765008.2600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-1">
            <text:p>-1</text:p>
          </table:table-cell>
          <table:table-cell office:value-type="float" office:value="7947100.0000">
            <text:p>7947100.0000</text:p>
          </table:table-cell>
          <table:table-cell office:value-type="float" office:value="6811800.0000">
            <text:p>6811800.0000</text:p>
          </table:table-cell>
          <table:table-cell office:value-type="float" office:value="1135300.0000">
            <text:p>1135300.0000</text:p>
          </table:table-cell>
          <table:table-cell office:value-type="float" office:value="1135300.0000">
            <text:p>1135300.0000</text:p>
          </table:table-cell>
          <table:table-cell office:value-type="float" office:value="1135300.0000">
            <text:p>1135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31">
            <text:p>203631</text:p>
          </table:table-cell>
          <table:table-cell office:value-type="float" office:value="56765008.2600">
            <text:p>56765008.2600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-1">
            <text:p>-1</text:p>
          </table:table-cell>
          <table:table-cell office:value-type="float" office:value="7947100.0000">
            <text:p>7947100.0000</text:p>
          </table:table-cell>
          <table:table-cell office:value-type="float" office:value="6811800.0000">
            <text:p>6811800.0000</text:p>
          </table:table-cell>
          <table:table-cell office:value-type="float" office:value="1135300.0000">
            <text:p>1135300.0000</text:p>
          </table:table-cell>
          <table:table-cell office:value-type="float" office:value="1135300.0000">
            <text:p>1135300.0000</text:p>
          </table:table-cell>
          <table:table-cell office:value-type="float" office:value="1135300.0000">
            <text:p>1135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32">
            <text:p>203632</text:p>
          </table:table-cell>
          <table:table-cell office:value-type="float" office:value="56765008.2600">
            <text:p>56765008.2600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-1">
            <text:p>-1</text:p>
          </table:table-cell>
          <table:table-cell office:value-type="float" office:value="7947100.0000">
            <text:p>7947100.0000</text:p>
          </table:table-cell>
          <table:table-cell office:value-type="float" office:value="6811800.0000">
            <text:p>6811800.0000</text:p>
          </table:table-cell>
          <table:table-cell office:value-type="float" office:value="1135300.0000">
            <text:p>1135300.0000</text:p>
          </table:table-cell>
          <table:table-cell office:value-type="float" office:value="1135300.0000">
            <text:p>1135300.0000</text:p>
          </table:table-cell>
          <table:table-cell office:value-type="float" office:value="1135300.0000">
            <text:p>1135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33">
            <text:p>203633</text:p>
          </table:table-cell>
          <table:table-cell office:value-type="float" office:value="56765008.2600">
            <text:p>56765008.2600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-1">
            <text:p>-1</text:p>
          </table:table-cell>
          <table:table-cell office:value-type="float" office:value="7947100.0000">
            <text:p>7947100.0000</text:p>
          </table:table-cell>
          <table:table-cell office:value-type="float" office:value="6811800.0000">
            <text:p>6811800.0000</text:p>
          </table:table-cell>
          <table:table-cell office:value-type="float" office:value="1135300.0000">
            <text:p>1135300.0000</text:p>
          </table:table-cell>
          <table:table-cell office:value-type="float" office:value="1135300.0000">
            <text:p>1135300.0000</text:p>
          </table:table-cell>
          <table:table-cell office:value-type="float" office:value="1135300.0000">
            <text:p>1135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34">
            <text:p>203634</text:p>
          </table:table-cell>
          <table:table-cell office:value-type="float" office:value="56765008.2600">
            <text:p>56765008.2600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-1">
            <text:p>-1</text:p>
          </table:table-cell>
          <table:table-cell office:value-type="float" office:value="7947100.0000">
            <text:p>7947100.0000</text:p>
          </table:table-cell>
          <table:table-cell office:value-type="float" office:value="6811800.0000">
            <text:p>6811800.0000</text:p>
          </table:table-cell>
          <table:table-cell office:value-type="float" office:value="1135300.0000">
            <text:p>1135300.0000</text:p>
          </table:table-cell>
          <table:table-cell office:value-type="float" office:value="1135300.0000">
            <text:p>1135300.0000</text:p>
          </table:table-cell>
          <table:table-cell office:value-type="float" office:value="1135300.0000">
            <text:p>1135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35">
            <text:p>203635</text:p>
          </table:table-cell>
          <table:table-cell office:value-type="float" office:value="56773417.4200">
            <text:p>56773417.4200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-1">
            <text:p>-1</text:p>
          </table:table-cell>
          <table:table-cell office:value-type="float" office:value="7948276.0000">
            <text:p>7948276.0000</text:p>
          </table:table-cell>
          <table:table-cell office:value-type="float" office:value="6812808.0000">
            <text:p>6812808.0000</text:p>
          </table:table-cell>
          <table:table-cell office:value-type="float" office:value="1135468.0000">
            <text:p>1135468.0000</text:p>
          </table:table-cell>
          <table:table-cell office:value-type="float" office:value="1135468.0000">
            <text:p>1135468.0000</text:p>
          </table:table-cell>
          <table:table-cell office:value-type="float" office:value="1135468.0000">
            <text:p>1135468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36">
            <text:p>203636</text:p>
          </table:table-cell>
          <table:table-cell office:value-type="float" office:value="1000000.0000">
            <text:p>1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0000.0000">
            <text:p>1000000.0000</text:p>
          </table:table-cell>
          <table:table-cell office:value-type="float" office:value="1000000.0000">
            <text:p>1000000.0000</text:p>
          </table:table-cell>
          <table:table-cell office:value-type="float" office:value="0.0000">
            <text:p>0.0000</text:p>
          </table:table-cell>
          <table:table-cell office:value-type="float" office:value="33333.0000">
            <text:p>33333.0000</text:p>
          </table:table-cell>
          <table:table-cell office:value-type="float" office:value="33333.0000">
            <text:p>333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37">
            <text:p>203637</text:p>
          </table:table-cell>
          <table:table-cell office:value-type="float" office:value="1000000.0000">
            <text:p>1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0000.0000">
            <text:p>1000000.0000</text:p>
          </table:table-cell>
          <table:table-cell office:value-type="float" office:value="1000000.0000">
            <text:p>1000000.0000</text:p>
          </table:table-cell>
          <table:table-cell office:value-type="float" office:value="0.0000">
            <text:p>0.0000</text:p>
          </table:table-cell>
          <table:table-cell office:value-type="float" office:value="33333.0000">
            <text:p>33333.0000</text:p>
          </table:table-cell>
          <table:table-cell office:value-type="float" office:value="33333.0000">
            <text:p>333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38">
            <text:p>203638</text:p>
          </table:table-cell>
          <table:table-cell office:value-type="float" office:value="1000000.0000">
            <text:p>1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0000.0000">
            <text:p>1000000.0000</text:p>
          </table:table-cell>
          <table:table-cell office:value-type="float" office:value="1000000.0000">
            <text:p>1000000.0000</text:p>
          </table:table-cell>
          <table:table-cell office:value-type="float" office:value="0.0000">
            <text:p>0.0000</text:p>
          </table:table-cell>
          <table:table-cell office:value-type="float" office:value="33333.0000">
            <text:p>33333.0000</text:p>
          </table:table-cell>
          <table:table-cell office:value-type="float" office:value="33333.0000">
            <text:p>333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39">
            <text:p>203639</text:p>
          </table:table-cell>
          <table:table-cell office:value-type="float" office:value="1000000.0000">
            <text:p>1000000.000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33326.0000">
            <text:p>733326.0000</text:p>
          </table:table-cell>
          <table:table-cell office:value-type="float" office:value="699993.0000">
            <text:p>699993.0000</text:p>
          </table:table-cell>
          <table:table-cell office:value-type="float" office:value="33333.0000">
            <text:p>33333.0000</text:p>
          </table:table-cell>
          <table:table-cell office:value-type="float" office:value="33333.0000">
            <text:p>33333.0000</text:p>
          </table:table-cell>
          <table:table-cell office:value-type="float" office:value="33333.0000">
            <text:p>33333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40">
            <text:p>203640</text:p>
          </table:table-cell>
          <table:table-cell office:value-type="float" office:value="14177000.0000">
            <text:p>14177000.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1890268.0000">
            <text:p>1890268.0000</text:p>
          </table:table-cell>
          <table:table-cell office:value-type="float" office:value="1417701.0000">
            <text:p>1417701.0000</text:p>
          </table:table-cell>
          <table:table-cell office:value-type="float" office:value="472567.0000">
            <text:p>472567.0000</text:p>
          </table:table-cell>
          <table:table-cell office:value-type="float" office:value="472567.0000">
            <text:p>472567.0000</text:p>
          </table:table-cell>
          <table:table-cell office:value-type="float" office:value="472567.0000">
            <text:p>47256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41">
            <text:p>203641</text:p>
          </table:table-cell>
          <table:table-cell office:value-type="float" office:value="36030060.0000">
            <text:p>36030060.000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3603008.0000">
            <text:p>3603008.0000</text:p>
          </table:table-cell>
          <table:table-cell office:value-type="float" office:value="2702256.0000">
            <text:p>2702256.0000</text:p>
          </table:table-cell>
          <table:table-cell office:value-type="float" office:value="900752.0000">
            <text:p>900752.0000</text:p>
          </table:table-cell>
          <table:table-cell office:value-type="float" office:value="900752.0000">
            <text:p>900752.0000</text:p>
          </table:table-cell>
          <table:table-cell office:value-type="float" office:value="900752.0000">
            <text:p>900752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42">
            <text:p>203642</text:p>
          </table:table-cell>
          <table:table-cell office:value-type="float" office:value="11153000.0000">
            <text:p>11153000.000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-1">
            <text:p>-1</text:p>
          </table:table-cell>
          <table:table-cell office:value-type="float" office:value="2509425.0000">
            <text:p>2509425.0000</text:p>
          </table:table-cell>
          <table:table-cell office:value-type="float" office:value="2230600.0000">
            <text:p>2230600.0000</text:p>
          </table:table-cell>
          <table:table-cell office:value-type="float" office:value="278825.0000">
            <text:p>278825.0000</text:p>
          </table:table-cell>
          <table:table-cell office:value-type="float" office:value="278825.0000">
            <text:p>278825.0000</text:p>
          </table:table-cell>
          <table:table-cell office:value-type="float" office:value="278825.0000">
            <text:p>2788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43">
            <text:p>203643</text:p>
          </table:table-cell>
          <table:table-cell office:value-type="float" office:value="150000.0000">
            <text:p>15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0000.0000">
            <text:p>150000.0000</text:p>
          </table:table-cell>
          <table:table-cell office:value-type="float" office:value="150000.0000">
            <text:p>150000.0000</text:p>
          </table:table-cell>
          <table:table-cell office:value-type="float" office:value="0.0000">
            <text:p>0.0000</text:p>
          </table:table-cell>
          <table:table-cell office:value-type="float" office:value="3750.0000">
            <text:p>3750.0000</text:p>
          </table:table-cell>
          <table:table-cell office:value-type="float" office:value="3750.0000">
            <text:p>37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44">
            <text:p>203644</text:p>
          </table:table-cell>
          <table:table-cell office:value-type="float" office:value="250000.0000">
            <text:p>25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0000.0000">
            <text:p>250000.0000</text:p>
          </table:table-cell>
          <table:table-cell office:value-type="float" office:value="250000.0000">
            <text:p>250000.0000</text:p>
          </table:table-cell>
          <table:table-cell office:value-type="float" office:value="0.0000">
            <text:p>0.0000</text:p>
          </table:table-cell>
          <table:table-cell office:value-type="float" office:value="6250.0000">
            <text:p>6250.0000</text:p>
          </table:table-cell>
          <table:table-cell office:value-type="float" office:value="6250.0000">
            <text:p>625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45">
            <text:p>203645</text:p>
          </table:table-cell>
          <table:table-cell office:value-type="float" office:value="1000000.0000">
            <text:p>1000000.000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-1">
            <text:p>-1</text:p>
          </table:table-cell>
          <table:table-cell office:value-type="float" office:value="550000.0000">
            <text:p>550000.0000</text:p>
          </table:table-cell>
          <table:table-cell office:value-type="float" office:value="525000.0000">
            <text:p>5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46">
            <text:p>203646</text:p>
          </table:table-cell>
          <table:table-cell office:value-type="float" office:value="1000000.0000">
            <text:p>1000000.000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-1">
            <text:p>-1</text:p>
          </table:table-cell>
          <table:table-cell office:value-type="float" office:value="550000.0000">
            <text:p>550000.0000</text:p>
          </table:table-cell>
          <table:table-cell office:value-type="float" office:value="525000.0000">
            <text:p>5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25000.0000">
            <text:p>25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47">
            <text:p>203647</text:p>
          </table:table-cell>
          <table:table-cell office:value-type="float" office:value="1000000.0000">
            <text:p>1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0000.0000">
            <text:p>1000000.0000</text:p>
          </table:table-cell>
          <table:table-cell office:value-type="float" office:value="1000000.0000">
            <text:p>1000000.0000</text:p>
          </table:table-cell>
          <table:table-cell office:value-type="float" office:value="0.0000">
            <text:p>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48">
            <text:p>203648</text:p>
          </table:table-cell>
          <table:table-cell office:value-type="float" office:value="1000000.0000">
            <text:p>1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0000.0000">
            <text:p>1000000.0000</text:p>
          </table:table-cell>
          <table:table-cell office:value-type="float" office:value="1000000.0000">
            <text:p>1000000.0000</text:p>
          </table:table-cell>
          <table:table-cell office:value-type="float" office:value="0.0000">
            <text:p>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49">
            <text:p>203649</text:p>
          </table:table-cell>
          <table:table-cell office:value-type="float" office:value="1000000.0000">
            <text:p>100000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0000.0000">
            <text:p>1000000.0000</text:p>
          </table:table-cell>
          <table:table-cell office:value-type="float" office:value="1000000.0000">
            <text:p>1000000.0000</text:p>
          </table:table-cell>
          <table:table-cell office:value-type="float" office:value="0.0000">
            <text:p>0.0000</text:p>
          </table:table-cell>
          <table:table-cell office:value-type="float" office:value="50000.0000">
            <text:p>50000.0000</text:p>
          </table:table-cell>
          <table:table-cell office:value-type="float" office:value="50000.0000">
            <text:p>5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3651">
            <text:p>203651</text:p>
          </table:table-cell>
          <table:table-cell office:value-type="float" office:value="3800000.0000">
            <text:p>3800000.000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710000.0000">
            <text:p>1710000.0000</text:p>
          </table:table-cell>
          <table:table-cell office:value-type="float" office:value="1520000.0000">
            <text:p>1520000.0000</text:p>
          </table:table-cell>
          <table:table-cell office:value-type="float" office:value="190000.0000">
            <text:p>190000.0000</text:p>
          </table:table-cell>
          <table:table-cell office:value-type="float" office:value="190000.0000">
            <text:p>190000.0000</text:p>
          </table:table-cell>
          <table:table-cell office:value-type="float" office:value="190000.0000">
            <text:p>19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774277">
            <text:p>1774277</text:p>
          </table:table-cell>
          <table:table-cell office:value-type="float" office:value="573906760.0000">
            <text:p>573906760.000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57390675.0000">
            <text:p>57390675.0000</text:p>
          </table:table-cell>
          <table:table-cell office:value-type="float" office:value="38260450.0000">
            <text:p>38260450.0000</text:p>
          </table:table-cell>
          <table:table-cell office:value-type="float" office:value="19130225.0000">
            <text:p>19130225.0000</text:p>
          </table:table-cell>
          <table:table-cell office:value-type="float" office:value="19130225.0000">
            <text:p>19130225.0000</text:p>
          </table:table-cell>
          <table:table-cell office:value-type="float" office:value="19130225.0000">
            <text:p>191302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734680">
            <text:p>1734680</text:p>
          </table:table-cell>
          <table:table-cell office:value-type="float" office:value="988890000.0000">
            <text:p>988890000.000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98889000.0000">
            <text:p>98889000.0000</text:p>
          </table:table-cell>
          <table:table-cell office:value-type="float" office:value="65926000.0000">
            <text:p>65926000.0000</text:p>
          </table:table-cell>
          <table:table-cell office:value-type="float" office:value="32963000.0000">
            <text:p>32963000.0000</text:p>
          </table:table-cell>
          <table:table-cell office:value-type="float" office:value="32963000.0000">
            <text:p>32963000.0000</text:p>
          </table:table-cell>
          <table:table-cell office:value-type="float" office:value="32963000.0000">
            <text:p>32963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731248">
            <text:p>1731248</text:p>
          </table:table-cell>
          <table:table-cell office:value-type="float" office:value="171120140.0000">
            <text:p>171120140.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51336042.0000">
            <text:p>51336042.0000</text:p>
          </table:table-cell>
          <table:table-cell office:value-type="float" office:value="34224028.0000">
            <text:p>34224028.0000</text:p>
          </table:table-cell>
          <table:table-cell office:value-type="float" office:value="17112014.0000">
            <text:p>17112014.0000</text:p>
          </table:table-cell>
          <table:table-cell office:value-type="float" office:value="17112014.0000">
            <text:p>17112014.0000</text:p>
          </table:table-cell>
          <table:table-cell office:value-type="float" office:value="17112014.0000">
            <text:p>17112014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774302">
            <text:p>1774302</text:p>
          </table:table-cell>
          <table:table-cell office:value-type="float" office:value="274999865.0000">
            <text:p>274999865.0000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-1">
            <text:p>-1</text:p>
          </table:table-cell>
          <table:table-cell office:value-type="float" office:value="16499991.0000">
            <text:p>16499991.0000</text:p>
          </table:table-cell>
          <table:table-cell office:value-type="float" office:value="10999994.0000">
            <text:p>10999994.0000</text:p>
          </table:table-cell>
          <table:table-cell office:value-type="float" office:value="5499997.0000">
            <text:p>5499997.0000</text:p>
          </table:table-cell>
          <table:table-cell office:value-type="float" office:value="5499997.0000">
            <text:p>5499997.0000</text:p>
          </table:table-cell>
          <table:table-cell office:value-type="float" office:value="5499997.0000">
            <text:p>549999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774294">
            <text:p>1774294</text:p>
          </table:table-cell>
          <table:table-cell office:value-type="float" office:value="205626873.0000">
            <text:p>205626873.0000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-1">
            <text:p>-1</text:p>
          </table:table-cell>
          <table:table-cell office:value-type="float" office:value="12337611.0000">
            <text:p>12337611.0000</text:p>
          </table:table-cell>
          <table:table-cell office:value-type="float" office:value="8225074.0000">
            <text:p>8225074.0000</text:p>
          </table:table-cell>
          <table:table-cell office:value-type="float" office:value="4112537.0000">
            <text:p>4112537.0000</text:p>
          </table:table-cell>
          <table:table-cell office:value-type="float" office:value="4112537.0000">
            <text:p>4112537.0000</text:p>
          </table:table-cell>
          <table:table-cell office:value-type="float" office:value="4112537.0000">
            <text:p>4112537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43966">
            <text:p>2643966</text:p>
          </table:table-cell>
          <table:table-cell office:value-type="float" office:value="9323751.0000">
            <text:p>9323751.0000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-1">
            <text:p>-1</text:p>
          </table:table-cell>
          <table:table-cell office:value-type="float" office:value="745900.0000">
            <text:p>745900.0000</text:p>
          </table:table-cell>
          <table:table-cell office:value-type="float" office:value="559425.0000">
            <text:p>559425.0000</text:p>
          </table:table-cell>
          <table:table-cell office:value-type="float" office:value="186475.0000">
            <text:p>186475.0000</text:p>
          </table:table-cell>
          <table:table-cell office:value-type="float" office:value="186475.0000">
            <text:p>186475.0000</text:p>
          </table:table-cell>
          <table:table-cell office:value-type="float" office:value="186475.0000">
            <text:p>1864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70896">
            <text:p>2670896</text:p>
          </table:table-cell>
          <table:table-cell office:value-type="float" office:value="198429000.0000">
            <text:p>198429000.000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13228600.0000">
            <text:p>13228600.0000</text:p>
          </table:table-cell>
          <table:table-cell office:value-type="float" office:value="6614300.0000">
            <text:p>6614300.0000</text:p>
          </table:table-cell>
          <table:table-cell office:value-type="float" office:value="6614300.0000">
            <text:p>6614300.0000</text:p>
          </table:table-cell>
          <table:table-cell office:value-type="float" office:value="6614300.0000">
            <text:p>6614300.0000</text:p>
          </table:table-cell>
          <table:table-cell office:value-type="float" office:value="6614300.0000">
            <text:p>66143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73980">
            <text:p>2673980</text:p>
          </table:table-cell>
          <table:table-cell office:value-type="float" office:value="3930000.0000">
            <text:p>3930000.000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262000.0000">
            <text:p>262000.0000</text:p>
          </table:table-cell>
          <table:table-cell office:value-type="float" office:value="131000.0000">
            <text:p>131000.0000</text:p>
          </table:table-cell>
          <table:table-cell office:value-type="float" office:value="131000.0000">
            <text:p>131000.0000</text:p>
          </table:table-cell>
          <table:table-cell office:value-type="float" office:value="131000.0000">
            <text:p>131000.0000</text:p>
          </table:table-cell>
          <table:table-cell office:value-type="float" office:value="131000.0000">
            <text:p>131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74017">
            <text:p>2674017</text:p>
          </table:table-cell>
          <table:table-cell office:value-type="float" office:value="5929000.0000">
            <text:p>5929000.0000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-1">
            <text:p>-1</text:p>
          </table:table-cell>
          <table:table-cell office:value-type="float" office:value="296450.0000">
            <text:p>296450.0000</text:p>
          </table:table-cell>
          <table:table-cell office:value-type="float" office:value="148225.0000">
            <text:p>148225.0000</text:p>
          </table:table-cell>
          <table:table-cell office:value-type="float" office:value="148225.0000">
            <text:p>148225.0000</text:p>
          </table:table-cell>
          <table:table-cell office:value-type="float" office:value="148225.0000">
            <text:p>148225.0000</text:p>
          </table:table-cell>
          <table:table-cell office:value-type="float" office:value="148225.0000">
            <text:p>1482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74031">
            <text:p>2674031</text:p>
          </table:table-cell>
          <table:table-cell office:value-type="float" office:value="147113000.0000">
            <text:p>147113000.0000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-1">
            <text:p>-1</text:p>
          </table:table-cell>
          <table:table-cell office:value-type="float" office:value="7355650.0000">
            <text:p>7355650.0000</text:p>
          </table:table-cell>
          <table:table-cell office:value-type="float" office:value="3677825.0000">
            <text:p>3677825.0000</text:p>
          </table:table-cell>
          <table:table-cell office:value-type="float" office:value="3677825.0000">
            <text:p>3677825.0000</text:p>
          </table:table-cell>
          <table:table-cell office:value-type="float" office:value="3677825.0000">
            <text:p>3677825.0000</text:p>
          </table:table-cell>
          <table:table-cell office:value-type="float" office:value="3677825.0000">
            <text:p>367782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74048">
            <text:p>2674048</text:p>
          </table:table-cell>
          <table:table-cell office:value-type="float" office:value="14887000.0000">
            <text:p>14887000.0000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-1">
            <text:p>-1</text:p>
          </table:table-cell>
          <table:table-cell office:value-type="float" office:value="744350.0000">
            <text:p>744350.0000</text:p>
          </table:table-cell>
          <table:table-cell office:value-type="float" office:value="372175.0000">
            <text:p>372175.0000</text:p>
          </table:table-cell>
          <table:table-cell office:value-type="float" office:value="372175.0000">
            <text:p>372175.0000</text:p>
          </table:table-cell>
          <table:table-cell office:value-type="float" office:value="372175.0000">
            <text:p>372175.0000</text:p>
          </table:table-cell>
          <table:table-cell office:value-type="float" office:value="372175.0000">
            <text:p>37217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74050">
            <text:p>2674050</text:p>
          </table:table-cell>
          <table:table-cell office:value-type="float" office:value="14900000.0000">
            <text:p>14900000.0000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-1">
            <text:p>-1</text:p>
          </table:table-cell>
          <table:table-cell office:value-type="float" office:value="745000.0000">
            <text:p>745000.0000</text:p>
          </table:table-cell>
          <table:table-cell office:value-type="float" office:value="372500.0000">
            <text:p>372500.0000</text:p>
          </table:table-cell>
          <table:table-cell office:value-type="float" office:value="372500.0000">
            <text:p>372500.0000</text:p>
          </table:table-cell>
          <table:table-cell office:value-type="float" office:value="372500.0000">
            <text:p>372500.0000</text:p>
          </table:table-cell>
          <table:table-cell office:value-type="float" office:value="372500.0000">
            <text:p>37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74052">
            <text:p>2674052</text:p>
          </table:table-cell>
          <table:table-cell office:value-type="float" office:value="10500000.0000">
            <text:p>10500000.0000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-1">
            <text:p>-1</text:p>
          </table:table-cell>
          <table:table-cell office:value-type="float" office:value="525000.0000">
            <text:p>525000.0000</text:p>
          </table:table-cell>
          <table:table-cell office:value-type="float" office:value="262500.0000">
            <text:p>262500.0000</text:p>
          </table:table-cell>
          <table:table-cell office:value-type="float" office:value="262500.0000">
            <text:p>262500.0000</text:p>
          </table:table-cell>
          <table:table-cell office:value-type="float" office:value="262500.0000">
            <text:p>262500.0000</text:p>
          </table:table-cell>
          <table:table-cell office:value-type="float" office:value="262500.0000">
            <text:p>2625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74592">
            <text:p>2674592</text:p>
          </table:table-cell>
          <table:table-cell office:value-type="float" office:value="699908000.0000">
            <text:p>699908000.000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39981600.0000">
            <text:p>139981600.0000</text:p>
          </table:table-cell>
          <table:table-cell office:value-type="float" office:value="69990800.0000">
            <text:p>69990800.0000</text:p>
          </table:table-cell>
          <table:table-cell office:value-type="float" office:value="69990800.0000">
            <text:p>69990800.0000</text:p>
          </table:table-cell>
          <table:table-cell office:value-type="float" office:value="69990800.0000">
            <text:p>69990800.0000</text:p>
          </table:table-cell>
          <table:table-cell office:value-type="float" office:value="69990800.0000">
            <text:p>699908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769677">
            <text:p>2769677</text:p>
          </table:table-cell>
          <table:table-cell office:value-type="float" office:value="150000000.0000">
            <text:p>150000000.0000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-1">
            <text:p>-1</text:p>
          </table:table-cell>
          <table:table-cell office:value-type="float" office:value="15000000.0000">
            <text:p>15000000.0000</text:p>
          </table:table-cell>
          <table:table-cell office:value-type="float" office:value="12000000.0000">
            <text:p>12000000.0000</text:p>
          </table:table-cell>
          <table:table-cell office:value-type="float" office:value="3000000.0000">
            <text:p>3000000.0000</text:p>
          </table:table-cell>
          <table:table-cell office:value-type="float" office:value="3000000.0000">
            <text:p>3000000.0000</text:p>
          </table:table-cell>
          <table:table-cell office:value-type="float" office:value="3000000.0000">
            <text:p>300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74580">
            <text:p>2674580</text:p>
          </table:table-cell>
          <table:table-cell office:value-type="float" office:value="913832583.0000">
            <text:p>913832583.000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60922172.0000">
            <text:p>60922172.0000</text:p>
          </table:table-cell>
          <table:table-cell office:value-type="float" office:value="30461086.0000">
            <text:p>30461086.0000</text:p>
          </table:table-cell>
          <table:table-cell office:value-type="float" office:value="30461086.0000">
            <text:p>30461086.0000</text:p>
          </table:table-cell>
          <table:table-cell office:value-type="float" office:value="30461086.0000">
            <text:p>30461086.0000</text:p>
          </table:table-cell>
          <table:table-cell office:value-type="float" office:value="30461086.0000">
            <text:p>30461086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1982">
            <text:p>201982</text:p>
          </table:table-cell>
          <table:table-cell office:value-type="float" office:value="14930000.0000">
            <text:p>14930000.00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7465000.0000">
            <text:p>7465000.0000</text:p>
          </table:table-cell>
          <table:table-cell office:value-type="float" office:value="5972000.0000">
            <text:p>5972000.0000</text:p>
          </table:table-cell>
          <table:table-cell office:value-type="float" office:value="1493000.0000">
            <text:p>1493000.0000</text:p>
          </table:table-cell>
          <table:table-cell office:value-type="float" office:value="1493000.0000">
            <text:p>1493000.0000</text:p>
          </table:table-cell>
          <table:table-cell office:value-type="float" office:value="1493000.0000">
            <text:p>1493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674594">
            <text:p>2674594</text:p>
          </table:table-cell>
          <table:table-cell office:value-type="float" office:value="43200000.0000">
            <text:p>43200000.0000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-1">
            <text:p>-1</text:p>
          </table:table-cell>
          <table:table-cell office:value-type="float" office:value="2160000.0000">
            <text:p>2160000.0000</text:p>
          </table:table-cell>
          <table:table-cell office:value-type="float" office:value="1080000.0000">
            <text:p>1080000.0000</text:p>
          </table:table-cell>
          <table:table-cell office:value-type="float" office:value="1080000.0000">
            <text:p>1080000.0000</text:p>
          </table:table-cell>
          <table:table-cell office:value-type="float" office:value="1080000.0000">
            <text:p>1080000.0000</text:p>
          </table:table-cell>
          <table:table-cell office:value-type="float" office:value="1080000.0000">
            <text:p>1080000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202383">
            <text:p>202383</text:p>
          </table:table-cell>
          <table:table-cell office:value-type="float" office:value="482142740.8000">
            <text:p>482142740.800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40464340.8000">
            <text:p>140464340.8000</text:p>
          </table:table-cell>
          <table:table-cell office:value-type="float" office:value="140464340.8000">
            <text:p>140464340.8000</text:p>
          </table:table-cell>
          <table:table-cell office:value-type="float" office:value="0.0000">
            <text:p>0.0000</text:p>
          </table:table-cell>
          <table:table-cell office:value-type="float" office:value="42709800.0000">
            <text:p>42709800.0000</text:p>
          </table:table-cell>
          <table:table-cell office:value-type="float" office:value="85419600.0000">
            <text:p>85419600.0000</text:p>
          </table:table-cell>
          <table:table-cell office:value-type="float" office:value="-42709800.0000">
            <text:p>-42709800.0000</text:p>
          </table:table-cell>
        </table:table-row>
        <table:table-row>
          <table:table-cell office:value-type="float" office:value="202412">
            <text:p>202412</text:p>
          </table:table-cell>
          <table:table-cell office:value-type="float" office:value="1077462752.2000">
            <text:p>1077462752.200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530388352.2000">
            <text:p>530388352.2000</text:p>
          </table:table-cell>
          <table:table-cell office:value-type="float" office:value="530388352.2000">
            <text:p>530388352.2000</text:p>
          </table:table-cell>
          <table:table-cell office:value-type="float" office:value="0.0000">
            <text:p>0.0000</text:p>
          </table:table-cell>
          <table:table-cell office:value-type="float" office:value="68384300.0000">
            <text:p>68384300.0000</text:p>
          </table:table-cell>
          <table:table-cell office:value-type="float" office:value="136768600.0000">
            <text:p>136768600.0000</text:p>
          </table:table-cell>
          <table:table-cell office:value-type="float" office:value="-68384300.0000">
            <text:p>-68384300.0000</text:p>
          </table:table-cell>
        </table:table-row>
        <table:table-row>
          <table:table-cell office:value-type="float" office:value="202415">
            <text:p>202415</text:p>
          </table:table-cell>
          <table:table-cell office:value-type="float" office:value="1717871220.2000">
            <text:p>1717871220.200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055256532.2000">
            <text:p>1055256532.2000</text:p>
          </table:table-cell>
          <table:table-cell office:value-type="float" office:value="1055256532.2000">
            <text:p>1055256532.2000</text:p>
          </table:table-cell>
          <table:table-cell office:value-type="float" office:value="0.0000">
            <text:p>0.0000</text:p>
          </table:table-cell>
          <table:table-cell office:value-type="float" office:value="82826836.0000">
            <text:p>82826836.0000</text:p>
          </table:table-cell>
          <table:table-cell office:value-type="float" office:value="165653672.0000">
            <text:p>165653672.0000</text:p>
          </table:table-cell>
          <table:table-cell office:value-type="float" office:value="-82826836.0000">
            <text:p>-82826836.0000</text:p>
          </table:table-cell>
        </table:table-row>
        <table:table-row>
          <table:table-cell office:value-type="float" office:value="202445">
            <text:p>202445</text:p>
          </table:table-cell>
          <table:table-cell office:value-type="float" office:value="4622605462.0000">
            <text:p>4622605462.000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2819469264.0000">
            <text:p>2819469264.0000</text:p>
          </table:table-cell>
          <table:table-cell office:value-type="float" office:value="2793150539.0000">
            <text:p>2793150539.0000</text:p>
          </table:table-cell>
          <table:table-cell office:value-type="float" office:value="26318725.0000">
            <text:p>26318725.0000</text:p>
          </table:table-cell>
          <table:table-cell office:value-type="float" office:value="225392025.0000">
            <text:p>225392025.0000</text:p>
          </table:table-cell>
          <table:table-cell office:value-type="float" office:value="424465325.0000">
            <text:p>424465325.0000</text:p>
          </table:table-cell>
          <table:table-cell office:value-type="float" office:value="-199073300.0000">
            <text:p>-199073300.0000</text:p>
          </table:table-cell>
        </table:table-row>
        <table:table-row>
          <table:table-cell office:value-type="float" office:value="202452">
            <text:p>202452</text:p>
          </table:table-cell>
          <table:table-cell office:value-type="float" office:value="752671767.6000">
            <text:p>752671767.600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486293947.0000">
            <text:p>486293947.0000</text:p>
          </table:table-cell>
          <table:table-cell office:value-type="float" office:value="481630621.0000">
            <text:p>481630621.0000</text:p>
          </table:table-cell>
          <table:table-cell office:value-type="float" office:value="4663326.0000">
            <text:p>4663326.0000</text:p>
          </table:table-cell>
          <table:table-cell office:value-type="float" office:value="33297227.0000">
            <text:p>33297227.0000</text:p>
          </table:table-cell>
          <table:table-cell office:value-type="float" office:value="61931128.0000">
            <text:p>61931128.0000</text:p>
          </table:table-cell>
          <table:table-cell office:value-type="float" office:value="-28633901.0000">
            <text:p>-28633901.0000</text:p>
          </table:table-cell>
        </table:table-row>
        <table:table-row>
          <table:table-cell office:value-type="float" office:value="202467">
            <text:p>202467</text:p>
          </table:table-cell>
          <table:table-cell office:value-type="float" office:value="3434683512.0000">
            <text:p>3434683512.000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827725508.0000">
            <text:p>1827725508.0000</text:p>
          </table:table-cell>
          <table:table-cell office:value-type="float" office:value="1792075858.0000">
            <text:p>1792075858.0000</text:p>
          </table:table-cell>
          <table:table-cell office:value-type="float" office:value="35649650.0000">
            <text:p>35649650.0000</text:p>
          </table:table-cell>
          <table:table-cell office:value-type="float" office:value="200869750.0000">
            <text:p>200869750.0000</text:p>
          </table:table-cell>
          <table:table-cell office:value-type="float" office:value="366089850.0000">
            <text:p>366089850.0000</text:p>
          </table:table-cell>
          <table:table-cell office:value-type="float" office:value="-165220100.0000">
            <text:p>-165220100.0000</text:p>
          </table:table-cell>
        </table:table-row>
        <table:table-row>
          <table:table-cell office:value-type="float" office:value="202473">
            <text:p>202473</text:p>
          </table:table-cell>
          <table:table-cell office:value-type="float" office:value="6195873358.0000">
            <text:p>6195873358.000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-3">
            <text:p>-3</text:p>
          </table:table-cell>
          <table:table-cell office:value-type="float" office:value="5737604716.0000">
            <text:p>5737604716.0000</text:p>
          </table:table-cell>
          <table:table-cell office:value-type="float" office:value="5541203869.0000">
            <text:p>5541203869.0000</text:p>
          </table:table-cell>
          <table:table-cell office:value-type="float" office:value="196400847.0000">
            <text:p>196400847.0000</text:p>
          </table:table-cell>
          <table:table-cell office:value-type="float" office:value="152756214.0000">
            <text:p>152756214.0000</text:p>
          </table:table-cell>
          <table:table-cell office:value-type="float" office:value="109111581.0000">
            <text:p>109111581.0000</text:p>
          </table:table-cell>
          <table:table-cell office:value-type="float" office:value="43644633.0000">
            <text:p>43644633.0000</text:p>
          </table:table-cell>
        </table:table-row>
        <table:table-row>
          <table:table-cell office:value-type="float" office:value="202475">
            <text:p>202475</text:p>
          </table:table-cell>
          <table:table-cell office:value-type="float" office:value="1518775969.0000">
            <text:p>1518775969.000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-3">
            <text:p>-3</text:p>
          </table:table-cell>
          <table:table-cell office:value-type="float" office:value="1251050694.0000">
            <text:p>1251050694.0000</text:p>
          </table:table-cell>
          <table:table-cell office:value-type="float" office:value="1161749432.0000">
            <text:p>1161749432.0000</text:p>
          </table:table-cell>
          <table:table-cell office:value-type="float" office:value="89301262.0000">
            <text:p>89301262.0000</text:p>
          </table:table-cell>
          <table:table-cell office:value-type="float" office:value="89241759.0000">
            <text:p>89241759.0000</text:p>
          </table:table-cell>
          <table:table-cell office:value-type="float" office:value="89182256.0000">
            <text:p>89182256.0000</text:p>
          </table:table-cell>
          <table:table-cell office:value-type="float" office:value="59503.0000">
            <text:p>59503.0000</text:p>
          </table:table-cell>
        </table:table-row>
        <table:table-row>
          <table:table-cell office:value-type="float" office:value="202763">
            <text:p>202763</text:p>
          </table:table-cell>
          <table:table-cell office:value-type="float" office:value="713586000.0000">
            <text:p>713586000.0000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float" office:value="-38">
            <text:p>-38</text:p>
          </table:table-cell>
          <table:table-cell office:value-type="float" office:value="171109200.0000">
            <text:p>171109200.0000</text:p>
          </table:table-cell>
          <table:table-cell office:value-type="float" office:value="62196000.0000">
            <text:p>62196000.0000</text:p>
          </table:table-cell>
          <table:table-cell office:value-type="float" office:value="108913200.0000">
            <text:p>108913200.0000</text:p>
          </table:table-cell>
          <table:table-cell office:value-type="float" office:value="67809600.0000">
            <text:p>67809600.0000</text:p>
          </table:table-cell>
          <table:table-cell office:value-type="float" office:value="26706000.0000">
            <text:p>26706000.0000</text:p>
          </table:table-cell>
          <table:table-cell office:value-type="float" office:value="41103600.0000">
            <text:p>41103600.0000</text:p>
          </table:table-cell>
        </table:table-row>
        <table:table-row>
          <table:table-cell office:value-type="float" office:value="1867316">
            <text:p>1867316</text:p>
          </table:table-cell>
          <table:table-cell office:value-type="float" office:value="254705200.0000">
            <text:p>254705200.000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58823600.0000">
            <text:p>58823600.0000</text:p>
          </table:table-cell>
          <table:table-cell office:value-type="float" office:value="49955720.0000">
            <text:p>49955720.0000</text:p>
          </table:table-cell>
          <table:table-cell office:value-type="float" office:value="8867880.0000">
            <text:p>8867880.0000</text:p>
          </table:table-cell>
          <table:table-cell office:value-type="float" office:value="24485200.0000">
            <text:p>24485200.0000</text:p>
          </table:table-cell>
          <table:table-cell office:value-type="float" office:value="40102520.0000">
            <text:p>40102520.0000</text:p>
          </table:table-cell>
          <table:table-cell office:value-type="float" office:value="-15617320.0000">
            <text:p>-15617320.0000</text:p>
          </table:table-cell>
        </table:table-row>
        <table:table-row>
          <table:table-cell office:value-type="float" office:value="1867323">
            <text:p>1867323</text:p>
          </table:table-cell>
          <table:table-cell office:value-type="float" office:value="321676740.0000">
            <text:p>321676740.000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7512382.0000">
            <text:p>77512382.0000</text:p>
          </table:table-cell>
          <table:table-cell office:value-type="float" office:value="46991837.0000">
            <text:p>46991837.0000</text:p>
          </table:table-cell>
          <table:table-cell office:value-type="float" office:value="30520545.0000">
            <text:p>30520545.0000</text:p>
          </table:table-cell>
          <table:table-cell office:value-type="float" office:value="30520545.0000">
            <text:p>30520545.0000</text:p>
          </table:table-cell>
          <table:table-cell office:value-type="float" office:value="30520545.0000">
            <text:p>30520545.000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float" office:value="1867325">
            <text:p>1867325</text:p>
          </table:table-cell>
          <table:table-cell office:value-type="float" office:value="2063148268.0000">
            <text:p>2063148268.000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418419595.0000">
            <text:p>418419595.0000</text:p>
          </table:table-cell>
          <table:table-cell office:value-type="float" office:value="411905911.0000">
            <text:p>411905911.0000</text:p>
          </table:table-cell>
          <table:table-cell office:value-type="float" office:value="6513684.0000">
            <text:p>6513684.0000</text:p>
          </table:table-cell>
          <table:table-cell office:value-type="float" office:value="205591084.0000">
            <text:p>205591084.0000</text:p>
          </table:table-cell>
          <table:table-cell office:value-type="float" office:value="404668484.0000">
            <text:p>404668484.0000</text:p>
          </table:table-cell>
          <table:table-cell office:value-type="float" office:value="-199077400.0000">
            <text:p>-199077400.0000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6.4</meta:generator>
    <meta:initial-creator>phpMyAdmin 4.6.4</meta:initial-creator>
    <meta:creation-date>2017-04-17T13:43:19</meta:creation-date>
  </office:meta>
</office:document-meta>
</file>